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ro6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77bc65"/>
    </style:style>
    <style:style style:name="ce21" style:family="table-cell" style:parent-style-name="Default">
      <style:table-cell-properties fo:background-color="#127622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d428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bf819e"/>
    </style:style>
    <style:style style:name="ce27" style:family="table-cell" style:parent-style-name="Default">
      <style:table-cell-properties fo:background-color="#77bc65"/>
    </style:style>
    <style:style style:name="ce28" style:family="table-cell" style:parent-style-name="Default">
      <style:table-cell-properties fo:background-color="#ffd428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ffa6a6"/>
    </style:style>
    <style:style style:name="ce32" style:family="table-cell" style:parent-style-name="Default">
      <style:table-cell-properties fo:background-color="#d4ea6b"/>
    </style:style>
    <style:style style:name="ce33" style:family="table-cell" style:parent-style-name="Default">
      <style:table-cell-properties fo:background-color="#b4c7dc"/>
    </style:style>
    <style:style style:name="ce34" style:family="table-cell" style:parent-style-name="Default">
      <style:table-cell-properties fo:background-color="#ff972f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127622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extracted_predicate</text:p>
          </table:table-cell>
          <table:table-cell table:style-name="ce25" office:value-type="string" calcext:value-type="string">
            <text:p><text:s/>nr. mentions</text:p>
          </table:table-cell>
          <table:table-cell table:style-name="ce25" office:value-type="string" calcext:value-type="string">
            <text:p>labels</text:p>
          </table:table-cell>
          <table:table-cell table:style-name="ce25" office:value-type="string" calcext:value-type="string">
            <text:p>supersynset</text:p>
          </table:table-cell>
          <table:table-cell table:style-name="ce25" office:value-type="string" calcext:value-type="string">
            <text:p>eso</text:p>
          </table:table-cell>
          <table:table-cell table:style-name="ce25" office:value-type="string" calcext:value-type="string">
            <text:p>framenet</text:p>
          </table:table-cell>
          <table:table-cell table:style-name="ce25" office:value-type="string" calcext:value-type="string">
            <text:p>synsets</text:p>
          </table:table-cell>
          <table:table-cell table:style-name="ce25" office:value-type="string" calcext:value-type="string">
            <text:p>lexicon</text:p>
          </table:table-cell>
          <table:table-cell table:style-name="ce25" office:value-type="string" calcext:value-type="string">
            <text:p>Modern Dutch translation (inf.)</text:p>
          </table:table-cell>
          <table:table-cell office:value-type="string" calcext:value-type="string">
            <text:p>Betekenis van WNT</text:p>
          </table:table-cell>
          <table:table-cell office:value-type="string" calcext:value-type="string">
            <text:p>Betekenis van ander woordenboek</text:p>
          </table:table-cell>
        </table:table-row>
        <table:table-row table:style-name="ro2">
          <table:table-cell office:value-type="string" calcext:value-type="string">
            <text:p>hebben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hebben:3719</text:p>
          </table:table-cell>
          <table:table-cell table:number-columns-repeated="4"/>
          <table:table-cell office:value-type="string" calcext:value-type="string">
            <text:p>{M024736:hebben:VRB,16041:hebben:VRB}</text:p>
          </table:table-cell>
          <table:table-cell office:value-type="string" calcext:value-type="string">
            <text:p>hebb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oen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doen:2642</text:p>
          </table:table-cell>
          <table:table-cell table:number-columns-repeated="4"/>
          <table:table-cell office:value-type="string" calcext:value-type="string">
            <text:p>{M013786:toen:ADV,M013981:dons:,06903:toen:ADV,M013820:doen:NOU-C,06901:doen:VRB,M020890:goeddoen:,M013823:doen:VRB,06902:doen:NOU-C,07031:deun:ADV}</text:p>
          </table:table-cell>
          <table:table-cell office:value-type="string" calcext:value-type="string">
            <text:p>do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26" office:value-type="string" calcext:value-type="string">
            <text:p>komen</text:p>
          </table:table-cell>
          <table:table-cell table:style-name="ce26" office:value-type="float" office:value="2140" calcext:value-type="float">
            <text:p>2140</text:p>
          </table:table-cell>
          <table:table-cell table:style-name="ce26" office:value-type="string" calcext:value-type="string">
            <text:p>komen:2140</text:p>
          </table:table-cell>
          <table:table-cell table:style-name="ce26" table:number-columns-repeated="4"/>
          <table:table-cell table:style-name="ce26" office:value-type="string" calcext:value-type="string">
            <text:p>{M034711:komen:VRB}</text:p>
          </table:table-cell>
          <table:table-cell table:style-name="ce26" office:value-type="string" calcext:value-type="string">
            <text:p>kom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laten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ten:1540</text:p>
          </table:table-cell>
          <table:table-cell table:number-columns-repeated="4"/>
          <table:table-cell office:value-type="string" calcext:value-type="string">
            <text:p>{M036420:laten:VRB,25135:laten:VRB,25160:lat:NOU-C,24640:laat:NOU-C,M036421:laten:NOU-C,25130:laat:NOU-C,GH20210407.150934.957:late:ADJ|ADV,M036129:laat:ADJ|ADV,25129:laat:NOU-C,24637:laat:NOU-C,M036130:laat:NOU-C}</text:p>
          </table:table-cell>
          <table:table-cell office:value-type="string" calcext:value-type="string">
            <text:p>la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en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geven:1284</text:p>
          </table:table-cell>
          <table:table-cell table:number-columns-repeated="4"/>
          <table:table-cell office:value-type="string" calcext:value-type="string">
            <text:p>{13535:geven:VRB,13536:geven:NOU-C,M019880:geven:VRB}</text:p>
          </table:table-cell>
          <table:table-cell office:value-type="string" calcext:value-type="string">
            <text:p>ge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nen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innen:1131</text:p>
          </table:table-cell>
          <table:table-cell table:number-columns-repeated="4"/>
          <table:table-cell office:value-type="string" calcext:value-type="string">
            <text:p>{M027807:innen:VRB,19326:innen:VRB}</text:p>
          </table:table-cell>
          <table:table-cell office:value-type="string" calcext:value-type="string">
            <text:p>i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a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taan:1038</text:p>
          </table:table-cell>
          <table:table-cell table:number-columns-repeated="4"/>
          <table:table-cell office:value-type="string" calcext:value-type="string">
            <text:p>{GH20191120.153726.345:staan:VRB,M065676:staan:VRB,M065676:staan:ADJ}</text:p>
          </table:table-cell>
          <table:table-cell office:value-type="string" calcext:value-type="string">
            <text:p>staan 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zijn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string" calcext:value-type="string">
            <text:p>zijn:922</text:p>
          </table:table-cell>
          <table:table-cell table:style-name="ce27" table:number-columns-repeated="4"/>
          <table:table-cell table:style-name="ce27" office:value-type="string" calcext:value-type="string">
            <text:p>{M089106:zijn:PRN,M089102:zijn:VRB,M089112:zijne:NOU-C,M089113:zijne:NOU-C,M089105:hij:PRN,M088954:zien:VRB,M089104:zijn:PRN,M089103:zijn:NOU-C}</text:p>
          </table:table-cell>
          <table:table-cell table:style-name="ce27" office:value-type="string" calcext:value-type="string">
            <text:p>zij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men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nemen:897</text:p>
          </table:table-cell>
          <table:table-cell table:number-columns-repeated="4"/>
          <table:table-cell office:value-type="string" calcext:value-type="string">
            <text:p>{M041080:nemen:VRB,32322:nemen:VRB}</text:p>
          </table:table-cell>
          <table:table-cell office:value-type="string" calcext:value-type="string">
            <text:p>ne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en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willen:842</text:p>
          </table:table-cell>
          <table:table-cell table:number-columns-repeated="4"/>
          <table:table-cell office:value-type="string" calcext:value-type="string">
            <text:p>{73570:wijlen:ADV,M086396:wil:NOU-C,M086395:wil:NOU-C,M086459:willen:VRB,73601:wil:NOU-C,73633:willen:VRB}</text:p>
          </table:table-cell>
          <table:table-cell office:value-type="string" calcext:value-type="string">
            <text:p>wi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ude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ouden:795</text:p>
          </table:table-cell>
          <table:table-cell table:number-columns-repeated="4"/>
          <table:table-cell office:value-type="string" calcext:value-type="string">
            <text:p>{M026729:houden:VRB,18187:houde:NOU-C,M026777:houwen:VRB,18192:houden:VRB,18193:houwen:VRB,M026729:houden:,18219:houd:ADJ,40181:oude:NOU-C,M049921:oud:ADJ|ADV,40182:oude:NOU-C}</text:p>
          </table:table-cell>
          <table:table-cell office:value-type="string" calcext:value-type="string">
            <text:p>hou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de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vinden:785</text:p>
          </table:table-cell>
          <table:table-cell table:number-columns-repeated="4"/>
          <table:table-cell office:value-type="string" calcext:value-type="string">
            <text:p>{61907:vende:NOU-C,66219:vinden:VRB,66217:vinde:,M080267:vinden:VRB}</text:p>
          </table:table-cell>
          <table:table-cell office:value-type="string" calcext:value-type="string">
            <text:p>vi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gaan:750</text:p>
          </table:table-cell>
          <table:table-cell table:number-columns-repeated="4"/>
          <table:table-cell office:value-type="string" calcext:value-type="string">
            <text:p>{M017081:gaden:,M017034:gaan:VRB}</text:p>
          </table:table-cell>
          <table:table-cell office:value-type="string" calcext:value-type="string">
            <text:p>ga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de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vanden:729</text:p>
          </table:table-cell>
          <table:table-cell table:number-columns-repeated="4"/>
          <table:table-cell office:value-type="string" calcext:value-type="string">
            <text:p>{NULL,NULL,M073285:vanden:VRB,61299:vanden:VRB,NULL,66219:vinden:VRB}</text:p>
          </table:table-cell>
          <table:table-cell office:value-type="string" calcext:value-type="string">
            <text:p>bezoek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orde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worden:708</text:p>
          </table:table-cell>
          <table:table-cell table:number-columns-repeated="4"/>
          <table:table-cell office:value-type="string" calcext:value-type="string">
            <text:p>{72450:worden:VRB,M087190:worden:VRB,GH20200519.164242.674:worden:VRB,M087085:wond:NOU-C,M087160:woord:NOU-C,74478:woord:NOU-C}</text:p>
          </table:table-cell>
          <table:table-cell office:value-type="string" calcext:value-type="string">
            <text:p>wo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jve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lijven:656</text:p>
          </table:table-cell>
          <table:table-cell table:number-columns-repeated="4"/>
          <table:table-cell office:value-type="string" calcext:value-type="string">
            <text:p>{04670:blijven:VRB,M009410:blijven:VRB}</text:p>
          </table:table-cell>
          <table:table-cell office:value-type="string" calcext:value-type="string">
            <text:p>blij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e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aken:640</text:p>
          </table:table-cell>
          <table:table-cell table:number-columns-repeated="4"/>
          <table:table-cell office:value-type="string" calcext:value-type="string">
            <text:p>{27725:maken:VRB,M038266:maken:VRB,M038266:maken:,27705:maak:NOU-C,M038267:maker:NOU-C}</text:p>
          </table:table-cell>
          <table:table-cell office:value-type="string" calcext:value-type="string">
            <text:p>make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stellen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string" calcext:value-type="string">
            <text:p>stellen:606</text:p>
          </table:table-cell>
          <table:table-cell table:style-name="ce28" table:number-columns-repeated="4"/>
          <table:table-cell table:style-name="ce28" office:value-type="string" calcext:value-type="string">
            <text:p>{55099:stellen:VRB,M066405:stellen:VRB,M066395:stel:NOU-C,M066404:stelle:NOU-C,55101:stellen:VRB,55085:stel:NOU-C,55102:stellen:VRB}</text:p>
          </table:table-cell>
          <table:table-cell table:style-name="ce28" office:value-type="string" calcext:value-type="string">
            <text:p>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nge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rengen:596</text:p>
          </table:table-cell>
          <table:table-cell table:number-columns-repeated="4"/>
          <table:table-cell office:value-type="string" calcext:value-type="string">
            <text:p>{M011506:brengen:VRB,05465:brengen:VRB}</text:p>
          </table:table-cell>
          <table:table-cell office:value-type="string" calcext:value-type="string">
            <text:p>breng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29" office:value-type="string" calcext:value-type="string">
            <text:p>waar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string" calcext:value-type="string">
            <text:p>waar:548</text:p>
          </table:table-cell>
          <table:table-cell table:style-name="ce29" table:number-columns-repeated="4"/>
          <table:table-cell table:style-name="ce29" office:value-type="string" calcext:value-type="string">
            <text:p>{M083237:waar:ADJ|ADV,M083234:waar:NOU-C,M083860:war:NOU-C,M089102:zijn:VRB,M083239:waar:ADV|CON,M083238:waar:NOU-C,M084558:weer:NOU-C,M083235:waar:NOU-C}</text:p>
          </table:table-cell>
          <table:table-cell office:value-type="string" calcext:value-type="string">
            <text:p>no_ver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len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ullen:449</text:p>
          </table:table-cell>
          <table:table-cell table:number-columns-repeated="4"/>
          <table:table-cell office:value-type="string" calcext:value-type="string">
            <text:p>{M090043:zullen:VRB,M067399:sul:NOU-C,M067407:sullen:VRB,56274:zullen:VRB,M067408:sullen:VRB,M090038:zulle:NOU-C,56272:sulle:}</text:p>
          </table:table-cell>
          <table:table-cell table:style-name="ce35" office:value-type="string" calcext:value-type="string">
            <text:p>glijd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iene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enen:442</text:p>
          </table:table-cell>
          <table:table-cell table:number-columns-repeated="4"/>
          <table:table-cell office:value-type="string" calcext:value-type="string">
            <text:p>{06548:dienen:VRB,M013543:dienen:VRB}</text:p>
          </table:table-cell>
          <table:table-cell office:value-type="string" calcext:value-type="string">
            <text:p>dienen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kunnen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string" calcext:value-type="string">
            <text:p>kunnen:424</text:p>
          </table:table-cell>
          <table:table-cell table:style-name="ce30" table:number-columns-repeated="4"/>
          <table:table-cell table:style-name="ce30" office:value-type="string" calcext:value-type="string">
            <text:p>{22937:kunne:NOU-C,M035835:kunne:NOU-C,M035836:kunnen:VRB}</text:p>
          </table:table-cell>
          <table:table-cell table:style-name="ce30" office:value-type="string" calcext:value-type="string">
            <text:p>kun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enne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ennen:380</text:p>
          </table:table-cell>
          <table:table-cell table:number-columns-repeated="4"/>
          <table:table-cell office:value-type="string" calcext:value-type="string">
            <text:p>{M031176:kennen:VRB,21118:kennen:VRB}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chrijve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chrijven:370</text:p>
          </table:table-cell>
          <table:table-cell table:number-columns-repeated="4"/>
          <table:table-cell office:value-type="string" calcext:value-type="string">
            <text:p>{M063147:schrijven:NOU-C,M063148:schrijven:VRB,M063147:schrijven:}</text:p>
          </table:table-cell>
          <table:table-cell office:value-type="string" calcext:value-type="string">
            <text:p>schrij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ef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heeft:362</text:p>
          </table:table-cell>
          <table:table-cell table:number-columns-repeated="4"/>
          <table:table-cell office:value-type="string" calcext:value-type="string">
            <text:p>{16041:hebben:VRB,"16053:hecht, heft:NOU-C",M024736:hebben:VRB,17167:heven:VRB,M024782:heef:NOU-C}</text:p>
          </table:table-cell>
          <table:table-cell office:value-type="string" calcext:value-type="string">
            <text:p>heb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e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eten:354</text:p>
          </table:table-cell>
          <table:table-cell table:number-columns-repeated="4"/>
          <table:table-cell office:value-type="string" calcext:value-type="string">
            <text:p>{M085734:weten:VRB,72863:weet:NOU-C,72878:weten:NOU-C,M085723:wet:NOU-C,M084784:weet:NOU-C,72877:weten:VRB,72879:weten:VRB,":weten + hij:",M086351:wijten:VRB}</text:p>
          </table:table-cell>
          <table:table-cell office:value-type="string" calcext:value-type="string">
            <text:p>we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ind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evinden:349</text:p>
          </table:table-cell>
          <table:table-cell table:number-columns-repeated="4"/>
          <table:table-cell office:value-type="string" calcext:value-type="string">
            <text:p>{04145:bevinden:VRB,M008184:bevinden:VRB}</text:p>
          </table:table-cell>
          <table:table-cell office:value-type="string" calcext:value-type="string">
            <text:p>bevi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g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eggen:349</text:p>
          </table:table-cell>
          <table:table-cell table:number-columns-repeated="4"/>
          <table:table-cell office:value-type="string" calcext:value-type="string">
            <text:p>{25500:leggen:VRB,M036728:leggen:VRB,26199:liggen:VRB,25501:leggen:VRB,M037203:liggen:VRB,M036686:leg:NOU-C}</text:p>
          </table:table-cell>
          <table:table-cell office:value-type="string" calcext:value-type="string">
            <text:p>leg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l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allen:320</text:p>
          </table:table-cell>
          <table:table-cell table:number-columns-repeated="4"/>
          <table:table-cell office:value-type="string" calcext:value-type="string">
            <text:p>{61259:val:NOU-C,M073175:val:NOU-C,61217:val:NOU-C,M073171:val:NOU-C,M073170:val:NOU-C,M073174:val:NOU-C,M073228:vallen:VRB,M073172:val:NOU-C,61261:vallen:VRB,M073173:val:NOU-C}</text:p>
          </table:table-cell>
          <table:table-cell office:value-type="string" calcext:value-type="string">
            <text:p>v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ev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elieven:319</text:p>
          </table:table-cell>
          <table:table-cell table:number-columns-repeated="4"/>
          <table:table-cell office:value-type="string" calcext:value-type="string">
            <text:p>{11566:gelieven:VRB,M018658:gelieven:VRB,M018657:gelieven:NOU-C,M018659:gelieven:VRB}</text:p>
          </table:table-cell>
          <table:table-cell office:value-type="string" calcext:value-type="string">
            <text:p>behag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ragen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ragen:315</text:p>
          </table:table-cell>
          <table:table-cell table:number-columns-repeated="4"/>
          <table:table-cell office:value-type="string" calcext:value-type="string">
            <text:p>{07562:dragen:NOU-C,M014937:dragen:NOU-C,GH20200529.134437.928:dragen:,M014935:drage:NOU-C,07560:dragen:VRB,M014938:dragen:VRB}</text:p>
          </table:table-cell>
          <table:table-cell office:value-type="string" calcext:value-type="string">
            <text:p>dragen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zenden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string" calcext:value-type="string">
            <text:p>zenden:308</text:p>
          </table:table-cell>
          <table:table-cell table:style-name="ce26" table:number-columns-repeated="4"/>
          <table:table-cell table:style-name="ce26" office:value-type="string" calcext:value-type="string">
            <text:p>{M024984:heenzenden:,M088570:zenden:VRB,M088566:zende:NOU-C}</text:p>
          </table:table-cell>
          <table:table-cell table:style-name="ce26" office:value-type="string" calcext:value-type="string">
            <text:p>z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g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ggen:306</text:p>
          </table:table-cell>
          <table:table-cell table:number-columns-repeated="4"/>
          <table:table-cell office:value-type="string" calcext:value-type="string">
            <text:p>{M037203:liggen:VRB,26199:liggen:VRB}</text:p>
          </table:table-cell>
          <table:table-cell office:value-type="string" calcext:value-type="string">
            <text:p>liggen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geschieden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string" calcext:value-type="string">
            <text:p>geschieden:304</text:p>
          </table:table-cell>
          <table:table-cell table:style-name="ce31" table:number-columns-repeated="4"/>
          <table:table-cell table:style-name="ce31" office:value-type="string" calcext:value-type="string">
            <text:p>{M019426:geschieden:VRB}</text:p>
          </table:table-cell>
          <table:table-cell table:style-name="ce31" office:value-type="string" calcext:value-type="string">
            <text:p>gebeuren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zien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string" calcext:value-type="string">
            <text:p>zien:293</text:p>
          </table:table-cell>
          <table:table-cell table:style-name="ce32" table:number-columns-repeated="4"/>
          <table:table-cell table:style-name="ce32" office:value-type="string" calcext:value-type="string">
            <text:p>{51815:zien:VRB,51816:zien:NOU-C,M089102:zijn:VRB,M088954:zien:VRB,M089064:zijen:VRB,51818:zieden:VRB,M088827:zieden:VRB,GH20200519.121746.464:zien:VRB}</text:p>
          </table:table-cell>
          <table:table-cell table:style-name="ce35" office:value-type="string" calcext:value-type="string">
            <text:p>zien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gesonden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string" calcext:value-type="string">
            <text:p>gesonden:291</text:p>
          </table:table-cell>
          <table:table-cell table:style-name="ce26" table:number-columns-repeated="4"/>
          <table:table-cell table:style-name="ce26" office:value-type="string" calcext:value-type="string">
            <text:p>{12964:gezonden:VRB,51375:zenden:VRB,12962:gezonde:NOU-C,M088570:zenden:VRB}</text:p>
          </table:table-cell>
          <table:table-cell table:style-name="ce26" office:value-type="string" calcext:value-type="string">
            <text:p>z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doe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oldoen:285</text:p>
          </table:table-cell>
          <table:table-cell table:number-columns-repeated="4"/>
          <table:table-cell office:value-type="string" calcext:value-type="string">
            <text:p>{M081417:voldoen:VRB,67322:voldoen:VRB}</text:p>
          </table:table-cell>
          <table:table-cell office:value-type="string" calcext:value-type="string">
            <text:p>voldo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at:269</text:p>
          </table:table-cell>
          <table:table-cell table:number-columns-repeated="4"/>
          <table:table-cell office:value-type="string" calcext:value-type="string">
            <text:p>{07470:dorren:VRB,06204:dat:PRN,M013184:dat:PRN|ART,06203:dat:PRN,M013185:dat:NOU-C,06205:dat:CON,GH20211005.145341.927:dat:PRN|ART,M013184:dat:CON,":dat + dat:",06127:dan:,M013147:dan:,GH20200304.172146.531:dat:PRN,M013147:dan:,M013147:dan:,M013183:dat:PRN|ART,M013523:die:PRN|ART}</text:p>
          </table:table-cell>
          <table:table-cell table:style-name="ce35" office:value-type="string" calcext:value-type="string">
            <text:p>dur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jg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krijgen:268</text:p>
          </table:table-cell>
          <table:table-cell table:number-columns-repeated="4"/>
          <table:table-cell office:value-type="string" calcext:value-type="string">
            <text:p>{M035504:krijgen:VRB,M035503:krijgen:VRB,M035500:krijg:NOU-C}</text:p>
          </table:table-cell>
          <table:table-cell office:value-type="string" calcext:value-type="string">
            <text:p>krijgen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oud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string" calcext:value-type="string">
            <text:p>soud:245</text:p>
          </table:table-cell>
          <table:table-cell table:style-name="ce33" table:number-columns-repeated="4"/>
          <table:table-cell table:style-name="ce33" office:value-type="string" calcext:value-type="string">
            <text:p>{56274:zullen:VRB,53600:sold:NOU-C}</text:p>
          </table:table-cell>
          <table:table-cell table:style-name="ce35" office:value-type="string" calcext:value-type="string">
            <text:p>uitbetalen</text:p>
          </table:table-cell>
          <table:table-cell/>
          <table:table-cell office:value-type="string" calcext:value-type="string">
            <text:p>geen vertalingen in WNT, maar in de tekst over ‘zullen’ het volgende gevonden: “Bij het praet. zoude/zouden trad al vroeg apocope van de of syncope van d op (zouwen wordt b.v. door A. BIJNS (333 [ed. 1567]) in het rijm gebruikt). Zolde(n) wordt nog vermeld in PLANT. [1573], naast soude(n) (…)” MAAR: in Middelnederlandsch woordenboek is Solden bezoldigen = loon geven</text:p>
          </table:table-cell>
        </table:table-row>
        <table:table-row table:style-name="ro2">
          <table:table-cell table:style-name="ce33" office:value-type="string" calcext:value-type="string">
            <text:p>zullen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string" calcext:value-type="string">
            <text:p>zullen:241</text:p>
          </table:table-cell>
          <table:table-cell table:style-name="ce33" table:number-columns-repeated="4"/>
          <table:table-cell table:style-name="ce33" office:value-type="string" calcext:value-type="string">
            <text:p>{M090038:zulle:NOU-C,M090038.re.1:zullen:,M090043:zullen:VRB,M090040:zulle:INT,56274:zullen:VRB}</text:p>
          </table:table-cell>
          <table:table-cell table:style-name="ce33" office:value-type="string" calcext:value-type="string">
            <text:p>zull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berig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erigt:233</text:p>
          </table:table-cell>
          <table:table-cell table:number-columns-repeated="4"/>
          <table:table-cell office:value-type="string" calcext:value-type="string">
            <text:p>{"M007324:berecht, bericht:NOU-C","M007325:berechten, berichten:VRB"}</text:p>
          </table:table-cell>
          <table:table-cell office:value-type="string" calcext:value-type="string">
            <text:p>bere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ge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egen:233</text:p>
          </table:table-cell>
          <table:table-cell table:number-columns-repeated="4"/>
          <table:table-cell office:value-type="string" calcext:value-type="string">
            <text:p>{M081255:voegen:VRB,M081252:voeg:NOU-C,M081256:voegen:VRB,67009:voeg:NOU-C,67013:voegen:VRB,GH20220407.165118.614:voegen:VRB,M081253:voeg:NOU-C}</text:p>
          </table:table-cell>
          <table:table-cell office:value-type="string" calcext:value-type="string">
            <text:p>verenigen</text:p>
          </table:table-cell>
          <table:table-cell office:value-type="string" calcext:value-type="string">
            <text:p>*verbinden, verenigen, tot een geheel maken </text:p>
          </table:table-cell>
          <table:table-cell/>
        </table:table-row>
        <table:table-row table:style-name="ro2">
          <table:table-cell office:value-type="string" calcext:value-type="string">
            <text:p>betal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talen:220</text:p>
          </table:table-cell>
          <table:table-cell table:number-columns-repeated="4"/>
          <table:table-cell office:value-type="string" calcext:value-type="string">
            <text:p>{M007923:betalen:VRB,04000:betalen:VRB}</text:p>
          </table:table-cell>
          <table:table-cell office:value-type="string" calcext:value-type="string">
            <text:p>bet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v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loven:215</text:p>
          </table:table-cell>
          <table:table-cell table:number-columns-repeated="4"/>
          <table:table-cell office:value-type="string" calcext:value-type="string">
            <text:p>{03180:beloven:VRB,M006882:beloven:VRB}</text:p>
          </table:table-cell>
          <table:table-cell office:value-type="string" calcext:value-type="string">
            <text:p>belo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g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olgen:211</text:p>
          </table:table-cell>
          <table:table-cell table:number-columns-repeated="4"/>
          <table:table-cell office:value-type="string" calcext:value-type="string">
            <text:p>{67364:volgen:VRB,M081435:volgen:VRB}</text:p>
          </table:table-cell>
          <table:table-cell office:value-type="string" calcext:value-type="string">
            <text:p>vol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oed:210</text:p>
          </table:table-cell>
          <table:table-cell table:number-columns-repeated="4"/>
          <table:table-cell office:value-type="string" calcext:value-type="string">
            <text:p>{14434:goed:NOU-C,14432:goed:ADJ,M020898:goeden:VRB,M020876:goed:ADJ|ADV,M020877:goed:NOU-C,14406:goeden:VRB}</text:p>
          </table:table-cell>
          <table:table-cell table:style-name="ce35" office:value-type="string" calcext:value-type="string">
            <text:p>overdragen</text:p>
          </table:table-cell>
          <table:table-cell office:value-type="string" calcext:value-type="string">
            <text:p>*goederen of land aan iemand opdragen/geven(rechtsterm); erfmaking met goed. </text:p>
          </table:table-cell>
          <table:table-cell/>
        </table:table-row>
        <table:table-row table:style-name="ro2">
          <table:table-cell office:value-type="string" calcext:value-type="string">
            <text:p>mog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gen:210</text:p>
          </table:table-cell>
          <table:table-cell table:number-columns-repeated="4"/>
          <table:table-cell office:value-type="string" calcext:value-type="string">
            <text:p>{M039937:mogen:VRB,30475:mogen:VRB,30477:mogen:NOU-C}</text:p>
          </table:table-cell>
          <table:table-cell office:value-type="string" calcext:value-type="string">
            <text:p>mo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em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nemen:210</text:p>
          </table:table-cell>
          <table:table-cell table:number-columns-repeated="4"/>
          <table:table-cell office:value-type="string" calcext:value-type="string">
            <text:p>{M077197:vernemen:VRB,63925:vernemen:VRB}</text:p>
          </table:table-cell>
          <table:table-cell office:value-type="string" calcext:value-type="string">
            <text:p>vernemen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kond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string" calcext:value-type="string">
            <text:p>kond:207</text:p>
          </table:table-cell>
          <table:table-cell table:style-name="ce30" table:number-columns-repeated="4"/>
          <table:table-cell table:style-name="ce30" office:value-type="string" calcext:value-type="string">
            <text:p>{M034764:konden:VRB,M034759:kond:ADJ,M034811:kont:NOU-C}</text:p>
          </table:table-cell>
          <table:table-cell table:style-name="ce30" office:value-type="string" calcext:value-type="string">
            <text:p>kun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34" office:value-type="string" calcext:value-type="string">
            <text:p>vertrekken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vertrekken:200</text:p>
          </table:table-cell>
          <table:table-cell table:style-name="ce34" table:number-columns-repeated="4"/>
          <table:table-cell table:style-name="ce34" office:value-type="string" calcext:value-type="string">
            <text:p>{M078890:vertrekken:VRB,M078887:vertrek:NOU-C}</text:p>
          </table:table-cell>
          <table:table-cell table:style-name="ce34" office:value-type="string" calcext:value-type="string">
            <text:p>vertrekk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34" office:value-type="string" calcext:value-type="string">
            <text:p>vertrocken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string" calcext:value-type="string">
            <text:p>vertrocken:198</text:p>
          </table:table-cell>
          <table:table-cell table:style-name="ce34" table:number-columns-repeated="4"/>
          <table:table-cell table:style-name="ce34" office:value-type="string" calcext:value-type="string">
            <text:p>{M078890:vertrekken:VRB,M078913:vertrokken:ADJ,65199:vertrekken:VRB}</text:p>
          </table:table-cell>
          <table:table-cell table:style-name="ce34" office:value-type="string" calcext:value-type="string">
            <text:p>vertrekk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27" office:value-type="string" calcext:value-type="string">
            <text:p>is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string" calcext:value-type="string">
            <text:p>is:197</text:p>
          </table:table-cell>
          <table:table-cell table:style-name="ce27" table:number-columns-repeated="4"/>
          <table:table-cell table:style-name="ce27" office:value-type="string" calcext:value-type="string">
            <text:p>{M015617:eens:,M089102:zijn:VRB,M028468:is:,51899:zijn:VRB}</text:p>
          </table:table-cell>
          <table:table-cell table:style-name="ce27" office:value-type="string" calcext:value-type="string">
            <text:p>zij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bekenn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kennen:195</text:p>
          </table:table-cell>
          <table:table-cell table:number-columns-repeated="4"/>
          <table:table-cell office:value-type="string" calcext:value-type="string">
            <text:p>{M006481:bekennen:VRB,02965:bekennen:VRB}</text:p>
          </table:table-cell>
          <table:table-cell office:value-type="string" calcext:value-type="string">
            <text:p>beke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fang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ntfangen:195</text:p>
          </table:table-cell>
          <table:table-cell table:number-columns-repeated="4"/>
          <table:table-cell office:value-type="string" calcext:value-type="string">
            <text:p>{38090:ontvangen:VRB,M046303:ontvangen:VRB}</text:p>
          </table:table-cell>
          <table:table-cell office:value-type="string" calcext:value-type="string">
            <text:p>ontva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g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versogt:187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string" calcext:value-type="string">
            <text:p>verzoe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er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eeren:184</text:p>
          </table:table-cell>
          <table:table-cell table:number-columns-repeated="4"/>
          <table:table-cell office:value-type="string" calcext:value-type="string">
            <text:p>{16800:heer:NOU-C,M024994:heer:NOU-C,"16159:eren, heer:NOU-C",M025010:heren:VRB,16816:heren:VRB,16817:heren:VRB}</text:p>
          </table:table-cell>
          <table:table-cell office:value-type="string" calcext:value-type="string">
            <text:p>heer zij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33" office:value-type="string" calcext:value-type="string">
            <text:p>soude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string" calcext:value-type="string">
            <text:p>soude:182</text:p>
          </table:table-cell>
          <table:table-cell table:style-name="ce33" table:number-columns-repeated="4"/>
          <table:table-cell table:style-name="ce33" office:value-type="string" calcext:value-type="string">
            <text:p>{56274:zullen:VRB,53600:sold:NOU-C,M090043:zullen:VRB}</text:p>
          </table:table-cell>
          <table:table-cell table:style-name="ce35" office:value-type="string" calcext:value-type="string">
            <text:p>uitbetalen</text:p>
          </table:table-cell>
          <table:table-cell/>
          <table:table-cell office:value-type="string" calcext:value-type="string">
            <text:p>geen vertalingen in WNT, maar in de tekst over ‘zullen’ het volgende gevonden: “Bij het praet. zoude/zouden trad al vroeg apocope van de of syncope van d op (zouwen wordt b.v. door A. BIJNS (333 [ed. 1567]) in het rijm gebruikt). Zolde(n) wordt nog vermeld in PLANT. [1573], naast soude(n) (…)” MAAR: in Middelnederlandsch woordenboek is Solden bezoldigen = loon geven</text:p>
          </table:table-cell>
        </table:table-row>
        <table:table-row table:style-name="ro2">
          <table:table-cell office:value-type="string" calcext:value-type="string">
            <text:p>bestaa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estaan:179</text:p>
          </table:table-cell>
          <table:table-cell table:number-columns-repeated="4"/>
          <table:table-cell office:value-type="string" calcext:value-type="string">
            <text:p>{M007770:bestaan:VRB,M007769:bestaan:NOU-C}</text:p>
          </table:table-cell>
          <table:table-cell office:value-type="string" calcext:value-type="string">
            <text:p>bestaa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gestelt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string" calcext:value-type="string">
            <text:p>gestelt:179</text:p>
          </table:table-cell>
          <table:table-cell table:style-name="ce28" table:number-columns-repeated="4"/>
          <table:table-cell table:style-name="ce28" office:value-type="string" calcext:value-type="string">
            <text:p>{M019639:gesteld:ADJ,55099:stellen:VRB,M066405:stellen:VRB}</text:p>
          </table:table-cell>
          <table:table-cell table:style-name="ce28" office:value-type="string" calcext:value-type="string">
            <text:p>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aren:172</text:p>
          </table:table-cell>
          <table:table-cell table:number-columns-repeated="4"/>
          <table:table-cell office:value-type="string" calcext:value-type="string">
            <text:p>{M073372:varen:NOU-C,"61364:vaar, veer:NOU-C",61371:varen:NOU-C,61993:vrouw:NOU-C,61369:varen:VRB,M073358:varen:NOU-C,M073361:varen:VRB,61176:vaart:NOU-C,GH20200917.103821.765:varen:VRB,61140:vaar:NOU-C,61368:varen:VRB,61362:vaar:NOU-C,M073359:varen:NOU-C,61428:var:NOU-C,M073362:varen:VRB,M073013:vaart:NOU-C,M073358.re.1:varen:}</text:p>
          </table:table-cell>
          <table:table-cell office:value-type="string" calcext:value-type="string">
            <text:p>va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gg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eggen:169</text:p>
          </table:table-cell>
          <table:table-cell table:number-columns-repeated="4"/>
          <table:table-cell office:value-type="string" calcext:value-type="string">
            <text:p>{M088344:zegge:NOU-C,M088349:zeggen:VRB,M088349:zeggen:NOU-C,M088343:zegge:NOU-C,M088348:zeggen:VRB}</text:p>
          </table:table-cell>
          <table:table-cell office:value-type="string" calcext:value-type="string">
            <text:p>zeg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jn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chijnen:168</text:p>
          </table:table-cell>
          <table:table-cell table:number-columns-repeated="4"/>
          <table:table-cell office:value-type="string" calcext:value-type="string">
            <text:p>{49573:schijn:NOU-C,M062665:schijnen:VRB,49719:schijnen:VRB}</text:p>
          </table:table-cell>
          <table:table-cell office:value-type="string" calcext:value-type="string">
            <text:p>schij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ijn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erschijnen:165</text:p>
          </table:table-cell>
          <table:table-cell table:number-columns-repeated="4"/>
          <table:table-cell office:value-type="string" calcext:value-type="string">
            <text:p>{M077908:verschijnen:VRB,64415:verschijnen:VRB}</text:p>
          </table:table-cell>
          <table:table-cell office:value-type="string" calcext:value-type="string">
            <text:p>verschij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k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ersoeken:162</text:p>
          </table:table-cell>
          <table:table-cell table:number-columns-repeated="4"/>
          <table:table-cell office:value-type="string" calcext:value-type="string">
            <text:p>{64715:verzoeken:VRB,M079693:verzoek:NOU-C,M079695:verzoeken:VRB}</text:p>
          </table:table-cell>
          <table:table-cell office:value-type="string" calcext:value-type="string">
            <text:p>verzoe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daen:160</text:p>
          </table:table-cell>
          <table:table-cell table:number-columns-repeated="4"/>
          <table:table-cell office:value-type="string" calcext:value-type="string">
            <text:p>{M017646:gedaan:ADJ,06901:doen:VRB,10604:gedaan:ADJ,M013823:doen:VRB,10621:gedane:NOU-C}</text:p>
          </table:table-cell>
          <table:table-cell office:value-type="string" calcext:value-type="string">
            <text:p>doen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wesen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string" calcext:value-type="string">
            <text:p>wesen:155</text:p>
          </table:table-cell>
          <table:table-cell table:style-name="ce27" table:number-columns-repeated="4"/>
          <table:table-cell table:style-name="ce27" office:value-type="string" calcext:value-type="string">
            <text:p>{72743:wees:NOU-C,72775:wezen:NOU-C,M086367:wijzen:VRB,M085837:wezen:NOU-C,72774:wezen:VRB,51899:zijn:VRB,M085836:wezen:VRB,M083187:waaien:,M089102:zijn:,M084767:wees:NOU-C}</text:p>
          </table:table-cell>
          <table:table-cell table:style-name="ce27" office:value-type="string" calcext:value-type="string">
            <text:p>zijn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—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string" calcext:value-type="string">
            <text:p>—:154</text:p>
          </table:table-cell>
          <table:table-cell table:style-name="ce35" table:number-columns-repeated="4"/>
          <table:table-cell table:style-name="ce35" office:value-type="string" calcext:value-type="string">
            <text:p>{M003123:afzien:,M003049:afwijzen:,M009549:blussen:,M003049:afwijzen:,M003049:afwijzen:,M003049:afwijzen:,M003049:afwijzen:,M003047:afwijken:,M003049:afwijzen:,M038262:makelaar:,M006428:bejegening:,M038872:meierij:,M041362:noords:,00747:afdoen:VRB,M003047:afwijken:,00777:afgaan:VRB,M038262:makelaar:,M006428:bejegening:,M038262:makelaar:,M003047:afwijken:,M038872:meierij:,M017661:gedachtestreep:,M038872:meierij:,M003047:afwijken:,M003049:afwijzen:,M038872:meierij:,M033860:klipvis:,M003047:afwijken:,M033860:klipvis:,M003123:afzien:,M003123:afzien:,00941:afslaan:VRB,M003047:afwijken:,00956:afsteken:VRB,M003047:afwijken:,M003123:afzien:,M009445:bloed:,M003123:afzien:,M067228:stuk:,M009445:bloed:,M003123:afzien:,M003047:afwijken:,M003047:afwijken:,M003047:afwijken:,M041343:noodzakelijkheid:,M041343:noodzakelijkheid:,M041347:nooit:,M041347:nooit:,M003049:afwijzen:,M009445:bloed:,M041347:nooit:,M009152:binnenlands:,M003123:afzien:,M003123:afzien:,M009458:bloedig:,M038387:manier:,M038500:marmeren:,M038500:marmeren:,M009481:bloei:,M041335:noodlottig:,M003123:afzien:,M041347:nooit:,M038500:marmeren:,M041347:nooit:,M041335:noodlottig:,M041335:noodlottig:,M041347:nooit:,M041335:noodlottig:,M041347:nooit:,M009445:bloed:,M041347:nooit:,M043378:onderhandeling:,M041347:nooit:,M009441:blinken:,M041335:noodlottig:,M041347:nooit:,M041347:nooit:,M041335:noodlottig:,M041347:nooit:,M041335:noodlottig:,M041335:noodlottig:,M041335:noodlottig:,M041347:nooit:,M041347:nooit:,M009441:blinken:,M041347:nooit:,M009412:blik:,M009445:bloed:,M041347:nooit:,M009445:bloed:,M009445:bloed:,M003049:afwijzen:,M003047:afwijken:,M034721:komkommer:,M006428:bejegening:,M006428:bejegening:,M006428:bejegening:,M034721:komkommer:,M034721:komkommer:,M034721:komkommer:,M003049:afwijzen:,M034721:komkommer:,M034721:komkommer:}</text:p>
          </table:table-cell>
          <table:table-cell office:value-type="string" calcext:value-type="string">
            <text:p>no_verb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werden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string" calcext:value-type="string">
            <text:p>werden:152</text:p>
          </table:table-cell>
          <table:table-cell table:style-name="ce35" table:number-columns-repeated="4"/>
          <table:table-cell table:style-name="ce35" office:value-type="string" calcext:value-type="string">
            <text:p>{72498:weren:VRB,72683:waard:ADJ,72450:worden:VRB,M083266:waard:NOU-C,M083274:waarde:NOU-C,M085497:weren:VRB,M087190:worden:VRB,01632:antwoorden:,72438:waarde:NOU-C,72449:waarden:VRB}</text:p>
          </table:table-cell>
          <table:table-cell office:value-type="string" calcext:value-type="string">
            <text:p>no_verb</text:p>
          </table:table-cell>
          <table:table-cell/>
          <table:table-cell office:value-type="string" calcext:value-type="string">
            <text:p>geen vertalingen in WNT</text:p>
          </table:table-cell>
        </table:table-row>
        <table:table-row table:style-name="ro2">
          <table:table-cell office:value-type="string" calcext:value-type="string">
            <text:p>regg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ggen:151</text:p>
          </table:table-cell>
          <table:table-cell table:number-columns-repeated="4"/>
          <table:table-cell office:value-type="string" calcext:value-type="string">
            <text:p>{45738:regge:NOU-C,M058319:reggen:VRB,M061326:rug:NOU-C}</text:p>
          </table:table-cell>
          <table:table-cell table:style-name="ce35" office:value-type="string" calcext:value-type="string">
            <text:p>neerhalen</text:p>
          </table:table-cell>
          <table:table-cell office:value-type="string" calcext:value-type="string">
            <text:p>*De mast neerhalen om onder een brug door te kunnen </text:p>
          </table:table-cell>
          <table:table-cell/>
        </table:table-row>
        <table:table-row table:style-name="ro2">
          <table:table-cell table:style-name="ce30" office:value-type="string" calcext:value-type="string">
            <text:p>connen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connen:150</text:p>
          </table:table-cell>
          <table:table-cell table:style-name="ce30" table:number-columns-repeated="4"/>
          <table:table-cell table:style-name="ce30" office:value-type="string" calcext:value-type="string">
            <text:p>{22941:kunnen:VRB,22937:kunne:NOU-C,22938:kunne:NOU-C}</text:p>
          </table:table-cell>
          <table:table-cell table:style-name="ce30" office:value-type="string" calcext:value-type="string">
            <text:p>ku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inn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ginnen:149</text:p>
          </table:table-cell>
          <table:table-cell table:number-columns-repeated="4"/>
          <table:table-cell office:value-type="string" calcext:value-type="string">
            <text:p>{02764:beginnen:VRB,02761:begin:NOU-C,M006130:begin:NOU-C,M006132:beginnen:VRB}</text:p>
          </table:table-cell>
          <table:table-cell office:value-type="string" calcext:value-type="string">
            <text:p>begi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v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geven:146</text:p>
          </table:table-cell>
          <table:table-cell table:number-columns-repeated="4"/>
          <table:table-cell office:value-type="string" calcext:value-type="string">
            <text:p>{02753:begeven:VRB,M006121:begeven:VRB}</text:p>
          </table:table-cell>
          <table:table-cell office:value-type="string" calcext:value-type="string">
            <text:p>bege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em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emen:144</text:p>
          </table:table-cell>
          <table:table-cell table:number-columns-repeated="4"/>
          <table:table-cell office:value-type="string" calcext:value-type="string">
            <text:p>{M041080:nemen:VRB,32322:nemen:VRB}</text:p>
          </table:table-cell>
          <table:table-cell office:value-type="string" calcext:value-type="string">
            <text:p>ne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ie:143</text:p>
          </table:table-cell>
          <table:table-cell table:number-columns-repeated="4"/>
          <table:table-cell office:value-type="string" calcext:value-type="string">
            <text:p>{06508:die:PRN,07899:du:PRN,06507:die:PRN,06510:dij:NOU-C,M013523:die:PRN|ART,M013198:de:PRN|ART,06215:de:PRN,06509:die:PRN,06543:dijen:VRB}</text:p>
          </table:table-cell>
          <table:table-cell office:value-type="string" calcext:value-type="string">
            <text:p>slagen</text:p>
          </table:table-cell>
          <table:table-cell office:value-type="string" calcext:value-type="string">
            <text:p>*tot bloei komen, groeien, gedijen, slagen</text:p>
          </table:table-cell>
          <table:table-cell/>
        </table:table-row>
        <table:table-row table:style-name="ro2">
          <table:table-cell office:value-type="string" calcext:value-type="string">
            <text:p>help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elpen:142</text:p>
          </table:table-cell>
          <table:table-cell table:number-columns-repeated="4"/>
          <table:table-cell office:value-type="string" calcext:value-type="string">
            <text:p>{M026921:hulp:NOU-C,16560:helpen:VRB,M025336:helpen:VRB,"16552:hulp, help:NOU-C"}</text:p>
          </table:table-cell>
          <table:table-cell office:value-type="string" calcext:value-type="string">
            <text:p>helpen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enden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senden:141</text:p>
          </table:table-cell>
          <table:table-cell table:style-name="ce26" table:number-columns-repeated="4"/>
          <table:table-cell table:style-name="ce26" office:value-type="string" calcext:value-type="string">
            <text:p>{51370:zein:NOU-C,51375:zenden:VRB,51367:zonde:NOU-C,M088570:zenden:VRB}</text:p>
          </table:table-cell>
          <table:table-cell table:style-name="ce26" office:value-type="string" calcext:value-type="string">
            <text:p>z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rt:137</text:p>
          </table:table-cell>
          <table:table-cell table:number-columns-repeated="4"/>
          <table:table-cell office:value-type="string" calcext:value-type="string">
            <text:p>{M083265:waard:NOU-C,M085453:wereld:NOU-C,M083384:waart:,72656:warren:VRB,72682:waard:NOU-C,72450:worden:VRB,72686:waart:VRB,72500:weren:VRB,72683:waard:ADJ,M085499:weren:VRB,M083268:waard:ADJ,72684:waard:NOU-C,72686:waart:ADV,72498:weren:VRB,M087190:worden:VRB}</text:p>
          </table:table-cell>
          <table:table-cell office:value-type="string" calcext:value-type="string">
            <text:p>verstor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eteken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tekent:136</text:p>
          </table:table-cell>
          <table:table-cell table:number-columns-repeated="4"/>
          <table:table-cell office:value-type="string" calcext:value-type="string">
            <text:p>{M067867:tekenen:VRB,57476:tekenen:VRB}</text:p>
          </table:table-cell>
          <table:table-cell office:value-type="string" calcext:value-type="string">
            <text:p>tek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eck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ertrecken:135</text:p>
          </table:table-cell>
          <table:table-cell table:number-columns-repeated="4"/>
          <table:table-cell office:value-type="string" calcext:value-type="string">
            <text:p>{M078890:vertrekken:VRB,65199:vertrekken:VRB,M078887:vertrek:NOU-C,65195:vertrek:NOU-C}</text:p>
          </table:table-cell>
          <table:table-cell office:value-type="string" calcext:value-type="string">
            <text:p>vertrek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nem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annemen:133</text:p>
          </table:table-cell>
          <table:table-cell table:number-columns-repeated="4"/>
          <table:table-cell office:value-type="string" calcext:value-type="string">
            <text:p>{M000591:aannemen:VRB}</text:p>
          </table:table-cell>
          <table:table-cell office:value-type="string" calcext:value-type="string">
            <text:p>aanne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ekomen:132</text:p>
          </table:table-cell>
          <table:table-cell table:number-columns-repeated="4"/>
          <table:table-cell office:value-type="string" calcext:value-type="string">
            <text:p>{M006600:bekomen:VRB}</text:p>
          </table:table-cell>
          <table:table-cell office:value-type="string" calcext:value-type="string">
            <text:p>verwerven</text:p>
          </table:table-cell>
          <table:table-cell office:value-type="string" calcext:value-type="string">
            <text:p>*Afl. Bekomer, iemand die iets bekomt, verwerft; Ergens belanden, komen; in de middeleeuwen zeer gewoon, later zeldzaam en thans geheel verouderd. </text:p>
          </table:table-cell>
          <table:table-cell/>
        </table:table-row>
        <table:table-row table:style-name="ro2">
          <table:table-cell office:value-type="string" calcext:value-type="string">
            <text:p>gemaek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emaekt:126</text:p>
          </table:table-cell>
          <table:table-cell table:number-columns-repeated="4"/>
          <table:table-cell office:value-type="string" calcext:value-type="string">
            <text:p>{M018872:gemaakt:ADJ|ADV,M038266:maken:VRB}</text:p>
          </table:table-cell>
          <table:table-cell office:value-type="string" calcext:value-type="string">
            <text:p>ma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el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andelen:124</text:p>
          </table:table-cell>
          <table:table-cell table:number-columns-repeated="4"/>
          <table:table-cell office:value-type="string" calcext:value-type="string">
            <text:p>{15583:handelen:VRB,M023644:handelen:VRB}</text:p>
          </table:table-cell>
          <table:table-cell office:value-type="string" calcext:value-type="string">
            <text:p>handelen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verstaen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string" calcext:value-type="string">
            <text:p>verstaen:124</text:p>
          </table:table-cell>
          <table:table-cell table:style-name="ce36" table:number-columns-repeated="4"/>
          <table:table-cell table:style-name="ce36" office:value-type="string" calcext:value-type="string">
            <text:p>{64818:verstaan:VRB,M078452:verstaan:VRB,64819:verstaan:NOU-C}</text:p>
          </table:table-cell>
          <table:table-cell table:style-name="ce36" office:value-type="string" calcext:value-type="string">
            <text:p>begrij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ost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osten:123</text:p>
          </table:table-cell>
          <table:table-cell table:number-columns-repeated="4"/>
          <table:table-cell office:value-type="string" calcext:value-type="string">
            <text:p>{M035141:kost:NOU-C,23492:kost:NOU-C,M035836:kunnen:VRB,M035150:kosten:VRB}</text:p>
          </table:table-cell>
          <table:table-cell office:value-type="string" calcext:value-type="string">
            <text:p>ko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o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root:119</text:p>
          </table:table-cell>
          <table:table-cell table:number-columns-repeated="4"/>
          <table:table-cell office:value-type="string" calcext:value-type="string">
            <text:p>{15085:groot:ADV,GH20191205.133827.302:groot:ADJ|ADV,M022349:groot:ADJ|ADV,M022350:groot:NOU-C,15042:groot:ADJ,15091:groten:VRB}</text:p>
          </table:table-cell>
          <table:table-cell office:value-type="string" calcext:value-type="string">
            <text:p>vergroten</text:p>
          </table:table-cell>
          <table:table-cell office:value-type="string" calcext:value-type="string">
            <text:p>*Groot of grooter maken, vergrooten, uitbreiden, vermeerderen. Ook: schatten hoe groot iets is, taxeren, opgroeien, aanzien verwerven</text:p>
          </table:table-cell>
          <table:table-cell/>
        </table:table-row>
        <table:table-row table:style-name="ro2">
          <table:table-cell office:value-type="string" calcext:value-type="string">
            <text:p>wier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ieren:119</text:p>
          </table:table-cell>
          <table:table-cell table:number-columns-repeated="4"/>
          <table:table-cell office:value-type="string" calcext:value-type="string">
            <text:p>{M086018:wierde:NOU-C,M084594:weren:VRB,65946:vieren:VRB,M084554:weer:NOU-C,M086023:wieren:VRB,73130:wijer:NOU-C,73129:wier:NOU-C,M086009:wier:NOU-C,M086022:wieren:VRB,M086009.re.1:wieren:,M086035:wiers:NOU-C,M086035.re.2:wiersen:,M086021:wieren:VRB}</text:p>
          </table:table-cell>
          <table:table-cell office:value-type="string" calcext:value-type="string">
            <text:p>draaien</text:p>
          </table:table-cell>
          <table:table-cell office:value-type="string" calcext:value-type="string">
            <text:p>*Vieren = vieren; wieren = draaien </text:p>
          </table:table-cell>
          <table:table-cell/>
        </table:table-row>
        <table:table-row table:style-name="ro3">
          <table:table-cell office:value-type="string" calcext:value-type="string">
            <text:p>blijk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lijken:118</text:p>
          </table:table-cell>
          <table:table-cell table:number-columns-repeated="4"/>
          <table:table-cell office:value-type="string" calcext:value-type="string">
            <text:p>{M009405:blijken:VRB,M009402:blijk:NOU-C}</text:p>
          </table:table-cell>
          <table:table-cell office:value-type="string" calcext:value-type="string">
            <text:p>blijken</text:p>
          </table:table-cell>
          <table:table-cell office:value-type="string" calcext:value-type="string">
            <text:p>*1.  Blinken, schitteren; thans verouderd.</text:p>
            <text:p>↪2.  Van voorwerpen, of van onstoffelijke zaken die als voorwerpen worden gedacht. Zich duidelijk vertoonen. Thans verouderd.</text:p>
            <text:p>+↪3.  Van hoedanigheden, gezindheden en uitingen daarvan. Zich vertoonen, voor den dag komen.</text:p>
            <text:p>+↪4.  Van omstandigheden, gebeurtenissen en al wat in 't algemeen niet als eene hoedanigheid wordt gedacht. In vrij gebruik thans beperkt.</text:p>
            <text:p>↪5.  In verbinding met praedicatieve bepalingen: zich (bij nader onderzoek, bij nader inzicht) zóó vertoonen als de bepaling aanwijst. </text:p>
          </table:table-cell>
          <table:table-cell/>
        </table:table-row>
        <table:table-row table:style-name="ro2">
          <table:table-cell office:value-type="string" calcext:value-type="string">
            <text:p>segg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ggen:117</text:p>
          </table:table-cell>
          <table:table-cell table:number-columns-repeated="4"/>
          <table:table-cell office:value-type="string" calcext:value-type="string">
            <text:p>{M088349:zeggen:NOU-C,51123:zeggen:NOU-C,51122:zeggen:NOU-C,M088344:zegge:NOU-C,51122:zeggen:VRB,M088348:zeggen:VRB}</text:p>
          </table:table-cell>
          <table:table-cell office:value-type="string" calcext:value-type="string">
            <text:p>zeg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ar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erklaren:117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string" calcext:value-type="string">
            <text:p>verklaren</text:p>
          </table:table-cell>
          <table:table-cell office:value-type="string" calcext:value-type="string">
            <text:p>*I.Klaar = helder, licht, glanzend of zuiver (doen) worden, en in daarbij aansluitende of daaruit ontwikkelde fig. en oneig. toepassingen. In bedr., onz. en soms ook wederk. gebruik. +II. <text:s/>In toep. met mededeelen, te kennen geven, als beteekeniskern. In bedr. en wederk. gebruik. +III. <text:s/>Hoofdbet.: voor het verstand klaar, duidelijk maken; uitleggen. In bedr. en soms ook wederk. Gebruik.</text:p>
          </table:table-cell>
          <table:table-cell/>
        </table:table-row>
        <table:table-row table:style-name="ro2">
          <table:table-cell office:value-type="string" calcext:value-type="string">
            <text:p>weet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eten:117</text:p>
          </table:table-cell>
          <table:table-cell table:number-columns-repeated="4"/>
          <table:table-cell office:value-type="string" calcext:value-type="string">
            <text:p>{M084784:weet:NOU-C,GH20191202.150115.162:weten:VRB,72878:weten:NOU-C,71853:weewete:NOU-C,M085734:weten:VRB}</text:p>
          </table:table-cell>
          <table:table-cell office:value-type="string" calcext:value-type="string">
            <text:p>wet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er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ren:116</text:p>
          </table:table-cell>
          <table:table-cell table:number-columns-repeated="4"/>
          <table:table-cell office:value-type="string" calcext:value-type="string">
            <text:p>{08974:eren:VRB,09079:eren:ADJ,08962:eer:NOU-C,08438:eer:ADJ,08973:eren:VRB,08972:eren:NOU-C,08959:heer:NOU-C,M015667:eren:ADJ}</text:p>
          </table:table-cell>
          <table:table-cell table:style-name="ce35" office:value-type="string" calcext:value-type="string">
            <text:p>eren</text:p>
          </table:table-cell>
          <table:table-cell office:value-type="string" calcext:value-type="string">
            <text:p>*Ploegen, beploegen, omploegen</text:p>
          </table:table-cell>
          <table:table-cell/>
        </table:table-row>
        <table:table-row table:style-name="ro2">
          <table:table-cell office:value-type="string" calcext:value-type="string">
            <text:p>geniet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nieten:116</text:p>
          </table:table-cell>
          <table:table-cell table:number-columns-repeated="4"/>
          <table:table-cell office:value-type="string" calcext:value-type="string">
            <text:p>{M019108:genieten:VRB,12071:genieten:VRB}</text:p>
          </table:table-cell>
          <table:table-cell table:style-name="ce35" office:value-type="string" calcext:value-type="string">
            <text:p>geniet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lever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veren:116</text:p>
          </table:table-cell>
          <table:table-cell table:number-columns-repeated="4"/>
          <table:table-cell office:value-type="string" calcext:value-type="string">
            <text:p>{M037024:leveren:VRB,M037019:lever:NOU-C,25915:leveren:VRB,25912:lever:NOU-C}</text:p>
          </table:table-cell>
          <table:table-cell office:value-type="string" calcext:value-type="string">
            <text:p>lever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len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erlenen:116</text:p>
          </table:table-cell>
          <table:table-cell table:number-columns-repeated="4"/>
          <table:table-cell office:value-type="string" calcext:value-type="string">
            <text:p>{63485:verlenen:VRB}</text:p>
          </table:table-cell>
          <table:table-cell table:style-name="ce35" office:value-type="string" calcext:value-type="string">
            <text:p>verlenen</text:p>
          </table:table-cell>
          <table:table-cell office:value-type="string" calcext:value-type="string">
            <text:p>*uitlenen, verlenen, verstrekken</text:p>
          </table:table-cell>
          <table:table-cell/>
        </table:table-row>
        <table:table-row table:style-name="ro2">
          <table:table-cell office:value-type="string" calcext:value-type="string">
            <text:p>behor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ehoren:115</text:p>
          </table:table-cell>
          <table:table-cell table:number-columns-repeated="4"/>
          <table:table-cell office:value-type="string" calcext:value-type="string">
            <text:p>{02887:behoren:VRB}</text:p>
          </table:table-cell>
          <table:table-cell office:value-type="string" calcext:value-type="string">
            <text:p>behoren</text:p>
          </table:table-cell>
          <table:table-cell office:value-type="string" calcext:value-type="string">
            <text:p>*bij iets passen, het eigendom zijn van iemand</text:p>
          </table:table-cell>
          <table:table-cell/>
        </table:table-row>
        <table:table-row table:style-name="ro2">
          <table:table-cell office:value-type="string" calcext:value-type="string">
            <text:p>lop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pen:115</text:p>
          </table:table-cell>
          <table:table-cell table:number-columns-repeated="4"/>
          <table:table-cell office:value-type="string" calcext:value-type="string">
            <text:p>{26956:lopen:VRB,GH20191202.144504.474:lopen:VRB,26891:loop:NOU-C,"26952:lopen, loop:NOU-C",26956:lopen:NOU-C,"M037720:lopen, loop:NOU-C",M037715:loop:NOU-C,M037719:lopen:VRB}</text:p>
          </table:table-cell>
          <table:table-cell office:value-type="string" calcext:value-type="string">
            <text:p>lo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hal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alen:112</text:p>
          </table:table-cell>
          <table:table-cell table:number-columns-repeated="4"/>
          <table:table-cell office:value-type="string" calcext:value-type="string">
            <text:p>{M023195:halen:NOU-C,M023195:halen:VRB,M022822:haal:NOU-C,15435:halen:VRB,M023195:halen:,15256:haal:NOU-C}</text:p>
          </table:table-cell>
          <table:table-cell office:value-type="string" calcext:value-type="string">
            <text:p>hal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4">
          <table:table-cell office:value-type="string" calcext:value-type="string">
            <text:p>bedrag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dragen:110</text:p>
          </table:table-cell>
          <table:table-cell table:number-columns-repeated="4"/>
          <table:table-cell office:value-type="string" calcext:value-type="string">
            <text:p>{02567:bedragen:VRB,M005758:bedragen:VRB}</text:p>
          </table:table-cell>
          <table:table-cell office:value-type="string" calcext:value-type="string">
            <text:p>overdekken</text:p>
          </table:table-cell>
          <table:table-cell office:value-type="string" calcext:value-type="string">
            <text:p>* +↪1.  Met iets overdekken, bezetten; thans geheel verouderd.</text:p>
            <text:p>+↪2.  Iemand aanklagen, van iets betichten, beschuldigen. In de middeleeuwen zeer gewoon als rechtsterm, en ook later nog in het dagelijksch leven; thans verouderd.</text:p>
            <text:p>+↪3.  Beloopen, eene zekere maat bereiken; inzonderheid van eene som gelds: een zeker bedrag uitmaken. De thans gewone beteekenis, die in het Mnl. weinig voorkomt (zie VERDAM 1, 653). </text:p>
          </table:table-cell>
          <table:table-cell/>
        </table:table-row>
        <table:table-row table:style-name="ro2">
          <table:table-cell office:value-type="string" calcext:value-type="string">
            <text:p>mog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gt:110</text:p>
          </table:table-cell>
          <table:table-cell table:number-columns-repeated="4"/>
          <table:table-cell office:value-type="string" calcext:value-type="string">
            <text:p>{M039937:mogen:VRB}</text:p>
          </table:table-cell>
          <table:table-cell table:style-name="ce30" office:value-type="string" calcext:value-type="string">
            <text:p>kun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heb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b:109</text:p>
          </table:table-cell>
          <table:table-cell table:number-columns-repeated="4"/>
          <table:table-cell office:value-type="string" calcext:value-type="string">
            <text:p>{16041:hebben:VRB,M024730:heb:NOU-C,M024736:hebben:VRB}</text:p>
          </table:table-cell>
          <table:table-cell office:value-type="string" calcext:value-type="string">
            <text:p>hebben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hondert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hondert:109</text:p>
          </table:table-cell>
          <table:table-cell table:style-name="ce35" table:number-columns-repeated="4"/>
          <table:table-cell table:style-name="ce35" office:value-type="string" calcext:value-type="string">
            <text:p>{M026249.ADD.771:honderen:VRB,17810:honderd:NUM,M026265:honderd:NUM|NOU-C,M026266:honderd:NOU-C,M026267:honderd:NOU-C}</text:p>
          </table:table-cell>
          <table:table-cell office:value-type="string" calcext:value-type="string">
            <text:p>no_verb</text:p>
          </table:table-cell>
          <table:table-cell/>
          <table:table-cell office:value-type="string" calcext:value-type="string">
            <text:p>Geen betekenis in WNT, noch MNW</text:p>
          </table:table-cell>
        </table:table-row>
        <table:table-row table:style-name="ro2">
          <table:table-cell office:value-type="string" calcext:value-type="string">
            <text:p>tussch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usschen:109</text:p>
          </table:table-cell>
          <table:table-cell table:number-columns-repeated="4"/>
          <table:table-cell office:value-type="string" calcext:value-type="string">
            <text:p>{59780:tussen:ADP,M071342:tussen:APD|ADV|ADJ|NOU-C,59781:rus:,M071142:tuisen:VRB,59862:tuisen:VRB}</text:p>
          </table:table-cell>
          <table:table-cell table:style-name="ce35" office:value-type="string" calcext:value-type="string">
            <text:p>gokken</text:p>
          </table:table-cell>
          <table:table-cell office:value-type="string" calcext:value-type="string">
            <text:p>* I. Een kansspel spelen, dobbelen, gokken. II. (Bedr.) (Ver)ruilen, verwisselen. Soms met een bep. ingeleid door met (,voor of tegen) waarin het vervangende voorwerp genoemd wordt. </text:p>
          </table:table-cell>
          <table:table-cell/>
        </table:table-row>
        <table:table-row table:style-name="ro2">
          <table:table-cell office:value-type="string" calcext:value-type="string">
            <text:p>ontmoet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ntmoeten:106</text:p>
          </table:table-cell>
          <table:table-cell table:number-columns-repeated="4"/>
          <table:table-cell office:value-type="string" calcext:value-type="string">
            <text:p>{37618:ontmoeten:NOU-C,37618:ontmoeten:VRB,M045895:ontmoeten:VRB}</text:p>
          </table:table-cell>
          <table:table-cell office:value-type="string" calcext:value-type="string">
            <text:p>ontmoet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elov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loven:105</text:p>
          </table:table-cell>
          <table:table-cell table:number-columns-repeated="4"/>
          <table:table-cell office:value-type="string" calcext:value-type="string">
            <text:p>{11686:geloven:VRB,11676:geloof:NOU-C,11677:gelove:NOU-C,11685:geloven:VRB,M018824:geloven:VRB}</text:p>
          </table:table-cell>
          <table:table-cell office:value-type="string" calcext:value-type="string">
            <text:p>gelov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oedvind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oedvinden:105</text:p>
          </table:table-cell>
          <table:table-cell table:number-columns-repeated="4"/>
          <table:table-cell office:value-type="string" calcext:value-type="string">
            <text:p>{M020971:goedvinden:VRB,M020972:goedvinden:NOU-C}</text:p>
          </table:table-cell>
          <table:table-cell office:value-type="string" calcext:value-type="string">
            <text:p>goedvind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32" office:value-type="string" calcext:value-type="string">
            <text:p>gesien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string" calcext:value-type="string">
            <text:p>gesien:104</text:p>
          </table:table-cell>
          <table:table-cell table:style-name="ce32" table:number-columns-repeated="4"/>
          <table:table-cell table:style-name="ce32" office:value-type="string" calcext:value-type="string">
            <text:p>{M088954:zien:VRB,M020211:gezien:ADJ,51815:zien:VRB,12875:gezien:VRB,M020210:gezien:VRB,12878:gezien:ADJ,12876:gezien:}</text:p>
          </table:table-cell>
          <table:table-cell table:style-name="ce32" office:value-type="string" calcext:value-type="string">
            <text:p>zi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moet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eten:104</text:p>
          </table:table-cell>
          <table:table-cell table:number-columns-repeated="4"/>
          <table:table-cell office:value-type="string" calcext:value-type="string">
            <text:p>{M039910:moeten:VRB,30439:moeten:VRB,M039906:moet:,30433:moet:NOU-C,M039911:moeten:VRB,M039907:moet:NOU-C,M039909:moete:NOU-C,30438:moeten:VRB,30436:moete:NOU-C,GH20191219.111429.683:moeten:VRB}</text:p>
          </table:table-cell>
          <table:table-cell table:style-name="ce35" office:value-type="string" calcext:value-type="string">
            <text:p>ontmoeten</text:p>
          </table:table-cell>
          <table:table-cell office:value-type="string" calcext:value-type="string">
            <text:p>* I. In beteekenis hetzelfde als gemoeten en ontmoeten. II. <text:s/>Vrijheid, vergunning tot iets hebben, mogen; thans nog wel in Z.-N. ; Ter aanduiding dat men iets logisch noodzakelijk acht. </text:p>
          </table:table-cell>
          <table:table-cell/>
        </table:table-row>
        <table:table-row table:style-name="ro2">
          <table:table-cell office:value-type="string" calcext:value-type="string">
            <text:p>slaa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laan:104</text:p>
          </table:table-cell>
          <table:table-cell table:number-columns-repeated="4"/>
          <table:table-cell office:value-type="string" calcext:value-type="string">
            <text:p>{M063758:slaan:VRB}</text:p>
          </table:table-cell>
          <table:table-cell office:value-type="string" calcext:value-type="string">
            <text:p>slaa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besluit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sluiten:102</text:p>
          </table:table-cell>
          <table:table-cell table:number-columns-repeated="4"/>
          <table:table-cell office:value-type="string" calcext:value-type="string">
            <text:p>{M007641:besluit:NOU-C,03776:besluiten:VRB,M007643:besluiten:VRB}</text:p>
          </table:table-cell>
          <table:table-cell office:value-type="string" calcext:value-type="string">
            <text:p>opsluit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a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aen:102</text:p>
          </table:table-cell>
          <table:table-cell table:number-columns-repeated="4"/>
          <table:table-cell office:value-type="string" calcext:value-type="string">
            <text:p>{10021:gaan:VRB,M017034:gaan:VRB,10022:gaan:NOU-C}</text:p>
          </table:table-cell>
          <table:table-cell office:value-type="string" calcext:value-type="string">
            <text:p>ga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l:102</text:p>
          </table:table-cell>
          <table:table-cell table:number-columns-repeated="4"/>
          <table:table-cell office:value-type="string" calcext:value-type="string">
            <text:p>{M090043:zullen:VRB,56274:zullen:VRB,48027:zaal:NOU-C}</text:p>
          </table:table-cell>
          <table:table-cell table:style-name="ce35" office:value-type="string" calcext:value-type="string">
            <text:p>moeten</text:p>
          </table:table-cell>
          <table:table-cell office:value-type="string" calcext:value-type="string">
            <text:p>*moeten, zullen</text:p>
          </table:table-cell>
          <table:table-cell/>
        </table:table-row>
        <table:table-row table:style-name="ro2">
          <table:table-cell table:style-name="ce32" office:value-type="string" calcext:value-type="string">
            <text:p>sien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string" calcext:value-type="string">
            <text:p>sien:101</text:p>
          </table:table-cell>
          <table:table-cell table:style-name="ce32" table:number-columns-repeated="4"/>
          <table:table-cell table:style-name="ce32" office:value-type="string" calcext:value-type="string">
            <text:p>{51815:zien:VRB,51754:zij:NOU-C,51829:zien:ADV,51816:zien:NOU-C,M062079:scène:NOU-C,M088954:zien:VRB,51899:zijn:VRB,51831:zien:NOU-C,51819:zijn:,51755:zien:NOU-C,M089058:zijdwind:}</text:p>
          </table:table-cell>
          <table:table-cell table:style-name="ce32" office:value-type="string" calcext:value-type="string">
            <text:p>zi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ees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esen:101</text:p>
          </table:table-cell>
          <table:table-cell table:number-columns-repeated="4"/>
          <table:table-cell office:value-type="string" calcext:value-type="string">
            <text:p>{M084767:wees:NOU-C,M085836:wezen:VRB,72744:wees:NOU-C,72743:wees:NOU-C,M085837:wezen:NOU-C,M086367:wijzen:VRB}</text:p>
          </table:table-cell>
          <table:table-cell office:value-type="string" calcext:value-type="string">
            <text:p>zij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un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nnen:100</text:p>
          </table:table-cell>
          <table:table-cell table:number-columns-repeated="4"/>
          <table:table-cell office:value-type="string" calcext:value-type="string">
            <text:p>{M022671:gunnen:VRB,14516:gunnen:VRB}</text:p>
          </table:table-cell>
          <table:table-cell office:value-type="string" calcext:value-type="string">
            <text:p>gun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26" office:value-type="string" calcext:value-type="string">
            <text:p>comen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comen:99</text:p>
          </table:table-cell>
          <table:table-cell table:style-name="ce26" table:number-columns-repeated="4"/>
          <table:table-cell table:style-name="ce26" office:value-type="string" calcext:value-type="string">
            <text:p>{GH20200918.150907.61:komen:VRB,22718:komijn:NOU-C,23091:koopman:NOU-C,22705:komen:VRB,M034711:komen:VRB}</text:p>
          </table:table-cell>
          <table:table-cell table:style-name="ce26" office:value-type="string" calcext:value-type="string">
            <text:p>kom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en in MNW</text:p>
          </table:table-cell>
        </table:table-row>
        <table:table-row table:style-name="ro2">
          <table:table-cell office:value-type="string" calcext:value-type="string">
            <text:p>gel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lt:98</text:p>
          </table:table-cell>
          <table:table-cell table:number-columns-repeated="4"/>
          <table:table-cell office:value-type="string" calcext:value-type="string">
            <text:p>{11477:gelden:VRB,M018500:gelden:VRB,M018486:geld:NOU-C,M018832:gelte:NOU-C,M018831:gelt:ADJ}</text:p>
          </table:table-cell>
          <table:table-cell table:style-name="ce35" office:value-type="string" calcext:value-type="string">
            <text:p>betal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hov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ven:95</text:p>
          </table:table-cell>
          <table:table-cell table:number-columns-repeated="4"/>
          <table:table-cell office:value-type="string" calcext:value-type="string">
            <text:p>{18338:hoven:VRB,17600:hoeve:NOU-C,M050000:oven:NOU-C,M026797:hoven:VRB,40295:oven:NOU-C,M026115:hof:NOU-C,17616:hof:NOU-C}</text:p>
          </table:table-cell>
          <table:table-cell office:value-type="string" calcext:value-type="string">
            <text:p>tuinieren</text:p>
          </table:table-cell>
          <table:table-cell office:value-type="string" calcext:value-type="string">
            <text:p>*hoven=tuinieren; hoeven=nodig hebben</text:p>
          </table:table-cell>
          <table:table-cell/>
        </table:table-row>
        <table:table-row table:style-name="ro2">
          <table:table-cell office:value-type="string" calcext:value-type="string">
            <text:p>la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ng:95</text:p>
          </table:table-cell>
          <table:table-cell table:number-columns-repeated="4"/>
          <table:table-cell office:value-type="string" calcext:value-type="string">
            <text:p>{24825:langen:VRB,M036331:lang:NOU-C,M036330:lang:ADJ|ADV,24820:lang:ADV,M036334:langen:VRB,24833:lang:ADJ}</text:p>
          </table:table-cell>
          <table:table-cell office:value-type="string" calcext:value-type="string">
            <text:p>reiken</text:p>
          </table:table-cell>
          <table:table-cell office:value-type="string" calcext:value-type="string">
            <text:p>*reiken; arm uitstrekken</text:p>
          </table:table-cell>
          <table:table-cell/>
        </table:table-row>
        <table:table-row table:style-name="ro2">
          <table:table-cell office:value-type="string" calcext:value-type="string">
            <text:p>nij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jgen:95</text:p>
          </table:table-cell>
          <table:table-cell table:number-columns-repeated="4"/>
          <table:table-cell office:value-type="string" calcext:value-type="string">
            <text:p>{M041229:nijgen:VRB}</text:p>
          </table:table-cell>
          <table:table-cell table:style-name="ce35" office:value-type="string" calcext:value-type="string">
            <text:p>buigen</text:p>
          </table:table-cell>
          <table:table-cell office:value-type="string" calcext:value-type="string">
            <text:p>*nijgen in de van dale is een buiging maken (misschien beter ‘buigen’ gebruiken), nijgen was vroeger ook neigen</text:p>
          </table:table-cell>
          <table:table-cell/>
        </table:table-row>
        <table:table-row table:style-name="ro2">
          <table:table-cell office:value-type="string" calcext:value-type="string">
            <text:p>overga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vergaan:95</text:p>
          </table:table-cell>
          <table:table-cell table:number-columns-repeated="4"/>
          <table:table-cell office:value-type="string" calcext:value-type="string">
            <text:p>{M050342:overgaan:VRB}</text:p>
          </table:table-cell>
          <table:table-cell table:style-name="ce35" office:value-type="string" calcext:value-type="string">
            <text:p>overga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jt:95</text:p>
          </table:table-cell>
          <table:table-cell table:number-columns-repeated="4"/>
          <table:table-cell office:value-type="string" calcext:value-type="string">
            <text:p>{M068403:tijd:NOU-C,58009:tijgen:VRB,58090:tijd:NOU-C,57992:tijden:VRB,M068424:tijgen:VRB}</text:p>
          </table:table-cell>
          <table:table-cell office:value-type="string" calcext:value-type="string">
            <text:p>gaan</text:p>
          </table:table-cell>
          <table:table-cell office:value-type="string" calcext:value-type="string">
            <text:p>* WNT: “in geen geval is tijden verwant met Tijgen”</text:p>
          </table:table-cell>
          <table:table-cell/>
        </table:table-row>
        <table:table-row table:style-name="ro2">
          <table:table-cell table:style-name="ce36" office:value-type="string" calcext:value-type="string">
            <text:p>verstaan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string" calcext:value-type="string">
            <text:p>verstaan:95</text:p>
          </table:table-cell>
          <table:table-cell table:style-name="ce36" table:number-columns-repeated="4"/>
          <table:table-cell table:style-name="ce36" office:value-type="string" calcext:value-type="string">
            <text:p>{64818:verstaan:VRB,M078452:verstaan:VRB}</text:p>
          </table:table-cell>
          <table:table-cell table:style-name="ce36" office:value-type="string" calcext:value-type="string">
            <text:p>begrij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voer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ervoeren:94</text:p>
          </table:table-cell>
          <table:table-cell table:number-columns-repeated="4"/>
          <table:table-cell office:value-type="string" calcext:value-type="string">
            <text:p>{M079130:vervoeren:VRB,M079131:vervoeren:VRB,65334:vervoeren:VRB,M079129:vervoeren:VRB,65265:vervaren:VRB}</text:p>
          </table:table-cell>
          <table:table-cell office:value-type="string" calcext:value-type="string">
            <text:p>voeren</text:p>
          </table:table-cell>
          <table:table-cell office:value-type="string" calcext:value-type="string">
            <text:p>*I. Als voer verstrekken (aan dieren, vee). II. Vervoeren; weghalen; meenemen II. Bekleden / een voering in maken</text:p>
          </table:table-cell>
          <table:table-cell/>
        </table:table-row>
        <table:table-row table:style-name="ro5">
          <table:table-cell office:value-type="string" calcext:value-type="string">
            <text:p>beveel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veelen:93</text:p>
          </table:table-cell>
          <table:table-cell table:number-columns-repeated="4"/>
          <table:table-cell office:value-type="string" calcext:value-type="string">
            <text:p>{M008158:bevel:NOU-C,M008159:bevelen:VRB}</text:p>
          </table:table-cell>
          <table:table-cell table:style-name="ce35" office:value-type="string" calcext:value-type="string">
            <text:p>bevelen</text:p>
          </table:table-cell>
          <table:table-cell office:value-type="string" calcext:value-type="string">
            <text:p>*1.  Iemand of iets toevertrouwen in iemands zorg, hoede, bescherming, en vandaar ook in die van God.</text:p>
            <text:p>↪—  Wie op het punt is van te sterven, beveelt zijne ziel aan God.</text:p>
            <text:p>↪—  Men beveelt iemand in Gods bescherming bij het afscheid nemen; vandaar ook in zekere zegswijzen aan het slot van brieven.</text:p>
            <text:p>↪—  Iets God bevelen (of: bevolen laten), het aan Hem overlaten, het niet beslissen, zich er buiten houden; ook als gemeenzame zegswijze.</text:p>
            <text:p>+↪2.  Iemand in de zorg, de gunst, de genade van iemand anders aanbevelen.</text:p>
            <text:p>↪3.  Iets bij iemand ”besteden”, aan iemand geven.</text:p>
            <text:p>↪4.  Iets aan iets overgeven, overlaten.</text:p>
            <text:p>+↪5.  De zorg voor iemand of iets, ook wel de betrachting van iets, aan iemand opdragen.</text:p>
            <text:p>+↪6.  Iemand opdragen iets te doen, en wel zóó dat gehoorzaamheid aan die opdracht geëischt wordt; iemand iets gelasten.</text:p>
            <text:p>↪7.  Gebieden, heerschen; onz., gevolgd door eene bepaling met over. </text:p>
          </table:table-cell>
          <table:table-cell/>
        </table:table-row>
        <table:table-row table:style-name="ro6">
          <table:table-cell office:value-type="string" calcext:value-type="string">
            <text:p>bied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ieden:93</text:p>
          </table:table-cell>
          <table:table-cell table:number-columns-repeated="4"/>
          <table:table-cell office:value-type="string" calcext:value-type="string">
            <text:p>{04328:bieden:VRB,M008618:bieden:VRB}</text:p>
          </table:table-cell>
          <table:table-cell table:style-name="ce35" office:value-type="string" calcext:value-type="string">
            <text:p>bieden</text:p>
          </table:table-cell>
          <table:table-cell office:value-type="string" calcext:value-type="string">
            <text:p>*A.  Bedr.</text:p>
            <text:p>↪1.  Iets bekendmaken, afkondigen; thans nog in West-Vlaanderen, in toepassing op het afkondigen van den preekstoel (zie Loquela 8, 9 [1888]); in de algemeene taal verouderd.</text:p>
            <text:p>+2.  Iemand iets zeggen, t.w. iets dat men hem toewenscht.</text:p>
            <text:p>+3.  Het voorwerp is vervolgens de naam van eene bejegening waarmede men iemand begroet.</text:p>
            <text:p>↪4.  Ook eene vijandelijke bejegening kan als voorwerp zijn genoemd; t.w. tegenweer, tegenstand of een synoniem daarvan.</text:p>
            <text:p>↪5.  Het voorwerp is een wapen waarmede men zich verdedigt; meest in enkele vaste uitdrukkingen.</text:p>
            <text:p>+6.  Het voorwerp is een lichaamsdeel dat men iemand voorhoudt, toesteekt enz.; in verschillende gevallen, en niet zelden in figuurlijk gebruik.</text:p>
            <text:p>+7.  Eene stoffelijke of onstoffelijke zaak tot iemands beschikking stellen, ze aanbieden; thans niet gewoon, en meest in plaats van aanbieden, om het woord aan twee malen kort na elkander te vermijden.</text:p>
            <text:p>+↪8.  Een bod doen op iets dat te koop wordt geboden; de thans meest gewone beteekenis.</text:p>
          </table:table-cell>
          <table:table-cell/>
        </table:table-row>
        <table:table-row table:style-name="ro2">
          <table:table-cell office:value-type="string" calcext:value-type="string">
            <text:p>maak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aken:93</text:p>
          </table:table-cell>
          <table:table-cell table:number-columns-repeated="4"/>
          <table:table-cell office:value-type="string" calcext:value-type="string">
            <text:p>{M038266:maken:,GH20200519.120323.437:maken:,M038266:maken:VRB}</text:p>
          </table:table-cell>
          <table:table-cell office:value-type="string" calcext:value-type="string">
            <text:p>ma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p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open:92</text:p>
          </table:table-cell>
          <table:table-cell table:number-columns-repeated="4"/>
          <table:table-cell office:value-type="string" calcext:value-type="string">
            <text:p>{18037:hoop:NOU-C,M026551:hoop:NOU-C,18038:heup:NOU-C,18043:hopen:VRB,18045:hopen:VRB,17991:hoop:NOU-C,39267:open:ADJ,M026617:hopen:VRB,GH20191128.095342.698:hopen:NOU-C,17522:hoep:NOU-C}</text:p>
          </table:table-cell>
          <table:table-cell office:value-type="string" calcext:value-type="string">
            <text:p>ho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plig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pligt:92</text:p>
          </table:table-cell>
          <table:table-cell table:number-columns-repeated="4"/>
          <table:table-cell office:value-type="string" calcext:value-type="string">
            <text:p>{M077563:verplichten:VRB,M077562:verplicht:ADJ}</text:p>
          </table:table-cell>
          <table:table-cell office:value-type="string" calcext:value-type="string">
            <text:p>verpli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kom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ankomen:91</text:p>
          </table:table-cell>
          <table:table-cell table:number-columns-repeated="4"/>
          <table:table-cell office:value-type="string" calcext:value-type="string">
            <text:p>{M000478:aankomen:VRB}</text:p>
          </table:table-cell>
          <table:table-cell office:value-type="string" calcext:value-type="string">
            <text:p>aankom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geseg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esegt:91</text:p>
          </table:table-cell>
          <table:table-cell table:number-columns-repeated="4"/>
          <table:table-cell office:value-type="string" calcext:value-type="string">
            <text:p>{M088348:zeggen:VRB}</text:p>
          </table:table-cell>
          <table:table-cell office:value-type="string" calcext:value-type="string">
            <text:p>zeggen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gecomen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gecomen:90</text:p>
          </table:table-cell>
          <table:table-cell table:style-name="ce26" table:number-columns-repeated="4"/>
          <table:table-cell table:style-name="ce26" office:value-type="string" calcext:value-type="string">
            <text:p>{M034711:komen:VRB,22705:komen:VRB,A007468:gekomen:VRB,11330:gekomen:VRB}</text:p>
          </table:table-cell>
          <table:table-cell table:style-name="ce26" office:value-type="string" calcext:value-type="string">
            <text:p>ko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k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raken:90</text:p>
          </table:table-cell>
          <table:table-cell table:number-columns-repeated="4"/>
          <table:table-cell office:value-type="string" calcext:value-type="string">
            <text:p>{M019236:geraken:VRB,12343:geraken:VRB}</text:p>
          </table:table-cell>
          <table:table-cell office:value-type="string" calcext:value-type="string">
            <text:p>geraken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geschiet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geschiet:90</text:p>
          </table:table-cell>
          <table:table-cell table:style-name="ce31" table:number-columns-repeated="4"/>
          <table:table-cell table:style-name="ce31" office:value-type="string" calcext:value-type="string">
            <text:p>{49601:schikken:VRB,12734:geschieden:VRB,M019435:geschiet:NOU-C,M019426:geschieden:VRB}</text:p>
          </table:table-cell>
          <table:table-cell table:style-name="ce31" office:value-type="string" calcext:value-type="string">
            <text:p>gebeu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v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geven:90</text:p>
          </table:table-cell>
          <table:table-cell table:number-columns-repeated="4"/>
          <table:table-cell office:value-type="string" calcext:value-type="string">
            <text:p>{GH20220413.140222.464:overgeven:ADJ|ADV,M050382:overgeven:VRB,40524:overgeven:VRB}</text:p>
          </table:table-cell>
          <table:table-cell office:value-type="string" calcext:value-type="string">
            <text:p>overhandig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trouw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trouwen:90</text:p>
          </table:table-cell>
          <table:table-cell table:number-columns-repeated="4"/>
          <table:table-cell office:value-type="string" calcext:value-type="string">
            <text:p>{M078929:vertrouwen:NOU-C,65209:vertrouwen:VRB,M078928:vertrouwen:VRB}</text:p>
          </table:table-cell>
          <table:table-cell office:value-type="string" calcext:value-type="string">
            <text:p>vertrouw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noem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emen:89</text:p>
          </table:table-cell>
          <table:table-cell table:number-columns-repeated="4"/>
          <table:table-cell office:value-type="string" calcext:value-type="string">
            <text:p>{M041281:noemen:VRB,32756:noemen:VRB}</text:p>
          </table:table-cell>
          <table:table-cell office:value-type="string" calcext:value-type="string">
            <text:p>noemen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was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string" calcext:value-type="string">
            <text:p>was:89</text:p>
          </table:table-cell>
          <table:table-cell table:style-name="ce27" table:number-columns-repeated="4"/>
          <table:table-cell table:style-name="ce27" office:value-type="string" calcext:value-type="string">
            <text:p>{M089102:zijn:VRB,51899:zijn:VRB,M084016:was:NOU-C,M084017:was:NOU-C,70687:was:NOU-C,70688:was:NOU-C,M084018:was:NOU-C}</text:p>
          </table:table-cell>
          <table:table-cell table:style-name="ce27" office:value-type="string" calcext:value-type="string">
            <text:p>zij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ta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en:88</text:p>
          </table:table-cell>
          <table:table-cell table:number-columns-repeated="4"/>
          <table:table-cell office:value-type="string" calcext:value-type="string">
            <text:p>{54532:staan:VRB,M065676:staan:VRB,GH20191212.145747.949:staan:VRB}</text:p>
          </table:table-cell>
          <table:table-cell office:value-type="string" calcext:value-type="string">
            <text:p>staan 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aangebrag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angebragt:87</text:p>
          </table:table-cell>
          <table:table-cell table:number-columns-repeated="4"/>
          <table:table-cell office:value-type="string" calcext:value-type="string">
            <text:p>{M000204:aanbrengen:VRB}</text:p>
          </table:table-cell>
          <table:table-cell office:value-type="string" calcext:value-type="string">
            <text:p>aanbreng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oor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oren:86</text:p>
          </table:table-cell>
          <table:table-cell table:number-columns-repeated="4"/>
          <table:table-cell office:value-type="string" calcext:value-type="string">
            <text:p>{67752:voor:NOU-C,M082491:voren:VRB,M081987:voorn:NOU-C,M082492:voren:ADV|ADP|CON,M081624:voor:NOU-C,68174:voren:ADV}</text:p>
          </table:table-cell>
          <table:table-cell table:style-name="ce35" office:value-type="string" calcext:value-type="string">
            <text:p>ploegen</text:p>
          </table:table-cell>
          <table:table-cell office:value-type="string" calcext:value-type="string">
            <text:p>*1.  (Bedr.) Met den ploeg (of eenig ander werktuig, b.v. een spade) voren maken in; met voren doorsnijden; ook in beeldspr.: als met voren doorsnijden, kerven.</text:p>
            <text:p>↪2.  (Onz.) (Wvl.) Van geploegd land: met de voren liggen in de richting die in een nadere bepaling wordt aangegeven.</text:p>
            <text:p>↪3.  (Onz.) (Wvl.) Voren aan, grenzen aan, palen aan.</text:p>
            <text:p>↪4.  (Bedr.) Een gleuf, groef aanbrengen in.</text:p>
            <text:p>+5.  Het verl. deelw. gevoord als bnw. in beeldspr. of in oneig. Toep.</text:p>
          </table:table-cell>
          <table:table-cell/>
        </table:table-row>
        <table:table-row table:style-name="ro2">
          <table:table-cell office:value-type="string" calcext:value-type="string">
            <text:p>vrag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agen:86</text:p>
          </table:table-cell>
          <table:table-cell table:number-columns-repeated="4"/>
          <table:table-cell office:value-type="string" calcext:value-type="string">
            <text:p>{M082645:vragen:VRB,GH20191118.154538.959:vragen:NOU-C,68916:vraag:NOU-C,M082610:vraag:NOU-C,68919:vragen:VRB}</text:p>
          </table:table-cell>
          <table:table-cell office:value-type="string" calcext:value-type="string">
            <text:p>vrag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ondernem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dernemen:85</text:p>
          </table:table-cell>
          <table:table-cell table:number-columns-repeated="4"/>
          <table:table-cell office:value-type="string" calcext:value-type="string">
            <text:p>{M043554:ondernemen:VRB,34676:ondernemen:VRB}</text:p>
          </table:table-cell>
          <table:table-cell office:value-type="string" calcext:value-type="string">
            <text:p>onderne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oorde:85</text:p>
          </table:table-cell>
          <table:table-cell table:number-columns-repeated="4"/>
          <table:table-cell office:value-type="string" calcext:value-type="string">
            <text:p>{M081750:voorde:NOU-C,67042:voeren:VRB,M081751:voorde:NOU-C}</text:p>
          </table:table-cell>
          <table:table-cell office:value-type="string" calcext:value-type="string">
            <text:p>voer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begrijp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grijpen:84</text:p>
          </table:table-cell>
          <table:table-cell table:number-columns-repeated="4"/>
          <table:table-cell office:value-type="string" calcext:value-type="string">
            <text:p>{02784:begrijpen:VRB,M006198:begrijpen:VRB}</text:p>
          </table:table-cell>
          <table:table-cell table:style-name="ce35" office:value-type="string" calcext:value-type="string">
            <text:p>aanpakk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scheen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scheenen:84</text:p>
          </table:table-cell>
          <table:table-cell table:number-columns-repeated="4"/>
          <table:table-cell office:value-type="string" calcext:value-type="string">
            <text:p>{GH20200602.161430.32:verschenen:VRB,64415:verschijnen:VRB,M077908:verschijnen:VRB}</text:p>
          </table:table-cell>
          <table:table-cell office:value-type="string" calcext:value-type="string">
            <text:p>verschijn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wagt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wagten:84</text:p>
          </table:table-cell>
          <table:table-cell table:number-columns-repeated="4"/>
          <table:table-cell office:value-type="string" calcext:value-type="string">
            <text:p>{M079229:verwachten:VRB}</text:p>
          </table:table-cell>
          <table:table-cell office:value-type="string" calcext:value-type="string">
            <text:p>verwa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tt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letten:82</text:p>
          </table:table-cell>
          <table:table-cell table:number-columns-repeated="4"/>
          <table:table-cell office:value-type="string" calcext:value-type="string">
            <text:p>{M006804:beletten:VRB,03110:belet:NOU-C,03112:beletten:VRB}</text:p>
          </table:table-cell>
          <table:table-cell office:value-type="string" calcext:value-type="string">
            <text:p>bele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ader:82</text:p>
          </table:table-cell>
          <table:table-cell table:number-columns-repeated="4"/>
          <table:table-cell office:value-type="string" calcext:value-type="string">
            <text:p>{NULL,M040537:naderen:VRB,M040535:na:ADJ|ADV}</text:p>
          </table:table-cell>
          <table:table-cell office:value-type="string" calcext:value-type="string">
            <text:p>nad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on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tonen:82</text:p>
          </table:table-cell>
          <table:table-cell table:number-columns-repeated="4"/>
          <table:table-cell office:value-type="string" calcext:value-type="string">
            <text:p>{65170:vertonen:VRB,M078844:vertonen:VRB}</text:p>
          </table:table-cell>
          <table:table-cell office:value-type="string" calcext:value-type="string">
            <text:p>vertonen</text:p>
          </table:table-cell>
          <table:table-cell/>
          <table:table-cell office:value-type="string" calcext:value-type="string">
            <text:p>Geen betekenis in WNT; wel in MNW</text:p>
          </table:table-cell>
        </table:table-row>
        <table:table-row table:style-name="ro2">
          <table:table-cell office:value-type="string" calcext:value-type="string">
            <text:p>treck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ecken:81</text:p>
          </table:table-cell>
          <table:table-cell table:number-columns-repeated="4"/>
          <table:table-cell office:value-type="string" calcext:value-type="string">
            <text:p>{M070093:trekken:VRB,59267:trek:NOU-C,59275:trekken:VRB,M070067:trek:NOU-C,GH20191118.152918.656:trekken:VRB}</text:p>
          </table:table-cell>
          <table:table-cell office:value-type="string" calcext:value-type="string">
            <text:p>trekk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ecken heeft geen betekenis in WNT</text:p>
          </table:table-cell>
        </table:table-row>
        <table:table-row table:style-name="ro2">
          <table:table-cell office:value-type="string" calcext:value-type="string">
            <text:p>bevestig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vestigen:80</text:p>
          </table:table-cell>
          <table:table-cell table:number-columns-repeated="4"/>
          <table:table-cell office:value-type="string" calcext:value-type="string">
            <text:p>{M008176:bevestigen:VRB}</text:p>
          </table:table-cell>
          <table:table-cell office:value-type="string" calcext:value-type="string">
            <text:p>bevestig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oordel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ordelen:80</text:p>
          </table:table-cell>
          <table:table-cell table:number-columns-repeated="4"/>
          <table:table-cell office:value-type="string" calcext:value-type="string">
            <text:p>{39879:oordelen:VRB,M047713:oordelen:VRB}</text:p>
          </table:table-cell>
          <table:table-cell office:value-type="string" calcext:value-type="string">
            <text:p>oordelen</text:p>
          </table:table-cell>
          <table:table-cell/>
          <table:table-cell office:value-type="string" calcext:value-type="string">
            <text:p>Geen betekenis in WNT noch MNW; oordeelen wel in WNT. . </text:p>
          </table:table-cell>
        </table:table-row>
        <table:table-row table:style-name="ro2">
          <table:table-cell office:value-type="string" calcext:value-type="string">
            <text:p>passer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eren:80</text:p>
          </table:table-cell>
          <table:table-cell table:number-columns-repeated="4"/>
          <table:table-cell office:value-type="string" calcext:value-type="string">
            <text:p>{M052510:passeren:VRB,41893:passeren:VRB,M052520:passer:NOU-C}</text:p>
          </table:table-cell>
          <table:table-cell table:style-name="ce35" office:value-type="string" calcext:value-type="string">
            <text:p>passer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een betekenis in WNT; wel in MNW. Passeeren wel betekenis in WNT; deze gebruikt.</text:p>
          </table:table-cell>
        </table:table-row>
        <table:table-row table:style-name="ro2">
          <table:table-cell office:value-type="string" calcext:value-type="string">
            <text:p>sij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jn:80</text:p>
          </table:table-cell>
          <table:table-cell table:number-columns-repeated="4"/>
          <table:table-cell office:value-type="string" calcext:value-type="string">
            <text:p>{51899:zijn:VRB,51900:zijn:PRN,M089102:zijn:VRB,GH20191128.133815.68:zijne:PRN,M089105:hij:PRN,M089106:zijn:PRN,M089104:zijn:PRN,M089112:zijne:NOU-C}</text:p>
          </table:table-cell>
          <table:table-cell office:value-type="string" calcext:value-type="string">
            <text:p>zij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r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iert:80</text:p>
          </table:table-cell>
          <table:table-cell table:number-columns-repeated="4"/>
          <table:table-cell office:value-type="string" calcext:value-type="string">
            <text:p>{M086009:wier:NOU-C,72682:waard:NOU-C,72450:worden:VRB,M087190:worden:VRB}</text:p>
          </table:table-cell>
          <table:table-cell office:value-type="string" calcext:value-type="string">
            <text:p>wo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ren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ntrent:79</text:p>
          </table:table-cell>
          <table:table-cell table:number-columns-repeated="4"/>
          <table:table-cell office:value-type="string" calcext:value-type="string">
            <text:p>{33820:omtrent:ADV,37731:omtrent:,M046025:ontrennen:VRB,M042450:omtrent:ADV}</text:p>
          </table:table-cell>
          <table:table-cell office:value-type="string" calcext:value-type="string">
            <text:p>ontlo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roep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oepen:79</text:p>
          </table:table-cell>
          <table:table-cell table:number-columns-repeated="4"/>
          <table:table-cell office:value-type="string" calcext:value-type="string">
            <text:p>{M060448:roep:NOU-C,46814:roepen:VRB,M060450:roepen:VRB,46809:roep:NOU-C}</text:p>
          </table:table-cell>
          <table:table-cell office:value-type="string" calcext:value-type="string">
            <text:p>roep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an:79</text:p>
          </table:table-cell>
          <table:table-cell table:number-columns-repeated="4"/>
          <table:table-cell office:value-type="string" calcext:value-type="string">
            <text:p>{":gij + onnen:",M073268:van:ADP|ADV,M073271:van:NOU-C,M073268:van:,M080267:vinden:VRB,61296:van:ADP,61296:van:,M073269:van:NOU-C,M073270:van:CON}</text:p>
          </table:table-cell>
          <table:table-cell table:style-name="ce35" office:value-type="string" calcext:value-type="string">
            <text:p>vind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verlat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erlaten:79</text:p>
          </table:table-cell>
          <table:table-cell table:number-columns-repeated="4"/>
          <table:table-cell office:value-type="string" calcext:value-type="string">
            <text:p>{M076626:verlaten:ADJ|ADV,M076577:verlaat:NOU-C,63431:verlaten:VRB,M076624:verlaten:ADJ|ADV,M076624:verlaten:,M076625:verlaten:VRB,M076627:verlatene:NOU-C,M076624:verlaten:VRB,63394:verlaat:NOU-C,GH20191126.142858.310:verlate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d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lden:78</text:p>
          </table:table-cell>
          <table:table-cell table:number-columns-repeated="4"/>
          <table:table-cell office:value-type="string" calcext:value-type="string">
            <text:p>{M038913:melde:NOU-C,28977:melde:NOU-C,M038914:melden:VRB,28981:melden:VRB,29740:mil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kom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verkomen:78</text:p>
          </table:table-cell>
          <table:table-cell table:number-columns-repeated="4"/>
          <table:table-cell office:value-type="string" calcext:value-type="string">
            <text:p>{40648:overkomen:VRB,M050661:overkomen:VRB,M050662:ove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ren:78</text:p>
          </table:table-cell>
          <table:table-cell table:number-columns-repeated="4"/>
          <table:table-cell office:value-type="string" calcext:value-type="string">
            <text:p>{57733:teren:VRB,M068123:teren:VRB,57726:teer:NOU-C,57785:teren:VRB,M068124:teren:VRB,NULL,57271:teder:,GH20191112.143824.992: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tt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atten:78</text:p>
          </table:table-cell>
          <table:table-cell table:number-columns-repeated="4"/>
          <table:table-cell office:value-type="string" calcext:value-type="string">
            <text:p>{61523:vatten:VRB,M073595:vatten:VRB,M073571:v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woord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twoorden:77</text:p>
          </table:table-cell>
          <table:table-cell table:number-columns-repeated="4"/>
          <table:table-cell office:value-type="string" calcext:value-type="string">
            <text:p>{M004004:antwoorden:VRB,M004003:antwoord:NOU-C,01640:antw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r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geren:77</text:p>
          </table:table-cell>
          <table:table-cell table:number-columns-repeated="4"/>
          <table:table-cell office:value-type="string" calcext:value-type="string">
            <text:p>{02748:b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oe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emoet:77</text:p>
          </table:table-cell>
          <table:table-cell table:number-columns-repeated="4"/>
          <table:table-cell office:value-type="string" calcext:value-type="string">
            <text:p>{M019002:gemoeten:VRB,M018973:gemoed:ADJ,11946:gemoed:ADJ,11945:gemoet:NOU-C,M019001:gemoet:NOU-C,M039910:moeten:VRB,30307:moeden:VRB,M018972:gemoed:NOU-C,11938:gemoeden:VRB,11948:gemo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ijd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verlijden:77</text:p>
          </table:table-cell>
          <table:table-cell table:number-columns-repeated="4"/>
          <table:table-cell office:value-type="string" calcext:value-type="string">
            <text:p>{40707:overlijden:VRB,GH20200916.164137.900:overlijden:VRB,M050792:ove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aet:76</text:p>
          </table:table-cell>
          <table:table-cell table:number-columns-repeated="4"/>
          <table:table-cell office:value-type="string" calcext:value-type="string">
            <text:p>{54532:staan:VRB,54486:stade:NOU-C,M065839:stade:NOU-C,M065731:staat:NOU-C,":staan + dat:VRB",48415:zaat:NOU-C,54546:staat:NOU-C,M065676: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rsien:75</text:p>
          </table:table-cell>
          <table:table-cell table:number-columns-repeated="4"/>
          <table:table-cell office:value-type="string" calcext:value-type="string">
            <text:p>{64561:verzien:VRB,M079648:verzien:VRB,M079649:verzien:VRB,M079650:verzi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ck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rsoecken:75</text:p>
          </table:table-cell>
          <table:table-cell table:number-columns-repeated="4"/>
          <table:table-cell office:value-type="string" calcext:value-type="string">
            <text:p>{GH20191203.132846.1:verzoeken:VRB,M079695:verzoeken:NOU-C,64715:verzoeken:VRB,M079695:verzoeken:VRB,M079693:verz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houd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oorhouden:75</text:p>
          </table:table-cell>
          <table:table-cell table:number-columns-repeated="4"/>
          <table:table-cell office:value-type="string" calcext:value-type="string">
            <text:p>{M081870:voorhouden:VRB,68044:voorhouden:VRB,63135:ver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onner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donneren:74</text:p>
          </table:table-cell>
          <table:table-cell table:number-columns-repeated="4"/>
          <table:table-cell office:value-type="string" calcext:value-type="string">
            <text:p>{M049835:ordonneren:VRB,39916:ord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g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erkogt:74</text:p>
          </table:table-cell>
          <table:table-cell table:number-columns-repeated="4"/>
          <table:table-cell office:value-type="string" calcext:value-type="string">
            <text:p>{M076433:ver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st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lasten:73</text:p>
          </table:table-cell>
          <table:table-cell table:number-columns-repeated="4"/>
          <table:table-cell office:value-type="string" calcext:value-type="string">
            <text:p>{M018476:ge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d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ijden:72</text:p>
          </table:table-cell>
          <table:table-cell table:number-columns-repeated="4"/>
          <table:table-cell office:value-type="string" calcext:value-type="string">
            <text:p>{46278:rij:NOU-C,M059954:rijden:VRB,46260: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kom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oorkomen:72</text:p>
          </table:table-cell>
          <table:table-cell table:number-columns-repeated="4"/>
          <table:table-cell office:value-type="string" calcext:value-type="string">
            <text:p>{M081902:voorkomen:VRB,M081903:voorkomen:NOU-C,M081901:voorkomen:VRB,M082227:voort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taa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oestaan:71</text:p>
          </table:table-cell>
          <table:table-cell table:number-columns-repeated="4"/>
          <table:table-cell office:value-type="string" calcext:value-type="string">
            <text:p>{M068927:toe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ekk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erstrekken:71</text:p>
          </table:table-cell>
          <table:table-cell table:number-columns-repeated="4"/>
          <table:table-cell office:value-type="string" calcext:value-type="string">
            <text:p>{M078632:ver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so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fgesonden:70</text:p>
          </table:table-cell>
          <table:table-cell table:number-columns-repeated="4"/>
          <table:table-cell office:value-type="string" calcext:value-type="string">
            <text:p>{M003094:af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ll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estellen:70</text:p>
          </table:table-cell>
          <table:table-cell table:number-columns-repeated="4"/>
          <table:table-cell office:value-type="string" calcext:value-type="string">
            <text:p>{M007805:bestel:NOU-C,03908:bestellen:VRB,M007812:be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eken:69</text:p>
          </table:table-cell>
          <table:table-cell table:number-columns-repeated="4"/>
          <table:table-cell office:value-type="string" calcext:value-type="string">
            <text:p>{M038266:maken:VRB,27725: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preken:69</text:p>
          </table:table-cell>
          <table:table-cell table:number-columns-repeated="4"/>
          <table:table-cell office:value-type="string" calcext:value-type="string">
            <text:p>{M065542:spreken:VRB,54357: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vall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oorvallen:69</text:p>
          </table:table-cell>
          <table:table-cell table:number-columns-repeated="4"/>
          <table:table-cell office:value-type="string" calcext:value-type="string">
            <text:p>{68501:voorvallen:VRB,M082352:voorval:NOU-C,M082354:voor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ud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houden:68</text:p>
          </table:table-cell>
          <table:table-cell table:number-columns-repeated="4"/>
          <table:table-cell office:value-type="string" calcext:value-type="string">
            <text:p>{M006354:behouden:VRB,02891:behouden:VRB,M006354:behouden:NOU-C,02892:behouden:ADP,M006356:behoudens:ADV|ADP|CO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ren:68</text:p>
          </table:table-cell>
          <table:table-cell table:number-columns-repeated="4"/>
          <table:table-cell office:value-type="string" calcext:value-type="string">
            <text:p>{18146:horten:,17543:hoer:NOU-C,18089:horen:VRB,M026567:hoorn:NOU-C,18105:hoorn:NOU-C,18082:haar:PRN,18090:ho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tter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etteren:68</text:p>
          </table:table-cell>
          <table:table-cell table:number-columns-repeated="4"/>
          <table:table-cell office:value-type="string" calcext:value-type="string">
            <text:p>{M036911:letter:NOU-C,25845:letteren:VRB,M036913:letteren:VRB,25844:lett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nen:68</text:p>
          </table:table-cell>
          <table:table-cell table:number-columns-repeated="4"/>
          <table:table-cell office:value-type="string" calcext:value-type="string">
            <text:p>{M038755:menen:VRB,29164:mennen:VRB,29074:menen:NOU-C,29073:menen:VRB,28667:meen:ADJ,M038999:m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gt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agten:68</text:p>
          </table:table-cell>
          <table:table-cell table:number-columns-repeated="4"/>
          <table:table-cell office:value-type="string" calcext:value-type="string">
            <text:p>{69735:wachten:VRB,M083424:wacht:NOU-C,M083428: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ive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riveren:66</text:p>
          </table:table-cell>
          <table:table-cell table:number-columns-repeated="4"/>
          <table:table-cell office:value-type="string" calcext:value-type="string">
            <text:p>{S004460:arri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ande:66</text:p>
          </table:table-cell>
          <table:table-cell table:number-columns-repeated="4"/>
          <table:table-cell office:value-type="string" calcext:value-type="string">
            <text:p>{61299:vanden:VRB,":van + de:ADP|ADV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ind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binden:66</text:p>
          </table:table-cell>
          <table:table-cell table:number-columns-repeated="4"/>
          <table:table-cell office:value-type="string" calcext:value-type="string">
            <text:p>{62169:verbinden:VRB,M074704:verbinden:ADJ,62173:verbind:NOU-C,M074704:verb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en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leenen:66</text:p>
          </table:table-cell>
          <table:table-cell table:number-columns-repeated="4"/>
          <table:table-cell office:value-type="string" calcext:value-type="string">
            <text:p>{M076656:verlenen:VRB,63485:ver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zoo:66</text:p>
          </table:table-cell>
          <table:table-cell table:number-columns-repeated="4"/>
          <table:table-cell office:value-type="string" calcext:value-type="string">
            <text:p>{GH20220303.140005.319:zo:ADV|CON|PRN|INT,M089422:zoei:NOU-C,M089690:zooi:NOU-C,M090043:zullen:VRB,53057:zo:ADV,GH20220303.154841.109:zo:ADV|CON|PRN|INT,A016163:zoo:NOU-C,GH20220303.125450.454:zo:ADV,GH20220303.151740.13:zo:ADV|CON|PRN|INT,M089691:zo:ADV|CON|PRN|INT,M088993:zij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a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fgaan:64</text:p>
          </table:table-cell>
          <table:table-cell table:number-columns-repeated="4"/>
          <table:table-cell office:value-type="string" calcext:value-type="string">
            <text:p>{M002031:af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innen:64</text:p>
          </table:table-cell>
          <table:table-cell table:number-columns-repeated="4"/>
          <table:table-cell office:value-type="string" calcext:value-type="string">
            <text:p>{73789:winne:NOU-C,M086551:winden:VRB,M086499:winne:NOU-C,73796:winnen:VRB,M086549:winden:VRB,M086677:w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ren:63</text:p>
          </table:table-cell>
          <table:table-cell table:number-columns-repeated="4"/>
          <table:table-cell office:value-type="string" calcext:value-type="string">
            <text:p>{06386:deren:VRB,06384:deer:NOU-C,M013362: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teer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dateert:63</text:p>
          </table:table-cell>
          <table:table-cell table:number-columns-repeated="4"/>
          <table:table-cell office:value-type="string" calcext:value-type="string">
            <text:p>{M013187:da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jd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jden:63</text:p>
          </table:table-cell>
          <table:table-cell table:number-columns-repeated="4"/>
          <table:table-cell office:value-type="string" calcext:value-type="string">
            <text:p>{M036759:leiden:VRB,26055:lijden:VRB,26056:lijden:VRB,M037215:lijden:VRB,M037217:lijden:VRB,26053:lijden:VRB,M037216:lijden:VRB,GH20200514.165249.11:lijden:VRB,26054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et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chieten:63</text:p>
          </table:table-cell>
          <table:table-cell table:number-columns-repeated="4"/>
          <table:table-cell office:value-type="string" calcext:value-type="string">
            <text:p>{49555:schieten:VRB,M062637: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l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melt:63</text:p>
          </table:table-cell>
          <table:table-cell table:number-columns-repeated="4"/>
          <table:table-cell office:value-type="string" calcext:value-type="string">
            <text:p>{63725:vermeld:NOU-C,M076966:vermelden:VRB,63722:ver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com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comen:62</text:p>
          </table:table-cell>
          <table:table-cell table:number-columns-repeated="4"/>
          <table:table-cell office:value-type="string" calcext:value-type="string">
            <text:p>{03014:bekomen:VRB,M006600:b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st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lasten:62</text:p>
          </table:table-cell>
          <table:table-cell table:number-columns-repeated="4"/>
          <table:table-cell office:value-type="string" calcext:value-type="string">
            <text:p>{03073:belast:NOU-C,03074:belasten:VRB,M006739:be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lang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rlangen:62</text:p>
          </table:table-cell>
          <table:table-cell table:number-columns-repeated="4"/>
          <table:table-cell office:value-type="string" calcext:value-type="string">
            <text:p>{09088:erlangen:VRB,M016076:erl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houd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nderhouden:62</text:p>
          </table:table-cell>
          <table:table-cell table:number-columns-repeated="4"/>
          <table:table-cell office:value-type="string" calcext:value-type="string">
            <text:p>{34559:onderhouden:VRB,M043405:onderhouden:VRB,M043406:onderhouden:VRB,34558:onderhouden:VRB,M043407:onder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order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orderen:61</text:p>
          </table:table-cell>
          <table:table-cell table:number-columns-repeated="4"/>
          <table:table-cell office:value-type="string" calcext:value-type="string">
            <text:p>{S001048:acc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t:61</text:p>
          </table:table-cell>
          <table:table-cell table:number-columns-repeated="4"/>
          <table:table-cell office:value-type="string" calcext:value-type="string">
            <text:p>{M034711:komen:VRB,22705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ijv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ijven:61</text:p>
          </table:table-cell>
          <table:table-cell table:number-columns-repeated="4"/>
          <table:table-cell office:value-type="string" calcext:value-type="string">
            <text:p>{M015093:drijven:NOU-C,M015093:d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ev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even:61</text:p>
          </table:table-cell>
          <table:table-cell table:number-columns-repeated="4"/>
          <table:table-cell office:value-type="string" calcext:value-type="string">
            <text:p>{M019880: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laa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ntslaan:61</text:p>
          </table:table-cell>
          <table:table-cell table:number-columns-repeated="4"/>
          <table:table-cell office:value-type="string" calcext:value-type="string">
            <text:p>{M046134:ont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aken:61</text:p>
          </table:table-cell>
          <table:table-cell table:number-columns-repeated="4"/>
          <table:table-cell office:value-type="string" calcext:value-type="string">
            <text:p>{45186:raken:VRB,45896:reken:VRB,M057349:raken:VRB,M057184:raak:NOU-C,45185:raken:VRB,M057348:raken:VRB,45174:rak:NOU-C,45178:raak:NOU-C,45175:r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nt:61</text:p>
          </table:table-cell>
          <table:table-cell table:number-columns-repeated="4"/>
          <table:table-cell office:value-type="string" calcext:value-type="string">
            <text:p>{54532:staan:VRB,55515:stonde:NOU-C,M065676:staan:VRB,M066809:ston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d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eden:61</text:p>
          </table:table-cell>
          <table:table-cell table:number-columns-repeated="4"/>
          <table:table-cell office:value-type="string" calcext:value-type="string">
            <text:p>{59235:treden:VRB,59233:trede:NOU-C,"M069991:tred, trede, tree:NOU-C",M069992:treden:VRB,M069992.re.54:tred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r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erd:61</text:p>
          </table:table-cell>
          <table:table-cell table:number-columns-repeated="4"/>
          <table:table-cell office:value-type="string" calcext:value-type="string">
            <text:p>{M08719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iev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lieven:59</text:p>
          </table:table-cell>
          <table:table-cell table:number-columns-repeated="4"/>
          <table:table-cell office:value-type="string" calcext:value-type="string">
            <text:p>{03136:believen:VRB,M006828:believen:VRB,M006827:believ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vang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ntvangen:59</text:p>
          </table:table-cell>
          <table:table-cell table:number-columns-repeated="4"/>
          <table:table-cell office:value-type="string" calcext:value-type="string">
            <text:p>{M046303:ont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houd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phouden:59</text:p>
          </table:table-cell>
          <table:table-cell table:number-columns-repeated="4"/>
          <table:table-cell office:value-type="string" calcext:value-type="string">
            <text:p>{M048715:ophouden:VRB,39420:op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ssen:59</text:p>
          </table:table-cell>
          <table:table-cell table:number-columns-repeated="4"/>
          <table:table-cell office:value-type="string" calcext:value-type="string">
            <text:p>{M052515:passen:VRB,M052451:pas:ADJ,41875:pas:NOU-C,M052450:pas:NOU-C,41891:pa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ren:59</text:p>
          </table:table-cell>
          <table:table-cell table:number-columns-repeated="4"/>
          <table:table-cell office:value-type="string" calcext:value-type="string">
            <text:p>{71787:weder:,70576:waar:NOU-C,72475:weer:NOU-C,70578:waar:NOU-C,M085498:weren:VRB,M084551:weder:NOU-C,M084554:weer:NOU-C,72500:weren:VRB,GH20191112.144447.780:weren:VRB,72498:weren:VRB,70595:waren:VRB,72499:weren:VRB,M085500:weren:VRB,GH20220110.142035.681:weer:NOU-C,M085496:weren:VRB,M084552:weer:NOU-C,M084551.re.1:weren:,72477:waar:NOU-C,M084268:weder:NOU-C,M084594:w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nden:58</text:p>
          </table:table-cell>
          <table:table-cell table:number-columns-repeated="4"/>
          <table:table-cell office:value-type="string" calcext:value-type="string">
            <text:p>{08808:einden:VRB,M015797:einden:VRB,08795:einde:NOU-C,M015582:eend:NOU-C,M015792:einde:NOU-C,08373:ee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ev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hoeven:57</text:p>
          </table:table-cell>
          <table:table-cell table:number-columns-repeated="4"/>
          <table:table-cell office:value-type="string" calcext:value-type="string">
            <text:p>{M006341:behoeven:VRB,M006333:behoef:NOU-C,02873:beho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yv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yven:57</text:p>
          </table:table-cell>
          <table:table-cell table:number-columns-repeated="4"/>
          <table:table-cell office:value-type="string" calcext:value-type="string">
            <text:p>{04670:blijven:VRB,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g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agt:57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e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ren:57</text:p>
          </table:table-cell>
          <table:table-cell table:number-columns-repeated="4"/>
          <table:table-cell office:value-type="string" calcext:value-type="string">
            <text:p>{M031430:kern:NOU-C,M031006:keren:VRB,21146:keren:INT,21144:keren:VRB,M030997:keer:NOU-C,21145:keren:VRB,M030513:karn:NOU-C,M031226: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lve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solveren:57</text:p>
          </table:table-cell>
          <table:table-cell table:number-columns-repeated="4"/>
          <table:table-cell office:value-type="string" calcext:value-type="string">
            <text:p>{M059267:resol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d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den:57</text:p>
          </table:table-cell>
          <table:table-cell table:number-columns-repeated="4"/>
          <table:table-cell office:value-type="string" calcext:value-type="string">
            <text:p>{M090043:zullen:VRB,56274:z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ek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reeken:57</text:p>
          </table:table-cell>
          <table:table-cell table:number-columns-repeated="4"/>
          <table:table-cell office:value-type="string" calcext:value-type="string">
            <text:p>{M065542: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og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zogt:57</text:p>
          </table:table-cell>
          <table:table-cell table:number-columns-repeated="4"/>
          <table:table-cell office:value-type="string" calcext:value-type="string">
            <text:p>{M079695:verzoeken:VRB,M079691:verzo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z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ijzen:57</text:p>
          </table:table-cell>
          <table:table-cell table:number-columns-repeated="4"/>
          <table:table-cell office:value-type="string" calcext:value-type="string">
            <text:p>{73941:wijze:NOU-C,M086315:wijs:ADJ|ADV,M086361:wijze:NOU-C,M086367:wijzen:VRB,M086362:wijz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den:56</text:p>
          </table:table-cell>
          <table:table-cell table:number-columns-repeated="4"/>
          <table:table-cell office:value-type="string" calcext:value-type="string">
            <text:p>{M057921:reden:VRB,M059954:rijden:VRB,45565:reden:VRB,46260:rijden:VRB,45551:rede:NOU-C,45554:rede:NOU-C,M059954:rijden:NOU-C,45553:ree:NOU-C,45564:reden:VRB,M057904:rede:NOU-C,M058005:reden:VRB,45660:reed:ADJ,45570:reden:NOU-C,M057920:red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ig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errigt:56</text:p>
          </table:table-cell>
          <table:table-cell table:number-columns-repeated="4"/>
          <table:table-cell office:value-type="string" calcext:value-type="string">
            <text:p>{M077718:ver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aack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emaackt:55</text:p>
          </table:table-cell>
          <table:table-cell table:number-columns-repeated="4"/>
          <table:table-cell office:value-type="string" calcext:value-type="string">
            <text:p>{M038266: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assee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epasseert:55</text:p>
          </table:table-cell>
          <table:table-cell table:number-columns-repeated="4"/>
          <table:table-cell office:value-type="string" calcext:value-type="string">
            <text:p>{M052510:pa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er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teren:55</text:p>
          </table:table-cell>
          <table:table-cell table:number-columns-repeated="4"/>
          <table:table-cell office:value-type="string" calcext:value-type="string">
            <text:p>{M041412:no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der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orderen:55</text:p>
          </table:table-cell>
          <table:table-cell table:number-columns-repeated="4"/>
          <table:table-cell office:value-type="string" calcext:value-type="string">
            <text:p>{67723:voorder:ADJ,67730:vorderen:VRB,M082480:vorderen:VRB,67729:vorderen:VRB,M082479:vorderen:VRB,67741:voord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s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orsen:55</text:p>
          </table:table-cell>
          <table:table-cell table:number-columns-repeated="4"/>
          <table:table-cell office:value-type="string" calcext:value-type="string">
            <text:p>{M082532:vor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g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wegen:54</text:p>
          </table:table-cell>
          <table:table-cell table:number-columns-repeated="4"/>
          <table:table-cell office:value-type="string" calcext:value-type="string">
            <text:p>{04234:bewegen:VRB,M008321:bewegen:VRB,04233:be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ock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trocken:54</text:p>
          </table:table-cell>
          <table:table-cell table:number-columns-repeated="4"/>
          <table:table-cell office:value-type="string" calcext:value-type="string">
            <text:p>{M034922:kopal:,M019784:getrokken:ADJ,M070093:trekken:VRB,13385:getrokken:ADJ,13380:getrekken:VRB,59275: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r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eren:54</text:p>
          </table:table-cell>
          <table:table-cell table:number-columns-repeated="4"/>
          <table:table-cell office:value-type="string" calcext:value-type="string">
            <text:p>{21144:keren:VRB,M031430:kern:NOU-C,20949:keer:NOU-C,M031006:keren:VRB,M031226:keren:VRB,21146:keren:INT,21145:keren:VRB,21144:ke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tell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anstellen:53</text:p>
          </table:table-cell>
          <table:table-cell table:number-columns-repeated="4"/>
          <table:table-cell office:value-type="string" calcext:value-type="string">
            <text:p>{M000821:aan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eu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ebeuren:53</text:p>
          </table:table-cell>
          <table:table-cell table:number-columns-repeated="4"/>
          <table:table-cell office:value-type="string" calcext:value-type="string">
            <text:p>{M017468:gebeuren:VRB,A007281:gebeu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eeck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eteeckent:53</text:p>
          </table:table-cell>
          <table:table-cell table:number-columns-repeated="4"/>
          <table:table-cell office:value-type="string" calcext:value-type="string">
            <text:p>{M067867: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ot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rooten:53</text:p>
          </table:table-cell>
          <table:table-cell table:number-columns-repeated="4"/>
          <table:table-cell office:value-type="string" calcext:value-type="string">
            <text:p>{M022350:groot:NOU-C,M022349:groot:ADJ|ADV,15045:groot:NOU-C,M022365:grote:ADJ|ADV,15042:groot:ADJ,M022365:grote:NOU-C,15091:groten:VRB,M022370: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n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nnen:53</text:p>
          </table:table-cell>
          <table:table-cell table:number-columns-repeated="4"/>
          <table:table-cell office:value-type="string" calcext:value-type="string">
            <text:p>{29164:mennen:NOU-C,29164:mennen:VRB,M038999:m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eren:53</text:p>
          </table:table-cell>
          <table:table-cell table:number-columns-repeated="4"/>
          <table:table-cell office:value-type="string" calcext:value-type="string">
            <text:p>{M082492:voren:ADV|ADP|CON,M081284:voeren:VRB,M073361:varen:VRB,67040:voer:NOU-C,M081282:voeren:VRB,M081278:voer:NOU-C,M081277:voer:NOU-C,M081283:voeren:VRB,"66985:voederen, voeren:VRB",61368:varen:VRB,67042:voeren:VRB,M081276:vo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brag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lbragt:53</text:p>
          </table:table-cell>
          <table:table-cell table:number-columns-repeated="4"/>
          <table:table-cell office:value-type="string" calcext:value-type="string">
            <text:p>{M081409:vol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es:53</text:p>
          </table:table-cell>
          <table:table-cell table:number-columns-repeated="4"/>
          <table:table-cell office:value-type="string" calcext:value-type="string">
            <text:p>{M086779:wis:NOU-C,51899:zijn:VRB,72774:wezen:VRB,73048:wie:PRN,M089102:zijn:VRB,M083991:wars:ADJ|ADV,M085638:wers:ADV,70752:wat:PRN,73931:wis:ADJ,M085679:wes:PRN|ADV|ADP,M084034:wat:PRN|ADV|ADP,72736:wes:PRN,M086772:wis:ADJ|ADV,GH20211119.115612.616:wes:PRN,GH20211119.115701.180:wes:PRN,GH20211119.120950.13:wes:PRN|ADV|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ig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rigt:52</text:p>
          </table:table-cell>
          <table:table-cell table:number-columns-repeated="4"/>
          <table:table-cell office:value-type="string" calcext:value-type="string">
            <text:p>{M019257:gerechten:,M059827:richten:VRB,M019307:gere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orst:52</text:p>
          </table:table-cell>
          <table:table-cell table:number-columns-repeated="4"/>
          <table:table-cell office:value-type="string" calcext:value-type="string">
            <text:p>{M082535:vorst:NOU-C,64869:versten:VRB,68677:verst:,64849:verst:NOU-C,M082534:vorst:NOU-C,M082536:vorst:NOU-C,68675:vorst:NOU-C,68674:vorst:NOU-C,M082533:vorst:NOU-C,68680:vorst:ADJ,GH20210618.120526.506:voorste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en:51</text:p>
          </table:table-cell>
          <table:table-cell table:number-columns-repeated="4"/>
          <table:table-cell office:value-type="string" calcext:value-type="string">
            <text:p>{M013543:dienen:VRB,06543:dijen:VRB,06507:die:PRN,06542:dienen:VRB,M013523:die:PRN|ART,":die + hij:",06215:de:PRN,06203:dat:PRN,06508:die:PRN,06513:duiden:VRB,06510:dij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d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oeden:51</text:p>
          </table:table-cell>
          <table:table-cell table:number-columns-repeated="4"/>
          <table:table-cell office:value-type="string" calcext:value-type="string">
            <text:p>{14396:goede:NOU-C,M020877:goed:NOU-C,14432:goed:ADJ,14434:goed:NOU-C,14406:goeden:VRB,14433:goed:NOU-C,M020876:goed:ADJ|ADV,M020898:g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taa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ntstaan:51</text:p>
          </table:table-cell>
          <table:table-cell table:number-columns-repeated="4"/>
          <table:table-cell office:value-type="string" calcext:value-type="string">
            <text:p>{A012074:ontstaan:NOU-C,M046198:ont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uit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uiten:51</text:p>
          </table:table-cell>
          <table:table-cell table:number-columns-repeated="4"/>
          <table:table-cell office:value-type="string" calcext:value-type="string">
            <text:p>{M064308:sluiten:VRB,52619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a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ngaan:50</text:p>
          </table:table-cell>
          <table:table-cell table:number-columns-repeated="4"/>
          <table:table-cell office:value-type="string" calcext:value-type="string">
            <text:p>{M000322:aan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eff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treffen:50</text:p>
          </table:table-cell>
          <table:table-cell table:number-columns-repeated="4"/>
          <table:table-cell office:value-type="string" calcext:value-type="string">
            <text:p>{M008018:betr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andel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handelen:50</text:p>
          </table:table-cell>
          <table:table-cell table:number-columns-repeated="4"/>
          <table:table-cell office:value-type="string" calcext:value-type="string">
            <text:p>{M075869:verhandelen:VRB,62947:ver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v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urven:49</text:p>
          </table:table-cell>
          <table:table-cell table:number-columns-repeated="4"/>
          <table:table-cell office:value-type="string" calcext:value-type="string">
            <text:p>{M015417:du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geev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geeven:49</text:p>
          </table:table-cell>
          <table:table-cell table:number-columns-repeated="4"/>
          <table:table-cell office:value-type="string" calcext:value-type="string">
            <text:p>{M019880:geven:,M019880: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ll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rvallen:49</text:p>
          </table:table-cell>
          <table:table-cell table:number-columns-repeated="4"/>
          <table:table-cell office:value-type="string" calcext:value-type="string">
            <text:p>{M078994:vervallen:ADJ,65255:verval:NOU-C,M078993:vervallen:VRB,M078990:verval:NOU-C,65256:ver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g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hagen:48</text:p>
          </table:table-cell>
          <table:table-cell table:number-columns-repeated="4"/>
          <table:table-cell office:value-type="string" calcext:value-type="string">
            <text:p>{02806:behagen:VRB,M006249:behagen:VRB,M006248:beha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l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melt:48</text:p>
          </table:table-cell>
          <table:table-cell table:number-columns-repeated="4"/>
          <table:table-cell office:value-type="string" calcext:value-type="string">
            <text:p>{M038914:melden:VRB,29040:mou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rijg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krijgen:48</text:p>
          </table:table-cell>
          <table:table-cell table:number-columns-repeated="4"/>
          <table:table-cell office:value-type="string" calcext:value-type="string">
            <text:p>{M076490:ver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ld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melden:48</text:p>
          </table:table-cell>
          <table:table-cell table:number-columns-repeated="4"/>
          <table:table-cell office:value-type="string" calcext:value-type="string">
            <text:p>{M076966:ver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inder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minderen:48</text:p>
          </table:table-cell>
          <table:table-cell table:number-columns-repeated="4"/>
          <table:table-cell office:value-type="string" calcext:value-type="string">
            <text:p>{63783:verminderen:VRB,M077061:vermi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eg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voegen:48</text:p>
          </table:table-cell>
          <table:table-cell table:number-columns-repeated="4"/>
          <table:table-cell office:value-type="string" calcext:value-type="string">
            <text:p>{65333:vervoegen:VRB,M079122:ver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k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rken:48</text:p>
          </table:table-cell>
          <table:table-cell table:number-columns-repeated="4"/>
          <table:table-cell office:value-type="string" calcext:value-type="string">
            <text:p>{72529:werk:NOU-C,72528:werk:NOU-C,M085521:werk:NOU-C,72543:werken:ADJ,M085534:werken:VRB,M085534:werken:NOU-C,72544:werken:NOU-C,72544:werken:VRB,M085535:werk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ek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oeken:48</text:p>
          </table:table-cell>
          <table:table-cell table:number-columns-repeated="4"/>
          <table:table-cell office:value-type="string" calcext:value-type="string">
            <text:p>{53092:zoeken:VRB,M089430:zoeken:VRB,M089969:z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n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danken:47</text:p>
          </table:table-cell>
          <table:table-cell table:number-columns-repeated="4"/>
          <table:table-cell office:value-type="string" calcext:value-type="string">
            <text:p>{M005557:bedanken:VRB,02430:be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l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delen:47</text:p>
          </table:table-cell>
          <table:table-cell table:number-columns-repeated="4"/>
          <table:table-cell office:value-type="string" calcext:value-type="string">
            <text:p>{02477:bedelen:VRB,M005629:be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jc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ijcken:47</text:p>
          </table:table-cell>
          <table:table-cell table:number-columns-repeated="4"/>
          <table:table-cell office:value-type="string" calcext:value-type="string">
            <text:p>{M009405:blijken:VRB,M009402:bl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d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den:47</text:p>
          </table:table-cell>
          <table:table-cell table:number-columns-repeated="4"/>
          <table:table-cell office:value-type="string" calcext:value-type="string">
            <text:p>{M036184:laden:VRB,24584:lede:NOU-C,24588:laden:VRB,"24581:lade, la:NOU-C","M036182:lade, la:NOU-C",M036183:laden:VRB,24589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hou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nhouden:46</text:p>
          </table:table-cell>
          <table:table-cell table:number-columns-repeated="4"/>
          <table:table-cell office:value-type="string" calcext:value-type="string">
            <text:p>{M000422:aan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ust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rusten:46</text:p>
          </table:table-cell>
          <table:table-cell table:number-columns-repeated="4"/>
          <table:table-cell office:value-type="string" calcext:value-type="string">
            <text:p>{M007436:berusten:VRB,03516:beru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bi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tbieden:46</text:p>
          </table:table-cell>
          <table:table-cell table:number-columns-repeated="4"/>
          <table:table-cell office:value-type="string" calcext:value-type="string">
            <text:p>{37160:ontbieden:VRB,M045430:ont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hou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thouden:46</text:p>
          </table:table-cell>
          <table:table-cell table:number-columns-repeated="4"/>
          <table:table-cell office:value-type="string" calcext:value-type="string">
            <text:p>{37417:onthouden:VRB,M045689:onthouden:VRB,37397:onth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ck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icken:46</text:p>
          </table:table-cell>
          <table:table-cell table:number-columns-repeated="4"/>
          <table:table-cell office:value-type="string" calcext:value-type="string">
            <text:p>{M062679:schikken:VRB,49601: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brag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egebragt:46</text:p>
          </table:table-cell>
          <table:table-cell table:number-columns-repeated="4"/>
          <table:table-cell office:value-type="string" calcext:value-type="string">
            <text:p>{M068744:toe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kk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ekken:46</text:p>
          </table:table-cell>
          <table:table-cell table:number-columns-repeated="4"/>
          <table:table-cell office:value-type="string" calcext:value-type="string">
            <text:p>{M070067:trek:NOU-C,M070093:trekken:VRB,59275:trekken:VRB,GH20191118.152918.656:trekken:NOU-C,GH20191118.152918.656:trekken:VRB,M070093:trek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al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rhalen:46</text:p>
          </table:table-cell>
          <table:table-cell table:number-columns-repeated="4"/>
          <table:table-cell office:value-type="string" calcext:value-type="string">
            <text:p>{M075859:verhalen:VRB,M075834:verhaal:NOU-C,62940:verhalen:VRB,GH20200715.145043.785:verhalen:VRB,63098:verhol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n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enen:45</text:p>
          </table:table-cell>
          <table:table-cell table:number-columns-repeated="4"/>
          <table:table-cell office:value-type="string" calcext:value-type="string">
            <text:p>{M038754:meen:NOU-C,29073:menen:VRB,M038755:menen:VRB,29074:men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l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delen:45</text:p>
          </table:table-cell>
          <table:table-cell table:number-columns-repeated="4"/>
          <table:table-cell office:value-type="string" calcext:value-type="string">
            <text:p>{62375:verdelen:VRB,M075038:ver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iev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ieven:44</text:p>
          </table:table-cell>
          <table:table-cell table:number-columns-repeated="4"/>
          <table:table-cell office:value-type="string" calcext:value-type="string">
            <text:p>{M019316:gerieven:VRB,12514:geri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licer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pliceren:44</text:p>
          </table:table-cell>
          <table:table-cell table:number-columns-repeated="4"/>
          <table:table-cell office:value-type="string" calcext:value-type="string">
            <text:p>{M059061:rep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oek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zoeken:44</text:p>
          </table:table-cell>
          <table:table-cell table:number-columns-repeated="4"/>
          <table:table-cell office:value-type="string" calcext:value-type="string">
            <text:p>{M079693:verzoek:NOU-C,64715:verzoeken:VRB,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led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oorleden:44</text:p>
          </table:table-cell>
          <table:table-cell table:number-columns-repeated="4"/>
          <table:table-cell office:value-type="string" calcext:value-type="string">
            <text:p>{M081396.re.191:volreden:VRB,68104:voorleden:ADJ,M081934:voorleden:NOU-C,M081933:voorleden:ADJ|ADV,M081954:voorlijden:VRB,68120:voo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am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ramen:43</text:p>
          </table:table-cell>
          <table:table-cell table:number-columns-repeated="4"/>
          <table:table-cell office:value-type="string" calcext:value-type="string">
            <text:p>{M007191:ber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ek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eken:43</text:p>
          </table:table-cell>
          <table:table-cell table:number-columns-repeated="4"/>
          <table:table-cell office:value-type="string" calcext:value-type="string">
            <text:p>{04608:bleken:VRB,M009341:bleken:VRB,04652:blijken:VRB,04607:bl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voert:43</text:p>
          </table:table-cell>
          <table:table-cell table:number-columns-repeated="4"/>
          <table:table-cell office:value-type="string" calcext:value-type="string">
            <text:p>{M081282:voeren:VRB,M081284:voeren:VRB,M081283:voeren:VRB,67042: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ijv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rblijven:43</text:p>
          </table:table-cell>
          <table:table-cell table:number-columns-repeated="4"/>
          <table:table-cell office:value-type="string" calcext:value-type="string">
            <text:p>{M074764:verblijf:NOU-C,M074768: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tt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zetten:43</text:p>
          </table:table-cell>
          <table:table-cell table:number-columns-repeated="4"/>
          <table:table-cell office:value-type="string" calcext:value-type="string">
            <text:p>{GH20191202.150734.570:zetten:VRB,M088714:zetten:VRB,M088689:zet:NOU-C,51568:zet:NOU-C,51575: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ep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heepen:42</text:p>
          </table:table-cell>
          <table:table-cell table:number-columns-repeated="4"/>
          <table:table-cell office:value-type="string" calcext:value-type="string">
            <text:p>{M062516:schepen:VRB,M062741:schi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nder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eranderen:42</text:p>
          </table:table-cell>
          <table:table-cell table:number-columns-repeated="4"/>
          <table:table-cell office:value-type="string" calcext:value-type="string">
            <text:p>{62019:veranderen:VRB,M074435:ver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p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erhopen:42</text:p>
          </table:table-cell>
          <table:table-cell table:number-columns-repeated="4"/>
          <table:table-cell office:value-type="string" calcext:value-type="string">
            <text:p>{M076044:verhopen:VRB,63127:verh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ev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oorgeven:42</text:p>
          </table:table-cell>
          <table:table-cell table:number-columns-repeated="4"/>
          <table:table-cell office:value-type="string" calcext:value-type="string">
            <text:p>{M081823:voorgeven:VRB,M081824:voorgev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nem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oornemen:42</text:p>
          </table:table-cell>
          <table:table-cell table:number-columns-repeated="4"/>
          <table:table-cell office:value-type="string" calcext:value-type="string">
            <text:p>{M082002:vernemen:VRB,M081996:voorneem:NOU-C,M081989:voornaam:ADJ|ADV,68189:voornemen:VRB,M081999:voornemen:VRB,M082001:voornem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i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oorsien:42</text:p>
          </table:table-cell>
          <table:table-cell table:number-columns-repeated="4"/>
          <table:table-cell office:value-type="string" calcext:value-type="string">
            <text:p>{68354:voorzien:VRB,68356:voorzien:ADJ,64561:verzien:VRB,M082440:voorzien:ADJ,M082439:voorzien:VRB,68355:voorzi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dee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ordeelen:41</text:p>
          </table:table-cell>
          <table:table-cell table:number-columns-repeated="4"/>
          <table:table-cell office:value-type="string" calcext:value-type="string">
            <text:p>{M047713:oordelen:VRB,M047709:oor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v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pgeven:41</text:p>
          </table:table-cell>
          <table:table-cell table:number-columns-repeated="4"/>
          <table:table-cell office:value-type="string" calcext:value-type="string">
            <text:p>{M048596:opgeven:VRB,39373:op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and:41</text:p>
          </table:table-cell>
          <table:table-cell table:number-columns-repeated="4"/>
          <table:table-cell office:value-type="string" calcext:value-type="string">
            <text:p>{M080267:vinden:VRB,M073285:vanden:VRB,66219: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or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looren:41</text:p>
          </table:table-cell>
          <table:table-cell table:number-columns-repeated="4"/>
          <table:table-cell office:value-type="string" calcext:value-type="string">
            <text:p>{M076799:verloren:ADJ|ADV,M076727:verliezen:VRB,63605:verloren:ADJ,63542:verl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g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rgen:40</text:p>
          </table:table-cell>
          <table:table-cell table:number-columns-repeated="4"/>
          <table:table-cell office:value-type="string" calcext:value-type="string">
            <text:p>{03393:bargen:ADJ,M007254:berg:NOU-C,M007267:bergen:VRB,M007252:berg:NOU-C,03390:be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ordeel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oordeelt:40</text:p>
          </table:table-cell>
          <table:table-cell table:number-columns-repeated="4"/>
          <table:table-cell office:value-type="string" calcext:value-type="string">
            <text:p>{M047713:oor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r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oren:40</text:p>
          </table:table-cell>
          <table:table-cell table:number-columns-repeated="4"/>
          <table:table-cell office:value-type="string" calcext:value-type="string">
            <text:p>{39923:oor:NOU-C,M026564:horen:VRB,18089:horen:VRB,M026568:hoorn:NOU-C,M026567:hoorn:NOU-C,18105:hoor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ell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rzellen:40</text:p>
          </table:table-cell>
          <table:table-cell table:number-columns-repeated="4"/>
          <table:table-cell office:value-type="string" calcext:value-type="string">
            <text:p>{64523:verzellen:VRB,M079611:verz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l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halen:39</text:p>
          </table:table-cell>
          <table:table-cell table:number-columns-repeated="4"/>
          <table:table-cell office:value-type="string" calcext:value-type="string">
            <text:p>{M006251:behalen:VRB,02810:be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rg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sorgen:39</text:p>
          </table:table-cell>
          <table:table-cell table:number-columns-repeated="4"/>
          <table:table-cell office:value-type="string" calcext:value-type="string">
            <text:p>{M008536:bezorgen:VRB,03828:be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p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pen:39</text:p>
          </table:table-cell>
          <table:table-cell table:number-columns-repeated="4"/>
          <table:table-cell office:value-type="string" calcext:value-type="string">
            <text:p>{07144:doop:NOU-C,07145:dopen:VRB,M014041:dop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an:39</text:p>
          </table:table-cell>
          <table:table-cell table:number-columns-repeated="4"/>
          <table:table-cell office:value-type="string" calcext:value-type="string">
            <text:p>{M029937:kan:NOU-C,M031176:kennen:VRB,M031885:kan:NOU-C,M035836:ku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k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ken:39</text:p>
          </table:table-cell>
          <table:table-cell table:number-columns-repeated="4"/>
          <table:table-cell office:value-type="string" calcext:value-type="string">
            <text:p>{28080:merk:NOU-C,M039096:merken:VRB,M039088:merk:NOU-C,M039095:merken:VRB,28079:mark:NOU-C,29268:merken:VRB,M039093:merkel:NOU-C,GH20191202.153749.268: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iet:39</text:p>
          </table:table-cell>
          <table:table-cell table:number-columns-repeated="4"/>
          <table:table-cell office:value-type="string" calcext:value-type="string">
            <text:p>{32496:nieden:VRB,32649:niet:PRN,32544:niet:PRN,GH20220218.113113.430:niet:PRN|NOU-C|ADV,32546:niet:NOU-C,32509:niel:ADJ,32545:nied:NOU-C,GH20220218.103326.382:niet:PRN,M041178:niet:PRN|NOU-C|ADV,GH20220218.104404.246:niet:PRN,GH20220218.110835.131:niet:PRN|NOU-C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onneer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donneeren:39</text:p>
          </table:table-cell>
          <table:table-cell table:number-columns-repeated="4"/>
          <table:table-cell office:value-type="string" calcext:value-type="string">
            <text:p>{M049835:ordon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jffel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wijffelen:39</text:p>
          </table:table-cell>
          <table:table-cell table:number-columns-repeated="4"/>
          <table:table-cell office:value-type="string" calcext:value-type="string">
            <text:p>{M071518:twijfel:NOU-C,M071524:twijf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ar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aaren:39</text:p>
          </table:table-cell>
          <table:table-cell table:number-columns-repeated="4"/>
          <table:table-cell office:value-type="string" calcext:value-type="string">
            <text:p>{M083268:waard:ADJ,M083234:waar:NOU-C,M083898:waren:VRB,M083237:waar:ADJ|ADV,M083899:waren:VRB,M089102:zijn:VRB,M083235:waar:NOU-C,M083236:w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egg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fleggen:38</text:p>
          </table:table-cell>
          <table:table-cell table:number-columns-repeated="4"/>
          <table:table-cell office:value-type="string" calcext:value-type="string">
            <text:p>{M002323:afleggen:VRB,00860:af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ien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dienen:38</text:p>
          </table:table-cell>
          <table:table-cell table:number-columns-repeated="4"/>
          <table:table-cell office:value-type="string" calcext:value-type="string">
            <text:p>{02527:bedienen:VRB,M005698:be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e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kend:38</text:p>
          </table:table-cell>
          <table:table-cell table:number-columns-repeated="4"/>
          <table:table-cell office:value-type="string" calcext:value-type="string">
            <text:p>{M006474:bekend:ADJ,02969:bekend:ADJ,M006481:be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ve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levert:38</text:p>
          </table:table-cell>
          <table:table-cell table:number-columns-repeated="4"/>
          <table:table-cell office:value-type="string" calcext:value-type="string">
            <text:p>{25915:leveren:VRB,M037024:leveren:VRB,11542:gelever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l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volgt:38</text:p>
          </table:table-cell>
          <table:table-cell table:number-columns-repeated="4"/>
          <table:table-cell office:value-type="string" calcext:value-type="string">
            <text:p>{M081435: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ven:38</text:p>
          </table:table-cell>
          <table:table-cell table:number-columns-repeated="4"/>
          <table:table-cell office:value-type="string" calcext:value-type="string">
            <text:p>{M036958:leven:NOU-C,M036957:leven:VRB,25891:leven:NOU-C,25890:leven:VRB,M036958:leven:ADJ|ADV,M036958:leven:VRB,M036959:levend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ar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ntwaren:38</text:p>
          </table:table-cell>
          <table:table-cell table:number-columns-repeated="4"/>
          <table:table-cell office:value-type="string" calcext:value-type="string">
            <text:p>{38876:onwaar:ADV,M046392:ontwaren:VRB,38244:ont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j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j:38</text:p>
          </table:table-cell>
          <table:table-cell table:number-columns-repeated="4"/>
          <table:table-cell office:value-type="string" calcext:value-type="string">
            <text:p>{M088992:zij:PRN,"M089004:zijde, zij:NOU-C",M089005:zijde:NOU-C,M089106:zijn:PRN,51645:zijn:PRN,51649:zij:NOU-C,M089102:zijn:VRB,51644:zij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k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ekken:38</text:p>
          </table:table-cell>
          <table:table-cell table:number-columns-repeated="4"/>
          <table:table-cell office:value-type="string" calcext:value-type="string">
            <text:p>{M066961:strek:NOU-C,M066969: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igt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rigten:38</text:p>
          </table:table-cell>
          <table:table-cell table:number-columns-repeated="4"/>
          <table:table-cell office:value-type="string" calcext:value-type="string">
            <text:p>{M077718:verrichten:VRB,M077716:verri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tt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vatten:38</text:p>
          </table:table-cell>
          <table:table-cell table:number-columns-repeated="4"/>
          <table:table-cell office:value-type="string" calcext:value-type="string">
            <text:p>{M079013:verv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ng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langen:37</text:p>
          </table:table-cell>
          <table:table-cell table:number-columns-repeated="4"/>
          <table:table-cell office:value-type="string" calcext:value-type="string">
            <text:p>{03067:belangen:VRB,M006725:belangen:VRB,M006722:bela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r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waren:37</text:p>
          </table:table-cell>
          <table:table-cell table:number-columns-repeated="4"/>
          <table:table-cell office:value-type="string" calcext:value-type="string">
            <text:p>{04219:bewaren:VRB,M008292:bewaren:VRB,04217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d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den:37</text:p>
          </table:table-cell>
          <table:table-cell table:number-columns-repeated="4"/>
          <table:table-cell office:value-type="string" calcext:value-type="string">
            <text:p>{11477:gelden:VRB,M018486:geld:NOU-C,M018500:gelden:VRB,11704:gel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m:37</text:p>
          </table:table-cell>
          <table:table-cell table:number-columns-repeated="4"/>
          <table:table-cell office:value-type="string" calcext:value-type="string">
            <text:p>{22705:komen:VRB,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ets:37</text:p>
          </table:table-cell>
          <table:table-cell table:number-columns-repeated="4"/>
          <table:table-cell office:value-type="string" calcext:value-type="string">
            <text:p>{45551:rede:NOU-C,45670:reeds:ADV,M058011:reeds:ADJ,M058010:reeds:ADV,46260:rijden:VRB,45660:reed:ADJ,45671:reeds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er:37</text:p>
          </table:table-cell>
          <table:table-cell table:number-columns-repeated="4"/>
          <table:table-cell office:value-type="string" calcext:value-type="string">
            <text:p>{50989:zeer:NOU-C,M063570:sieren:VRB,50987:zeer:ADJ,51453:zeer:ADV,M088223:zeer:ADV,50988:zeer:NOU-C,M088222:zeer:NOU-C,":de + heer:",M088221:zeer:ADJ,GH20200928.092208.230:sedert:ADV,50992:sem:,GH20200928.091223.179:sedert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aff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raffen:37</text:p>
          </table:table-cell>
          <table:table-cell table:number-columns-repeated="4"/>
          <table:table-cell office:value-type="string" calcext:value-type="string">
            <text:p>{M066905:straf:ADJ|ADV,M066911:straffen:VRB,55704:straffen:VRB,GH20191203.144709.915:straffen:VRB,M066904:stra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selt:37</text:p>
          </table:table-cell>
          <table:table-cell table:number-columns-repeated="4"/>
          <table:table-cell office:value-type="string" calcext:value-type="string">
            <text:p>{M079611:verzellen:VRB,64523:verz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lg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volgen:37</text:p>
          </table:table-cell>
          <table:table-cell table:number-columns-repeated="4"/>
          <table:table-cell office:value-type="string" calcext:value-type="string">
            <text:p>{65338:vervolg:NOU-C,M079135:vervolg:NOU-C,M079136:vervolgen:VRB,65341:ver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voegt:36</text:p>
          </table:table-cell>
          <table:table-cell table:number-columns-repeated="4"/>
          <table:table-cell office:value-type="string" calcext:value-type="string">
            <text:p>{M019915:gevoegen:VRB,M081255: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et:36</text:p>
          </table:table-cell>
          <table:table-cell table:number-columns-repeated="4"/>
          <table:table-cell office:value-type="string" calcext:value-type="string">
            <text:p>{GH20210901.102945.397:het:PRN,M025730:het:ART,M025729:het:PRN,17109:het:PRN,M024736:hebben:VRB,M025731:het:INT,16261:h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ever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verleveren:36</text:p>
          </table:table-cell>
          <table:table-cell table:number-columns-repeated="4"/>
          <table:table-cell office:value-type="string" calcext:value-type="string">
            <text:p>{M050778:overleveren:VRB,40703:over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mmander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commanderen:36</text:p>
          </table:table-cell>
          <table:table-cell table:number-columns-repeated="4"/>
          <table:table-cell office:value-type="string" calcext:value-type="string">
            <text:p>{M057833:re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pp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eppen:36</text:p>
          </table:table-cell>
          <table:table-cell table:number-columns-repeated="4"/>
          <table:table-cell office:value-type="string" calcext:value-type="string">
            <text:p>{M062525:scheppen:VRB,M062524:scheppen:VRB,49385:sche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k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soekt:36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end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zenden:36</text:p>
          </table:table-cell>
          <table:table-cell table:number-columns-repeated="4"/>
          <table:table-cell office:value-type="string" calcext:value-type="string">
            <text:p>{M079616:verzenden:VRB,GH20191210.134236.736: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ren:36</text:p>
          </table:table-cell>
          <table:table-cell table:number-columns-repeated="4"/>
          <table:table-cell office:value-type="string" calcext:value-type="string">
            <text:p>{70577:waar:NOU-C,70580:waar:NOU-C,70584:weer:NOU-C,M083236:waar:NOU-C,"70600:waar, varen:",70598:waren:VRB,51899:zijn:VRB,69844:waar:ADJ,M083237:waar:ADJ|ADV,70579:waar:NOU-C,70576:waar:NOU-C,"70597:waren, weren:VRB",70596:waren:VRB,70595:waren:VRB,M083899:waren:VRB,M089102:zijn:VRB,69845:waar:NOU-C,M083898:waren:VRB,M083234:waar:NOU-C,M083235:w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tt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itten:36</text:p>
          </table:table-cell>
          <table:table-cell table:number-columns-repeated="4"/>
          <table:table-cell office:value-type="string" calcext:value-type="string">
            <text:p>{M089359:zit:NOU-C,52148:zitten:NOU-C,M089374:zitten:VRB,52147:zitten:VRB,M089375:zit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hal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anhalen:35</text:p>
          </table:table-cell>
          <table:table-cell table:number-columns-repeated="4"/>
          <table:table-cell office:value-type="string" calcext:value-type="string">
            <text:p>{M000377:aan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v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rven:35</text:p>
          </table:table-cell>
          <table:table-cell table:number-columns-repeated="4"/>
          <table:table-cell office:value-type="string" calcext:value-type="string">
            <text:p>{06389:derf:ADJ,06419:derven:VRB,M015417:durven:VRB,M013377:d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:35</text:p>
          </table:table-cell>
          <table:table-cell table:number-columns-repeated="4"/>
          <table:table-cell office:value-type="string" calcext:value-type="string">
            <text:p>{GH20191112.123008.478:op:ADP|ADV,39700:opsteken:VRB,39184:op:ADV,M048052:op:?,M048052:op:ADP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nem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nemen:35</text:p>
          </table:table-cell>
          <table:table-cell table:number-columns-repeated="4"/>
          <table:table-cell office:value-type="string" calcext:value-type="string">
            <text:p>{M049019:opnemen:VRB,39495:op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en:35</text:p>
          </table:table-cell>
          <table:table-cell table:number-columns-repeated="4"/>
          <table:table-cell office:value-type="string" calcext:value-type="string">
            <text:p>{61993:vrouw:NOU-C,62648:veer:NOU-C,62649:veer:NOU-C,62693:vrouw:,M073856:veer:NOU-C,M073671:vederen:VRB,62692:varen:VRB,M073876:veren:ADJ,M073878:veren:VRB,GH20210601.134223.285:verren:ADV,64193:ver:ADJ,M075446:veren:VRB,M073854:veer:NOU-C,M073875.re.1:ver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ordeer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cordeeren:34</text:p>
          </table:table-cell>
          <table:table-cell table:number-columns-repeated="4"/>
          <table:table-cell office:value-type="string" calcext:value-type="string">
            <text:p>{S001048:accorderen:VRB,01124:acc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rde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vordert:34</text:p>
          </table:table-cell>
          <table:table-cell table:number-columns-repeated="4"/>
          <table:table-cell office:value-type="string" calcext:value-type="string">
            <text:p>{M082480:vorderen:VRB,67729:vorderen:VRB,M082479:v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staan:34</text:p>
          </table:table-cell>
          <table:table-cell table:number-columns-repeated="4"/>
          <table:table-cell office:value-type="string" calcext:value-type="string">
            <text:p>{M028051:in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lat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laten:34</text:p>
          </table:table-cell>
          <table:table-cell table:number-columns-repeated="4"/>
          <table:table-cell office:value-type="string" calcext:value-type="string">
            <text:p>{M040636:na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ader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gaderen:34</text:p>
          </table:table-cell>
          <table:table-cell table:number-columns-repeated="4"/>
          <table:table-cell office:value-type="string" calcext:value-type="string">
            <text:p>{M075549:vergadering:,M075547:vergaderen:VRB,62749:verg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unn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gunnen:34</text:p>
          </table:table-cell>
          <table:table-cell table:number-columns-repeated="4"/>
          <table:table-cell office:value-type="string" calcext:value-type="string">
            <text:p>{M075822:vergu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ez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liezen:34</text:p>
          </table:table-cell>
          <table:table-cell table:number-columns-repeated="4"/>
          <table:table-cell office:value-type="string" calcext:value-type="string">
            <text:p>{M076727:verliezen:NOU-C,M076723:verlies:NOU-C,M076727:verl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n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onen:34</text:p>
          </table:table-cell>
          <table:table-cell table:number-columns-repeated="4"/>
          <table:table-cell office:value-type="string" calcext:value-type="string">
            <text:p>{74347:woon:NOU-C,74350:wonen:VRB,M087133: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er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iteren:33</text:p>
          </table:table-cell>
          <table:table-cell table:number-columns-repeated="4"/>
          <table:table-cell office:value-type="string" calcext:value-type="string">
            <text:p>{M012723:c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wing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wingen:33</text:p>
          </table:table-cell>
          <table:table-cell table:number-columns-repeated="4"/>
          <table:table-cell office:value-type="string" calcext:value-type="string">
            <text:p>{M015495:dwingen:VRB,08172:dw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ef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liefd:33</text:p>
          </table:table-cell>
          <table:table-cell table:number-columns-repeated="4"/>
          <table:table-cell office:value-type="string" calcext:value-type="string">
            <text:p>{M018651:geliefd:ADJ,M018658:gelieven:,M037188:li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em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noemt:33</text:p>
          </table:table-cell>
          <table:table-cell table:number-columns-repeated="4"/>
          <table:table-cell office:value-type="string" calcext:value-type="string">
            <text:p>{M041281:no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raaken:33</text:p>
          </table:table-cell>
          <table:table-cell table:number-columns-repeated="4"/>
          <table:table-cell office:value-type="string" calcext:value-type="string">
            <text:p>{M019236:ge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reev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schreeven:33</text:p>
          </table:table-cell>
          <table:table-cell table:number-columns-repeated="4"/>
          <table:table-cell office:value-type="string" calcext:value-type="string">
            <text:p>{M063148: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em:33</text:p>
          </table:table-cell>
          <table:table-cell table:number-columns-repeated="4"/>
          <table:table-cell office:value-type="string" calcext:value-type="string">
            <text:p>{17185:hij:PRN,M088992:zij:PRN,M025383:hummen:VRB,M025345:hum:INT,M025912:hij:PRN,M025346:hemd:NOU-C,GH20200304.172345.937:hem:PRN,16592:ha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:33</text:p>
          </table:table-cell>
          <table:table-cell table:number-columns-repeated="4"/>
          <table:table-cell office:value-type="string" calcext:value-type="string">
            <text:p>{M027807:innen:VRB,":en + het:",":in + het:ADP",NULL,19271:inkt:NOU-C,08808:einden:VRB,M027716:inkt:NOU-C,M015979:e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et:33</text:p>
          </table:table-cell>
          <table:table-cell table:number-columns-repeated="4"/>
          <table:table-cell office:value-type="string" calcext:value-type="string">
            <text:p>{29686:mieden:VRB,M039348:mij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sen:33</text:p>
          </table:table-cell>
          <table:table-cell table:number-columns-repeated="4"/>
          <table:table-cell office:value-type="string" calcext:value-type="string">
            <text:p>{29390:mesten:VRB,30126:mis:NOU-C,M039457:mis:NOU-C,M039132:mesten:VRB,M039671:missen:VRB,M039456:mis:NOU-C,30142:m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eer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eeren:33</text:p>
          </table:table-cell>
          <table:table-cell table:number-columns-repeated="4"/>
          <table:table-cell office:value-type="string" calcext:value-type="string">
            <text:p>{M041412:no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er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sseeren:33</text:p>
          </table:table-cell>
          <table:table-cell table:number-columns-repeated="4"/>
          <table:table-cell office:value-type="string" calcext:value-type="string">
            <text:p>{M052510:pa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kom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ekomen:33</text:p>
          </table:table-cell>
          <table:table-cell table:number-columns-repeated="4"/>
          <table:table-cell office:value-type="string" calcext:value-type="string">
            <text:p>{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op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hoopen:33</text:p>
          </table:table-cell>
          <table:table-cell table:number-columns-repeated="4"/>
          <table:table-cell office:value-type="string" calcext:value-type="string">
            <text:p>{M076044:verh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l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welt:32</text:p>
          </table:table-cell>
          <table:table-cell table:number-columns-repeated="4"/>
          <table:table-cell office:value-type="string" calcext:value-type="string">
            <text:p>{M085282:wellen:VRB,72215:wellen:VRB,M020016:geweld:NOU-C,13846:geweld:NOU-C,M085283:w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ta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derstaan:32</text:p>
          </table:table-cell>
          <table:table-cell table:number-columns-repeated="4"/>
          <table:table-cell office:value-type="string" calcext:value-type="string">
            <text:p>{M043677:ond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d:32</text:p>
          </table:table-cell>
          <table:table-cell table:number-columns-repeated="4"/>
          <table:table-cell office:value-type="string" calcext:value-type="string">
            <text:p>{M049921:oud:ADJ|ADV,40229:oud:ADJ,M049929:oude:NOU-C,40195: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g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legen:32</text:p>
          </table:table-cell>
          <table:table-cell table:number-columns-repeated="4"/>
          <table:table-cell office:value-type="string" calcext:value-type="string">
            <text:p>{43046:plegen:VRB,M054439:pleeg:,M054462:pl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k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eken:32</text:p>
          </table:table-cell>
          <table:table-cell table:number-columns-repeated="4"/>
          <table:table-cell office:value-type="string" calcext:value-type="string">
            <text:p>{M089430:zoeken:VRB,53092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nen:32</text:p>
          </table:table-cell>
          <table:table-cell table:number-columns-repeated="4"/>
          <table:table-cell office:value-type="string" calcext:value-type="string">
            <text:p>{M069229:toon:NOU-C,58746:togen:VRB,M069260:tonen:VRB,58823:tonen:VRB,M069148:tonen:VRB,M069230:too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ien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dienen:32</text:p>
          </table:table-cell>
          <table:table-cell table:number-columns-repeated="4"/>
          <table:table-cell office:value-type="string" calcext:value-type="string">
            <text:p>{62424:verdienen:VRB,62422:verdien:,M075102:ver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oeg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oegh:32</text:p>
          </table:table-cell>
          <table:table-cell table:number-columns-repeated="4"/>
          <table:table-cell office:value-type="string" calcext:value-type="string">
            <text:p>{M082645:vragen:VRB,M082927:vroe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v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fgeven:31</text:p>
          </table:table-cell>
          <table:table-cell table:number-columns-repeated="4"/>
          <table:table-cell office:value-type="string" calcext:value-type="string">
            <text:p>{M002078:af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:31</text:p>
          </table:table-cell>
          <table:table-cell table:number-columns-repeated="4"/>
          <table:table-cell office:value-type="string" calcext:value-type="string">
            <text:p>{06216:die:PRN,06507:die:PRN,06217:de:ADV,M013198:de:PRN|ART,M004988:bakschelp:,M005812:bedroesemd:,06215:de:PRN,M013823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ui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bruiken:31</text:p>
          </table:table-cell>
          <table:table-cell table:number-columns-repeated="4"/>
          <table:table-cell office:value-type="string" calcext:value-type="string">
            <text:p>{GH20191127.155108.551:gebruiken:VRB,M017616:gebruik:NOU-C,M017620:gebr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dagt:31</text:p>
          </table:table-cell>
          <table:table-cell table:number-columns-repeated="4"/>
          <table:table-cell office:value-type="string" calcext:value-type="string">
            <text:p>{M013332:denken:VRB,06077:dagen:VRB,GH20200107.140932.891:ged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nde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handelt:31</text:p>
          </table:table-cell>
          <table:table-cell table:number-columns-repeated="4"/>
          <table:table-cell office:value-type="string" calcext:value-type="string">
            <text:p>{15583:handelen:VRB,M023644: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l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llen:31</text:p>
          </table:table-cell>
          <table:table-cell table:number-columns-repeated="4"/>
          <table:table-cell office:value-type="string" calcext:value-type="string">
            <text:p>{57539:tellen:VRB,M068029:tellen:VRB,57539:tellen:NOU-C,M068028:tellen:VRB,GH20200107.122930.822:tellen:VRB,M067996:tel:NOU-C,M067998:t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e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ee:31</text:p>
          </table:table-cell>
          <table:table-cell table:number-columns-repeated="4"/>
          <table:table-cell office:value-type="string" calcext:value-type="string">
            <text:p>{M071452:twee:NUM,59898:twee:NUM,60051:twieë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g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ngen:31</text:p>
          </table:table-cell>
          <table:table-cell table:number-columns-repeated="4"/>
          <table:table-cell office:value-type="string" calcext:value-type="string">
            <text:p>{61299:vanden:VRB,M073302:vang:NOU-C,M073311:vangen:VRB,61320:vangen:,61132:vangen:VRB,GH20191009.121911.31: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rder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meerderen:31</text:p>
          </table:table-cell>
          <table:table-cell table:number-columns-repeated="4"/>
          <table:table-cell office:value-type="string" calcext:value-type="string">
            <text:p>{63703:vermeerderen:VRB,M076945:vermee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cht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chten:31</text:p>
          </table:table-cell>
          <table:table-cell table:number-columns-repeated="4"/>
          <table:table-cell office:value-type="string" calcext:value-type="string">
            <text:p>{M083425:wacht:NOU-C,69735:wachten:VRB,69732:wacht:NOU-C,M083428:wachten:VRB,M083424:w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sch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enschen:31</text:p>
          </table:table-cell>
          <table:table-cell table:number-columns-repeated="4"/>
          <table:table-cell office:value-type="string" calcext:value-type="string">
            <text:p>{72388:wens:NOU-C,M085412:wens:NOU-C,72394:wensenen:VRB,M085114_DIM:weinigje:NOU-C|ADJ|PRN|ADV,M085412:wens:VRB,M085414:wensen:VRB,GH20191204.125234.251:wensen:VRB,72393:wensen:VRB,72353:Wendisch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nken:30</text:p>
          </table:table-cell>
          <table:table-cell table:number-columns-repeated="4"/>
          <table:table-cell office:value-type="string" calcext:value-type="string">
            <text:p>{M013332:denken:VRB,06368: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ligt:30</text:p>
          </table:table-cell>
          <table:table-cell table:number-columns-repeated="4"/>
          <table:table-cell office:value-type="string" calcext:value-type="string">
            <text:p>{M037086: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o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oomen:30</text:p>
          </table:table-cell>
          <table:table-cell table:number-columns-repeated="4"/>
          <table:table-cell office:value-type="string" calcext:value-type="string">
            <text:p>{M041080: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tt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tten:30</text:p>
          </table:table-cell>
          <table:table-cell table:number-columns-repeated="4"/>
          <table:table-cell office:value-type="string" calcext:value-type="string">
            <text:p>{M036910:letten:VRB,M037112:lid:NOU-C,25837:let:NOU-C,M037427:lid:NOU-C,25840:letten:VRB,M036903:l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oed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goeden:30</text:p>
          </table:table-cell>
          <table:table-cell table:number-columns-repeated="4"/>
          <table:table-cell office:value-type="string" calcext:value-type="string">
            <text:p>{62876:vergoed:ADJ,M075738:vergoed:ADJ,65711:verwoed:ADJ,M075739:verg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p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kopen:30</text:p>
          </table:table-cell>
          <table:table-cell table:number-columns-repeated="4"/>
          <table:table-cell office:value-type="string" calcext:value-type="string">
            <text:p>{M076433:verkopen:VRB,63320:verkop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k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sekert:30</text:p>
          </table:table-cell>
          <table:table-cell table:number-columns-repeated="4"/>
          <table:table-cell office:value-type="string" calcext:value-type="string">
            <text:p>{M079604:verzekerd:ADJ|ADV,64517:verzekeren:VRB,64519:verzekerd:ADJ,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seld:30</text:p>
          </table:table-cell>
          <table:table-cell table:number-columns-repeated="4"/>
          <table:table-cell office:value-type="string" calcext:value-type="string">
            <text:p>{M079611:verz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zi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orzien:30</text:p>
          </table:table-cell>
          <table:table-cell table:number-columns-repeated="4"/>
          <table:table-cell office:value-type="string" calcext:value-type="string">
            <text:p>{68355:voorzien:NOU-C,M082439:voorzien:VRB,M082440:voorzi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et:30</text:p>
          </table:table-cell>
          <table:table-cell table:number-columns-repeated="4"/>
          <table:table-cell office:value-type="string" calcext:value-type="string">
            <text:p>{M086351:wijten:VRB,74046:wijten:VRB,71849:weet:,72851:wet:NOU-C,M084471:wede:NOU-C,72877:weten:VRB,71058:wede:NOU-C,71853:weewete:NOU-C,M084784:weet:VRB,M085734:weten:VRB,M084784:weet:NOU-C,71927:weide:NOU-C,72863:weet:NOU-C,72011:wei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p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rpen:30</text:p>
          </table:table-cell>
          <table:table-cell table:number-columns-repeated="4"/>
          <table:table-cell office:value-type="string" calcext:value-type="string">
            <text:p>{M085600:werp:NOU-C,72597:werp:NOU-C,M085601:werp:NOU-C,M085608:werpen:VRB,72607:wer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j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j:30</text:p>
          </table:table-cell>
          <table:table-cell table:number-columns-repeated="4"/>
          <table:table-cell office:value-type="string" calcext:value-type="string">
            <text:p>{51899:zijn:VRB,GH20200715.115751.108:zij:PRN,"M089004:zijde, zij:NOU-C",M088993:zij:NOU-C,M089102:zijn:VRB,M089005:zijde:NOU-C,M089023:zijden:ADJ,51644:zij:PRN,M088995:zij:NOU-C,M089106:zijn:PRN,M088994:zij:NOU-C,GH20200715.115751.108:zij:,M088992:zij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n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nnen:30</text:p>
          </table:table-cell>
          <table:table-cell table:number-columns-repeated="4"/>
          <table:table-cell office:value-type="string" calcext:value-type="string">
            <text:p>{52062:zinnen:VRB,M089315:zinnen:VRB,51993:zin:NOU-C,M089253:zin:NOU-C,52064:zinnen:VRB,51992:z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peur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speuren:29</text:p>
          </table:table-cell>
          <table:table-cell table:number-columns-repeated="4"/>
          <table:table-cell office:value-type="string" calcext:value-type="string">
            <text:p>{M007718:besp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en:29</text:p>
          </table:table-cell>
          <table:table-cell table:number-columns-repeated="4"/>
          <table:table-cell office:value-type="string" calcext:value-type="string">
            <text:p>{22941:kunnen:VRB,M035836:ku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eden:29</text:p>
          </table:table-cell>
          <table:table-cell table:number-columns-repeated="4"/>
          <table:table-cell office:value-type="string" calcext:value-type="string">
            <text:p>{M013823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n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enen:29</text:p>
          </table:table-cell>
          <table:table-cell table:number-columns-repeated="4"/>
          <table:table-cell office:value-type="string" calcext:value-type="string">
            <text:p>{GH20210901.143923.498:een:NUM|ART|PRN|ADJ|NOU-C,A005371:enen:VRB,08282:een:NUM,GH20210901.153838.105:een:NUM|ART|PRN|ADJ|NOU-C,08283:een:ART,GH20210901.141611.459:een:NUM|ART|PRN|ADJ|NOU-C,M015579:een:NUM|ART|PRN|ADJ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leek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bleeken:29</text:p>
          </table:table-cell>
          <table:table-cell table:number-columns-repeated="4"/>
          <table:table-cell office:value-type="string" calcext:value-type="string">
            <text:p>{M009405:b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oot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slooten:29</text:p>
          </table:table-cell>
          <table:table-cell table:number-columns-repeated="4"/>
          <table:table-cell office:value-type="string" calcext:value-type="string">
            <text:p>{52619:sluiten:VRB,M064308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op:29</text:p>
          </table:table-cell>
          <table:table-cell table:number-columns-repeated="4"/>
          <table:table-cell office:value-type="string" calcext:value-type="string">
            <text:p>{M026550:hoop:NOU-C,M026551:hoop:NOU-C,17991:hoop:NOU-C,M026617:hopen:VRB,18037:h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op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pen:29</text:p>
          </table:table-cell>
          <table:table-cell table:number-columns-repeated="4"/>
          <table:table-cell office:value-type="string" calcext:value-type="string">
            <text:p>{M037719:lopen:VRB,M037715:loop:NOU-C,26891:loop:NOU-C,"M037720:lopen, loop:NOU-C",26956:lopen:VRB,"26952:lopen, loop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kom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komen:29</text:p>
          </table:table-cell>
          <table:table-cell table:number-columns-repeated="4"/>
          <table:table-cell office:value-type="string" calcext:value-type="string">
            <text:p>{M040630:na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p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pen:29</text:p>
          </table:table-cell>
          <table:table-cell table:number-columns-repeated="4"/>
          <table:table-cell office:value-type="string" calcext:value-type="string">
            <text:p>{M041349:noop:NOU-C,32925:nopen:VRB,32924:noop:NOU-C,M041382:n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en:29</text:p>
          </table:table-cell>
          <table:table-cell table:number-columns-repeated="4"/>
          <table:table-cell office:value-type="string" calcext:value-type="string">
            <text:p>{39286:openen:VRB,M048319:open:ADJ|ADV,39267:open:ADJ,M048357:op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an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manen:29</text:p>
          </table:table-cell>
          <table:table-cell table:number-columns-repeated="4"/>
          <table:table-cell office:value-type="string" calcext:value-type="string">
            <text:p>{63674:vermanen:VRB,M076861:vermaan:NOU-C,M076898:verma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oev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toeven:29</text:p>
          </table:table-cell>
          <table:table-cell table:number-columns-repeated="4"/>
          <table:table-cell office:value-type="string" calcext:value-type="string">
            <text:p>{GH20191120.162107.442:vertoeven:VRB,65160:vertoeven:VRB,M078821:verto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drag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ordragen:29</text:p>
          </table:table-cell>
          <table:table-cell table:number-columns-repeated="4"/>
          <table:table-cell office:value-type="string" calcext:value-type="string">
            <text:p>{M081782:voordragen:VRB,62533:ver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r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erden:29</text:p>
          </table:table-cell>
          <table:table-cell table:number-columns-repeated="4"/>
          <table:table-cell office:value-type="string" calcext:value-type="string">
            <text:p>{M086018:wierde:NOU-C,72450:worden:VRB,M08719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do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ndoen:28</text:p>
          </table:table-cell>
          <table:table-cell table:number-columns-repeated="4"/>
          <table:table-cell office:value-type="string" calcext:value-type="string">
            <text:p>{M000238:aan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oot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slooten:28</text:p>
          </table:table-cell>
          <table:table-cell table:number-columns-repeated="4"/>
          <table:table-cell office:value-type="string" calcext:value-type="string">
            <text:p>{GH20190624.113812.576:besloten:,M007643:be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l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velen:28</text:p>
          </table:table-cell>
          <table:table-cell table:number-columns-repeated="4"/>
          <table:table-cell office:value-type="string" calcext:value-type="string">
            <text:p>{M008159:bevelen:VRB,M008158:bevel:NOU-C,04126:be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nd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inden:28</text:p>
          </table:table-cell>
          <table:table-cell table:number-columns-repeated="4"/>
          <table:table-cell office:value-type="string" calcext:value-type="string">
            <text:p>{":bin + dat:",04425:binde:NOU-C,04427:binden:VRB,":bin + de:",M009101:b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jck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ijckt:28</text:p>
          </table:table-cell>
          <table:table-cell table:number-columns-repeated="4"/>
          <table:table-cell office:value-type="string" calcext:value-type="string">
            <text:p>{M009405:b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itter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mitteren:28</text:p>
          </table:table-cell>
          <table:table-cell table:number-columns-repeated="4"/>
          <table:table-cell office:value-type="string" calcext:value-type="string">
            <text:p>{M012800:com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kenn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kennen:28</text:p>
          </table:table-cell>
          <table:table-cell table:number-columns-repeated="4"/>
          <table:table-cell office:value-type="string" calcext:value-type="string">
            <text:p>{M016069:erkennen:VRB,09083:er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legt:28</text:p>
          </table:table-cell>
          <table:table-cell table:number-columns-repeated="4"/>
          <table:table-cell office:value-type="string" calcext:value-type="string">
            <text:p>{M036728: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oov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looven:28</text:p>
          </table:table-cell>
          <table:table-cell table:number-columns-repeated="4"/>
          <table:table-cell office:value-type="string" calcext:value-type="string">
            <text:p>{M018824:geloven:NOU-C,M018782:geloof:NOU-C,11685:geloven:VRB,M018824:gel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ld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melden:28</text:p>
          </table:table-cell>
          <table:table-cell table:number-columns-repeated="4"/>
          <table:table-cell office:value-type="string" calcext:value-type="string">
            <text:p>{M038914:melden:VRB,M018950:gemel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rck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merckt:28</text:p>
          </table:table-cell>
          <table:table-cell table:number-columns-repeated="4"/>
          <table:table-cell office:value-type="string" calcext:value-type="string">
            <text:p>{M039095:merken:VRB,M018959:gemerkt:CON|ADP,M039096: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men:28</text:p>
          </table:table-cell>
          <table:table-cell table:number-columns-repeated="4"/>
          <table:table-cell office:value-type="string" calcext:value-type="string">
            <text:p>{M041281:noemen:VRB,32756:no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vind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ndervinden:28</text:p>
          </table:table-cell>
          <table:table-cell table:number-columns-repeated="4"/>
          <table:table-cell office:value-type="string" calcext:value-type="string">
            <text:p>{M043740:ondervinden:VRB,34884:onder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oon:28</text:p>
          </table:table-cell>
          <table:table-cell table:number-columns-repeated="4"/>
          <table:table-cell office:value-type="string" calcext:value-type="string">
            <text:p>{50007:schoon:ADJ,50008:schoon:ADV,M062877:schoon:NOU-C,M062882:schonen:VRB,M062878:schoon:VRB,M062878:schoo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w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ouwen:28</text:p>
          </table:table-cell>
          <table:table-cell table:number-columns-repeated="4"/>
          <table:table-cell office:value-type="string" calcext:value-type="string">
            <text:p>{59523:trouwen:VRB,GH20191118.153153.561:trouwen:VRB,M070849:trouwen:VRB,M070832:trouw:NOU-C,M070850:trouwen:ADV|INT,M070835:trouw:ADJ|ADV,M070833:trouw:NOU-C,59509:trouw:NOU-C,59508:trouw:ADJ,59524:trouw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ieuw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nieuwen:28</text:p>
          </table:table-cell>
          <table:table-cell table:number-columns-repeated="4"/>
          <table:table-cell office:value-type="string" calcext:value-type="string">
            <text:p>{M077227:vernieuwen:VRB,63960:vernie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rder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vorderen:28</text:p>
          </table:table-cell>
          <table:table-cell table:number-columns-repeated="4"/>
          <table:table-cell office:value-type="string" calcext:value-type="string">
            <text:p>{65352:vervorderen:VRB,M079165:vervorderen:VRB,M079166:verv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onder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wonderen:28</text:p>
          </table:table-cell>
          <table:table-cell table:number-columns-repeated="4"/>
          <table:table-cell office:value-type="string" calcext:value-type="string">
            <text:p>{65719:verwonderen:VRB,M079486:verwonderen:NOU-C,M079485:verwonderen:VRB,GH20191128.122101.871:verw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gt:28</text:p>
          </table:table-cell>
          <table:table-cell table:number-columns-repeated="4"/>
          <table:table-cell office:value-type="string" calcext:value-type="string">
            <text:p>{M083428:wachten:VRB,M083424:wacht:NOU-C,M083425:w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el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deelen:27</text:p>
          </table:table-cell>
          <table:table-cell table:number-columns-repeated="4"/>
          <table:table-cell office:value-type="string" calcext:value-type="string">
            <text:p>{M005587:be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l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elen:27</text:p>
          </table:table-cell>
          <table:table-cell table:number-columns-repeated="4"/>
          <table:table-cell office:value-type="string" calcext:value-type="string">
            <text:p>{M013234:deel:NOU-C,M013233:deel:NOU-C,06324:delen:VRB,M013238:delen:VRB,06227: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wigt:27</text:p>
          </table:table-cell>
          <table:table-cell table:number-columns-repeated="4"/>
          <table:table-cell office:value-type="string" calcext:value-type="string">
            <text:p>{M086098:wiggen:VRB,M020066:gewi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stell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stellen:27</text:p>
          </table:table-cell>
          <table:table-cell table:number-columns-repeated="4"/>
          <table:table-cell office:value-type="string" calcext:value-type="string">
            <text:p>{M025657:he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p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open:27</text:p>
          </table:table-cell>
          <table:table-cell table:number-columns-repeated="4"/>
          <table:table-cell office:value-type="string" calcext:value-type="string">
            <text:p>{M026617:hopen:VRB,M026550:hoop:NOU-C,18038:heup:NOU-C,M026551:hoop:NOU-C,M026554:hopen:VRB,17991:h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d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eden:27</text:p>
          </table:table-cell>
          <table:table-cell table:number-columns-repeated="4"/>
          <table:table-cell office:value-type="string" calcext:value-type="string">
            <text:p>{26092:lieden:NOU-C,M037123:lieden:NOU-C,26519:lid:NOU-C,26175:lied:NOU-C,M037121:lied:NOU-C,26053:lijden:VRB,26149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a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aats:27</text:p>
          </table:table-cell>
          <table:table-cell table:number-columns-repeated="4"/>
          <table:table-cell office:value-type="string" calcext:value-type="string">
            <text:p>{M054134:plaats:NOU-C,M054134:plaats:VRB,M054136:plaa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gt:27</text:p>
          </table:table-cell>
          <table:table-cell table:number-columns-repeated="4"/>
          <table:table-cell office:value-type="string" calcext:value-type="string">
            <text:p>{51122:zeggen:VRB,M088348: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:27</text:p>
          </table:table-cell>
          <table:table-cell table:number-columns-repeated="4"/>
          <table:table-cell office:value-type="string" calcext:value-type="string">
            <text:p>{M089112:zijne:NOU-C,M089102:zijn:VRB,M089106:zijn:PRN,M089105:hij:PRN,51992:zin:NOU-C,M089104:zijn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ll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llen:27</text:p>
          </table:table-cell>
          <table:table-cell table:number-columns-repeated="4"/>
          <table:table-cell office:value-type="string" calcext:value-type="string">
            <text:p>{61261:vallen:VRB,M083093:vullen:VRB,M074025:vel:NOU-C,61802:vel:NOU-C,M074115:vellen:VRB,M074030:veld:NOU-C,M074025.re.7:vellen:,M074114:vellen:VRB,61832:velle:,M074025.re.8:vellen:,61841:v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ss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lossen:27</text:p>
          </table:table-cell>
          <table:table-cell table:number-columns-repeated="4"/>
          <table:table-cell office:value-type="string" calcext:value-type="string">
            <text:p>{63609:verlozen:VRB,M076803:verlossen:VRB,63613:verlo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oon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toonen:27</text:p>
          </table:table-cell>
          <table:table-cell table:number-columns-repeated="4"/>
          <table:table-cell office:value-type="string" calcext:value-type="string">
            <text:p>{M078842:vertoon:NOU-C,M078844:ver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wagt:27</text:p>
          </table:table-cell>
          <table:table-cell table:number-columns-repeated="4"/>
          <table:table-cell office:value-type="string" calcext:value-type="string">
            <text:p>{M079229:ver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kom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fkomen:26</text:p>
          </table:table-cell>
          <table:table-cell table:number-columns-repeated="4"/>
          <table:table-cell office:value-type="string" calcext:value-type="string">
            <text:p>{M002271:af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e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taelt:26</text:p>
          </table:table-cell>
          <table:table-cell table:number-columns-repeated="4"/>
          <table:table-cell office:value-type="string" calcext:value-type="string">
            <text:p>{04000:betalen:VRB,M007923:be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gt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gten:26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ied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bieden:26</text:p>
          </table:table-cell>
          <table:table-cell table:number-columns-repeated="4"/>
          <table:table-cell office:value-type="string" calcext:value-type="string">
            <text:p>{10383:gebieden:VRB,10380:gebeiden:,M017475:ge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i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biet:26</text:p>
          </table:table-cell>
          <table:table-cell table:number-columns-repeated="4"/>
          <table:table-cell office:value-type="string" calcext:value-type="string">
            <text:p>{M017475:gebieden:VRB,M017474:gebied:NOU-C,10383:ge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fereer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defereert:26</text:p>
          </table:table-cell>
          <table:table-cell table:number-columns-repeated="4"/>
          <table:table-cell office:value-type="string" calcext:value-type="string">
            <text:p>{A003918:d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oeg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voegen:26</text:p>
          </table:table-cell>
          <table:table-cell table:number-columns-repeated="4"/>
          <table:table-cell office:value-type="string" calcext:value-type="string">
            <text:p>{M028313:invoegen:VRB,M028312:invoege:ADV,M028314:in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p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pen:26</text:p>
          </table:table-cell>
          <table:table-cell table:number-columns-repeated="4"/>
          <table:table-cell office:value-type="string" calcext:value-type="string">
            <text:p>{M034869: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:26</text:p>
          </table:table-cell>
          <table:table-cell table:number-columns-repeated="4"/>
          <table:table-cell office:value-type="string" calcext:value-type="string">
            <text:p>{24885:land:NOU-C,M036274:land:NOU-C,M036284:l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s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sen:26</text:p>
          </table:table-cell>
          <table:table-cell table:number-columns-repeated="4"/>
          <table:table-cell office:value-type="string" calcext:value-type="string">
            <text:p>{M037808:lossen:VRB,27013:lossen:NOU-C,M037776:los:ADJ|ADV,26995:lozen:VRB,M037777:los:NOU-C,27014:lo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dek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ntdekken:26</text:p>
          </table:table-cell>
          <table:table-cell table:number-columns-repeated="4"/>
          <table:table-cell office:value-type="string" calcext:value-type="string">
            <text:p>{M045502:ont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p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pen:26</text:p>
          </table:table-cell>
          <table:table-cell table:number-columns-repeated="4"/>
          <table:table-cell office:value-type="string" calcext:value-type="string">
            <text:p>{49324:schepen:NOU-C,M062515:schepen:NOU-C,M062741:schip:VRB,M062516:schepen:VRB,M062741:schi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hoon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rthoonen:26</text:p>
          </table:table-cell>
          <table:table-cell table:number-columns-repeated="4"/>
          <table:table-cell office:value-type="string" calcext:value-type="string">
            <text:p>{65170:vertonen:VRB,M078844:ver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lken:26</text:p>
          </table:table-cell>
          <table:table-cell table:number-columns-repeated="4"/>
          <table:table-cell office:value-type="string" calcext:value-type="string">
            <text:p>{M085250:welk:PRN,M085253:welken:VRB,72188:welk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rd:26</text:p>
          </table:table-cell>
          <table:table-cell table:number-columns-repeated="4"/>
          <table:table-cell office:value-type="string" calcext:value-type="string">
            <text:p>{72449:waarden:VRB,72686:waart:ADV,M083265:waard:NOU-C,72450:worden:VRB,72686:waart:,72498:weren:VRB,72682:waard:NOU-C,72683:waard:ADJ,M083268:waard:ADJ,M08719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y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yn:26</text:p>
          </table:table-cell>
          <table:table-cell table:number-columns-repeated="4"/>
          <table:table-cell office:value-type="string" calcext:value-type="string">
            <text:p>{M089104:zijn:PRN,M089112:zijne:NOU-C,M089103:zijn:NOU-C,M089106:zijn:PRN,M089105:hij:PRN,M089102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o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ntonen:25</text:p>
          </table:table-cell>
          <table:table-cell table:number-columns-repeated="4"/>
          <table:table-cell office:value-type="string" calcext:value-type="string">
            <text:p>{M000900:aan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nom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engenomen:25</text:p>
          </table:table-cell>
          <table:table-cell table:number-columns-repeated="4"/>
          <table:table-cell office:value-type="string" calcext:value-type="string">
            <text:p>{M000591:aan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leg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fgelegt:25</text:p>
          </table:table-cell>
          <table:table-cell table:number-columns-repeated="4"/>
          <table:table-cell office:value-type="string" calcext:value-type="string">
            <text:p>{M002323:af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ntwoord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antwoorden:25</text:p>
          </table:table-cell>
          <table:table-cell table:number-columns-repeated="4"/>
          <table:table-cell office:value-type="string" calcext:value-type="string">
            <text:p>{M005474:beantw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ing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dingen:25</text:p>
          </table:table-cell>
          <table:table-cell table:number-columns-repeated="4"/>
          <table:table-cell office:value-type="string" calcext:value-type="string">
            <text:p>{M005714:beding:NOU-C,02542:bedingen:VRB,02541:beding:NOU-C,M005713:beding:NOU-C,M005715:bed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leven:25</text:p>
          </table:table-cell>
          <table:table-cell table:number-columns-repeated="4"/>
          <table:table-cell office:value-type="string" calcext:value-type="string">
            <text:p>{M006809:beleven:VRB,03114:bel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ief:25</text:p>
          </table:table-cell>
          <table:table-cell table:number-columns-repeated="4"/>
          <table:table-cell office:value-type="string" calcext:value-type="string">
            <text:p>{05456:brieven:VRB,05447:brief:NOU-C,05448:brief:ADJ,M011544:brie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ie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schiede:25</text:p>
          </table:table-cell>
          <table:table-cell table:number-columns-repeated="4"/>
          <table:table-cell office:value-type="string" calcext:value-type="string">
            <text:p>{M019426:geschieden:VRB,12734:gesch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l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voelen:25</text:p>
          </table:table-cell>
          <table:table-cell table:number-columns-repeated="4"/>
          <table:table-cell office:value-type="string" calcext:value-type="string">
            <text:p>{13633:gevoelen:NOU-C,M019925:gevoelen:NOU-C,M081271:voelen:,13631:gevoel:NOU-C,13632:gevoelen:VRB,M019924:gevo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nem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nemen:25</text:p>
          </table:table-cell>
          <table:table-cell table:number-columns-repeated="4"/>
          <table:table-cell office:value-type="string" calcext:value-type="string">
            <text:p>{GH20191202.113000.45:innemen:VRB,M027804:innemen:VRB,19323:in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pp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ppen:25</text:p>
          </table:table-cell>
          <table:table-cell table:number-columns-repeated="4"/>
          <table:table-cell office:value-type="string" calcext:value-type="string">
            <text:p>{M030205:kap:NOU-C,M030327:kappen:VRB,M030204:kap:NOU-C,M030325:kappen:VRB,M030326:k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p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oopen:25</text:p>
          </table:table-cell>
          <table:table-cell table:number-columns-repeated="4"/>
          <table:table-cell office:value-type="string" calcext:value-type="string">
            <text:p>{M034864:koop:NOU-C,M034869:kopen:VRB,M034865:k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at:25</text:p>
          </table:table-cell>
          <table:table-cell table:number-columns-repeated="4"/>
          <table:table-cell office:value-type="string" calcext:value-type="string">
            <text:p>{GH20210407.150934.957:late:ADJ|ADV,M036129:laat:ADJ|ADV,M036420:laten:VRB,25135: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stel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gestelt:25</text:p>
          </table:table-cell>
          <table:table-cell table:number-columns-repeated="4"/>
          <table:table-cell office:value-type="string" calcext:value-type="string">
            <text:p>{M049446:op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d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den:25</text:p>
          </table:table-cell>
          <table:table-cell table:number-columns-repeated="4"/>
          <table:table-cell office:value-type="string" calcext:value-type="string">
            <text:p>{M049921:oud:ADJ|ADV,40195:ouden:VRB,40229:oud:ADJ,M049929:oude:NOU-C,40181:oude:NOU-C,40182:ou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ente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senteren:25</text:p>
          </table:table-cell>
          <table:table-cell table:number-columns-repeated="4"/>
          <table:table-cell office:value-type="string" calcext:value-type="string">
            <text:p>{M055930:presenteren:VRB,43934:pre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pporte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pporteren:25</text:p>
          </table:table-cell>
          <table:table-cell table:number-columns-repeated="4"/>
          <table:table-cell office:value-type="string" calcext:value-type="string">
            <text:p>{M057509:rap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ke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kenen:25</text:p>
          </table:table-cell>
          <table:table-cell table:number-columns-repeated="4"/>
          <table:table-cell office:value-type="string" calcext:value-type="string">
            <text:p>{M058617:rekenen:VRB,45906:rekenen:VRB,M058618: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nnen:25</text:p>
          </table:table-cell>
          <table:table-cell table:number-columns-repeated="4"/>
          <table:table-cell office:value-type="string" calcext:value-type="string">
            <text:p>{M058846.re.1:rennen:,46554:rinnen:VRB,46010:rennen:VRB,46553:ren:NOU-C,M058846:ren:NOU-C,46009:rennen:VRB,M058847:ren:NOU-C,M058909:rennen:VRB,M058908:rennen:NOU-C,M058908:r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ijd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ijden:25</text:p>
          </table:table-cell>
          <table:table-cell table:number-columns-repeated="4"/>
          <table:table-cell office:value-type="string" calcext:value-type="string">
            <text:p>{55848:strijd:NOU-C,GH20191126.142122.553:strijden:NOU-C,M067013:strijd:NOU-C,55822:strijden:VRB,M067015:st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ke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kenen:25</text:p>
          </table:table-cell>
          <table:table-cell table:number-columns-repeated="4"/>
          <table:table-cell office:value-type="string" calcext:value-type="string">
            <text:p>{57470:teken:NOU-C,57476:tekenen:VRB,M067867:tekenen:VRB,M067864:te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lat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elaten:25</text:p>
          </table:table-cell>
          <table:table-cell table:number-columns-repeated="4"/>
          <table:table-cell office:value-type="string" calcext:value-type="string">
            <text:p>{M068832:toelaten:VRB,58462:toe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ffe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effenen:25</text:p>
          </table:table-cell>
          <table:table-cell table:number-columns-repeated="4"/>
          <table:table-cell office:value-type="string" calcext:value-type="string">
            <text:p>{62675:vereffenen:VRB,M075432:vereff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trock:25</text:p>
          </table:table-cell>
          <table:table-cell table:number-columns-repeated="4"/>
          <table:table-cell office:value-type="string" calcext:value-type="string">
            <text:p>{M078890:ver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n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oonen:25</text:p>
          </table:table-cell>
          <table:table-cell table:number-columns-repeated="4"/>
          <table:table-cell office:value-type="string" calcext:value-type="string">
            <text:p>{74347:woon:NOU-C,74350:wonen:VRB,M087133: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bied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nbieden:24</text:p>
          </table:table-cell>
          <table:table-cell table:number-columns-repeated="4"/>
          <table:table-cell office:value-type="string" calcext:value-type="string">
            <text:p>{M000167:aan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haal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ngehaalt:24</text:p>
          </table:table-cell>
          <table:table-cell table:number-columns-repeated="4"/>
          <table:table-cell office:value-type="string" calcext:value-type="string">
            <text:p>{M000377:aan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oem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oemen:24</text:p>
          </table:table-cell>
          <table:table-cell table:number-columns-repeated="4"/>
          <table:table-cell office:value-type="string" calcext:value-type="string">
            <text:p>{03262:benoemen:VRB,M007052:beno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rijv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schrijven:24</text:p>
          </table:table-cell>
          <table:table-cell table:number-columns-repeated="4"/>
          <table:table-cell office:value-type="string" calcext:value-type="string">
            <text:p>{GH20191128.122749.565:beschrijven:VRB,03656:beschrijven:VRB,M007552:be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al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taalen:24</text:p>
          </table:table-cell>
          <table:table-cell table:number-columns-repeated="4"/>
          <table:table-cell office:value-type="string" calcext:value-type="string">
            <text:p>{M007923:be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uig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tuigen:24</text:p>
          </table:table-cell>
          <table:table-cell table:number-columns-repeated="4"/>
          <table:table-cell office:value-type="string" calcext:value-type="string">
            <text:p>{M008041:betu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uk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ukken:24</text:p>
          </table:table-cell>
          <table:table-cell table:number-columns-repeated="4"/>
          <table:table-cell office:value-type="string" calcext:value-type="string">
            <text:p>{M015239:drukken:VRB,M015234:dru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bbel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bbelen:24</text:p>
          </table:table-cell>
          <table:table-cell table:number-columns-repeated="4"/>
          <table:table-cell office:value-type="string" calcext:value-type="string">
            <text:p>{M015263:dubbel:ADJ|ADV,M015267:dubb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k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rekent:24</text:p>
          </table:table-cell>
          <table:table-cell table:number-columns-repeated="4"/>
          <table:table-cell office:value-type="string" calcext:value-type="string">
            <text:p>{45906:rekenen:VRB,M058617:rekenen:VRB,M058618: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ag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ragt:24</text:p>
          </table:table-cell>
          <table:table-cell table:number-columns-repeated="4"/>
          <table:table-cell office:value-type="string" calcext:value-type="string">
            <text:p>{M069631: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g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agen:24</text:p>
          </table:table-cell>
          <table:table-cell table:number-columns-repeated="4"/>
          <table:table-cell office:value-type="string" calcext:value-type="string">
            <text:p>{M032813:k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dz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odzaken:24</text:p>
          </table:table-cell>
          <table:table-cell table:number-columns-repeated="4"/>
          <table:table-cell office:value-type="string" calcext:value-type="string">
            <text:p>{M041344:nood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t:24</text:p>
          </table:table-cell>
          <table:table-cell table:number-columns-repeated="4"/>
          <table:table-cell office:value-type="string" calcext:value-type="string">
            <text:p>{37113:ont:ADP,A011998:ont:ADP|CON,36668:o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et:24</text:p>
          </table:table-cell>
          <table:table-cell table:number-columns-repeated="4"/>
          <table:table-cell office:value-type="string" calcext:value-type="string">
            <text:p>{46342:riet:NOU-C,45564:reden:VRB,M058095:reet:NOU-C,46260:rijden:VRB,M058005:reden:VRB,45663:reed:ADV,45660:reed:ADJ,M058097.re.1:reet:?,M057992:reed:ADJ|ADV,M060116:r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rv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erven:24</text:p>
          </table:table-cell>
          <table:table-cell table:number-columns-repeated="4"/>
          <table:table-cell office:value-type="string" calcext:value-type="string">
            <text:p>{55213:sterven:VRB,M066542:st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sta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genstaan:24</text:p>
          </table:table-cell>
          <table:table-cell table:number-columns-repeated="4"/>
          <table:table-cell office:value-type="string" calcext:value-type="string">
            <text:p>{M067952:tegen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ta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fstaan:23</text:p>
          </table:table-cell>
          <table:table-cell table:number-columns-repeated="4"/>
          <table:table-cell office:value-type="string" calcext:value-type="string">
            <text:p>{M002781:af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or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hooren:23</text:p>
          </table:table-cell>
          <table:table-cell table:number-columns-repeated="4"/>
          <table:table-cell office:value-type="string" calcext:value-type="string">
            <text:p>{02887:behoren:VRB,M006344:beh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n:23</text:p>
          </table:table-cell>
          <table:table-cell table:number-columns-repeated="4"/>
          <table:table-cell office:value-type="string" calcext:value-type="string">
            <text:p>{51899:zijn:VRB,M006981:ben:NOU-C,M006982:ben:NOU-C,M089102:zijn:VRB,03256:benne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on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tonen:23</text:p>
          </table:table-cell>
          <table:table-cell table:number-columns-repeated="4"/>
          <table:table-cell office:value-type="string" calcext:value-type="string">
            <text:p>{04056:be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rijd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vrijden:23</text:p>
          </table:table-cell>
          <table:table-cell table:number-columns-repeated="4"/>
          <table:table-cell office:value-type="string" calcext:value-type="string">
            <text:p>{M008249:bev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r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werken:23</text:p>
          </table:table-cell>
          <table:table-cell table:number-columns-repeated="4"/>
          <table:table-cell office:value-type="string" calcext:value-type="string">
            <text:p>{M008345:bew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js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wijsen:23</text:p>
          </table:table-cell>
          <table:table-cell table:number-columns-repeated="4"/>
          <table:table-cell office:value-type="string" calcext:value-type="string">
            <text:p>{M008363:bewijs:NOU-C,04281:bewijzen:VRB,M008373:be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org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zorgen:23</text:p>
          </table:table-cell>
          <table:table-cell table:number-columns-repeated="4"/>
          <table:table-cell office:value-type="string" calcext:value-type="string">
            <text:p>{M008536:be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eken:23</text:p>
          </table:table-cell>
          <table:table-cell table:number-columns-repeated="4"/>
          <table:table-cell office:value-type="string" calcext:value-type="string">
            <text:p>{M011482:breken:VRB,05421:breek:NOU-C,05424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mmitte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committeert:23</text:p>
          </table:table-cell>
          <table:table-cell table:number-columns-repeated="4"/>
          <table:table-cell office:value-type="string" calcext:value-type="string">
            <text:p>{M012800:com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oom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koomen:23</text:p>
          </table:table-cell>
          <table:table-cell table:number-columns-repeated="4"/>
          <table:table-cell office:value-type="string" calcext:value-type="string">
            <text:p>{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g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eegen:23</text:p>
          </table:table-cell>
          <table:table-cell table:number-columns-repeated="4"/>
          <table:table-cell office:value-type="string" calcext:value-type="string">
            <text:p>{M018584:gelegen:ADJ,M037203: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r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eren:23</text:p>
          </table:table-cell>
          <table:table-cell table:number-columns-repeated="4"/>
          <table:table-cell office:value-type="string" calcext:value-type="string">
            <text:p>{M036593:leren:VRB,M036584:leer:NOU-C,25405:leer:,M036503:lederen:ADJ,M036585:leer:NOU-C,"M036502:leder, leer:NOU-C",25768:leer:NOU-C,25773: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og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ogen:23</text:p>
          </table:table-cell>
          <table:table-cell table:number-columns-repeated="4"/>
          <table:table-cell office:value-type="string" calcext:value-type="string">
            <text:p>{30475:mogen:VRB,M039937:m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werp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derwerpen:23</text:p>
          </table:table-cell>
          <table:table-cell table:number-columns-repeated="4"/>
          <table:table-cell office:value-type="string" calcext:value-type="string">
            <text:p>{M043773:onderwerpen:VRB,M043769:onderwerp:NOU-C,34925:onderwerpen:VRB,34923:onderwer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last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tlasten:23</text:p>
          </table:table-cell>
          <table:table-cell table:number-columns-repeated="4"/>
          <table:table-cell office:value-type="string" calcext:value-type="string">
            <text:p>{M045804:ontlasten:VRB,37525:ont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brag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gebragt:23</text:p>
          </table:table-cell>
          <table:table-cell table:number-columns-repeated="4"/>
          <table:table-cell office:value-type="string" calcext:value-type="string">
            <text:p>{M048171:op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d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eden:23</text:p>
          </table:table-cell>
          <table:table-cell table:number-columns-repeated="4"/>
          <table:table-cell office:value-type="string" calcext:value-type="string">
            <text:p>{M057992:reed:ADJ|ADV,M058001.re.1:reden:,46260:rijden:VRB,M057986:ree:NOU-C,M058398.re.1:reden:,M057904:rede:NOU-C,M057920:reden:NOU-C,45660:reed:ADJ,45564:reden:VRB,M058416:reien:VRB,M059954:rijden:VRB,GH20210210.112831.847:reden:VRB,M058005:reden:VRB,M057985:re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ec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reecken:23</text:p>
          </table:table-cell>
          <table:table-cell table:number-columns-repeated="4"/>
          <table:table-cell office:value-type="string" calcext:value-type="string">
            <text:p>{54357:spreken:VRB,M065542: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ing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ringen:23</text:p>
          </table:table-cell>
          <table:table-cell table:number-columns-repeated="4"/>
          <table:table-cell office:value-type="string" calcext:value-type="string">
            <text:p>{54363:sprengen:VRB,M065568:spring:NOU-C,M065572:springen:VRB,54388:springen:VRB,M065569:spri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en:23</text:p>
          </table:table-cell>
          <table:table-cell table:number-columns-repeated="4"/>
          <table:table-cell office:value-type="string" calcext:value-type="string">
            <text:p>{M066476:stennen:VRB,M066476.re.1:s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nt:23</text:p>
          </table:table-cell>
          <table:table-cell table:number-columns-repeated="4"/>
          <table:table-cell office:value-type="string" calcext:value-type="string">
            <text:p>{M070176:trenen:VRB,M070186:trent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druck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ijtgedruckt:23</text:p>
          </table:table-cell>
          <table:table-cell table:number-columns-repeated="4"/>
          <table:table-cell office:value-type="string" calcext:value-type="string">
            <text:p>{M071825:uitdr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ied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bieden:23</text:p>
          </table:table-cell>
          <table:table-cell table:number-columns-repeated="4"/>
          <table:table-cell office:value-type="string" calcext:value-type="string">
            <text:p>{M075442:vereisen:,M074677:verbieden:VRB,62164:ver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op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koopen:23</text:p>
          </table:table-cell>
          <table:table-cell table:number-columns-repeated="4"/>
          <table:table-cell office:value-type="string" calcext:value-type="string">
            <text:p>{M076433:verkopen:VRB,M076431:verk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scheen:23</text:p>
          </table:table-cell>
          <table:table-cell table:number-columns-repeated="4"/>
          <table:table-cell office:value-type="string" calcext:value-type="string">
            <text:p>{M077908:verschijnen:VRB,64415:verschijnen:VRB,M077864:verscheiden:ADJ|ADV|NUM,M077862:ver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cht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wachten:23</text:p>
          </table:table-cell>
          <table:table-cell table:number-columns-repeated="4"/>
          <table:table-cell office:value-type="string" calcext:value-type="string">
            <text:p>{M079229:verwachten:VRB,65428:verwachten:VRB,GH20191220.093246.850:ver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ttig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wittigen:23</text:p>
          </table:table-cell>
          <table:table-cell table:number-columns-repeated="4"/>
          <table:table-cell office:value-type="string" calcext:value-type="string">
            <text:p>{M079460:verwittigen:VRB,65697:verwit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d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nden:23</text:p>
          </table:table-cell>
          <table:table-cell table:number-columns-repeated="4"/>
          <table:table-cell office:value-type="string" calcext:value-type="string">
            <text:p>{M087133:wonen:VRB,72346:wenden:VRB,M085388:wenden:VRB,GH20191219.094855.232:w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chrijv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schrijven:22</text:p>
          </table:table-cell>
          <table:table-cell table:number-columns-repeated="4"/>
          <table:table-cell office:value-type="string" calcext:value-type="string">
            <text:p>{M002657:af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robee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probeeren:22</text:p>
          </table:table-cell>
          <table:table-cell table:number-columns-repeated="4"/>
          <table:table-cell office:value-type="string" calcext:value-type="string">
            <text:p>{S004069:ap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erm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schermen:22</text:p>
          </table:table-cell>
          <table:table-cell table:number-columns-repeated="4"/>
          <table:table-cell office:value-type="string" calcext:value-type="string">
            <text:p>{M007491:beschermen:VRB,03607:bescher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tine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stineren:22</text:p>
          </table:table-cell>
          <table:table-cell table:number-columns-repeated="4"/>
          <table:table-cell office:value-type="string" calcext:value-type="string">
            <text:p>{A004269:des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leeg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pleegt:22</text:p>
          </table:table-cell>
          <table:table-cell table:number-columns-repeated="4"/>
          <table:table-cell office:value-type="string" calcext:value-type="string">
            <text:p>{M054462:pl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ek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raekt:22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olve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resolveert:22</text:p>
          </table:table-cell>
          <table:table-cell table:number-columns-repeated="4"/>
          <table:table-cell office:value-type="string" calcext:value-type="string">
            <text:p>{A007734:geresolveerd:ADJ,M059267:resol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nden:22</text:p>
          </table:table-cell>
          <table:table-cell table:number-columns-repeated="4"/>
          <table:table-cell office:value-type="string" calcext:value-type="string">
            <text:p>{M036274:land:NOU-C,M036284:landen:VRB,24885:land:NOU-C,25700:lende:NOU-C,M036285:l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t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gten:22</text:p>
          </table:table-cell>
          <table:table-cell table:number-columns-repeated="4"/>
          <table:table-cell office:value-type="string" calcext:value-type="string">
            <text:p>{M037086:lichten:VRB,26007:lichten:VRB,M037085:lichten:VRB,M037072:li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j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jken:22</text:p>
          </table:table-cell>
          <table:table-cell table:number-columns-repeated="4"/>
          <table:table-cell office:value-type="string" calcext:value-type="string">
            <text:p>{M037247:lijk:NOU-C,M037246:lijk:NOU-C,26252:lijk:ADJ,M037257:lijken:VRB,26249:lijk:NOU-C,M037259:lijkenen:VRB,M037258:lijken:VRB,26343:lijken:VRB,M037256: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k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ekt:22</text:p>
          </table:table-cell>
          <table:table-cell table:number-columns-repeated="4"/>
          <table:table-cell office:value-type="string" calcext:value-type="string">
            <text:p>{M038266: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kenn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tkennen:22</text:p>
          </table:table-cell>
          <table:table-cell table:number-columns-repeated="4"/>
          <table:table-cell office:value-type="string" calcext:value-type="string">
            <text:p>{37465:ontkennen:VRB,M045730:ont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drag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dragen:22</text:p>
          </table:table-cell>
          <table:table-cell table:number-columns-repeated="4"/>
          <table:table-cell office:value-type="string" calcext:value-type="string">
            <text:p>{39247:opdragen:ADJ,M048259:opdrag:NOU-C,39246:opdragen:VRB,M048260:op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pie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pieren:22</text:p>
          </table:table-cell>
          <table:table-cell table:number-columns-repeated="4"/>
          <table:table-cell office:value-type="string" calcext:value-type="string">
            <text:p>{M052229:papieren:VRB,M052227:papier:NOU-C,41738:papier:NOU-C,M052228:papier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breng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ebrengen:22</text:p>
          </table:table-cell>
          <table:table-cell table:number-columns-repeated="4"/>
          <table:table-cell office:value-type="string" calcext:value-type="string">
            <text:p>{58319:toebrengen:VRB,M068744:toe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ht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chten:22</text:p>
          </table:table-cell>
          <table:table-cell table:number-columns-repeated="4"/>
          <table:table-cell office:value-type="string" calcext:value-type="string">
            <text:p>{M069631:trachten:VRB,M069988:trecht:NOU-C,59275:trekken:VRB,59105: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ststell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aststellen:22</text:p>
          </table:table-cell>
          <table:table-cell table:number-columns-repeated="4"/>
          <table:table-cell office:value-type="string" calcext:value-type="string">
            <text:p>{M073558:vas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ntwoord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antwoorden:22</text:p>
          </table:table-cell>
          <table:table-cell table:number-columns-repeated="4"/>
          <table:table-cell office:value-type="string" calcext:value-type="string">
            <text:p>{M074455:verantwoorden:VRB,62032:verantw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ke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sekeren:22</text:p>
          </table:table-cell>
          <table:table-cell table:number-columns-repeated="4"/>
          <table:table-cell office:value-type="string" calcext:value-type="string">
            <text:p>{M079607:verzekeren:VRB,6451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z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ezen:22</text:p>
          </table:table-cell>
          <table:table-cell table:number-columns-repeated="4"/>
          <table:table-cell office:value-type="string" calcext:value-type="string">
            <text:p>{M085836:wezen:VRB,M084796:weets:NOU-C,M084767:wees:NOU-C,M085837:wez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nden:22</text:p>
          </table:table-cell>
          <table:table-cell table:number-columns-repeated="4"/>
          <table:table-cell office:value-type="string" calcext:value-type="string">
            <text:p>{73745:winden:VRB,73816:wind:NOU-C,72346:wenden:VRB,GH20191203.145219.603:winden:VRB,M086536:winde:NOU-C,M086535:winde:NOU-C,M086504:wind:NOU-C,M086551:winden:VRB,73815:wind:NOU-C,M086505:wind:NOU-C,M086550:winden:VRB,73722:winde:NOU-C,M086549:w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j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ijne:22</text:p>
          </table:table-cell>
          <table:table-cell table:number-columns-repeated="4"/>
          <table:table-cell office:value-type="string" calcext:value-type="string">
            <text:p>{M089116:zijne:NOU-C,M089102:zijn:VRB,M089113:zijne:NOU-C,M089112:zijne:NOU-C,M089104:zijn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mer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nmerken:21</text:p>
          </table:table-cell>
          <table:table-cell table:number-columns-repeated="4"/>
          <table:table-cell office:value-type="string" calcext:value-type="string">
            <text:p>{M000568:aan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vaardig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fgevaardigt:21</text:p>
          </table:table-cell>
          <table:table-cell table:number-columns-repeated="4"/>
          <table:table-cell office:value-type="string" calcext:value-type="string">
            <text:p>{M002927:af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er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geeren:21</text:p>
          </table:table-cell>
          <table:table-cell table:number-columns-repeated="4"/>
          <table:table-cell office:value-type="string" calcext:value-type="string">
            <text:p>{M006099:b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open:21</text:p>
          </table:table-cell>
          <table:table-cell table:number-columns-repeated="4"/>
          <table:table-cell office:value-type="string" calcext:value-type="string">
            <text:p>{M006880:belopen:VRB,03178:be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ier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stieren:21</text:p>
          </table:table-cell>
          <table:table-cell table:number-columns-repeated="4"/>
          <table:table-cell office:value-type="string" calcext:value-type="string">
            <text:p>{M007838:bestieren:VRB,03922:best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dd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dden:21</text:p>
          </table:table-cell>
          <table:table-cell table:number-columns-repeated="4"/>
          <table:table-cell office:value-type="string" calcext:value-type="string">
            <text:p>{04309:bidden:VRB,M008596:bid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l:21</text:p>
          </table:table-cell>
          <table:table-cell table:number-columns-repeated="4"/>
          <table:table-cell office:value-type="string" calcext:value-type="string">
            <text:p>{M013238:delen:VRB,06321:deel:NOU-C,M013233:deel:NOU-C,M013235:deel:NOU-C,06096:dal:NOU-C,M013234:deel:NOU-C,06227: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le:21</text:p>
          </table:table-cell>
          <table:table-cell table:number-columns-repeated="4"/>
          <table:table-cell office:value-type="string" calcext:value-type="string">
            <text:p>{06321:deel:NOU-C,M013235:deel:NOU-C,06227:deel:NOU-C,M013238:delen:VRB,M013234: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eck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aeckt:21</text:p>
          </table:table-cell>
          <table:table-cell table:number-columns-repeated="4"/>
          <table:table-cell office:value-type="string" calcext:value-type="string">
            <text:p>{M057348:raken:VRB,M019236:geraken:VRB,M019222:geraak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brag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gebragt:21</text:p>
          </table:table-cell>
          <table:table-cell table:number-columns-repeated="4"/>
          <table:table-cell office:value-type="string" calcext:value-type="string">
            <text:p>{M027271:in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om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komen:21</text:p>
          </table:table-cell>
          <table:table-cell table:number-columns-repeated="4"/>
          <table:table-cell office:value-type="string" calcext:value-type="string">
            <text:p>{M027689:inkomen:VRB,M027689:inkomen:,19259:inkomen:VRB,M027690:inkom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rt:21</text:p>
          </table:table-cell>
          <table:table-cell table:number-columns-repeated="4"/>
          <table:table-cell office:value-type="string" calcext:value-type="string">
            <text:p>{23440:kort:NOU-C,23445:kort:ADV,M035086:kort:NOU-C,M035085:kort:ADJ|ADV,M035086:kort:ADJ|ADV,M035097:korten:VRB,23439:kor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e:21</text:p>
          </table:table-cell>
          <table:table-cell table:number-columns-repeated="4"/>
          <table:table-cell office:value-type="string" calcext:value-type="string">
            <text:p>{29458:meten:VRB,28372:mede:NOU-C,28371:mede:NOU-C,28504:Medië:NOU-C,29663:mijden:VRB,29683:miede:NOU-C,28370:mede:ADV,M038638:mede:ADV,M039139:met:ADP,M038636:me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brag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vergebragt:21</text:p>
          </table:table-cell>
          <table:table-cell table:number-columns-repeated="4"/>
          <table:table-cell office:value-type="string" calcext:value-type="string">
            <text:p>{M050140:over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ats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atsen:21</text:p>
          </table:table-cell>
          <table:table-cell table:number-columns-repeated="4"/>
          <table:table-cell office:value-type="string" calcext:value-type="string">
            <text:p>{M054134:plaats:NOU-C,M054136:plaatsen:VRB,M054134:plaat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k:21</text:p>
          </table:table-cell>
          <table:table-cell table:number-columns-repeated="4"/>
          <table:table-cell office:value-type="string" calcext:value-type="string">
            <text:p>{M058029:reek:NOU-C,M058031:reek:NOU-C,M058032:reek:NOU-C,M058608: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der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ideren:21</text:p>
          </table:table-cell>
          <table:table-cell table:number-columns-repeated="4"/>
          <table:table-cell office:value-type="string" calcext:value-type="string">
            <text:p>{M059222:res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ourner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tourneren:21</text:p>
          </table:table-cell>
          <table:table-cell table:number-columns-repeated="4"/>
          <table:table-cell office:value-type="string" calcext:value-type="string">
            <text:p>{M059441:retou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t:21</text:p>
          </table:table-cell>
          <table:table-cell table:number-columns-repeated="4"/>
          <table:table-cell office:value-type="string" calcext:value-type="string">
            <text:p>{M088688:zet:NOU-C,A013877:set:NOU-C,52147:zitten:VRB,51551:zet:NOU-C,51575:zetten:VRB,M088689:zet:NOU-C,M088714: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ken:21</text:p>
          </table:table-cell>
          <table:table-cell table:number-columns-repeated="4"/>
          <table:table-cell office:value-type="string" calcext:value-type="string">
            <text:p>{55072:steken:VRB,55063:steek:NOU-C,M066257:steek:NOU-C,M066386:steken:VRB,55456:sto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n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nen:21</text:p>
          </table:table-cell>
          <table:table-cell table:number-columns-repeated="4"/>
          <table:table-cell office:value-type="string" calcext:value-type="string">
            <text:p>{M068077:tenen:VRB,M068527:tinnen:ADJ,M067890:teen:NOU-C,57642:tenen:VRB,NULL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dig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ardigen:21</text:p>
          </table:table-cell>
          <table:table-cell table:number-columns-repeated="4"/>
          <table:table-cell office:value-type="string" calcext:value-type="string">
            <text:p>{M072995:vaardig:ADJ|ADV,M072996: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ter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beteren:21</text:p>
          </table:table-cell>
          <table:table-cell table:number-columns-repeated="4"/>
          <table:table-cell office:value-type="string" calcext:value-type="string">
            <text:p>{M074647:verbeteren:VRB,62148:verb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gen:21</text:p>
          </table:table-cell>
          <table:table-cell table:number-columns-repeated="4"/>
          <table:table-cell office:value-type="string" calcext:value-type="string">
            <text:p>{71893:wegen:VRB,M084886:wegen:VRB,M084885:wegen:VRB,71895:wegen:VRB,M084816:weg:NOU-C,GH20200917.134135.187:wegen:VRB,M084487:weeg:NOU-C,M084891:wegens:ADP,M084904:wegge:NOU-C,M084884:wegen:VRB,70931:weg:NOU-C,M084817:weg:ADV|INT,71871:weg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r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erde:21</text:p>
          </table:table-cell>
          <table:table-cell table:number-columns-repeated="4"/>
          <table:table-cell office:value-type="string" calcext:value-type="string">
            <text:p>{72450:worden:VRB,M087190:worden:VRB,M086010:wier:NOU-C,M086018:wier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m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amen:21</text:p>
          </table:table-cell>
          <table:table-cell table:number-columns-repeated="4"/>
          <table:table-cell office:value-type="string" calcext:value-type="string">
            <text:p>{M087880:zamen:VRB,M061758:sam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ht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ten:20</text:p>
          </table:table-cell>
          <table:table-cell table:number-columns-repeated="4"/>
          <table:table-cell office:value-type="string" calcext:value-type="string">
            <text:p>{M001405:acht:NOU-C,00063:achten:VRB,GH20191213.090546.246:acht:NUM,M001417:achten:VRB,00058:acht:NUM,00065:achten:ADV,00054:acht:NOU-C,M001406:acht:NUM,00057:achte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lz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helzen:20</text:p>
          </table:table-cell>
          <table:table-cell table:number-columns-repeated="4"/>
          <table:table-cell office:value-type="string" calcext:value-type="string">
            <text:p>{M006301:behel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stig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kostigen:20</text:p>
          </table:table-cell>
          <table:table-cell table:number-columns-repeated="4"/>
          <table:table-cell office:value-type="string" calcext:value-type="string">
            <text:p>{M006629:bekos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f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ofte:20</text:p>
          </table:table-cell>
          <table:table-cell table:number-columns-repeated="4"/>
          <table:table-cell office:value-type="string" calcext:value-type="string">
            <text:p>{03174:beloofte/belofte:NOU-C,M006863:belofte:VRB,03164:belofte:NOU-C,M006863:belof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d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steden:20</text:p>
          </table:table-cell>
          <table:table-cell table:number-columns-repeated="4"/>
          <table:table-cell office:value-type="string" calcext:value-type="string">
            <text:p>{M007793:besteden:VRB,03876:bestaden:VRB,03913:besten:VRB,03895:best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ren:20</text:p>
          </table:table-cell>
          <table:table-cell table:number-columns-repeated="4"/>
          <table:table-cell office:value-type="string" calcext:value-type="string">
            <text:p>{05117:beuren:VRB,M010389:boren:VRB,M010272:boor:NOU-C,05122:boren:VRB,04875:boeren:VRB,05120:b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i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dient:20</text:p>
          </table:table-cell>
          <table:table-cell table:number-columns-repeated="4"/>
          <table:table-cell office:value-type="string" calcext:value-type="string">
            <text:p>{06548:dienen:VRB,M013543: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ga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gaen:20</text:p>
          </table:table-cell>
          <table:table-cell table:number-columns-repeated="4"/>
          <table:table-cell office:value-type="string" calcext:value-type="string">
            <text:p>{10942:gegaan:VRB,A007406:gegaan:VRB,M017034:gaan:VRB,10021: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ee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keert:20</text:p>
          </table:table-cell>
          <table:table-cell table:number-columns-repeated="4"/>
          <table:table-cell office:value-type="string" calcext:value-type="string">
            <text:p>{M031006:keren:VRB,21144:keren:VRB,M031226: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e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eren:20</text:p>
          </table:table-cell>
          <table:table-cell table:number-columns-repeated="4"/>
          <table:table-cell office:value-type="string" calcext:value-type="string">
            <text:p>{M023065:haderen:VRB,M022874:haar:NOU-C,M022878:haar:PRN,16816:heren:VRB,M024274:haren:VRB,M024272:haren:VRB,15811:h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ndel:20</text:p>
          </table:table-cell>
          <table:table-cell table:number-columns-repeated="4"/>
          <table:table-cell office:value-type="string" calcext:value-type="string">
            <text:p>{M023644:handelen:VRB,M023637:handel:NOU-C,M023636:handel:VRB,M023636:handel:NOU-C,15583: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f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ofd:20</text:p>
          </table:table-cell>
          <table:table-cell table:number-columns-repeated="4"/>
          <table:table-cell office:value-type="string" calcext:value-type="string">
            <text:p>{M026330:hoofd:NOU-C,M026797:h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h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ghen:20</text:p>
          </table:table-cell>
          <table:table-cell table:number-columns-repeated="4"/>
          <table:table-cell office:value-type="string" calcext:value-type="string">
            <text:p>{M039937:mogen:VRB,30471:meug:NOU-C,30475:mogen:VRB,30477:mo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wer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werpen:20</text:p>
          </table:table-cell>
          <table:table-cell table:number-columns-repeated="4"/>
          <table:table-cell office:value-type="string" calcext:value-type="string">
            <text:p>{M049682:opwerpen:VRB,39825:opwer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d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den:20</text:p>
          </table:table-cell>
          <table:table-cell table:number-columns-repeated="4"/>
          <table:table-cell office:value-type="string" calcext:value-type="string">
            <text:p>{45546:redden:VRB,45545:redden:VRB,M057896:red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v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ven:20</text:p>
          </table:table-cell>
          <table:table-cell table:number-columns-repeated="4"/>
          <table:table-cell office:value-type="string" calcext:value-type="string">
            <text:p>{M061030:roof:NOU-C,GH20191120.152436.423:roven:VRB,M061267:roven:VRB,M061031:roof:NOU-C,47383:roven:VRB,47380:roof:NOU-C,M061114:r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:20</text:p>
          </table:table-cell>
          <table:table-cell table:number-columns-repeated="4"/>
          <table:table-cell office:value-type="string" calcext:value-type="string">
            <text:p>{51993:zin:NOU-C,M089102:zijn:VRB,51900:zijn:PRN,52063:zinnen:VRB,51992:zin:NOU-C,51899:zijn:VRB,M089253:z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inde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hinderen:20</text:p>
          </table:table-cell>
          <table:table-cell table:number-columns-repeated="4"/>
          <table:table-cell office:value-type="string" calcext:value-type="string">
            <text:p>{M075992:verhi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hoo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thoont:20</text:p>
          </table:table-cell>
          <table:table-cell table:number-columns-repeated="4"/>
          <table:table-cell office:value-type="string" calcext:value-type="string">
            <text:p>{M078844:ver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est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testeren:19</text:p>
          </table:table-cell>
          <table:table-cell table:number-columns-repeated="4"/>
          <table:table-cell office:value-type="string" calcext:value-type="string">
            <text:p>{S004810:att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em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nemen:19</text:p>
          </table:table-cell>
          <table:table-cell table:number-columns-repeated="4"/>
          <table:table-cell office:value-type="string" calcext:value-type="string">
            <text:p>{M007019:benemen:VRB,03243:be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adig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schadigen:19</text:p>
          </table:table-cell>
          <table:table-cell table:number-columns-repeated="4"/>
          <table:table-cell office:value-type="string" calcext:value-type="string">
            <text:p>{M007454:bescha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w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wen:19</text:p>
          </table:table-cell>
          <table:table-cell table:number-columns-repeated="4"/>
          <table:table-cell office:value-type="string" calcext:value-type="string">
            <text:p>{M010760:bouwen:NOU-C,05282:bouwen:VRB,M010750:bouw:NOU-C,05284:bouwen:NOU-C,M010761:bouwen:VRB,M010759:bouw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nn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nnen:19</text:p>
          </table:table-cell>
          <table:table-cell table:number-columns-repeated="4"/>
          <table:table-cell office:value-type="string" calcext:value-type="string">
            <text:p>{M035836:kunnen:VRB,22937:kunne:NOU-C,22941:ku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ne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poneeren:19</text:p>
          </table:table-cell>
          <table:table-cell table:number-columns-repeated="4"/>
          <table:table-cell office:value-type="string" calcext:value-type="string">
            <text:p>{M013706:dis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commandeer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ecommandeert:19</text:p>
          </table:table-cell>
          <table:table-cell table:number-columns-repeated="4"/>
          <table:table-cell office:value-type="string" calcext:value-type="string">
            <text:p>{M057833:re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at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aten:19</text:p>
          </table:table-cell>
          <table:table-cell table:number-columns-repeated="4"/>
          <table:table-cell office:value-type="string" calcext:value-type="string">
            <text:p>{M036420:laten:VRB,M036129:laat:ADJ|ADV,M036421:la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et:19</text:p>
          </table:table-cell>
          <table:table-cell table:number-columns-repeated="4"/>
          <table:table-cell office:value-type="string" calcext:value-type="string">
            <text:p>{M039909:moete:NOU-C,30439:moeten:VRB,M039908:moet:NOU-C,30438:moeten:VRB,30432:moed:NOU-C,30436:moete:NOU-C,M039795:moed:NOU-C,M039907:moet:NOU-C,M039905:moet:,M039912:moeten:VRB,30433:moet:NOU-C,30306:moeden:VRB,M039910:moeten:VRB,M039906:moet:NOU-C,M039911:mo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ght:19</text:p>
          </table:table-cell>
          <table:table-cell table:number-columns-repeated="4"/>
          <table:table-cell office:value-type="string" calcext:value-type="string">
            <text:p>{M039937:m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geren:19</text:p>
          </table:table-cell>
          <table:table-cell table:number-columns-repeated="4"/>
          <table:table-cell office:value-type="string" calcext:value-type="string">
            <text:p>{M058311:regeren:VRB,45734:regeren:VRB,M058203:r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e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guleeren:19</text:p>
          </table:table-cell>
          <table:table-cell table:number-columns-repeated="4"/>
          <table:table-cell office:value-type="string" calcext:value-type="string">
            <text:p>{M058383:reg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teren:19</text:p>
          </table:table-cell>
          <table:table-cell table:number-columns-repeated="4"/>
          <table:table-cell office:value-type="string" calcext:value-type="string">
            <text:p>{M059356:resteren:VRB,46108: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r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erd:19</text:p>
          </table:table-cell>
          <table:table-cell table:number-columns-repeated="4"/>
          <table:table-cell office:value-type="string" calcext:value-type="string">
            <text:p>{M068123: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ruijk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bruijkt:19</text:p>
          </table:table-cell>
          <table:table-cell table:number-columns-repeated="4"/>
          <table:table-cell office:value-type="string" calcext:value-type="string">
            <text:p>{M074965:verbr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g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legen:19</text:p>
          </table:table-cell>
          <table:table-cell table:number-columns-repeated="4"/>
          <table:table-cell office:value-type="string" calcext:value-type="string">
            <text:p>{M076662:verlegen:ADJ|ADV,63548:verliggen:VRB,M076646:verledigen:VRB,M076728:verliggen:VRB,M078119:verslagen:,63468:verleg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cker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seeckert:19</text:p>
          </table:table-cell>
          <table:table-cell table:number-columns-repeated="4"/>
          <table:table-cell office:value-type="string" calcext:value-type="string">
            <text:p>{M079604:verzekerd:ADJ|ADV,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ec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strecken:19</text:p>
          </table:table-cell>
          <table:table-cell table:number-columns-repeated="4"/>
          <table:table-cell office:value-type="string" calcext:value-type="string">
            <text:p>{64949:verstrekken:VRB,M078632:ver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ng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vangen:19</text:p>
          </table:table-cell>
          <table:table-cell table:number-columns-repeated="4"/>
          <table:table-cell office:value-type="string" calcext:value-type="string">
            <text:p>{65239:vervangen:VRB,M079002:vervangen:ADJ,M079001:ver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breng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olbrengen:19</text:p>
          </table:table-cell>
          <table:table-cell table:number-columns-repeated="4"/>
          <table:table-cell office:value-type="string" calcext:value-type="string">
            <text:p>{M081409:volbrengen:VRB,GH20191204.121838.45:volbrengen:VRB,67288:vol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pen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penen:19</text:p>
          </table:table-cell>
          <table:table-cell table:number-columns-repeated="4"/>
          <table:table-cell office:value-type="string" calcext:value-type="string">
            <text:p>{M083826:wapenen:VRB,70502:wapenen:VRB,M083822:wapen:NOU-C,70494:wap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eren:19</text:p>
          </table:table-cell>
          <table:table-cell table:number-columns-repeated="4"/>
          <table:table-cell office:value-type="string" calcext:value-type="string">
            <text:p>{M085500:weren:VRB,72475:weer:NOU-C,GH20220110.142035.681:weer:NOU-C,72498:weren:VRB,M084554:weer:NOU-C,M085497:weren:VRB,71087:weder:NOU-C,70598:waren:VRB,71791:weer:NOU-C,72477:waar:NOU-C,M084268:weder:NOU-C,M084555:weer:NOU-C,M084594:weren:VRB,M084551:weder:NOU-C,M073878:veren:VRB,M084552:weer:NOU-C,M085496:weren:VRB,M084270.re.2:wederen:VRB,M084556:weer:NOU-C,M084557:weer:NOU-C,M084554.re.3:weren:,M084553:we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vrag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vragen:18</text:p>
          </table:table-cell>
          <table:table-cell table:number-columns-repeated="4"/>
          <table:table-cell office:value-type="string" calcext:value-type="string">
            <text:p>{M002994:af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wagt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wagten:18</text:p>
          </table:table-cell>
          <table:table-cell table:number-columns-repeated="4"/>
          <table:table-cell office:value-type="string" calcext:value-type="string">
            <text:p>{M003002:af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ive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riveeren:18</text:p>
          </table:table-cell>
          <table:table-cell table:number-columns-repeated="4"/>
          <table:table-cell office:value-type="string" calcext:value-type="string">
            <text:p>{S004460:arri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a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aan:18</text:p>
          </table:table-cell>
          <table:table-cell table:number-columns-repeated="4"/>
          <table:table-cell office:value-type="string" calcext:value-type="string">
            <text:p>{M006084:be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oet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roeten:18</text:p>
          </table:table-cell>
          <table:table-cell table:number-columns-repeated="4"/>
          <table:table-cell office:value-type="string" calcext:value-type="string">
            <text:p>{M006211:begroeten:VRB,M006221:begroten:VRB,02790:begroeten:VRB,02792:be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ol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voolen:18</text:p>
          </table:table-cell>
          <table:table-cell table:number-columns-repeated="4"/>
          <table:table-cell office:value-type="string" calcext:value-type="string">
            <text:p>{M008159:be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c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cken:18</text:p>
          </table:table-cell>
          <table:table-cell table:number-columns-repeated="4"/>
          <table:table-cell office:value-type="string" calcext:value-type="string">
            <text:p>{06368:denken:VRB,07976:dunken:VRB,M013332: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dig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indigen:18</text:p>
          </table:table-cell>
          <table:table-cell table:number-columns-repeated="4"/>
          <table:table-cell office:value-type="string" calcext:value-type="string">
            <text:p>{M015800:ei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rrive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arriveert:18</text:p>
          </table:table-cell>
          <table:table-cell table:number-columns-repeated="4"/>
          <table:table-cell office:value-type="string" calcext:value-type="string">
            <text:p>{S004460:arri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meent:18</text:p>
          </table:table-cell>
          <table:table-cell table:number-columns-repeated="4"/>
          <table:table-cell office:value-type="string" calcext:value-type="string">
            <text:p>{M018927:gemeente:NOU-C,M038755: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qualifice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qualificeert:18</text:p>
          </table:table-cell>
          <table:table-cell table:number-columns-repeated="4"/>
          <table:table-cell office:value-type="string" calcext:value-type="string">
            <text:p>{A007698:gekwalificeerd:ADJ,M056990:kwal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eet:18</text:p>
          </table:table-cell>
          <table:table-cell table:number-columns-repeated="4"/>
          <table:table-cell office:value-type="string" calcext:value-type="string">
            <text:p>{12418:gereed:ADV,M058005:reden:VRB,A007712:gereed:NOU-C,M058097:reten:VRB,12479:gerijden:VRB,M019273:gereed:ADJ|ADV,12417:geree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quiree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equireerd:18</text:p>
          </table:table-cell>
          <table:table-cell table:number-columns-repeated="4"/>
          <table:table-cell office:value-type="string" calcext:value-type="string">
            <text:p>{M059168:rekw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ust:18</text:p>
          </table:table-cell>
          <table:table-cell table:number-columns-repeated="4"/>
          <table:table-cell office:value-type="string" calcext:value-type="string">
            <text:p>{12614:gerusten:VRB,12609:gerust:ADJ,M061604:rusten:VRB,12610:gerust:ADJ,M061605:rusten:VRB,M019378:gerust:ADJ|ADV,M019378:gerust:VRB,47638:ru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set:18</text:p>
          </table:table-cell>
          <table:table-cell table:number-columns-repeated="4"/>
          <table:table-cell office:value-type="string" calcext:value-type="string">
            <text:p>{12864:gezet:NOU-C,M088714:zetten:VRB,51575:zetten:VRB,M020193:gezet:ADJ|ADV,12860:gezet:ADJ,M020191:gezet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s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wesen:18</text:p>
          </table:table-cell>
          <table:table-cell table:number-columns-repeated="4"/>
          <table:table-cell office:value-type="string" calcext:value-type="string">
            <text:p>{73952:wijzen:VRB,M086367:wijzen:VRB,51899:zijn:VRB,13910:gewezen:VRB,M089102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ord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worden:18</text:p>
          </table:table-cell>
          <table:table-cell table:number-columns-repeated="4"/>
          <table:table-cell office:value-type="string" calcext:value-type="string">
            <text:p>{72450:worden:VRB,13876:geworden:VRB,M087190:worden:VRB,M020113:ge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houd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houden:18</text:p>
          </table:table-cell>
          <table:table-cell table:number-columns-repeated="4"/>
          <table:table-cell office:value-type="string" calcext:value-type="string">
            <text:p>{M027602:inhoud:NOU-C,19223:inhouden:VRB,M027603:in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ss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ssen:18</text:p>
          </table:table-cell>
          <table:table-cell table:number-columns-repeated="4"/>
          <table:table-cell office:value-type="string" calcext:value-type="string">
            <text:p>{M035863:kussen:VRB,24466:kussen:NOU-C,M035864:kussen:NOU-C,M035862:ku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et:18</text:p>
          </table:table-cell>
          <table:table-cell table:number-columns-repeated="4"/>
          <table:table-cell office:value-type="string" calcext:value-type="string">
            <text:p>{M036129:laat:ADJ|ADV,24638:laat:ADJ,24637:laat:NOU-C,24640:laat:NOU-C,24588:laden:VRB,M036130:laat:NOU-C,25135:laten:VRB,M036183:laden:VRB,M036420:laten:VRB,25131:laat:ADJ,25132:laat:ADV,24589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st:18</text:p>
          </table:table-cell>
          <table:table-cell table:number-columns-repeated="4"/>
          <table:table-cell office:value-type="string" calcext:value-type="string">
            <text:p>{25103:last:NOU-C,M036404:lasten:VRB,M036401:last:NOU-C,M036399:lassen:VRB,25111: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ren:18</text:p>
          </table:table-cell>
          <table:table-cell table:number-columns-repeated="4"/>
          <table:table-cell office:value-type="string" calcext:value-type="string">
            <text:p>{25424:leraar:NOU-C,25768:leer:NOU-C,25276:lederen:ADJ,25773: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j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jk:18</text:p>
          </table:table-cell>
          <table:table-cell table:number-columns-repeated="4"/>
          <table:table-cell office:value-type="string" calcext:value-type="string">
            <text:p>{M037251:lijk:CON|ADJ|ADV,M037249:lijk:ADV|ADJ,M037256:lijken:VRB,M037247:lijk:NOU-C,M037246:l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der:18</text:p>
          </table:table-cell>
          <table:table-cell table:number-columns-repeated="4"/>
          <table:table-cell office:value-type="string" calcext:value-type="string">
            <text:p>{GH20220302.123329.749:minder:ADJ|NUM|ADV,GH20220302.123507.341:minder:ADJ|NUM|ADV,29776:minder:ADJ,M039401:minder:ADJ|NUM|ADV,":minnen + er:VRB",GH20210412.170348.351:mindere:ADJ,GH20210412.170820.976:mindere:ADJ|NUM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d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deren:18</text:p>
          </table:table-cell>
          <table:table-cell table:number-columns-repeated="4"/>
          <table:table-cell office:value-type="string" calcext:value-type="string">
            <text:p>{M040535:na:ADJ|ADV,31480:adder:NOU-C,M040537:n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weg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verwegen:18</text:p>
          </table:table-cell>
          <table:table-cell table:number-columns-repeated="4"/>
          <table:table-cell office:value-type="string" calcext:value-type="string">
            <text:p>{M051710:overwegen:VRB,M051707:overweg:NOU-C,M051709:over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ck:18</text:p>
          </table:table-cell>
          <table:table-cell table:number-columns-repeated="4"/>
          <table:table-cell office:value-type="string" calcext:value-type="string">
            <text:p>{M052000:pak:NOU-C,M052013:pakken:VRB,M052001:pak:NOU-C,41493:p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t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ateren:18</text:p>
          </table:table-cell>
          <table:table-cell table:number-columns-repeated="4"/>
          <table:table-cell office:value-type="string" calcext:value-type="string">
            <text:p>{M058679:rela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pect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pecteren:18</text:p>
          </table:table-cell>
          <table:table-cell table:number-columns-repeated="4"/>
          <table:table-cell office:value-type="string" calcext:value-type="string">
            <text:p>{M059289:respec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g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agen:18</text:p>
          </table:table-cell>
          <table:table-cell table:number-columns-repeated="4"/>
          <table:table-cell office:value-type="string" calcext:value-type="string">
            <text:p>{52168:slag:NOU-C,M063832:slagen:VRB,M063758:slaan:VRB,M063822:slag:NOU-C,52245:sla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c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ecken:18</text:p>
          </table:table-cell>
          <table:table-cell table:number-columns-repeated="4"/>
          <table:table-cell office:value-type="string" calcext:value-type="string">
            <text:p>{M067047:strik:NOU-C,M066962:strik:NOU-C,55863:strik:NOU-C,55776:strekken:VRB,55767:streek:NOU-C,M066969:strekken:VRB,55872:str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t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geten:18</text:p>
          </table:table-cell>
          <table:table-cell table:number-columns-repeated="4"/>
          <table:table-cell office:value-type="string" calcext:value-type="string">
            <text:p>{M075655:vergeten:VRB,62812:vergeten:VRB,62813:vergeten:ADJ,62818:vergeten:VRB,M075591:verge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tell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orstellen:18</text:p>
          </table:table-cell>
          <table:table-cell table:number-columns-repeated="4"/>
          <table:table-cell office:value-type="string" calcext:value-type="string">
            <text:p>{M082147:voorstellen:VRB,68447:voorstellen:VRB,M082145:voorst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e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reese:18</text:p>
          </table:table-cell>
          <table:table-cell table:number-columns-repeated="4"/>
          <table:table-cell office:value-type="string" calcext:value-type="string">
            <text:p>{69071:vrezen:VRB,69066:vrees:NOU-C,M082736:vrezen:VRB,M082724:vr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va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lvaren:18</text:p>
          </table:table-cell>
          <table:table-cell table:number-columns-repeated="4"/>
          <table:table-cell office:value-type="string" calcext:value-type="string">
            <text:p>{72290:welvaren:VRB,M085340:welvaren:NOU-C,M085339:wel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rd:18</text:p>
          </table:table-cell>
          <table:table-cell table:number-columns-repeated="4"/>
          <table:table-cell office:value-type="string" calcext:value-type="string">
            <text:p>{M087190:worden:VRB,74478:woord:NOU-C,7245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stel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ngestelt:17</text:p>
          </table:table-cell>
          <table:table-cell table:number-columns-repeated="4"/>
          <table:table-cell office:value-type="string" calcext:value-type="string">
            <text:p>{M000821:aan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vaard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nvaarden:17</text:p>
          </table:table-cell>
          <table:table-cell table:number-columns-repeated="4"/>
          <table:table-cell office:value-type="string" calcext:value-type="string">
            <text:p>{M000921:aanvaa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d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aden:17</text:p>
          </table:table-cell>
          <table:table-cell table:number-columns-repeated="4"/>
          <table:table-cell office:value-type="string" calcext:value-type="string">
            <text:p>{03060:beladen:VRB,M006711:be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ouw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schouwen:17</text:p>
          </table:table-cell>
          <table:table-cell table:number-columns-repeated="4"/>
          <table:table-cell office:value-type="string" calcext:value-type="string">
            <text:p>{03649:beschouwen:VRB,M007537:besch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rc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wercken:17</text:p>
          </table:table-cell>
          <table:table-cell table:number-columns-repeated="4"/>
          <table:table-cell office:value-type="string" calcext:value-type="string">
            <text:p>{M008345:bew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en:17</text:p>
          </table:table-cell>
          <table:table-cell table:number-columns-repeated="4"/>
          <table:table-cell office:value-type="string" calcext:value-type="string">
            <text:p>{06227:deel:NOU-C,06324:delen:VRB,M013238:delen:VRB,M013233:deel:NOU-C,M013234:deel:NOU-C,06321: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var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varen:17</text:p>
          </table:table-cell>
          <table:table-cell table:number-columns-repeated="4"/>
          <table:table-cell office:value-type="string" calcext:value-type="string">
            <text:p>{09212:ervaren:VRB,M016093:ervaren:VRB,M016094:ervar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n:17</text:p>
          </table:table-cell>
          <table:table-cell table:number-columns-repeated="4"/>
          <table:table-cell office:value-type="string" calcext:value-type="string">
            <text:p>{09302:eten:VRB,M016146:eten:NOU-C,M016145:eten:VRB,09303:eten:VRB,09303:eten:NOU-C,M016146:et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ccordee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accordeert:17</text:p>
          </table:table-cell>
          <table:table-cell table:number-columns-repeated="4"/>
          <table:table-cell office:value-type="string" calcext:value-type="string">
            <text:p>{S001048:acc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uck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druckt:17</text:p>
          </table:table-cell>
          <table:table-cell table:number-columns-repeated="4"/>
          <table:table-cell office:value-type="string" calcext:value-type="string">
            <text:p>{M015239:dr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orsam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hoorsamen:17</text:p>
          </table:table-cell>
          <table:table-cell table:number-columns-repeated="4"/>
          <table:table-cell office:value-type="string" calcext:value-type="string">
            <text:p>{M018132:gehoorz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uig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tuigen:17</text:p>
          </table:table-cell>
          <table:table-cell table:number-columns-repeated="4"/>
          <table:table-cell office:value-type="string" calcext:value-type="string">
            <text:p>{M019801:getuigen:VRB,M019799:getuige:,M019800:getuig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raag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vraagt:17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staet:17</text:p>
          </table:table-cell>
          <table:table-cell table:number-columns-repeated="4"/>
          <table:table-cell office:value-type="string" calcext:value-type="string">
            <text:p>{19453:in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g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gt:17</text:p>
          </table:table-cell>
          <table:table-cell table:number-columns-repeated="4"/>
          <table:table-cell office:value-type="string" calcext:value-type="string">
            <text:p>{M028530:jachten:VRB,M028527:jacht:NOU-C,M028526:j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jd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ijden:17</text:p>
          </table:table-cell>
          <table:table-cell table:number-columns-repeated="4"/>
          <table:table-cell office:value-type="string" calcext:value-type="string">
            <text:p>{M036760:Leiden:NOU-C,M036759: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sen:17</text:p>
          </table:table-cell>
          <table:table-cell table:number-columns-repeated="4"/>
          <table:table-cell office:value-type="string" calcext:value-type="string">
            <text:p>{25807:les:NOU-C,25784:lees:NOU-C,25790:lezen:VRB,M037033: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ijster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uijsteren:17</text:p>
          </table:table-cell>
          <table:table-cell table:number-columns-repeated="4"/>
          <table:table-cell office:value-type="string" calcext:value-type="string">
            <text:p>{M037974:lu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er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twerpen:17</text:p>
          </table:table-cell>
          <table:table-cell table:number-columns-repeated="4"/>
          <table:table-cell office:value-type="string" calcext:value-type="string">
            <text:p>{38283:ontwerpen:VRB,M046413:ontwerp:NOU-C,M046414:ontwer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enteer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senteeren:17</text:p>
          </table:table-cell>
          <table:table-cell table:number-columns-repeated="4"/>
          <table:table-cell office:value-type="string" calcext:value-type="string">
            <text:p>{M055930:pre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tender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enderen:17</text:p>
          </table:table-cell>
          <table:table-cell table:number-columns-repeated="4"/>
          <table:table-cell office:value-type="string" calcext:value-type="string">
            <text:p>{M055957:pret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c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ecken:17</text:p>
          </table:table-cell>
          <table:table-cell table:number-columns-repeated="4"/>
          <table:table-cell office:value-type="string" calcext:value-type="string">
            <text:p>{53092:zoeken:VRB,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gt:17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ven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venen:17</text:p>
          </table:table-cell>
          <table:table-cell table:number-columns-repeated="4"/>
          <table:table-cell office:value-type="string" calcext:value-type="string">
            <text:p>{M066564:stevenen:VRB,55229:stev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ill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schillen:17</text:p>
          </table:table-cell>
          <table:table-cell table:number-columns-repeated="4"/>
          <table:table-cell office:value-type="string" calcext:value-type="string">
            <text:p>{64411:verschillen:VRB,M077915:verschil:NOU-C,M077920:versch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i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rij:17</text:p>
          </table:table-cell>
          <table:table-cell table:number-columns-repeated="4"/>
          <table:table-cell office:value-type="string" calcext:value-type="string">
            <text:p>{M087411:wreef:NOU-C,69104:vrij:NOU-C,M082792:vrij:ADJ|ADV,M082815:vrijen:VRB,69105:vrij:ADV,69103:vrij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er:17</text:p>
          </table:table-cell>
          <table:table-cell table:number-columns-repeated="4"/>
          <table:table-cell office:value-type="string" calcext:value-type="string">
            <text:p>{M083238:waar:NOU-C,"69854:waar, weder:CON",M083898:waren:VRB,69845:waar:NOU-C,M083234:waar:NOU-C,69855:zijn:,51899:zijn:VRB,69847:waar:ADV,70578:waar:NOU-C,M083239:waar:ADV|CON,70585:waar:NOU-C,70577:waar:NOU-C,69844:waar:ADJ,69846:waar:ADV,M083860:war:NOU-C,M084268:weder:NOU-C,M083265:waard:NOU-C,71085:weder:CON,70576:waar:NOU-C,70586:zijn:,M083235:waar:NOU-C,M089102:zijn:VRB,70596:waren:VRB,69853:waar:,69849:waar:CON,M083237:waar:ADJ|ADV,69848:waar:ADV,70583:waa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s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nsen:17</text:p>
          </table:table-cell>
          <table:table-cell table:number-columns-repeated="4"/>
          <table:table-cell office:value-type="string" calcext:value-type="string">
            <text:p>{M085414: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z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zen:17</text:p>
          </table:table-cell>
          <table:table-cell table:number-columns-repeated="4"/>
          <table:table-cell office:value-type="string" calcext:value-type="string">
            <text:p>{72774:wezen:VRB,M085836:wezen:VRB,72775:wezen:NOU-C,M086367:wijzen:VRB,M085837:wezen:NOU-C,M084767:w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js:17</text:p>
          </table:table-cell>
          <table:table-cell table:number-columns-repeated="4"/>
          <table:table-cell office:value-type="string" calcext:value-type="string">
            <text:p>{73952:wijzen:VRB,M086367:wijzen:VRB,GH20210706.092907.332:wijze:ADJ,M085679:wes:PRN|ADV|ADP,M086315:wijs:NOU-C,73941:wijze:NOU-C,73480:wijs:ADJ,M086361:wijze:NOU-C,73942:wijs:VRB,M086315:wijs:ADJ|ADV,73942:w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wen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nwenden:16</text:p>
          </table:table-cell>
          <table:table-cell table:number-columns-repeated="4"/>
          <table:table-cell office:value-type="string" calcext:value-type="string">
            <text:p>{M001010:aanw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ha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fhalen:16</text:p>
          </table:table-cell>
          <table:table-cell table:number-columns-repeated="4"/>
          <table:table-cell office:value-type="string" calcext:value-type="string">
            <text:p>{00815:afhalen:VRB,M002143:af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rv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derven:16</text:p>
          </table:table-cell>
          <table:table-cell table:number-columns-repeated="4"/>
          <table:table-cell office:value-type="string" calcext:value-type="string">
            <text:p>{02501:bederven:VRB,02499:bederf:NOU-C,02502:bederven:VRB,M005671:bed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ev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geeven:16</text:p>
          </table:table-cell>
          <table:table-cell table:number-columns-repeated="4"/>
          <table:table-cell office:value-type="string" calcext:value-type="string">
            <text:p>{M006121:be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pa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palen:16</text:p>
          </table:table-cell>
          <table:table-cell table:number-columns-repeated="4"/>
          <table:table-cell office:value-type="string" calcext:value-type="string">
            <text:p>{03278:bepalen:VRB,M007095:bep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yt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yten:16</text:p>
          </table:table-cell>
          <table:table-cell table:number-columns-repeated="4"/>
          <table:table-cell office:value-type="string" calcext:value-type="string">
            <text:p>{M010631:boter:,M012109:buiten:VRB,05766:buiten:ADP,M012110:buiten:ADP,M012102:buit:NOU-C,M012108:b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g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dogen:16</text:p>
          </table:table-cell>
          <table:table-cell table:number-columns-repeated="4"/>
          <table:table-cell office:value-type="string" calcext:value-type="string">
            <text:p>{10718:gedogen:VRB,10719:gedeugen:VRB,06926:deugen:VRB,M013435:deugen:VRB,M017725:ged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ag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dragen:16</text:p>
          </table:table-cell>
          <table:table-cell table:number-columns-repeated="4"/>
          <table:table-cell office:value-type="string" calcext:value-type="string">
            <text:p>{10749:gedragen:VRB,M017737:gedragen:VRB,M014938:dragen:VRB,07560: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a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haalt:16</text:p>
          </table:table-cell>
          <table:table-cell table:number-columns-repeated="4"/>
          <table:table-cell office:value-type="string" calcext:value-type="string">
            <text:p>{M023195: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o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loopen:16</text:p>
          </table:table-cell>
          <table:table-cell table:number-columns-repeated="4"/>
          <table:table-cell office:value-type="string" calcext:value-type="string">
            <text:p>{A007528:gelopen:VRB,M037719: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esentee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presenteert:16</text:p>
          </table:table-cell>
          <table:table-cell table:number-columns-repeated="4"/>
          <table:table-cell office:value-type="string" calcext:value-type="string">
            <text:p>{43934:presenteren:VRB,M055930:pre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qualificee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qualificeerd:16</text:p>
          </table:table-cell>
          <table:table-cell table:number-columns-repeated="4"/>
          <table:table-cell office:value-type="string" calcext:value-type="string">
            <text:p>{A007698:gekwalificeerd:ADJ,M056990:kwal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gee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regeert:16</text:p>
          </table:table-cell>
          <table:table-cell table:number-columns-repeated="4"/>
          <table:table-cell office:value-type="string" calcext:value-type="string">
            <text:p>{M058203:r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tgevon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tgevonden:16</text:p>
          </table:table-cell>
          <table:table-cell table:number-columns-repeated="4"/>
          <table:table-cell office:value-type="string" calcext:value-type="string">
            <text:p>{M020971:goed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l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ulpe:16</text:p>
          </table:table-cell>
          <table:table-cell table:number-columns-repeated="4"/>
          <table:table-cell office:value-type="string" calcext:value-type="string">
            <text:p>{16554:help:,M026921:hulp:NOU-C,16560:helpen:VRB,"16552:hulp, help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do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doen:16</text:p>
          </table:table-cell>
          <table:table-cell table:number-columns-repeated="4"/>
          <table:table-cell office:value-type="string" calcext:value-type="string">
            <text:p>{M048233:opdoen:VRB,39239:op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jt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lijten:16</text:p>
          </table:table-cell>
          <table:table-cell table:number-columns-repeated="4"/>
          <table:table-cell office:value-type="string" calcext:value-type="string">
            <text:p>{52500:slijten:VRB,M064079:sl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g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hogen:16</text:p>
          </table:table-cell>
          <table:table-cell table:number-columns-repeated="4"/>
          <table:table-cell office:value-type="string" calcext:value-type="string">
            <text:p>{63088:verhogen:VRB,M075977:verheugen:VRB,63089:verheugen:VRB,M076032:verh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iez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kiezen:16</text:p>
          </table:table-cell>
          <table:table-cell table:number-columns-repeated="4"/>
          <table:table-cell office:value-type="string" calcext:value-type="string">
            <text:p>{63245:verkiezen:VRB,M076257:verk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og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ogen:16</text:p>
          </table:table-cell>
          <table:table-cell table:number-columns-repeated="4"/>
          <table:table-cell office:value-type="string" calcext:value-type="string">
            <text:p>{M077102:vermogen:NOU-C,63828:vermogen:ADJ,M077103:vermogen:ADJ,M077101:vermogen:VRB,63826:vermogen:VRB,63827:vermo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oor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oorden:16</text:p>
          </table:table-cell>
          <table:table-cell table:number-columns-repeated="4"/>
          <table:table-cell office:value-type="string" calcext:value-type="string">
            <text:p>{M077120:vermoorden:VRB,63858:verm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ott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rotten:16</text:p>
          </table:table-cell>
          <table:table-cell table:number-columns-repeated="4"/>
          <table:table-cell office:value-type="string" calcext:value-type="string">
            <text:p>{64259:verrot:ADJ,M077775:verrot:ADJ|ADV|INT,64263:verrotten:VRB,M077780:verro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pil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spillen:16</text:p>
          </table:table-cell>
          <table:table-cell table:number-columns-repeated="4"/>
          <table:table-cell office:value-type="string" calcext:value-type="string">
            <text:p>{M078409:versp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eker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zekeren:16</text:p>
          </table:table-cell>
          <table:table-cell table:number-columns-repeated="4"/>
          <table:table-cell office:value-type="string" calcext:value-type="string">
            <text:p>{M082421:voorzeker:ADV|ADJ,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em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reemt:16</text:p>
          </table:table-cell>
          <table:table-cell table:number-columns-repeated="4"/>
          <table:table-cell office:value-type="string" calcext:value-type="string">
            <text:p>{M082711:vreemde:NOU-C,69058:vreemd:ADJ,M082710.re.8:vreemden:VRB,M082710:vreemd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arnem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arnemen:16</text:p>
          </table:table-cell>
          <table:table-cell table:number-columns-repeated="4"/>
          <table:table-cell office:value-type="string" calcext:value-type="string">
            <text:p>{M083349:waarnemen:VRB,GH20191121.084744.169:waa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jger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ijgeren:16</text:p>
          </table:table-cell>
          <table:table-cell table:number-columns-repeated="4"/>
          <table:table-cell office:value-type="string" calcext:value-type="string">
            <text:p>{M085106:we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l:16</text:p>
          </table:table-cell>
          <table:table-cell table:number-columns-repeated="4"/>
          <table:table-cell office:value-type="string" calcext:value-type="string">
            <text:p>{M085150:wel:PRN|NUM,M085152:wel:NOU-C,M085148:wel:NOU-C,M085147:wel:NOU-C,72064:wel:ADV,M085151:wel:ADV|ADJ,73633:w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llen:16</text:p>
          </table:table-cell>
          <table:table-cell table:number-columns-repeated="4"/>
          <table:table-cell office:value-type="string" calcext:value-type="string">
            <text:p>{M085147:wel:NOU-C,M085149:wel:NOU-C,72215:wellen:VRB,72205:wel:NOU-C,M085284:wellen:VRB,72206:wel:NOU-C,72209:wel:NOU-C,M085148:wel:NOU-C,M085283:wellen:VRB,M085282:wellen:VRB,72216:w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j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ijlen:16</text:p>
          </table:table-cell>
          <table:table-cell table:number-columns-repeated="4"/>
          <table:table-cell office:value-type="string" calcext:value-type="string">
            <text:p>{M088393:zeilen:VRB,M088386:zeil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ne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fnemen:15</text:p>
          </table:table-cell>
          <table:table-cell table:number-columns-repeated="4"/>
          <table:table-cell office:value-type="string" calcext:value-type="string">
            <text:p>{M002418:afnemen:VRB,00885:af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oog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oogen:15</text:p>
          </table:table-cell>
          <table:table-cell table:number-columns-repeated="4"/>
          <table:table-cell office:value-type="string" calcext:value-type="string">
            <text:p>{M007079:beogen:VRB,03274:be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rde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vorderen:15</text:p>
          </table:table-cell>
          <table:table-cell table:number-columns-repeated="4"/>
          <table:table-cell office:value-type="string" calcext:value-type="string">
            <text:p>{M008228:bev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:15</text:p>
          </table:table-cell>
          <table:table-cell table:number-columns-repeated="4"/>
          <table:table-cell office:value-type="string" calcext:value-type="string">
            <text:p>{06215:de:PRN,M013198:de:PRN|ART,07470:dorren:VRB,M013352:der:CON,":de + heer:",M016011:er:PRN|ADV,M088992:zij:PRN,M022878:haar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leden:15</text:p>
          </table:table-cell>
          <table:table-cell table:number-columns-repeated="4"/>
          <table:table-cell office:value-type="string" calcext:value-type="string">
            <text:p>{M018572:geleden:VRB,26054:lijden:VRB,M037216:lijden:VRB,11613:gelid:NOU-C,11551:gelijden:VRB,M018575:geleed:ADJ,M018650:gelid:NOU-C,26053:lijden:VRB,26055:lijden:VRB,11505:geleide:NOU-C,11507:geleiden:VRB,M037215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ack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raackt:15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ngh:15</text:p>
          </table:table-cell>
          <table:table-cell table:number-columns-repeated="4"/>
          <table:table-cell office:value-type="string" calcext:value-type="string">
            <text:p>{M017034: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vatt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vatten:15</text:p>
          </table:table-cell>
          <table:table-cell table:number-columns-repeated="4"/>
          <table:table-cell office:value-type="string" calcext:value-type="string">
            <text:p>{M025691:herv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omen:15</text:p>
          </table:table-cell>
          <table:table-cell table:number-columns-repeated="4"/>
          <table:table-cell office:value-type="string" calcext:value-type="string">
            <text:p>{M034711:komen:VRB,M034859:kom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ngen:15</text:p>
          </table:table-cell>
          <table:table-cell table:number-columns-repeated="4"/>
          <table:table-cell office:value-type="string" calcext:value-type="string">
            <text:p>{M036334:langen:VRB,M036335:langen:VRB,24825:langen:VRB,M036330:lang:ADJ|ADV,24834:lang:NOU-C,24833:lang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ed:15</text:p>
          </table:table-cell>
          <table:table-cell table:number-columns-repeated="4"/>
          <table:table-cell office:value-type="string" calcext:value-type="string">
            <text:p>{M037215:lijden:VRB,M036529:leed:NOU-C,M036759:leiden:VRB,26054:lijden:VRB,26053:lijden:VRB,26519:lid:NOU-C,M036528:leed:ADJ|ADV,M037216:lijden:VRB,M037217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erve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serveren:15</text:p>
          </table:table-cell>
          <table:table-cell table:number-columns-repeated="4"/>
          <table:table-cell office:value-type="string" calcext:value-type="string">
            <text:p>{A011476:ob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heff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theffen:15</text:p>
          </table:table-cell>
          <table:table-cell table:number-columns-repeated="4"/>
          <table:table-cell office:value-type="string" calcext:value-type="string">
            <text:p>{37366:ontheffen:VRB,M045655:onth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ko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komen:15</text:p>
          </table:table-cell>
          <table:table-cell table:number-columns-repeated="4"/>
          <table:table-cell office:value-type="string" calcext:value-type="string">
            <text:p>{M048815:op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tell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stellen:15</text:p>
          </table:table-cell>
          <table:table-cell table:number-columns-repeated="4"/>
          <table:table-cell office:value-type="string" calcext:value-type="string">
            <text:p>{M049446:opstellen:VRB,39702:opstel:NOU-C,M049445:opst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lev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gelevert:15</text:p>
          </table:table-cell>
          <table:table-cell table:number-columns-repeated="4"/>
          <table:table-cell office:value-type="string" calcext:value-type="string">
            <text:p>{M050778:overleveren:VRB,40703:over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a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aden:15</text:p>
          </table:table-cell>
          <table:table-cell table:number-columns-repeated="4"/>
          <table:table-cell office:value-type="string" calcext:value-type="string">
            <text:p>{M057268:raden:VRB,M057144:raad:NOU-C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n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enen:15</text:p>
          </table:table-cell>
          <table:table-cell table:number-columns-repeated="4"/>
          <table:table-cell office:value-type="string" calcext:value-type="string">
            <text:p>{M058266:regenen:VRB,M058253:re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ent:15</text:p>
          </table:table-cell>
          <table:table-cell table:number-columns-repeated="4"/>
          <table:table-cell office:value-type="string" calcext:value-type="string">
            <text:p>{45728:regent:NOU-C,M058289:regent:NOU-C,M058266:reg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e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uleren:15</text:p>
          </table:table-cell>
          <table:table-cell table:number-columns-repeated="4"/>
          <table:table-cell office:value-type="string" calcext:value-type="string">
            <text:p>{M058383:reguleren:VRB,45762:reg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n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enken:15</text:p>
          </table:table-cell>
          <table:table-cell table:number-columns-repeated="4"/>
          <table:table-cell office:value-type="string" calcext:value-type="string">
            <text:p>{M062506:schenken:VRB,M062502:schenk:NOU-C,49294:schenken:VRB,M062503:schenk:NOU-C,M062506:schen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jd:15</text:p>
          </table:table-cell>
          <table:table-cell table:number-columns-repeated="4"/>
          <table:table-cell office:value-type="string" calcext:value-type="string">
            <text:p>{58090:tijd:NOU-C,M068401:tij:NOU-C,M068403:tijd:NOU-C,M068407:t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ne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enemen:15</text:p>
          </table:table-cell>
          <table:table-cell table:number-columns-repeated="4"/>
          <table:table-cell office:value-type="string" calcext:value-type="string">
            <text:p>{58508:toenemen:VRB,M068855:toe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en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esenden:15</text:p>
          </table:table-cell>
          <table:table-cell table:number-columns-repeated="4"/>
          <table:table-cell office:value-type="string" calcext:value-type="string">
            <text:p>{58578:toe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n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sonden:15</text:p>
          </table:table-cell>
          <table:table-cell table:number-columns-repeated="4"/>
          <table:table-cell office:value-type="string" calcext:value-type="string">
            <text:p>{64533:verzenden:VRB,M079616: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trek:15</text:p>
          </table:table-cell>
          <table:table-cell table:number-columns-repeated="4"/>
          <table:table-cell office:value-type="string" calcext:value-type="string">
            <text:p>{M078890:vertrekken:VRB,M078887:vertrek:NOU-C,65195:vert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es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reesen:15</text:p>
          </table:table-cell>
          <table:table-cell table:number-columns-repeated="4"/>
          <table:table-cell office:value-type="string" calcext:value-type="string">
            <text:p>{69066:vrees:NOU-C,69071:vrezen:VRB,M082736:vrezen:NOU-C,M082724:vrees:NOU-C,GH20200109.110941.108:vrezen:VRB,M082736:vr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epte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cepteren:14</text:p>
          </table:table-cell>
          <table:table-cell table:number-columns-repeated="4"/>
          <table:table-cell office:value-type="string" calcext:value-type="string">
            <text:p>{S001034:accep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che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fschepen:14</text:p>
          </table:table-cell>
          <table:table-cell table:number-columns-repeated="4"/>
          <table:table-cell office:value-type="string" calcext:value-type="string">
            <text:p>{M002609:afschepen:VRB,GH20191118.150146.341:afsch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en:14</text:p>
          </table:table-cell>
          <table:table-cell table:number-columns-repeated="4"/>
          <table:table-cell office:value-type="string" calcext:value-type="string">
            <text:p>{15435:halen:VRB,M000030:a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este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esteren:14</text:p>
          </table:table-cell>
          <table:table-cell table:number-columns-repeated="4"/>
          <table:table-cell office:value-type="string" calcext:value-type="string">
            <text:p>{M004402:ar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el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handelen:14</text:p>
          </table:table-cell>
          <table:table-cell table:number-columns-repeated="4"/>
          <table:table-cell office:value-type="string" calcext:value-type="string">
            <text:p>{M006256:be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quam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quamen:14</text:p>
          </table:table-cell>
          <table:table-cell table:number-columns-repeated="4"/>
          <table:table-cell office:value-type="string" calcext:value-type="string">
            <text:p>{M006600:bekomen:VRB,M006686:bekwamen:VRB,03014:bekomen:VRB,M006683:bekwaam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ei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scheiden:14</text:p>
          </table:table-cell>
          <table:table-cell table:number-columns-repeated="4"/>
          <table:table-cell office:value-type="string" calcext:value-type="string">
            <text:p>{M007473:bescheiden:ADJ,03581:bescheiden:VRB,M007474:bescheiden:VRB,03582:bescheiden:ADV,M007472:beschei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ag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tragten:14</text:p>
          </table:table-cell>
          <table:table-cell table:number-columns-repeated="4"/>
          <table:table-cell office:value-type="string" calcext:value-type="string">
            <text:p>{M008003:be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e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waert:14</text:p>
          </table:table-cell>
          <table:table-cell table:number-columns-repeated="4"/>
          <table:table-cell office:value-type="string" calcext:value-type="string">
            <text:p>{M008292:bewaren:VRB,04219:bewaren:VRB,04217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jz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wijzen:14</text:p>
          </table:table-cell>
          <table:table-cell table:number-columns-repeated="4"/>
          <table:table-cell office:value-type="string" calcext:value-type="string">
            <text:p>{M008373:bewijzen:VRB,04281:bewijzen:VRB,M008363:bew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et:14</text:p>
          </table:table-cell>
          <table:table-cell table:number-columns-repeated="4"/>
          <table:table-cell office:value-type="string" calcext:value-type="string">
            <text:p>{M011411:breed:ADJ|ADV,05395:breiden:VRB,M011413:breden:VRB,05402:breed:ADJ,M011411:breed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ce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uniceren:14</text:p>
          </table:table-cell>
          <table:table-cell table:number-columns-repeated="4"/>
          <table:table-cell office:value-type="string" calcext:value-type="string">
            <text:p>{M012805:commun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inue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inueren:14</text:p>
          </table:table-cell>
          <table:table-cell table:number-columns-repeated="4"/>
          <table:table-cell office:value-type="string" calcext:value-type="string">
            <text:p>{A003236:contin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ren:14</text:p>
          </table:table-cell>
          <table:table-cell table:number-columns-repeated="4"/>
          <table:table-cell office:value-type="string" calcext:value-type="string">
            <text:p>{07161:deur:NOU-C,M015435:duur:ADJ|ADV,M015412:duren:NOU-C,M015412:duren:VRB,07998:du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aag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draagen:14</text:p>
          </table:table-cell>
          <table:table-cell table:number-columns-repeated="4"/>
          <table:table-cell office:value-type="string" calcext:value-type="string">
            <text:p>{M014938:dragen:VRB,M017737:ge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leert:14</text:p>
          </table:table-cell>
          <table:table-cell table:number-columns-repeated="4"/>
          <table:table-cell office:value-type="string" calcext:value-type="string">
            <text:p>{M018577:geleerd:ADJ,M018579:geleerd:ADJ,11491:geleerd:ADJ,25773:leren:VRB,M036593: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oot:14</text:p>
          </table:table-cell>
          <table:table-cell table:number-columns-repeated="4"/>
          <table:table-cell office:value-type="string" calcext:value-type="string">
            <text:p>{12117:genoot:NOU-C,M019108:genieten:VRB,12071:genieten:VRB,M019125:genoot:NOU-C,M041327:noden:VRB,12116:gen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vertee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everteert:14</text:p>
          </table:table-cell>
          <table:table-cell table:number-columns-repeated="4"/>
          <table:table-cell office:value-type="string" calcext:value-type="string">
            <text:p>{M059695:re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ick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schickt:14</text:p>
          </table:table-cell>
          <table:table-cell table:number-columns-repeated="4"/>
          <table:table-cell office:value-type="string" calcext:value-type="string">
            <text:p>{M062679:schikken:VRB,M019438:geschik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o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sogt:14</text:p>
          </table:table-cell>
          <table:table-cell table:number-columns-repeated="4"/>
          <table:table-cell office:value-type="string" calcext:value-type="string">
            <text:p>{M089430:zoeken:VRB,53201:z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e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elt:14</text:p>
          </table:table-cell>
          <table:table-cell table:number-columns-repeated="4"/>
          <table:table-cell office:value-type="string" calcext:value-type="string">
            <text:p>{13295:getelt:NOU-C,13296:geteld:ADJ,57539:tellen:VRB,M068028: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ouw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rouwt:14</text:p>
          </table:table-cell>
          <table:table-cell table:number-columns-repeated="4"/>
          <table:table-cell office:value-type="string" calcext:value-type="string">
            <text:p>{M019792:getrouwd:ADJ,13409:getrouwd:ADJ,M070849: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rpen:14</text:p>
          </table:table-cell>
          <table:table-cell table:number-columns-repeated="4"/>
          <table:table-cell office:value-type="string" calcext:value-type="string">
            <text:p>{15867:harp:NOU-C,15868:harpen:VRB,M024368:harpen:VRB,M024367:har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s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ssen:14</text:p>
          </table:table-cell>
          <table:table-cell table:number-columns-repeated="4"/>
          <table:table-cell office:value-type="string" calcext:value-type="string">
            <text:p>{M036395:las:NOU-C,M036398:las:NOU-C,M036397:las:NOU-C,M036399:lassen:VRB,25098:las:NOU-C,M036394:la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v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even:14</text:p>
          </table:table-cell>
          <table:table-cell table:number-columns-repeated="4"/>
          <table:table-cell office:value-type="string" calcext:value-type="string">
            <text:p>{M037126:lief:ADJ|NOU-C|ADV,M037127:lief:NOU-C,26182:lieve:NOU-C,26188:lieven:VRB,26191:liever:NOU-C,GH20210702.172728.848:lieve:ADJ|NOU-C|ADV,M037188:lieven:VRB,26097:lief:ADJ,M037189:lieven:VRB,26098:lie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c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cken:14</text:p>
          </table:table-cell>
          <table:table-cell table:number-columns-repeated="4"/>
          <table:table-cell office:value-type="string" calcext:value-type="string">
            <text:p>{27725:maken:VRB,M038266:maken:VRB,GH20200519.120323.437:mak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n:14</text:p>
          </table:table-cell>
          <table:table-cell table:number-columns-repeated="4"/>
          <table:table-cell office:value-type="string" calcext:value-type="string">
            <text:p>{27891:manen:VRB,M038129:maan:NOU-C,M038361:manen:NOU-C,27835:mand:NOU-C,27884:ma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s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esten:14</text:p>
          </table:table-cell>
          <table:table-cell table:number-columns-repeated="4"/>
          <table:table-cell office:value-type="string" calcext:value-type="string">
            <text:p>{M038806:meest:ADJ|ADV|NUM,28807:meest:PRN,GH20200903.165154.807:meeste:PRN,GH20220301.130133.900:meest:ADJ|ADV|NUM,GH20210412.133342.589:meeste:ADJ|ADV|NUM,28805:meest:PRN,29412:me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j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jden:14</text:p>
          </table:table-cell>
          <table:table-cell table:number-columns-repeated="4"/>
          <table:table-cell office:value-type="string" calcext:value-type="string">
            <text:p>{M039325:m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ten:14</text:p>
          </table:table-cell>
          <table:table-cell table:number-columns-repeated="4"/>
          <table:table-cell office:value-type="string" calcext:value-type="string">
            <text:p>{M040180:mot:NOU-C,31041:motten:VRB,M040181:mot:NOU-C,M040188:mot:NOU-C,31039:mot:NOU-C,31038:m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aa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twaaren:14</text:p>
          </table:table-cell>
          <table:table-cell table:number-columns-repeated="4"/>
          <table:table-cell office:value-type="string" calcext:value-type="string">
            <text:p>{M046392:ont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den:14</text:p>
          </table:table-cell>
          <table:table-cell table:number-columns-repeated="4"/>
          <table:table-cell office:value-type="string" calcext:value-type="string">
            <text:p>{M057259:rad:NOU-C,M057268:raden:NOU-C,45022:raden:NOU-C,M057268:raden:VRB,45094:raad:NOU-C,M057144:raad:NOU-C|ADJ,45023:raden:VRB,M058100:reeuw:,45022:raden:VRB,"46696:roden, rooien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lveer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olveeren:14</text:p>
          </table:table-cell>
          <table:table-cell table:number-columns-repeated="4"/>
          <table:table-cell office:value-type="string" calcext:value-type="string">
            <text:p>{M059267:resol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en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eenen:14</text:p>
          </table:table-cell>
          <table:table-cell table:number-columns-repeated="4"/>
          <table:table-cell office:value-type="string" calcext:value-type="string">
            <text:p>{49275:scheen:NOU-C,M062665:schijnen:VRB,M062375:sche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rt:14</text:p>
          </table:table-cell>
          <table:table-cell table:number-columns-repeated="4"/>
          <table:table-cell office:value-type="string" calcext:value-type="string">
            <text:p>{M088229:zeerd:NOU-C,50843:sedert:ADV,M088230:zeerden:VRB,M088222.re.7:z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nt:14</text:p>
          </table:table-cell>
          <table:table-cell table:number-columns-repeated="4"/>
          <table:table-cell office:value-type="string" calcext:value-type="string">
            <text:p>{51418:sint:NOU-C,52076:sinds:ADV,50960:seend:NOU-C,51375:zenden:VRB,51417:Sint:ADV,M088570: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r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rken:14</text:p>
          </table:table-cell>
          <table:table-cell table:number-columns-repeated="4"/>
          <table:table-cell office:value-type="string" calcext:value-type="string">
            <text:p>{M066522:sterk:ADJ|ADV,55173:sterken:ADV,54717:sterk:ADJ,55169:sterke:NOU-C,55170:sterke:NOU-C,M066526:sterken:VRB,55172:st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voeg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evoegen:14</text:p>
          </table:table-cell>
          <table:table-cell table:number-columns-repeated="4"/>
          <table:table-cell office:value-type="string" calcext:value-type="string">
            <text:p>{M069005:toevoegen:VRB,M069006:toe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e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eeden:14</text:p>
          </table:table-cell>
          <table:table-cell table:number-columns-repeated="4"/>
          <table:table-cell office:value-type="string" calcext:value-type="string">
            <text:p>{M069992:treden:VRB,"M069991:tred, trede, tre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ff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effen:14</text:p>
          </table:table-cell>
          <table:table-cell table:number-columns-repeated="4"/>
          <table:table-cell office:value-type="string" calcext:value-type="string">
            <text:p>{M070024:treffen:NOU-C,M070023:treffen:VRB,59248:treffen:VRB,M070024:tr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noeg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genoegen:14</text:p>
          </table:table-cell>
          <table:table-cell table:number-columns-repeated="4"/>
          <table:table-cell office:value-type="string" calcext:value-type="string">
            <text:p>{M075633:vergenoegd:ADJ,M075636:vergenoegen:NOU-C,M075635:vergen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ang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langen:14</text:p>
          </table:table-cell>
          <table:table-cell table:number-columns-repeated="4"/>
          <table:table-cell office:value-type="string" calcext:value-type="string">
            <text:p>{M076604:verlangen:NOU-C,63416:verlangen:VRB,M076605:verlangen:NOU-C,M076601:verlangen:VRB,M076604:verlangen:VRB,M076600:verlangen:VRB,M076602:verlangen:VRB,M076599:verlang:ADV|ADJ,M076603:verlangen:NOU-C,63420:verlang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lies:14</text:p>
          </table:table-cell>
          <table:table-cell table:number-columns-repeated="4"/>
          <table:table-cell office:value-type="string" calcext:value-type="string">
            <text:p>{M076723:verlies:VRB,63542:verliezen:VRB,M076727:verliezen:VRB,M076723:verlies:NOU-C,63541:verli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n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senden:14</text:p>
          </table:table-cell>
          <table:table-cell table:number-columns-repeated="4"/>
          <table:table-cell office:value-type="string" calcext:value-type="string">
            <text:p>{64533:verzenden:VRB,M079616: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r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sorgt:14</text:p>
          </table:table-cell>
          <table:table-cell table:number-columns-repeated="4"/>
          <table:table-cell office:value-type="string" calcext:value-type="string">
            <text:p>{M079730:ver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k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wekken:14</text:p>
          </table:table-cell>
          <table:table-cell table:number-columns-repeated="4"/>
          <table:table-cell office:value-type="string" calcext:value-type="string">
            <text:p>{M079328:verw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bevel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nbevelen:13</text:p>
          </table:table-cell>
          <table:table-cell table:number-columns-repeated="4"/>
          <table:table-cell office:value-type="string" calcext:value-type="string">
            <text:p>{M000153:aanbe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bren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nbrengen:13</text:p>
          </table:table-cell>
          <table:table-cell table:number-columns-repeated="4"/>
          <table:table-cell office:value-type="string" calcext:value-type="string">
            <text:p>{M000204:aan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hae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engehaelt:13</text:p>
          </table:table-cell>
          <table:table-cell table:number-columns-repeated="4"/>
          <table:table-cell office:value-type="string" calcext:value-type="string">
            <text:p>{M000377:aanhalen:VRB,00397:aan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:13</text:p>
          </table:table-cell>
          <table:table-cell table:number-columns-repeated="4"/>
          <table:table-cell office:value-type="string" calcext:value-type="string">
            <text:p>{02761:begin:NOU-C,M006132:beginnen:VRB,M006130:beg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la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klagen:13</text:p>
          </table:table-cell>
          <table:table-cell table:number-columns-repeated="4"/>
          <table:table-cell office:value-type="string" calcext:value-type="string">
            <text:p>{M006525:bek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g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leggen:13</text:p>
          </table:table-cell>
          <table:table-cell table:number-columns-repeated="4"/>
          <table:table-cell office:value-type="string" calcext:value-type="string">
            <text:p>{M006775:beleggen:VRB,03088:be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ann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mannen:13</text:p>
          </table:table-cell>
          <table:table-cell table:number-columns-repeated="4"/>
          <table:table-cell office:value-type="string" calcext:value-type="string">
            <text:p>{M006912:bema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reid:13</text:p>
          </table:table-cell>
          <table:table-cell table:number-columns-repeated="4"/>
          <table:table-cell office:value-type="string" calcext:value-type="string">
            <text:p>{M007218:bereiden:VRB,M007217:berei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uy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tuygen:13</text:p>
          </table:table-cell>
          <table:table-cell table:number-columns-repeated="4"/>
          <table:table-cell office:value-type="string" calcext:value-type="string">
            <text:p>{04088:betuigen:VRB,M008041:betu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e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weegen:13</text:p>
          </table:table-cell>
          <table:table-cell table:number-columns-repeated="4"/>
          <table:table-cell office:value-type="string" calcext:value-type="string">
            <text:p>{M008321:be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j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ijve:13</text:p>
          </table:table-cell>
          <table:table-cell table:number-columns-repeated="4"/>
          <table:table-cell office:value-type="string" calcext:value-type="string">
            <text:p>{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en:13</text:p>
          </table:table-cell>
          <table:table-cell table:number-columns-repeated="4"/>
          <table:table-cell office:value-type="string" calcext:value-type="string">
            <text:p>{GH20220329.113033.801:dade:NOU-C,06134:daan:ADV,06901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gt:13</text:p>
          </table:table-cell>
          <table:table-cell table:number-columns-repeated="4"/>
          <table:table-cell office:value-type="string" calcext:value-type="string">
            <text:p>{M013332: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en:13</text:p>
          </table:table-cell>
          <table:table-cell table:number-columns-repeated="4"/>
          <table:table-cell office:value-type="string" calcext:value-type="string">
            <text:p>{06216:die:PRN,M013823:doen:VRB,NULL,M013250:Deen:NOU-C,NULL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gt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gten:13</text:p>
          </table:table-cell>
          <table:table-cell table:number-columns-repeated="4"/>
          <table:table-cell office:value-type="string" calcext:value-type="string">
            <text:p>{M015278:d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:13</text:p>
          </table:table-cell>
          <table:table-cell table:number-columns-repeated="4"/>
          <table:table-cell office:value-type="string" calcext:value-type="string">
            <text:p>{08808:einden:VRB,M015582:eend:NOU-C,M015797:einden:VRB,08794:en:CON,M015979:enten:VRB,M015920:en:,M015792:einde:NOU-C,M015980:e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nc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dencken:13</text:p>
          </table:table-cell>
          <table:table-cell table:number-columns-repeated="4"/>
          <table:table-cell office:value-type="string" calcext:value-type="string">
            <text:p>{10658:gedenken:VRB,10659:gedenken:NOU-C,M017688:g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leeden:13</text:p>
          </table:table-cell>
          <table:table-cell table:number-columns-repeated="4"/>
          <table:table-cell office:value-type="string" calcext:value-type="string">
            <text:p>{11505:geleide:NOU-C,M018650:gelid:NOU-C,M037215:lijden:VRB,11550:ge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o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sloot:13</text:p>
          </table:table-cell>
          <table:table-cell table:number-columns-repeated="4"/>
          <table:table-cell office:value-type="string" calcext:value-type="string">
            <text:p>{M064243:sloten:VRB,52578:sloten:VRB,52577:sl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eg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zegt:13</text:p>
          </table:table-cell>
          <table:table-cell table:number-columns-repeated="4"/>
          <table:table-cell office:value-type="string" calcext:value-type="string">
            <text:p>{M020171:gezeggen:VRB,M088348: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aar:13</text:p>
          </table:table-cell>
          <table:table-cell table:number-columns-repeated="4"/>
          <table:table-cell office:value-type="string" calcext:value-type="string">
            <text:p>{M033062:klaren:VRB,M032694:klaar:ADJ|ADV,M032695:klaar:ADJ|ADV,M032693:Kl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ren:13</text:p>
          </table:table-cell>
          <table:table-cell table:number-columns-repeated="4"/>
          <table:table-cell office:value-type="string" calcext:value-type="string">
            <text:p>{M039077:meren:VRB,29229:meren:VRB,29227:meer:ADJ,29230:meren:VRB,28041:mare:NOU-C,M038762:meer:NOU-C,"M038763:meer, merrie:NOU-C","29221:meer, merri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deel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ordeeld:13</text:p>
          </table:table-cell>
          <table:table-cell table:number-columns-repeated="4"/>
          <table:table-cell office:value-type="string" calcext:value-type="string">
            <text:p>{M047713:oor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:13</text:p>
          </table:table-cell>
          <table:table-cell table:number-columns-repeated="4"/>
          <table:table-cell office:value-type="string" calcext:value-type="string">
            <text:p>{M048320:open:NOU-C,39268:open:ADV,M048319:open:ADJ|ADV,M048357:openen:VRB,39269:open:NOU-C,39266:open:VRB,39262:oop:NOU-C,39267:op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ba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baren:13</text:p>
          </table:table-cell>
          <table:table-cell table:number-columns-repeated="4"/>
          <table:table-cell office:value-type="string" calcext:value-type="string">
            <text:p>{39279:openbaren:VRB,M048331:openbaren:VRB,M048324:openbaar:ADJ|ADV,39271:openbaar:ADJ,39278:openbaar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leg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leggen:13</text:p>
          </table:table-cell>
          <table:table-cell table:number-columns-repeated="4"/>
          <table:table-cell office:value-type="string" calcext:value-type="string">
            <text:p>{39468:opleggen:VRB,M048900:op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lificee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lificeeren:13</text:p>
          </table:table-cell>
          <table:table-cell table:number-columns-repeated="4"/>
          <table:table-cell office:value-type="string" calcext:value-type="string">
            <text:p>{M056990:kwal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me:13</text:p>
          </table:table-cell>
          <table:table-cell table:number-columns-repeated="4"/>
          <table:table-cell office:value-type="string" calcext:value-type="string">
            <text:p>{22705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are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areren:13</text:p>
          </table:table-cell>
          <table:table-cell table:number-columns-repeated="4"/>
          <table:table-cell office:value-type="string" calcext:value-type="string">
            <text:p>{M059014:repareren:VRB,46043:re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l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elden:13</text:p>
          </table:table-cell>
          <table:table-cell table:number-columns-repeated="4"/>
          <table:table-cell office:value-type="string" calcext:value-type="string">
            <text:p>{M062446:schelden:NOU-C,M062445:schelden:VRB,49168:sch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aren:13</text:p>
          </table:table-cell>
          <table:table-cell table:number-columns-repeated="4"/>
          <table:table-cell office:value-type="string" calcext:value-type="string">
            <text:p>{M073361:varen:VRB,M073372:varen:NOU-C,M073362: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st:13</text:p>
          </table:table-cell>
          <table:table-cell table:number-columns-repeated="4"/>
          <table:table-cell office:value-type="string" calcext:value-type="string">
            <text:p>{M073482:vasten:VRB,M073480:vasten:VRB,61495:vasten:VRB,61486:vast:ADV,61480:vast:ADJ,M073456:vas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t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ten:13</text:p>
          </table:table-cell>
          <table:table-cell table:number-columns-repeated="4"/>
          <table:table-cell office:value-type="string" calcext:value-type="string">
            <text:p>{M073571:vat:ADJ|ADV,M073571:vat:,61524:vaten:VRB,M073595:vatten:VRB,61519:vat:NOU-C,61523:v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ran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randen:13</text:p>
          </table:table-cell>
          <table:table-cell table:number-columns-repeated="4"/>
          <table:table-cell office:value-type="string" calcext:value-type="string">
            <text:p>{62284:verbranden:VRB,M074909:verbranden:VRB,M074908:verbrand:ADJ|ADV,62135:verbr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ra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dragen:13</text:p>
          </table:table-cell>
          <table:table-cell table:number-columns-repeated="4"/>
          <table:table-cell office:value-type="string" calcext:value-type="string">
            <text:p>{M075245:verdragen:VRB,M075010:verdagen:VRB,62533:ver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rijv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drijven:13</text:p>
          </table:table-cell>
          <table:table-cell table:number-columns-repeated="4"/>
          <table:table-cell office:value-type="string" calcext:value-type="string">
            <text:p>{M075270:verd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eff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heffen:13</text:p>
          </table:table-cell>
          <table:table-cell table:number-columns-repeated="4"/>
          <table:table-cell office:value-type="string" calcext:value-type="string">
            <text:p>{M075936:verheffen:VRB,63004:verh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lopen:13</text:p>
          </table:table-cell>
          <table:table-cell table:number-columns-repeated="4"/>
          <table:table-cell office:value-type="string" calcext:value-type="string">
            <text:p>{M076792:verlopen:ADJ,63603:verlopen:VRB,M076791:verlopen:VRB,63604:verlop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orz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oorzaken:13</text:p>
          </table:table-cell>
          <table:table-cell table:number-columns-repeated="4"/>
          <table:table-cell office:value-type="string" calcext:value-type="string">
            <text:p>{M077401:ver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plicht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plichten:13</text:p>
          </table:table-cell>
          <table:table-cell table:number-columns-repeated="4"/>
          <table:table-cell office:value-type="string" calcext:value-type="string">
            <text:p>{M077562:verplicht:ADJ,64122:verplichten:VRB,M077563:verp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schil:13</text:p>
          </table:table-cell>
          <table:table-cell table:number-columns-repeated="4"/>
          <table:table-cell office:value-type="string" calcext:value-type="string">
            <text:p>{M077920:verschillen:VRB,64406:verschil:NOU-C,M077915:verschi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cke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seeckeren:13</text:p>
          </table:table-cell>
          <table:table-cell table:number-columns-repeated="4"/>
          <table:table-cell office:value-type="string" calcext:value-type="string">
            <text:p>{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ssel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wisselen:13</text:p>
          </table:table-cell>
          <table:table-cell table:number-columns-repeated="4"/>
          <table:table-cell office:value-type="string" calcext:value-type="string">
            <text:p>{M079454:verwisselen:VRB,65685:verwiss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eren:13</text:p>
          </table:table-cell>
          <table:table-cell table:number-columns-repeated="4"/>
          <table:table-cell office:value-type="string" calcext:value-type="string">
            <text:p>{M080035:vieren:VRB,69603:vuren:VRB,M083128:vuur:NOU-C,M080015:vier:NUM,M080036:vieren:VRB,M083115:vuren:ADJ|NOU-C,M080034:vieren:VRB,M083114:vuren:VRB,65911:vier:NUM,65946:v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la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laden:13</text:p>
          </table:table-cell>
          <table:table-cell table:number-columns-repeated="4"/>
          <table:table-cell office:value-type="string" calcext:value-type="string">
            <text:p>{M081463:volladen:VRB,67438:vol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lee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orleeden:13</text:p>
          </table:table-cell>
          <table:table-cell table:number-columns-repeated="4"/>
          <table:table-cell office:value-type="string" calcext:value-type="string">
            <text:p>{M081933:voorleden:ADJ|ADV,M081934:voorleden:NOU-C,63537:ve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s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sen:13</text:p>
          </table:table-cell>
          <table:table-cell table:number-columns-repeated="4"/>
          <table:table-cell office:value-type="string" calcext:value-type="string">
            <text:p>{M084016:was:NOU-C,70739:wassen:ADJ,M084017:was:NOU-C,70734:wassen:VRB,70687:was:NOU-C,M084030:wassen:VRB,M084025:wassen:VRB,M084029:waze:NOU-C,M084032:wassen:ADJ,M089102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den:13</text:p>
          </table:table-cell>
          <table:table-cell table:number-columns-repeated="4"/>
          <table:table-cell office:value-type="string" calcext:value-type="string">
            <text:p>{71045:wedden:VRB,71035:wed:NOU-C,71034:wedde:NOU-C,GH20191210.164328.378:wedden:VRB,M084263:wede:NOU-C,M084242:wed:NOU-C,M084255:wedder:NOU-C,M084471:wede:NOU-C,M084253:wedden:VRB,M084245:wed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va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ervaren:13</text:p>
          </table:table-cell>
          <table:table-cell table:number-columns-repeated="4"/>
          <table:table-cell office:value-type="string" calcext:value-type="string">
            <text:p>{M084392:wedervaren:VRB,71566:wedervaren:VRB,M084393:wederva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gen:13</text:p>
          </table:table-cell>
          <table:table-cell table:number-columns-repeated="4"/>
          <table:table-cell office:value-type="string" calcext:value-type="string">
            <text:p>{71688:weeg:NOU-C,M084886:wegen:VRB,M084885:wegen:VRB,M084487:weeg:NOU-C,M084816:w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e:13</text:p>
          </table:table-cell>
          <table:table-cell table:number-columns-repeated="4"/>
          <table:table-cell office:value-type="string" calcext:value-type="string">
            <text:p>{73050:wee:INT,M085926:wieden:VRB,M085910:wie:ADV|CON,M086106:wij:PRN,M085909:wie:PRN,73049:wie:ADV,"73051:wie, wije:NOU-C",72991:wij:PRN,73048:wie:PRN,M086132:wij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j:13</text:p>
          </table:table-cell>
          <table:table-cell table:number-columns-repeated="4"/>
          <table:table-cell office:value-type="string" calcext:value-type="string">
            <text:p>{M086136:wijden:VRB,M086106:wij:PRN,73031:wijden:VRB,M085910:wie:ADV|CON,M085868:wi:INT,72991:wij:PRN,M085909:wie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chrijv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nschrijven:12</text:p>
          </table:table-cell>
          <table:table-cell table:number-columns-repeated="4"/>
          <table:table-cell office:value-type="string" calcext:value-type="string">
            <text:p>{GH20200918.125111.803:aanschrijven:VRB,M000719:aan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la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fslaan:12</text:p>
          </table:table-cell>
          <table:table-cell table:number-columns-repeated="4"/>
          <table:table-cell office:value-type="string" calcext:value-type="string">
            <text:p>{M002688:af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:12</text:p>
          </table:table-cell>
          <table:table-cell table:number-columns-repeated="4"/>
          <table:table-cell office:value-type="string" calcext:value-type="string">
            <text:p>{M003267:al:NOU-C,M003268:al:ADV,M003266:al:PRN,16473:helen:VRB,01143:al:CON,01142:al:ADP,01141:al:ADV,M003269:al:ADP,M003270:al:CON,01140:al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woo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woort:12</text:p>
          </table:table-cell>
          <table:table-cell table:number-columns-repeated="4"/>
          <table:table-cell office:value-type="string" calcext:value-type="string">
            <text:p>{01638:antwoord:NOU-C,M004003:antwoord:NOU-C,M004004:antw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et:12</text:p>
          </table:table-cell>
          <table:table-cell table:number-columns-repeated="4"/>
          <table:table-cell office:value-type="string" calcext:value-type="string">
            <text:p>{M006044:beet:NOU-C,M006045:beet:NOU-C,M005654:beden:VRB,M008968:bijten:VRB,04027:beten:VRB,04511:b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houd:12</text:p>
          </table:table-cell>
          <table:table-cell table:number-columns-repeated="4"/>
          <table:table-cell office:value-type="string" calcext:value-type="string">
            <text:p>{M006352:behoud:NOU-C,M006354:be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ragti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kragtigt:12</text:p>
          </table:table-cell>
          <table:table-cell table:number-columns-repeated="4"/>
          <table:table-cell office:value-type="string" calcext:value-type="string">
            <text:p>{M006639:bekra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ad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aden:12</text:p>
          </table:table-cell>
          <table:table-cell table:number-columns-repeated="4"/>
          <table:table-cell office:value-type="string" calcext:value-type="string">
            <text:p>{M007182:beraden:ADJ,03300:beraden:VRB,M007183:beraden:VRB,03301:berad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ke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ekenen:12</text:p>
          </table:table-cell>
          <table:table-cell table:number-columns-repeated="4"/>
          <table:table-cell office:value-type="string" calcext:value-type="string">
            <text:p>{03371:berekenen:VRB,M007235:be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ov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oven:12</text:p>
          </table:table-cell>
          <table:table-cell table:number-columns-repeated="4"/>
          <table:table-cell office:value-type="string" calcext:value-type="string">
            <text:p>{M007419:beroven:VRB,03486:ber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a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tragt:12</text:p>
          </table:table-cell>
          <table:table-cell table:number-columns-repeated="4"/>
          <table:table-cell office:value-type="string" calcext:value-type="string">
            <text:p>{M008003:be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rt:12</text:p>
          </table:table-cell>
          <table:table-cell table:number-columns-repeated="4"/>
          <table:table-cell office:value-type="string" calcext:value-type="string">
            <text:p>{M010520:bort:NOU-C,05041:boord:NOU-C,05043:boorte:NOU-C,M010275:boord:NOU-C,05167:bord:NOU-C,M010389:boren:VRB,02887:behoren:VRB,M010278:b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v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ven:12</text:p>
          </table:table-cell>
          <table:table-cell table:number-columns-repeated="4"/>
          <table:table-cell office:value-type="string" calcext:value-type="string">
            <text:p>{GH20210601.152035.763:erbovenop:ADP,05289:boven:ADP,05289:boven:,05288:behoeven:VRB,M010805:boven:ADP,M011216:brago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o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hoort:12</text:p>
          </table:table-cell>
          <table:table-cell table:number-columns-repeated="4"/>
          <table:table-cell office:value-type="string" calcext:value-type="string">
            <text:p>{M018106:gehoren:VRB,M026564:horen:VRB,18089:h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e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oegen:12</text:p>
          </table:table-cell>
          <table:table-cell table:number-columns-repeated="4"/>
          <table:table-cell office:value-type="string" calcext:value-type="string">
            <text:p>{12107:genoegen:NOU-C,M019114:genoegen:VRB,12106:genoegen:VRB,12107:genoegen:VRB,12109:genoegen:,M019115:genoe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en:12</text:p>
          </table:table-cell>
          <table:table-cell table:number-columns-repeated="4"/>
          <table:table-cell office:value-type="string" calcext:value-type="string">
            <text:p>{12370:geer:NOU-C,12371:geer:NOU-C,A007726:geren:NOU-C,12459:geren:VRB,M017062:gaarne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umee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esumeert:12</text:p>
          </table:table-cell>
          <table:table-cell table:number-columns-repeated="4"/>
          <table:table-cell office:value-type="string" calcext:value-type="string">
            <text:p>{M059379:re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oo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ooft:12</text:p>
          </table:table-cell>
          <table:table-cell table:number-columns-repeated="4"/>
          <table:table-cell office:value-type="string" calcext:value-type="string">
            <text:p>{47383:roven:VRB,M061114:r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sint:12</text:p>
          </table:table-cell>
          <table:table-cell table:number-columns-repeated="4"/>
          <table:table-cell office:value-type="string" calcext:value-type="string">
            <text:p>{M020216:gezind:ADJ,M020222:gezinnen:VRB,12904:gezind:ADJ,12898:gezinnen:VRB,M089315:zinnen:VRB,51375:zenden:VRB,12897:gez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all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vallen:12</text:p>
          </table:table-cell>
          <table:table-cell table:number-columns-repeated="4"/>
          <table:table-cell office:value-type="string" calcext:value-type="string">
            <text:p>{A007895:gevallen:ADJ,13482:gevallen:VRB,M073228:vallen:VRB,M019840:geval:NOU-C,M019841:gevallen:VRB,61261:vallen:VRB,13484:gevallen:ADJ,M019842:gevall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wagt:12</text:p>
          </table:table-cell>
          <table:table-cell table:number-columns-repeated="4"/>
          <table:table-cell office:value-type="string" calcext:value-type="string">
            <text:p>{M083428: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n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wennen:12</text:p>
          </table:table-cell>
          <table:table-cell table:number-columns-repeated="4"/>
          <table:table-cell office:value-type="string" calcext:value-type="string">
            <text:p>{M020041:gew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et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eten:12</text:p>
          </table:table-cell>
          <table:table-cell table:number-columns-repeated="4"/>
          <table:table-cell office:value-type="string" calcext:value-type="string">
            <text:p>{14965:groet:NOU-C,M022095:groet:NOU-C,M022097:groeten:VRB,14967:gro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al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alen:12</text:p>
          </table:table-cell>
          <table:table-cell table:number-columns-repeated="4"/>
          <table:table-cell office:value-type="string" calcext:value-type="string">
            <text:p>{M022822:haal:NOU-C,M023195: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oft:12</text:p>
          </table:table-cell>
          <table:table-cell table:number-columns-repeated="4"/>
          <table:table-cell office:value-type="string" calcext:value-type="string">
            <text:p>{18338:hoven:VRB,18370:hoofd:NOU-C,18319:hoofden:VRB,M026797:hoven:VRB,M026330:hoof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ogen:12</text:p>
          </table:table-cell>
          <table:table-cell table:number-columns-repeated="4"/>
          <table:table-cell office:value-type="string" calcext:value-type="string">
            <text:p>{17699:hogen:VRB,M026429:hoog:ADJ|ADV,M026449:hogen:VRB,M026428:hoog:NOU-C,17898:hoog:ADJ,GH20210701.170515.270:hoge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e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ienen:12</text:p>
          </table:table-cell>
          <table:table-cell table:number-columns-repeated="4"/>
          <table:table-cell office:value-type="string" calcext:value-type="string">
            <text:p>{M027327:in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de:12</text:p>
          </table:table-cell>
          <table:table-cell table:number-columns-repeated="4"/>
          <table:table-cell office:value-type="string" calcext:value-type="string">
            <text:p>{29683:miede:NOU-C,M038637:mede:NOU-C,M038638:mede:ADV,29686:mieden:VRB,28372:mede:NOU-C,M038636:me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st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steren:12</text:p>
          </table:table-cell>
          <table:table-cell table:number-columns-repeated="4"/>
          <table:table-cell office:value-type="string" calcext:value-type="string">
            <text:p>{28816:meesteren:VRB,M038812:meester:NOU-C,M038814:meesteren:VRB,29080:minstr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teren:12</text:p>
          </table:table-cell>
          <table:table-cell table:number-columns-repeated="4"/>
          <table:table-cell office:value-type="string" calcext:value-type="string">
            <text:p>{30741:monteren:VRB,M040052:mo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a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amen:12</text:p>
          </table:table-cell>
          <table:table-cell table:number-columns-repeated="4"/>
          <table:table-cell office:value-type="string" calcext:value-type="string">
            <text:p>{M040403:naam:NOU-C,M041080: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gaan:12</text:p>
          </table:table-cell>
          <table:table-cell table:number-columns-repeated="4"/>
          <table:table-cell office:value-type="string" calcext:value-type="string">
            <text:p>{M040559:na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ga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rgaan:12</text:p>
          </table:table-cell>
          <table:table-cell table:number-columns-repeated="4"/>
          <table:table-cell office:value-type="string" calcext:value-type="string">
            <text:p>{M043321:ondergaan:VRB,M043322:ondergaan:VRB,M043320:onde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ri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rrigt:12</text:p>
          </table:table-cell>
          <table:table-cell table:number-columns-repeated="4"/>
          <table:table-cell office:value-type="string" calcext:value-type="string">
            <text:p>{M043608:onderrichten:VRB,M043607:onderri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bren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brengen:12</text:p>
          </table:table-cell>
          <table:table-cell table:number-columns-repeated="4"/>
          <table:table-cell office:value-type="string" calcext:value-type="string">
            <text:p>{39222:opbrengen:VRB,M048171:op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roe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roepen:12</text:p>
          </table:table-cell>
          <table:table-cell table:number-columns-repeated="4"/>
          <table:table-cell office:value-type="string" calcext:value-type="string">
            <text:p>{M049198:oproepen:VRB,39590:opro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en:12</text:p>
          </table:table-cell>
          <table:table-cell table:number-columns-repeated="4"/>
          <table:table-cell office:value-type="string" calcext:value-type="string">
            <text:p>{40443:over:ADJ,33233:oever:NOU-C,40478:overen:VRB,"40479:oever, over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t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laten:12</text:p>
          </table:table-cell>
          <table:table-cell table:number-columns-repeated="4"/>
          <table:table-cell office:value-type="string" calcext:value-type="string">
            <text:p>{M050754:overlaten:VRB,40688:overlaten:VRB,M050727:overla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eg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leggen:12</text:p>
          </table:table-cell>
          <table:table-cell table:number-columns-repeated="4"/>
          <table:table-cell office:value-type="string" calcext:value-type="string">
            <text:p>{M050762:overleggen:VRB,GH20191119.133616.943:overleggen:VRB,40695:over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ne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nemen:12</text:p>
          </table:table-cell>
          <table:table-cell table:number-columns-repeated="4"/>
          <table:table-cell office:value-type="string" calcext:value-type="string">
            <text:p>{40800:overnemen:VRB,M050932:ove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vall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vallen:12</text:p>
          </table:table-cell>
          <table:table-cell table:number-columns-repeated="4"/>
          <table:table-cell office:value-type="string" calcext:value-type="string">
            <text:p>{M051561:overvallen:VRB,41107:overvallen:VRB,41106:overval:NOU-C,M051560:overv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win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rwinnen:12</text:p>
          </table:table-cell>
          <table:table-cell table:number-columns-repeated="4"/>
          <table:table-cell office:value-type="string" calcext:value-type="string">
            <text:p>{41253:overwinnen:VRB,M051764:overw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c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en:12</text:p>
          </table:table-cell>
          <table:table-cell table:number-columns-repeated="4"/>
          <table:table-cell office:value-type="string" calcext:value-type="string">
            <text:p>{M052000:pak:NOU-C,M052013:pakken:VRB,41498:pakken:VRB,41493:p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men:12</text:p>
          </table:table-cell>
          <table:table-cell table:number-columns-repeated="4"/>
          <table:table-cell office:value-type="string" calcext:value-type="string">
            <text:p>{M034711:komen:VRB,22705:komen:NOU-C,22705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pen:12</text:p>
          </table:table-cell>
          <table:table-cell table:number-columns-repeated="4"/>
          <table:table-cell office:value-type="string" calcext:value-type="string">
            <text:p>{M059091:reppen:VRB,M059092:reppen:VRB,46059:re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ij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ijmen:12</text:p>
          </table:table-cell>
          <table:table-cell table:number-columns-repeated="4"/>
          <table:table-cell office:value-type="string" calcext:value-type="string">
            <text:p>{M061423:ruim:NOU-C,M061426:rui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d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haden:12</text:p>
          </table:table-cell>
          <table:table-cell table:number-columns-repeated="4"/>
          <table:table-cell office:value-type="string" calcext:value-type="string">
            <text:p>{M062174:schade:NOU-C,M062180:schaden:VRB,48526:schaden:VRB,48513:scha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rt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rteren:12</text:p>
          </table:table-cell>
          <table:table-cell table:number-columns-repeated="4"/>
          <table:table-cell office:value-type="string" calcext:value-type="string">
            <text:p>{M065012:sorteren:VRB,M065014:sorteren:VRB,53549:sorteren:VRB,M065013:s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p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ppen:12</text:p>
          </table:table-cell>
          <table:table-cell table:number-columns-repeated="4"/>
          <table:table-cell office:value-type="string" calcext:value-type="string">
            <text:p>{M066129:stappen:VRB,54690:stap:NOU-C,M066129:stappen:NOU-C,M066102:sta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ld:12</text:p>
          </table:table-cell>
          <table:table-cell table:number-columns-repeated="4"/>
          <table:table-cell office:value-type="string" calcext:value-type="string">
            <text:p>{M066405: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eren:12</text:p>
          </table:table-cell>
          <table:table-cell table:number-columns-repeated="4"/>
          <table:table-cell office:value-type="string" calcext:value-type="string">
            <text:p>{M068123:teren:VRB,57785:teren:VRB,57726:teer:NOU-C,57733:teren:VRB,M067897:teer:NOU-C,":te + eren:",M068124:teren:VRB,":te + eer:",M067858:teder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dra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edragen:12</text:p>
          </table:table-cell>
          <table:table-cell table:number-columns-repeated="4"/>
          <table:table-cell office:value-type="string" calcext:value-type="string">
            <text:p>{M068758:toe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le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egelegt:12</text:p>
          </table:table-cell>
          <table:table-cell table:number-columns-repeated="4"/>
          <table:table-cell office:value-type="string" calcext:value-type="string">
            <text:p>{M068835:toe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ij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ijgen:12</text:p>
          </table:table-cell>
          <table:table-cell table:number-columns-repeated="4"/>
          <table:table-cell office:value-type="string" calcext:value-type="string">
            <text:p>{M071079:tuigen:VRB,M071077:tuigen:VRB,M071072:tui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ijdel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ijdelen:12</text:p>
          </table:table-cell>
          <table:table-cell table:number-columns-repeated="4"/>
          <table:table-cell office:value-type="string" calcext:value-type="string">
            <text:p>{M076090:verijdelen:VRB,M076095:verijl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aa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klaaren:12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meenen:12</text:p>
          </table:table-cell>
          <table:table-cell table:number-columns-repeated="4"/>
          <table:table-cell office:value-type="string" calcext:value-type="string">
            <text:p>{M076943:vermenen:VRB,63727:ver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ee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neemen:12</text:p>
          </table:table-cell>
          <table:table-cell table:number-columns-repeated="4"/>
          <table:table-cell office:value-type="string" calcext:value-type="string">
            <text:p>{M077197:ve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soeck:12</text:p>
          </table:table-cell>
          <table:table-cell table:number-columns-repeated="4"/>
          <table:table-cell office:value-type="string" calcext:value-type="string">
            <text:p>{M079693:verzoek:VRB,M079695:verzoeken:VRB,M079693:verzoek:NOU-C,64714:verz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ndig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stendigt:12</text:p>
          </table:table-cell>
          <table:table-cell table:number-columns-repeated="4"/>
          <table:table-cell office:value-type="string" calcext:value-type="string">
            <text:p>{M078523:verste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ardi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vaardigen:12</text:p>
          </table:table-cell>
          <table:table-cell table:number-columns-repeated="4"/>
          <table:table-cell office:value-type="string" calcext:value-type="string">
            <text:p>{M078979:ver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r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werpen:12</text:p>
          </table:table-cell>
          <table:table-cell table:number-columns-repeated="4"/>
          <table:table-cell office:value-type="string" calcext:value-type="string">
            <text:p>{65608:verwerpen:VRB,M079509:verworpen:ADJ,M079375:verwer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chreev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orschreeven:12</text:p>
          </table:table-cell>
          <table:table-cell table:number-columns-repeated="4"/>
          <table:table-cell office:value-type="string" calcext:value-type="string">
            <text:p>{M082075:voorschreven:ADJ,M082078:voor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ga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ortgaan:12</text:p>
          </table:table-cell>
          <table:table-cell table:number-columns-repeated="4"/>
          <table:table-cell office:value-type="string" calcext:value-type="string">
            <text:p>{M082202:voort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ne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gnemen:12</text:p>
          </table:table-cell>
          <table:table-cell table:number-columns-repeated="4"/>
          <table:table-cell office:value-type="string" calcext:value-type="string">
            <text:p>{M084943:weg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s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jsen:12</text:p>
          </table:table-cell>
          <table:table-cell table:number-columns-repeated="4"/>
          <table:table-cell office:value-type="string" calcext:value-type="string">
            <text:p>{M086315:wijs:ADJ|ADV,GH20210706.092907.332:wijze:ADJ,73941:wijze:NOU-C,73952:wijzen:VRB,M086362:wijze:NOU-C,M086367:wijzen:VRB,M086361:wijze:NOU-C,M086362:wijze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si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ensien:11</text:p>
          </table:table-cell>
          <table:table-cell table:number-columns-repeated="4"/>
          <table:table-cell office:value-type="string" calcext:value-type="string">
            <text:p>{M001084:aanzien:NOU-C,M001083:aanzien:VRB,00514:aan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robe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robeert:11</text:p>
          </table:table-cell>
          <table:table-cell table:number-columns-repeated="4"/>
          <table:table-cell office:value-type="string" calcext:value-type="string">
            <text:p>{S004069:ap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st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isteeren:11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nc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dancken:11</text:p>
          </table:table-cell>
          <table:table-cell table:number-columns-repeated="4"/>
          <table:table-cell office:value-type="string" calcext:value-type="string">
            <text:p>{02430:bedanken:VRB,M005557:be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l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helpen:11</text:p>
          </table:table-cell>
          <table:table-cell table:number-columns-repeated="4"/>
          <table:table-cell office:value-type="string" calcext:value-type="string">
            <text:p>{M006299:behelpen:VRB,02827:behel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r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sorgt:11</text:p>
          </table:table-cell>
          <table:table-cell table:number-columns-repeated="4"/>
          <table:table-cell office:value-type="string" calcext:value-type="string">
            <text:p>{M008536:bezorgen:VRB,M008534:bezorg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raff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straffen:11</text:p>
          </table:table-cell>
          <table:table-cell table:number-columns-repeated="4"/>
          <table:table-cell office:value-type="string" calcext:value-type="string">
            <text:p>{M007863:bestra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teren:11</text:p>
          </table:table-cell>
          <table:table-cell table:number-columns-repeated="4"/>
          <table:table-cell office:value-type="string" calcext:value-type="string">
            <text:p>{M007945:beter:ADJ|ADV,M007947:beteren:VRB,04032:b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hoon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thoonen:11</text:p>
          </table:table-cell>
          <table:table-cell table:number-columns-repeated="4"/>
          <table:table-cell office:value-type="string" calcext:value-type="string">
            <text:p>{M007994:be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nde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vondene:11</text:p>
          </table:table-cell>
          <table:table-cell table:number-columns-repeated="4"/>
          <table:table-cell office:value-type="string" calcext:value-type="string">
            <text:p>{M008184:be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lli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willigen:11</text:p>
          </table:table-cell>
          <table:table-cell table:number-columns-repeated="4"/>
          <table:table-cell office:value-type="string" calcext:value-type="string">
            <text:p>{M008377:bewill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t:11</text:p>
          </table:table-cell>
          <table:table-cell table:number-columns-repeated="4"/>
          <table:table-cell office:value-type="string" calcext:value-type="string">
            <text:p>{06386: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n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poneren:11</text:p>
          </table:table-cell>
          <table:table-cell table:number-columns-repeated="4"/>
          <table:table-cell office:value-type="string" calcext:value-type="string">
            <text:p>{M013706:dis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ert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verteeren:11</text:p>
          </table:table-cell>
          <table:table-cell table:number-columns-repeated="4"/>
          <table:table-cell office:value-type="string" calcext:value-type="string">
            <text:p>{A004749:di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us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cuseren:11</text:p>
          </table:table-cell>
          <table:table-cell table:number-columns-repeated="4"/>
          <table:table-cell office:value-type="string" calcext:value-type="string">
            <text:p>{M016244:excu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eeren:11</text:p>
          </table:table-cell>
          <table:table-cell table:number-columns-repeated="4"/>
          <table:table-cell office:value-type="string" calcext:value-type="string">
            <text:p>{M016847: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ite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citeert:11</text:p>
          </table:table-cell>
          <table:table-cell table:number-columns-repeated="4"/>
          <table:table-cell office:value-type="string" calcext:value-type="string">
            <text:p>{M012723:c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signe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consigneert:11</text:p>
          </table:table-cell>
          <table:table-cell table:number-columns-repeated="4"/>
          <table:table-cell office:value-type="string" calcext:value-type="string">
            <text:p>{M012881:consi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j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lijken:11</text:p>
          </table:table-cell>
          <table:table-cell table:number-columns-repeated="4"/>
          <table:table-cell office:value-type="string" calcext:value-type="string">
            <text:p>{M018679:gelijken:VRB,M018677:gelijke:NOU-C,11569:gelijk:ADJ,M018664:gelijk:ADJ|ADV,M018665:gelijk:NOU-C,11598:ge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te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oteert:11</text:p>
          </table:table-cell>
          <table:table-cell table:number-columns-repeated="4"/>
          <table:table-cell office:value-type="string" calcext:value-type="string">
            <text:p>{M041412:no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e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eten:11</text:p>
          </table:table-cell>
          <table:table-cell table:number-columns-repeated="4"/>
          <table:table-cell office:value-type="string" calcext:value-type="string">
            <text:p>{14090:gieten:VRB,M020341:g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ten:11</text:p>
          </table:table-cell>
          <table:table-cell table:number-columns-repeated="4"/>
          <table:table-cell office:value-type="string" calcext:value-type="string">
            <text:p>{15045:groot:NOU-C,14967:groeten:VRB,15042:groot:ADJ,15086:grootte:NOU-C,M022349:groot:ADJ|ADV,15085:groot:ADV,15091:groten:VRB,M022095:gro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bben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bbende:11</text:p>
          </table:table-cell>
          <table:table-cell table:number-columns-repeated="4"/>
          <table:table-cell office:value-type="string" calcext:value-type="string">
            <text:p>{GH20200701.130834.818:hebbend:VRB,16041:hebben:VRB,M024736:hebben:VRB,16042:hebbend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l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ulp:11</text:p>
          </table:table-cell>
          <table:table-cell table:number-columns-repeated="4"/>
          <table:table-cell office:value-type="string" calcext:value-type="string">
            <text:p>{M025336:helpen:VRB,16560:helpen:VRB,M026921:hulp:NOU-C,"16552:hulp, help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ormeeren:11</text:p>
          </table:table-cell>
          <table:table-cell table:number-columns-repeated="4"/>
          <table:table-cell office:value-type="string" calcext:value-type="string">
            <text:p>{M027454:i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ed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leeden:11</text:p>
          </table:table-cell>
          <table:table-cell table:number-columns-repeated="4"/>
          <table:table-cell office:value-type="string" calcext:value-type="string">
            <text:p>{M033222:kleden:NOU-C,M033222:kleden:VRB,M033217:klee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:11</text:p>
          </table:table-cell>
          <table:table-cell table:number-columns-repeated="4"/>
          <table:table-cell office:value-type="string" calcext:value-type="string">
            <text:p>{M034711:komen:VRB,M034701:kom:,M034701:kom:NOU-C,M034702:kom:INT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v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ven:11</text:p>
          </table:table-cell>
          <table:table-cell table:number-columns-repeated="4"/>
          <table:table-cell office:value-type="string" calcext:value-type="string">
            <text:p>{M037745:loven:VRB,M037545:lof:NOU-C,M037547:lof:NOU-C,26671:lof:NOU-C,27071:loven:VRB,27057:love:NOU-C,27072:loven:VRB,M037854:l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en:11</text:p>
          </table:table-cell>
          <table:table-cell table:number-columns-repeated="4"/>
          <table:table-cell office:value-type="string" calcext:value-type="string">
            <text:p>{27884:maan:NOU-C,M038361:manen:NOU-C,27890:manen:NOU-C,M038362:manen:VRB,27891:manen:VRB,M038129:ma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:11</text:p>
          </table:table-cell>
          <table:table-cell table:number-columns-repeated="4"/>
          <table:table-cell office:value-type="string" calcext:value-type="string">
            <text:p>{M039137:met:NOU-C,29458:meten:VRB,M038638:mede:ADV,M039139:met:ADP,M039173:Mette:NOU-C,29436:met:NOU-C,29435:met:ADV,29434:met: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noe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noegen:11</text:p>
          </table:table-cell>
          <table:table-cell table:number-columns-repeated="4"/>
          <table:table-cell office:value-type="string" calcext:value-type="string">
            <text:p>{M039616:misnoegen:VRB,M039615:misnoe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bre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tbreken:11</text:p>
          </table:table-cell>
          <table:table-cell table:number-columns-repeated="4"/>
          <table:table-cell office:value-type="string" calcext:value-type="string">
            <text:p>{37206:ontbreken:VRB,M045483:ont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kom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tkomen:11</text:p>
          </table:table-cell>
          <table:table-cell table:number-columns-repeated="4"/>
          <table:table-cell office:value-type="string" calcext:value-type="string">
            <text:p>{M045770:ont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k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kken:11</text:p>
          </table:table-cell>
          <table:table-cell table:number-columns-repeated="4"/>
          <table:table-cell office:value-type="string" calcext:value-type="string">
            <text:p>{M052001:pak:NOU-C,M052013:pakken:,M052000:pak:NOU-C,M052013:p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it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mitteren:11</text:p>
          </table:table-cell>
          <table:table-cell table:number-columns-repeated="4"/>
          <table:table-cell office:value-type="string" calcext:value-type="string">
            <text:p>{M053066:permuteren:VRB,M053063:per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ist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isteeren:11</text:p>
          </table:table-cell>
          <table:table-cell table:number-columns-repeated="4"/>
          <table:table-cell office:value-type="string" calcext:value-type="string">
            <text:p>{M053116:per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e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eegen:11</text:p>
          </table:table-cell>
          <table:table-cell table:number-columns-repeated="4"/>
          <table:table-cell office:value-type="string" calcext:value-type="string">
            <text:p>{M054462:pl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s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steren:11</text:p>
          </table:table-cell>
          <table:table-cell table:number-columns-repeated="4"/>
          <table:table-cell office:value-type="string" calcext:value-type="string">
            <text:p>{M056398:prot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fereeren:11</text:p>
          </table:table-cell>
          <table:table-cell table:number-columns-repeated="4"/>
          <table:table-cell office:value-type="string" calcext:value-type="string">
            <text:p>{M058121:r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em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emen:11</text:p>
          </table:table-cell>
          <table:table-cell table:number-columns-repeated="4"/>
          <table:table-cell office:value-type="string" calcext:value-type="string">
            <text:p>{46298:riem:NOU-C,M059875:riem:NOU-C,46304:riemen:NOU-C,46305:Reims:NOU-C,M059877:riem:NOU-C,46299:riem:NOU-C,M059876:riem:NOU-C,M059878:riemen:VRB,M059879:ri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t:11</text:p>
          </table:table-cell>
          <table:table-cell table:number-columns-repeated="4"/>
          <table:table-cell office:value-type="string" calcext:value-type="string">
            <text:p>{M059827: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z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jzen:11</text:p>
          </table:table-cell>
          <table:table-cell table:number-columns-repeated="4"/>
          <table:table-cell office:value-type="string" calcext:value-type="string">
            <text:p>{M060130:rijzen:VRB,GH20191111.133704.187:rijzen:VRB,M060076:rijs:NOU-C,M058576:reizen:VRB,M060129:r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nt:11</text:p>
          </table:table-cell>
          <table:table-cell table:number-columns-repeated="4"/>
          <table:table-cell office:value-type="string" calcext:value-type="string">
            <text:p>{47106:rond:ADV,47587:rund:NOU-C,M060705:rond:ADV|ADP,M060703:rond:ADJ,47105:rond:ADJ,M060942:ronnen:VRB,47107:rond:NOU-C,M060704:ro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ten:11</text:p>
          </table:table-cell>
          <table:table-cell table:number-columns-repeated="4"/>
          <table:table-cell office:value-type="string" calcext:value-type="string">
            <text:p>{M061605:rusten:VRB,47632:rust:NOU-C,47638:rusten:VRB,M061604:rusten:VRB,M061595:rust:NOU-C,GH20191209.132306.948:rusten:NOU-C,46106:ru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u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uren:11</text:p>
          </table:table-cell>
          <table:table-cell table:number-columns-repeated="4"/>
          <table:table-cell office:value-type="string" calcext:value-type="string">
            <text:p>{M065231:sp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c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cken:11</text:p>
          </table:table-cell>
          <table:table-cell table:number-columns-repeated="4"/>
          <table:table-cell office:value-type="string" calcext:value-type="string">
            <text:p>{M067236:stukken:ADJ,M067237:stukken:VRB,56045:stuk:NOU-C,M067228:stu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gen:11</text:p>
          </table:table-cell>
          <table:table-cell table:number-columns-repeated="4"/>
          <table:table-cell office:value-type="string" calcext:value-type="string">
            <text:p>{58008:tijgen:VRB,M067919:tegen:ADP|ADV|NOU-C,57375:tegen:ADP,58009: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leg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eleggen:11</text:p>
          </table:table-cell>
          <table:table-cell table:number-columns-repeated="4"/>
          <table:table-cell office:value-type="string" calcext:value-type="string">
            <text:p>{M068835:toeleggen:VRB,M068834:toeleg:NOU-C,GH20200918.115149.287:toeleggen:VRB,58466:toe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chrijv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eschrijven:11</text:p>
          </table:table-cell>
          <table:table-cell table:number-columns-repeated="4"/>
          <table:table-cell office:value-type="string" calcext:value-type="string">
            <text:p>{58568:toeschrijven:VRB,M068906:toe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n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onen:11</text:p>
          </table:table-cell>
          <table:table-cell table:number-columns-repeated="4"/>
          <table:table-cell office:value-type="string" calcext:value-type="string">
            <text:p>{M069230:toon:NOU-C,58821:toon:NOU-C,M069184:tonnen:VRB,58823:tonen:VRB,58875:toon:NOU-C,M069148:tonen:VRB,M069229:toon:NOU-C,M069231:toon:NOU-C,M069260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la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eren:11</text:p>
          </table:table-cell>
          <table:table-cell table:number-columns-repeated="4"/>
          <table:table-cell office:value-type="string" calcext:value-type="string">
            <text:p>{M069815:translateren:VRB,59178:transla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ert:11</text:p>
          </table:table-cell>
          <table:table-cell table:number-columns-repeated="4"/>
          <table:table-cell office:value-type="string" calcext:value-type="string">
            <text:p>{61176:vaart:NOU-C,M073358:varen:NOU-C,M073361:varen:VRB,M073013:vaart:NOU-C,M073362:varen:VRB,61369:varen:VRB,61368: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nt:11</text:p>
          </table:table-cell>
          <table:table-cell table:number-columns-repeated="4"/>
          <table:table-cell office:value-type="string" calcext:value-type="string">
            <text:p>{":van + het:ADP|ADV",66219:vinden:VRB,61299:vanden:VRB,M080267: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nen:11</text:p>
          </table:table-cell>
          <table:table-cell table:number-columns-repeated="4"/>
          <table:table-cell office:value-type="string" calcext:value-type="string">
            <text:p>{M074222:venen:VRB,61909:veen:NOU-C,M073803:veen:NOU-C,M074211:ven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s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meesteren:11</text:p>
          </table:table-cell>
          <table:table-cell table:number-columns-repeated="4"/>
          <table:table-cell office:value-type="string" calcext:value-type="string">
            <text:p>{63712:vermeesteren:VRB,M076952:verme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e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tiert:11</text:p>
          </table:table-cell>
          <table:table-cell table:number-columns-repeated="4"/>
          <table:table-cell office:value-type="string" calcext:value-type="string">
            <text:p>{M078782:vertieren:VRB,65142:vert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o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loot:11</text:p>
          </table:table-cell>
          <table:table-cell table:number-columns-repeated="4"/>
          <table:table-cell office:value-type="string" calcext:value-type="string">
            <text:p>{66742:vlieten:VRB,M080893:vlieden:VRB,M081097:vloot:NOU-C,66825:vloed:NOU-C,M081096:vloot:NOU-C,M080959:vlieten:VRB,M081100:vloot:ADJ|ADV,M081098:vloot:NOU-C,66879:vlot:NOU-C,66868:vloot:NOU-C,66885:vloten:VRB,66881:vl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ragt:11</text:p>
          </table:table-cell>
          <table:table-cell table:number-columns-repeated="4"/>
          <table:table-cell office:value-type="string" calcext:value-type="string">
            <text:p>{M082627:vracht:NOU-C,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eren:11</text:p>
          </table:table-cell>
          <table:table-cell table:number-columns-repeated="4"/>
          <table:table-cell office:value-type="string" calcext:value-type="string">
            <text:p>{M083898:waren:VRB,M083235:waar:NOU-C,70579:waar:NOU-C,"70597:waren, weren:VRB",70596:waren:VRB,M089102:zijn:VRB,70595:waren:VRB,70598:waren:VRB,M083899:waren:VRB,M085496:weren:VRB,51899:zijn:,M083237:waar:ADJ|ADV,70576:w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teren:11</text:p>
          </table:table-cell>
          <table:table-cell table:number-columns-repeated="4"/>
          <table:table-cell office:value-type="string" calcext:value-type="string">
            <text:p>{M084040:water:NOU-C,70786:wateren:VRB,M084063:wateren:VRB,70757:wat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ha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gehaalt:10</text:p>
          </table:table-cell>
          <table:table-cell table:number-columns-repeated="4"/>
          <table:table-cell office:value-type="string" calcext:value-type="string">
            <text:p>{M002143:af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zen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zenden:10</text:p>
          </table:table-cell>
          <table:table-cell table:number-columns-repeated="4"/>
          <table:table-cell office:value-type="string" calcext:value-type="string">
            <text:p>{M003094:af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j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jden:10</text:p>
          </table:table-cell>
          <table:table-cell table:number-columns-repeated="4"/>
          <table:table-cell office:value-type="string" calcext:value-type="string">
            <text:p>{M004132:arb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o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ont:10</text:p>
          </table:table-cell>
          <table:table-cell table:number-columns-repeated="4"/>
          <table:table-cell office:value-type="string" calcext:value-type="string">
            <text:p>{01994:avond:NOU-C,M004622:avonden:VRB,M004608:avo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g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dagt:10</text:p>
          </table:table-cell>
          <table:table-cell table:number-columns-repeated="4"/>
          <table:table-cell office:value-type="string" calcext:value-type="string">
            <text:p>{M005547:bedacht:ADJ|ADV,M005659:b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roe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droeven:10</text:p>
          </table:table-cell>
          <table:table-cell table:number-columns-repeated="4"/>
          <table:table-cell office:value-type="string" calcext:value-type="string">
            <text:p>{02598:bedroeven:VRB,M005813:bedro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di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edigen:10</text:p>
          </table:table-cell>
          <table:table-cell table:number-columns-repeated="4"/>
          <table:table-cell office:value-type="string" calcext:value-type="string">
            <text:p>{M006755:beledigen:VRB,M006752:bel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odig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nodigd:10</text:p>
          </table:table-cell>
          <table:table-cell table:number-columns-repeated="4"/>
          <table:table-cell office:value-type="string" calcext:value-type="string">
            <text:p>{M007058:beno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uldi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schuldigen:10</text:p>
          </table:table-cell>
          <table:table-cell table:number-columns-repeated="4"/>
          <table:table-cell office:value-type="string" calcext:value-type="string">
            <text:p>{M007572:beschu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e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steeden:10</text:p>
          </table:table-cell>
          <table:table-cell table:number-columns-repeated="4"/>
          <table:table-cell office:value-type="string" calcext:value-type="string">
            <text:p>{M007793:best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s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wesen:10</text:p>
          </table:table-cell>
          <table:table-cell table:number-columns-repeated="4"/>
          <table:table-cell office:value-type="string" calcext:value-type="string">
            <text:p>{04281:bewijzen:VRB,M008373:be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iven:10</text:p>
          </table:table-cell>
          <table:table-cell table:number-columns-repeated="4"/>
          <table:table-cell office:value-type="string" calcext:value-type="string">
            <text:p>{GH20200106.113010.632:blijven:VRB,04670:blijven:VRB,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y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yken:10</text:p>
          </table:table-cell>
          <table:table-cell table:number-columns-repeated="4"/>
          <table:table-cell office:value-type="string" calcext:value-type="string">
            <text:p>{M009402:blijk:NOU-C,04652:blijken:VRB,M009405:b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m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men:10</text:p>
          </table:table-cell>
          <table:table-cell table:number-columns-repeated="4"/>
          <table:table-cell office:value-type="string" calcext:value-type="string">
            <text:p>{M010164:boom:NOU-C,M010175:bomen:VRB,M010178:bomen:VRB,M010180:b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orm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ormeren:10</text:p>
          </table:table-cell>
          <table:table-cell table:number-columns-repeated="4"/>
          <table:table-cell office:value-type="string" calcext:value-type="string">
            <text:p>{A003043:co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et:10</text:p>
          </table:table-cell>
          <table:table-cell table:number-columns-repeated="4"/>
          <table:table-cell office:value-type="string" calcext:value-type="string">
            <text:p>{14432:goed:ADJ,M017333:gas:NOU-C,09993:gaden:VRB,M017034:gaan:VRB,10021: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i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leiden:10</text:p>
          </table:table-cell>
          <table:table-cell table:number-columns-repeated="4"/>
          <table:table-cell office:value-type="string" calcext:value-type="string">
            <text:p>{11507:geleiden:VRB,M018604:geleiden:VRB,11505:gelei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o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ooten:10</text:p>
          </table:table-cell>
          <table:table-cell table:number-columns-repeated="4"/>
          <table:table-cell office:value-type="string" calcext:value-type="string">
            <text:p>{M019125:genoot:NOU-C,M019108:gen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gule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eguleert:10</text:p>
          </table:table-cell>
          <table:table-cell table:number-columns-repeated="4"/>
          <table:table-cell office:value-type="string" calcext:value-type="string">
            <text:p>{M058383:reg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titue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estitueert:10</text:p>
          </table:table-cell>
          <table:table-cell table:number-columns-repeated="4"/>
          <table:table-cell office:value-type="string" calcext:value-type="string">
            <text:p>{M059359:restit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seten:10</text:p>
          </table:table-cell>
          <table:table-cell table:number-columns-repeated="4"/>
          <table:table-cell office:value-type="string" calcext:value-type="string">
            <text:p>{M089374:zitten:VRB,12862:gezeten:ADJ,52147:zitten:VRB,M020194:gezet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ag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slagt:10</text:p>
          </table:table-cell>
          <table:table-cell table:number-columns-repeated="4"/>
          <table:table-cell office:value-type="string" calcext:value-type="string">
            <text:p>{M019495:geslacht:NOU-C,M019496:geslacht:NOU-C,M063808:sl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l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volg:10</text:p>
          </table:table-cell>
          <table:table-cell table:number-columns-repeated="4"/>
          <table:table-cell office:value-type="string" calcext:value-type="string">
            <text:p>{M019939:gevolg:NOU-C,M019939:gevolg:VRB,13653:gevol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nn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winnen:10</text:p>
          </table:table-cell>
          <table:table-cell table:number-columns-repeated="4"/>
          <table:table-cell office:value-type="string" calcext:value-type="string">
            <text:p>{13958:gewin:NOU-C,M020093:gewinnen:VRB,13963:gew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o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woon:10</text:p>
          </table:table-cell>
          <table:table-cell table:number-columns-repeated="4"/>
          <table:table-cell office:value-type="string" calcext:value-type="string">
            <text:p>{M020108:gewoon:ADJ|ADV,74350: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e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elen:10</text:p>
          </table:table-cell>
          <table:table-cell table:number-columns-repeated="4"/>
          <table:table-cell office:value-type="string" calcext:value-type="string">
            <text:p>{M023195:halen:,M023195:halen:VRB,15435: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t:10</text:p>
          </table:table-cell>
          <table:table-cell table:number-columns-repeated="4"/>
          <table:table-cell office:value-type="string" calcext:value-type="string">
            <text:p>{M024428:hart:NOU-C,16984:hart:NOU-C,08974:eren:VRB,16979:hert:NOU-C,15803:harden:VRB,M025666:hert:NOU-C,15888:hard:ADJ,16980:h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ngh:10</text:p>
          </table:table-cell>
          <table:table-cell table:number-columns-repeated="4"/>
          <table:table-cell office:value-type="string" calcext:value-type="string">
            <text:p>{M036334:langen:VRB,24833:lang:ADJ,M036330:lan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even:10</text:p>
          </table:table-cell>
          <table:table-cell table:number-columns-repeated="4"/>
          <table:table-cell office:value-type="string" calcext:value-type="string">
            <text:p>{M036958:leven:NOU-C,M036957:l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b:10</text:p>
          </table:table-cell>
          <table:table-cell table:number-columns-repeated="4"/>
          <table:table-cell office:value-type="string" calcext:value-type="string">
            <text:p>{M037450:lob:NOU-C,M037451:lob:NOU-C,A010243:lobb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h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eren:10</text:p>
          </table:table-cell>
          <table:table-cell table:number-columns-repeated="4"/>
          <table:table-cell office:value-type="string" calcext:value-type="string">
            <text:p>{M038454:mar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en:10</text:p>
          </table:table-cell>
          <table:table-cell table:number-columns-repeated="4"/>
          <table:table-cell office:value-type="string" calcext:value-type="string">
            <text:p>{29436:met:VRB,29458:meten:VRB,29436:met:NOU-C,M039148:m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rt:10</text:p>
          </table:table-cell>
          <table:table-cell table:number-columns-repeated="4"/>
          <table:table-cell office:value-type="string" calcext:value-type="string">
            <text:p>{M041091: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di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igen:10</text:p>
          </table:table-cell>
          <table:table-cell table:number-columns-repeated="4"/>
          <table:table-cell office:value-type="string" calcext:value-type="string">
            <text:p>{M041329:nodig:ADJ|ADV,M041330:no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ific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ificeren:10</text:p>
          </table:table-cell>
          <table:table-cell table:number-columns-repeated="4"/>
          <table:table-cell office:value-type="string" calcext:value-type="string">
            <text:p>{M041422:not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dert:10</text:p>
          </table:table-cell>
          <table:table-cell table:number-columns-repeated="4"/>
          <table:table-cell office:value-type="string" calcext:value-type="string">
            <text:p>{37295:onteren:VRB,17810:honderd: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blo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tbloot:10</text:p>
          </table:table-cell>
          <table:table-cell table:number-columns-repeated="4"/>
          <table:table-cell office:value-type="string" calcext:value-type="string">
            <text:p>{M045461:ontbloten:VRB,M045460:ontbloo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boo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tbooden:10</text:p>
          </table:table-cell>
          <table:table-cell table:number-columns-repeated="4"/>
          <table:table-cell office:value-type="string" calcext:value-type="string">
            <text:p>{M045430:ont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ha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halen:10</text:p>
          </table:table-cell>
          <table:table-cell table:number-columns-repeated="4"/>
          <table:table-cell office:value-type="string" calcext:value-type="string">
            <text:p>{39387:ophalen:VRB,M048645:ophaal:NOU-C,M048658:op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ma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maken:10</text:p>
          </table:table-cell>
          <table:table-cell table:number-columns-repeated="4"/>
          <table:table-cell office:value-type="string" calcext:value-type="string">
            <text:p>{39488:opmaken:VRB,M048973:opmaken:VRB,M048978:opman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la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slaan:10</text:p>
          </table:table-cell>
          <table:table-cell table:number-columns-repeated="4"/>
          <table:table-cell office:value-type="string" calcext:value-type="string">
            <text:p>{GH20210113.111827.849:opslaan:VRB,M049313:op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en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senden:10</text:p>
          </table:table-cell>
          <table:table-cell table:number-columns-repeated="4"/>
          <table:table-cell office:value-type="string" calcext:value-type="string">
            <text:p>{40913:overzenden:VRB,M051809:o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ui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tuigen:10</text:p>
          </table:table-cell>
          <table:table-cell table:number-columns-repeated="4"/>
          <table:table-cell office:value-type="string" calcext:value-type="string">
            <text:p>{M051534:overtuigen:VRB,41098:overtu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zen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zenden:10</text:p>
          </table:table-cell>
          <table:table-cell table:number-columns-repeated="4"/>
          <table:table-cell office:value-type="string" calcext:value-type="string">
            <text:p>{40913:overzenden:VRB,M051809:o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en:10</text:p>
          </table:table-cell>
          <table:table-cell table:number-columns-repeated="4"/>
          <table:table-cell office:value-type="string" calcext:value-type="string">
            <text:p>{M055592:posten:VRB,M055571:post:NOU-C,M055542:pos:NOU-C,M055572:post:NOU-C,M055573:post:NOU-C,M055574:post:NOU-C,M055570:post:NOU-C,43712:post:NOU-C,M055593:posten:VRB,43713:po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duceren:10</text:p>
          </table:table-cell>
          <table:table-cell table:number-columns-repeated="4"/>
          <table:table-cell office:value-type="string" calcext:value-type="string">
            <text:p>{M056150:produ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l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galeren:10</text:p>
          </table:table-cell>
          <table:table-cell table:number-columns-repeated="4"/>
          <table:table-cell office:value-type="string" calcext:value-type="string">
            <text:p>{M058198:rega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ir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ireren:10</text:p>
          </table:table-cell>
          <table:table-cell table:number-columns-repeated="4"/>
          <table:table-cell office:value-type="string" calcext:value-type="string">
            <text:p>{M059421:ret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st:10</text:p>
          </table:table-cell>
          <table:table-cell table:number-columns-repeated="4"/>
          <table:table-cell office:value-type="string" calcext:value-type="string">
            <text:p>{M061605:rusten:VRB,M061595:rust:NOU-C,47632:rust:NOU-C,M061595:rust:NOU-C,M061604:rusten:VRB,47638:ru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n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onen:10</text:p>
          </table:table-cell>
          <table:table-cell table:number-columns-repeated="4"/>
          <table:table-cell office:value-type="string" calcext:value-type="string">
            <text:p>{M062878:schoon:ADJ|ADV,50007:schoon:ADJ,M062882:schonen:VRB,50014:Schon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y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ryven:10</text:p>
          </table:table-cell>
          <table:table-cell table:number-columns-repeated="4"/>
          <table:table-cell office:value-type="string" calcext:value-type="string">
            <text:p>{M063148:schrijven:VRB,M063147:schrijv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h:10</text:p>
          </table:table-cell>
          <table:table-cell table:number-columns-repeated="4"/>
          <table:table-cell office:value-type="string" calcext:value-type="string">
            <text:p>{M088954:zien:VRB,51667:zich:PRN,M088428:zek:INT,51815:zien:VRB,M088799:zich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aven:10</text:p>
          </table:table-cell>
          <table:table-cell table:number-columns-repeated="4"/>
          <table:table-cell office:value-type="string" calcext:value-type="string">
            <text:p>{M063746:slaaf:NOU-C,M063906:slaven:VRB,52296:slaven:VRB,52295:slaa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len:10</text:p>
          </table:table-cell>
          <table:table-cell table:number-columns-repeated="4"/>
          <table:table-cell office:value-type="string" calcext:value-type="string">
            <text:p>{53872:spel:NOU-C,53878:speel:NOU-C,53880:spelen:NOU-C,53880:spelen:VRB,M065185:spel:NOU-C,M065194:s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at:10</text:p>
          </table:table-cell>
          <table:table-cell table:number-columns-repeated="4"/>
          <table:table-cell office:value-type="string" calcext:value-type="string">
            <text:p>{M065731:staat:NOU-C,M065676:staan:VRB,54532:staan:VRB,M065676:staa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ieren:10</text:p>
          </table:table-cell>
          <table:table-cell table:number-columns-repeated="4"/>
          <table:table-cell office:value-type="string" calcext:value-type="string">
            <text:p>{56076:sturen:VRB,M066596:sturen:VRB,M066594:stier:NOU-C,55265:sti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t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tten:10</text:p>
          </table:table-cell>
          <table:table-cell table:number-columns-repeated="4"/>
          <table:table-cell office:value-type="string" calcext:value-type="string">
            <text:p>{56093:stutten:VRB,M067267:stutten:VRB,M067265:stu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ck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eckent:10</text:p>
          </table:table-cell>
          <table:table-cell table:number-columns-repeated="4"/>
          <table:table-cell office:value-type="string" calcext:value-type="string">
            <text:p>{M067867: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eg:10</text:p>
          </table:table-cell>
          <table:table-cell table:number-columns-repeated="4"/>
          <table:table-cell office:value-type="string" calcext:value-type="string">
            <text:p>{M068424: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zen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ezenden:10</text:p>
          </table:table-cell>
          <table:table-cell table:number-columns-repeated="4"/>
          <table:table-cell office:value-type="string" calcext:value-type="string">
            <text:p>{M069035:toe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gh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ghten:10</text:p>
          </table:table-cell>
          <table:table-cell table:number-columns-repeated="4"/>
          <table:table-cell office:value-type="string" calcext:value-type="string">
            <text:p>{M069631: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g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gten:10</text:p>
          </table:table-cell>
          <table:table-cell table:number-columns-repeated="4"/>
          <table:table-cell office:value-type="string" calcext:value-type="string">
            <text:p>{M069631: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c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ocken:10</text:p>
          </table:table-cell>
          <table:table-cell table:number-columns-repeated="4"/>
          <table:table-cell office:value-type="string" calcext:value-type="string">
            <text:p>{M070093:trekken:VRB,59577:trekken:VRB,59416:trekken:VRB,59414:tros:NOU-C,59275: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ge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ijtgegeven:10</text:p>
          </table:table-cell>
          <table:table-cell table:number-columns-repeated="4"/>
          <table:table-cell office:value-type="string" calcext:value-type="string">
            <text:p>{M071905:uit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ijtgeven:10</text:p>
          </table:table-cell>
          <table:table-cell table:number-columns-repeated="4"/>
          <table:table-cell office:value-type="string" calcext:value-type="string">
            <text:p>{M071905:uit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eren:10</text:p>
          </table:table-cell>
          <table:table-cell table:number-columns-repeated="4"/>
          <table:table-cell office:value-type="string" calcext:value-type="string">
            <text:p>{61371:varen:NOU-C,M073358:varen:NOU-C,61368:varen:VRB,M073362:varen:VRB,M073361: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r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ergen:10</text:p>
          </table:table-cell>
          <table:table-cell table:number-columns-repeated="4"/>
          <table:table-cell office:value-type="string" calcext:value-type="string">
            <text:p>{M074633:verbe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lij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gelijken:10</text:p>
          </table:table-cell>
          <table:table-cell table:number-columns-repeated="4"/>
          <table:table-cell office:value-type="string" calcext:value-type="string">
            <text:p>{M075612:vergelijk:NOU-C,M075615:verge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roo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grooten:10</text:p>
          </table:table-cell>
          <table:table-cell table:number-columns-repeated="4"/>
          <table:table-cell office:value-type="string" calcext:value-type="string">
            <text:p>{M075791:ver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oo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moort:10</text:p>
          </table:table-cell>
          <table:table-cell table:number-columns-repeated="4"/>
          <table:table-cell office:value-type="string" calcext:value-type="string">
            <text:p>{M077120:vermoorden:VRB,63858:vermoorden:VRB,M077123:verm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eck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treckt:10</text:p>
          </table:table-cell>
          <table:table-cell table:number-columns-repeated="4"/>
          <table:table-cell office:value-type="string" calcext:value-type="string">
            <text:p>{M078890:vertrekken:VRB,65199:ver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l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volg:10</text:p>
          </table:table-cell>
          <table:table-cell table:number-columns-repeated="4"/>
          <table:table-cell office:value-type="string" calcext:value-type="string">
            <text:p>{M079135:vervolg:NOU-C,M079136:ver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wagen:10</text:p>
          </table:table-cell>
          <table:table-cell table:number-columns-repeated="4"/>
          <table:table-cell office:value-type="string" calcext:value-type="string">
            <text:p>{65455:verwagen:VRB,65542:ver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o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zoek:10</text:p>
          </table:table-cell>
          <table:table-cell table:number-columns-repeated="4"/>
          <table:table-cell office:value-type="string" calcext:value-type="string">
            <text:p>{M079695:verzoeken:VRB,M079693:verz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iter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iteren:10</text:p>
          </table:table-cell>
          <table:table-cell table:number-columns-repeated="4"/>
          <table:table-cell office:value-type="string" calcext:value-type="string">
            <text:p>{66403:visiteren:VRB,M080485:vis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ezen:10</text:p>
          </table:table-cell>
          <table:table-cell table:number-columns-repeated="4"/>
          <table:table-cell office:value-type="string" calcext:value-type="string">
            <text:p>{69066:vrees:NOU-C,M082724:vrees:NOU-C,M082736:vr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:10</text:p>
          </table:table-cell>
          <table:table-cell table:number-columns-repeated="4"/>
          <table:table-cell office:value-type="string" calcext:value-type="string">
            <text:p>{M084253:wedden:VRB,M084242:wed:NOU-C,71034:wedde:NOU-C,71045:wedden:VRB,M084245:wed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geva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lgevallen:10</text:p>
          </table:table-cell>
          <table:table-cell table:number-columns-repeated="4"/>
          <table:table-cell office:value-type="string" calcext:value-type="string">
            <text:p>{M085227:welgevallen:VRB,M085226:welgevall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nsch:10</text:p>
          </table:table-cell>
          <table:table-cell table:number-columns-repeated="4"/>
          <table:table-cell office:value-type="string" calcext:value-type="string">
            <text:p>{72388:wens:NOU-C,72393:wensen:VRB,M085412:wens:NOU-C,M085414: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rk:10</text:p>
          </table:table-cell>
          <table:table-cell table:number-columns-repeated="4"/>
          <table:table-cell office:value-type="string" calcext:value-type="string">
            <text:p>{M085521:werk:NOU-C,M085521:werk:VRB,M085534:werken:VRB,M085522:werk:NOU-C,72544:werken:VRB,72528:wer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n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nen:10</text:p>
          </table:table-cell>
          <table:table-cell table:number-columns-repeated="4"/>
          <table:table-cell office:value-type="string" calcext:value-type="string">
            <text:p>{M088178:zeen:NOU-C,M088179.re.1:seenden:VRB,51379:zeen:NOU-C,M087928:za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epte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pteeren:9</text:p>
          </table:table-cell>
          <table:table-cell table:number-columns-repeated="4"/>
          <table:table-cell office:value-type="string" calcext:value-type="string">
            <text:p>{S001034:accep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wij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enwijsen:9</text:p>
          </table:table-cell>
          <table:table-cell table:number-columns-repeated="4"/>
          <table:table-cell office:value-type="string" calcext:value-type="string">
            <text:p>{M001028:aan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dan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danken:9</text:p>
          </table:table-cell>
          <table:table-cell table:number-columns-repeated="4"/>
          <table:table-cell office:value-type="string" calcext:value-type="string">
            <text:p>{M001942:af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schree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geschreeven:9</text:p>
          </table:table-cell>
          <table:table-cell table:number-columns-repeated="4"/>
          <table:table-cell office:value-type="string" calcext:value-type="string">
            <text:p>{M002657:af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lopen:9</text:p>
          </table:table-cell>
          <table:table-cell table:number-columns-repeated="4"/>
          <table:table-cell office:value-type="string" calcext:value-type="string">
            <text:p>{M002366:af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en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senden:9</text:p>
          </table:table-cell>
          <table:table-cell table:number-columns-repeated="4"/>
          <table:table-cell office:value-type="string" calcext:value-type="string">
            <text:p>{M003094:af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wo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woord:9</text:p>
          </table:table-cell>
          <table:table-cell table:number-columns-repeated="4"/>
          <table:table-cell office:value-type="string" calcext:value-type="string">
            <text:p>{M004003:antwoord:NOU-C,M004003:antwoord:VRB,M004004:antwo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st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isteren:9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rie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driegen:9</text:p>
          </table:table-cell>
          <table:table-cell table:number-columns-repeated="4"/>
          <table:table-cell office:value-type="string" calcext:value-type="string">
            <text:p>{M005783:bedriegen:VRB,02583:bedri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len:9</text:p>
          </table:table-cell>
          <table:table-cell table:number-columns-repeated="4"/>
          <table:table-cell office:value-type="string" calcext:value-type="string">
            <text:p>{03152:bel:NOU-C,M006701:bel:NOU-C,M006700:bel:NOU-C,03151:bel:NOU-C,03156:bellen:VRB,M006699:bel:NOU-C,M006698:bel:NOU-C,M006854:b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aghti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maghtigen:9</text:p>
          </table:table-cell>
          <table:table-cell table:number-columns-repeated="4"/>
          <table:table-cell office:value-type="string" calcext:value-type="string">
            <text:p>{M006905:bema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pael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paelt:9</text:p>
          </table:table-cell>
          <table:table-cell table:number-columns-repeated="4"/>
          <table:table-cell office:value-type="string" calcext:value-type="string">
            <text:p>{M007095:bepalen:VRB,03278:bep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oe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roepen:9</text:p>
          </table:table-cell>
          <table:table-cell table:number-columns-repeated="4"/>
          <table:table-cell office:value-type="string" calcext:value-type="string">
            <text:p>{03449:beroep:NOU-C,03450:beroepen:VRB,M007391:beroep:NOU-C,M007392:bero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steet:9</text:p>
          </table:table-cell>
          <table:table-cell table:number-columns-repeated="4"/>
          <table:table-cell office:value-type="string" calcext:value-type="string">
            <text:p>{03895:besteden:VRB,03879:bestaan:VRB,M007793:besteden:VRB,M007770:be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veel:9</text:p>
          </table:table-cell>
          <table:table-cell table:number-columns-repeated="4"/>
          <table:table-cell office:value-type="string" calcext:value-type="string">
            <text:p>{M008158:bevel:NOU-C,M008159:bevelen:VRB,04116:bev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re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vreest:9</text:p>
          </table:table-cell>
          <table:table-cell table:number-columns-repeated="4"/>
          <table:table-cell office:value-type="string" calcext:value-type="string">
            <text:p>{M008243:bevrezen:VRB,M008242:bevreesd:ADJ,04175:bevr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t:9</text:p>
          </table:table-cell>
          <table:table-cell table:number-columns-repeated="4"/>
          <table:table-cell office:value-type="string" calcext:value-type="string">
            <text:p>{M010327:boot:NOU-C,05204:bot:NOU-C,04328:bieden:VRB,05053:boot:NOU-C,M008618:bieden:VRB,M010326:boot:NOU-C,M010325:b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:9</text:p>
          </table:table-cell>
          <table:table-cell table:number-columns-repeated="4"/>
          <table:table-cell office:value-type="string" calcext:value-type="string">
            <text:p>{22705:komen:VRB,22727:kom:NOU-C,M034701:ko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ar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areren:9</text:p>
          </table:table-cell>
          <table:table-cell table:number-columns-repeated="4"/>
          <table:table-cell office:value-type="string" calcext:value-type="string">
            <text:p>{M012812:compareren:VRB,22766:com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ition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ditioneren:9</text:p>
          </table:table-cell>
          <table:table-cell table:number-columns-repeated="4"/>
          <table:table-cell office:value-type="string" calcext:value-type="string">
            <text:p>{A002992:conditi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:9</text:p>
          </table:table-cell>
          <table:table-cell table:number-columns-repeated="4"/>
          <table:table-cell office:value-type="string" calcext:value-type="string">
            <text:p>{M013022:d:NOU-C,06901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ch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pecheren:9</text:p>
          </table:table-cell>
          <table:table-cell table:number-columns-repeated="4"/>
          <table:table-cell office:value-type="string" calcext:value-type="string">
            <text:p>{A004124:depê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in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ingen:9</text:p>
          </table:table-cell>
          <table:table-cell table:number-columns-repeated="4"/>
          <table:table-cell office:value-type="string" calcext:value-type="string">
            <text:p>{07722:dringen/drengen:VRB,M015098:dringen:VRB,07721:dr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lee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bleeven:9</text:p>
          </table:table-cell>
          <table:table-cell table:number-columns-repeated="4"/>
          <table:table-cell office:value-type="string" calcext:value-type="string">
            <text:p>{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eec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breecken:9</text:p>
          </table:table-cell>
          <table:table-cell table:number-columns-repeated="4"/>
          <table:table-cell office:value-type="string" calcext:value-type="string">
            <text:p>{10499:gebreek:NOU-C,M017589:gebreken:VRB,10502:gebreken:VRB,M017588:geb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firme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confirmeert:9</text:p>
          </table:table-cell>
          <table:table-cell table:number-columns-repeated="4"/>
          <table:table-cell office:value-type="string" calcext:value-type="string">
            <text:p>{A003030:confi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peche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depecheert:9</text:p>
          </table:table-cell>
          <table:table-cell table:number-columns-repeated="4"/>
          <table:table-cell office:value-type="string" calcext:value-type="string">
            <text:p>{A004124:depê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d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hadt:9</text:p>
          </table:table-cell>
          <table:table-cell table:number-columns-repeated="4"/>
          <table:table-cell office:value-type="string" calcext:value-type="string">
            <text:p>{11042:gehaat:ADJ,16041:hebb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el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haelt:9</text:p>
          </table:table-cell>
          <table:table-cell table:number-columns-repeated="4"/>
          <table:table-cell office:value-type="string" calcext:value-type="string">
            <text:p>{M023195:halen:VRB,15435: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ng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mengt:9</text:p>
          </table:table-cell>
          <table:table-cell table:number-columns-repeated="4"/>
          <table:table-cell office:value-type="string" calcext:value-type="string">
            <text:p>{M038977:m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colle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ecolleert:9</text:p>
          </table:table-cell>
          <table:table-cell table:number-columns-repeated="4"/>
          <table:table-cell office:value-type="string" calcext:value-type="string">
            <text:p>{M057827:reco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quire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equireert:9</text:p>
          </table:table-cell>
          <table:table-cell table:number-columns-repeated="4"/>
          <table:table-cell office:value-type="string" calcext:value-type="string">
            <text:p>{M059168:rekw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onc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schoncken:9</text:p>
          </table:table-cell>
          <table:table-cell table:number-columns-repeated="4"/>
          <table:table-cell office:value-type="string" calcext:value-type="string">
            <text:p>{M062506: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acte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racteert:9</text:p>
          </table:table-cell>
          <table:table-cell table:number-columns-repeated="4"/>
          <table:table-cell office:value-type="string" calcext:value-type="string">
            <text:p>{M069638:trakteren:VRB,59149:trak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oo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woont:9</text:p>
          </table:table-cell>
          <table:table-cell table:number-columns-repeated="4"/>
          <table:table-cell office:value-type="string" calcext:value-type="string">
            <text:p>{M020111:gewoonte:NOU-C,M087133:wonen:VRB,14013:gewoon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ig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zigt:9</text:p>
          </table:table-cell>
          <table:table-cell table:number-columns-repeated="4"/>
          <table:table-cell office:value-type="string" calcext:value-type="string">
            <text:p>{M088812:zichten:VRB,M020198:gezi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ven:9</text:p>
          </table:table-cell>
          <table:table-cell table:number-columns-repeated="4"/>
          <table:table-cell office:value-type="string" calcext:value-type="string">
            <text:p>{14756:graaf:NOU-C,M021661:graven:VRB,M021424:graf:NOU-C,M021308:graaf:NOU-C,14695:graf:NOU-C,14766:graven:VRB,M021659:graven:VRB,14765:graven:VRB,14758:graa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en:9</text:p>
          </table:table-cell>
          <table:table-cell table:number-columns-repeated="4"/>
          <table:table-cell office:value-type="string" calcext:value-type="string">
            <text:p>{M024272:haren:VRB,M022875:haar:NOU-C,15834:haren:ADJ,M022874:haar:NOU-C,M024271:haren:ADJ,M024273:haren:VRB,15810:haar:NOU-C,16800:heer:NOU-C,M022878:haar:PRN,M022872:haar:NOU-C,15824:haren:VRB,01748:arend:NOU-C,M024274:h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et:9</text:p>
          </table:table-cell>
          <table:table-cell table:number-columns-repeated="4"/>
          <table:table-cell office:value-type="string" calcext:value-type="string">
            <text:p>{M025075:heten:VRB,M025069:heet:NOU-C,GH20220217.172109.370:iet:PRN,18886:iet:PRN,M025071:heet:ADJ|ADV,16261:heten:VRB,":heten + dat: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pe:9</text:p>
          </table:table-cell>
          <table:table-cell table:number-columns-repeated="4"/>
          <table:table-cell office:value-type="string" calcext:value-type="string">
            <text:p>{17991:hoop:NOU-C,18037:hoop:NOU-C,18043:hopen:VRB,M026550:hoop:NOU-C,M026551:h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ormeren:9</text:p>
          </table:table-cell>
          <table:table-cell table:number-columns-repeated="4"/>
          <table:table-cell office:value-type="string" calcext:value-type="string">
            <text:p>{M027454:informeren:VRB,19107:i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e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elen:9</text:p>
          </table:table-cell>
          <table:table-cell table:number-columns-repeated="4"/>
          <table:table-cell office:value-type="string" calcext:value-type="string">
            <text:p>{M031952:kielen:VRB,M031952:kielen:NOU-C,M031945:keel:NOU-C,M031942:kiel:NOU-C,M031941:kiel:NOU-C,M031946:kiel:NOU-C,M031943:kiel:NOU-C,M031944:kiel:NOU-C,M031940:ki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ed:9</text:p>
          </table:table-cell>
          <table:table-cell table:number-columns-repeated="4"/>
          <table:table-cell office:value-type="string" calcext:value-type="string">
            <text:p>{M033217:kleed:NOU-C,M033222: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n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inken:9</text:p>
          </table:table-cell>
          <table:table-cell table:number-columns-repeated="4"/>
          <table:table-cell office:value-type="string" calcext:value-type="string">
            <text:p>{GH20191119.154333.512:klinken:VRB,M033799:klink:NOU-C,M033811:klinken:VRB,M033810:klinken:VRB,GH20210909.111942.957:klink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e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eten:9</text:p>
          </table:table-cell>
          <table:table-cell table:number-columns-repeated="4"/>
          <table:table-cell office:value-type="string" calcext:value-type="string">
            <text:p>{M036130:laat:NOU-C,M036420:laten:VRB,25130:laat:NOU-C,25135:laten:VRB,24637:la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en:9</text:p>
          </table:table-cell>
          <table:table-cell table:number-columns-repeated="4"/>
          <table:table-cell office:value-type="string" calcext:value-type="string">
            <text:p>{25500:leggen:VRB,"M036508:ledig, leeg:ADJ",26140:liegen:VRB,M036510:ledigen:VRB,24678:laag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ten:9</text:p>
          </table:table-cell>
          <table:table-cell table:number-columns-repeated="4"/>
          <table:table-cell office:value-type="string" calcext:value-type="string">
            <text:p>{M037819:lot:NOU-C,27020:lot:NOU-C,27033:loden:ADJ,27026:loten:VRB,27021:loot:NOU-C,M037742:loot:NOU-C,M037822:l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en:9</text:p>
          </table:table-cell>
          <table:table-cell table:number-columns-repeated="4"/>
          <table:table-cell office:value-type="string" calcext:value-type="string">
            <text:p>{28785:meerzen:VRB,M038762:meer:NOU-C,M039077:meren:VRB,GH20220301.111939.956:meer:ADV|NUM,29231:meren:VRB,GH20200629.133453.59:mere:ADJ,M038764:meer:NOU-C,28041:mare:NOU-C,"M038763:meer, merrie:NOU-C",M038765:mare:NOU-C,29227:meer:ADJ,29229:meren:VRB,29230:meren:VRB,M038776: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gen:9</text:p>
          </table:table-cell>
          <table:table-cell table:number-columns-repeated="4"/>
          <table:table-cell office:value-type="string" calcext:value-type="string">
            <text:p>{29104:menig:NUM,M038977:m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gen:9</text:p>
          </table:table-cell>
          <table:table-cell table:number-columns-repeated="4"/>
          <table:table-cell office:value-type="string" calcext:value-type="string">
            <text:p>{30858:morgen:NOU-C,30860:morgen:NOU-C,29241:mergen:VRB,M040109:morgen:NOU-C,M040110:morgen:ADV,M040111:morgen:NOU-C,30859:morg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st:9</text:p>
          </table:table-cell>
          <table:table-cell table:number-columns-repeated="4"/>
          <table:table-cell office:value-type="string" calcext:value-type="string">
            <text:p>{31005:most:NOU-C,M039911:moeten:VRB,M040166:mos:NOU-C,30438:moeten:VRB,30976:mos:NOU-C,M040178:mo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sten:9</text:p>
          </table:table-cell>
          <table:table-cell table:number-columns-repeated="4"/>
          <table:table-cell office:value-type="string" calcext:value-type="string">
            <text:p>{M039911:moeten:VRB,31005:mo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n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nten:9</text:p>
          </table:table-cell>
          <table:table-cell table:number-columns-repeated="4"/>
          <table:table-cell office:value-type="string" calcext:value-type="string">
            <text:p>{M040329:munten:VRB,M040327:munten:VRB,M040325:munt:NOU-C,31199:munten:VRB,31196:munt:NOU-C,M040328:mu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effe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effenen:9</text:p>
          </table:table-cell>
          <table:table-cell table:number-columns-repeated="4"/>
          <table:table-cell office:value-type="string" calcext:value-type="string">
            <text:p>{33174:oefenen:VRB,M041493:oef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feren:9</text:p>
          </table:table-cell>
          <table:table-cell table:number-columns-repeated="4"/>
          <table:table-cell office:value-type="string" calcext:value-type="string">
            <text:p>{33252:offeren:VRB,M041534:off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oe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rsoeken:9</text:p>
          </table:table-cell>
          <table:table-cell table:number-columns-repeated="4"/>
          <table:table-cell office:value-type="string" calcext:value-type="string">
            <text:p>{M043813:onderzoeken:VRB,34794:ond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tel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rstellen:9</text:p>
          </table:table-cell>
          <table:table-cell table:number-columns-repeated="4"/>
          <table:table-cell office:value-type="string" calcext:value-type="string">
            <text:p>{M043696:onderstel:NOU-C,M043697:onde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to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rstont:9</text:p>
          </table:table-cell>
          <table:table-cell table:number-columns-repeated="4"/>
          <table:table-cell office:value-type="string" calcext:value-type="string">
            <text:p>{34500:onderenstond:NOU-C,34838:onderstond:NOU-C,34814:ond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teek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rteekent:9</text:p>
          </table:table-cell>
          <table:table-cell table:number-columns-repeated="4"/>
          <table:table-cell office:value-type="string" calcext:value-type="string">
            <text:p>{M043720:ondertekenen:VRB,34855:onder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ha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thalen:9</text:p>
          </table:table-cell>
          <table:table-cell table:number-columns-repeated="4"/>
          <table:table-cell office:value-type="string" calcext:value-type="string">
            <text:p>{37349:onthalen:VRB,M045641:ont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vat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vatten:9</text:p>
          </table:table-cell>
          <table:table-cell table:number-columns-repeated="4"/>
          <table:table-cell office:value-type="string" calcext:value-type="string">
            <text:p>{M049582:opv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bren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brengen:9</text:p>
          </table:table-cell>
          <table:table-cell table:number-columns-repeated="4"/>
          <table:table-cell office:value-type="string" calcext:value-type="string">
            <text:p>{M050140:overbrengen:VRB,40370:over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ee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leeden:9</text:p>
          </table:table-cell>
          <table:table-cell table:number-columns-repeated="4"/>
          <table:table-cell office:value-type="string" calcext:value-type="string">
            <text:p>{40707:overlijden:VRB,40696:over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reff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treffen:9</text:p>
          </table:table-cell>
          <table:table-cell table:number-columns-repeated="4"/>
          <table:table-cell office:value-type="string" calcext:value-type="string">
            <text:p>{M051515:overtr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ed:9</text:p>
          </table:table-cell>
          <table:table-cell table:number-columns-repeated="4"/>
          <table:table-cell office:value-type="string" calcext:value-type="string">
            <text:p>{M059954:rijden:VRB,M057987:ree:NOU-C,M057992:reed:ADJ|ADV,46260:rijden:VRB,M058005: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itt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itteren:9</text:p>
          </table:table-cell>
          <table:table-cell table:number-columns-repeated="4"/>
          <table:table-cell office:value-type="string" calcext:value-type="string">
            <text:p>{M058787:re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itue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titueeren:9</text:p>
          </table:table-cell>
          <table:table-cell table:number-columns-repeated="4"/>
          <table:table-cell office:value-type="string" calcext:value-type="string">
            <text:p>{M059359:restit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jst:9</text:p>
          </table:table-cell>
          <table:table-cell table:number-columns-repeated="4"/>
          <table:table-cell office:value-type="string" calcext:value-type="string">
            <text:p>{M060129:rijzen:VRB,46595:rijzen:VRB,46454:rist:NOU-C,M060092:rij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k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keren:9</text:p>
          </table:table-cell>
          <table:table-cell table:number-columns-repeated="4"/>
          <table:table-cell office:value-type="string" calcext:value-type="string">
            <text:p>{51224:zekeren:VRB,M088433:zeker:ADJ|ADV,M088434:zekeren:VRB,M088432:zeker:ADJ|ADV,51218:zeke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nen:9</text:p>
          </table:table-cell>
          <table:table-cell table:number-columns-repeated="4"/>
          <table:table-cell office:value-type="string" calcext:value-type="string">
            <text:p>{A013828:sene:NOU-C,M088178:zeen:NOU-C,50954:seenden:VRB,51379:ze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e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epen:9</text:p>
          </table:table-cell>
          <table:table-cell table:number-columns-repeated="4"/>
          <table:table-cell office:value-type="string" calcext:value-type="string">
            <text:p>{M063998:slepen:VRB,M063945:slepen:VRB,M063939:sleep:NOU-C,GH20200107.114329.348:slepen:VRB,52384:sl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k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ekt:9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elen:9</text:p>
          </table:table-cell>
          <table:table-cell table:number-columns-repeated="4"/>
          <table:table-cell office:value-type="string" calcext:value-type="string">
            <text:p>{53880:spelen:VRB,M065185:spel:NOU-C,M065194:s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enen:9</text:p>
          </table:table-cell>
          <table:table-cell table:number-columns-repeated="4"/>
          <table:table-cell office:value-type="string" calcext:value-type="string">
            <text:p>{"55140:stenen, steunen:VRB",54903:steen:NOU-C,55149:stenen:ADJ,M066305:stenen:NOU-C,"M066468:stenen, steunen:VRB",M066291:steen:NOU-C,M066306:stenen:ADJ,M066306:stenen:NOU-C,M066307:stenen:VRB,55141:st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ten:9</text:p>
          </table:table-cell>
          <table:table-cell table:number-columns-repeated="4"/>
          <table:table-cell office:value-type="string" calcext:value-type="string">
            <text:p>{55627:storsten:VRB,M066866:storten:VRB,M066863:strot:NOU-C,55961:strot:NOU-C,55623:sto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an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nden:9</text:p>
          </table:table-cell>
          <table:table-cell table:number-columns-repeated="4"/>
          <table:table-cell office:value-type="string" calcext:value-type="string">
            <text:p>{M066934:stranden:VRB,M066932:str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ke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ekenen:9</text:p>
          </table:table-cell>
          <table:table-cell table:number-columns-repeated="4"/>
          <table:table-cell office:value-type="string" calcext:value-type="string">
            <text:p>{57476:tekenen:VRB,M067864:teken:NOU-C,57470:teken:NOU-C,M067867: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beho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ebehoren:9</text:p>
          </table:table-cell>
          <table:table-cell table:number-columns-repeated="4"/>
          <table:table-cell office:value-type="string" calcext:value-type="string">
            <text:p>{58291:toebehoren:VRB,M068735:toebeho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chij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eschijnen:9</text:p>
          </table:table-cell>
          <table:table-cell table:number-columns-repeated="4"/>
          <table:table-cell office:value-type="string" calcext:value-type="string">
            <text:p>{M068902:toeschij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uw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uwen:9</text:p>
          </table:table-cell>
          <table:table-cell table:number-columns-repeated="4"/>
          <table:table-cell office:value-type="string" calcext:value-type="string">
            <text:p>{59067:touwen:VRB,":te + uw:",59062:touw:NOU-C,M069572:touwen:VRB,M069570:touw:NOU-C,M069574:touw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nsporteren:9</text:p>
          </table:table-cell>
          <table:table-cell table:number-columns-repeated="4"/>
          <table:table-cell office:value-type="string" calcext:value-type="string">
            <text:p>{M069849:trans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ijten:9</text:p>
          </table:table-cell>
          <table:table-cell table:number-columns-repeated="4"/>
          <table:table-cell office:value-type="string" calcext:value-type="string">
            <text:p>{M071844: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an:9</text:p>
          </table:table-cell>
          <table:table-cell table:number-columns-repeated="4"/>
          <table:table-cell office:value-type="string" calcext:value-type="string">
            <text:p>{M072972:vaan:VRB,M072971:va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la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claeren:9</text:p>
          </table:table-cell>
          <table:table-cell table:number-columns-repeated="4"/>
          <table:table-cell office:value-type="string" calcext:value-type="string">
            <text:p>{M076288:verklaren:VRB,63264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o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coopen:9</text:p>
          </table:table-cell>
          <table:table-cell table:number-columns-repeated="4"/>
          <table:table-cell office:value-type="string" calcext:value-type="string">
            <text:p>{63320:verkopen:VRB,M076433:ver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ag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dagt:9</text:p>
          </table:table-cell>
          <table:table-cell table:number-columns-repeated="4"/>
          <table:table-cell office:value-type="string" calcext:value-type="string">
            <text:p>{M075066:verdenken:VRB,M075004:verdach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ro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oten:9</text:p>
          </table:table-cell>
          <table:table-cell table:number-columns-repeated="4"/>
          <table:table-cell office:value-type="string" calcext:value-type="string">
            <text:p>{M075791:ver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a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klaeren:9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n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lengen:9</text:p>
          </table:table-cell>
          <table:table-cell table:number-columns-repeated="4"/>
          <table:table-cell office:value-type="string" calcext:value-type="string">
            <text:p>{63488:verlengen:VRB,M076682:verl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menen:9</text:p>
          </table:table-cell>
          <table:table-cell table:number-columns-repeated="4"/>
          <table:table-cell office:value-type="string" calcext:value-type="string">
            <text:p>{M076943:ver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ede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nederen:9</text:p>
          </table:table-cell>
          <table:table-cell table:number-columns-repeated="4"/>
          <table:table-cell office:value-type="string" calcext:value-type="string">
            <text:p>{M077181:vernederen:NOU-C,63910:vernederen:VRB,M077180:vern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amel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samelt:9</text:p>
          </table:table-cell>
          <table:table-cell table:number-columns-repeated="4"/>
          <table:table-cell office:value-type="string" calcext:value-type="string">
            <text:p>{64319:verzamelen:VRB,M079565:verzam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uldi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schuldigen:9</text:p>
          </table:table-cell>
          <table:table-cell table:number-columns-repeated="4"/>
          <table:table-cell office:value-type="string" calcext:value-type="string">
            <text:p>{M078032:verschu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ndi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stendigen:9</text:p>
          </table:table-cell>
          <table:table-cell table:number-columns-repeated="4"/>
          <table:table-cell office:value-type="string" calcext:value-type="string">
            <text:p>{M078523:verste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e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treck:9</text:p>
          </table:table-cell>
          <table:table-cell table:number-columns-repeated="4"/>
          <table:table-cell office:value-type="string" calcext:value-type="string">
            <text:p>{M078890:vertrekken:VRB,M078887:vertrek:NOU-C,65195:vert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amel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zamelen:9</text:p>
          </table:table-cell>
          <table:table-cell table:number-columns-repeated="4"/>
          <table:table-cell office:value-type="string" calcext:value-type="string">
            <text:p>{M079565:verzam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orgaan:9</text:p>
          </table:table-cell>
          <table:table-cell table:number-columns-repeated="4"/>
          <table:table-cell office:value-type="string" calcext:value-type="string">
            <text:p>{M082202:voortgaan:VRB,M081793:voo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ko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ortkomen:9</text:p>
          </table:table-cell>
          <table:table-cell table:number-columns-repeated="4"/>
          <table:table-cell office:value-type="string" calcext:value-type="string">
            <text:p>{M082227:voort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va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ortvaren:9</text:p>
          </table:table-cell>
          <table:table-cell table:number-columns-repeated="4"/>
          <table:table-cell office:value-type="string" calcext:value-type="string">
            <text:p>{68832:voortvaren:VRB,M082318:voort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reden:9</text:p>
          </table:table-cell>
          <table:table-cell table:number-columns-repeated="4"/>
          <table:table-cell office:value-type="string" calcext:value-type="string">
            <text:p>{68962:vrede:NOU-C,M082671:vreden:NOU-C,M082658:vrede:NOU-C,68996:vreden:VRB,M082671:v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e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reeden:9</text:p>
          </table:table-cell>
          <table:table-cell table:number-columns-repeated="4"/>
          <table:table-cell office:value-type="string" calcext:value-type="string">
            <text:p>{M082658:vrede:NOU-C,M082671:v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n:9</text:p>
          </table:table-cell>
          <table:table-cell table:number-columns-repeated="4"/>
          <table:table-cell office:value-type="string" calcext:value-type="string">
            <text:p>{"70127:waak, wake:NOU-C",70135:waken:VRB,M083513:wak:NOU-C,M083524:waken:VRB,GH20200916.142508.79:waken:VRB,70134:w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nt:9</text:p>
          </table:table-cell>
          <table:table-cell table:number-columns-repeated="4"/>
          <table:table-cell office:value-type="string" calcext:value-type="string">
            <text:p>{M083659:wand:NOU-C,M083785:want:NOU-C,M086549:winden:VRB,M083651:wan:CON,M083784:want:NOU-C,":waan + dat:ADV",M083660:wand:NOU-C,M083761:wannen:VRB,M083216:waan:INT,M083789:want:CON,M083786:want:NOU-C,70296:wanen:VRB,73745:winden:VRB,70426:want:CON,70429:wand:NOU-C,70430:want:NOU-C,70431:wand:NOU-C,M083787:want:NOU-C,70427:want:ADP,70428:wa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eken:9</text:p>
          </table:table-cell>
          <table:table-cell table:number-columns-repeated="4"/>
          <table:table-cell office:value-type="string" calcext:value-type="string">
            <text:p>{72053:weken:VRB,M084507:weken:VRB,M084501:week:NOU-C,M084504:week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es:9</text:p>
          </table:table-cell>
          <table:table-cell table:number-columns-repeated="4"/>
          <table:table-cell office:value-type="string" calcext:value-type="string">
            <text:p>{M085836:wezen:VRB,M084796:weets:NOU-C,M083162:w:NOU-C,M089102:zijn:VRB,M084768:wees:NOU-C,71683:wee:ADV,73952:wijzen:VRB,M086315:wijs:ADJ|ADV,M084767:wees:NOU-C,M086367:wijzen:VRB,M084770:wees:ADJ,72743:w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c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rcken:9</text:p>
          </table:table-cell>
          <table:table-cell table:number-columns-repeated="4"/>
          <table:table-cell office:value-type="string" calcext:value-type="string">
            <text:p>{M085534:werken:VRB,72528:werk:NOU-C,72544:werken:NOU-C,M085535:werken:ADJ,M085522:werk:NOU-C,M085521:werk:NOU-C,72544:w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ord:9</text:p>
          </table:table-cell>
          <table:table-cell table:number-columns-repeated="4"/>
          <table:table-cell office:value-type="string" calcext:value-type="string">
            <text:p>{74185:woerd:NOU-C,"M086971:woerd, waard:NOU-C",74478:woord:NOU-C,72450:worden:VRB,M087160:woord:VRB,M087160:woo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lan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nlanden:8</text:p>
          </table:table-cell>
          <table:table-cell table:number-columns-repeated="4"/>
          <table:table-cell office:value-type="string" calcext:value-type="string">
            <text:p>{S000364:aanlanden:VRB,M000509:aanl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olv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olveren:8</text:p>
          </table:table-cell>
          <table:table-cell table:number-columns-repeated="4"/>
          <table:table-cell office:value-type="string" calcext:value-type="string">
            <text:p>{S001003:absol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ist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sisteeren:8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brag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ngebragt:8</text:p>
          </table:table-cell>
          <table:table-cell table:number-columns-repeated="4"/>
          <table:table-cell office:value-type="string" calcext:value-type="string">
            <text:p>{M000204:aan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kom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ngekomen:8</text:p>
          </table:table-cell>
          <table:table-cell table:number-columns-repeated="4"/>
          <table:table-cell office:value-type="string" calcext:value-type="string">
            <text:p>{M000478:aan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nem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nnemen:8</text:p>
          </table:table-cell>
          <table:table-cell table:number-columns-repeated="4"/>
          <table:table-cell office:value-type="string" calcext:value-type="string">
            <text:p>{M000591:aannemen:VRB,00463:aan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do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doen:8</text:p>
          </table:table-cell>
          <table:table-cell table:number-columns-repeated="4"/>
          <table:table-cell office:value-type="string" calcext:value-type="string">
            <text:p>{M001963:afdoen:VRB,00747:af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ma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maken:8</text:p>
          </table:table-cell>
          <table:table-cell table:number-columns-repeated="4"/>
          <table:table-cell office:value-type="string" calcext:value-type="string">
            <text:p>{M002375:af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pak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pakken:8</text:p>
          </table:table-cell>
          <table:table-cell table:number-columns-repeated="4"/>
          <table:table-cell office:value-type="string" calcext:value-type="string">
            <text:p>{M002431:afp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trek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trekken:8</text:p>
          </table:table-cell>
          <table:table-cell table:number-columns-repeated="4"/>
          <table:table-cell office:value-type="string" calcext:value-type="string">
            <text:p>{M002894:aftrekken:VRB,M002892:aft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vaardi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vaardigen:8</text:p>
          </table:table-cell>
          <table:table-cell table:number-columns-repeated="4"/>
          <table:table-cell office:value-type="string" calcext:value-type="string">
            <text:p>{M002927:af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ex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nexeren:8</text:p>
          </table:table-cell>
          <table:table-cell table:number-columns-repeated="4"/>
          <table:table-cell office:value-type="string" calcext:value-type="string">
            <text:p>{S003747:annex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last:8</text:p>
          </table:table-cell>
          <table:table-cell table:number-columns-repeated="4"/>
          <table:table-cell office:value-type="string" calcext:value-type="string">
            <text:p>{M005071:ballast:NOU-C,M005072:bal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rijv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drijven:8</text:p>
          </table:table-cell>
          <table:table-cell table:number-columns-repeated="4"/>
          <table:table-cell office:value-type="string" calcext:value-type="string">
            <text:p>{M005790:bedrijf:NOU-C,02589:bedrijven:VRB,M005799:bed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g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egeren:8</text:p>
          </table:table-cell>
          <table:table-cell table:number-columns-repeated="4"/>
          <table:table-cell office:value-type="string" calcext:value-type="string">
            <text:p>{M006773:bel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agti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magtigen:8</text:p>
          </table:table-cell>
          <table:table-cell table:number-columns-repeated="4"/>
          <table:table-cell office:value-type="string" calcext:value-type="string">
            <text:p>{M006905:bema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erc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mercken:8</text:p>
          </table:table-cell>
          <table:table-cell table:number-columns-repeated="4"/>
          <table:table-cell office:value-type="string" calcext:value-type="string">
            <text:p>{M006933:be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u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luit:8</text:p>
          </table:table-cell>
          <table:table-cell table:number-columns-repeated="4"/>
          <table:table-cell office:value-type="string" calcext:value-type="string">
            <text:p>{M007641:besluit:NOU-C,M007643:be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rij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vrijt:8</text:p>
          </table:table-cell>
          <table:table-cell table:number-columns-repeated="4"/>
          <table:table-cell office:value-type="string" calcext:value-type="string">
            <text:p>{04176:bevrijden:VRB,M008249:bevrijden:VRB,M008248:bevrij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j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wijs:8</text:p>
          </table:table-cell>
          <table:table-cell table:number-columns-repeated="4"/>
          <table:table-cell office:value-type="string" calcext:value-type="string">
            <text:p>{M008373:bewijzen:VRB,M008363:bewijs:NOU-C,04269:bew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areeren:8</text:p>
          </table:table-cell>
          <table:table-cell table:number-columns-repeated="4"/>
          <table:table-cell office:value-type="string" calcext:value-type="string">
            <text:p>{M013218:decl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t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cteren:8</text:p>
          </table:table-cell>
          <table:table-cell table:number-columns-repeated="4"/>
          <table:table-cell office:value-type="string" calcext:value-type="string">
            <text:p>{M013518:dic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ren:8</text:p>
          </table:table-cell>
          <table:table-cell table:number-columns-repeated="4"/>
          <table:table-cell office:value-type="string" calcext:value-type="string">
            <text:p>{08438:eer:ADJ,M015651:eer:NOU-C,M024994:heer:NOU-C,M015650:eer:NOU-C,M015668:eren:VRB,08962:eer:NOU-C,M015667:eren:ADJ,M016030: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e:8</text:p>
          </table:table-cell>
          <table:table-cell table:number-columns-repeated="4"/>
          <table:table-cell office:value-type="string" calcext:value-type="string">
            <text:p>{08794:en:CON,M015920:en:CON,08795:einde:NOU-C,M015792:einde:NOU-C,M015582:eend:NOU-C,08808:e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ij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uijt:8</text:p>
          </table:table-cell>
          <table:table-cell table:number-columns-repeated="4"/>
          <table:table-cell office:value-type="string" calcext:value-type="string">
            <text:p>{M016764:f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orme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formeert:8</text:p>
          </table:table-cell>
          <table:table-cell table:number-columns-repeated="4"/>
          <table:table-cell office:value-type="string" calcext:value-type="string">
            <text:p>{M016847: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ersuade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persuadeert:8</text:p>
          </table:table-cell>
          <table:table-cell table:number-columns-repeated="4"/>
          <table:table-cell office:value-type="string" calcext:value-type="string">
            <text:p>{M053142:persu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vertee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everteerd:8</text:p>
          </table:table-cell>
          <table:table-cell table:number-columns-repeated="4"/>
          <table:table-cell office:value-type="string" calcext:value-type="string">
            <text:p>{M059695:re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a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staen:8</text:p>
          </table:table-cell>
          <table:table-cell table:number-columns-repeated="4"/>
          <table:table-cell office:value-type="string" calcext:value-type="string">
            <text:p>{M019610:gestaan:VRB,13090:gestaan:VRB,13088:gestaan:VRB,M065676:staan:VRB,54532: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a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ald:8</text:p>
          </table:table-cell>
          <table:table-cell table:number-columns-repeated="4"/>
          <table:table-cell office:value-type="string" calcext:value-type="string">
            <text:p>{M023195: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ten:8</text:p>
          </table:table-cell>
          <table:table-cell table:number-columns-repeated="4"/>
          <table:table-cell office:value-type="string" calcext:value-type="string">
            <text:p>{16261:heten:VRB,M016145:eten:VRB,M025075:heten:VRB,16254:heet:ADJ,16262:heten:VRB,M025074:h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e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sen:8</text:p>
          </table:table-cell>
          <table:table-cell table:number-columns-repeated="4"/>
          <table:table-cell office:value-type="string" calcext:value-type="string">
            <text:p>{21516:kies:NOU-C,21520:kiezen:VRB,M032041:kies:NOU-C,M032109:k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laren:8</text:p>
          </table:table-cell>
          <table:table-cell table:number-columns-repeated="4"/>
          <table:table-cell office:value-type="string" calcext:value-type="string">
            <text:p>{M033057:klare:ADJ|ADV,M032694:klaar:ADJ|ADV,M033062:klaren:VRB,M032695:klaar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eden:8</text:p>
          </table:table-cell>
          <table:table-cell table:number-columns-repeated="4"/>
          <table:table-cell office:value-type="string" calcext:value-type="string">
            <text:p>{26519:lid:NOU-C,25532:leiden:VRB,M037215:lijden:VRB,M036529:leed:NOU-C,25448:leed:ADJ,M037112:lid:NOU-C,M036759:leiden:VRB,25250:lede:NOU-C,25264: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en:8</text:p>
          </table:table-cell>
          <table:table-cell table:number-columns-repeated="4"/>
          <table:table-cell office:value-type="string" calcext:value-type="string">
            <text:p>{M036845:leun:NOU-C,25712:leen:NOU-C,M036567:leen:NOU-C,25715:leunen:VRB,M036846:leunen:VRB,M036566:leen:NOU-C,25714: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h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chten:8</text:p>
          </table:table-cell>
          <table:table-cell table:number-columns-repeated="4"/>
          <table:table-cell office:value-type="string" calcext:value-type="string">
            <text:p>{26002:licht:NOU-C,M037086:lichten:VRB,26007:lichten:VRB,M037085:lichten:VRB,26006:lichten:VRB,M037071:licht:NOU-C,25990:licht:NOU-C,25989:licht:ADJ,M037072:licht:ADJ,M037073:licht:ADJ|ADV,25988:li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on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onen:8</text:p>
          </table:table-cell>
          <table:table-cell table:number-columns-repeated="4"/>
          <table:table-cell office:value-type="string" calcext:value-type="string">
            <text:p>{M037712:loon:NOU-C,26816:lonen:VRB,M037713:l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h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ghten:8</text:p>
          </table:table-cell>
          <table:table-cell table:number-columns-repeated="4"/>
          <table:table-cell office:value-type="string" calcext:value-type="string">
            <text:p>{M039937:m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deren:8</text:p>
          </table:table-cell>
          <table:table-cell table:number-columns-repeated="4"/>
          <table:table-cell office:value-type="string" calcext:value-type="string">
            <text:p>{37295:onteren:VRB,34492:onderen:NOU-C,M043319:onder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nap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tsnappen:8</text:p>
          </table:table-cell>
          <table:table-cell table:number-columns-repeated="4"/>
          <table:table-cell office:value-type="string" calcext:value-type="string">
            <text:p>{M046164:ontsn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leg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gelegt:8</text:p>
          </table:table-cell>
          <table:table-cell table:number-columns-repeated="4"/>
          <table:table-cell office:value-type="string" calcext:value-type="string">
            <text:p>{M048900:op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com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gecomen:8</text:p>
          </table:table-cell>
          <table:table-cell table:number-columns-repeated="4"/>
          <table:table-cell office:value-type="string" calcext:value-type="string">
            <text:p>{40648:overkomen:VRB,M050661:overkomen:VRB,M050662:ove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son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gesonden:8</text:p>
          </table:table-cell>
          <table:table-cell table:number-columns-repeated="4"/>
          <table:table-cell office:value-type="string" calcext:value-type="string">
            <text:p>{M051809:over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c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ecken:8</text:p>
          </table:table-cell>
          <table:table-cell table:number-columns-repeated="4"/>
          <table:table-cell office:value-type="string" calcext:value-type="string">
            <text:p>{M057348:raken:VRB,M057349:raken:VRB,45187:raken:VRB,45174:r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eken:8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mmand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commandeeren:8</text:p>
          </table:table-cell>
          <table:table-cell table:number-columns-repeated="4"/>
          <table:table-cell office:value-type="string" calcext:value-type="string">
            <text:p>{M057833:re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eren:8</text:p>
          </table:table-cell>
          <table:table-cell table:number-columns-repeated="4"/>
          <table:table-cell office:value-type="string" calcext:value-type="string">
            <text:p>{M059177:reren:VRB,46067: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itu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titueren:8</text:p>
          </table:table-cell>
          <table:table-cell table:number-columns-repeated="4"/>
          <table:table-cell office:value-type="string" calcext:value-type="string">
            <text:p>{M059359:restit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um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meren:8</text:p>
          </table:table-cell>
          <table:table-cell table:number-columns-repeated="4"/>
          <table:table-cell office:value-type="string" calcext:value-type="string">
            <text:p>{M059379:re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g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gten:8</text:p>
          </table:table-cell>
          <table:table-cell table:number-columns-repeated="4"/>
          <table:table-cell office:value-type="string" calcext:value-type="string">
            <text:p>{M059827: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eren:8</text:p>
          </table:table-cell>
          <table:table-cell table:number-columns-repeated="4"/>
          <table:table-cell office:value-type="string" calcext:value-type="string">
            <text:p>{46830:roer:NOU-C,M060456:roer:NOU-C,M060454:roer:NOU-C,46832:roeren:VRB,M060462:roeren:VRB,M060455:roer:NOU-C,GH20191213.113852.196:roeren:VRB,46823:ro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t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tten:8</text:p>
          </table:table-cell>
          <table:table-cell table:number-columns-repeated="4"/>
          <table:table-cell office:value-type="string" calcext:value-type="string">
            <text:p>{M062328:schat:NOU-C,48968:schatten:VRB,M062338:sch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ldi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digen:8</text:p>
          </table:table-cell>
          <table:table-cell table:number-columns-repeated="4"/>
          <table:table-cell office:value-type="string" calcext:value-type="string">
            <text:p>{M063335:schuldig:ADJ|ADV,50653:schu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eren:8</text:p>
          </table:table-cell>
          <table:table-cell table:number-columns-repeated="4"/>
          <table:table-cell office:value-type="string" calcext:value-type="string">
            <text:p>{50988:zeer:NOU-C,M088221:zeer:ADJ,50987:zeer:ADJ,M088222.re.7:zeren:VRB,M088222:ze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ken:8</text:p>
          </table:table-cell>
          <table:table-cell table:number-columns-repeated="4"/>
          <table:table-cell office:value-type="string" calcext:value-type="string">
            <text:p>{M066257:steek:NOU-C,M066386:steken:NOU-C,M066386:steken:VRB,55072: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a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af:8</text:p>
          </table:table-cell>
          <table:table-cell table:number-columns-repeated="4"/>
          <table:table-cell office:value-type="string" calcext:value-type="string">
            <text:p>{M066904:straf:NOU-C,M066911:straffen:VRB,55700:straf:ADV,M066905:straf:ADJ|ADV,55699:straf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ck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eckt:8</text:p>
          </table:table-cell>
          <table:table-cell table:number-columns-repeated="4"/>
          <table:table-cell office:value-type="string" calcext:value-type="string">
            <text:p>{55776:strekken:VRB,M066969: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ten:8</text:p>
          </table:table-cell>
          <table:table-cell table:number-columns-repeated="4"/>
          <table:table-cell office:value-type="string" calcext:value-type="string">
            <text:p>{57198:tasten:VRB,M067813:tasten:VRB,GH20200917.151537.175:t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g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gt:8</text:p>
          </table:table-cell>
          <table:table-cell table:number-columns-repeated="4"/>
          <table:table-cell office:value-type="string" calcext:value-type="string">
            <text:p>{M068703:tocht:NOU-C,58262:tocht:NOU-C,M068704:to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el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deelen:8</text:p>
          </table:table-cell>
          <table:table-cell table:number-columns-repeated="4"/>
          <table:table-cell office:value-type="string" calcext:value-type="string">
            <text:p>{62375:verdelen:VRB,M075038:verdelen:VRB,62363:ver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ween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dweenen:8</text:p>
          </table:table-cell>
          <table:table-cell table:number-columns-repeated="4"/>
          <table:table-cell office:value-type="string" calcext:value-type="string">
            <text:p>{M075380:verdwijnen:VRB,62638:verdwenen:VRB,M075375:verdw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a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klaert:8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g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liggen:8</text:p>
          </table:table-cell>
          <table:table-cell table:number-columns-repeated="4"/>
          <table:table-cell office:value-type="string" calcext:value-type="string">
            <text:p>{63548:verliggen:VRB,M076728:ver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loopen:8</text:p>
          </table:table-cell>
          <table:table-cell table:number-columns-repeated="4"/>
          <table:table-cell office:value-type="string" calcext:value-type="string">
            <text:p>{63590:verloop:NOU-C,M076791:verlopen:VRB,63603:verlopen:VRB,63604:verlopen:ADJ,M076792:verlopen:ADJ,M076790:verl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i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missen:8</text:p>
          </table:table-cell>
          <table:table-cell table:number-columns-repeated="4"/>
          <table:table-cell office:value-type="string" calcext:value-type="string">
            <text:p>{63799:vermissen:VRB,M077073:verm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ieti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nietigen:8</text:p>
          </table:table-cell>
          <table:table-cell table:number-columns-repeated="4"/>
          <table:table-cell office:value-type="string" calcext:value-type="string">
            <text:p>{M077224:vernietigen:,M077224:vernie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v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overen:8</text:p>
          </table:table-cell>
          <table:table-cell table:number-columns-repeated="4"/>
          <table:table-cell office:value-type="string" calcext:value-type="string">
            <text:p>{M077424:vero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aff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chaffen:8</text:p>
          </table:table-cell>
          <table:table-cell table:number-columns-repeated="4"/>
          <table:table-cell office:value-type="string" calcext:value-type="string">
            <text:p>{M077830:verscha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preij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preijt:8</text:p>
          </table:table-cell>
          <table:table-cell table:number-columns-repeated="4"/>
          <table:table-cell office:value-type="string" calcext:value-type="string">
            <text:p>{M078435:verspreid:ADJ,M078436:verspr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eck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treckt:8</text:p>
          </table:table-cell>
          <table:table-cell table:number-columns-repeated="4"/>
          <table:table-cell office:value-type="string" calcext:value-type="string">
            <text:p>{M078632:verstrekken:VRB,64949:ver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e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teren:8</text:p>
          </table:table-cell>
          <table:table-cell table:number-columns-repeated="4"/>
          <table:table-cell office:value-type="string" calcext:value-type="string">
            <text:p>{M078753:verteren:VRB,65112: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ck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wecken:8</text:p>
          </table:table-cell>
          <table:table-cell table:number-columns-repeated="4"/>
          <table:table-cell office:value-type="string" calcext:value-type="string">
            <text:p>{M079523:verwrekken:VRB,65553:verwekken:VRB,M079328:verw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llekom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wellekomt:8</text:p>
          </table:table-cell>
          <table:table-cell table:number-columns-repeated="4"/>
          <table:table-cell office:value-type="string" calcext:value-type="string">
            <text:p>{M079344:verwel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zien:8</text:p>
          </table:table-cell>
          <table:table-cell table:number-columns-repeated="4"/>
          <table:table-cell office:value-type="string" calcext:value-type="string">
            <text:p>{M079647:verzien:NOU-C,64561:verzien:VRB,M079648:verzien:VRB,M079646:verzien:NOU-C,M079650:verzien:ADJ,M079649:ver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har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harden:8</text:p>
          </table:table-cell>
          <table:table-cell table:number-columns-repeated="4"/>
          <table:table-cell office:value-type="string" calcext:value-type="string">
            <text:p>{M081445:volharden:VRB,67394:volha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geson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ortgesonden:8</text:p>
          </table:table-cell>
          <table:table-cell table:number-columns-repeated="4"/>
          <table:table-cell office:value-type="string" calcext:value-type="string">
            <text:p>{M082330:voort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a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raag:8</text:p>
          </table:table-cell>
          <table:table-cell table:number-columns-repeated="4"/>
          <table:table-cell office:value-type="string" calcext:value-type="string">
            <text:p>{M082645:vragen:NOU-C,M082610:vraag:NOU-C,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ull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ullen:8</text:p>
          </table:table-cell>
          <table:table-cell table:number-columns-repeated="4"/>
          <table:table-cell office:value-type="string" calcext:value-type="string">
            <text:p>{M083093:vullen:VRB,69546:vullen:VRB,69548:vullen:,M081396:vol:ADJ|ADV,M081464:volle:NOU-C,M081473:vollen:VRB,67467:vollen:VRB,67261:vol:ADJ,32802:nol:,67441:voll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:8</text:p>
          </table:table-cell>
          <table:table-cell table:number-columns-repeated="4"/>
          <table:table-cell office:value-type="string" calcext:value-type="string">
            <text:p>{73601:wil:NOU-C,M086395:wil:NOU-C,73633:w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:8</text:p>
          </table:table-cell>
          <table:table-cell table:number-columns-repeated="4"/>
          <table:table-cell office:value-type="string" calcext:value-type="string">
            <text:p>{M086549:winden:VRB,M086551.re.1:winde:,M086535:winde:NOU-C,M086504:wind:NOU-C,M086677:winnen:VRB,M086536:winde:NOU-C,M086550:winden:VRB,M086505:wind:NOU-C,M086599:winds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die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dienen:7</text:p>
          </table:table-cell>
          <table:table-cell table:number-columns-repeated="4"/>
          <table:table-cell office:value-type="string" calcext:value-type="string">
            <text:p>{M000232:aan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drin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dringen:7</text:p>
          </table:table-cell>
          <table:table-cell table:number-columns-repeated="4"/>
          <table:table-cell office:value-type="string" calcext:value-type="string">
            <text:p>{M000255:aandr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leg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elegt:7</text:p>
          </table:table-cell>
          <table:table-cell table:number-columns-repeated="4"/>
          <table:table-cell office:value-type="string" calcext:value-type="string">
            <text:p>{M000520:aan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i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ieren:7</text:p>
          </table:table-cell>
          <table:table-cell table:number-columns-repeated="4"/>
          <table:table-cell office:value-type="string" calcext:value-type="string">
            <text:p>{M000351:aang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leg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leggen:7</text:p>
          </table:table-cell>
          <table:table-cell table:number-columns-repeated="4"/>
          <table:table-cell office:value-type="string" calcext:value-type="string">
            <text:p>{GH20190513.103242.551:aanleggen:,M000519:aanleg:,M000520:aan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la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slaan:7</text:p>
          </table:table-cell>
          <table:table-cell table:number-columns-repeated="4"/>
          <table:table-cell office:value-type="string" calcext:value-type="string">
            <text:p>{M000730:aanslaan:VRB,GH20191203.151145.420:aan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ert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erteren:7</text:p>
          </table:table-cell>
          <table:table-cell table:number-columns-repeated="4"/>
          <table:table-cell office:value-type="string" calcext:value-type="string">
            <text:p>{M001830:ad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da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ngedaen:7</text:p>
          </table:table-cell>
          <table:table-cell table:number-columns-repeated="4"/>
          <table:table-cell office:value-type="string" calcext:value-type="string">
            <text:p>{M000238:aandoen:VRB,00340:aan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ste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ngestelt:7</text:p>
          </table:table-cell>
          <table:table-cell table:number-columns-repeated="4"/>
          <table:table-cell office:value-type="string" calcext:value-type="string">
            <text:p>{M000821:aan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hou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nhouden:7</text:p>
          </table:table-cell>
          <table:table-cell table:number-columns-repeated="4"/>
          <table:table-cell office:value-type="string" calcext:value-type="string">
            <text:p>{M000422:aan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han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hangen:7</text:p>
          </table:table-cell>
          <table:table-cell table:number-columns-repeated="4"/>
          <table:table-cell office:value-type="string" calcext:value-type="string">
            <text:p>{GH20191209.111158.605:afhangen:VRB,M002149:afh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eeren:7</text:p>
          </table:table-cell>
          <table:table-cell table:number-columns-repeated="4"/>
          <table:table-cell office:value-type="string" calcext:value-type="string">
            <text:p>{S002857:a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nc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dencken:7</text:p>
          </table:table-cell>
          <table:table-cell table:number-columns-repeated="4"/>
          <table:table-cell office:value-type="string" calcext:value-type="string">
            <text:p>{02491:bedenken:VRB,M005660:bedenken:NOU-C,M005659:b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ee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reepen:7</text:p>
          </table:table-cell>
          <table:table-cell table:number-columns-repeated="4"/>
          <table:table-cell office:value-type="string" calcext:value-type="string">
            <text:p>{02784:begrijpen:VRB,M006198:begr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er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merken:7</text:p>
          </table:table-cell>
          <table:table-cell table:number-columns-repeated="4"/>
          <table:table-cell office:value-type="string" calcext:value-type="string">
            <text:p>{M006933:be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ich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ichten:7</text:p>
          </table:table-cell>
          <table:table-cell table:number-columns-repeated="4"/>
          <table:table-cell office:value-type="string" calcext:value-type="string">
            <text:p>{"M007324:berecht, bericht:NOU-C",03341:berechten:VRB,"M007325:berechten, berichten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en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schenken:7</text:p>
          </table:table-cell>
          <table:table-cell table:number-columns-repeated="4"/>
          <table:table-cell office:value-type="string" calcext:value-type="string">
            <text:p>{M007485:be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e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seten:7</text:p>
          </table:table-cell>
          <table:table-cell table:number-columns-repeated="4"/>
          <table:table-cell office:value-type="string" calcext:value-type="string">
            <text:p>{03752:bezitten:VRB,M008504:bezitten:VRB,M008465:bezeten:ADJ|ADV,03749:bezit:NOU-C,03716:bezet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sten:7</text:p>
          </table:table-cell>
          <table:table-cell table:number-columns-repeated="4"/>
          <table:table-cell office:value-type="string" calcext:value-type="string">
            <text:p>{M020876.re.60:beste:ADJ|ADV|NOU-C,03872:best:ADJ,M007768:best:ADJ|ADV|NOU-C,M007767:best:NOU-C,03913:besten:VRB,03893:beste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ou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trouwen:7</text:p>
          </table:table-cell>
          <table:table-cell table:number-columns-repeated="4"/>
          <table:table-cell office:value-type="string" calcext:value-type="string">
            <text:p>{04072:betrouwen:VRB,M008033:betrouwen:NOU-C,M008034:be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u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uren:7</text:p>
          </table:table-cell>
          <table:table-cell table:number-columns-repeated="4"/>
          <table:table-cell office:value-type="string" calcext:value-type="string">
            <text:p>{M008091:beuren:VRB,M008090:b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vel:7</text:p>
          </table:table-cell>
          <table:table-cell table:number-columns-repeated="4"/>
          <table:table-cell office:value-type="string" calcext:value-type="string">
            <text:p>{M008158:bevel:NOU-C,04100:be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ec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ecken:7</text:p>
          </table:table-cell>
          <table:table-cell table:number-columns-repeated="4"/>
          <table:table-cell office:value-type="string" calcext:value-type="string">
            <text:p>{M011482:breken:VRB,05424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e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eken:7</text:p>
          </table:table-cell>
          <table:table-cell table:number-columns-repeated="4"/>
          <table:table-cell office:value-type="string" calcext:value-type="string">
            <text:p>{M011482:breken:VRB,05424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ibu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ibueeren:7</text:p>
          </table:table-cell>
          <table:table-cell table:number-columns-repeated="4"/>
          <table:table-cell office:value-type="string" calcext:value-type="string">
            <text:p>{M012916:contrib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t:7</text:p>
          </table:table-cell>
          <table:table-cell table:number-columns-repeated="4"/>
          <table:table-cell office:value-type="string" calcext:value-type="string">
            <text:p>{M035141:kost:NOU-C,23492:kost:NOU-C,M035142:kost:NOU-C,23506:kosten:VRB,23496:kust:NOU-C,22941:kunnen:VRB,M035150:ko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ig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igeeren:7</text:p>
          </table:table-cell>
          <table:table-cell table:number-columns-repeated="4"/>
          <table:table-cell office:value-type="string" calcext:value-type="string">
            <text:p>{M013680:dir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ij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ijden:7</text:p>
          </table:table-cell>
          <table:table-cell table:number-columns-repeated="4"/>
          <table:table-cell office:value-type="string" calcext:value-type="string">
            <text:p>{M015289:du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amin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amineren:7</text:p>
          </table:table-cell>
          <table:table-cell table:number-columns-repeated="4"/>
          <table:table-cell office:value-type="string" calcext:value-type="string">
            <text:p>{M016235:examineren:VRB,09428:exam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oo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booren:7</text:p>
          </table:table-cell>
          <table:table-cell table:number-columns-repeated="4"/>
          <table:table-cell office:value-type="string" calcext:value-type="string">
            <text:p>{M017570:geb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agh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braght:7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dition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conditioneert:7</text:p>
          </table:table-cell>
          <table:table-cell table:number-columns-repeated="4"/>
          <table:table-cell office:value-type="string" calcext:value-type="string">
            <text:p>{A007323:geconditioneerd:ADJ,A002992:conditi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liber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delibereert:7</text:p>
          </table:table-cell>
          <table:table-cell table:number-columns-repeated="4"/>
          <table:table-cell office:value-type="string" calcext:value-type="string">
            <text:p>{A003997:delib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stin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destineert:7</text:p>
          </table:table-cell>
          <table:table-cell table:number-columns-repeated="4"/>
          <table:table-cell office:value-type="string" calcext:value-type="string">
            <text:p>{A004269:des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o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doogen:7</text:p>
          </table:table-cell>
          <table:table-cell table:number-columns-repeated="4"/>
          <table:table-cell office:value-type="string" calcext:value-type="string">
            <text:p>{M013435:deugen:VRB,M017725:ged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eg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hegt:7</text:p>
          </table:table-cell>
          <table:table-cell table:number-columns-repeated="4"/>
          <table:table-cell office:value-type="string" calcext:value-type="string">
            <text:p>{M024756:h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inser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insereert:7</text:p>
          </table:table-cell>
          <table:table-cell table:number-columns-repeated="4"/>
          <table:table-cell office:value-type="string" calcext:value-type="string">
            <text:p>{A009201:ins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aeck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maeckt:7</text:p>
          </table:table-cell>
          <table:table-cell table:number-columns-repeated="4"/>
          <table:table-cell office:value-type="string" calcext:value-type="string">
            <text:p>{27725:maken:VRB,M038266:maken:VRB,M018872:gemaak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uni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munieert:7</text:p>
          </table:table-cell>
          <table:table-cell table:number-columns-repeated="4"/>
          <table:table-cell office:value-type="string" calcext:value-type="string">
            <text:p>{M040316:mun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goti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gotieert:7</text:p>
          </table:table-cell>
          <table:table-cell table:number-columns-repeated="4"/>
          <table:table-cell office:value-type="string" calcext:value-type="string">
            <text:p>{M041068.re.9:nego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p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pent:7</text:p>
          </table:table-cell>
          <table:table-cell table:number-columns-repeated="4"/>
          <table:table-cell office:value-type="string" calcext:value-type="string">
            <text:p>{M019142:geopend:VRB,M048357:openen:VRB,39286:op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erve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eserveert:7</text:p>
          </table:table-cell>
          <table:table-cell table:number-columns-repeated="4"/>
          <table:table-cell office:value-type="string" calcext:value-type="string">
            <text:p>{A007732:gereserveerd:ADJ,M059210:re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inee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uineerd:7</text:p>
          </table:table-cell>
          <table:table-cell table:number-columns-repeated="4"/>
          <table:table-cell office:value-type="string" calcext:value-type="string">
            <text:p>{M061444:ruï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ant:7</text:p>
          </table:table-cell>
          <table:table-cell table:number-columns-repeated="4"/>
          <table:table-cell office:value-type="string" calcext:value-type="string">
            <text:p>{M020159:gezant:NOU-C,M088570: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ik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chikt:7</text:p>
          </table:table-cell>
          <table:table-cell table:number-columns-repeated="4"/>
          <table:table-cell office:value-type="string" calcext:value-type="string">
            <text:p>{M019438:geschikt:ADJ|ADV,M062679: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oo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chooten:7</text:p>
          </table:table-cell>
          <table:table-cell table:number-columns-repeated="4"/>
          <table:table-cell office:value-type="string" calcext:value-type="string">
            <text:p>{M062637: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arschouw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waarschouwt:7</text:p>
          </table:table-cell>
          <table:table-cell table:number-columns-repeated="4"/>
          <table:table-cell office:value-type="string" calcext:value-type="string">
            <text:p>{M083378:waarsch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ud:7</text:p>
          </table:table-cell>
          <table:table-cell table:number-columns-repeated="4"/>
          <table:table-cell office:value-type="string" calcext:value-type="string">
            <text:p>{M021178:gouden:ADJ,11477:gelden:VRB,M021155:gou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gen:7</text:p>
          </table:table-cell>
          <table:table-cell table:number-columns-repeated="4"/>
          <table:table-cell office:value-type="string" calcext:value-type="string">
            <text:p>{M024042:hang:NOU-C,M024072:hangen:VRB,15633:hang:NOU-C,15624:h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hal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halen:7</text:p>
          </table:table-cell>
          <table:table-cell table:number-columns-repeated="4"/>
          <table:table-cell office:value-type="string" calcext:value-type="string">
            <text:p>{16855:herhalen:VRB,M025517:her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u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ten:7</text:p>
          </table:table-cell>
          <table:table-cell table:number-columns-repeated="4"/>
          <table:table-cell office:value-type="string" calcext:value-type="string">
            <text:p>{18221:hout:NOU-C,M026743:houten:VRB,18244:houten:ADJ,M026742:houten:ADJ,18234:houten:VRB,M026739:hout:NOU-C,18235:hou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rig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gerigt:7</text:p>
          </table:table-cell>
          <table:table-cell table:number-columns-repeated="4"/>
          <table:table-cell office:value-type="string" calcext:value-type="string">
            <text:p>{M027889:in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o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oeren:7</text:p>
          </table:table-cell>
          <table:table-cell table:number-columns-repeated="4"/>
          <table:table-cell office:value-type="string" calcext:value-type="string">
            <text:p>{M028316:invoer:NOU-C,M028317:in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win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winnen:7</text:p>
          </table:table-cell>
          <table:table-cell table:number-columns-repeated="4"/>
          <table:table-cell office:value-type="string" calcext:value-type="string">
            <text:p>{M028376:inwinnen:VRB,19596:inw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st:7</text:p>
          </table:table-cell>
          <table:table-cell table:number-columns-repeated="4"/>
          <table:table-cell office:value-type="string" calcext:value-type="string">
            <text:p>{21633:kist:NOU-C,M032602:kist:NOU-C,A003630:cyste:NOU-C,M032603:kist:NOU-C,M032606:kisten:VRB,M032598:k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nde:7</text:p>
          </table:table-cell>
          <table:table-cell table:number-columns-repeated="4"/>
          <table:table-cell office:value-type="string" calcext:value-type="string">
            <text:p>{M034762:konde:NOU-C,M035836:kunnen:VRB,22809:konde:NOU-C,22808:kunde:NOU-C,22810:kon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rten:7</text:p>
          </table:table-cell>
          <table:table-cell table:number-columns-repeated="4"/>
          <table:table-cell office:value-type="string" calcext:value-type="string">
            <text:p>{M029299:kaart:NOU-C,23449:korten:VRB,M035085:kort:ADJ|ADV,M035097:korten:VRB,M035090:korte:NOU-C,M035086:kort:ADJ|ADV,GH20191205.144952.831:korte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st:7</text:p>
          </table:table-cell>
          <table:table-cell table:number-columns-repeated="4"/>
          <table:table-cell office:value-type="string" calcext:value-type="string">
            <text:p>{23492:kost:NOU-C,M035142:kost:NOU-C,M035141:kost:NOU-C,M035836:kunnen:VRB,M035082:korst:NOU-C,M035150:ko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es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esten:7</text:p>
          </table:table-cell>
          <table:table-cell table:number-columns-repeated="4"/>
          <table:table-cell office:value-type="string" calcext:value-type="string">
            <text:p>{GH20190411.113051.456:laatste:ADJ|ADV,25442:lee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zen:7</text:p>
          </table:table-cell>
          <table:table-cell table:number-columns-repeated="4"/>
          <table:table-cell office:value-type="string" calcext:value-type="string">
            <text:p>{M037033:lezen:VRB,GH20191120.150222.688:lezen:VRB,25790: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en:7</text:p>
          </table:table-cell>
          <table:table-cell table:number-columns-repeated="4"/>
          <table:table-cell office:value-type="string" calcext:value-type="string">
            <text:p>{M038486:markten:VRB,27594:maarte:NOU-C,M038157:Maar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eeren:7</text:p>
          </table:table-cell>
          <table:table-cell table:number-columns-repeated="4"/>
          <table:table-cell office:value-type="string" calcext:value-type="string">
            <text:p>{M040052:mo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ga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gaan:7</text:p>
          </table:table-cell>
          <table:table-cell table:number-columns-repeated="4"/>
          <table:table-cell office:value-type="string" calcext:value-type="string">
            <text:p>{M041727:om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tr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trent:7</text:p>
          </table:table-cell>
          <table:table-cell table:number-columns-repeated="4"/>
          <table:table-cell office:value-type="string" calcext:value-type="string">
            <text:p>{33820:omtrent:ADV,M042450:omtrent:ADV,37719:ontrei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vra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dervragen:7</text:p>
          </table:table-cell>
          <table:table-cell table:number-columns-repeated="4"/>
          <table:table-cell office:value-type="string" calcext:value-type="string">
            <text:p>{34901:ondervragen:VRB,M043753:onder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ta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tstaen:7</text:p>
          </table:table-cell>
          <table:table-cell table:number-columns-repeated="4"/>
          <table:table-cell office:value-type="string" calcext:value-type="string">
            <text:p>{M046198:ontstaan:VRB,37986:ont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da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dagen:7</text:p>
          </table:table-cell>
          <table:table-cell table:number-columns-repeated="4"/>
          <table:table-cell office:value-type="string" calcext:value-type="string">
            <text:p>{M048197:opd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zen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zenden:7</text:p>
          </table:table-cell>
          <table:table-cell table:number-columns-repeated="4"/>
          <table:table-cell office:value-type="string" calcext:value-type="string">
            <text:p>{39645:opzenden:VRB,M049725:op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geev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gegeeven:7</text:p>
          </table:table-cell>
          <table:table-cell table:number-columns-repeated="4"/>
          <table:table-cell office:value-type="string" calcext:value-type="string">
            <text:p>{M050364:overgegeven:ADJ|ADV,M050382:over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chie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schieten:7</text:p>
          </table:table-cell>
          <table:table-cell table:number-columns-repeated="4"/>
          <table:table-cell office:value-type="string" calcext:value-type="string">
            <text:p>{M051177:overschieten:VRB,M051200:overschot:NOU-C,M051178:overschieten:VRB,40887:over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uad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uadeeren:7</text:p>
          </table:table-cell>
          <table:table-cell table:number-columns-repeated="4"/>
          <table:table-cell office:value-type="string" calcext:value-type="string">
            <text:p>{M053142:persu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eden:7</text:p>
          </table:table-cell>
          <table:table-cell table:number-columns-repeated="4"/>
          <table:table-cell office:value-type="string" calcext:value-type="string">
            <text:p>{M058001:rede:NOU-C,M057259:rad:NOU-C,M057268:raden:VRB,GH20210303.095806.61:raden:VRB,M057144:raad:NOU-C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pond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ponderen:7</text:p>
          </table:table-cell>
          <table:table-cell table:number-columns-repeated="4"/>
          <table:table-cell office:value-type="string" calcext:value-type="string">
            <text:p>{M059310:resp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e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eten:7</text:p>
          </table:table-cell>
          <table:table-cell table:number-columns-repeated="4"/>
          <table:table-cell office:value-type="string" calcext:value-type="string">
            <text:p>{M060514:roete:,M060508:roet:NOU-C,M060510:roet:NOU-C,46890:roeten:VRB,46892:roeten:ADJ,M060515:roeten:ADJ,M060516:ro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c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cken:7</text:p>
          </table:table-cell>
          <table:table-cell table:number-columns-repeated="4"/>
          <table:table-cell office:value-type="string" calcext:value-type="string">
            <text:p>{M061718:sak:NOU-C,M087824:zakken:VRB,47972:zak:NOU-C,47992:zakken:VRB,M087825:zakken:VRB,47993:takken:VRB,M087807:z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y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ynt:7</text:p>
          </table:table-cell>
          <table:table-cell table:number-columns-repeated="4"/>
          <table:table-cell office:value-type="string" calcext:value-type="string">
            <text:p>{M062665:schij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:7</text:p>
          </table:table-cell>
          <table:table-cell table:number-columns-repeated="4"/>
          <table:table-cell office:value-type="string" calcext:value-type="string">
            <text:p>{51644:zij:PRN,M088992:zij:PRN,51647:zijn:,51648:zij:NOU-C,A013913:si:NOU-C,51646:zich:PRN,51899:zijn:VRB,51649:zij:NOU-C,51754:zij:NOU-C,51645:zijn:PRN,M089102:zijn:VRB,M088994:zij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eck:7</text:p>
          </table:table-cell>
          <table:table-cell table:number-columns-repeated="4"/>
          <table:table-cell office:value-type="string" calcext:value-type="string">
            <text:p>{M064887:soech:INT,M089430:zoeken:VRB,M089427:zoek:NOU-C,M089428:zoek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licit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liciteeren:7</text:p>
          </table:table-cell>
          <table:table-cell table:number-columns-repeated="4"/>
          <table:table-cell office:value-type="string" calcext:value-type="string">
            <text:p>{M064946:sollic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oppen:7</text:p>
          </table:table-cell>
          <table:table-cell table:number-columns-repeated="4"/>
          <table:table-cell office:value-type="string" calcext:value-type="string">
            <text:p>{55565:stoppe:NOU-C,M066833:stop:NOU-C,M066839:stoppen:VRB,55571:sto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pl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pleeren:7</text:p>
          </table:table-cell>
          <table:table-cell table:number-columns-repeated="4"/>
          <table:table-cell office:value-type="string" calcext:value-type="string">
            <text:p>{M067431:supp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d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rdeeren:7</text:p>
          </table:table-cell>
          <table:table-cell table:number-columns-repeated="4"/>
          <table:table-cell office:value-type="string" calcext:value-type="string">
            <text:p>{M067771:ta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o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oonen:7</text:p>
          </table:table-cell>
          <table:table-cell table:number-columns-repeated="4"/>
          <table:table-cell office:value-type="string" calcext:value-type="string">
            <text:p>{M069260:tonen:VRB,58823:tonen:VRB,M069148:tonen:VRB,M069230:too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com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ecomen:7</text:p>
          </table:table-cell>
          <table:table-cell table:number-columns-repeated="4"/>
          <table:table-cell office:value-type="string" calcext:value-type="string">
            <text:p>{58449:toekomen:VRB,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on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egesonden:7</text:p>
          </table:table-cell>
          <table:table-cell table:number-columns-repeated="4"/>
          <table:table-cell office:value-type="string" calcext:value-type="string">
            <text:p>{M069035:toe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pass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epassen:7</text:p>
          </table:table-cell>
          <table:table-cell table:number-columns-repeated="4"/>
          <table:table-cell office:value-type="string" calcext:value-type="string">
            <text:p>{M068863:toepas:NOU-C,M068865:toepa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eer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ideeren:7</text:p>
          </table:table-cell>
          <table:table-cell table:number-columns-repeated="4"/>
          <table:table-cell office:value-type="string" calcext:value-type="string">
            <text:p>{M073208:val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stgeste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stgestelt:7</text:p>
          </table:table-cell>
          <table:table-cell table:number-columns-repeated="4"/>
          <table:table-cell office:value-type="string" calcext:value-type="string">
            <text:p>{M073558:vas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t:7</text:p>
          </table:table-cell>
          <table:table-cell table:number-columns-repeated="4"/>
          <table:table-cell office:value-type="string" calcext:value-type="string">
            <text:p>{61523:vatten:VRB,M073572:vat:NOU-C,M073571:vat:NOU-C,61520:vat:NOU-C,M073595:vatten:VRB,61519:v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el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elen:7</text:p>
          </table:table-cell>
          <table:table-cell table:number-columns-repeated="4"/>
          <table:table-cell office:value-type="string" calcext:value-type="string">
            <text:p>{M073660:vedel:NOU-C,M073663:vedelen:VRB,61812:veel:NOU-C,M074092:velen:VRB,M073724:veel:NOU-C|ADJ|NUM|PRN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o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ond:7</text:p>
          </table:table-cell>
          <table:table-cell table:number-columns-repeated="4"/>
          <table:table-cell office:value-type="string" calcext:value-type="string">
            <text:p>{M074704:verbinden:VRB,M074853:verbo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ae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haelt:7</text:p>
          </table:table-cell>
          <table:table-cell table:number-columns-repeated="4"/>
          <table:table-cell office:value-type="string" calcext:value-type="string">
            <text:p>{M075859:verhalen:VRB,62940:ver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e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hoeden:7</text:p>
          </table:table-cell>
          <table:table-cell table:number-columns-repeated="4"/>
          <table:table-cell office:value-type="string" calcext:value-type="string">
            <text:p>{68028:voorhoeden:VRB,M076001:verhoeden:VRB,63078:verh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e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leegen:7</text:p>
          </table:table-cell>
          <table:table-cell table:number-columns-repeated="4"/>
          <table:table-cell office:value-type="string" calcext:value-type="string">
            <text:p>{M076728:verliggen:VRB,M076662:verlegen:ADJ|ADV,63468:verlegen:ADJ,M076587:ver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oed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moeden:7</text:p>
          </table:table-cell>
          <table:table-cell table:number-columns-repeated="4"/>
          <table:table-cell office:value-type="string" calcext:value-type="string">
            <text:p>{63809:vermoeien:VRB,M077082:vermoeden:NOU-C,M077081:vermoeden:VRB,63808:vermoeden:VRB,M077083:vermoe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amel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samelen:7</text:p>
          </table:table-cell>
          <table:table-cell table:number-columns-repeated="4"/>
          <table:table-cell office:value-type="string" calcext:value-type="string">
            <text:p>{M079565:verzamelen:VRB,64319:verzam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l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schelen:7</text:p>
          </table:table-cell>
          <table:table-cell table:number-columns-repeated="4"/>
          <table:table-cell office:value-type="string" calcext:value-type="string">
            <text:p>{M077871:verschelen:VRB,64375:verschelen:VRB,M077859:versch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ke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seekert:7</text:p>
          </table:table-cell>
          <table:table-cell table:number-columns-repeated="4"/>
          <table:table-cell office:value-type="string" calcext:value-type="string">
            <text:p>{M079604:verzekerd:ADJ|ADV,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r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sterken:7</text:p>
          </table:table-cell>
          <table:table-cell table:number-columns-repeated="4"/>
          <table:table-cell office:value-type="string" calcext:value-type="string">
            <text:p>{M078531:versterken:VRB,64875:verst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ik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stikken:7</text:p>
          </table:table-cell>
          <table:table-cell table:number-columns-repeated="4"/>
          <table:table-cell office:value-type="string" calcext:value-type="string">
            <text:p>{M078552:verstikken:VRB,M078553:verst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egel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zegelen:7</text:p>
          </table:table-cell>
          <table:table-cell table:number-columns-repeated="4"/>
          <table:table-cell office:value-type="string" calcext:value-type="string">
            <text:p>{M079593:verze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oe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zoeke:7</text:p>
          </table:table-cell>
          <table:table-cell table:number-columns-repeated="4"/>
          <table:table-cell office:value-type="string" calcext:value-type="string">
            <text:p>{M079693:verzoek:NOU-C,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nt:7</text:p>
          </table:table-cell>
          <table:table-cell table:number-columns-repeated="4"/>
          <table:table-cell office:value-type="string" calcext:value-type="string">
            <text:p>{66219:vinden:VRB,M080267:vinden:VRB,M080320:fi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uch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luchten:7</text:p>
          </table:table-cell>
          <table:table-cell table:number-columns-repeated="4"/>
          <table:table-cell office:value-type="string" calcext:value-type="string">
            <text:p>{66902:vlucht:NOU-C,M081146:vluchten:VRB,M081143:vlucht:,66903:vl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ta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orstaan:7</text:p>
          </table:table-cell>
          <table:table-cell table:number-columns-repeated="4"/>
          <table:table-cell office:value-type="string" calcext:value-type="string">
            <text:p>{M082129:voo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bren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ortbrengen:7</text:p>
          </table:table-cell>
          <table:table-cell table:number-columns-repeated="4"/>
          <table:table-cell office:value-type="string" calcext:value-type="string">
            <text:p>{68714:voortbrengen:VRB,M082181:voort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rnem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ernemen:7</text:p>
          </table:table-cell>
          <table:table-cell table:number-columns-repeated="4"/>
          <table:table-cell office:value-type="string" calcext:value-type="string">
            <text:p>{M083349:waarnemen:VRB,69959:waa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l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glopen:7</text:p>
          </table:table-cell>
          <table:table-cell table:number-columns-repeated="4"/>
          <table:table-cell office:value-type="string" calcext:value-type="string">
            <text:p>{M084936:weg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nnen:7</text:p>
          </table:table-cell>
          <table:table-cell table:number-columns-repeated="4"/>
          <table:table-cell office:value-type="string" calcext:value-type="string">
            <text:p>{73789:winne:NOU-C,72346:wenden:VRB,M085369:wen:NOU-C,73796:winnen:VRB,72384:wennen:VRB,M085406:wennen:VRB,M085388:w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:7</text:p>
          </table:table-cell>
          <table:table-cell table:number-columns-repeated="4"/>
          <table:table-cell office:value-type="string" calcext:value-type="string">
            <text:p>{73633:willen:VRB,73601:wil:NOU-C,M086396:wil:NOU-C,73565:wijl:NOU-C,M086459:willen:VRB,73633:willen:NOU-C,M086395:wil:NOU-C,73564:wij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j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jde:7</text:p>
          </table:table-cell>
          <table:table-cell table:number-columns-repeated="4"/>
          <table:table-cell office:value-type="string" calcext:value-type="string">
            <text:p>{M089006:zijde:NOU-C,M089005:zijde:NOU-C,"51686:zijde, zij:NOU-C",M089023:zijden:ADJ,":zijn + gij:",M088995:zij:NOU-C,"M089004:zijde, zij:NOU-C",M089102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ul:7</text:p>
          </table:table-cell>
          <table:table-cell table:number-columns-repeated="4"/>
          <table:table-cell office:value-type="string" calcext:value-type="string">
            <text:p>{M090038:zulle:NOU-C,M090043:zullen:VRB,51299:zell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pre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nspreken:6</text:p>
          </table:table-cell>
          <table:table-cell table:number-columns-repeated="4"/>
          <table:table-cell office:value-type="string" calcext:value-type="string">
            <text:p>{M000801:aan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reff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ntreffen:6</text:p>
          </table:table-cell>
          <table:table-cell table:number-columns-repeated="4"/>
          <table:table-cell office:value-type="string" calcext:value-type="string">
            <text:p>{M000907:aantr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ent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senteren:6</text:p>
          </table:table-cell>
          <table:table-cell table:number-columns-repeated="4"/>
          <table:table-cell office:value-type="string" calcext:value-type="string">
            <text:p>{S000996:ab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resseeren:6</text:p>
          </table:table-cell>
          <table:table-cell table:number-columns-repeated="4"/>
          <table:table-cell office:value-type="string" calcext:value-type="string">
            <text:p>{S001350:adre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vo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engevoert:6</text:p>
          </table:table-cell>
          <table:table-cell table:number-columns-repeated="4"/>
          <table:table-cell office:value-type="string" calcext:value-type="string">
            <text:p>{M000984:aan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we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engewesen:6</text:p>
          </table:table-cell>
          <table:table-cell table:number-columns-repeated="4"/>
          <table:table-cell office:value-type="string" calcext:value-type="string">
            <text:p>{M001028:aan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ko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enkomen:6</text:p>
          </table:table-cell>
          <table:table-cell table:number-columns-repeated="4"/>
          <table:table-cell office:value-type="string" calcext:value-type="string">
            <text:p>{M000478:aan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seg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enseggen:6</text:p>
          </table:table-cell>
          <table:table-cell table:number-columns-repeated="4"/>
          <table:table-cell office:value-type="string" calcext:value-type="string">
            <text:p>{M001055:aanzeggen:VRB,00509:aan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haa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haalen:6</text:p>
          </table:table-cell>
          <table:table-cell table:number-columns-repeated="4"/>
          <table:table-cell office:value-type="string" calcext:value-type="string">
            <text:p>{M002143:af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wer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werpen:6</text:p>
          </table:table-cell>
          <table:table-cell table:number-columns-repeated="4"/>
          <table:table-cell office:value-type="string" calcext:value-type="string">
            <text:p>{01037:afwerpen:VRB,M003036:afwer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ren:6</text:p>
          </table:table-cell>
          <table:table-cell table:number-columns-repeated="4"/>
          <table:table-cell office:value-type="string" calcext:value-type="string">
            <text:p>{S002857:a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ar:6</text:p>
          </table:table-cell>
          <table:table-cell table:number-columns-repeated="4"/>
          <table:table-cell office:value-type="string" calcext:value-type="string">
            <text:p>{M004773:baar:ADJ,M004768:baar:NOU-C,M004769:baar:NOU-C,M004772:baar:NOU-C,M005273:baren:VRB,M004771:b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:6</text:p>
          </table:table-cell>
          <table:table-cell table:number-columns-repeated="4"/>
          <table:table-cell office:value-type="string" calcext:value-type="string">
            <text:p>{M004861:bad:NOU-C,A000499:bat:NOU-C,04309:bidden:VRB,02368:bad:NOU-C,M005403:bet:ADV,03992:bet:ADV,M005404:bat:INT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unsti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unstigen:6</text:p>
          </table:table-cell>
          <table:table-cell table:number-columns-repeated="4"/>
          <table:table-cell office:value-type="string" calcext:value-type="string">
            <text:p>{M006232:beguns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edig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eedigt:6</text:p>
          </table:table-cell>
          <table:table-cell table:number-columns-repeated="4"/>
          <table:table-cell office:value-type="string" calcext:value-type="string">
            <text:p>{M006755:bel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mm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emmeren:6</text:p>
          </table:table-cell>
          <table:table-cell table:number-columns-repeated="4"/>
          <table:table-cell office:value-type="string" calcext:value-type="string">
            <text:p>{M006792:bele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oodi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oodigen:6</text:p>
          </table:table-cell>
          <table:table-cell table:number-columns-repeated="4"/>
          <table:table-cell office:value-type="string" calcext:value-type="string">
            <text:p>{M007058:beno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oo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oog:6</text:p>
          </table:table-cell>
          <table:table-cell table:number-columns-repeated="4"/>
          <table:table-cell office:value-type="string" calcext:value-type="string">
            <text:p>{M007079:be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paa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paalen:6</text:p>
          </table:table-cell>
          <table:table-cell table:number-columns-repeated="4"/>
          <table:table-cell office:value-type="string" calcext:value-type="string">
            <text:p>{M007095:bep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aa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aamen:6</text:p>
          </table:table-cell>
          <table:table-cell table:number-columns-repeated="4"/>
          <table:table-cell office:value-type="string" calcext:value-type="string">
            <text:p>{M007191:ber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j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eijt:6</text:p>
          </table:table-cell>
          <table:table-cell table:number-columns-repeated="4"/>
          <table:table-cell office:value-type="string" calcext:value-type="string">
            <text:p>{M007218:ber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ic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chicken:6</text:p>
          </table:table-cell>
          <table:table-cell table:number-columns-repeated="4"/>
          <table:table-cell office:value-type="string" calcext:value-type="string">
            <text:p>{M007513:be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i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lissen:6</text:p>
          </table:table-cell>
          <table:table-cell table:number-columns-repeated="4"/>
          <table:table-cell office:value-type="string" calcext:value-type="string">
            <text:p>{M007621:besl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loot:6</text:p>
          </table:table-cell>
          <table:table-cell table:number-columns-repeated="4"/>
          <table:table-cell office:value-type="string" calcext:value-type="string">
            <text:p>{M007632:besloten:VRB,03776:besluiten:VRB,M007643:be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gn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oigneeren:6</text:p>
          </table:table-cell>
          <table:table-cell table:number-columns-repeated="4"/>
          <table:table-cell office:value-type="string" calcext:value-type="string">
            <text:p>{A000926:beso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pren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prengen:6</text:p>
          </table:table-cell>
          <table:table-cell table:number-columns-repeated="4"/>
          <table:table-cell office:value-type="string" calcext:value-type="string">
            <text:p>{M007755:besp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e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taelen:6</text:p>
          </table:table-cell>
          <table:table-cell table:number-columns-repeated="4"/>
          <table:table-cell office:value-type="string" calcext:value-type="string">
            <text:p>{04000:betalen:VRB,M007923:be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o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togen:6</text:p>
          </table:table-cell>
          <table:table-cell table:number-columns-repeated="4"/>
          <table:table-cell office:value-type="string" calcext:value-type="string">
            <text:p>{M007968:betien:VRB,04052:betogen:VRB,M007990:betogen:VRB,04048:betij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i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vind:6</text:p>
          </table:table-cell>
          <table:table-cell table:number-columns-repeated="4"/>
          <table:table-cell office:value-type="string" calcext:value-type="string">
            <text:p>{M008184:bevinden:VRB,M008182:bevi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it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itten:6</text:p>
          </table:table-cell>
          <table:table-cell table:number-columns-repeated="4"/>
          <table:table-cell office:value-type="string" calcext:value-type="string">
            <text:p>{M008504:bezi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j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ten:6</text:p>
          </table:table-cell>
          <table:table-cell table:number-columns-repeated="4"/>
          <table:table-cell office:value-type="string" calcext:value-type="string">
            <text:p>{M008968:bijten:VRB,04511:bijten:VRB,M008969:b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en:6</text:p>
          </table:table-cell>
          <table:table-cell table:number-columns-repeated="4"/>
          <table:table-cell office:value-type="string" calcext:value-type="string">
            <text:p>{05349:branden:VRB,GH20210209.084010.285:branden:,M011249:brand:NOU-C,M011267:branden:NOU-C,M011267:branden:VRB,05356:brand:NOU-C,M011261:bran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:6</text:p>
          </table:table-cell>
          <table:table-cell table:number-columns-repeated="4"/>
          <table:table-cell office:value-type="string" calcext:value-type="string">
            <text:p>{M029937:kan:NOU-C,M031176:kennen:VRB,22941:kunnen:VRB,M035836:kunnen:VRB,20530:k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open:6</text:p>
          </table:table-cell>
          <table:table-cell table:number-columns-repeated="4"/>
          <table:table-cell office:value-type="string" calcext:value-type="string">
            <text:p>{23191:kopen:VRB,M034864:koop:NOU-C,M034869: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t:6</text:p>
          </table:table-cell>
          <table:table-cell table:number-columns-repeated="4"/>
          <table:table-cell office:value-type="string" calcext:value-type="string">
            <text:p>{M035097:korten:VRB,M035086:kort:ADJ|ADV,M035085:kort:ADJ|ADV,23439:kort:ADJ,23449:korten:VRB,23284:keuren:VRB,23445:kort:ADV,23440:ko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en:6</text:p>
          </table:table-cell>
          <table:table-cell table:number-columns-repeated="4"/>
          <table:table-cell office:value-type="string" calcext:value-type="string">
            <text:p>{M013089:dadel:NOU-C,06098:dalen:VRB,06096:dal:NOU-C,M013128:dalen:VRB,M013127:d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ken:6</text:p>
          </table:table-cell>
          <table:table-cell table:number-columns-repeated="4"/>
          <table:table-cell office:value-type="string" calcext:value-type="string">
            <text:p>{06141:dank:NOU-C,M013158:danken:VRB,06149: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ng:6</text:p>
          </table:table-cell>
          <table:table-cell table:number-columns-repeated="4"/>
          <table:table-cell office:value-type="string" calcext:value-type="string">
            <text:p>{06727:ding:NOU-C,M013661:dingen:VRB,M013660:ding:ADJ,M013659:ding:NOU-C,06725:d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en:6</text:p>
          </table:table-cell>
          <table:table-cell table:number-columns-repeated="4"/>
          <table:table-cell office:value-type="string" calcext:value-type="string">
            <text:p>{07106:dood:ADJ,06855:doden:VRB,06848:do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ed:6</text:p>
          </table:table-cell>
          <table:table-cell table:number-columns-repeated="4"/>
          <table:table-cell office:value-type="string" calcext:value-type="string">
            <text:p>{M013823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l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leeren:6</text:p>
          </table:table-cell>
          <table:table-cell table:number-columns-repeated="4"/>
          <table:table-cell office:value-type="string" calcext:value-type="string">
            <text:p>{06972:doleren:VRB,M013892:do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gen:6</text:p>
          </table:table-cell>
          <table:table-cell table:number-columns-repeated="4"/>
          <table:table-cell office:value-type="string" calcext:value-type="string">
            <text:p>{07560:dragen:VRB,M015130:drog:NOU-C,M015172:droog:ADJ|ADV,07783:droog:ADJ,M015133:dr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edië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ediëren:6</text:p>
          </table:table-cell>
          <table:table-cell table:number-columns-repeated="4"/>
          <table:table-cell office:value-type="string" calcext:value-type="string">
            <text:p>{A006307:exp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eren:6</text:p>
          </table:table-cell>
          <table:table-cell table:number-columns-repeated="4"/>
          <table:table-cell office:value-type="string" calcext:value-type="string">
            <text:p>{09839:formeren:VRB,M016847: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dvanc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dvanceert:6</text:p>
          </table:table-cell>
          <table:table-cell table:number-columns-repeated="4"/>
          <table:table-cell office:value-type="string" calcext:value-type="string">
            <text:p>{S004931:avan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lleg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llegeert:6</text:p>
          </table:table-cell>
          <table:table-cell table:number-columns-repeated="4"/>
          <table:table-cell office:value-type="string" calcext:value-type="string">
            <text:p>{S003129:all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pprob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pprobeert:6</text:p>
          </table:table-cell>
          <table:table-cell table:number-columns-repeated="4"/>
          <table:table-cell office:value-type="string" calcext:value-type="string">
            <text:p>{S004069:ap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rrest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rresteert:6</text:p>
          </table:table-cell>
          <table:table-cell table:number-columns-repeated="4"/>
          <table:table-cell office:value-type="string" calcext:value-type="string">
            <text:p>{M004402:ar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aus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causeert:6</text:p>
          </table:table-cell>
          <table:table-cell table:number-columns-repeated="4"/>
          <table:table-cell office:value-type="string" calcext:value-type="string">
            <text:p>{A002086:causeren:VRB,A002087:cau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monstr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demonstreert:6</text:p>
          </table:table-cell>
          <table:table-cell table:number-columns-repeated="4"/>
          <table:table-cell office:value-type="string" calcext:value-type="string">
            <text:p>{A004067:demonst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den:6</text:p>
          </table:table-cell>
          <table:table-cell table:number-columns-repeated="4"/>
          <table:table-cell office:value-type="string" calcext:value-type="string">
            <text:p>{10653:g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pesch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depescheert:6</text:p>
          </table:table-cell>
          <table:table-cell table:number-columns-repeated="4"/>
          <table:table-cell office:value-type="string" calcext:value-type="string">
            <text:p>{A004124:depê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ivert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diverteert:6</text:p>
          </table:table-cell>
          <table:table-cell table:number-columns-repeated="4"/>
          <table:table-cell office:value-type="string" calcext:value-type="string">
            <text:p>{A004749:di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inform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informeert:6</text:p>
          </table:table-cell>
          <table:table-cell table:number-columns-repeated="4"/>
          <table:table-cell office:value-type="string" calcext:value-type="string">
            <text:p>{M027454:i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eu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keurt:6</text:p>
          </table:table-cell>
          <table:table-cell table:number-columns-repeated="4"/>
          <table:table-cell office:value-type="string" calcext:value-type="string">
            <text:p>{M031769:k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og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kogt:6</text:p>
          </table:table-cell>
          <table:table-cell table:number-columns-repeated="4"/>
          <table:table-cell office:value-type="string" calcext:value-type="string">
            <text:p>{M034869: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aat:6</text:p>
          </table:table-cell>
          <table:table-cell table:number-columns-repeated="4"/>
          <table:table-cell office:value-type="string" calcext:value-type="string">
            <text:p>{M018452:gelaat:NOU-C,M018479:ge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d:6</text:p>
          </table:table-cell>
          <table:table-cell table:number-columns-repeated="4"/>
          <table:table-cell office:value-type="string" calcext:value-type="string">
            <text:p>{11477:gelden:VRB,M018487:geld:ADJ,11704:geld:NOU-C,M018486:geld:NOU-C,M018500:g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f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eeft:6</text:p>
          </table:table-cell>
          <table:table-cell table:number-columns-repeated="4"/>
          <table:table-cell office:value-type="string" calcext:value-type="string">
            <text:p>{11539:geleven:VRB,M036957:leven:VRB,25890:l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ight:6</text:p>
          </table:table-cell>
          <table:table-cell table:number-columns-repeated="4"/>
          <table:table-cell office:value-type="string" calcext:value-type="string">
            <text:p>{M037086: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que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quelt:6</text:p>
          </table:table-cell>
          <table:table-cell table:number-columns-repeated="4"/>
          <table:table-cell office:value-type="string" calcext:value-type="string">
            <text:p>{44822:kwellen:VRB,M036008:kw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quet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quetst:6</text:p>
          </table:table-cell>
          <table:table-cell table:number-columns-repeated="4"/>
          <table:table-cell office:value-type="string" calcext:value-type="string">
            <text:p>{GH20210830.215250.803:gekwetst:VRB,M036033:kwetsen:VRB,44882:kwe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cipi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cipieert:6</text:p>
          </table:table-cell>
          <table:table-cell table:number-columns-repeated="4"/>
          <table:table-cell office:value-type="string" calcext:value-type="string">
            <text:p>{M057801:recip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par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pareert:6</text:p>
          </table:table-cell>
          <table:table-cell table:number-columns-repeated="4"/>
          <table:table-cell office:value-type="string" calcext:value-type="string">
            <text:p>{M059014:re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sen:6</text:p>
          </table:table-cell>
          <table:table-cell table:number-columns-repeated="4"/>
          <table:table-cell office:value-type="string" calcext:value-type="string">
            <text:p>{M060129:rijzen:VRB,46595:r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id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sideert:6</text:p>
          </table:table-cell>
          <table:table-cell table:number-columns-repeated="4"/>
          <table:table-cell office:value-type="string" calcext:value-type="string">
            <text:p>{M059222:res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tir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tireert:6</text:p>
          </table:table-cell>
          <table:table-cell table:number-columns-repeated="4"/>
          <table:table-cell office:value-type="string" calcext:value-type="string">
            <text:p>{M059421:ret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c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ucht:6</text:p>
          </table:table-cell>
          <table:table-cell table:number-columns-repeated="4"/>
          <table:table-cell office:value-type="string" calcext:value-type="string">
            <text:p>{A007767:geruchten:VRB,12592:gerucht:NOU-C,M019371:gerucht:NOU-C,M061319:r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orte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orteert:6</text:p>
          </table:table-cell>
          <table:table-cell table:number-columns-repeated="4"/>
          <table:table-cell office:value-type="string" calcext:value-type="string">
            <text:p>{53548:s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a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paart:6</text:p>
          </table:table-cell>
          <table:table-cell table:number-columns-repeated="4"/>
          <table:table-cell office:value-type="string" calcext:value-type="string">
            <text:p>{M065096:sp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ee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peelt:6</text:p>
          </table:table-cell>
          <table:table-cell table:number-columns-repeated="4"/>
          <table:table-cell office:value-type="string" calcext:value-type="string">
            <text:p>{53880:spelen:VRB,M065194:s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eek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eekent:6</text:p>
          </table:table-cell>
          <table:table-cell table:number-columns-repeated="4"/>
          <table:table-cell office:value-type="string" calcext:value-type="string">
            <text:p>{M067867:tekenen:VRB,57476: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hoo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hoont:6</text:p>
          </table:table-cell>
          <table:table-cell table:number-columns-repeated="4"/>
          <table:table-cell office:value-type="string" calcext:value-type="string">
            <text:p>{58823:tonen:VRB,M069260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ssen:6</text:p>
          </table:table-cell>
          <table:table-cell table:number-columns-repeated="4"/>
          <table:table-cell office:value-type="string" calcext:value-type="string">
            <text:p>{M020474:gissen:VRB,M020468:gi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ij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ijpen:6</text:p>
          </table:table-cell>
          <table:table-cell table:number-columns-repeated="4"/>
          <table:table-cell office:value-type="string" calcext:value-type="string">
            <text:p>{M021898:gr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:6</text:p>
          </table:table-cell>
          <table:table-cell table:number-columns-repeated="4"/>
          <table:table-cell office:value-type="string" calcext:value-type="string">
            <text:p>{M022722:ha:INT,M024736:hebben:VRB,90007:ha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al:6</text:p>
          </table:table-cell>
          <table:table-cell table:number-columns-repeated="4"/>
          <table:table-cell office:value-type="string" calcext:value-type="string">
            <text:p>{M022825:haal:ADJ,M022823:haal:NOU-C,M022822:haal:NOU-C,M023195:halen:VRB,M022824:ha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den:6</text:p>
          </table:table-cell>
          <table:table-cell table:number-columns-repeated="4"/>
          <table:table-cell office:value-type="string" calcext:value-type="string">
            <text:p>{M023743:handen:VRB,M023574:hand:NOU-C,15590:handen:VRB,15664:h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ha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dhaven:6</text:p>
          </table:table-cell>
          <table:table-cell table:number-columns-repeated="4"/>
          <table:table-cell office:value-type="string" calcext:value-type="string">
            <text:p>{M023804:handhaven:VRB,"M023803:handhaaf, handhav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t:6</text:p>
          </table:table-cell>
          <table:table-cell table:number-columns-repeated="4"/>
          <table:table-cell office:value-type="string" calcext:value-type="string">
            <text:p>{15878:hars:NOU-C,M024192:hard:ADJ,16979:hert:NOU-C,M024428:hart:NOU-C,16984:hart:,M024207:harden:VRB,M025666:hert:NOU-C,15888:hard:ADJ,15889:hard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ef:6</text:p>
          </table:table-cell>
          <table:table-cell table:number-columns-repeated="4"/>
          <table:table-cell office:value-type="string" calcext:value-type="string">
            <text:p>{M024780:heef:NOU-C,M024736:hebben:VRB,M024782:hee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ff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ffen:6</text:p>
          </table:table-cell>
          <table:table-cell table:number-columns-repeated="4"/>
          <table:table-cell office:value-type="string" calcext:value-type="string">
            <text:p>{16268:hef:NOU-C,16273:heffen:NOU-C,16271:heffen:VRB,M025089:h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en:6</text:p>
          </table:table-cell>
          <table:table-cell table:number-columns-repeated="4"/>
          <table:table-cell office:value-type="string" calcext:value-type="string">
            <text:p>{M025276:hel:NOU-C,16500:hel:NOU-C,M025278:hel:ADJ|ADV,M025313:hellen:VRB,16502:hel:NOU-C,M025279:hel:ADJ,16510:h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elen:6</text:p>
          </table:table-cell>
          <table:table-cell table:number-columns-repeated="4"/>
          <table:table-cell office:value-type="string" calcext:value-type="string">
            <text:p>{M026729:houden:VRB,M025841:hiel:NOU-C,16098:helen:VRB,M025845:hielen:VRB,17202:hi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eree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ereerd:6</text:p>
          </table:table-cell>
          <table:table-cell table:number-columns-repeated="4"/>
          <table:table-cell office:value-type="string" calcext:value-type="string">
            <text:p>{A009201:ins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er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ereren:6</text:p>
          </table:table-cell>
          <table:table-cell table:number-columns-repeated="4"/>
          <table:table-cell office:value-type="string" calcext:value-type="string">
            <text:p>{A009201:ins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la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laan:6</text:p>
          </table:table-cell>
          <table:table-cell table:number-columns-repeated="4"/>
          <table:table-cell office:value-type="string" calcext:value-type="string">
            <text:p>{M027971:inslaan:VRB,M027971:insla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ssen:6</text:p>
          </table:table-cell>
          <table:table-cell table:number-columns-repeated="4"/>
          <table:table-cell office:value-type="string" calcext:value-type="string">
            <text:p>{M030664:kas:NOU-C,M030663:kas:NOU-C,M030705:kassen:VRB,M030665:kas:NOU-C,M030704:ka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eden:6</text:p>
          </table:table-cell>
          <table:table-cell table:number-columns-repeated="4"/>
          <table:table-cell office:value-type="string" calcext:value-type="string">
            <text:p>{M033222:kleden:VRB,M033217:klee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m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immen:6</text:p>
          </table:table-cell>
          <table:table-cell table:number-columns-repeated="4"/>
          <table:table-cell office:value-type="string" calcext:value-type="string">
            <text:p>{21875:klimmen:VRB,M033766:klim:NOU-C,GH20191119.114435.851:klimmen:VRB,M033771:kli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in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ningen:6</text:p>
          </table:table-cell>
          <table:table-cell table:number-columns-repeated="4"/>
          <table:table-cell office:value-type="string" calcext:value-type="string">
            <text:p>{M034775:koning:NOU-C,M034775.re.4:kon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op:6</text:p>
          </table:table-cell>
          <table:table-cell table:number-columns-repeated="4"/>
          <table:table-cell office:value-type="string" calcext:value-type="string">
            <text:p>{M034869:kopen:VRB,M034864:koop:NOU-C,23077:koop:NOU-C,M034865:koop:NOU-C,M034864:koop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den:6</text:p>
          </table:table-cell>
          <table:table-cell table:number-columns-repeated="4"/>
          <table:table-cell office:value-type="string" calcext:value-type="string">
            <text:p>{M036728:leggen:VRB,25448:leed:ADJ,26519:lid:NOU-C,M036759:leiden:VRB,25264:leden:VRB,25532:leiden:VRB,25500:leggen:ADJ,M037215:lijden:VRB,25500: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j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jt:6</text:p>
          </table:table-cell>
          <table:table-cell table:number-columns-repeated="4"/>
          <table:table-cell office:value-type="string" calcext:value-type="string">
            <text:p>{M036759: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y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yden:6</text:p>
          </table:table-cell>
          <table:table-cell table:number-columns-repeated="4"/>
          <table:table-cell office:value-type="string" calcext:value-type="string">
            <text:p>{25448:leed:ADJ,M036728:leggen:VRB,M036759:leiden:VRB,25532:leiden:VRB,25500:leggen:VRB,25264: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:6</text:p>
          </table:table-cell>
          <table:table-cell table:number-columns-repeated="4"/>
          <table:table-cell office:value-type="string" calcext:value-type="string">
            <text:p>{M038226:magge:NOU-C,M039937:m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t:6</text:p>
          </table:table-cell>
          <table:table-cell table:number-columns-repeated="4"/>
          <table:table-cell office:value-type="string" calcext:value-type="string">
            <text:p>{M038484:markt:NOU-C,M038509:mar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t:6</text:p>
          </table:table-cell>
          <table:table-cell table:number-columns-repeated="4"/>
          <table:table-cell office:value-type="string" calcext:value-type="string">
            <text:p>{28981:melden:VRB,M038914: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oden:6</text:p>
          </table:table-cell>
          <table:table-cell table:number-columns-repeated="4"/>
          <table:table-cell office:value-type="string" calcext:value-type="string">
            <text:p>{M041321:nood:NOU-C,M041327:no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di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odig:6</text:p>
          </table:table-cell>
          <table:table-cell table:number-columns-repeated="4"/>
          <table:table-cell office:value-type="string" calcext:value-type="string">
            <text:p>{M041329:nodig:ADJ|ADV,M041330:no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ific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ificeeren:6</text:p>
          </table:table-cell>
          <table:table-cell table:number-columns-repeated="4"/>
          <table:table-cell office:value-type="string" calcext:value-type="string">
            <text:p>{M041422:not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lig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eren:6</text:p>
          </table:table-cell>
          <table:table-cell table:number-columns-repeated="4"/>
          <table:table-cell office:value-type="string" calcext:value-type="string">
            <text:p>{A011455:obl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erv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serveeren:6</text:p>
          </table:table-cell>
          <table:table-cell table:number-columns-repeated="4"/>
          <table:table-cell office:value-type="string" calcext:value-type="string">
            <text:p>{A011476:ob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se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mseten:6</text:p>
          </table:table-cell>
          <table:table-cell table:number-columns-repeated="4"/>
          <table:table-cell office:value-type="string" calcext:value-type="string">
            <text:p>{33766:omzitten:VRB,M042634:omzi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ne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tnemen:6</text:p>
          </table:table-cell>
          <table:table-cell table:number-columns-repeated="4"/>
          <table:table-cell office:value-type="string" calcext:value-type="string">
            <text:p>{M045914:ontnemen:VRB,37632:ont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i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tsien:6</text:p>
          </table:table-cell>
          <table:table-cell table:number-columns-repeated="4"/>
          <table:table-cell office:value-type="string" calcext:value-type="string">
            <text:p>{M046502:ontzien:VRB,36981:onzien:ADJ,37900:ontzien:VRB,M046503:ontzien:ADJ,37901:ontzi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zi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tzien:6</text:p>
          </table:table-cell>
          <table:table-cell table:number-columns-repeated="4"/>
          <table:table-cell office:value-type="string" calcext:value-type="string">
            <text:p>{M046502:ont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lo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orlogen:6</text:p>
          </table:table-cell>
          <table:table-cell table:number-columns-repeated="4"/>
          <table:table-cell office:value-type="string" calcext:value-type="string">
            <text:p>{M047794:oorlog:NOU-C,M047795:oorl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son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gesonden:6</text:p>
          </table:table-cell>
          <table:table-cell table:number-columns-repeated="4"/>
          <table:table-cell office:value-type="string" calcext:value-type="string">
            <text:p>{M049725:op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ta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staan:6</text:p>
          </table:table-cell>
          <table:table-cell table:number-columns-repeated="4"/>
          <table:table-cell office:value-type="string" calcext:value-type="string">
            <text:p>{M049428:op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la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verslaan:6</text:p>
          </table:table-cell>
          <table:table-cell table:number-columns-repeated="4"/>
          <table:table-cell office:value-type="string" calcext:value-type="string">
            <text:p>{M051237:over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vert:6</text:p>
          </table:table-cell>
          <table:table-cell table:number-columns-repeated="4"/>
          <table:table-cell office:value-type="string" calcext:value-type="string">
            <text:p>{40478:overen:VRB,M050312:o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eko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vertekomen:6</text:p>
          </table:table-cell>
          <table:table-cell table:number-columns-repeated="4"/>
          <table:table-cell office:value-type="string" calcext:value-type="string">
            <text:p>{":overkomen + te:VRB",":overkomen + te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t:6</text:p>
          </table:table-cell>
          <table:table-cell table:number-columns-repeated="4"/>
          <table:table-cell office:value-type="string" calcext:value-type="string">
            <text:p>{M055592:posten:VRB,M055574:post:NOU-C,M055570:post:NOU-C,M055573:post:NOU-C,M055542:pos:NOU-C,M055572:post:NOU-C,M055576:post:NOU-C,M055579:post:NOU-C,43712:post:NOU-C,M055478:pors:NOU-C,M055573:post:,M055571:po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um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umeren:6</text:p>
          </table:table-cell>
          <table:table-cell table:number-columns-repeated="4"/>
          <table:table-cell office:value-type="string" calcext:value-type="string">
            <text:p>{M055952:pre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j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js:6</text:p>
          </table:table-cell>
          <table:table-cell table:number-columns-repeated="4"/>
          <table:table-cell office:value-type="string" calcext:value-type="string">
            <text:p>{M056043:prijzen:VRB,44059:prijzen:VRB,M056034:prijs:NOU-C,M056035:prijs:NOU-C,43997:pr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on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poneren:6</text:p>
          </table:table-cell>
          <table:table-cell table:number-columns-repeated="4"/>
          <table:table-cell office:value-type="string" calcext:value-type="string">
            <text:p>{M056326:pro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ad:6</text:p>
          </table:table-cell>
          <table:table-cell table:number-columns-repeated="4"/>
          <table:table-cell office:value-type="string" calcext:value-type="string">
            <text:p>{M057144:raad:,M057268:raden:VRB,M057144:raad:NOU-C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ken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ekenen:6</text:p>
          </table:table-cell>
          <table:table-cell table:number-columns-repeated="4"/>
          <table:table-cell office:value-type="string" calcext:value-type="string">
            <text:p>{M058617: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eeren:6</text:p>
          </table:table-cell>
          <table:table-cell table:number-columns-repeated="4"/>
          <table:table-cell office:value-type="string" calcext:value-type="string">
            <text:p>{M058203:regeren:VRB,45734:r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:6</text:p>
          </table:table-cell>
          <table:table-cell table:number-columns-repeated="4"/>
          <table:table-cell office:value-type="string" calcext:value-type="string">
            <text:p>{M058846:ren:NOU-C,M058908:rennen:VRB,"M061546:rin, run:NOU-C",M058847: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atri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atrieren:6</text:p>
          </table:table-cell>
          <table:table-cell table:number-columns-repeated="4"/>
          <table:table-cell office:value-type="string" calcext:value-type="string">
            <text:p>{M059025:repatr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erv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rveren:6</text:p>
          </table:table-cell>
          <table:table-cell table:number-columns-repeated="4"/>
          <table:table-cell office:value-type="string" calcext:value-type="string">
            <text:p>{M059210:re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ir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ireeren:6</text:p>
          </table:table-cell>
          <table:table-cell table:number-columns-repeated="4"/>
          <table:table-cell office:value-type="string" calcext:value-type="string">
            <text:p>{M059421:ret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en:6</text:p>
          </table:table-cell>
          <table:table-cell table:number-columns-repeated="4"/>
          <table:table-cell office:value-type="string" calcext:value-type="string">
            <text:p>{M059936:rif:NOU-C,M059935:rif:NOU-C,A013210:reef:NOU-C,M058019:reef:NOU-C,M058017:reef:NOU-C,46144:reve:NOU-C,GH20191120.152144.641:reven:VRB,46151:reven:VRB,M060121:rijven:VRB,M059519:reu:NOU-C,M059660:r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i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eiden:6</text:p>
          </table:table-cell>
          <table:table-cell table:number-columns-repeated="4"/>
          <table:table-cell office:value-type="string" calcext:value-type="string">
            <text:p>{49006:schede:NOU-C,M062424:scheiden:VRB,49125: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u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euren:6</text:p>
          </table:table-cell>
          <table:table-cell table:number-columns-repeated="4"/>
          <table:table-cell office:value-type="string" calcext:value-type="string">
            <text:p>{M062583:scheur:NOU-C,M062586:sch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e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eden:6</text:p>
          </table:table-cell>
          <table:table-cell table:number-columns-repeated="4"/>
          <table:table-cell office:value-type="string" calcext:value-type="string">
            <text:p>{M062613:schieden:VRB,"49512:schijden, scheiden:VRB",M062424:scheiden:VRB,49125: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ker:6</text:p>
          </table:table-cell>
          <table:table-cell table:number-columns-repeated="4"/>
          <table:table-cell office:value-type="string" calcext:value-type="string">
            <text:p>{51224:zekeren:VRB,51218:zeker:ADJ,51219:zeker:NOU-C,M088433:zeker:NOU-C,GH20220304.155802.879:zeker:ADJ,GH20220304.160027.93:zeker:ADJ|ADV,M088432:zeker:ADJ|ADV,51220:zeker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:6</text:p>
          </table:table-cell>
          <table:table-cell table:number-columns-repeated="4"/>
          <table:table-cell office:value-type="string" calcext:value-type="string">
            <text:p>{52221:slaan:VRB,M063758:slaan:VRB,M063745:sala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uy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uyten:6</text:p>
          </table:table-cell>
          <table:table-cell table:number-columns-repeated="4"/>
          <table:table-cell office:value-type="string" calcext:value-type="string">
            <text:p>{M064308:sluiten:VRB,52619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eken:6</text:p>
          </table:table-cell>
          <table:table-cell table:number-columns-repeated="4"/>
          <table:table-cell office:value-type="string" calcext:value-type="string">
            <text:p>{GH20200716.102411.268:smeken:NOU-C,M064401:smeken:VRB,52767:sm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euve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euvelen:6</text:p>
          </table:table-cell>
          <table:table-cell table:number-columns-repeated="4"/>
          <table:table-cell office:value-type="string" calcext:value-type="string">
            <text:p>{M064725:sneu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nden:6</text:p>
          </table:table-cell>
          <table:table-cell table:number-columns-repeated="4"/>
          <table:table-cell office:value-type="string" calcext:value-type="string">
            <text:p>{M089590:zonde:NOU-C,53384:zon:NOU-C,53390:zonden:VRB,53389:zonden:VRB,53458:zond:ADJ,51375:zenden:VRB,51367:zonde:NOU-C,53382:zon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o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oren:6</text:p>
          </table:table-cell>
          <table:table-cell table:number-columns-repeated="4"/>
          <table:table-cell office:value-type="string" calcext:value-type="string">
            <text:p>{M088733:zeuren:VRB,M089747:zoren:VRB,M089744:zoor:ADJ,53485:zoo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l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den:6</text:p>
          </table:table-cell>
          <table:table-cell table:number-columns-repeated="4"/>
          <table:table-cell office:value-type="string" calcext:value-type="string">
            <text:p>{M065198:spellen:VRB,M065187:spelden:VRB,53889:speld:NOU-C,M065186:spel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rc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rcken:6</text:p>
          </table:table-cell>
          <table:table-cell table:number-columns-repeated="4"/>
          <table:table-cell office:value-type="string" calcext:value-type="string">
            <text:p>{55172:sterken:VRB,54717:sterk:ADJ,M066526:sterken:VRB,M066522:sterk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l:6</text:p>
          </table:table-cell>
          <table:table-cell table:number-columns-repeated="4"/>
          <table:table-cell office:value-type="string" calcext:value-type="string">
            <text:p>{M066649:stil:NOU-C,M066659:stillen:VRB,55319:stil:ADJ,M066650:stil:ADJ|ADV,GH20200107.122505.476:stille:ADJ|ADV,55085:st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ijv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jveren:6</text:p>
          </table:table-cell>
          <table:table-cell table:number-columns-repeated="4"/>
          <table:table-cell office:value-type="string" calcext:value-type="string">
            <text:p>{M090008:zuiver:ADJ|ADV,M090012:zui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behoo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ebehooren:6</text:p>
          </table:table-cell>
          <table:table-cell table:number-columns-repeated="4"/>
          <table:table-cell office:value-type="string" calcext:value-type="string">
            <text:p>{M068734:toebehoren:VRB,M068735:toebehoren:NOU-C,58291:toebeh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voeg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egevoegt:6</text:p>
          </table:table-cell>
          <table:table-cell table:number-columns-repeated="4"/>
          <table:table-cell office:value-type="string" calcext:value-type="string">
            <text:p>{M069005:toe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wo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egewogen:6</text:p>
          </table:table-cell>
          <table:table-cell table:number-columns-repeated="4"/>
          <table:table-cell office:value-type="string" calcext:value-type="string">
            <text:p>{M069016:toe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vertrouw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evertrouwen:6</text:p>
          </table:table-cell>
          <table:table-cell table:number-columns-repeated="4"/>
          <table:table-cell office:value-type="string" calcext:value-type="string">
            <text:p>{M068993:toever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val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jtvallen:6</text:p>
          </table:table-cell>
          <table:table-cell table:number-columns-repeated="4"/>
          <table:table-cell office:value-type="string" calcext:value-type="string">
            <text:p>{M072368:uit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vin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jtvinden:6</text:p>
          </table:table-cell>
          <table:table-cell table:number-columns-repeated="4"/>
          <table:table-cell office:value-type="string" calcext:value-type="string">
            <text:p>{M072395:uit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druk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drukken:6</text:p>
          </table:table-cell>
          <table:table-cell table:number-columns-repeated="4"/>
          <table:table-cell office:value-type="string" calcext:value-type="string">
            <text:p>{M071825:uitdr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ce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ceeren:6</text:p>
          </table:table-cell>
          <table:table-cell table:number-columns-repeated="4"/>
          <table:table-cell office:value-type="string" calcext:value-type="string">
            <text:p>{M073063:va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itt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itteren:6</text:p>
          </table:table-cell>
          <table:table-cell table:number-columns-repeated="4"/>
          <table:table-cell office:value-type="string" calcext:value-type="string">
            <text:p>{M074729:verbitteren:VRB,GH20191128.134312.748:verb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ee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leeven:6</text:p>
          </table:table-cell>
          <table:table-cell table:number-columns-repeated="4"/>
          <table:table-cell office:value-type="string" calcext:value-type="string">
            <text:p>{M074768: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eni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eenigen:6</text:p>
          </table:table-cell>
          <table:table-cell table:number-columns-repeated="4"/>
          <table:table-cell office:value-type="string" calcext:value-type="string">
            <text:p>{62699:verenigen:VRB,M075403:verenigen:VRB,M075402:veren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isc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eischt:6</text:p>
          </table:table-cell>
          <table:table-cell table:number-columns-repeated="4"/>
          <table:table-cell office:value-type="string" calcext:value-type="string">
            <text:p>{M075442:ver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geven:6</text:p>
          </table:table-cell>
          <table:table-cell table:number-columns-repeated="4"/>
          <table:table-cell office:value-type="string" calcext:value-type="string">
            <text:p>{M075665:vergeven:VRB,M075667:vergeven:ADV,62824:vergeven:VRB,M075666:vergeven:ADJ,M075664:ver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el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helpen:6</text:p>
          </table:table-cell>
          <table:table-cell table:number-columns-repeated="4"/>
          <table:table-cell office:value-type="string" calcext:value-type="string">
            <text:p>{GH20191210.131116.452:verhelpen:VRB,M075964:verhel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r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korten:6</text:p>
          </table:table-cell>
          <table:table-cell table:number-columns-repeated="4"/>
          <table:table-cell office:value-type="string" calcext:value-type="string">
            <text:p>{63331:verkorten:VRB,M076159:verkaarten:VRB,M076446:verko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leren:6</text:p>
          </table:table-cell>
          <table:table-cell table:number-columns-repeated="4"/>
          <table:table-cell office:value-type="string" calcext:value-type="string">
            <text:p>{63449:verl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ij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mijden:6</text:p>
          </table:table-cell>
          <table:table-cell table:number-columns-repeated="4"/>
          <table:table-cell office:value-type="string" calcext:value-type="string">
            <text:p>{63773:vermijden:VRB,M077038:verm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otmoedi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ootmoedigen:6</text:p>
          </table:table-cell>
          <table:table-cell table:number-columns-repeated="4"/>
          <table:table-cell office:value-type="string" calcext:value-type="string">
            <text:p>{64053:verootmoedigen:VRB,M077405:verootmo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plaat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plaatsen:6</text:p>
          </table:table-cell>
          <table:table-cell table:number-columns-repeated="4"/>
          <table:table-cell office:value-type="string" calcext:value-type="string">
            <text:p>{M077528:verplaa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uij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ruijlen:6</text:p>
          </table:table-cell>
          <table:table-cell table:number-columns-repeated="4"/>
          <table:table-cell office:value-type="string" calcext:value-type="string">
            <text:p>{M077789:verru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stand:6</text:p>
          </table:table-cell>
          <table:table-cell table:number-columns-repeated="4"/>
          <table:table-cell office:value-type="string" calcext:value-type="string">
            <text:p>{64840:verstand:NOU-C,M078473:verstand:VRB,M078473:verstand:NOU-C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o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stont:6</text:p>
          </table:table-cell>
          <table:table-cell table:number-columns-repeated="4"/>
          <table:table-cell office:value-type="string" calcext:value-type="string">
            <text:p>{64818:verstaan:VRB,M078452:v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a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talen:6</text:p>
          </table:table-cell>
          <table:table-cell table:number-columns-repeated="4"/>
          <table:table-cell office:value-type="string" calcext:value-type="string">
            <text:p>{M078698:vertalen:VRB,65072:ver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tieren:6</text:p>
          </table:table-cell>
          <table:table-cell table:number-columns-repeated="4"/>
          <table:table-cell office:value-type="string" calcext:value-type="string">
            <text:p>{65142:vertieren:VRB,M078782:vert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ul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vullen:6</text:p>
          </table:table-cell>
          <table:table-cell table:number-columns-repeated="4"/>
          <table:table-cell office:value-type="string" calcext:value-type="string">
            <text:p>{M079212:vervullen:VRB,65414:vervullen:VRB,65347:vervo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r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warren:6</text:p>
          </table:table-cell>
          <table:table-cell table:number-columns-repeated="4"/>
          <table:table-cell office:value-type="string" calcext:value-type="string">
            <text:p>{M079261:verwarren:VRB,65611:verwar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r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werven:6</text:p>
          </table:table-cell>
          <table:table-cell table:number-columns-repeated="4"/>
          <table:table-cell office:value-type="string" calcext:value-type="string">
            <text:p>{M079380:verwerven:VRB,M079379:verwerven:VRB,65271:ververven:VRB,65620:verw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sch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sschen:6</text:p>
          </table:table-cell>
          <table:table-cell table:number-columns-repeated="4"/>
          <table:table-cell office:value-type="string" calcext:value-type="string">
            <text:p>{M080391:vis:NOU-C,GH20191120.162437.208:vissen:VRB,M080391.re.7:vissen:,GH20191120.162437.208:vissen:NOU-C,66419:vissen:VRB,M080383:visse:NOU-C,M080492:vissen:VRB,66314:vi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eden:6</text:p>
          </table:table-cell>
          <table:table-cell table:number-columns-repeated="4"/>
          <table:table-cell office:value-type="string" calcext:value-type="string">
            <text:p>{M081222:voeden:VRB,M081223:vouwen:VRB,66974:v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u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ugen:6</text:p>
          </table:table-cell>
          <table:table-cell table:number-columns-repeated="4"/>
          <table:table-cell office:value-type="string" calcext:value-type="string">
            <text:p>{M081255:voegen:VRB,67013:voegen:VRB,67009:voeg:NOU-C,M081252:vo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e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aegen:6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nde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ndelen:6</text:p>
          </table:table-cell>
          <table:table-cell table:number-columns-repeated="4"/>
          <table:table-cell office:value-type="string" calcext:value-type="string">
            <text:p>{70265:wandelen:VRB,70254:wandel:ADJ,70255:Vandaal:NOU-C,70253:wandel:NOU-C,90804:wandelen:NOU-C,M083672:w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e:6</text:p>
          </table:table-cell>
          <table:table-cell table:number-columns-repeated="4"/>
          <table:table-cell office:value-type="string" calcext:value-type="string">
            <text:p>{61140:vaar:,69855:zijn:,"70597:waren, weren:VRB",70586:zijn:,70576:waar:NOU-C,70582:waar:CON,70577:waar:NOU-C,M083234:waar:NOU-C,70578:waar:NOU-C,51899:zijn:VRB,70595:waren:VRB,70584:weer:NOU-C,M083237:waar:ADJ|ADV,70581:waar:ADV,70659:war:NOU-C,M089102:zijn:VRB,70583:waar:ADJ,69845:waar:NOU-C,M083235:waar:NOU-C,69844:waar:ADJ,70580:waar:NOU-C,69847:waar:ADV,69848:waar:ADV,70596: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k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erkeren:6</text:p>
          </table:table-cell>
          <table:table-cell table:number-columns-repeated="4"/>
          <table:table-cell office:value-type="string" calcext:value-type="string">
            <text:p>{GH20220111.135859.985:wederkeren:VRB,M084309:wederkeren:VRB,71264:weder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eg:6</text:p>
          </table:table-cell>
          <table:table-cell table:number-columns-repeated="4"/>
          <table:table-cell office:value-type="string" calcext:value-type="string">
            <text:p>{M084487:weeg:NOU-C,M084885:wegen:VRB,M084816:weg:NOU-C,M085935:wieg:NOU-C,M084817:weg:ADV|INT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erd:6</text:p>
          </table:table-cell>
          <table:table-cell table:number-columns-repeated="4"/>
          <table:table-cell office:value-type="string" calcext:value-type="string">
            <text:p>{M083268:waard:ADJ,M083267:waarde:NOU-C,M085496:weren:VRB,M083266:waard:NOU-C,M083274:waarde:NOU-C,M083265:w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ger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igeren:6</text:p>
          </table:table-cell>
          <table:table-cell table:number-columns-repeated="4"/>
          <table:table-cell office:value-type="string" calcext:value-type="string">
            <text:p>{M085103:weiger:ADJ|ADV,71971:weigeren:VRB,M085106:we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sc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nscht:6</text:p>
          </table:table-cell>
          <table:table-cell table:number-columns-repeated="4"/>
          <table:table-cell office:value-type="string" calcext:value-type="string">
            <text:p>{M085414: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jlen:6</text:p>
          </table:table-cell>
          <table:table-cell table:number-columns-repeated="4"/>
          <table:table-cell office:value-type="string" calcext:value-type="string">
            <text:p>{M086227:wijlen:ADV|ADJ,73569:wijlen:VRB,73565:wijl:NOU-C,73570:wijlen:ADV,M086220:wijl:NOU-C,M086226:wijlen:VRB,M086219:wij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reek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eeken:6</text:p>
          </table:table-cell>
          <table:table-cell table:number-columns-repeated="4"/>
          <table:table-cell office:value-type="string" calcext:value-type="string">
            <text:p>{M087424:w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bra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ebraght:5</text:p>
          </table:table-cell>
          <table:table-cell table:number-columns-repeated="4"/>
          <table:table-cell office:value-type="string" calcext:value-type="string">
            <text:p>{M000204:aan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we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eweest:5</text:p>
          </table:table-cell>
          <table:table-cell table:number-columns-repeated="4"/>
          <table:table-cell office:value-type="string" calcext:value-type="string">
            <text:p>{S000812:aan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w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ewent:5</text:p>
          </table:table-cell>
          <table:table-cell table:number-columns-repeated="4"/>
          <table:table-cell office:value-type="string" calcext:value-type="string">
            <text:p>{M001013:aanw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chouw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schouwen:5</text:p>
          </table:table-cell>
          <table:table-cell table:number-columns-repeated="4"/>
          <table:table-cell office:value-type="string" calcext:value-type="string">
            <text:p>{M000709:aanschouwen:VRB,GH20190513.111024.585:aanschouw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va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vangen:5</text:p>
          </table:table-cell>
          <table:table-cell table:number-columns-repeated="4"/>
          <table:table-cell office:value-type="string" calcext:value-type="string">
            <text:p>{M000947:aan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ouch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ucheeren:5</text:p>
          </table:table-cell>
          <table:table-cell table:number-columns-repeated="4"/>
          <table:table-cell office:value-type="string" calcext:value-type="string">
            <text:p>{A000046:abou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ministr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eren:5</text:p>
          </table:table-cell>
          <table:table-cell table:number-columns-repeated="4"/>
          <table:table-cell office:value-type="string" calcext:value-type="string">
            <text:p>{S001331:administ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bevo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nbevolen:5</text:p>
          </table:table-cell>
          <table:table-cell table:number-columns-repeated="4"/>
          <table:table-cell office:value-type="string" calcext:value-type="string">
            <text:p>{M000153:aanbe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die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ndienen:5</text:p>
          </table:table-cell>
          <table:table-cell table:number-columns-repeated="4"/>
          <table:table-cell office:value-type="string" calcext:value-type="string">
            <text:p>{00336:aandienen:VRB,M000232:aan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s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ngesien:5</text:p>
          </table:table-cell>
          <table:table-cell table:number-columns-repeated="4"/>
          <table:table-cell office:value-type="string" calcext:value-type="string">
            <text:p>{S000240:aangezien:NOU-C,M001083:aanzien:VRB,00381:aangezien:CON,S000239:aangezien:ADJ,M000350:aangezien:CO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bre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breken:5</text:p>
          </table:table-cell>
          <table:table-cell table:number-columns-repeated="4"/>
          <table:table-cell office:value-type="string" calcext:value-type="string">
            <text:p>{M001921:afbreken:VRB,00733:af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fgeson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gesonden:5</text:p>
          </table:table-cell>
          <table:table-cell table:number-columns-repeated="4"/>
          <table:table-cell office:value-type="string" calcext:value-type="string">
            <text:p>{M003094:af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ge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gegeven:5</text:p>
          </table:table-cell>
          <table:table-cell table:number-columns-repeated="4"/>
          <table:table-cell office:value-type="string" calcext:value-type="string">
            <text:p>{M002078:af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weec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geweecken:5</text:p>
          </table:table-cell>
          <table:table-cell table:number-columns-repeated="4"/>
          <table:table-cell office:value-type="string" calcext:value-type="string">
            <text:p>{M003047:afw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hande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handelen:5</text:p>
          </table:table-cell>
          <table:table-cell table:number-columns-repeated="4"/>
          <table:table-cell office:value-type="string" calcext:value-type="string">
            <text:p>{M002146:af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a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laden:5</text:p>
          </table:table-cell>
          <table:table-cell table:number-columns-repeated="4"/>
          <table:table-cell office:value-type="string" calcext:value-type="string">
            <text:p>{M002312:af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trap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trappen:5</text:p>
          </table:table-cell>
          <table:table-cell table:number-columns-repeated="4"/>
          <table:table-cell office:value-type="string" calcext:value-type="string">
            <text:p>{GH20191127.154512.466:aftrappen:VRB,M002889:aftr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va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varen:5</text:p>
          </table:table-cell>
          <table:table-cell table:number-columns-repeated="4"/>
          <table:table-cell office:value-type="string" calcext:value-type="string">
            <text:p>{M002937:af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z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zien:5</text:p>
          </table:table-cell>
          <table:table-cell table:number-columns-repeated="4"/>
          <table:table-cell office:value-type="string" calcext:value-type="string">
            <text:p>{M003123:afzien:VRB,M003121:afzieden:VRB,M003124:afzi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:5</text:p>
          </table:table-cell>
          <table:table-cell table:number-columns-repeated="4"/>
          <table:table-cell office:value-type="string" calcext:value-type="string">
            <text:p>{01535:an:CON,00272:aan:ADP,GH20211213.143455.12:an:NOU-C,00271:aan:ADP,M090987:aan:ADP|ADV,S003566:an:CON,36668:o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en:5</text:p>
          </table:table-cell>
          <table:table-cell table:number-columns-repeated="4"/>
          <table:table-cell office:value-type="string" calcext:value-type="string">
            <text:p>{S004240:aren:NOU-C,01748:arend:NOU-C,M004199:aren:VRB,M001113:aar:NOU-C,01749:aren:VRB,M004198:are:NOU-C,M001796:ader:NOU-C,01806:ar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nen:5</text:p>
          </table:table-cell>
          <table:table-cell table:number-columns-repeated="4"/>
          <table:table-cell office:value-type="string" calcext:value-type="string">
            <text:p>{M005107:ban:NOU-C,02260:bannen:VRB,M005232:bannen:VRB,02207:ban:NOU-C,02259:ban:NOU-C,02260:bann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en:5</text:p>
          </table:table-cell>
          <table:table-cell table:number-columns-repeated="4"/>
          <table:table-cell office:value-type="string" calcext:value-type="string">
            <text:p>{02303:baren:VRB,02063:baar:ADJ,02058:beer:NOU-C,02060:baar:NOU-C,M004772:baar:NOU-C,M004771:baar:NOU-C,M004770:baar:NOU-C,02305:baren:VRB,02304:baren:NOU-C,02299:baar:NOU-C,02296:baar:NOU-C,M005272:baren:VRB,M005273:baren:VRB,M004773:baa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nck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anckt:5</text:p>
          </table:table-cell>
          <table:table-cell table:number-columns-repeated="4"/>
          <table:table-cell office:value-type="string" calcext:value-type="string">
            <text:p>{M005557:be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k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ekken:5</text:p>
          </table:table-cell>
          <table:table-cell table:number-columns-repeated="4"/>
          <table:table-cell office:value-type="string" calcext:value-type="string">
            <text:p>{M005597:be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oe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oelen:5</text:p>
          </table:table-cell>
          <table:table-cell table:number-columns-repeated="4"/>
          <table:table-cell office:value-type="string" calcext:value-type="string">
            <text:p>{M005727:bedo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ost:5</text:p>
          </table:table-cell>
          <table:table-cell table:number-columns-repeated="4"/>
          <table:table-cell office:value-type="string" calcext:value-type="string">
            <text:p>{M006132:beg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o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roten:5</text:p>
          </table:table-cell>
          <table:table-cell table:number-columns-repeated="4"/>
          <table:table-cell office:value-type="string" calcext:value-type="string">
            <text:p>{02792:begroten:VRB,M006221:be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a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haalen:5</text:p>
          </table:table-cell>
          <table:table-cell table:number-columns-repeated="4"/>
          <table:table-cell office:value-type="string" calcext:value-type="string">
            <text:p>{M006251:be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i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handigen:5</text:p>
          </table:table-cell>
          <table:table-cell table:number-columns-repeated="4"/>
          <table:table-cell office:value-type="string" calcext:value-type="string">
            <text:p>{M006260:beha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i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handigt:5</text:p>
          </table:table-cell>
          <table:table-cell table:number-columns-repeated="4"/>
          <table:table-cell office:value-type="string" calcext:value-type="string">
            <text:p>{M006260:beha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hoeden:5</text:p>
          </table:table-cell>
          <table:table-cell table:number-columns-repeated="4"/>
          <table:table-cell office:value-type="string" calcext:value-type="string">
            <text:p>{M006324:behoeden:VRB,02853:beh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n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anght:5</text:p>
          </table:table-cell>
          <table:table-cell table:number-columns-repeated="4"/>
          <table:table-cell office:value-type="string" calcext:value-type="string">
            <text:p>{M006725:bel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ij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ijden:5</text:p>
          </table:table-cell>
          <table:table-cell table:number-columns-repeated="4"/>
          <table:table-cell office:value-type="string" calcext:value-type="string">
            <text:p>{M006834:belijden:VRB,M006786:be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igti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igtigt:5</text:p>
          </table:table-cell>
          <table:table-cell table:number-columns-repeated="4"/>
          <table:table-cell office:value-type="string" calcext:value-type="string">
            <text:p>{M008474:bezi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a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laan:5</text:p>
          </table:table-cell>
          <table:table-cell table:number-columns-repeated="4"/>
          <table:table-cell office:value-type="string" calcext:value-type="string">
            <text:p>{M007595:be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e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oeken:5</text:p>
          </table:table-cell>
          <table:table-cell table:number-columns-repeated="4"/>
          <table:table-cell office:value-type="string" calcext:value-type="string">
            <text:p>{03807:bezoeken:VRB,M008512:be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pre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preken:5</text:p>
          </table:table-cell>
          <table:table-cell table:number-columns-repeated="4"/>
          <table:table-cell office:value-type="string" calcext:value-type="string">
            <text:p>{M007752:bespreken:VRB,03861:bespreken:VRB,03860:besp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m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temmen:5</text:p>
          </table:table-cell>
          <table:table-cell table:number-columns-repeated="4"/>
          <table:table-cell office:value-type="string" calcext:value-type="string">
            <text:p>{03912:bestemmen:VRB,M007819:beste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oo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oonen:5</text:p>
          </table:table-cell>
          <table:table-cell table:number-columns-repeated="4"/>
          <table:table-cell office:value-type="string" calcext:value-type="string">
            <text:p>{M007994:betonen:VRB,04056:be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a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vallen:5</text:p>
          </table:table-cell>
          <table:table-cell table:number-columns-repeated="4"/>
          <table:table-cell office:value-type="string" calcext:value-type="string">
            <text:p>{M008134:bevallen:VRB,M008133:bevallen:NOU-C,04100:be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at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vatten:5</text:p>
          </table:table-cell>
          <table:table-cell table:number-columns-repeated="4"/>
          <table:table-cell office:value-type="string" calcext:value-type="string">
            <text:p>{M008149:bev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redi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vredigen:5</text:p>
          </table:table-cell>
          <table:table-cell table:number-columns-repeated="4"/>
          <table:table-cell office:value-type="string" calcext:value-type="string">
            <text:p>{M008238:bevr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ee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eeven:5</text:p>
          </table:table-cell>
          <table:table-cell table:number-columns-repeated="4"/>
          <table:table-cell office:value-type="string" calcext:value-type="string">
            <text:p>{M009350:bleef:NOU-C,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ten:5</text:p>
          </table:table-cell>
          <table:table-cell table:number-columns-repeated="4"/>
          <table:table-cell office:value-type="string" calcext:value-type="string">
            <text:p>{M010741:bouten:VRB,M010737:bout:ADJ|ADV,05270:bout:NOU-C,05230:bot:NOU-C,M010734:bou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e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eden:5</text:p>
          </table:table-cell>
          <table:table-cell table:number-columns-repeated="4"/>
          <table:table-cell office:value-type="string" calcext:value-type="string">
            <text:p>{M033217:kleed:NOU-C,21792:kleden:VRB,M033222: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t:5</text:p>
          </table:table-cell>
          <table:table-cell table:number-columns-repeated="4"/>
          <table:table-cell office:value-type="string" calcext:value-type="string">
            <text:p>{22705:komen:VRB,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ider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idereren:5</text:p>
          </table:table-cell>
          <table:table-cell table:number-columns-repeated="4"/>
          <table:table-cell office:value-type="string" calcext:value-type="string">
            <text:p>{A003125:consid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umeren:5</text:p>
          </table:table-cell>
          <table:table-cell table:number-columns-repeated="4"/>
          <table:table-cell office:value-type="string" calcext:value-type="string">
            <text:p>{A003190:con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er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ereren:5</text:p>
          </table:table-cell>
          <table:table-cell table:number-columns-repeated="4"/>
          <table:table-cell office:value-type="string" calcext:value-type="string">
            <text:p>{A003918:d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k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kken:5</text:p>
          </table:table-cell>
          <table:table-cell table:number-columns-repeated="4"/>
          <table:table-cell office:value-type="string" calcext:value-type="string">
            <text:p>{M013291: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ig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igeren:5</text:p>
          </table:table-cell>
          <table:table-cell table:number-columns-repeated="4"/>
          <table:table-cell office:value-type="string" calcext:value-type="string">
            <text:p>{M013680:dir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ec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ecken:5</text:p>
          </table:table-cell>
          <table:table-cell table:number-columns-repeated="4"/>
          <table:table-cell office:value-type="string" calcext:value-type="string">
            <text:p>{06868:doek:NOU-C,M013798:doeken:VRB,M013796:d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e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ene:5</text:p>
          </table:table-cell>
          <table:table-cell table:number-columns-repeated="4"/>
          <table:table-cell office:value-type="string" calcext:value-type="string">
            <text:p>{06902:doen:NOU-C,06901:doen:VRB,M013823:doen:VRB,M013820:do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gebra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orgebragt:5</text:p>
          </table:table-cell>
          <table:table-cell table:number-columns-repeated="4"/>
          <table:table-cell office:value-type="string" calcext:value-type="string">
            <text:p>{M014105:door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kna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orknagen:5</text:p>
          </table:table-cell>
          <table:table-cell table:number-columns-repeated="4"/>
          <table:table-cell office:value-type="string" calcext:value-type="string">
            <text:p>{M014300:doorknagen:VRB,M014301:doorkn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y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ven:5</text:p>
          </table:table-cell>
          <table:table-cell table:number-columns-repeated="4"/>
          <table:table-cell office:value-type="string" calcext:value-type="string">
            <text:p>{07749:drijven:VRB,M015093:d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:5</text:p>
          </table:table-cell>
          <table:table-cell table:number-columns-repeated="4"/>
          <table:table-cell office:value-type="string" calcext:value-type="string">
            <text:p>{M015678:eerst:NUM|ADV,08455:eerst:NUM,16840:herfst:NOU-C,09122:ernst:NOU-C,08458:eerste:NOU-C,08459:eerst:ADV,09165:aar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ctu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ectueren:5</text:p>
          </table:table-cell>
          <table:table-cell table:number-columns-repeated="4"/>
          <table:table-cell office:value-type="string" calcext:value-type="string">
            <text:p>{A005399:effect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enen:5</text:p>
          </table:table-cell>
          <table:table-cell table:number-columns-repeated="4"/>
          <table:table-cell office:value-type="string" calcext:value-type="string">
            <text:p>{M015707:effen:ADJ|ADV,08497:effen:ADJ,08502:effenen:VRB,M015710:eff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nde:5</text:p>
          </table:table-cell>
          <table:table-cell table:number-columns-repeated="4"/>
          <table:table-cell office:value-type="string" calcext:value-type="string">
            <text:p>{M015792:einde:NOU-C,08795:einde:NOU-C,08808:e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loij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ploijeeren:5</text:p>
          </table:table-cell>
          <table:table-cell table:number-columns-repeated="4"/>
          <table:table-cell office:value-type="string" calcext:value-type="string">
            <text:p>{M015917:employ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e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ende:5</text:p>
          </table:table-cell>
          <table:table-cell table:number-columns-repeated="4"/>
          <table:table-cell office:value-type="string" calcext:value-type="string">
            <text:p>{10021:gaan:VRB,M017034:gaan:VRB,M017035:gaande:VRB,10023:gaande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ddressee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ddresseerd:5</text:p>
          </table:table-cell>
          <table:table-cell table:number-columns-repeated="4"/>
          <table:table-cell office:value-type="string" calcext:value-type="string">
            <text:p>{S001350:adre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pprobee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pprobeerd:5</text:p>
          </table:table-cell>
          <table:table-cell table:number-columns-repeated="4"/>
          <table:table-cell office:value-type="string" calcext:value-type="string">
            <text:p>{S004069:ap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uthoris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uthoriseert:5</text:p>
          </table:table-cell>
          <table:table-cell table:number-columns-repeated="4"/>
          <table:table-cell office:value-type="string" calcext:value-type="string">
            <text:p>{S004917:autor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u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bruik:5</text:p>
          </table:table-cell>
          <table:table-cell table:number-columns-repeated="4"/>
          <table:table-cell office:value-type="string" calcext:value-type="string">
            <text:p>{M017620:gebruiken:VRB,M017616:gebruik:NOU-C,M017616:gebruik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alcul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alculeert:5</text:p>
          </table:table-cell>
          <table:table-cell table:number-columns-repeated="4"/>
          <table:table-cell office:value-type="string" calcext:value-type="string">
            <text:p>{A001771:calc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mbin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ombineert:5</text:p>
          </table:table-cell>
          <table:table-cell table:number-columns-repeated="4"/>
          <table:table-cell office:value-type="string" calcext:value-type="string">
            <text:p>{M012782:comb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demnee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ondemneerd:5</text:p>
          </table:table-cell>
          <table:table-cell table:number-columns-repeated="4"/>
          <table:table-cell office:value-type="string" calcext:value-type="string">
            <text:p>{A002978:condem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form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onformeert:5</text:p>
          </table:table-cell>
          <table:table-cell table:number-columns-repeated="4"/>
          <table:table-cell office:value-type="string" calcext:value-type="string">
            <text:p>{A003043:co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sider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onsidereert:5</text:p>
          </table:table-cell>
          <table:table-cell table:number-columns-repeated="4"/>
          <table:table-cell office:value-type="string" calcext:value-type="string">
            <text:p>{A003125:consid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sum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consumeert:5</text:p>
          </table:table-cell>
          <table:table-cell table:number-columns-repeated="4"/>
          <table:table-cell office:value-type="string" calcext:value-type="string">
            <text:p>{A003190:con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a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daalt:5</text:p>
          </table:table-cell>
          <table:table-cell table:number-columns-repeated="4"/>
          <table:table-cell office:value-type="string" calcext:value-type="string">
            <text:p>{M013128:d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sign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designeert:5</text:p>
          </table:table-cell>
          <table:table-cell table:number-columns-repeated="4"/>
          <table:table-cell office:value-type="string" calcext:value-type="string">
            <text:p>{A004223:desi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mpe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dompelt:5</text:p>
          </table:table-cell>
          <table:table-cell table:number-columns-repeated="4"/>
          <table:table-cell office:value-type="string" calcext:value-type="string">
            <text:p>{M013953:dom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ge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geven:5</text:p>
          </table:table-cell>
          <table:table-cell table:number-columns-repeated="4"/>
          <table:table-cell office:value-type="string" calcext:value-type="string">
            <text:p>{13535:geven:VRB,M017964:gegeven:ADJ,02753:begeven:,M019880:geven:VRB,10963:ge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eent:5</text:p>
          </table:table-cell>
          <table:table-cell table:number-columns-repeated="4"/>
          <table:table-cell office:value-type="string" calcext:value-type="string">
            <text:p>{25714:lenen:VRB,M036570: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esen:5</text:p>
          </table:table-cell>
          <table:table-cell table:number-columns-repeated="4"/>
          <table:table-cell office:value-type="string" calcext:value-type="string">
            <text:p>{11532:gelezen:ADJ,25790:lezen:VRB,M037033:lezen:VRB,11533:ge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centiee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icentieerd:5</text:p>
          </table:table-cell>
          <table:table-cell table:number-columns-repeated="4"/>
          <table:table-cell office:value-type="string" calcext:value-type="string">
            <text:p>{M037061:licen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jc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ijcke:5</text:p>
          </table:table-cell>
          <table:table-cell table:number-columns-repeated="4"/>
          <table:table-cell office:value-type="string" calcext:value-type="string">
            <text:p>{M018665:gelijk:NOU-C,M018679:gelijken:VRB,M018677:gelijke:NOU-C,11591:gelijk:ADV,M018664:gelijk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ont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monteert:5</text:p>
          </table:table-cell>
          <table:table-cell table:number-columns-repeated="4"/>
          <table:table-cell office:value-type="string" calcext:value-type="string">
            <text:p>{M040052:monteren:VRB,30741:mo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min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omineert:5</text:p>
          </table:table-cell>
          <table:table-cell table:number-columns-repeated="4"/>
          <table:table-cell office:value-type="string" calcext:value-type="string">
            <text:p>{M041313.re.2:nom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lae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laegt:5</text:p>
          </table:table-cell>
          <table:table-cell table:number-columns-repeated="4"/>
          <table:table-cell office:value-type="string" calcext:value-type="string">
            <text:p>{M054167:p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actis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ractiseert:5</text:p>
          </table:table-cell>
          <table:table-cell table:number-columns-repeated="4"/>
          <table:table-cell office:value-type="string" calcext:value-type="string">
            <text:p>{A007693:gepraktiseerd:ADJ,M055790:prakt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ced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rocedeert:5</text:p>
          </table:table-cell>
          <table:table-cell table:number-columns-repeated="4"/>
          <table:table-cell office:value-type="string" calcext:value-type="string">
            <text:p>{M056132:proc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ject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rojecteert:5</text:p>
          </table:table-cell>
          <table:table-cell table:number-columns-repeated="4"/>
          <table:table-cell office:value-type="string" calcext:value-type="string">
            <text:p>{M056231:projec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teg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rotegeert:5</text:p>
          </table:table-cell>
          <table:table-cell table:number-columns-repeated="4"/>
          <table:table-cell office:value-type="string" calcext:value-type="string">
            <text:p>{M056387:prot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egt:5</text:p>
          </table:table-cell>
          <table:table-cell table:number-columns-repeated="4"/>
          <table:table-cell office:value-type="string" calcext:value-type="string">
            <text:p>{M019307:gerecht:NOU-C,M019257:gerechten:VRB,M019252:gerecht:NOU-C,M057710:r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tourn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etourneert:5</text:p>
          </table:table-cell>
          <table:table-cell table:number-columns-repeated="4"/>
          <table:table-cell office:value-type="string" calcext:value-type="string">
            <text:p>{M059441:retou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en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chenken:5</text:p>
          </table:table-cell>
          <table:table-cell table:number-columns-repeated="4"/>
          <table:table-cell office:value-type="string" calcext:value-type="string">
            <text:p>{M019417:geschenk:NOU-C,12714:ge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chut:5</text:p>
          </table:table-cell>
          <table:table-cell table:number-columns-repeated="4"/>
          <table:table-cell office:value-type="string" calcext:value-type="string">
            <text:p>{M019474:geschut:NOU-C,M063274:schudden:VRB,12801:geschut:NOU-C,M063381:schutten:VRB,50757:schu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egen:5</text:p>
          </table:table-cell>
          <table:table-cell table:number-columns-repeated="4"/>
          <table:table-cell office:value-type="string" calcext:value-type="string">
            <text:p>{51873:zijgen:VRB,M089070:z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ellen:5</text:p>
          </table:table-cell>
          <table:table-cell table:number-columns-repeated="4"/>
          <table:table-cell office:value-type="string" calcext:value-type="string">
            <text:p>{12840:gezellen:VRB,M020174:gezel:NOU-C,12838:gez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o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onen:5</text:p>
          </table:table-cell>
          <table:table-cell table:number-columns-repeated="4"/>
          <table:table-cell office:value-type="string" calcext:value-type="string">
            <text:p>{12954:gezo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i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tiert:5</text:p>
          </table:table-cell>
          <table:table-cell table:number-columns-repeated="4"/>
          <table:table-cell office:value-type="string" calcext:value-type="string">
            <text:p>{M066596:st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eert:5</text:p>
          </table:table-cell>
          <table:table-cell table:number-columns-repeated="4"/>
          <table:table-cell office:value-type="string" calcext:value-type="string">
            <text:p>{M068124:teren:VRB,M068123:teren:VRB,57733: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e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reeden:5</text:p>
          </table:table-cell>
          <table:table-cell table:number-columns-repeated="4"/>
          <table:table-cell office:value-type="string" calcext:value-type="string">
            <text:p>{M069992:t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isit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visiteert:5</text:p>
          </table:table-cell>
          <table:table-cell table:number-columns-repeated="4"/>
          <table:table-cell office:value-type="string" calcext:value-type="string">
            <text:p>{M080485:vis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raa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vraaght:5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weert:5</text:p>
          </table:table-cell>
          <table:table-cell table:number-columns-repeated="4"/>
          <table:table-cell office:value-type="string" calcext:value-type="string">
            <text:p>{M085496:weren:VRB,13887:geweren:VRB,72498:w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ete:5</text:p>
          </table:table-cell>
          <table:table-cell table:number-columns-repeated="4"/>
          <table:table-cell office:value-type="string" calcext:value-type="string">
            <text:p>{M022095:groet:NOU-C,M022097:groeten:VRB,14965:groet:NOU-C,14967:gro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rt:5</text:p>
          </table:table-cell>
          <table:table-cell table:number-columns-repeated="4"/>
          <table:table-cell office:value-type="string" calcext:value-type="string">
            <text:p>{M025010:heren:VRB,16816:heren:VRB,16815:heren:,M022893:haard:NOU-C,"M025001:heerd, haard:NOU-C",15888:hard:ADJ,16980:haard:NOU-C,15803:harden:VRB,16979:he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roe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roepen:5</text:p>
          </table:table-cell>
          <table:table-cell table:number-columns-repeated="4"/>
          <table:table-cell office:value-type="string" calcext:value-type="string">
            <text:p>{M025614:herro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ten:5</text:p>
          </table:table-cell>
          <table:table-cell table:number-columns-repeated="4"/>
          <table:table-cell office:value-type="string" calcext:value-type="string">
            <text:p>{M025666:hert:NOU-C,16979:hert:NOU-C,M024428:hart:NOU-C,M024462:harten:NOU-C,M024463:harten:VRB,16984:hart:NOU-C,17000:ha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et:5</text:p>
          </table:table-cell>
          <table:table-cell table:number-columns-repeated="4"/>
          <table:table-cell office:value-type="string" calcext:value-type="string">
            <text:p>{M026027:hoed:NOU-C,17596:hoed:NOU-C,17421:hoeden:VRB,17595:hoed:NOU-C,":hoe + dat:",M026028:hoed:NOU-C,M026034:h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oght:5</text:p>
          </table:table-cell>
          <table:table-cell table:number-columns-repeated="4"/>
          <table:table-cell office:value-type="string" calcext:value-type="string">
            <text:p>{M026505:hoogte:NOU-C,M026449:hogen:VRB,17699:h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d:5</text:p>
          </table:table-cell>
          <table:table-cell table:number-columns-repeated="4"/>
          <table:table-cell office:value-type="string" calcext:value-type="string">
            <text:p>{18221:hout:NOU-C,M026729:houden:VRB,M026739:hout:NOU-C,18192:houden:VRB,18222:houd:NOU-C,18219:hou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uren:5</text:p>
          </table:table-cell>
          <table:table-cell table:number-columns-repeated="4"/>
          <table:table-cell office:value-type="string" calcext:value-type="string">
            <text:p>{M026976:h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beel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beelden:5</text:p>
          </table:table-cell>
          <table:table-cell table:number-columns-repeated="4"/>
          <table:table-cell office:value-type="string" calcext:value-type="string">
            <text:p>{M027219:inbe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ri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ringen:5</text:p>
          </table:table-cell>
          <table:table-cell table:number-columns-repeated="4"/>
          <table:table-cell office:value-type="string" calcext:value-type="string">
            <text:p>{M027361:indr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lij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elijft:5</text:p>
          </table:table-cell>
          <table:table-cell table:number-columns-repeated="4"/>
          <table:table-cell office:value-type="string" calcext:value-type="string">
            <text:p>{M027769:in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even:5</text:p>
          </table:table-cell>
          <table:table-cell table:number-columns-repeated="4"/>
          <table:table-cell office:value-type="string" calcext:value-type="string">
            <text:p>{GH20200922.132425.847:ingeven:VRB,19186:ingeven:VRB,M027518:in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la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laten:5</text:p>
          </table:table-cell>
          <table:table-cell table:number-columns-repeated="4"/>
          <table:table-cell office:value-type="string" calcext:value-type="string">
            <text:p>{M027740:inlaten:VRB,19283:in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a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len:5</text:p>
          </table:table-cell>
          <table:table-cell table:number-columns-repeated="4"/>
          <table:table-cell office:value-type="string" calcext:value-type="string">
            <text:p>{19528:invallen:VRB,M028265:invallen:VRB,19527:inval:NOU-C,M028262:inv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willi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willigen:5</text:p>
          </table:table-cell>
          <table:table-cell table:number-columns-repeated="4"/>
          <table:table-cell office:value-type="string" calcext:value-type="string">
            <text:p>{M028373:inwill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er:5</text:p>
          </table:table-cell>
          <table:table-cell table:number-columns-repeated="4"/>
          <table:table-cell office:value-type="string" calcext:value-type="string">
            <text:p>{M029276:kaar:NOU-C,20949:keer:NOU-C,M030997:keer:NOU-C,21144:keren:VRB,M030998:keer:NOU-C,M031006: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:5</text:p>
          </table:table-cell>
          <table:table-cell table:number-columns-repeated="4"/>
          <table:table-cell office:value-type="string" calcext:value-type="string">
            <text:p>{M031176:kennen:VRB,M031157:ken:NOU-C,21118:kennen:VRB,M031156: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uren:5</text:p>
          </table:table-cell>
          <table:table-cell table:number-columns-repeated="4"/>
          <table:table-cell office:value-type="string" calcext:value-type="string">
            <text:p>{23278:keur:NOU-C,M031753:keur:NOU-C,M031769:k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pt:5</text:p>
          </table:table-cell>
          <table:table-cell table:number-columns-repeated="4"/>
          <table:table-cell office:value-type="string" calcext:value-type="string">
            <text:p>{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o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onen:5</text:p>
          </table:table-cell>
          <table:table-cell table:number-columns-repeated="4"/>
          <table:table-cell office:value-type="string" calcext:value-type="string">
            <text:p>{M035658:kroon:NOU-C,M035646:kr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:5</text:p>
          </table:table-cell>
          <table:table-cell table:number-columns-repeated="4"/>
          <table:table-cell office:value-type="string" calcext:value-type="string">
            <text:p>{M037086:lichten:VRB,M037203:liggen:VRB,M037071:licht:NOU-C,M037073:lich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en:5</text:p>
          </table:table-cell>
          <table:table-cell table:number-columns-repeated="4"/>
          <table:table-cell office:value-type="string" calcext:value-type="string">
            <text:p>{M037086: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i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iden:5</text:p>
          </table:table-cell>
          <table:table-cell table:number-columns-repeated="4"/>
          <table:table-cell office:value-type="string" calcext:value-type="string">
            <text:p>{M037930:luid:ADJ|ADV,M037932:luiden:VRB,M037123:lied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ck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ckt:5</text:p>
          </table:table-cell>
          <table:table-cell table:number-columns-repeated="4"/>
          <table:table-cell office:value-type="string" calcext:value-type="string">
            <text:p>{M038266:maken:VRB,27725:maken:VRB,M038266:mak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ck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ckten:5</text:p>
          </table:table-cell>
          <table:table-cell table:number-columns-repeated="4"/>
          <table:table-cell office:value-type="string" calcext:value-type="string">
            <text:p>{M038266: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ebre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ebrengen:5</text:p>
          </table:table-cell>
          <table:table-cell table:number-columns-repeated="4"/>
          <table:table-cell office:value-type="string" calcext:value-type="string">
            <text:p>{M038642:mede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n:5</text:p>
          </table:table-cell>
          <table:table-cell table:number-columns-repeated="4"/>
          <table:table-cell office:value-type="string" calcext:value-type="string">
            <text:p>{29066:meen:NOU-C,28667:meen:ADJ,M038753:meen:NOU-C,29073:menen:VRB,M038755: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en:5</text:p>
          </table:table-cell>
          <table:table-cell table:number-columns-repeated="4"/>
          <table:table-cell office:value-type="string" calcext:value-type="string">
            <text:p>{29658:mijd:NOU-C,29663:mijden:VRB,29683:mie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est:5</text:p>
          </table:table-cell>
          <table:table-cell table:number-columns-repeated="4"/>
          <table:table-cell office:value-type="string" calcext:value-type="string">
            <text:p>{M039911:moeten:VRB,30438:moeten:VRB,30430:ma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omen:5</text:p>
          </table:table-cell>
          <table:table-cell table:number-columns-repeated="4"/>
          <table:table-cell office:value-type="string" calcext:value-type="string">
            <text:p>{31722:na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:5</text:p>
          </table:table-cell>
          <table:table-cell table:number-columns-repeated="4"/>
          <table:table-cell office:value-type="string" calcext:value-type="string">
            <text:p>{GH20200602.151340.663:nat:ADJ|NOU-C,31905:nat:ADJ,31906:nat:NOU-C,M040767:natten:VRB,M040750:nat:ADJ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t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tten:5</text:p>
          </table:table-cell>
          <table:table-cell table:number-columns-repeated="4"/>
          <table:table-cell office:value-type="string" calcext:value-type="string">
            <text:p>{M041466:nutten:VRB,33106:nutten:VRB,M041457:nu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tin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tineeren:5</text:p>
          </table:table-cell>
          <table:table-cell table:number-columns-repeated="4"/>
          <table:table-cell office:value-type="string" calcext:value-type="string">
            <text:p>{A011487:ob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ereeren:5</text:p>
          </table:table-cell>
          <table:table-cell table:number-columns-repeated="4"/>
          <table:table-cell office:value-type="string" calcext:value-type="string">
            <text:p>{A011571:off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ga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dergaen:5</text:p>
          </table:table-cell>
          <table:table-cell table:number-columns-repeated="4"/>
          <table:table-cell office:value-type="string" calcext:value-type="string">
            <text:p>{M043321:ondergaan:VRB,34503:ondergaan:VRB,34504:ondergaan:VRB,34505:ondergaan:VRB,M043322:onde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oec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dersoecken:5</text:p>
          </table:table-cell>
          <table:table-cell table:number-columns-repeated="4"/>
          <table:table-cell office:value-type="string" calcext:value-type="string">
            <text:p>{M043813:ond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dec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decken:5</text:p>
          </table:table-cell>
          <table:table-cell table:number-columns-repeated="4"/>
          <table:table-cell office:value-type="string" calcext:value-type="string">
            <text:p>{M045502:ontdekken:VRB,37223:ont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fi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fingen:5</text:p>
          </table:table-cell>
          <table:table-cell table:number-columns-repeated="4"/>
          <table:table-cell office:value-type="string" calcext:value-type="string">
            <text:p>{M046303:ontvangen:VRB,38090:ont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e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seten:5</text:p>
          </table:table-cell>
          <table:table-cell table:number-columns-repeated="4"/>
          <table:table-cell office:value-type="string" calcext:value-type="string">
            <text:p>{37926:ontzi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vlu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vlugt:5</text:p>
          </table:table-cell>
          <table:table-cell table:number-columns-repeated="4"/>
          <table:table-cell office:value-type="string" calcext:value-type="string">
            <text:p>{M046341:ontvl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aar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waarden:5</text:p>
          </table:table-cell>
          <table:table-cell table:number-columns-repeated="4"/>
          <table:table-cell office:value-type="string" calcext:value-type="string">
            <text:p>{A012085:ontwaa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zet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tzetten:5</text:p>
          </table:table-cell>
          <table:table-cell table:number-columns-repeated="4"/>
          <table:table-cell office:value-type="string" calcext:value-type="string">
            <text:p>{M046496:ontzetten:VRB,37885:ont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re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geregt:5</text:p>
          </table:table-cell>
          <table:table-cell table:number-columns-repeated="4"/>
          <table:table-cell office:value-type="string" calcext:value-type="string">
            <text:p>{M049176:op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v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gevult:5</text:p>
          </table:table-cell>
          <table:table-cell table:number-columns-repeated="4"/>
          <table:table-cell office:value-type="string" calcext:value-type="string">
            <text:p>{M049651:opvullen:VRB,39800:opv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r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treden:5</text:p>
          </table:table-cell>
          <table:table-cell table:number-columns-repeated="4"/>
          <table:table-cell office:value-type="string" calcext:value-type="string">
            <text:p>{A012289:optreden:NOU-C,39735:optreden:VRB,M049554:opt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bre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breng:5</text:p>
          </table:table-cell>
          <table:table-cell table:number-columns-repeated="4"/>
          <table:table-cell office:value-type="string" calcext:value-type="string">
            <text:p>{A012412.re.18:overbreng:NOU-C,M050140:over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dek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dekken:5</text:p>
          </table:table-cell>
          <table:table-cell table:number-columns-repeated="4"/>
          <table:table-cell office:value-type="string" calcext:value-type="string">
            <text:p>{M050197:over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eenk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eenkomen:5</text:p>
          </table:table-cell>
          <table:table-cell table:number-columns-repeated="4"/>
          <table:table-cell office:value-type="string" calcext:value-type="string">
            <text:p>{M050291:overeen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lopen:5</text:p>
          </table:table-cell>
          <table:table-cell table:number-columns-repeated="4"/>
          <table:table-cell office:value-type="string" calcext:value-type="string">
            <text:p>{M050815:overlopen:VRB,40728:over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y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lyden:5</text:p>
          </table:table-cell>
          <table:table-cell table:number-columns-repeated="4"/>
          <table:table-cell office:value-type="string" calcext:value-type="string">
            <text:p>{40707:overlijden:VRB,GH20200916.164137.900:overlijden:VRB,M050792:ove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ta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staan:5</text:p>
          </table:table-cell>
          <table:table-cell table:number-columns-repeated="4"/>
          <table:table-cell office:value-type="string" calcext:value-type="string">
            <text:p>{M051360:ov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tap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stappen:5</text:p>
          </table:table-cell>
          <table:table-cell table:number-columns-repeated="4"/>
          <table:table-cell office:value-type="string" calcext:value-type="string">
            <text:p>{M051370:overstappen:VRB,40997:overstap:NOU-C,M051368:oversta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r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treden:5</text:p>
          </table:table-cell>
          <table:table-cell table:number-columns-repeated="4"/>
          <table:table-cell office:value-type="string" calcext:value-type="string">
            <text:p>{41085:overtreden:VRB,M051510:overt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va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ervaren:5</text:p>
          </table:table-cell>
          <table:table-cell table:number-columns-repeated="4"/>
          <table:table-cell office:value-type="string" calcext:value-type="string">
            <text:p>{41109:overvaren:VRB,M051566:ov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eer:5</text:p>
          </table:table-cell>
          <table:table-cell table:number-columns-repeated="4"/>
          <table:table-cell office:value-type="string" calcext:value-type="string">
            <text:p>{M052510:pa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uad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uaderen:5</text:p>
          </table:table-cell>
          <table:table-cell table:number-columns-repeated="4"/>
          <table:table-cell office:value-type="string" calcext:value-type="string">
            <text:p>{M053142:persu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nten:5</text:p>
          </table:table-cell>
          <table:table-cell table:number-columns-repeated="4"/>
          <table:table-cell office:value-type="string" calcext:value-type="string">
            <text:p>{42963:plant:NOU-C,42967:planten:VRB,GH20200916.174915.652:planten:VRB,M054271:plant:NOU-C,M054272:plant:NOU-C,M054271:plant:VRB,M054280:pla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mpen:5</text:p>
          </table:table-cell>
          <table:table-cell table:number-columns-repeated="4"/>
          <table:table-cell office:value-type="string" calcext:value-type="string">
            <text:p>{43451:pomp:NOU-C,M055210.re.1:pompen:,43452:pomp:NOU-C,M055209:pomp:NOU-C,GH20210310.133703.659:pompen:,M055221:pompen:VRB,M055208:pomp:NOU-C,43453:pompen:VRB,M055222:pom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t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steren:5</text:p>
          </table:table-cell>
          <table:table-cell table:number-columns-repeated="4"/>
          <table:table-cell office:value-type="string" calcext:value-type="string">
            <text:p>{M055949:p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fit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iteeren:5</text:p>
          </table:table-cell>
          <table:table-cell table:number-columns-repeated="4"/>
          <table:table-cell office:value-type="string" calcext:value-type="string">
            <text:p>{M056217:prof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a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aken:5</text:p>
          </table:table-cell>
          <table:table-cell table:number-columns-repeated="4"/>
          <table:table-cell office:value-type="string" calcext:value-type="string">
            <text:p>{M057348:raken:VRB,M057184:ra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pport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porteeren:5</text:p>
          </table:table-cell>
          <table:table-cell table:number-columns-repeated="4"/>
          <table:table-cell office:value-type="string" calcext:value-type="string">
            <text:p>{M057509:rap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uw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uwen:5</text:p>
          </table:table-cell>
          <table:table-cell table:number-columns-repeated="4"/>
          <table:table-cell office:value-type="string" calcext:value-type="string">
            <text:p>{M061237:rouwen:VRB,47370:rouwen:VRB,47363:rouw:NOU-C,M057584:rauw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ht:5</text:p>
          </table:table-cell>
          <table:table-cell table:number-columns-repeated="4"/>
          <table:table-cell office:value-type="string" calcext:value-type="string">
            <text:p>{45459:rechten:VRB,M057710:rechten:VRB,M057693:recht:NOU-C,M057692:recht:NOU-C,M057774:rechte:NOU-C,45444:recht:NOU-C,M057691:recht:ADJ|ADV,45444:recht:VRB,M057691.ADD.2148:recht-op-en-neer:ADJ|ADV,45494:rechts:ADV,45444:recht:,45444:recht:ADJ,45454:recht:ADV,45443:re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ert:5</text:p>
          </table:table-cell>
          <table:table-cell table:number-columns-repeated="4"/>
          <table:table-cell office:value-type="string" calcext:value-type="string">
            <text:p>{46067:reren:VRB,M059177: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itt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itteeren:5</text:p>
          </table:table-cell>
          <table:table-cell table:number-columns-repeated="4"/>
          <table:table-cell office:value-type="string" calcext:value-type="string">
            <text:p>{M058787:re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d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en:5</text:p>
          </table:table-cell>
          <table:table-cell table:number-columns-repeated="4"/>
          <table:table-cell office:value-type="string" calcext:value-type="string">
            <text:p>{M058865:renderen:VRB,M058869:renderen:VRB,46561:ru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ov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overen:5</text:p>
          </table:table-cell>
          <table:table-cell table:number-columns-repeated="4"/>
          <table:table-cell office:value-type="string" calcext:value-type="string">
            <text:p>{M058929:reno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quir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eren:5</text:p>
          </table:table-cell>
          <table:table-cell table:number-columns-repeated="4"/>
          <table:table-cell office:value-type="string" calcext:value-type="string">
            <text:p>{M059168:rekw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ult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eren:5</text:p>
          </table:table-cell>
          <table:table-cell table:number-columns-repeated="4"/>
          <table:table-cell office:value-type="string" calcext:value-type="string">
            <text:p>{M059377:resul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ourn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neeren:5</text:p>
          </table:table-cell>
          <table:table-cell table:number-columns-repeated="4"/>
          <table:table-cell office:value-type="string" calcext:value-type="string">
            <text:p>{M059441:retou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ken:5</text:p>
          </table:table-cell>
          <table:table-cell table:number-columns-repeated="4"/>
          <table:table-cell office:value-type="string" calcext:value-type="string">
            <text:p>{47976:zaak:NOU-C,47983:zaken:VRB,M087733:zaak:NOU-C,47984: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amen:5</text:p>
          </table:table-cell>
          <table:table-cell table:number-columns-repeated="4"/>
          <table:table-cell office:value-type="string" calcext:value-type="string">
            <text:p>{M062241:schamen:VRB,48766:sch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j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ijnd:5</text:p>
          </table:table-cell>
          <table:table-cell table:number-columns-repeated="4"/>
          <table:table-cell office:value-type="string" calcext:value-type="string">
            <text:p>{M062665:schij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ld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ilderen:5</text:p>
          </table:table-cell>
          <table:table-cell table:number-columns-repeated="4"/>
          <table:table-cell office:value-type="string" calcext:value-type="string">
            <text:p>{49619:schilderen:VRB,M062691:schilderen:VRB,M062690:schil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p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oppen:5</text:p>
          </table:table-cell>
          <table:table-cell table:number-columns-repeated="4"/>
          <table:table-cell office:value-type="string" calcext:value-type="string">
            <text:p>{M062930:schoppen:VRB,M062929:schoppen:VRB,M062920:schop:NOU-C,M062927:schoppen:VRB,M062923:schop:NOU-C,M062921:schop:NOU-C,M062928:schoppen:VRB,50105:schoppen:VRB,M062922:sch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r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orten:5</text:p>
          </table:table-cell>
          <table:table-cell table:number-columns-repeated="4"/>
          <table:table-cell office:value-type="string" calcext:value-type="string">
            <text:p>{M062962:schorten:VRB,M062952:schorsen:VRB,M062963:schorten:VRB,M062956:schort:NOU-C,M062955:scho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e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eeken:5</text:p>
          </table:table-cell>
          <table:table-cell table:number-columns-repeated="4"/>
          <table:table-cell office:value-type="string" calcext:value-type="string">
            <text:p>{M064401:smeken:VRB,52767:sm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l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elten:5</text:p>
          </table:table-cell>
          <table:table-cell table:number-columns-repeated="4"/>
          <table:table-cell office:value-type="string" calcext:value-type="string">
            <text:p>{52776:smelt:NOU-C,M064429:smelten:VRB,52778:smelten:VRB,M064423:smelt:NOU-C,M064430:smel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rt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rteeren:5</text:p>
          </table:table-cell>
          <table:table-cell table:number-columns-repeated="4"/>
          <table:table-cell office:value-type="string" calcext:value-type="string">
            <text:p>{M065014:sorteren:VRB,53549:sorteren:VRB,M065012:s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:5</text:p>
          </table:table-cell>
          <table:table-cell table:number-columns-repeated="4"/>
          <table:table-cell office:value-type="string" calcext:value-type="string">
            <text:p>{M090043:zullen:VRB,53574:zij:,53085:zij:PRN,M065018:sou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v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ven:5</text:p>
          </table:table-cell>
          <table:table-cell table:number-columns-repeated="4"/>
          <table:table-cell office:value-type="string" calcext:value-type="string">
            <text:p>{M065627:staaf:NOU-C,54556:staf:NOU-C,M066210:staven:VRB,54797:staven:VRB,M065904:sta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ren:5</text:p>
          </table:table-cell>
          <table:table-cell table:number-columns-repeated="4"/>
          <table:table-cell office:value-type="string" calcext:value-type="string">
            <text:p>{56076:sturen:VRB,M067268:stuur:NOU-C,M067269:stuur:ADJ|ADV,56077:sturen:VRB,M067260:sturen:VRB,56096:stuu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d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deren:5</text:p>
          </table:table-cell>
          <table:table-cell table:number-columns-repeated="4"/>
          <table:table-cell office:value-type="string" calcext:value-type="string">
            <text:p>{M067771:ta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sen:5</text:p>
          </table:table-cell>
          <table:table-cell table:number-columns-repeated="4"/>
          <table:table-cell office:value-type="string" calcext:value-type="string">
            <text:p>{57174:tas:NOU-C,M067809:tassen:VRB,M067798:tas:NOU-C,M067799:tas:NOU-C,57188:tassen:VRB,M067806:tasse:NOU-C,M067800:tas:NOU-C,M067803:ta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d:5</text:p>
          </table:table-cell>
          <table:table-cell table:number-columns-repeated="4"/>
          <table:table-cell office:value-type="string" calcext:value-type="string">
            <text:p>{M068028: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t:5</text:p>
          </table:table-cell>
          <table:table-cell table:number-columns-repeated="4"/>
          <table:table-cell office:value-type="string" calcext:value-type="string">
            <text:p>{57151:tarten:VRB,"M069991:tred, trede, tree:NOU-C",57787:terren:VRB,M067788:tarten:VRB,M067784:tart:ADP,59320:tred:NOU-C,57793:tarten:VRB,M068123:teren:VRB,M069992:treden:VRB,59235:t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ta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egestaen:5</text:p>
          </table:table-cell>
          <table:table-cell table:number-columns-repeated="4"/>
          <table:table-cell office:value-type="string" calcext:value-type="string">
            <text:p>{58608:toestaan:VRB,M068927:toe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va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evallen:5</text:p>
          </table:table-cell>
          <table:table-cell table:number-columns-repeated="4"/>
          <table:table-cell office:value-type="string" calcext:value-type="string">
            <text:p>{M068980:toevallen:VRB,58665:toevallen:VRB,M068979:toev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ed:5</text:p>
          </table:table-cell>
          <table:table-cell table:number-columns-repeated="4"/>
          <table:table-cell office:value-type="string" calcext:value-type="string">
            <text:p>{M069992:treden:VRB,"M069991:tred, trede, tre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s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isten:5</text:p>
          </table:table-cell>
          <table:table-cell table:number-columns-repeated="4"/>
          <table:table-cell office:value-type="string" calcext:value-type="string">
            <text:p>{60081:twisten:VRB,M071555:twisten:VRB,M071551.re.1:twisten:,60076:twist:NOU-C,M071550:twist:NOU-C,A015067.re.1:twisten:,GH20191029.115756.199:twisten:VRB,M071551:twi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lev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jtgelevert:5</text:p>
          </table:table-cell>
          <table:table-cell table:number-columns-repeated="4"/>
          <table:table-cell office:value-type="string" calcext:value-type="string">
            <text:p>{M072057:uit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va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jtgevallen:5</text:p>
          </table:table-cell>
          <table:table-cell table:number-columns-repeated="4"/>
          <table:table-cell office:value-type="string" calcext:value-type="string">
            <text:p>{M072368:uit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lev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jtleveren:5</text:p>
          </table:table-cell>
          <table:table-cell table:number-columns-repeated="4"/>
          <table:table-cell office:value-type="string" calcext:value-type="string">
            <text:p>{M072057:uit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lev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tleveren:5</text:p>
          </table:table-cell>
          <table:table-cell table:number-columns-repeated="4"/>
          <table:table-cell office:value-type="string" calcext:value-type="string">
            <text:p>{M072057:uit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eren:5</text:p>
          </table:table-cell>
          <table:table-cell table:number-columns-repeated="4"/>
          <table:table-cell office:value-type="string" calcext:value-type="string">
            <text:p>{M073208:val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ij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lijf:5</text:p>
          </table:table-cell>
          <table:table-cell table:number-columns-repeated="4"/>
          <table:table-cell office:value-type="string" calcext:value-type="string">
            <text:p>{62193:verblijf:NOU-C,M074768:verblijven:VRB,M074764:verblij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oo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ooden:5</text:p>
          </table:table-cell>
          <table:table-cell table:number-columns-repeated="4"/>
          <table:table-cell office:value-type="string" calcext:value-type="string">
            <text:p>{M074677:verbieden:VRB,M074817:verboden:VRB,62220:verboden:VRB,M074813:verbo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l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lgen:5</text:p>
          </table:table-cell>
          <table:table-cell table:number-columns-repeated="4"/>
          <table:table-cell office:value-type="string" calcext:value-type="string">
            <text:p>{M075057:verde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eeren:5</text:p>
          </table:table-cell>
          <table:table-cell table:number-columns-repeated="4"/>
          <table:table-cell office:value-type="string" calcext:value-type="string">
            <text:p>{M075419:v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n:5</text:p>
          </table:table-cell>
          <table:table-cell table:number-columns-repeated="4"/>
          <table:table-cell office:value-type="string" calcext:value-type="string">
            <text:p>{62797:vergen:VRB,M075630:vergen:VRB,M075631:ve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selscha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selschapt:5</text:p>
          </table:table-cell>
          <table:table-cell table:number-columns-repeated="4"/>
          <table:table-cell office:value-type="string" calcext:value-type="string">
            <text:p>{62804:vergezelschappen:VRB,M075679:vergezelsch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o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hoogen:5</text:p>
          </table:table-cell>
          <table:table-cell table:number-columns-repeated="4"/>
          <table:table-cell office:value-type="string" calcext:value-type="string">
            <text:p>{63088:verhogen:VRB,M076032:verhogen:VRB,GH20191120.161703.853:verh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o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hooght:5</text:p>
          </table:table-cell>
          <table:table-cell table:number-columns-repeated="4"/>
          <table:table-cell office:value-type="string" calcext:value-type="string">
            <text:p>{M076032:verh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ja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jagen:5</text:p>
          </table:table-cell>
          <table:table-cell table:number-columns-repeated="4"/>
          <table:table-cell office:value-type="string" calcext:value-type="string">
            <text:p>{63184:verjagen:VRB,M076128:verj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ee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eerd:5</text:p>
          </table:table-cell>
          <table:table-cell table:number-columns-repeated="4"/>
          <table:table-cell office:value-type="string" calcext:value-type="string">
            <text:p>{M076215:verkeren:VRB,M076211:verkeerd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ie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iesen:5</text:p>
          </table:table-cell>
          <table:table-cell table:number-columns-repeated="4"/>
          <table:table-cell office:value-type="string" calcext:value-type="string">
            <text:p>{63245:verkiezen:VRB,M076257:verk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aa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laaten:5</text:p>
          </table:table-cell>
          <table:table-cell table:number-columns-repeated="4"/>
          <table:table-cell office:value-type="string" calcext:value-type="string">
            <text:p>{M076577:verlaat:NOU-C,M076627:verlatene:NOU-C,GH20191126.142858.310:verlaten:ADJ|ADV,M076624:ver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e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leeden:5</text:p>
          </table:table-cell>
          <table:table-cell table:number-columns-repeated="4"/>
          <table:table-cell office:value-type="string" calcext:value-type="string">
            <text:p>{63473:verleiden:VRB,M076644:verleden:NOU-C,M076647:verleden:VRB,M076732:verlijden:VRB,63522:verlijden:VRB,M076643:verleden:ADJ|ADV,63446:verleden:VRB,M076666:ver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e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liesen:5</text:p>
          </table:table-cell>
          <table:table-cell table:number-columns-repeated="4"/>
          <table:table-cell office:value-type="string" calcext:value-type="string">
            <text:p>{M076703:verlezen:VRB,M078186:verslissen:,M076727:verliezen:VRB,63542:verliezen:VRB,M076723:verli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mengen:5</text:p>
          </table:table-cell>
          <table:table-cell table:number-columns-repeated="4"/>
          <table:table-cell office:value-type="string" calcext:value-type="string">
            <text:p>{M076979:verm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derste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onderstellen:5</text:p>
          </table:table-cell>
          <table:table-cell table:number-columns-repeated="4"/>
          <table:table-cell office:value-type="string" calcext:value-type="string">
            <text:p>{M077308:veronde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gelij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ongelijken:5</text:p>
          </table:table-cell>
          <table:table-cell table:number-columns-repeated="4"/>
          <table:table-cell office:value-type="string" calcext:value-type="string">
            <text:p>{M077321:veronge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ich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richten:5</text:p>
          </table:table-cell>
          <table:table-cell table:number-columns-repeated="4"/>
          <table:table-cell office:value-type="string" calcext:value-type="string">
            <text:p>{64197:verrechten:VRB,64196:verrechten:VRB,M077718:ver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ie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schieten:5</text:p>
          </table:table-cell>
          <table:table-cell table:number-columns-repeated="4"/>
          <table:table-cell office:value-type="string" calcext:value-type="string">
            <text:p>{M077905:verschieten:VRB,M077905:verschieten:,64398:verschieten:VRB,M077904:verschiet:NOU-C,M077906:verschie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el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tellen:5</text:p>
          </table:table-cell>
          <table:table-cell table:number-columns-repeated="4"/>
          <table:table-cell office:value-type="string" calcext:value-type="string">
            <text:p>{M078742:vertellen:VRB,65101:vertellen:VRB,M078743:ver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hoon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thoonden:5</text:p>
          </table:table-cell>
          <table:table-cell table:number-columns-repeated="4"/>
          <table:table-cell office:value-type="string" calcext:value-type="string">
            <text:p>{M078844:ver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lg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volgens:5</text:p>
          </table:table-cell>
          <table:table-cell table:number-columns-repeated="4"/>
          <table:table-cell office:value-type="string" calcext:value-type="string">
            <text:p>{GH20200918.151815.791:vervolgen:VRB,M079137:vervolgens:ADV|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lk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elkomen:5</text:p>
          </table:table-cell>
          <table:table-cell table:number-columns-repeated="4"/>
          <table:table-cell office:value-type="string" calcext:value-type="string">
            <text:p>{M079344:verwel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ileren:5</text:p>
          </table:table-cell>
          <table:table-cell table:number-columns-repeated="4"/>
          <table:table-cell office:value-type="string" calcext:value-type="string">
            <text:p>{M080118:vigi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ij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lijen:5</text:p>
          </table:table-cell>
          <table:table-cell table:number-columns-repeated="4"/>
          <table:table-cell office:value-type="string" calcext:value-type="string">
            <text:p>{M080966:vlij:NOU-C,66733:vlijen:VRB,M080967:vlij:,M080968:vlij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ug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lugten:5</text:p>
          </table:table-cell>
          <table:table-cell table:number-columns-repeated="4"/>
          <table:table-cell office:value-type="string" calcext:value-type="string">
            <text:p>{M081146:vluchten:VRB,M081143:vlucht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ght:5</text:p>
          </table:table-cell>
          <table:table-cell table:number-columns-repeated="4"/>
          <table:table-cell office:value-type="string" calcext:value-type="string">
            <text:p>{M081435:volgen:VRB,67364: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rec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recken:5</text:p>
          </table:table-cell>
          <table:table-cell table:number-columns-repeated="4"/>
          <table:table-cell office:value-type="string" calcext:value-type="string">
            <text:p>{M081537:vol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le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lesen:5</text:p>
          </table:table-cell>
          <table:table-cell table:number-columns-repeated="4"/>
          <table:table-cell office:value-type="string" calcext:value-type="string">
            <text:p>{M081941:voorlezen:VRB,68115:voorlez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u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uden:5</text:p>
          </table:table-cell>
          <table:table-cell table:number-columns-repeated="4"/>
          <table:table-cell office:value-type="string" calcext:value-type="string">
            <text:p>{68872:vouw:NOU-C,M082599:vouwen:VRB,68874:vouwen:VRB,M082598:vouw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a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aagen:5</text:p>
          </table:table-cell>
          <table:table-cell table:number-columns-repeated="4"/>
          <table:table-cell office:value-type="string" calcext:value-type="string">
            <text:p>{M082645:vragen:VRB,M082610:vra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ees:5</text:p>
          </table:table-cell>
          <table:table-cell table:number-columns-repeated="4"/>
          <table:table-cell office:value-type="string" calcext:value-type="string">
            <text:p>{M082736:vrezen:VRB,M082724:vr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esen:5</text:p>
          </table:table-cell>
          <table:table-cell table:number-columns-repeated="4"/>
          <table:table-cell office:value-type="string" calcext:value-type="string">
            <text:p>{M082724:vrees:NOU-C,69158:Fries:NOU-C,69066:vrees:NOU-C,69071:vrezen:VRB,M082736:vr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ij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ijen:5</text:p>
          </table:table-cell>
          <table:table-cell table:number-columns-repeated="4"/>
          <table:table-cell office:value-type="string" calcext:value-type="string">
            <text:p>{M082816:vrijen:VRB,69103:vrij:ADJ,69104:vrij:NOU-C,M082815:vrijen:VRB,69133:vrijen:VRB,M082792:vrij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u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ugt:5</text:p>
          </table:table-cell>
          <table:table-cell table:number-columns-repeated="4"/>
          <table:table-cell office:value-type="string" calcext:value-type="string">
            <text:p>{M083016:vruchten:VRB,M083002:vru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ug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ugten:5</text:p>
          </table:table-cell>
          <table:table-cell table:number-columns-repeated="4"/>
          <table:table-cell office:value-type="string" calcext:value-type="string">
            <text:p>{M083017:vruchten:VRB,M087404:wrachten:VRB,M083002:vru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ert:5</text:p>
          </table:table-cell>
          <table:table-cell table:number-columns-repeated="4"/>
          <table:table-cell office:value-type="string" calcext:value-type="string">
            <text:p>{70599:waren:VRB,71085:weder:CON,M083265:waard:NOU-C,M083268:waard:ADJ,"M086971:woerd, waard:NOU-C",M083899:waren:VRB,":waar + het:ADV|CON",72450:worden:VRB,69926:waarheid:,M089102:zijn:VRB,72686:waart:ADV,M083266:waard:NOU-C,M083898:waren:VRB,M087190:worden:VRB,70596:waren:VRB,"70597:waren, weren:VRB",M083384:waart:ADV,72682:waard:NOU-C,72684:waard:NOU-C,":zijn + het:VRB",72683:waard:ADJ,":waar + dat:ADV",70598:waren:VRB,":zijn + dat:",70595: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ke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derkeeren:5</text:p>
          </table:table-cell>
          <table:table-cell table:number-columns-repeated="4"/>
          <table:table-cell office:value-type="string" calcext:value-type="string">
            <text:p>{71264:wederkeren:VRB,GH20220111.140025.295:wederkeren:VRB,M084309:weder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sch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schten:5</text:p>
          </table:table-cell>
          <table:table-cell table:number-columns-repeated="4"/>
          <table:table-cell office:value-type="string" calcext:value-type="string">
            <text:p>{M085414: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jken:5</text:p>
          </table:table-cell>
          <table:table-cell table:number-columns-repeated="4"/>
          <table:table-cell office:value-type="string" calcext:value-type="string">
            <text:p>{M086209:wijk:NOU-C,73523:wijken:VRB,M086212:wijken:VRB,M086208:wijk:NOU-C,73232:wijk:NOU-C,73517:w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jt:5</text:p>
          </table:table-cell>
          <table:table-cell table:number-columns-repeated="4"/>
          <table:table-cell office:value-type="string" calcext:value-type="string">
            <text:p>{":wij + het:",74028:wit:ADJ,73496:wijd:ADJ,M085124:weit:NOU-C,M085910:wie:ADV|CON,M086346:wijt:NOU-C,M086351:wijten:VRB,M086121:wijd:ADJ|ADV,M086348:wijte:NOU-C,M084784:weet:NOU-C,M086347:wijte:NOU-C,73020:wijd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jten:5</text:p>
          </table:table-cell>
          <table:table-cell table:number-columns-repeated="4"/>
          <table:table-cell office:value-type="string" calcext:value-type="string">
            <text:p>{74046:wijten:VRB,M085129:weiten:ADJ,M086347:wijte:NOU-C,M085734:weten:VRB,M086351:w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s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sen:5</text:p>
          </table:table-cell>
          <table:table-cell table:number-columns-repeated="4"/>
          <table:table-cell office:value-type="string" calcext:value-type="string">
            <text:p>{M086772:wis:ADJ|ADV,74021:wissen:VRB,73988:wissen:VRB,M086772.re.3:wissen:VRB,73991:wis:NOU-C,M086857:vitse:NOU-C,M086804.re.4:wissen:ADJ,M086772.re.4:wisser:NOU-C,M086802:wissen:VRB,M086804:wis:NOU-C,74022:w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ge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genen:5</text:p>
          </table:table-cell>
          <table:table-cell table:number-columns-repeated="4"/>
          <table:table-cell office:value-type="string" calcext:value-type="string">
            <text:p>{51095:zegen:NOU-C,M088325:zeg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nd:5</text:p>
          </table:table-cell>
          <table:table-cell table:number-columns-repeated="4"/>
          <table:table-cell office:value-type="string" calcext:value-type="string">
            <text:p>{M088562:Zend:NOU-C,52076:sinds:ADV,M088570:zenden:VRB,50960:see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j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jden:5</text:p>
          </table:table-cell>
          <table:table-cell table:number-columns-repeated="4"/>
          <table:table-cell office:value-type="string" calcext:value-type="string">
            <text:p>{M089005:zijde:NOU-C,M089064:zijen:VRB,M089027:zijden:VRB,"M089004:zijde, zij:NOU-C",M089023:zijden:ADJ,M089025:zijden:NOU-C,"51686:zijde, zij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u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uw:5</text:p>
          </table:table-cell>
          <table:table-cell table:number-columns-repeated="4"/>
          <table:table-cell office:value-type="string" calcext:value-type="string">
            <text:p>{M088993:zij:NOU-C,M089422:zoei:NOU-C,M090043:z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dr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dragen:4</text:p>
          </table:table-cell>
          <table:table-cell table:number-columns-repeated="4"/>
          <table:table-cell office:value-type="string" calcext:value-type="string">
            <text:p>{M000245:aan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haa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ehaald:4</text:p>
          </table:table-cell>
          <table:table-cell table:number-columns-repeated="4"/>
          <table:table-cell office:value-type="string" calcext:value-type="string">
            <text:p>{M000377:aan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ro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eroert:4</text:p>
          </table:table-cell>
          <table:table-cell table:number-columns-repeated="4"/>
          <table:table-cell office:value-type="string" calcext:value-type="string">
            <text:p>{M000677:aanr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l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lopen:4</text:p>
          </table:table-cell>
          <table:table-cell table:number-columns-repeated="4"/>
          <table:table-cell office:value-type="string" calcext:value-type="string">
            <text:p>{M000550:aan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ma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maken:4</text:p>
          </table:table-cell>
          <table:table-cell table:number-columns-repeated="4"/>
          <table:table-cell office:value-type="string" calcext:value-type="string">
            <text:p>{M000554:aan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ro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roeren:4</text:p>
          </table:table-cell>
          <table:table-cell table:number-columns-repeated="4"/>
          <table:table-cell office:value-type="string" calcext:value-type="string">
            <text:p>{M000677:aanr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po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sporen:4</text:p>
          </table:table-cell>
          <table:table-cell table:number-columns-repeated="4"/>
          <table:table-cell office:value-type="string" calcext:value-type="string">
            <text:p>{M000795:aansporen:VRB,M000794:aansp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wij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wijzen:4</text:p>
          </table:table-cell>
          <table:table-cell table:number-columns-repeated="4"/>
          <table:table-cell office:value-type="string" calcext:value-type="string">
            <text:p>{M001028:aan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ord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ordeert:4</text:p>
          </table:table-cell>
          <table:table-cell table:number-columns-repeated="4"/>
          <table:table-cell office:value-type="string" calcext:value-type="string">
            <text:p>{S001048:acc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anc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anceert:4</text:p>
          </table:table-cell>
          <table:table-cell table:number-columns-repeated="4"/>
          <table:table-cell office:value-type="string" calcext:value-type="string">
            <text:p>{S004931:avan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ngetast:4</text:p>
          </table:table-cell>
          <table:table-cell table:number-columns-repeated="4"/>
          <table:table-cell office:value-type="string" calcext:value-type="string">
            <text:p>{00561:aantasten:VRB,M000874:aant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s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nsagen:4</text:p>
          </table:table-cell>
          <table:table-cell table:number-columns-repeated="4"/>
          <table:table-cell office:value-type="string" calcext:value-type="string">
            <text:p>{M001083:aan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rd:4</text:p>
          </table:table-cell>
          <table:table-cell table:number-columns-repeated="4"/>
          <table:table-cell office:value-type="string" calcext:value-type="string">
            <text:p>{S000844:aard:NOU-C,M001163:aarden:VRB,M001118:aard:NOU-C,M001157:aarde:NOU-C,S000843:aard:NOU-C,00682:aard:NOU-C,00637:eer:,00681: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beta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betalen:4</text:p>
          </table:table-cell>
          <table:table-cell table:number-columns-repeated="4"/>
          <table:table-cell office:value-type="string" calcext:value-type="string">
            <text:p>{M001870:afbe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bra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ebragt:4</text:p>
          </table:table-cell>
          <table:table-cell table:number-columns-repeated="4"/>
          <table:table-cell office:value-type="string" calcext:value-type="string">
            <text:p>{M001923:af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da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edaen:4</text:p>
          </table:table-cell>
          <table:table-cell table:number-columns-repeated="4"/>
          <table:table-cell office:value-type="string" calcext:value-type="string">
            <text:p>{M001963:afdoen:VRB,00747:af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ga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egaen:4</text:p>
          </table:table-cell>
          <table:table-cell table:number-columns-repeated="4"/>
          <table:table-cell office:value-type="string" calcext:value-type="string">
            <text:p>{M002031:afgaan:VRB,00777:af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lo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eloopen:4</text:p>
          </table:table-cell>
          <table:table-cell table:number-columns-repeated="4"/>
          <table:table-cell office:value-type="string" calcext:value-type="string">
            <text:p>{M002366:aflopen:,M002366:af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wee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eweeken:4</text:p>
          </table:table-cell>
          <table:table-cell table:number-columns-repeated="4"/>
          <table:table-cell office:value-type="string" calcext:value-type="string">
            <text:p>{M003047:afw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o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loopen:4</text:p>
          </table:table-cell>
          <table:table-cell table:number-columns-repeated="4"/>
          <table:table-cell office:value-type="string" calcext:value-type="string">
            <text:p>{GH20191209.111433.542:aflopen:VRB,M002366:aflopen:VRB,M002365:afl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terhaa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terhaald:4</text:p>
          </table:table-cell>
          <table:table-cell table:number-columns-repeated="4"/>
          <table:table-cell office:value-type="string" calcext:value-type="string">
            <text:p>{M001489:achter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ke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ckerden:4</text:p>
          </table:table-cell>
          <table:table-cell table:number-columns-repeated="4"/>
          <table:table-cell office:value-type="string" calcext:value-type="string">
            <text:p>{M003952:an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eeren:4</text:p>
          </table:table-cell>
          <table:table-cell table:number-columns-repeated="4"/>
          <table:table-cell office:value-type="string" calcext:value-type="string">
            <text:p>{S004345:a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:4</text:p>
          </table:table-cell>
          <table:table-cell table:number-columns-repeated="4"/>
          <table:table-cell office:value-type="string" calcext:value-type="string">
            <text:p>{09302:eten:VRB,M016145: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ribu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ribueren:4</text:p>
          </table:table-cell>
          <table:table-cell table:number-columns-repeated="4"/>
          <table:table-cell office:value-type="string" calcext:value-type="string">
            <text:p>{S004820:attrib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horis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iseert:4</text:p>
          </table:table-cell>
          <table:table-cell table:number-columns-repeated="4"/>
          <table:table-cell office:value-type="string" calcext:value-type="string">
            <text:p>{S004917:autor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sen:4</text:p>
          </table:table-cell>
          <table:table-cell table:number-columns-repeated="4"/>
          <table:table-cell office:value-type="string" calcext:value-type="string">
            <text:p>{M005370:bassa:NOU-C,M005354:bas:NOU-C,02353:bassen:VRB,M005371:bassen:VRB,M005352:ba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co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comt:4</text:p>
          </table:table-cell>
          <table:table-cell table:number-columns-repeated="4"/>
          <table:table-cell office:value-type="string" calcext:value-type="string">
            <text:p>{03014:b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a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aaren:4</text:p>
          </table:table-cell>
          <table:table-cell table:number-columns-repeated="4"/>
          <table:table-cell office:value-type="string" calcext:value-type="string">
            <text:p>{M005561:bed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ank:4</text:p>
          </table:table-cell>
          <table:table-cell table:number-columns-repeated="4"/>
          <table:table-cell office:value-type="string" calcext:value-type="string">
            <text:p>{M005557:be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n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enken:4</text:p>
          </table:table-cell>
          <table:table-cell table:number-columns-repeated="4"/>
          <table:table-cell office:value-type="string" calcext:value-type="string">
            <text:p>{M005659:bedenken:VRB,M005660:bedenken:NOU-C,02491:b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lei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eleiden:4</text:p>
          </table:table-cell>
          <table:table-cell table:number-columns-repeated="4"/>
          <table:table-cell office:value-type="string" calcext:value-type="string">
            <text:p>{M006110:bege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raven:4</text:p>
          </table:table-cell>
          <table:table-cell table:number-columns-repeated="4"/>
          <table:table-cell office:value-type="string" calcext:value-type="string">
            <text:p>{M006179:begraven:VRB,02777:begra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e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aelen:4</text:p>
          </table:table-cell>
          <table:table-cell table:number-columns-repeated="4"/>
          <table:table-cell office:value-type="string" calcext:value-type="string">
            <text:p>{M006251:be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aelt:4</text:p>
          </table:table-cell>
          <table:table-cell table:number-columns-repeated="4"/>
          <table:table-cell office:value-type="string" calcext:value-type="string">
            <text:p>{M006251:behalen:VRB,02810:be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rti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artigen:4</text:p>
          </table:table-cell>
          <table:table-cell table:number-columns-repeated="4"/>
          <table:table-cell office:value-type="string" calcext:value-type="string">
            <text:p>{M006273:behar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jege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jegenen:4</text:p>
          </table:table-cell>
          <table:table-cell table:number-columns-repeated="4"/>
          <table:table-cell office:value-type="string" calcext:value-type="string">
            <text:p>{M006427:bejeg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le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kleden:4</text:p>
          </table:table-cell>
          <table:table-cell table:number-columns-repeated="4"/>
          <table:table-cell office:value-type="string" calcext:value-type="string">
            <text:p>{M006538:be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m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kommeren:4</text:p>
          </table:table-cell>
          <table:table-cell table:number-columns-repeated="4"/>
          <table:table-cell office:value-type="string" calcext:value-type="string">
            <text:p>{03016:bekommeren:VRB,M006604:beko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koomen:4</text:p>
          </table:table-cell>
          <table:table-cell table:number-columns-repeated="4"/>
          <table:table-cell office:value-type="string" calcext:value-type="string">
            <text:p>{M006600:b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ragti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kragtigen:4</text:p>
          </table:table-cell>
          <table:table-cell table:number-columns-repeated="4"/>
          <table:table-cell office:value-type="string" calcext:value-type="string">
            <text:p>{M006639:bekra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aaden:4</text:p>
          </table:table-cell>
          <table:table-cell table:number-columns-repeated="4"/>
          <table:table-cell office:value-type="string" calcext:value-type="string">
            <text:p>{M006711:be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ast:4</text:p>
          </table:table-cell>
          <table:table-cell table:number-columns-repeated="4"/>
          <table:table-cell office:value-type="string" calcext:value-type="string">
            <text:p>{M006739:belasten:VRB,03074:be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oopen:4</text:p>
          </table:table-cell>
          <table:table-cell table:number-columns-repeated="4"/>
          <table:table-cell office:value-type="string" calcext:value-type="string">
            <text:p>{03178:belopen:VRB,M006880:be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in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minnen:4</text:p>
          </table:table-cell>
          <table:table-cell table:number-columns-repeated="4"/>
          <table:table-cell office:value-type="string" calcext:value-type="string">
            <text:p>{M006953:bem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oeij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moeijen:4</text:p>
          </table:table-cell>
          <table:table-cell table:number-columns-repeated="4"/>
          <table:table-cell office:value-type="string" calcext:value-type="string">
            <text:p>{M006962:bemoe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au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auwen:4</text:p>
          </table:table-cell>
          <table:table-cell table:number-columns-repeated="4"/>
          <table:table-cell office:value-type="string" calcext:value-type="string">
            <text:p>{M007006:benauwen:VRB,03231:bena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ee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eemen:4</text:p>
          </table:table-cell>
          <table:table-cell table:number-columns-repeated="4"/>
          <table:table-cell office:value-type="string" calcext:value-type="string">
            <text:p>{M007019:be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qu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quam:4</text:p>
          </table:table-cell>
          <table:table-cell table:number-columns-repeated="4"/>
          <table:table-cell office:value-type="string" calcext:value-type="string">
            <text:p>{M006600:bekomen:VRB,03014:b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eiken:4</text:p>
          </table:table-cell>
          <table:table-cell table:number-columns-repeated="4"/>
          <table:table-cell office:value-type="string" calcext:value-type="string">
            <text:p>{M007227:bere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ight:4</text:p>
          </table:table-cell>
          <table:table-cell table:number-columns-repeated="4"/>
          <table:table-cell office:value-type="string" calcext:value-type="string">
            <text:p>{03341:ber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s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sten:4</text:p>
          </table:table-cell>
          <table:table-cell table:number-columns-repeated="4"/>
          <table:table-cell office:value-type="string" calcext:value-type="string">
            <text:p>{M005342:barsten:VRB,03500:barsten:VRB,M007428:barsten:,03497:ber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ree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chreeven:4</text:p>
          </table:table-cell>
          <table:table-cell table:number-columns-repeated="4"/>
          <table:table-cell office:value-type="string" calcext:value-type="string">
            <text:p>{M007552:be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eff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effen:4</text:p>
          </table:table-cell>
          <table:table-cell table:number-columns-repeated="4"/>
          <table:table-cell office:value-type="string" calcext:value-type="string">
            <text:p>{M007586:beseffen:VRB,03689:beseffen:VRB,M007584:bese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et:4</text:p>
          </table:table-cell>
          <table:table-cell table:number-columns-repeated="4"/>
          <table:table-cell office:value-type="string" calcext:value-type="string">
            <text:p>{03720:bezetten:VRB,M008470:bezetten:VRB,M008463:bezet:ADJ,03715:bezet:ADJ,03714:bezet:NOU-C,03752:bezi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uy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luyten:4</text:p>
          </table:table-cell>
          <table:table-cell table:number-columns-repeated="4"/>
          <table:table-cell office:value-type="string" calcext:value-type="string">
            <text:p>{M007643:besluiten:VRB,03776:be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ec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oecken:4</text:p>
          </table:table-cell>
          <table:table-cell table:number-columns-repeated="4"/>
          <table:table-cell office:value-type="string" calcext:value-type="string">
            <text:p>{03807:bezoeken:VRB,M008512:be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ond:4</text:p>
          </table:table-cell>
          <table:table-cell table:number-columns-repeated="4"/>
          <table:table-cell office:value-type="string" calcext:value-type="string">
            <text:p>{M008458:be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org:4</text:p>
          </table:table-cell>
          <table:table-cell table:number-columns-repeated="4"/>
          <table:table-cell office:value-type="string" calcext:value-type="string">
            <text:p>{M008536:be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tier:4</text:p>
          </table:table-cell>
          <table:table-cell table:number-columns-repeated="4"/>
          <table:table-cell office:value-type="string" calcext:value-type="string">
            <text:p>{M007838:bestieren:VRB,03921:bestier:NOU-C,M007836:besti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e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aemt:4</text:p>
          </table:table-cell>
          <table:table-cell table:number-columns-repeated="4"/>
          <table:table-cell office:value-type="string" calcext:value-type="string">
            <text:p>{04008:betamen:VRB,M007929:betamen:VRB,03998:betaam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amen:4</text:p>
          </table:table-cell>
          <table:table-cell table:number-columns-repeated="4"/>
          <table:table-cell office:value-type="string" calcext:value-type="string">
            <text:p>{M007929:bet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ho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honen:4</text:p>
          </table:table-cell>
          <table:table-cell table:number-columns-repeated="4"/>
          <table:table-cell office:value-type="string" calcext:value-type="string">
            <text:p>{04056:betonen:VRB,M007994:be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a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varen:4</text:p>
          </table:table-cell>
          <table:table-cell table:number-columns-repeated="4"/>
          <table:table-cell office:value-type="string" calcext:value-type="string">
            <text:p>{M008143:bevaren:ADJ,04109:bevaren:VRB,04108:bevaren:VRB,M008144:bevaren:VRB,04110:bevar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vint:4</text:p>
          </table:table-cell>
          <table:table-cell table:number-columns-repeated="4"/>
          <table:table-cell office:value-type="string" calcext:value-type="string">
            <text:p>{M008184:bevinden:VRB,04145:be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e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weezen:4</text:p>
          </table:table-cell>
          <table:table-cell table:number-columns-repeated="4"/>
          <table:table-cell office:value-type="string" calcext:value-type="string">
            <text:p>{M008373:be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wint:4</text:p>
          </table:table-cell>
          <table:table-cell table:number-columns-repeated="4"/>
          <table:table-cell office:value-type="string" calcext:value-type="string">
            <text:p>{04280:bewind:NOU-C,04275:bewinden:VRB,M008382:bewinden:VRB,M008381:bewi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o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wonen:4</text:p>
          </table:table-cell>
          <table:table-cell table:number-columns-repeated="4"/>
          <table:table-cell office:value-type="string" calcext:value-type="string">
            <text:p>{04288:bewonen:VRB,M008396:be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et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etten:4</text:p>
          </table:table-cell>
          <table:table-cell table:number-columns-repeated="4"/>
          <table:table-cell office:value-type="string" calcext:value-type="string">
            <text:p>{M008470:bezetten:VRB,03720:bezetten:VRB,M008463:bezet:VRB,M008462:bezet:NOU-C,M008463:beze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jk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komen:4</text:p>
          </table:table-cell>
          <table:table-cell table:number-columns-repeated="4"/>
          <table:table-cell office:value-type="string" calcext:value-type="string">
            <text:p>{M008837:bij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m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men:4</text:p>
          </table:table-cell>
          <table:table-cell table:number-columns-repeated="4"/>
          <table:table-cell office:value-type="string" calcext:value-type="string">
            <text:p>{M010023:bom:NOU-C,M010027:bom:NOU-C,M010059:bommen:VRB,M010060:bommen:VRB,M010024:bo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e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eden:4</text:p>
          </table:table-cell>
          <table:table-cell table:number-columns-repeated="4"/>
          <table:table-cell office:value-type="string" calcext:value-type="string">
            <text:p>{05395:breiden:VRB,M011411:breed:ADJ|ADV,GH20201203.092450.578:breden:VRB,05394:brede:NOU-C,M011457:br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n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ght:4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e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even:4</text:p>
          </table:table-cell>
          <table:table-cell table:number-columns-repeated="4"/>
          <table:table-cell office:value-type="string" calcext:value-type="string">
            <text:p>{M011544:brief:NOU-C,05447:brief:NOU-C,05456:brieven:VRB,M011482:breken:VRB,M011561:bri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u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uwen:4</text:p>
          </table:table-cell>
          <table:table-cell table:number-columns-repeated="4"/>
          <table:table-cell office:value-type="string" calcext:value-type="string">
            <text:p>{M011851:brouwen:VRB,M011849:brouw:ADJ,05573:brouwen:VRB,M011442:breeuwen:VRB,M011850:brouwen:NOU-C,M011850:b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:4</text:p>
          </table:table-cell>
          <table:table-cell table:number-columns-repeated="4"/>
          <table:table-cell office:value-type="string" calcext:value-type="string">
            <text:p>{20627:kappen:VRB,M030325:kappen:VRB,20626:k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anderen:4</text:p>
          </table:table-cell>
          <table:table-cell table:number-columns-repeated="4"/>
          <table:table-cell office:value-type="string" calcext:value-type="string">
            <text:p>{M012787: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:4</text:p>
          </table:table-cell>
          <table:table-cell table:number-columns-repeated="4"/>
          <table:table-cell office:value-type="string" calcext:value-type="string">
            <text:p>{22808:kunde:NOU-C,M034764:konden:VRB,22941:kunnen:VRB,22809:konde:NOU-C,22817:ko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irm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rmeren:4</text:p>
          </table:table-cell>
          <table:table-cell table:number-columns-repeated="4"/>
          <table:table-cell office:value-type="string" calcext:value-type="string">
            <text:p>{A003030:confirmeren:VRB,22852:confi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erv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eren:4</text:p>
          </table:table-cell>
          <table:table-cell table:number-columns-repeated="4"/>
          <table:table-cell office:value-type="string" calcext:value-type="string">
            <text:p>{M012878:con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ert:4</text:p>
          </table:table-cell>
          <table:table-cell table:number-columns-repeated="4"/>
          <table:table-cell office:value-type="string" calcext:value-type="string">
            <text:p>{06050:daart:NOU-C,06177:daren:VRB,M013075:daa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en:4</text:p>
          </table:table-cell>
          <table:table-cell table:number-columns-repeated="4"/>
          <table:table-cell office:value-type="string" calcext:value-type="string">
            <text:p>{06077:dagen:VRB,M013105:dagen:VRB,M013097:dag:NOU-C,05958:dag:NOU-C,M013106:d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erd:4</text:p>
          </table:table-cell>
          <table:table-cell table:number-columns-repeated="4"/>
          <table:table-cell office:value-type="string" calcext:value-type="string">
            <text:p>{06386: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nd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endeeren:4</text:p>
          </table:table-cell>
          <table:table-cell table:number-columns-repeated="4"/>
          <table:table-cell office:value-type="string" calcext:value-type="string">
            <text:p>{A004126:dep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rteren:4</text:p>
          </table:table-cell>
          <table:table-cell table:number-columns-repeated="4"/>
          <table:table-cell office:value-type="string" calcext:value-type="string">
            <text:p>{M013387:des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den:4</text:p>
          </table:table-cell>
          <table:table-cell table:number-columns-repeated="4"/>
          <table:table-cell office:value-type="string" calcext:value-type="string">
            <text:p>{06513:duiden:VRB,M015289:duiden:VRB,06625:di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k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kken:4</text:p>
          </table:table-cell>
          <table:table-cell table:number-columns-repeated="4"/>
          <table:table-cell office:value-type="string" calcext:value-type="string">
            <text:p>{M013636:dikken:VRB,M013635:dik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l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orlopen:4</text:p>
          </table:table-cell>
          <table:table-cell table:number-columns-repeated="4"/>
          <table:table-cell office:value-type="string" calcext:value-type="string">
            <text:p>{M014365:door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agen:4</text:p>
          </table:table-cell>
          <table:table-cell table:number-columns-repeated="4"/>
          <table:table-cell office:value-type="string" calcext:value-type="string">
            <text:p>{M014938: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ssen:4</text:p>
          </table:table-cell>
          <table:table-cell table:number-columns-repeated="4"/>
          <table:table-cell office:value-type="string" calcext:value-type="string">
            <text:p>{M015203:dro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n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nken:4</text:p>
          </table:table-cell>
          <table:table-cell table:number-columns-repeated="4"/>
          <table:table-cell office:value-type="string" calcext:value-type="string">
            <text:p>{07976:dunken:VRB,M015396:du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u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uren:4</text:p>
          </table:table-cell>
          <table:table-cell table:number-columns-repeated="4"/>
          <table:table-cell office:value-type="string" calcext:value-type="string">
            <text:p>{M015412:d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ven:4</text:p>
          </table:table-cell>
          <table:table-cell table:number-columns-repeated="4"/>
          <table:table-cell office:value-type="string" calcext:value-type="string">
            <text:p>{09215:erf:NOU-C,09216:erf:NOU-C,M016032:erf:NOU-C,09217:erve:NOU-C,09219:erven:VRB,M016098:erve:NOU-C,M016099: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us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useeren:4</text:p>
          </table:table-cell>
          <table:table-cell table:number-columns-repeated="4"/>
          <table:table-cell office:value-type="string" calcext:value-type="string">
            <text:p>{M016244:excu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rc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rceren:4</text:p>
          </table:table-cell>
          <table:table-cell table:number-columns-repeated="4"/>
          <table:table-cell office:value-type="string" calcext:value-type="string">
            <text:p>{M016252:exer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t:4</text:p>
          </table:table-cell>
          <table:table-cell table:number-columns-repeated="4"/>
          <table:table-cell office:value-type="string" calcext:value-type="string">
            <text:p>{01546: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rm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rmeert:4</text:p>
          </table:table-cell>
          <table:table-cell table:number-columns-repeated="4"/>
          <table:table-cell office:value-type="string" calcext:value-type="string">
            <text:p>{S004345:a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ied:4</text:p>
          </table:table-cell>
          <table:table-cell table:number-columns-repeated="4"/>
          <table:table-cell office:value-type="string" calcext:value-type="string">
            <text:p>{M017475:gebieden:VRB,10383:gebieden:VRB,M017474:gebie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ooc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roocken:4</text:p>
          </table:table-cell>
          <table:table-cell table:number-columns-repeated="4"/>
          <table:table-cell office:value-type="string" calcext:value-type="string">
            <text:p>{M011482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fisqu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confisqueert:4</text:p>
          </table:table-cell>
          <table:table-cell table:number-columns-repeated="4"/>
          <table:table-cell office:value-type="string" calcext:value-type="string">
            <text:p>{M012858:confisq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string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constringeert:4</text:p>
          </table:table-cell>
          <table:table-cell table:number-columns-repeated="4"/>
          <table:table-cell office:value-type="string" calcext:value-type="string">
            <text:p>{A003170:constrin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tent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contenteert:4</text:p>
          </table:table-cell>
          <table:table-cell table:number-columns-repeated="4"/>
          <table:table-cell office:value-type="string" calcext:value-type="string">
            <text:p>{A003213:cont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bit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ebiteert:4</text:p>
          </table:table-cell>
          <table:table-cell table:number-columns-repeated="4"/>
          <table:table-cell office:value-type="string" calcext:value-type="string">
            <text:p>{M013204:deb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cern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ecerneert:4</text:p>
          </table:table-cell>
          <table:table-cell table:number-columns-repeated="4"/>
          <table:table-cell office:value-type="string" calcext:value-type="string">
            <text:p>{A003819:dece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dic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ediceert:4</text:p>
          </table:table-cell>
          <table:table-cell table:number-columns-repeated="4"/>
          <table:table-cell office:value-type="string" calcext:value-type="string">
            <text:p>{A003884:ded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eelt:4</text:p>
          </table:table-cell>
          <table:table-cell table:number-columns-repeated="4"/>
          <table:table-cell office:value-type="string" calcext:value-type="string">
            <text:p>{M013238:delen:VRB,10638:gedeeld:ADJ,06324: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peche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epecheerd:4</text:p>
          </table:table-cell>
          <table:table-cell table:number-columns-repeated="4"/>
          <table:table-cell office:value-type="string" calcext:value-type="string">
            <text:p>{A004124:depê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ispon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disponeert:4</text:p>
          </table:table-cell>
          <table:table-cell table:number-columns-repeated="4"/>
          <table:table-cell office:value-type="string" calcext:value-type="string">
            <text:p>{M013706:dis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ond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fondeert:4</text:p>
          </table:table-cell>
          <table:table-cell table:number-columns-repeated="4"/>
          <table:table-cell office:value-type="string" calcext:value-type="string">
            <text:p>{M017000:fu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nor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honoreert:4</text:p>
          </table:table-cell>
          <table:table-cell table:number-columns-repeated="4"/>
          <table:table-cell office:value-type="string" calcext:value-type="string">
            <text:p>{A008706:hono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laa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klaagt:4</text:p>
          </table:table-cell>
          <table:table-cell table:number-columns-repeated="4"/>
          <table:table-cell office:value-type="string" calcext:value-type="string">
            <text:p>{M032813:k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leyd:4</text:p>
          </table:table-cell>
          <table:table-cell table:number-columns-repeated="4"/>
          <table:table-cell office:value-type="string" calcext:value-type="string">
            <text:p>{M036728: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centi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licentieert:4</text:p>
          </table:table-cell>
          <table:table-cell table:number-columns-repeated="4"/>
          <table:table-cell office:value-type="string" calcext:value-type="string">
            <text:p>{M037061:licen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o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loost:4</text:p>
          </table:table-cell>
          <table:table-cell table:number-columns-repeated="4"/>
          <table:table-cell office:value-type="string" calcext:value-type="string">
            <text:p>{26995:lozen:VRB,M037748:lozen:VRB,14285:glo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ntion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mentioneert:4</text:p>
          </table:table-cell>
          <table:table-cell table:number-columns-repeated="4"/>
          <table:table-cell office:value-type="string" calcext:value-type="string">
            <text:p>{M039060.ADD.1515:menti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ad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adert:4</text:p>
          </table:table-cell>
          <table:table-cell table:number-columns-repeated="4"/>
          <table:table-cell office:value-type="string" calcext:value-type="string">
            <text:p>{M040537:n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en:4</text:p>
          </table:table-cell>
          <table:table-cell table:number-columns-repeated="4"/>
          <table:table-cell office:value-type="string" calcext:value-type="string">
            <text:p>{12046:genezen:VRB,GH20200918.140227.80:genezen:VRB,M019094:gen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bserv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bserveert:4</text:p>
          </table:table-cell>
          <table:table-cell table:number-columns-repeated="4"/>
          <table:table-cell office:value-type="string" calcext:value-type="string">
            <text:p>{A011476:obser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ermitt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permitteert:4</text:p>
          </table:table-cell>
          <table:table-cell table:number-columns-repeated="4"/>
          <table:table-cell office:value-type="string" calcext:value-type="string">
            <text:p>{M053063:per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ublic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publiceert:4</text:p>
          </table:table-cell>
          <table:table-cell table:number-columns-repeated="4"/>
          <table:table-cell office:value-type="string" calcext:value-type="string">
            <text:p>{M056576:pub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tific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atificeert:4</text:p>
          </table:table-cell>
          <table:table-cell table:number-columns-repeated="4"/>
          <table:table-cell office:value-type="string" calcext:value-type="string">
            <text:p>{M057559:rat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nvoij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envoijeert:4</text:p>
          </table:table-cell>
          <table:table-cell table:number-columns-repeated="4"/>
          <table:table-cell office:value-type="string" calcext:value-type="string">
            <text:p>{M058999:renvoo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ak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akt:4</text:p>
          </table:table-cell>
          <table:table-cell table:number-columns-repeated="4"/>
          <table:table-cell office:value-type="string" calcext:value-type="string">
            <text:p>{M087824:zakken:VRB,M087825:z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eght:4</text:p>
          </table:table-cell>
          <table:table-cell table:number-columns-repeated="4"/>
          <table:table-cell office:value-type="string" calcext:value-type="string">
            <text:p>{M088348:zeggen:VRB,M020167:gezeg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par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epareert:4</text:p>
          </table:table-cell>
          <table:table-cell table:number-columns-repeated="4"/>
          <table:table-cell office:value-type="string" calcext:value-type="string">
            <text:p>{A013849:se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ond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ondert:4</text:p>
          </table:table-cell>
          <table:table-cell table:number-columns-repeated="4"/>
          <table:table-cell office:value-type="string" calcext:value-type="string">
            <text:p>{12965:gezonderd:ADV,M089600:zonderen:VRB,53399:z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ecific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pecificeert:4</text:p>
          </table:table-cell>
          <table:table-cell table:number-columns-repeated="4"/>
          <table:table-cell office:value-type="string" calcext:value-type="string">
            <text:p>{M065131:spec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oo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tooken:4</text:p>
          </table:table-cell>
          <table:table-cell table:number-columns-repeated="4"/>
          <table:table-cell office:value-type="string" calcext:value-type="string">
            <text:p>{M066386: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ax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axeert:4</text:p>
          </table:table-cell>
          <table:table-cell table:number-columns-repeated="4"/>
          <table:table-cell office:value-type="string" calcext:value-type="string">
            <text:p>{M067837:taxeren:VRB,57240:taxer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o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oont:4</text:p>
          </table:table-cell>
          <table:table-cell table:number-columns-repeated="4"/>
          <table:table-cell office:value-type="string" calcext:value-type="string">
            <text:p>{58823:tonen:VRB,M069148:tonen:VRB,M069260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acte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racteerd:4</text:p>
          </table:table-cell>
          <table:table-cell table:number-columns-repeated="4"/>
          <table:table-cell office:value-type="string" calcext:value-type="string">
            <text:p>{M069638:trak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lu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vlugt:4</text:p>
          </table:table-cell>
          <table:table-cell table:number-columns-repeated="4"/>
          <table:table-cell office:value-type="string" calcext:value-type="string">
            <text:p>{M081146:vl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vult:4</text:p>
          </table:table-cell>
          <table:table-cell table:number-columns-repeated="4"/>
          <table:table-cell office:value-type="string" calcext:value-type="string">
            <text:p>{67467:vollen:VRB,69546:vullen:VRB,M083093:vullen:VRB,M081473:vo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agen:4</text:p>
          </table:table-cell>
          <table:table-cell table:number-columns-repeated="4"/>
          <table:table-cell office:value-type="string" calcext:value-type="string">
            <text:p>{13748:gewagen:VRB,M019973:gewagen:VRB,13747:gew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as:4</text:p>
          </table:table-cell>
          <table:table-cell table:number-columns-repeated="4"/>
          <table:table-cell office:value-type="string" calcext:value-type="string">
            <text:p>{M019988:gewas:NOU-C,13910:gew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e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eesen:4</text:p>
          </table:table-cell>
          <table:table-cell table:number-columns-repeated="4"/>
          <table:table-cell office:value-type="string" calcext:value-type="string">
            <text:p>{73952:wijzen:VRB,M086367: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eld:4</text:p>
          </table:table-cell>
          <table:table-cell table:number-columns-repeated="4"/>
          <table:table-cell office:value-type="string" calcext:value-type="string">
            <text:p>{M085283:wellen:VRB,M020016:geweld:NOU-C,M085282:wellen:VRB,M085284:w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end:4</text:p>
          </table:table-cell>
          <table:table-cell table:number-columns-repeated="4"/>
          <table:table-cell office:value-type="string" calcext:value-type="string">
            <text:p>{M085388:wenden:VRB,M020037:gewend:ADJ,M020041:gew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ilt:4</text:p>
          </table:table-cell>
          <table:table-cell table:number-columns-repeated="4"/>
          <table:table-cell office:value-type="string" calcext:value-type="string">
            <text:p>{M086459:willen:VRB,73633:willen:VRB,13846:geweld:NOU-C,M020086:gewil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zant:4</text:p>
          </table:table-cell>
          <table:table-cell table:number-columns-repeated="4"/>
          <table:table-cell office:value-type="string" calcext:value-type="string">
            <text:p>{M087966:zanten:VRB,M020159:geza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zond:4</text:p>
          </table:table-cell>
          <table:table-cell table:number-columns-repeated="4"/>
          <table:table-cell office:value-type="string" calcext:value-type="string">
            <text:p>{M020232:gezond:ADJ|ADV,M089653:zo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ren:4</text:p>
          </table:table-cell>
          <table:table-cell table:number-columns-repeated="4"/>
          <table:table-cell office:value-type="string" calcext:value-type="string">
            <text:p>{M020305:gieren:VRB,M020299:gier:NOU-C,M020304:gieren:VRB,M020306:gieren:VRB,M020294:gier:NOU-C,14070:gier:NOU-C,14077:gieren:VRB,M020298:gier:NOU-C,M020296:gier:NOU-C,M020307:gieren:VRB,M020295:gier:,M020308:g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ng:4</text:p>
          </table:table-cell>
          <table:table-cell table:number-columns-repeated="4"/>
          <table:table-cell office:value-type="string" calcext:value-type="string">
            <text:p>{M017034: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:4</text:p>
          </table:table-cell>
          <table:table-cell table:number-columns-repeated="4"/>
          <table:table-cell office:value-type="string" calcext:value-type="string">
            <text:p>{M025335:help:INT,M025336:helpen:VRB,16554:help:,16551:helpen:,16560:helpen:NOU-C,M026921:hulp:NOU-C,"16552:hulp, help:NOU-C",M025334:help:NOU-C,16560:hel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ed:4</text:p>
          </table:table-cell>
          <table:table-cell table:number-columns-repeated="4"/>
          <table:table-cell office:value-type="string" calcext:value-type="string">
            <text:p>{M026032:hoede:NOU-C,M026034:hoeden:VRB,M026028:hoed:NOU-C,M026027:hoed:NOU-C,17421:hoeden:VRB,17596:hoe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e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even:4</text:p>
          </table:table-cell>
          <table:table-cell table:number-columns-repeated="4"/>
          <table:table-cell office:value-type="string" calcext:value-type="string">
            <text:p>{17428:hoef:NOU-C,16271:heffen:VRB,M026036:hoef:NOU-C,17600:hoeve:NOU-C,M026107:hoeven:VRB,M026101:hoev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en:4</text:p>
          </table:table-cell>
          <table:table-cell table:number-columns-repeated="4"/>
          <table:table-cell office:value-type="string" calcext:value-type="string">
            <text:p>{M027005:huur:NOU-C,M026976:huren:VRB,M072869:uur:NOU-C,18611:huren:VRB,18610:huu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aan:4</text:p>
          </table:table-cell>
          <table:table-cell table:number-columns-repeated="4"/>
          <table:table-cell office:value-type="string" calcext:value-type="string">
            <text:p>{M027461:in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rij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krijgen:4</text:p>
          </table:table-cell>
          <table:table-cell table:number-columns-repeated="4"/>
          <table:table-cell office:value-type="string" calcext:value-type="string">
            <text:p>{M027703:in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chrij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chrijven:4</text:p>
          </table:table-cell>
          <table:table-cell table:number-columns-repeated="4"/>
          <table:table-cell office:value-type="string" calcext:value-type="string">
            <text:p>{M027950:in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gen:4</text:p>
          </table:table-cell>
          <table:table-cell table:number-columns-repeated="4"/>
          <table:table-cell office:value-type="string" calcext:value-type="string">
            <text:p>{M028580:jagen:VRB,19764:j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den:4</text:p>
          </table:table-cell>
          <table:table-cell table:number-columns-repeated="4"/>
          <table:table-cell office:value-type="string" calcext:value-type="string">
            <text:p>{21118: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op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oppen:4</text:p>
          </table:table-cell>
          <table:table-cell table:number-columns-repeated="4"/>
          <table:table-cell office:value-type="string" calcext:value-type="string">
            <text:p>{M033983:kloppen:VRB,M033974:klop:NOU-C,M033975.re.1:kloppen:,GH20191119.114744.648:kloppen:VRB,M033975:kl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om:4</text:p>
          </table:table-cell>
          <table:table-cell table:number-columns-repeated="4"/>
          <table:table-cell office:value-type="string" calcext:value-type="string">
            <text:p>{M034702:kom:INT,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pmanschap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opmanschappen:4</text:p>
          </table:table-cell>
          <table:table-cell table:number-columns-repeated="4"/>
          <table:table-cell office:value-type="string" calcext:value-type="string">
            <text:p>{M034875.re.1:koopmanschappen:VRB,M034875:koopmanscha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ig:4</text:p>
          </table:table-cell>
          <table:table-cell table:number-columns-repeated="4"/>
          <table:table-cell office:value-type="string" calcext:value-type="string">
            <text:p>{M036510:ledigen:VRB,"A010083:ledig, leeg:NOU-C","M036508:ledig, leeg:ADJ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enen:4</text:p>
          </table:table-cell>
          <table:table-cell table:number-columns-repeated="4"/>
          <table:table-cell office:value-type="string" calcext:value-type="string">
            <text:p>{M036593:leren:,25712:leen:NOU-C,M036567:leen:NOU-C,M036845:leun:NOU-C,M036846:leunen:VRB,25348:leen:NOU-C,25714:lenen:VRB,M036566:leen:NOU-C,M036570: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et:4</text:p>
          </table:table-cell>
          <table:table-cell table:number-columns-repeated="4"/>
          <table:table-cell office:value-type="string" calcext:value-type="string">
            <text:p>{M037217:lijden:VRB,M036528:leed:ADJ|ADV,26519:lid:NOU-C,25264:leden:VRB,M036529:leed:NOU-C,25449:leed:NOU-C,26054:lijden:VRB,25532:leiden:VRB,25448:leed:ADJ,26053:lijden:VRB,25453:leiden:,25452:leed:NOU-C,26199:liggen:VRB,25135: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ef:4</text:p>
          </table:table-cell>
          <table:table-cell table:number-columns-repeated="4"/>
          <table:table-cell office:value-type="string" calcext:value-type="string">
            <text:p>{M037225:lijf:NOU-C,26097:lief:ADJ,M037127:lief:NOU-C,26100:liefde:NOU-C,26184:lief:ADV,26098:lief:NOU-C,M037126:lief:ADJ|NOU-C|ADV,M037188:li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k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kken:4</text:p>
          </table:table-cell>
          <table:table-cell table:number-columns-repeated="4"/>
          <table:table-cell office:value-type="string" calcext:value-type="string">
            <text:p>{M037603:lokken:VRB,M037604:lokken:VRB,M037589:lok:NOU-C,M037590:lo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ist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isteren:4</text:p>
          </table:table-cell>
          <table:table-cell table:number-columns-repeated="4"/>
          <table:table-cell office:value-type="string" calcext:value-type="string">
            <text:p>{M038042:lusteren:VRB,M037975:luisteren:VRB,M037974:lu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k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kken:4</text:p>
          </table:table-cell>
          <table:table-cell table:number-columns-repeated="4"/>
          <table:table-cell office:value-type="string" calcext:value-type="string">
            <text:p>{M037998:luk:NOU-C,M037999:lukke:NOU-C,M038001: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al:4</text:p>
          </table:table-cell>
          <table:table-cell table:number-columns-repeated="4"/>
          <table:table-cell office:value-type="string" calcext:value-type="string">
            <text:p>{M038120:maal:NOU-C,M038297:malen:VRB,M038114:maal:NOU-C,M038118:maal:NOU-C,M038119:maal:NOU-C,M038115:maal:NOU-C,M038116:maal:NOU-C,M038296:m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a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alen:4</text:p>
          </table:table-cell>
          <table:table-cell table:number-columns-repeated="4"/>
          <table:table-cell office:value-type="string" calcext:value-type="string">
            <text:p>{M038297:malen:VRB,M038296:malen:VRB,M038295:m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n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nden:4</text:p>
          </table:table-cell>
          <table:table-cell table:number-columns-repeated="4"/>
          <table:table-cell office:value-type="string" calcext:value-type="string">
            <text:p>{27891:manen:VRB,27528:maand:NOU-C,M038134:ma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lde:4</text:p>
          </table:table-cell>
          <table:table-cell table:number-columns-repeated="4"/>
          <table:table-cell office:value-type="string" calcext:value-type="string">
            <text:p>{29740:mild:ADJ,29023:mellen:VRB,M038913:melde:NOU-C,M038914:melden:VRB,28977:melde:NOU-C,28981: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k:4</text:p>
          </table:table-cell>
          <table:table-cell table:number-columns-repeated="4"/>
          <table:table-cell office:value-type="string" calcext:value-type="string">
            <text:p>{M039087:merk:NOU-C,M038484:markt:NOU-C,M039095:merken:VRB,28080:merk:NOU-C,28072:merk:NOU-C,29251:merk:NOU-C,M039088:merk:NOU-C,M039089:merk:,M039078:mer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:4</text:p>
          </table:table-cell>
          <table:table-cell table:number-columns-repeated="4"/>
          <table:table-cell office:value-type="string" calcext:value-type="string">
            <text:p>{M039438:minnen:VRB,GH20220302.121848.85:min:ADV|NUM,M039392:min:NOU-C,GH20220302.120815.360:min:NUM,29831:min:NOU-C,GH20220303.095222.902:min:ADV|NUM,M039394:min:ADJ|NUM|ADV,M039395:min:ADJ|NUM|ADV,M039391:min:NOU-C,29769:min:NUM,M039394:min:ADV|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deren:4</text:p>
          </table:table-cell>
          <table:table-cell table:number-columns-repeated="4"/>
          <table:table-cell office:value-type="string" calcext:value-type="string">
            <text:p>{29776:minder:ADJ,GH20210412.170820.976:mindere:ADJ|NUM|ADV,29779:minderen:VRB,M039401:minder:ADJ|NUM|ADV,M039403:mi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hande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handelen:4</text:p>
          </table:table-cell>
          <table:table-cell table:number-columns-repeated="4"/>
          <table:table-cell office:value-type="string" calcext:value-type="string">
            <text:p>{M039549:mishandel:NOU-C,30002:mishandelen:VRB,M039550:mis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reren:4</text:p>
          </table:table-cell>
          <table:table-cell table:number-columns-repeated="4"/>
          <table:table-cell office:value-type="string" calcext:value-type="string">
            <text:p>{30289:modereren:VRB,M039790:mod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v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ren:4</text:p>
          </table:table-cell>
          <table:table-cell table:number-columns-repeated="4"/>
          <table:table-cell office:value-type="string" calcext:value-type="string">
            <text:p>{A011093:mo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as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asten:4</text:p>
          </table:table-cell>
          <table:table-cell table:number-columns-repeated="4"/>
          <table:table-cell office:value-type="string" calcext:value-type="string">
            <text:p>{M040441:naasten:VRB,M040394:na:ADJ|ADV|ADP,M040437:naast:ADJ|ADV|ADP,GH20200907.140916.398:naaste:ADJ|ADV|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gaen:4</text:p>
          </table:table-cell>
          <table:table-cell table:number-columns-repeated="4"/>
          <table:table-cell office:value-type="string" calcext:value-type="string">
            <text:p>{31645:na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ren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rennen:4</text:p>
          </table:table-cell>
          <table:table-cell table:number-columns-repeated="4"/>
          <table:table-cell office:value-type="string" calcext:value-type="string">
            <text:p>{M040691:nar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vol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volgen:4</text:p>
          </table:table-cell>
          <table:table-cell table:number-columns-repeated="4"/>
          <table:table-cell office:value-type="string" calcext:value-type="string">
            <text:p>{31980:navolgen:VRB,M040856:na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goti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otieeren:4</text:p>
          </table:table-cell>
          <table:table-cell table:number-columns-repeated="4"/>
          <table:table-cell office:value-type="string" calcext:value-type="string">
            <text:p>{M041068.re.9:nego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eten:4</text:p>
          </table:table-cell>
          <table:table-cell table:number-columns-repeated="4"/>
          <table:table-cell office:value-type="string" calcext:value-type="string">
            <text:p>{32551:nieten:VRB,32544:niet:PRN,32649:niet:PRN,GH20220218.113113.430:niet:PRN|NOU-C|ADV,M041178.re.4:nieten:,A011312.re.2:nijten:,M041178:niet:PRN|NOU-C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e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egen:4</text:p>
          </table:table-cell>
          <table:table-cell table:number-columns-repeated="4"/>
          <table:table-cell office:value-type="string" calcext:value-type="string">
            <text:p>{M041280:noegen:VRB,32753:n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oten:4</text:p>
          </table:table-cell>
          <table:table-cell table:number-columns-repeated="4"/>
          <table:table-cell office:value-type="string" calcext:value-type="string">
            <text:p>{M041374:noot:NOU-C,M041416:noten:VRB,M041180:nieten:VRB,33029:noten:VRB,33013:noot:NOU-C,33011:noot:NOU-C,M041375:n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gebra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mgebragt:4</text:p>
          </table:table-cell>
          <table:table-cell table:number-columns-repeated="4"/>
          <table:table-cell office:value-type="string" calcext:value-type="string">
            <text:p>{M041655:ombrengen:VRB,M041656:om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hel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mhelsen:4</text:p>
          </table:table-cell>
          <table:table-cell table:number-columns-repeated="4"/>
          <table:table-cell office:value-type="string" calcext:value-type="string">
            <text:p>{M041812:omhelzen:VRB,33635:omhel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nee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erneemen:4</text:p>
          </table:table-cell>
          <table:table-cell table:number-columns-repeated="4"/>
          <table:table-cell office:value-type="string" calcext:value-type="string">
            <text:p>{M043554:onde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chep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erscheppen:4</text:p>
          </table:table-cell>
          <table:table-cell table:number-columns-repeated="4"/>
          <table:table-cell office:value-type="string" calcext:value-type="string">
            <text:p>{M043632:onderscheppen:VRB,M043633:ondersche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teu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ersteunen:4</text:p>
          </table:table-cell>
          <table:table-cell table:number-columns-repeated="4"/>
          <table:table-cell office:value-type="string" calcext:value-type="string">
            <text:p>{M043701:ondersteu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tas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ertasten:4</text:p>
          </table:table-cell>
          <table:table-cell table:number-columns-repeated="4"/>
          <table:table-cell office:value-type="string" calcext:value-type="string">
            <text:p>{34852:ondertasten:VRB,M043719:ondert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zoe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erzoeken:4</text:p>
          </table:table-cell>
          <table:table-cell table:number-columns-repeated="4"/>
          <table:table-cell office:value-type="string" calcext:value-type="string">
            <text:p>{M043813:ond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f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tfong:4</text:p>
          </table:table-cell>
          <table:table-cell table:number-columns-repeated="4"/>
          <table:table-cell office:value-type="string" calcext:value-type="string">
            <text:p>{M046303:ont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eldi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tweldigen:4</text:p>
          </table:table-cell>
          <table:table-cell table:number-columns-repeated="4"/>
          <table:table-cell office:value-type="string" calcext:value-type="string">
            <text:p>{38265:ontweldigen:VRB,M046405:ontwe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maek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gemaekt:4</text:p>
          </table:table-cell>
          <table:table-cell table:number-columns-repeated="4"/>
          <table:table-cell office:value-type="string" calcext:value-type="string">
            <text:p>{M048973:op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oe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soeken:4</text:p>
          </table:table-cell>
          <table:table-cell table:number-columns-repeated="4"/>
          <table:table-cell office:value-type="string" calcext:value-type="string">
            <text:p>{M049746:op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vol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volgen:4</text:p>
          </table:table-cell>
          <table:table-cell table:number-columns-repeated="4"/>
          <table:table-cell office:value-type="string" calcext:value-type="string">
            <text:p>{M049634:op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da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dagt:4</text:p>
          </table:table-cell>
          <table:table-cell table:number-columns-repeated="4"/>
          <table:table-cell office:value-type="string" calcext:value-type="string">
            <text:p>{M050200:over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hel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hellen:4</text:p>
          </table:table-cell>
          <table:table-cell table:number-columns-repeated="4"/>
          <table:table-cell office:value-type="string" calcext:value-type="string">
            <text:p>{M050506:overh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rompe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rompelen:4</text:p>
          </table:table-cell>
          <table:table-cell table:number-columns-repeated="4"/>
          <table:table-cell office:value-type="string" calcext:value-type="string">
            <text:p>{M051120:overrom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chadu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schaduwen:4</text:p>
          </table:table-cell>
          <table:table-cell table:number-columns-repeated="4"/>
          <table:table-cell office:value-type="string" calcext:value-type="string">
            <text:p>{M051138:overschaduwen:VRB,M051139:overschad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ta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staen:4</text:p>
          </table:table-cell>
          <table:table-cell table:number-columns-repeated="4"/>
          <table:table-cell office:value-type="string" calcext:value-type="string">
            <text:p>{M051360:overstaan:VRB,40995:ov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nen:4</text:p>
          </table:table-cell>
          <table:table-cell table:number-columns-repeated="4"/>
          <table:table-cell office:value-type="string" calcext:value-type="string">
            <text:p>{M052865:pen:NOU-C,42218:pen:NOU-C,M052910:pennen:VRB,M052909:pennen:VRB,M052864:p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itt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mitteeren:4</text:p>
          </table:table-cell>
          <table:table-cell table:number-columns-repeated="4"/>
          <table:table-cell office:value-type="string" calcext:value-type="string">
            <text:p>{M053063:per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ist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isteren:4</text:p>
          </table:table-cell>
          <table:table-cell table:number-columns-repeated="4"/>
          <table:table-cell office:value-type="string" calcext:value-type="string">
            <text:p>{M053116:per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und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nderen:4</text:p>
          </table:table-cell>
          <table:table-cell table:number-columns-repeated="4"/>
          <table:table-cell office:value-type="string" calcext:value-type="string">
            <text:p>{M054825:plu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ctis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tiseeren:4</text:p>
          </table:table-cell>
          <table:table-cell table:number-columns-repeated="4"/>
          <table:table-cell office:value-type="string" calcext:value-type="string">
            <text:p>{M055790:prakt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ctis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tiseren:4</text:p>
          </table:table-cell>
          <table:table-cell table:number-columns-repeated="4"/>
          <table:table-cell office:value-type="string" calcext:value-type="string">
            <text:p>{43816:praktiseren:VRB,M055790:prakt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tend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endeeren:4</text:p>
          </table:table-cell>
          <table:table-cell table:number-columns-repeated="4"/>
          <table:table-cell office:value-type="string" calcext:value-type="string">
            <text:p>{M055957:pret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j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jsen:4</text:p>
          </table:table-cell>
          <table:table-cell table:number-columns-repeated="4"/>
          <table:table-cell office:value-type="string" calcext:value-type="string">
            <text:p>{M056043:prijzen:VRB,44059:prijzen:VRB,M056034:pr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ced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cederen:4</text:p>
          </table:table-cell>
          <table:table-cell table:number-columns-repeated="4"/>
          <table:table-cell office:value-type="string" calcext:value-type="string">
            <text:p>{44085:procederen:VRB,M056132:proc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g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geren:4</text:p>
          </table:table-cell>
          <table:table-cell table:number-columns-repeated="4"/>
          <table:table-cell office:value-type="string" calcext:value-type="string">
            <text:p>{M056387:prot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uc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uceren:4</text:p>
          </table:table-cell>
          <table:table-cell table:number-columns-repeated="4"/>
          <table:table-cell office:value-type="string" calcext:value-type="string">
            <text:p>{M057976:redu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arqu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arqueeren:4</text:p>
          </table:table-cell>
          <table:table-cell table:number-columns-repeated="4"/>
          <table:table-cell office:value-type="string" calcext:value-type="string">
            <text:p>{M058751:remarq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eeren:4</text:p>
          </table:table-cell>
          <table:table-cell table:number-columns-repeated="4"/>
          <table:table-cell office:value-type="string" calcext:value-type="string">
            <text:p>{M059356: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en:4</text:p>
          </table:table-cell>
          <table:table-cell table:number-columns-repeated="4"/>
          <table:table-cell office:value-type="string" calcext:value-type="string">
            <text:p>{46106:rusten:VRB,M059358:resten:VRB,M059341:rest:NOU-C,M059339:re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ult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eeren:4</text:p>
          </table:table-cell>
          <table:table-cell table:number-columns-repeated="4"/>
          <table:table-cell office:value-type="string" calcext:value-type="string">
            <text:p>{M059377:resul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c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jcken:4</text:p>
          </table:table-cell>
          <table:table-cell table:number-columns-repeated="4"/>
          <table:table-cell office:value-type="string" calcext:value-type="string">
            <text:p>{M059982:rijk:ADJ|ADV,GH20191114.152405.37:rijke:ADJ,M059981:rijk:NOU-C,46481:rijken:VRB,M061405:ruiken:VRB,46474:rijk:ADJ,M059990:r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y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ym:4</text:p>
          </table:table-cell>
          <table:table-cell table:number-columns-repeated="4"/>
          <table:table-cell office:value-type="string" calcext:value-type="string">
            <text:p>{M061423:ruim:NOU-C,M061422:ruim:ADJ|ADV,47691:ruim:ADJ,M061426:rui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l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illen:4</text:p>
          </table:table-cell>
          <table:table-cell table:number-columns-repeated="4"/>
          <table:table-cell office:value-type="string" calcext:value-type="string">
            <text:p>{M062711:schillen:VRB,49633:schillen:VRB,M062713:schillen:VRB,M062685:schil:NOU-C,M062712:schillen:VRB,"49195:schel, schil:NOU-C",M062683:schil:NOU-C,49635:schelling:NOU-C,M062684:schi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oot:4</text:p>
          </table:table-cell>
          <table:table-cell table:number-columns-repeated="4"/>
          <table:table-cell office:value-type="string" calcext:value-type="string">
            <text:p>{49555:schieten:VRB,M062910:schoot:NOU-C,M062910:schoot:VRB,M062637:schieten:VRB,50182:schot:NOU-C,50082:schoot:NOU-C,M062911:schoot:NOU-C,M062912:schoot:NOU-C,50083:sch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en:4</text:p>
          </table:table-cell>
          <table:table-cell table:number-columns-repeated="4"/>
          <table:table-cell office:value-type="string" calcext:value-type="string">
            <text:p>{47828:zaa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y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yden:4</text:p>
          </table:table-cell>
          <table:table-cell table:number-columns-repeated="4"/>
          <table:table-cell office:value-type="string" calcext:value-type="string">
            <text:p>{M088348: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pen:4</text:p>
          </table:table-cell>
          <table:table-cell table:number-columns-repeated="4"/>
          <table:table-cell office:value-type="string" calcext:value-type="string">
            <text:p>{52279:slapen:VRB,M063760:slaap:NOU-C,M063880:slapen:VRB,52224:slaa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nt:4</text:p>
          </table:table-cell>
          <table:table-cell table:number-columns-repeated="4"/>
          <table:table-cell office:value-type="string" calcext:value-type="string">
            <text:p>{M089590:zonde:NOU-C,53458:zond:ADJ,M088570:zenden:VRB,M089653:zo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r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rgen:4</text:p>
          </table:table-cell>
          <table:table-cell table:number-columns-repeated="4"/>
          <table:table-cell office:value-type="string" calcext:value-type="string">
            <text:p>{M089767:zorg:NOU-C,M089774:zorgen:VRB,53529:zorg:NOU-C,53534: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a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aken:4</text:p>
          </table:table-cell>
          <table:table-cell table:number-columns-repeated="4"/>
          <table:table-cell office:value-type="string" calcext:value-type="string">
            <text:p>{M065953:staken:VRB,M066386:steken:VRB,M065645:sta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t:4</text:p>
          </table:table-cell>
          <table:table-cell table:number-columns-repeated="4"/>
          <table:table-cell office:value-type="string" calcext:value-type="string">
            <text:p>{54674:stand:NOU-C,54656:standen:VRB,M066062:stand:NOU-C,54532: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ert:4</text:p>
          </table:table-cell>
          <table:table-cell table:number-columns-repeated="4"/>
          <table:table-cell office:value-type="string" calcext:value-type="string">
            <text:p>{M065701:staarten:VRB,55199:staart:NOU-C,M065694:staa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o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oren:4</text:p>
          </table:table-cell>
          <table:table-cell table:number-columns-repeated="4"/>
          <table:table-cell office:value-type="string" calcext:value-type="string">
            <text:p>{M066849:storen:VRB,55583:storen:VRB,M066848:st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m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mmen:4</text:p>
          </table:table-cell>
          <table:table-cell table:number-columns-repeated="4"/>
          <table:table-cell office:value-type="string" calcext:value-type="string">
            <text:p>{55787:stremmen:VRB,M066977:stre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ert:4</text:p>
          </table:table-cell>
          <table:table-cell table:number-columns-repeated="4"/>
          <table:table-cell office:value-type="string" calcext:value-type="string">
            <text:p>{56717:zwaard:NOU-C,56705:zweren:,M090340:zwaren:VRB,56552:zwaren:VRB,M090180:zwaard:NOU-C,M090749:zwoerd:NOU-C,M090210:zwaarte:NOU-C,56479:zwoerd:NOU-C,56560:zwar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r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rven:4</text:p>
          </table:table-cell>
          <table:table-cell table:number-columns-repeated="4"/>
          <table:table-cell office:value-type="string" calcext:value-type="string">
            <text:p>{M090553:zw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:4</text:p>
          </table:table-cell>
          <table:table-cell table:number-columns-repeated="4"/>
          <table:table-cell office:value-type="string" calcext:value-type="string">
            <text:p>{51648:zij:NOU-C,M088992:zij:PRN,51649:zij:NOU-C,51899:zijn:VRB,51900:zijn:PRN,M088994:zij:NOU-C,M089104:zijn:PRN,M088993:zij:NOU-C,M089102:zijn:VRB,51647:zijn:,51646:zich:PRN,"M089004:zijde, zij:NOU-C",M089106:zijn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len:4</text:p>
          </table:table-cell>
          <table:table-cell table:number-columns-repeated="4"/>
          <table:table-cell office:value-type="string" calcext:value-type="string">
            <text:p>{57006:tal:NOU-C,M067528:taal:NOU-C,57010:taal:NOU-C,M067529:taal:NOU-C,M067650:talen:VRB,57016: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en:4</text:p>
          </table:table-cell>
          <table:table-cell table:number-columns-repeated="4"/>
          <table:table-cell office:value-type="string" calcext:value-type="string">
            <text:p>{57084:tanen:VRB,M067718:tanen:VRB,GH20191112.143547.51:tanen:VRB,M067719:ta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co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ecomt:4</text:p>
          </table:table-cell>
          <table:table-cell table:number-columns-repeated="4"/>
          <table:table-cell office:value-type="string" calcext:value-type="string">
            <text:p>{58449:toekomen:VRB,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do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edoen:4</text:p>
          </table:table-cell>
          <table:table-cell table:number-columns-repeated="4"/>
          <table:table-cell office:value-type="string" calcext:value-type="string">
            <text:p>{58341:toedoen:VRB,M068752:toedoen:NOU-C,M068751:toe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rei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ereiken:4</text:p>
          </table:table-cell>
          <table:table-cell table:number-columns-repeated="4"/>
          <table:table-cell office:value-type="string" calcext:value-type="string">
            <text:p>{M068875:toere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wens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ewenschen:4</text:p>
          </table:table-cell>
          <table:table-cell table:number-columns-repeated="4"/>
          <table:table-cell office:value-type="string" calcext:value-type="string">
            <text:p>{M069018:toe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en:4</text:p>
          </table:table-cell>
          <table:table-cell table:number-columns-repeated="4"/>
          <table:table-cell office:value-type="string" calcext:value-type="string">
            <text:p>{M069681:trai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k:4</text:p>
          </table:table-cell>
          <table:table-cell table:number-columns-repeated="4"/>
          <table:table-cell office:value-type="string" calcext:value-type="string">
            <text:p>{M070093: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e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eere:4</text:p>
          </table:table-cell>
          <table:table-cell table:number-columns-repeated="4"/>
          <table:table-cell office:value-type="string" calcext:value-type="string">
            <text:p>{M069849:trans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p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pen:4</text:p>
          </table:table-cell>
          <table:table-cell table:number-columns-repeated="4"/>
          <table:table-cell office:value-type="string" calcext:value-type="string">
            <text:p>{59199:trap:NOU-C,M069912:trappen:VRB,M069884:trap:NOU-C,59202:trappen:VRB,M069882:trap:,M069887:trap:NOU-C,M069882:trap:NOU-C,M069911:trappen:VRB,M069883:tra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jff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jffel:4</text:p>
          </table:table-cell>
          <table:table-cell table:number-columns-repeated="4"/>
          <table:table-cell office:value-type="string" calcext:value-type="string">
            <text:p>{M071524:twijfelen:VRB,M071518:twijfel:NOU-C,M071519:twijfel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y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den:4</text:p>
          </table:table-cell>
          <table:table-cell table:number-columns-repeated="4"/>
          <table:table-cell office:value-type="string" calcext:value-type="string">
            <text:p>{57992:tijden:VRB,M068407:tijden:VRB,57993:tijden:VRB,58090:tijd:NOU-C,M068403:tij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scho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jtgeschoten:4</text:p>
          </table:table-cell>
          <table:table-cell table:number-columns-repeated="4"/>
          <table:table-cell office:value-type="string" calcext:value-type="string">
            <text:p>{M072227:uit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stel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jtstellen:4</text:p>
          </table:table-cell>
          <table:table-cell table:number-columns-repeated="4"/>
          <table:table-cell office:value-type="string" calcext:value-type="string">
            <text:p>{M072315:ui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ten:4</text:p>
          </table:table-cell>
          <table:table-cell table:number-columns-repeated="4"/>
          <table:table-cell office:value-type="string" calcext:value-type="string">
            <text:p>{M071844:uiten:VRB,":uit + het:APD|ADV|ADJ|NOU-C",GH20200908.160950.739:uit:APD|ADV|ADJ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k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tkomen:4</text:p>
          </table:table-cell>
          <table:table-cell table:number-columns-repeated="4"/>
          <table:table-cell office:value-type="string" calcext:value-type="string">
            <text:p>{M072002:uitkomen:VRB,M072003:uitkom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tstaan:4</text:p>
          </table:table-cell>
          <table:table-cell table:number-columns-repeated="4"/>
          <table:table-cell office:value-type="string" calcext:value-type="string">
            <text:p>{M072915:uit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art:4</text:p>
          </table:table-cell>
          <table:table-cell table:number-columns-repeated="4"/>
          <table:table-cell office:value-type="string" calcext:value-type="string">
            <text:p>{":varen + het:VRB",M073013:vaart:NOU-C,M073362:varen:VRB,M073015:vaart:NOU-C,M073014:vaart:NOU-C,NULL,M073013:vaart:VRB,M073361: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eren:4</text:p>
          </table:table-cell>
          <table:table-cell table:number-columns-repeated="4"/>
          <table:table-cell office:value-type="string" calcext:value-type="string">
            <text:p>{62648:veer:NOU-C,M073856:veer:NOU-C,M075445:varen:VRB,M073854:veer:NOU-C,M075446:veren:VRB,M073878:veren:VRB,64192:ver:ADV,M073859:vaar:NOU-C,M073857:veer:NOU-C,M073671:vederen:VRB,M073876:veren:ADJ,61588:veder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il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lig:4</text:p>
          </table:table-cell>
          <table:table-cell table:number-columns-repeated="4"/>
          <table:table-cell office:value-type="string" calcext:value-type="string">
            <text:p>{M073985:veilig:ADJ|ADV,M073987:veiligen:VRB,M073984:veili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gt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agteren:4</text:p>
          </table:table-cell>
          <table:table-cell table:number-columns-repeated="4"/>
          <table:table-cell office:value-type="string" calcext:value-type="string">
            <text:p>{M074378:verach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ntwo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antwoord:4</text:p>
          </table:table-cell>
          <table:table-cell table:number-columns-repeated="4"/>
          <table:table-cell office:value-type="string" calcext:value-type="string">
            <text:p>{M074452:verantwoord:ADJ|ADV,M074455:verantwoorden:VRB,M074451:verantwoo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a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azen:4</text:p>
          </table:table-cell>
          <table:table-cell table:number-columns-repeated="4"/>
          <table:table-cell office:value-type="string" calcext:value-type="string">
            <text:p>{M074593:verba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u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uren:4</text:p>
          </table:table-cell>
          <table:table-cell table:number-columns-repeated="4"/>
          <table:table-cell office:value-type="string" calcext:value-type="string">
            <text:p>{62259:verbeuren:VRB,M074659:verbeuren:VRB,M074659:verbeu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ij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lijve:4</text:p>
          </table:table-cell>
          <table:table-cell table:number-columns-repeated="4"/>
          <table:table-cell office:value-type="string" calcext:value-type="string">
            <text:p>{M074768: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y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lyven:4</text:p>
          </table:table-cell>
          <table:table-cell table:number-columns-repeated="4"/>
          <table:table-cell office:value-type="string" calcext:value-type="string">
            <text:p>{M074768:verblijven:VRB,M074764:verblijf:NOU-C,GH20200917.144040.705: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ont:4</text:p>
          </table:table-cell>
          <table:table-cell table:number-columns-repeated="4"/>
          <table:table-cell office:value-type="string" calcext:value-type="string">
            <text:p>{62245:verbond:NOU-C,M074853:verbond:NOU-C,M074704:verb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rui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ruiken:4</text:p>
          </table:table-cell>
          <table:table-cell table:number-columns-repeated="4"/>
          <table:table-cell office:value-type="string" calcext:value-type="string">
            <text:p>{M074965:verbr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la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claert:4</text:p>
          </table:table-cell>
          <table:table-cell table:number-columns-repeated="4"/>
          <table:table-cell office:value-type="string" calcext:value-type="string">
            <text:p>{63259:verklaard:ADJ,63264:verklaren:VRB,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la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claren:4</text:p>
          </table:table-cell>
          <table:table-cell table:number-columns-repeated="4"/>
          <table:table-cell office:value-type="string" calcext:value-type="string">
            <text:p>{63264:verklaren:VRB,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onsume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consumeerd:4</text:p>
          </table:table-cell>
          <table:table-cell table:number-columns-repeated="4"/>
          <table:table-cell office:value-type="string" calcext:value-type="string">
            <text:p>{M074999:verconsu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r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derven:4</text:p>
          </table:table-cell>
          <table:table-cell table:number-columns-repeated="4"/>
          <table:table-cell office:value-type="string" calcext:value-type="string">
            <text:p>{62383:verdeluwen:VRB,M075078:verderven:VRB,62413:verd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wij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dwijnen:4</text:p>
          </table:table-cell>
          <table:table-cell table:number-columns-repeated="4"/>
          <table:table-cell office:value-type="string" calcext:value-type="string">
            <text:p>{M075380:verdwijnen:VRB,62641:verdwij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rg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ergeren:4</text:p>
          </table:table-cell>
          <table:table-cell table:number-columns-repeated="4"/>
          <table:table-cell office:value-type="string" calcext:value-type="string">
            <text:p>{62712:verergeren:,M075454:verer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l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lden:4</text:p>
          </table:table-cell>
          <table:table-cell table:number-columns-repeated="4"/>
          <table:table-cell office:value-type="string" calcext:value-type="string">
            <text:p>{62786:vergelden:VRB,62795:vergeld:NOU-C,M075605:verg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a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klaerd:4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loe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kloeken:4</text:p>
          </table:table-cell>
          <table:table-cell table:number-columns-repeated="4"/>
          <table:table-cell office:value-type="string" calcext:value-type="string">
            <text:p>{M076326:verkl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o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kooren:4</text:p>
          </table:table-cell>
          <table:table-cell table:number-columns-repeated="4"/>
          <table:table-cell office:value-type="string" calcext:value-type="string">
            <text:p>{M076257:verk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lezen:4</text:p>
          </table:table-cell>
          <table:table-cell table:number-columns-repeated="4"/>
          <table:table-cell office:value-type="string" calcext:value-type="string">
            <text:p>{63542:verliezen:VRB,M076703:ver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meend:4</text:p>
          </table:table-cell>
          <table:table-cell table:number-columns-repeated="4"/>
          <table:table-cell office:value-type="string" calcext:value-type="string">
            <text:p>{M076943:vermenen:VRB,M076942:vermeend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gelijck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ongelijckt:4</text:p>
          </table:table-cell>
          <table:table-cell table:number-columns-repeated="4"/>
          <table:table-cell office:value-type="string" calcext:value-type="string">
            <text:p>{M077321:veronge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geluk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ongelukken:4</text:p>
          </table:table-cell>
          <table:table-cell table:number-columns-repeated="4"/>
          <table:table-cell office:value-type="string" calcext:value-type="string">
            <text:p>{M077324:veronge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n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chenken:4</text:p>
          </table:table-cell>
          <table:table-cell table:number-columns-repeated="4"/>
          <table:table-cell office:value-type="string" calcext:value-type="string">
            <text:p>{64383:verschenken:VRB,M077881:ver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k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eekeren:4</text:p>
          </table:table-cell>
          <table:table-cell table:number-columns-repeated="4"/>
          <table:table-cell office:value-type="string" calcext:value-type="string">
            <text:p>{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g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egelt:4</text:p>
          </table:table-cell>
          <table:table-cell table:number-columns-repeated="4"/>
          <table:table-cell office:value-type="string" calcext:value-type="string">
            <text:p>{M079593:verze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l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ellen:4</text:p>
          </table:table-cell>
          <table:table-cell table:number-columns-repeated="4"/>
          <table:table-cell office:value-type="string" calcext:value-type="string">
            <text:p>{64524:versellen:VRB,M079611:verzellen:VRB,M078060:versellen:VRB,64523:verz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ck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oeckt:4</text:p>
          </table:table-cell>
          <table:table-cell table:number-columns-repeated="4"/>
          <table:table-cell office:value-type="string" calcext:value-type="string">
            <text:p>{64715:verzoeken:VRB,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oght:4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l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tellen:4</text:p>
          </table:table-cell>
          <table:table-cell table:number-columns-repeated="4"/>
          <table:table-cell office:value-type="string" calcext:value-type="string">
            <text:p>{64866:verstellen:VRB,M078517:ve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ndi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tendigd:4</text:p>
          </table:table-cell>
          <table:table-cell table:number-columns-repeated="4"/>
          <table:table-cell office:value-type="string" calcext:value-type="string">
            <text:p>{M078523:verste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erc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tercken:4</text:p>
          </table:table-cell>
          <table:table-cell table:number-columns-repeated="4"/>
          <table:table-cell office:value-type="string" calcext:value-type="string">
            <text:p>{M078531:verst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o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toog:4</text:p>
          </table:table-cell>
          <table:table-cell table:number-columns-repeated="4"/>
          <table:table-cell office:value-type="string" calcext:value-type="string">
            <text:p>{M078837:vertoog:NOU-C,M078797:ver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ouw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trouwd:4</text:p>
          </table:table-cell>
          <table:table-cell table:number-columns-repeated="4"/>
          <table:table-cell office:value-type="string" calcext:value-type="string">
            <text:p>{M078922:vertrouwd:ADJ|ADV,M078928:ver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ouw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trouwe:4</text:p>
          </table:table-cell>
          <table:table-cell table:number-columns-repeated="4"/>
          <table:table-cell office:value-type="string" calcext:value-type="string">
            <text:p>{M078929:vertrouwen:NOU-C,M078928:ver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vat:4</text:p>
          </table:table-cell>
          <table:table-cell table:number-columns-repeated="4"/>
          <table:table-cell office:value-type="string" calcext:value-type="string">
            <text:p>{M079013:vervatten:VRB,M079013.re.2:verv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waght:4</text:p>
          </table:table-cell>
          <table:table-cell table:number-columns-repeated="4"/>
          <table:table-cell office:value-type="string" calcext:value-type="string">
            <text:p>{M079229:verwachten:VRB,M079229.re.1:verw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j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wijten:4</text:p>
          </table:table-cell>
          <table:table-cell table:number-columns-repeated="4"/>
          <table:table-cell office:value-type="string" calcext:value-type="string">
            <text:p>{65691:verwijten:VRB,M079415:verwijten:VRB,M079413:verwij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eek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zeekeren:4</text:p>
          </table:table-cell>
          <table:table-cell table:number-columns-repeated="4"/>
          <table:table-cell office:value-type="string" calcext:value-type="string">
            <text:p>{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sti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tigen:4</text:p>
          </table:table-cell>
          <table:table-cell table:number-columns-repeated="4"/>
          <table:table-cell office:value-type="string" calcext:value-type="string">
            <text:p>{M073456.re.9:vastigen:VRB,M079836:vestigen:VRB,65821:ves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g:4</text:p>
          </table:table-cell>
          <table:table-cell table:number-columns-repeated="4"/>
          <table:table-cell office:value-type="string" calcext:value-type="string">
            <text:p>{M073311: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erd:4</text:p>
          </table:table-cell>
          <table:table-cell table:number-columns-repeated="4"/>
          <table:table-cell office:value-type="string" calcext:value-type="string">
            <text:p>{M081283: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vo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voeren:4</text:p>
          </table:table-cell>
          <table:table-cell table:number-columns-repeated="4"/>
          <table:table-cell office:value-type="string" calcext:value-type="string">
            <text:p>{M081551:volvoeren:VRB,67630:vol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c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comen:4</text:p>
          </table:table-cell>
          <table:table-cell table:number-columns-repeated="4"/>
          <table:table-cell office:value-type="string" calcext:value-type="string">
            <text:p>{M081901:voorkomen:VRB,68077:voorkomen:VRB,M081902:voorkomen:VRB,68076:voo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dee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deelen:4</text:p>
          </table:table-cell>
          <table:table-cell table:number-columns-repeated="4"/>
          <table:table-cell office:value-type="string" calcext:value-type="string">
            <text:p>{M081752.re.2:voordelen:VRB,M081752:voord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est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gestelt:4</text:p>
          </table:table-cell>
          <table:table-cell table:number-columns-repeated="4"/>
          <table:table-cell office:value-type="string" calcext:value-type="string">
            <text:p>{M082147:voo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heb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hebben:4</text:p>
          </table:table-cell>
          <table:table-cell table:number-columns-repeated="4"/>
          <table:table-cell office:value-type="string" calcext:value-type="string">
            <text:p>{M081855:voorhebben:VRB,M081856:voorhebb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edr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tedragen:4</text:p>
          </table:table-cell>
          <table:table-cell table:number-columns-repeated="4"/>
          <table:table-cell office:value-type="string" calcext:value-type="string">
            <text:p>{":voordragen + te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gebra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tgebragt:4</text:p>
          </table:table-cell>
          <table:table-cell table:number-columns-repeated="4"/>
          <table:table-cell office:value-type="string" calcext:value-type="string">
            <text:p>{M082181:voort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we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orweten:4</text:p>
          </table:table-cell>
          <table:table-cell table:number-columns-repeated="4"/>
          <table:table-cell office:value-type="string" calcext:value-type="string">
            <text:p>{M082391:voorweten:NOU-C,M082389:voorweet:NOU-C,M082390:voorweten:VRB,68601:voorw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rage:4</text:p>
          </table:table-cell>
          <table:table-cell table:number-columns-repeated="4"/>
          <table:table-cell office:value-type="string" calcext:value-type="string">
            <text:p>{M082610:vraag:NOU-C,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rgen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ergenomen:4</text:p>
          </table:table-cell>
          <table:table-cell table:number-columns-repeated="4"/>
          <table:table-cell office:value-type="string" calcext:value-type="string">
            <text:p>{M083349:waar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n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den:4</text:p>
          </table:table-cell>
          <table:table-cell table:number-columns-repeated="4"/>
          <table:table-cell office:value-type="string" calcext:value-type="string">
            <text:p>{70274:wenden:VRB,M083793:wanten:ADJ,70429:wand:NOU-C,M083784:want:NOU-C,M083659:w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n:4</text:p>
          </table:table-cell>
          <table:table-cell table:number-columns-repeated="4"/>
          <table:table-cell office:value-type="string" calcext:value-type="string">
            <text:p>{M085062:weide:NOU-C,M084537:wenen:VRB,71769:ween:NOU-C,71683:wee:ADV,M084459:wee:NOU-C,M084656:weern:NOU-C,M084263:we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te:4</text:p>
          </table:table-cell>
          <table:table-cell table:number-columns-repeated="4"/>
          <table:table-cell office:value-type="string" calcext:value-type="string">
            <text:p>{M085734:weten:VRB,71853:weewete:NOU-C,72863:weet:NOU-C,74046:wijten:VRB,M084784:we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nd:4</text:p>
          </table:table-cell>
          <table:table-cell table:number-columns-repeated="4"/>
          <table:table-cell office:value-type="string" calcext:value-type="string">
            <text:p>{M085375:wende:NOU-C,M085388:wenden:VRB,M086504:wi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en:4</text:p>
          </table:table-cell>
          <table:table-cell table:number-columns-repeated="4"/>
          <table:table-cell office:value-type="string" calcext:value-type="string">
            <text:p>{GH20211203.123801.93:westen:ADV,M085695:west:ADV|ADJ,72807:westen:ADV,M085836:wezen:VRB,M085701:wes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i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ligen:4</text:p>
          </table:table-cell>
          <table:table-cell table:number-columns-repeated="4"/>
          <table:table-cell office:value-type="string" calcext:value-type="string">
            <text:p>{M086461:willig:ADJ|ADV,73639:willig:ADJ,M086426.re.6:wilgen:VRB,M086464:willigen:VRB,73587:wilgen:ADJ,73572:wilg:NOU-C,M086426:wilg:NOU-C,73645:will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sse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selen:4</text:p>
          </table:table-cell>
          <table:table-cell table:number-columns-repeated="4"/>
          <table:table-cell office:value-type="string" calcext:value-type="string">
            <text:p>{GH20191127.143302.121:wisselen:VRB,74009:wisselen:VRB,M086815:wisselen:VRB,73995:wissel:NOU-C,73996:wissel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:4</text:p>
          </table:table-cell>
          <table:table-cell table:number-columns-repeated="4"/>
          <table:table-cell office:value-type="string" calcext:value-type="string">
            <text:p>{74028:wit:ADJ,72852:wet:ADJ,74029:wit:NOU-C,M086835:wit:NOU-C,M086834:wit:NOU-C,M086831:wit:ADJ|ADV,M086874:witten:VRB,M086832:wit:ADJ|ADV,M086832:wit:NOU-C,74046:wijten:VRB,72851:wet:NOU-C,M086833:wit:NOU-C,72927:wetten:VRB,72877:w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n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nten:4</text:p>
          </table:table-cell>
          <table:table-cell table:number-columns-repeated="4"/>
          <table:table-cell office:value-type="string" calcext:value-type="string">
            <text:p>{M087966:zanten:VRB,M087965:zante:NOU-C,48302:sa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rt:4</text:p>
          </table:table-cell>
          <table:table-cell table:number-columns-repeated="4"/>
          <table:table-cell office:value-type="string" calcext:value-type="string">
            <text:p>{53544:sort:NOU-C,M089748:zuilen:VRB,M089747:zoren:VRB,M064986:soo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bo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boren:3</text:p>
          </table:table-cell>
          <table:table-cell table:number-columns-repeated="4"/>
          <table:table-cell office:value-type="string" calcext:value-type="string">
            <text:p>{S000129:aanb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wee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geweesen:3</text:p>
          </table:table-cell>
          <table:table-cell table:number-columns-repeated="4"/>
          <table:table-cell office:value-type="string" calcext:value-type="string">
            <text:p>{M001028:aan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r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raden:3</text:p>
          </table:table-cell>
          <table:table-cell table:number-columns-repeated="4"/>
          <table:table-cell office:value-type="string" calcext:value-type="string">
            <text:p>{GH20190513.110906.314:aanraden:VRB,M000638:aanr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rek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rekenen:3</text:p>
          </table:table-cell>
          <table:table-cell table:number-columns-repeated="4"/>
          <table:table-cell office:value-type="string" calcext:value-type="string">
            <text:p>{M000660:aan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st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staan:3</text:p>
          </table:table-cell>
          <table:table-cell table:number-columns-repeated="4"/>
          <table:table-cell office:value-type="string" calcext:value-type="string">
            <text:p>{M000808:aan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ek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tekenen:3</text:p>
          </table:table-cell>
          <table:table-cell table:number-columns-repeated="4"/>
          <table:table-cell office:value-type="string" calcext:value-type="string">
            <text:p>{M000877:aan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oo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toonen:3</text:p>
          </table:table-cell>
          <table:table-cell table:number-columns-repeated="4"/>
          <table:table-cell office:value-type="string" calcext:value-type="string">
            <text:p>{M000900:aan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zeg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zeggen:3</text:p>
          </table:table-cell>
          <table:table-cell table:number-columns-repeated="4"/>
          <table:table-cell office:value-type="string" calcext:value-type="string">
            <text:p>{M001055:aan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ze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nzetten:3</text:p>
          </table:table-cell>
          <table:table-cell table:number-columns-repeated="4"/>
          <table:table-cell office:value-type="string" calcext:value-type="string">
            <text:p>{GH20191121.100532.391:aanzetten:VRB,S000800:aanzet:NOU-C,M001072:aan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rd:3</text:p>
          </table:table-cell>
          <table:table-cell table:number-columns-repeated="4"/>
          <table:table-cell office:value-type="string" calcext:value-type="string">
            <text:p>{M001118:aard:NOU-C,S000842:aard:NOU-C,S000844:aard:NOU-C,M001163:aarden:VRB,M001157:aarde:NOU-C,S000843: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rden:3</text:p>
          </table:table-cell>
          <table:table-cell table:number-columns-repeated="4"/>
          <table:table-cell office:value-type="string" calcext:value-type="string">
            <text:p>{M001157:aarde:NOU-C,M001163:aarden:VRB,M001162:aarden:ADJ,S000843: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is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sisteert:3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anc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anceeren:3</text:p>
          </table:table-cell>
          <table:table-cell table:number-columns-repeated="4"/>
          <table:table-cell office:value-type="string" calcext:value-type="string">
            <text:p>{S004931:avan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a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aet:3</text:p>
          </table:table-cell>
          <table:table-cell table:number-columns-repeated="4"/>
          <table:table-cell office:value-type="string" calcext:value-type="string">
            <text:p>{00355:aangaan:VRB,M000322:aan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dr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edragen:3</text:p>
          </table:table-cell>
          <table:table-cell table:number-columns-repeated="4"/>
          <table:table-cell office:value-type="string" calcext:value-type="string">
            <text:p>{M000245:aan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l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elegen:3</text:p>
          </table:table-cell>
          <table:table-cell table:number-columns-repeated="4"/>
          <table:table-cell office:value-type="string" calcext:value-type="string">
            <text:p>{00449:aan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mer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emerckt:3</text:p>
          </table:table-cell>
          <table:table-cell table:number-columns-repeated="4"/>
          <table:table-cell office:value-type="string" calcext:value-type="string">
            <text:p>{M000568:aan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schr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eschreven:3</text:p>
          </table:table-cell>
          <table:table-cell table:number-columns-repeated="4"/>
          <table:table-cell office:value-type="string" calcext:value-type="string">
            <text:p>{M000719:aansch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w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gewent:3</text:p>
          </table:table-cell>
          <table:table-cell table:number-columns-repeated="4"/>
          <table:table-cell office:value-type="string" calcext:value-type="string">
            <text:p>{M001013:aanw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ha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nhalen:3</text:p>
          </table:table-cell>
          <table:table-cell table:number-columns-repeated="4"/>
          <table:table-cell office:value-type="string" calcext:value-type="string">
            <text:p>{00397:aan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bre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brengen:3</text:p>
          </table:table-cell>
          <table:table-cell table:number-columns-repeated="4"/>
          <table:table-cell office:value-type="string" calcext:value-type="string">
            <text:p>{M001923:af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dw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dwingen:3</text:p>
          </table:table-cell>
          <table:table-cell table:number-columns-repeated="4"/>
          <table:table-cell office:value-type="string" calcext:value-type="string">
            <text:p>{M002007:afdw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gaen:3</text:p>
          </table:table-cell>
          <table:table-cell table:number-columns-repeated="4"/>
          <table:table-cell office:value-type="string" calcext:value-type="string">
            <text:p>{M002031:afgaan:VRB,00777:af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hae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gehaelt:3</text:p>
          </table:table-cell>
          <table:table-cell table:number-columns-repeated="4"/>
          <table:table-cell office:value-type="string" calcext:value-type="string">
            <text:p>{00815:afhalen:VRB,M002143:af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vord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gevordert:3</text:p>
          </table:table-cell>
          <table:table-cell table:number-columns-repeated="4"/>
          <table:table-cell office:value-type="string" calcext:value-type="string">
            <text:p>{M002991:afv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a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langen:3</text:p>
          </table:table-cell>
          <table:table-cell table:number-columns-repeated="4"/>
          <table:table-cell office:value-type="string" calcext:value-type="string">
            <text:p>{M002315:afl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lei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leiden:3</text:p>
          </table:table-cell>
          <table:table-cell table:number-columns-repeated="4"/>
          <table:table-cell office:value-type="string" calcext:value-type="string">
            <text:p>{M002329:afleiden:VRB,M002323:af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r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aden:3</text:p>
          </table:table-cell>
          <table:table-cell table:number-columns-repeated="4"/>
          <table:table-cell office:value-type="string" calcext:value-type="string">
            <text:p>{M002506:afr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a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acken:3</text:p>
          </table:table-cell>
          <table:table-cell table:number-columns-repeated="4"/>
          <table:table-cell office:value-type="string" calcext:value-type="string">
            <text:p>{M003082:afz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chri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chrikken:3</text:p>
          </table:table-cell>
          <table:table-cell table:number-columns-repeated="4"/>
          <table:table-cell office:value-type="string" calcext:value-type="string">
            <text:p>{M002661:afschr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lu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luiten:3</text:p>
          </table:table-cell>
          <table:table-cell table:number-columns-repeated="4"/>
          <table:table-cell office:value-type="string" calcext:value-type="string">
            <text:p>{M002715:af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nij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nijden:3</text:p>
          </table:table-cell>
          <table:table-cell table:number-columns-repeated="4"/>
          <table:table-cell office:value-type="string" calcext:value-type="string">
            <text:p>{M002733:afsn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t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teecken:3</text:p>
          </table:table-cell>
          <table:table-cell table:number-columns-repeated="4"/>
          <table:table-cell office:value-type="string" calcext:value-type="string">
            <text:p>{M002793:af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t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teken:3</text:p>
          </table:table-cell>
          <table:table-cell table:number-columns-repeated="4"/>
          <table:table-cell office:value-type="string" calcext:value-type="string">
            <text:p>{M002793:afsteken:VRB,00956:af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ter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sterven:3</text:p>
          </table:table-cell>
          <table:table-cell table:number-columns-repeated="4"/>
          <table:table-cell office:value-type="string" calcext:value-type="string">
            <text:p>{M002802:afst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:3</text:p>
          </table:table-cell>
          <table:table-cell table:number-columns-repeated="4"/>
          <table:table-cell office:value-type="string" calcext:value-type="string">
            <text:p>{01483:aam:NOU-C,M000103:aam:NOU-C,01490:amen:VRB,A000187:amen:NOU-C,M003804:amen:ADJ,01491:am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k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ckeren:3</text:p>
          </table:table-cell>
          <table:table-cell table:number-columns-repeated="4"/>
          <table:table-cell office:value-type="string" calcext:value-type="string">
            <text:p>{M003942:anker:NOU-C,M003952:ankeren:VRB,S003731:an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rob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oberen:3</text:p>
          </table:table-cell>
          <table:table-cell table:number-columns-repeated="4"/>
          <table:table-cell office:value-type="string" calcext:value-type="string">
            <text:p>{S004069:ap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eiden:3</text:p>
          </table:table-cell>
          <table:table-cell table:number-columns-repeated="4"/>
          <table:table-cell office:value-type="string" calcext:value-type="string">
            <text:p>{M004132:arbeiden:VRB,01712:arbeiden:VRB,01713:arbei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y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eyden:3</text:p>
          </table:table-cell>
          <table:table-cell table:number-columns-repeated="4"/>
          <table:table-cell office:value-type="string" calcext:value-type="string">
            <text:p>{M004132:arb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n:3</text:p>
          </table:table-cell>
          <table:table-cell table:number-columns-repeated="4"/>
          <table:table-cell office:value-type="string" calcext:value-type="string">
            <text:p>{M004125:ar:ADJ,M004124:ar:NOU-C,M004398:arren:VRB,09139:erre/a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est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steeren:3</text:p>
          </table:table-cell>
          <table:table-cell table:number-columns-repeated="4"/>
          <table:table-cell office:value-type="string" calcext:value-type="string">
            <text:p>{S004454:arrêteren:VRB,M004402:ar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nc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anceren:3</text:p>
          </table:table-cell>
          <table:table-cell table:number-columns-repeated="4"/>
          <table:table-cell office:value-type="string" calcext:value-type="string">
            <text:p>{S004931:avan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aren:3</text:p>
          </table:table-cell>
          <table:table-cell table:number-columns-repeated="4"/>
          <table:table-cell office:value-type="string" calcext:value-type="string">
            <text:p>{M004771:baar:NOU-C,M004770:baar:NOU-C,M005273:baren:VRB,M004773:baa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nck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anckten:3</text:p>
          </table:table-cell>
          <table:table-cell table:number-columns-repeated="4"/>
          <table:table-cell office:value-type="string" calcext:value-type="string">
            <text:p>{M005557:be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cken:3</text:p>
          </table:table-cell>
          <table:table-cell table:number-columns-repeated="4"/>
          <table:table-cell office:value-type="string" calcext:value-type="string">
            <text:p>{M005597:be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ien:3</text:p>
          </table:table-cell>
          <table:table-cell table:number-columns-repeated="4"/>
          <table:table-cell office:value-type="string" calcext:value-type="string">
            <text:p>{02524:beduiden:,M005698:bedienen:VRB,M005703:bedijen:VRB,M005691:beduiden:VRB,02511:bedie:ADV,02523:bedij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o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ongen:3</text:p>
          </table:table-cell>
          <table:table-cell table:number-columns-repeated="4"/>
          <table:table-cell office:value-type="string" calcext:value-type="string">
            <text:p>{M005715:bedingen:VRB,02542:bed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un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uncken:3</text:p>
          </table:table-cell>
          <table:table-cell table:number-columns-repeated="4"/>
          <table:table-cell office:value-type="string" calcext:value-type="string">
            <text:p>{M005856:bedunken:VRB,GH20200917.111253.18:bedu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w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wingen:3</text:p>
          </table:table-cell>
          <table:table-cell table:number-columns-repeated="4"/>
          <table:table-cell office:value-type="string" calcext:value-type="string">
            <text:p>{M005875:bedwingen:VRB,02648:bedw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eert:3</text:p>
          </table:table-cell>
          <table:table-cell table:number-columns-repeated="4"/>
          <table:table-cell office:value-type="string" calcext:value-type="string">
            <text:p>{M006099:begeren:VRB,02738:begeerte:NOU-C,02748:begeren:VRB,M006103:begeer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o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onden:3</text:p>
          </table:table-cell>
          <table:table-cell table:number-columns-repeated="4"/>
          <table:table-cell office:value-type="string" calcext:value-type="string">
            <text:p>{M006132:beginnen:VRB,02764:beg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reep:3</text:p>
          </table:table-cell>
          <table:table-cell table:number-columns-repeated="4"/>
          <table:table-cell office:value-type="string" calcext:value-type="string">
            <text:p>{M006198:begrijpen:VRB,02784:begr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l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helsen:3</text:p>
          </table:table-cell>
          <table:table-cell table:number-columns-repeated="4"/>
          <table:table-cell office:value-type="string" calcext:value-type="string">
            <text:p>{02829:behel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jv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ijveren:3</text:p>
          </table:table-cell>
          <table:table-cell table:number-columns-repeated="4"/>
          <table:table-cell office:value-type="string" calcext:value-type="string">
            <text:p>{M006397:beij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lim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klimmen:3</text:p>
          </table:table-cell>
          <table:table-cell table:number-columns-repeated="4"/>
          <table:table-cell office:value-type="string" calcext:value-type="string">
            <text:p>{GH20201116.101122.85:beklimmen:VRB,M006560:bekli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r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korten:3</text:p>
          </table:table-cell>
          <table:table-cell table:number-columns-repeated="4"/>
          <table:table-cell office:value-type="string" calcext:value-type="string">
            <text:p>{M006625:beko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edi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eedigd:3</text:p>
          </table:table-cell>
          <table:table-cell table:number-columns-repeated="4"/>
          <table:table-cell office:value-type="string" calcext:value-type="string">
            <text:p>{M006755:bel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edi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eedigen:3</text:p>
          </table:table-cell>
          <table:table-cell table:number-columns-repeated="4"/>
          <table:table-cell office:value-type="string" calcext:value-type="string">
            <text:p>{M006755:bel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idd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middelen:3</text:p>
          </table:table-cell>
          <table:table-cell table:number-columns-repeated="4"/>
          <table:table-cell office:value-type="string" calcext:value-type="string">
            <text:p>{M006944:bemid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pro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proeven:3</text:p>
          </table:table-cell>
          <table:table-cell table:number-columns-repeated="4"/>
          <table:table-cell office:value-type="string" calcext:value-type="string">
            <text:p>{03287:beproeven:VRB,M007163:bepro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ek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eekenen:3</text:p>
          </table:table-cell>
          <table:table-cell table:number-columns-repeated="4"/>
          <table:table-cell office:value-type="string" calcext:value-type="string">
            <text:p>{M007235:be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ey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eyden:3</text:p>
          </table:table-cell>
          <table:table-cell table:number-columns-repeated="4"/>
          <table:table-cell office:value-type="string" calcext:value-type="string">
            <text:p>{M007473:bescheiden:ADJ,M007472:bescheid:NOU-C,M007474:bescheiden:VRB,03582:bescheiden:ADV,03581:be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i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ickt:3</text:p>
          </table:table-cell>
          <table:table-cell table:number-columns-repeated="4"/>
          <table:table-cell office:value-type="string" calcext:value-type="string">
            <text:p>{M007513:be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u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utten:3</text:p>
          </table:table-cell>
          <table:table-cell table:number-columns-repeated="4"/>
          <table:table-cell office:value-type="string" calcext:value-type="string">
            <text:p>{M007580:beschutten:VRB,03679:beschutti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it:3</text:p>
          </table:table-cell>
          <table:table-cell table:number-columns-repeated="4"/>
          <table:table-cell office:value-type="string" calcext:value-type="string">
            <text:p>{M008504:bezitten:VRB,03752:bezitten:VRB,03749:bezit:NOU-C,M008500:bezi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me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metten:3</text:p>
          </table:table-cell>
          <table:table-cell table:number-columns-repeated="4"/>
          <table:table-cell office:value-type="string" calcext:value-type="string">
            <text:p>{03790:besmetten:VRB,M007655:besm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ogt:3</text:p>
          </table:table-cell>
          <table:table-cell table:number-columns-repeated="4"/>
          <table:table-cell office:value-type="string" calcext:value-type="string">
            <text:p>{M008512:be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taet:3</text:p>
          </table:table-cell>
          <table:table-cell table:number-columns-repeated="4"/>
          <table:table-cell office:value-type="string" calcext:value-type="string">
            <text:p>{M007770:bestaan:VRB,03876:bestaden:VRB,03879:bestaan:VRB,03548:beschad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o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tont:3</text:p>
          </table:table-cell>
          <table:table-cell table:number-columns-repeated="4"/>
          <table:table-cell office:value-type="string" calcext:value-type="string">
            <text:p>{M007770:bestaan:VRB,03879:be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rij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trijden:3</text:p>
          </table:table-cell>
          <table:table-cell table:number-columns-repeated="4"/>
          <table:table-cell office:value-type="string" calcext:value-type="string">
            <text:p>{M007878:best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w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waren:3</text:p>
          </table:table-cell>
          <table:table-cell table:number-columns-repeated="4"/>
          <table:table-cell office:value-type="string" calcext:value-type="string">
            <text:p>{M008565:bezwaren:VRB,03971:bez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w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woor:3</text:p>
          </table:table-cell>
          <table:table-cell table:number-columns-repeated="4"/>
          <table:table-cell office:value-type="string" calcext:value-type="string">
            <text:p>{M008575:bezw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woo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wooren:3</text:p>
          </table:table-cell>
          <table:table-cell table:number-columns-repeated="4"/>
          <table:table-cell office:value-type="string" calcext:value-type="string">
            <text:p>{M008575:bezw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eug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eugelen:3</text:p>
          </table:table-cell>
          <table:table-cell table:number-columns-repeated="4"/>
          <table:table-cell office:value-type="string" calcext:value-type="string">
            <text:p>{M007956:beteu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e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kken:3</text:p>
          </table:table-cell>
          <table:table-cell table:number-columns-repeated="4"/>
          <table:table-cell office:value-type="string" calcext:value-type="string">
            <text:p>{M008022:be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wis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wisten:3</text:p>
          </table:table-cell>
          <table:table-cell table:number-columns-repeated="4"/>
          <table:table-cell office:value-type="string" calcext:value-type="string">
            <text:p>{M008055:betwi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ro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vroeden:3</text:p>
          </table:table-cell>
          <table:table-cell table:number-columns-repeated="4"/>
          <table:table-cell office:value-type="string" calcext:value-type="string">
            <text:p>{04182:bevroeden:VRB,M008255:bevr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s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westen:3</text:p>
          </table:table-cell>
          <table:table-cell table:number-columns-repeated="4"/>
          <table:table-cell office:value-type="string" calcext:value-type="string">
            <text:p>{04254:bewessen/bewesten:VRB,M008354:bewesten:ADP,04258:bewesten:ADV,GH20210913.160133.824:bewesten: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eg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egelen:3</text:p>
          </table:table-cell>
          <table:table-cell table:number-columns-repeated="4"/>
          <table:table-cell office:value-type="string" calcext:value-type="string">
            <text:p>{M008451:beze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t:3</text:p>
          </table:table-cell>
          <table:table-cell table:number-columns-repeated="4"/>
          <table:table-cell office:value-type="string" calcext:value-type="string">
            <text:p>{M008618:bieden:VRB,04328:bieden:VRB,M008669:bi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n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nen:3</text:p>
          </table:table-cell>
          <table:table-cell table:number-columns-repeated="4"/>
          <table:table-cell office:value-type="string" calcext:value-type="string">
            <text:p>{M009101:binden:VRB,M009120:binnen:ADP,M089102:zijn:VRB,04437:binnen: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e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eken:3</text:p>
          </table:table-cell>
          <table:table-cell table:number-columns-repeated="4"/>
          <table:table-cell office:value-type="string" calcext:value-type="string">
            <text:p>{04595:bleek:ADJ,M009337:bleek:ADJ,M009341:bl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icken:3</text:p>
          </table:table-cell>
          <table:table-cell table:number-columns-repeated="4"/>
          <table:table-cell office:value-type="string" calcext:value-type="string">
            <text:p>{04654:blikken:VRB,M009412:blik:NOU-C,M009416:blik:NOU-C,M009419:bl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ssen:3</text:p>
          </table:table-cell>
          <table:table-cell table:number-columns-repeated="4"/>
          <table:table-cell office:value-type="string" calcext:value-type="string">
            <text:p>{M009549:blussen:VRB,04756:blussen:VRB,M009551:blut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eken:3</text:p>
          </table:table-cell>
          <table:table-cell table:number-columns-repeated="4"/>
          <table:table-cell office:value-type="string" calcext:value-type="string">
            <text:p>{M009640:beuk:NOU-C,M009661:boeken:VRB,04843:beuken:ADJ,M009642:boek:NOU-C,M009641:boek:NOU-C,04832:beu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esen:3</text:p>
          </table:table-cell>
          <table:table-cell table:number-columns-repeated="4"/>
          <table:table-cell office:value-type="string" calcext:value-type="string">
            <text:p>{M009884:bo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den:3</text:p>
          </table:table-cell>
          <table:table-cell table:number-columns-repeated="4"/>
          <table:table-cell office:value-type="string" calcext:value-type="string">
            <text:p>{M009585:bode:NOU-C,M008618: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dschap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dschappen:3</text:p>
          </table:table-cell>
          <table:table-cell table:number-columns-repeated="4"/>
          <table:table-cell office:value-type="string" calcext:value-type="string">
            <text:p>{M010130:boodschap:NOU-C,M010132:boodsch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g:3</text:p>
          </table:table-cell>
          <table:table-cell table:number-columns-repeated="4"/>
          <table:table-cell office:value-type="string" calcext:value-type="string">
            <text:p>{M010392:borg:NOU-C,M010391:borg:NOU-C,M007267:bergen:VRB,M010390:bor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ek:3</text:p>
          </table:table-cell>
          <table:table-cell table:number-columns-repeated="4"/>
          <table:table-cell office:value-type="string" calcext:value-type="string">
            <text:p>{M011482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ywe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wesen:3</text:p>
          </table:table-cell>
          <table:table-cell table:number-columns-repeated="4"/>
          <table:table-cell office:value-type="string" calcext:value-type="string">
            <text:p>{M009012:bijwezen:NOU-C,M009013:bijw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c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uniceeren:3</text:p>
          </table:table-cell>
          <table:table-cell table:number-columns-repeated="4"/>
          <table:table-cell office:value-type="string" calcext:value-type="string">
            <text:p>{M012805:commun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eert:3</text:p>
          </table:table-cell>
          <table:table-cell table:number-columns-repeated="4"/>
          <table:table-cell office:value-type="string" calcext:value-type="string">
            <text:p>{A003157:con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agen:3</text:p>
          </table:table-cell>
          <table:table-cell table:number-columns-repeated="4"/>
          <table:table-cell office:value-type="string" calcext:value-type="string">
            <text:p>{M013105:dagen:VRB,M013097:d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cken:3</text:p>
          </table:table-cell>
          <table:table-cell table:number-columns-repeated="4"/>
          <table:table-cell office:value-type="string" calcext:value-type="string">
            <text:p>{M013158:danken:VRB,06149: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ken:3</text:p>
          </table:table-cell>
          <table:table-cell table:number-columns-repeated="4"/>
          <table:table-cell office:value-type="string" calcext:value-type="string">
            <text:p>{M013291:dekken:VRB,06305: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d:3</text:p>
          </table:table-cell>
          <table:table-cell table:number-columns-repeated="4"/>
          <table:table-cell office:value-type="string" calcext:value-type="string">
            <text:p>{06901:doen:VRB,M013823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er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reeren:3</text:p>
          </table:table-cell>
          <table:table-cell table:number-columns-repeated="4"/>
          <table:table-cell office:value-type="string" calcext:value-type="string">
            <text:p>{A003918:d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pen:3</text:p>
          </table:table-cell>
          <table:table-cell table:number-columns-repeated="4"/>
          <table:table-cell office:value-type="string" calcext:value-type="string">
            <text:p>{M013568:diep:ADJ|ADV,M013569:diepen:VRB,06585:diepe:NOU-C,06582:diep:ADJ,06588:diepen:VRB,06583:die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gen:3</text:p>
          </table:table-cell>
          <table:table-cell table:number-columns-repeated="4"/>
          <table:table-cell office:value-type="string" calcext:value-type="string">
            <text:p>{M013661:dingen:VRB,M013659:ding:NOU-C,06725:dingen:VRB,06727:di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gt:3</text:p>
          </table:table-cell>
          <table:table-cell table:number-columns-repeated="4"/>
          <table:table-cell office:value-type="string" calcext:value-type="string">
            <text:p>{M015396:dunken:VRB,M013332:denken:VRB,M013435:deu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l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leren:3</text:p>
          </table:table-cell>
          <table:table-cell table:number-columns-repeated="4"/>
          <table:table-cell office:value-type="string" calcext:value-type="string">
            <text:p>{M013892:doleren:VRB,06972:do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egen:3</text:p>
          </table:table-cell>
          <table:table-cell table:number-columns-repeated="4"/>
          <table:table-cell office:value-type="string" calcext:value-type="string">
            <text:p>{M014938: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g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eggen:3</text:p>
          </table:table-cell>
          <table:table-cell table:number-columns-repeated="4"/>
          <table:table-cell office:value-type="string" calcext:value-type="string">
            <text:p>{M014993:dreg:NOU-C,M014995:dr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i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iren:3</text:p>
          </table:table-cell>
          <table:table-cell table:number-columns-repeated="4"/>
          <table:table-cell office:value-type="string" calcext:value-type="string">
            <text:p>{M015412:d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l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lden:3</text:p>
          </table:table-cell>
          <table:table-cell table:number-columns-repeated="4"/>
          <table:table-cell office:value-type="string" calcext:value-type="string">
            <text:p>{M015384:dulden:VRB,07949:du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w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wen:3</text:p>
          </table:table-cell>
          <table:table-cell table:number-columns-repeated="4"/>
          <table:table-cell office:value-type="string" calcext:value-type="string">
            <text:p>{08102:duwen:VRB,M015444:duw:NOU-C,M015447:d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wing:3</text:p>
          </table:table-cell>
          <table:table-cell table:number-columns-repeated="4"/>
          <table:table-cell office:value-type="string" calcext:value-type="string">
            <text:p>{M015495:dwingen:VRB,08172:dw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n:3</text:p>
          </table:table-cell>
          <table:table-cell table:number-columns-repeated="4"/>
          <table:table-cell office:value-type="string" calcext:value-type="string">
            <text:p>{08501:effen:ADV,08497:effen:ADJ,M015707:effen:ADJ|ADV,16271:h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t:3</text:p>
          </table:table-cell>
          <table:table-cell table:number-columns-repeated="4"/>
          <table:table-cell office:value-type="string" calcext:value-type="string">
            <text:p>{M015726:eggen:VRB,M015521:ech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ys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yschen:3</text:p>
          </table:table-cell>
          <table:table-cell table:number-columns-repeated="4"/>
          <table:table-cell office:value-type="string" calcext:value-type="string">
            <text:p>{08607:eisen:VRB,GH20200107.134828.511:eisen:VRB,M015806:eis:NOU-C,M015807: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ilit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eren:3</text:p>
          </table:table-cell>
          <table:table-cell table:number-columns-repeated="4"/>
          <table:table-cell office:value-type="string" calcext:value-type="string">
            <text:p>{A006465:facil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en:3</text:p>
          </table:table-cell>
          <table:table-cell table:number-columns-repeated="4"/>
          <table:table-cell office:value-type="string" calcext:value-type="string">
            <text:p>{M017062:gaarne:ADV,M017083:gaderen:VRB,12519:gaarne:ADV,M017297:garen:ADJ,10189:geren:VRB,10052:garen:NOU-C,M017296:ga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ddress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ddresseert:3</text:p>
          </table:table-cell>
          <table:table-cell table:number-columns-repeated="4"/>
          <table:table-cell office:value-type="string" calcext:value-type="string">
            <text:p>{S001350:adre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dmit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dmitteert:3</text:p>
          </table:table-cell>
          <table:table-cell table:number-columns-repeated="4"/>
          <table:table-cell office:value-type="string" calcext:value-type="string">
            <text:p>{S001341:ad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nck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ckert:3</text:p>
          </table:table-cell>
          <table:table-cell table:number-columns-repeated="4"/>
          <table:table-cell office:value-type="string" calcext:value-type="string">
            <text:p>{10294:geankerd:,M003952:an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nk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kert:3</text:p>
          </table:table-cell>
          <table:table-cell table:number-columns-repeated="4"/>
          <table:table-cell office:value-type="string" calcext:value-type="string">
            <text:p>{M017414:geankerd:ADJ,M003952:an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nno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noteert:3</text:p>
          </table:table-cell>
          <table:table-cell table:number-columns-repeated="4"/>
          <table:table-cell office:value-type="string" calcext:value-type="string">
            <text:p>{S003758:anno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enific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benificeert:3</text:p>
          </table:table-cell>
          <table:table-cell table:number-columns-repeated="4"/>
          <table:table-cell office:value-type="string" calcext:value-type="string">
            <text:p>{A000806:bene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arg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argeert:3</text:p>
          </table:table-cell>
          <table:table-cell table:number-columns-repeated="4"/>
          <table:table-cell office:value-type="string" calcext:value-type="string">
            <text:p>{A001949:car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mmand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mmandeert:3</text:p>
          </table:table-cell>
          <table:table-cell table:number-columns-repeated="4"/>
          <table:table-cell office:value-type="string" calcext:value-type="string">
            <text:p>{M012787: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mmitte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mmitteerde:3</text:p>
          </table:table-cell>
          <table:table-cell table:number-columns-repeated="4"/>
          <table:table-cell office:value-type="string" calcext:value-type="string">
            <text:p>{M012800:com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mmittee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mmitteerden:3</text:p>
          </table:table-cell>
          <table:table-cell table:number-columns-repeated="4"/>
          <table:table-cell office:value-type="string" calcext:value-type="string">
            <text:p>{M012800:com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demn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ndemneert:3</text:p>
          </table:table-cell>
          <table:table-cell table:number-columns-repeated="4"/>
          <table:table-cell office:value-type="string" calcext:value-type="string">
            <text:p>{A002978:condem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nstitu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nstitueert:3</text:p>
          </table:table-cell>
          <table:table-cell table:number-columns-repeated="4"/>
          <table:table-cell office:value-type="string" calcext:value-type="string">
            <text:p>{A003164:constit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rrig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corrigeert:3</text:p>
          </table:table-cell>
          <table:table-cell table:number-columns-repeated="4"/>
          <table:table-cell office:value-type="string" calcext:value-type="string">
            <text:p>{M012952:corr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n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anckt:3</text:p>
          </table:table-cell>
          <table:table-cell table:number-columns-repeated="4"/>
          <table:table-cell office:value-type="string" calcext:value-type="string">
            <text:p>{M013158:d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clin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eclineert:3</text:p>
          </table:table-cell>
          <table:table-cell table:number-columns-repeated="4"/>
          <table:table-cell office:value-type="string" calcext:value-type="string">
            <text:p>{A003854:decl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mandee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emandeerd:3</text:p>
          </table:table-cell>
          <table:table-cell table:number-columns-repeated="4"/>
          <table:table-cell office:value-type="string" calcext:value-type="string">
            <text:p>{A004021:de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m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empt:3</text:p>
          </table:table-cell>
          <table:table-cell table:number-columns-repeated="4"/>
          <table:table-cell office:value-type="string" calcext:value-type="string">
            <text:p>{M013320:dem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n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enken:3</text:p>
          </table:table-cell>
          <table:table-cell table:number-columns-repeated="4"/>
          <table:table-cell office:value-type="string" calcext:value-type="string">
            <text:p>{M017688:g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l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oleert:3</text:p>
          </table:table-cell>
          <table:table-cell table:number-columns-repeated="4"/>
          <table:table-cell office:value-type="string" calcext:value-type="string">
            <text:p>{M013892:do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e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dreeven:3</text:p>
          </table:table-cell>
          <table:table-cell table:number-columns-repeated="4"/>
          <table:table-cell office:value-type="string" calcext:value-type="string">
            <text:p>{M015093:d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et:3</text:p>
          </table:table-cell>
          <table:table-cell table:number-columns-repeated="4"/>
          <table:table-cell office:value-type="string" calcext:value-type="string">
            <text:p>{11238:geit:NOU-C,10021: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ee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heeten:3</text:p>
          </table:table-cell>
          <table:table-cell table:number-columns-repeated="4"/>
          <table:table-cell office:value-type="string" calcext:value-type="string">
            <text:p>{M025075:heten:VRB,A007435:gehet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horen:3</text:p>
          </table:table-cell>
          <table:table-cell table:number-columns-repeated="4"/>
          <table:table-cell office:value-type="string" calcext:value-type="string">
            <text:p>{11172:geh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uu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huurt:3</text:p>
          </table:table-cell>
          <table:table-cell table:number-columns-repeated="4"/>
          <table:table-cell office:value-type="string" calcext:value-type="string">
            <text:p>{M026976:h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a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aaten:3</text:p>
          </table:table-cell>
          <table:table-cell table:number-columns-repeated="4"/>
          <table:table-cell office:value-type="string" calcext:value-type="string">
            <text:p>{M018479:gelaten:VRB,M036420: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aden:3</text:p>
          </table:table-cell>
          <table:table-cell table:number-columns-repeated="4"/>
          <table:table-cell office:value-type="string" calcext:value-type="string">
            <text:p>{24589:laden:VRB,24588:laden:VRB,11407:geladen:ADJ,11409:geladen:VRB,M036183:laden:VRB,A007486:geladen:ADJ,M036184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ez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eezen:3</text:p>
          </table:table-cell>
          <table:table-cell table:number-columns-repeated="4"/>
          <table:table-cell office:value-type="string" calcext:value-type="string">
            <text:p>{M037033: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ie:3</text:p>
          </table:table-cell>
          <table:table-cell table:number-columns-repeated="4"/>
          <table:table-cell office:value-type="string" calcext:value-type="string">
            <text:p>{11561:ge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o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oof:3</text:p>
          </table:table-cell>
          <table:table-cell table:number-columns-repeated="4"/>
          <table:table-cell office:value-type="string" calcext:value-type="string">
            <text:p>{M018782:geloof:NOU-C,11676:geloof:NOU-C,11685:geloven:VRB,11686:geloven:VRB,M018824:geloven:VRB,M018782:geloof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u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ucken:3</text:p>
          </table:table-cell>
          <table:table-cell table:number-columns-repeated="4"/>
          <table:table-cell office:value-type="string" calcext:value-type="string">
            <text:p>{M018843:geluk:NOU-C,11729:geluk:NOU-C,M018845:gelukken:VRB,11732:ge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cessi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cessiteert:3</text:p>
          </table:table-cell>
          <table:table-cell table:number-columns-repeated="4"/>
          <table:table-cell office:value-type="string" calcext:value-type="string">
            <text:p>{A011221:necess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oeg:3</text:p>
          </table:table-cell>
          <table:table-cell table:number-columns-repeated="4"/>
          <table:table-cell office:value-type="string" calcext:value-type="string">
            <text:p>{GH20220223.112232.596:genoeg:NUM|ADV,M019114:genoegen:VRB,M019111:genoeg:NUM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din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rdineert:3</text:p>
          </table:table-cell>
          <table:table-cell table:number-columns-repeated="4"/>
          <table:table-cell office:value-type="string" calcext:value-type="string">
            <text:p>{M049830:ordineren:VRB,39916:ord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laet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plaetst:3</text:p>
          </table:table-cell>
          <table:table-cell table:number-columns-repeated="4"/>
          <table:table-cell office:value-type="string" calcext:value-type="string">
            <text:p>{M054136:plaa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os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posteert:3</text:p>
          </table:table-cell>
          <table:table-cell table:number-columns-repeated="4"/>
          <table:table-cell office:value-type="string" calcext:value-type="string">
            <text:p>{M055586:po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e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presen:3</text:p>
          </table:table-cell>
          <table:table-cell table:number-columns-repeated="4"/>
          <table:table-cell office:value-type="string" calcext:value-type="string">
            <text:p>{44059:prijzen:VRB,M056043:pr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vid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provideert:3</text:p>
          </table:table-cell>
          <table:table-cell table:number-columns-repeated="4"/>
          <table:table-cell office:value-type="string" calcext:value-type="string">
            <text:p>{M056432:prov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s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aseert:3</text:p>
          </table:table-cell>
          <table:table-cell table:number-columns-repeated="4"/>
          <table:table-cell office:value-type="string" calcext:value-type="string">
            <text:p>{M057525:ra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fer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fereert:3</text:p>
          </table:table-cell>
          <table:table-cell table:number-columns-repeated="4"/>
          <table:table-cell office:value-type="string" calcext:value-type="string">
            <text:p>{M058121:r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late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lateerde:3</text:p>
          </table:table-cell>
          <table:table-cell table:number-columns-repeated="4"/>
          <table:table-cell office:value-type="string" calcext:value-type="string">
            <text:p>{M058679:rela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medi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medieert:3</text:p>
          </table:table-cell>
          <table:table-cell table:number-columns-repeated="4"/>
          <table:table-cell office:value-type="string" calcext:value-type="string">
            <text:p>{M058764:rem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mit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mitteert:3</text:p>
          </table:table-cell>
          <table:table-cell table:number-columns-repeated="4"/>
          <table:table-cell office:value-type="string" calcext:value-type="string">
            <text:p>{M058787:re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pe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peteert:3</text:p>
          </table:table-cell>
          <table:table-cell table:number-columns-repeated="4"/>
          <table:table-cell office:value-type="string" calcext:value-type="string">
            <text:p>{M059046:rep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pond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espondeert:3</text:p>
          </table:table-cell>
          <table:table-cell table:number-columns-repeated="4"/>
          <table:table-cell office:value-type="string" calcext:value-type="string">
            <text:p>{M059310:resp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eth:3</text:p>
          </table:table-cell>
          <table:table-cell table:number-columns-repeated="4"/>
          <table:table-cell office:value-type="string" calcext:value-type="string">
            <text:p>{51575:zetten:VRB,M088714: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in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innen:3</text:p>
          </table:table-cell>
          <table:table-cell table:number-columns-repeated="4"/>
          <table:table-cell office:value-type="string" calcext:value-type="string">
            <text:p>{12897:gez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ne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needen:3</text:p>
          </table:table-cell>
          <table:table-cell table:number-columns-repeated="4"/>
          <table:table-cell office:value-type="string" calcext:value-type="string">
            <text:p>{M064732:sn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neuve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neuvelt:3</text:p>
          </table:table-cell>
          <table:table-cell table:number-columns-repeated="4"/>
          <table:table-cell office:value-type="string" calcext:value-type="string">
            <text:p>{M064725:sneu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a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paert:3</text:p>
          </table:table-cell>
          <table:table-cell table:number-columns-repeated="4"/>
          <table:table-cell office:value-type="string" calcext:value-type="string">
            <text:p>{M065096:sparen:VRB,53747:sp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r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preken:3</text:p>
          </table:table-cell>
          <table:table-cell table:number-columns-repeated="4"/>
          <table:table-cell office:value-type="string" calcext:value-type="string">
            <text:p>{13062:gespreken:VRB,A007820:ge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roo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prooten:3</text:p>
          </table:table-cell>
          <table:table-cell table:number-columns-repeated="4"/>
          <table:table-cell office:value-type="string" calcext:value-type="string">
            <text:p>{M065604:spr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oo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oolen:3</text:p>
          </table:table-cell>
          <table:table-cell table:number-columns-repeated="4"/>
          <table:table-cell office:value-type="string" calcext:value-type="string">
            <text:p>{M066399:st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re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remt:3</text:p>
          </table:table-cell>
          <table:table-cell table:number-columns-repeated="4"/>
          <table:table-cell office:value-type="string" calcext:value-type="string">
            <text:p>{M066977:stremmen:VRB,A007846:gestrem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imm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immert:3</text:p>
          </table:table-cell>
          <table:table-cell table:number-columns-repeated="4"/>
          <table:table-cell office:value-type="string" calcext:value-type="string">
            <text:p>{M068478:timmeren:VRB,M019746:getimmer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ansla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ranslateert:3</text:p>
          </table:table-cell>
          <table:table-cell table:number-columns-repeated="4"/>
          <table:table-cell office:value-type="string" calcext:value-type="string">
            <text:p>{59178:translateren:VRB,M069815:transla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oos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roosten:3</text:p>
          </table:table-cell>
          <table:table-cell table:number-columns-repeated="4"/>
          <table:table-cell office:value-type="string" calcext:value-type="string">
            <text:p>{M019787:getroosten:VRB,13391:getroo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wijffe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wijffelt:3</text:p>
          </table:table-cell>
          <table:table-cell table:number-columns-repeated="4"/>
          <table:table-cell office:value-type="string" calcext:value-type="string">
            <text:p>{M071524:twijf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ant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vanteert:3</text:p>
          </table:table-cell>
          <table:table-cell table:number-columns-repeated="4"/>
          <table:table-cell office:value-type="string" calcext:value-type="string">
            <text:p>{M073339:va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iol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violeert:3</text:p>
          </table:table-cell>
          <table:table-cell table:number-columns-repeated="4"/>
          <table:table-cell office:value-type="string" calcext:value-type="string">
            <text:p>{M080328:violeren:VRB,66289:vio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voegd:3</text:p>
          </table:table-cell>
          <table:table-cell table:number-columns-repeated="4"/>
          <table:table-cell office:value-type="string" calcext:value-type="string">
            <text:p>{M081255:voegen:VRB,M019913:gevoegd:ADJ,M081256: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voeght:3</text:p>
          </table:table-cell>
          <table:table-cell table:number-columns-repeated="4"/>
          <table:table-cell office:value-type="string" calcext:value-type="string">
            <text:p>{M081255: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rae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vraegt:3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p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wapent:3</text:p>
          </table:table-cell>
          <table:table-cell table:number-columns-repeated="4"/>
          <table:table-cell office:value-type="string" calcext:value-type="string">
            <text:p>{70502:wapenen:VRB,M083826:wapenen:VRB,M019982:gewapend:ADJ,13768:gewapen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nsc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wenscht:3</text:p>
          </table:table-cell>
          <table:table-cell table:number-columns-repeated="4"/>
          <table:table-cell office:value-type="string" calcext:value-type="string">
            <text:p>{M020045:gewenst:ADJ,M085414:we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west:3</text:p>
          </table:table-cell>
          <table:table-cell table:number-columns-repeated="4"/>
          <table:table-cell office:value-type="string" calcext:value-type="string">
            <text:p>{M089102:zijn:VRB,M020052:gewest:NOU-C,51899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oo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woogen:3</text:p>
          </table:table-cell>
          <table:table-cell table:number-columns-repeated="4"/>
          <table:table-cell office:value-type="string" calcext:value-type="string">
            <text:p>{M084885:wegen:VRB,M020102:gewog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ee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zeeten:3</text:p>
          </table:table-cell>
          <table:table-cell table:number-columns-repeated="4"/>
          <table:table-cell office:value-type="string" calcext:value-type="string">
            <text:p>{M089374:zi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zint:3</text:p>
          </table:table-cell>
          <table:table-cell table:number-columns-repeated="4"/>
          <table:table-cell office:value-type="string" calcext:value-type="string">
            <text:p>{M089315:zinnen:VRB,M020216:gezin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ft:3</text:p>
          </table:table-cell>
          <table:table-cell table:number-columns-repeated="4"/>
          <table:table-cell office:value-type="string" calcext:value-type="string">
            <text:p>{M020371:gift:NOU-C,13535:geven:VRB,14099:giften:VRB,14096:gift:NOU-C,"M020372:gift, gif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f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fte:3</text:p>
          </table:table-cell>
          <table:table-cell table:number-columns-repeated="4"/>
          <table:table-cell office:value-type="string" calcext:value-type="string">
            <text:p>{M020371:gift:NOU-C,M020377.ADD.681:gift:ADJ,14096:gift:NOU-C,14099:gif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dkeu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edkeuren:3</text:p>
          </table:table-cell>
          <table:table-cell table:number-columns-repeated="4"/>
          <table:table-cell office:value-type="string" calcext:value-type="string">
            <text:p>{M020943:goedk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:3</text:p>
          </table:table-cell>
          <table:table-cell table:number-columns-repeated="4"/>
          <table:table-cell office:value-type="string" calcext:value-type="string">
            <text:p>{M017034:gaan:VRB,A008156:go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e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eien:3</text:p>
          </table:table-cell>
          <table:table-cell table:number-columns-repeated="4"/>
          <table:table-cell office:value-type="string" calcext:value-type="string">
            <text:p>{14940:groeien:VRB,M022016:groe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den:3</text:p>
          </table:table-cell>
          <table:table-cell table:number-columns-repeated="4"/>
          <table:table-cell office:value-type="string" calcext:value-type="string">
            <text:p>{M022179:grond:NOU-C,M022214:gronden:VRB,15005:gronden:VRB,15016:gro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eld:3</text:p>
          </table:table-cell>
          <table:table-cell table:number-columns-repeated="4"/>
          <table:table-cell office:value-type="string" calcext:value-type="string">
            <text:p>{M023644:han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ulen:3</text:p>
          </table:table-cell>
          <table:table-cell table:number-columns-repeated="4"/>
          <table:table-cell office:value-type="string" calcext:value-type="string">
            <text:p>{M025774:heul:NOU-C,M025773:heul:NOU-C,M025780:heulen:VRB,M025772:heul:NOU-C,17751:heul:NOU-C,M025778:heulen:VRB,M025779:heulen:VRB,M025781:heulen:VRB,M025777:heu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ecken:3</text:p>
          </table:table-cell>
          <table:table-cell table:number-columns-repeated="4"/>
          <table:table-cell office:value-type="string" calcext:value-type="string">
            <text:p>{17461:hoek:NOU-C,M026048:hoeken:VRB,M026047:h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f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ofden:3</text:p>
          </table:table-cell>
          <table:table-cell table:number-columns-repeated="4"/>
          <table:table-cell office:value-type="string" calcext:value-type="string">
            <text:p>{M026349:hoofden:VRB,M026330:hoofd:NOU-C,18319:hoofden:VRB,18370:hoofd:NOU-C,18338:h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y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ysen:3</text:p>
          </table:table-cell>
          <table:table-cell table:number-columns-repeated="4"/>
          <table:table-cell office:value-type="string" calcext:value-type="string">
            <text:p>{18674:huis:NOU-C,M026901:huizen:VRB,18630:huizen:VRB,M026850:hui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co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open:3</text:p>
          </table:table-cell>
          <table:table-cell table:number-columns-repeated="4"/>
          <table:table-cell office:value-type="string" calcext:value-type="string">
            <text:p>{M027694:in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kre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ekreegen:3</text:p>
          </table:table-cell>
          <table:table-cell table:number-columns-repeated="4"/>
          <table:table-cell office:value-type="string" calcext:value-type="string">
            <text:p>{M027703:in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s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esien:3</text:p>
          </table:table-cell>
          <table:table-cell table:number-columns-repeated="4"/>
          <table:table-cell office:value-type="string" calcext:value-type="string">
            <text:p>{M028421:in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ste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estelt:3</text:p>
          </table:table-cell>
          <table:table-cell table:number-columns-repeated="4"/>
          <table:table-cell office:value-type="string" calcext:value-type="string">
            <text:p>{M028077:in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tro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etrocken:3</text:p>
          </table:table-cell>
          <table:table-cell table:number-columns-repeated="4"/>
          <table:table-cell office:value-type="string" calcext:value-type="string">
            <text:p>{19183:ingetrokken:ADJ,19512:intrekken:VRB,M028239:intrekken:VRB,M027515:ingetrokke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vo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evoert:3</text:p>
          </table:table-cell>
          <table:table-cell table:number-columns-repeated="4"/>
          <table:table-cell office:value-type="string" calcext:value-type="string">
            <text:p>{M028317:in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l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laden:3</text:p>
          </table:table-cell>
          <table:table-cell table:number-columns-repeated="4"/>
          <table:table-cell office:value-type="string" calcext:value-type="string">
            <text:p>{M027730:in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leg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leggen:3</text:p>
          </table:table-cell>
          <table:table-cell table:number-columns-repeated="4"/>
          <table:table-cell office:value-type="string" calcext:value-type="string">
            <text:p>{19286:inleggen:VRB,M027748:inleggen:VRB,19300:in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quir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quireeren:3</text:p>
          </table:table-cell>
          <table:table-cell table:number-columns-repeated="4"/>
          <table:table-cell office:value-type="string" calcext:value-type="string">
            <text:p>{A009190:inqu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che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chepen:3</text:p>
          </table:table-cell>
          <table:table-cell table:number-columns-repeated="4"/>
          <table:table-cell office:value-type="string" calcext:value-type="string">
            <text:p>{M027922:insch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ien:3</text:p>
          </table:table-cell>
          <table:table-cell table:number-columns-repeated="4"/>
          <table:table-cell office:value-type="string" calcext:value-type="string">
            <text:p>{M028421:inzien:VRB,M028422:inzien:NOU-C,GH20200922.154319.804:in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ren:3</text:p>
          </table:table-cell>
          <table:table-cell table:number-columns-repeated="4"/>
          <table:table-cell office:value-type="string" calcext:value-type="string">
            <text:p>{M028071:in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recken:3</text:p>
          </table:table-cell>
          <table:table-cell table:number-columns-repeated="4"/>
          <table:table-cell office:value-type="string" calcext:value-type="string">
            <text:p>{M028239:intrekken:VRB,19512:intrekken:VRB,GH20200916.173837.53:in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zam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zamelen:3</text:p>
          </table:table-cell>
          <table:table-cell table:number-columns-repeated="4"/>
          <table:table-cell office:value-type="string" calcext:value-type="string">
            <text:p>{M028403:inzam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nt:3</text:p>
          </table:table-cell>
          <table:table-cell table:number-columns-repeated="4"/>
          <table:table-cell office:value-type="string" calcext:value-type="string">
            <text:p>{M030128:kanten:VRB,21118:kennen:VRB,M030114:kant:ADJ|ADV,M030113:kant:ADJ|ADV,M030112:kant:NOU-C,20552:kant:NOU-C,M030111:kant:NOU-C,M030130:ka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e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rd:3</text:p>
          </table:table-cell>
          <table:table-cell table:number-columns-repeated="4"/>
          <table:table-cell office:value-type="string" calcext:value-type="string">
            <text:p>{M031006: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r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rck:3</text:p>
          </table:table-cell>
          <table:table-cell table:number-columns-repeated="4"/>
          <table:table-cell office:value-type="string" calcext:value-type="string">
            <text:p>{M031267:kerken:VRB,M031244:ker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:3</text:p>
          </table:table-cell>
          <table:table-cell table:number-columns-repeated="4"/>
          <table:table-cell office:value-type="string" calcext:value-type="string">
            <text:p>{M032254:kin:NOU-C,M032454:kennen:VRB,21588:k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ssen:3</text:p>
          </table:table-cell>
          <table:table-cell table:number-columns-repeated="4"/>
          <table:table-cell office:value-type="string" calcext:value-type="string">
            <text:p>{M032581:kis:NOU-C,M032598:k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agen:3</text:p>
          </table:table-cell>
          <table:table-cell table:number-columns-repeated="4"/>
          <table:table-cell office:value-type="string" calcext:value-type="string">
            <text:p>{M032813:k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m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mpen:3</text:p>
          </table:table-cell>
          <table:table-cell table:number-columns-repeated="4"/>
          <table:table-cell office:value-type="string" calcext:value-type="string">
            <text:p>{M032867:klamp:NOU-C,M032868:klamp:NOU-C,M032874:klampen:VRB,M032870:klamp:NOU-C,M032873:klam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een:3</text:p>
          </table:table-cell>
          <table:table-cell table:number-columns-repeated="4"/>
          <table:table-cell office:value-type="string" calcext:value-type="string">
            <text:p>{M033373:klein:ADJ|ADV,M033373:klein:NOU-C,M033222: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omt:3</text:p>
          </table:table-cell>
          <table:table-cell table:number-columns-repeated="4"/>
          <table:table-cell office:value-type="string" calcext:value-type="string">
            <text:p>{M034711:komen:VRB,":komen + het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en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nken:3</text:p>
          </table:table-cell>
          <table:table-cell table:number-columns-repeated="4"/>
          <table:table-cell office:value-type="string" calcext:value-type="string">
            <text:p>{M035423:kr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eu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unen:3</text:p>
          </table:table-cell>
          <table:table-cell table:number-columns-repeated="4"/>
          <table:table-cell office:value-type="string" calcext:value-type="string">
            <text:p>{M035454:kreu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issen:3</text:p>
          </table:table-cell>
          <table:table-cell table:number-columns-repeated="4"/>
          <table:table-cell office:value-type="string" calcext:value-type="string">
            <text:p>{M035566:kris:NOU-C,M035572:kr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:3</text:p>
          </table:table-cell>
          <table:table-cell table:number-columns-repeated="4"/>
          <table:table-cell office:value-type="string" calcext:value-type="string">
            <text:p>{24622:laten:VRB,24536:la:NOU-C,M036091:la:NOU-C,"24581:lade, la:NOU-C","M036182:lade, la:NOU-C",M036420: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eren:3</text:p>
          </table:table-cell>
          <table:table-cell table:number-columns-repeated="4"/>
          <table:table-cell office:value-type="string" calcext:value-type="string">
            <text:p>{M036405:laster:NOU-C,25113:lasteren:VRB,M036407:la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d:3</text:p>
          </table:table-cell>
          <table:table-cell table:number-columns-repeated="4"/>
          <table:table-cell office:value-type="string" calcext:value-type="string">
            <text:p>{M037203: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g:3</text:p>
          </table:table-cell>
          <table:table-cell table:number-columns-repeated="4"/>
          <table:table-cell office:value-type="string" calcext:value-type="string">
            <text:p>{M037203:l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ht:3</text:p>
          </table:table-cell>
          <table:table-cell table:number-columns-repeated="4"/>
          <table:table-cell office:value-type="string" calcext:value-type="string">
            <text:p>{M036728:leggen:VRB,M037203:liggen:VRB,25500: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kken:3</text:p>
          </table:table-cell>
          <table:table-cell table:number-columns-repeated="4"/>
          <table:table-cell office:value-type="string" calcext:value-type="string">
            <text:p>{M036801:lekken:VRB,M037333:likken:VRB,M036790:lek:NOU-C,M036802:likken:VRB,M036792:l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enti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centieren:3</text:p>
          </table:table-cell>
          <table:table-cell table:number-columns-repeated="4"/>
          <table:table-cell office:value-type="string" calcext:value-type="string">
            <text:p>{M037061:licen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t:3</text:p>
          </table:table-cell>
          <table:table-cell table:number-columns-repeated="4"/>
          <table:table-cell office:value-type="string" calcext:value-type="string">
            <text:p>{M037071:licht:NOU-C,M037203:liggen:VRB,M037073:licht:ADJ|ADV,M037086:lichten:VRB,M037075:licht:NOU-C,M036728:leggen:VRB,M037204:ligger:,25998:licht:ADV,M037076:li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en:3</text:p>
          </table:table-cell>
          <table:table-cell table:number-columns-repeated="4"/>
          <table:table-cell office:value-type="string" calcext:value-type="string">
            <text:p>{26406:lijn:NOU-C,GH20200827.171335.0:ling:,25722:l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quid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quideren:3</text:p>
          </table:table-cell>
          <table:table-cell table:number-columns-repeated="4"/>
          <table:table-cell office:value-type="string" calcext:value-type="string">
            <text:p>{M037413:liqu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eren:3</text:p>
          </table:table-cell>
          <table:table-cell table:number-columns-repeated="4"/>
          <table:table-cell office:value-type="string" calcext:value-type="string">
            <text:p>{M037577:logeren:VRB,26838:lo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la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laten:3</text:p>
          </table:table-cell>
          <table:table-cell table:number-columns-repeated="4"/>
          <table:table-cell office:value-type="string" calcext:value-type="string">
            <text:p>{M037797:los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ij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jt:3</text:p>
          </table:table-cell>
          <table:table-cell table:number-columns-repeated="4"/>
          <table:table-cell office:value-type="string" calcext:value-type="string">
            <text:p>{M037932:lu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den:3</text:p>
          </table:table-cell>
          <table:table-cell table:number-columns-repeated="4"/>
          <table:table-cell office:value-type="string" calcext:value-type="string">
            <text:p>{M036759:leiden:VRB,M037216:lijden:VRB,26055:lijden:VRB,26054:lijden:VRB,26056:lijden:VRB,M037217:lijden:VRB,M037215:lijden:VRB,26053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e:3</text:p>
          </table:table-cell>
          <table:table-cell table:number-columns-repeated="4"/>
          <table:table-cell office:value-type="string" calcext:value-type="string">
            <text:p>{27701:mak:NOU-C,27705:maak:NOU-C,27725: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len:3</text:p>
          </table:table-cell>
          <table:table-cell table:number-columns-repeated="4"/>
          <table:table-cell office:value-type="string" calcext:value-type="string">
            <text:p>{M038315:mallen:VRB,M038277:mal:NOU-C,M038278:mal:ADJ|ADV,M038316:m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kt:3</text:p>
          </table:table-cell>
          <table:table-cell table:number-columns-repeated="4"/>
          <table:table-cell office:value-type="string" calcext:value-type="string">
            <text:p>{28079:mark:NOU-C,M038486:markten:VRB,29268:merken:VRB,M038484:mark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ten:3</text:p>
          </table:table-cell>
          <table:table-cell table:number-columns-repeated="4"/>
          <table:table-cell office:value-type="string" calcext:value-type="string">
            <text:p>{M039175:metten:NOU-C,M038570:mat:NOU-C,M038578:mat:ADJ,M038614:matten:VRB,M038577:mat:ADJ,M038571:mat:NOU-C,M038572:mat:NOU-C,28338:mat:NOU-C,28339:mat:NOU-C,28342:matten:VRB,M038615:m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ken:3</text:p>
          </table:table-cell>
          <table:table-cell table:number-columns-repeated="4"/>
          <table:table-cell office:value-type="string" calcext:value-type="string">
            <text:p>{28113:markt:NOU-C,M038473:mark:NOU-C,M039088:merk:NOU-C,28079:mark:NOU-C,28080:merk:NOU-C,29268:merken:VRB,M039095:merken:VRB,M039096: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t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iteren:3</text:p>
          </table:table-cell>
          <table:table-cell table:number-columns-repeated="4"/>
          <table:table-cell office:value-type="string" calcext:value-type="string">
            <text:p>{A010687:mer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d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dig:3</text:p>
          </table:table-cell>
          <table:table-cell table:number-columns-repeated="4"/>
          <table:table-cell office:value-type="string" calcext:value-type="string">
            <text:p>{M039834:moedig:ADJ|ADV,M039835:mo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di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digen:3</text:p>
          </table:table-cell>
          <table:table-cell table:number-columns-repeated="4"/>
          <table:table-cell office:value-type="string" calcext:value-type="string">
            <text:p>{M039835:moedigen:VRB,M039834:moedi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en:3</text:p>
          </table:table-cell>
          <table:table-cell table:number-columns-repeated="4"/>
          <table:table-cell office:value-type="string" calcext:value-type="string">
            <text:p>{30908:mor:NOU-C,M040132:mor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ecken:3</text:p>
          </table:table-cell>
          <table:table-cell table:number-columns-repeated="4"/>
          <table:table-cell office:value-type="string" calcext:value-type="string">
            <text:p>{31710:naken:VRB,M040621:n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vig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eren:3</text:p>
          </table:table-cell>
          <table:table-cell table:number-columns-repeated="4"/>
          <table:table-cell office:value-type="string" calcext:value-type="string">
            <text:p>{M040852.re.1:nav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derste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derstellen:3</text:p>
          </table:table-cell>
          <table:table-cell table:number-columns-repeated="4"/>
          <table:table-cell office:value-type="string" calcext:value-type="string">
            <text:p>{M040992:nederstellen:VRB,32151:neder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m:3</text:p>
          </table:table-cell>
          <table:table-cell table:number-columns-repeated="4"/>
          <table:table-cell office:value-type="string" calcext:value-type="string">
            <text:p>{32322:nemen:VRB,M041080: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in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ineren:3</text:p>
          </table:table-cell>
          <table:table-cell table:number-columns-repeated="4"/>
          <table:table-cell office:value-type="string" calcext:value-type="string">
            <text:p>{M041313.re.2:nom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y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oyt:3</text:p>
          </table:table-cell>
          <table:table-cell table:number-columns-repeated="4"/>
          <table:table-cell office:value-type="string" calcext:value-type="string">
            <text:p>{32826:nooit:ADV,M041347:nooit:ADV,32826:nooit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lig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eeren:3</text:p>
          </table:table-cell>
          <table:table-cell table:number-columns-repeated="4"/>
          <table:table-cell office:value-type="string" calcext:value-type="string">
            <text:p>{A011455:obl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er:3</text:p>
          </table:table-cell>
          <table:table-cell table:number-columns-repeated="4"/>
          <table:table-cell office:value-type="string" calcext:value-type="string">
            <text:p>{33249:offer:NOU-C,M041531:offer:NOU-C,M041534:off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s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msien:3</text:p>
          </table:table-cell>
          <table:table-cell table:number-columns-repeated="4"/>
          <table:table-cell office:value-type="string" calcext:value-type="string">
            <text:p>{33762:omzien:VRB,M042629:omzi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swer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mswerven:3</text:p>
          </table:table-cell>
          <table:table-cell table:number-columns-repeated="4"/>
          <table:table-cell office:value-type="string" calcext:value-type="string">
            <text:p>{M042665:omzwe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br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breecken:3</text:p>
          </table:table-cell>
          <table:table-cell table:number-columns-repeated="4"/>
          <table:table-cell office:value-type="string" calcext:value-type="string">
            <text:p>{M045483:ont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fan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fangt:3</text:p>
          </table:table-cell>
          <table:table-cell table:number-columns-repeated="4"/>
          <table:table-cell office:value-type="string" calcext:value-type="string">
            <text:p>{M046303:ont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f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fing:3</text:p>
          </table:table-cell>
          <table:table-cell table:number-columns-repeated="4"/>
          <table:table-cell office:value-type="string" calcext:value-type="string">
            <text:p>{M046303:ont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t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:3</text:p>
          </table:table-cell>
          <table:table-cell table:number-columns-repeated="4"/>
          <table:table-cell office:value-type="string" calcext:value-type="string">
            <text:p>{M046207:ontsteken:VRB,37994:ont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te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llen:3</text:p>
          </table:table-cell>
          <table:table-cell table:number-columns-repeated="4"/>
          <table:table-cell office:value-type="string" calcext:value-type="string">
            <text:p>{38001:ontstellen:VRB,M046215:on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a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waeren:3</text:p>
          </table:table-cell>
          <table:table-cell table:number-columns-repeated="4"/>
          <table:table-cell office:value-type="string" calcext:value-type="string">
            <text:p>{38244:ont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a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waert:3</text:p>
          </table:table-cell>
          <table:table-cell table:number-columns-repeated="4"/>
          <table:table-cell office:value-type="string" calcext:value-type="string">
            <text:p>{M046393:ontwaren:,38244:ont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lo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orlogt:3</text:p>
          </table:table-cell>
          <table:table-cell table:number-columns-repeated="4"/>
          <table:table-cell office:value-type="string" calcext:value-type="string">
            <text:p>{M047795:oorl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br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breken:3</text:p>
          </table:table-cell>
          <table:table-cell table:number-columns-repeated="4"/>
          <table:table-cell office:value-type="string" calcext:value-type="string">
            <text:p>{M048167:opbreken:VRB,39220:op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dr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dringen:3</text:p>
          </table:table-cell>
          <table:table-cell table:number-columns-repeated="4"/>
          <table:table-cell office:value-type="string" calcext:value-type="string">
            <text:p>{M048271:opdr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d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gedaen:3</text:p>
          </table:table-cell>
          <table:table-cell table:number-columns-repeated="4"/>
          <table:table-cell office:value-type="string" calcext:value-type="string">
            <text:p>{M048233:opdoen:VRB,39239:op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dra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gedraagen:3</text:p>
          </table:table-cell>
          <table:table-cell table:number-columns-repeated="4"/>
          <table:table-cell office:value-type="string" calcext:value-type="string">
            <text:p>{M048260:op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ge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gegeeven:3</text:p>
          </table:table-cell>
          <table:table-cell table:number-columns-repeated="4"/>
          <table:table-cell office:value-type="string" calcext:value-type="string">
            <text:p>{M048596:op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ri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gerigt:3</text:p>
          </table:table-cell>
          <table:table-cell table:number-columns-repeated="4"/>
          <table:table-cell office:value-type="string" calcext:value-type="string">
            <text:p>{M049176:op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pos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poseert:3</text:p>
          </table:table-cell>
          <table:table-cell table:number-columns-repeated="4"/>
          <table:table-cell office:value-type="string" calcext:value-type="string">
            <text:p>{M049130:oppo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lu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sluiten:3</text:p>
          </table:table-cell>
          <table:table-cell table:number-columns-repeated="4"/>
          <table:table-cell office:value-type="string" calcext:value-type="string">
            <text:p>{M049342:op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t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steecken:3</text:p>
          </table:table-cell>
          <table:table-cell table:number-columns-repeated="4"/>
          <table:table-cell office:value-type="string" calcext:value-type="string">
            <text:p>{M049443:op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blij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blijven:3</text:p>
          </table:table-cell>
          <table:table-cell table:number-columns-repeated="4"/>
          <table:table-cell office:value-type="string" calcext:value-type="string">
            <text:p>{M050095:o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den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denken:3</text:p>
          </table:table-cell>
          <table:table-cell table:number-columns-repeated="4"/>
          <table:table-cell office:value-type="string" calcext:value-type="string">
            <text:p>{40400:over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a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gaet:3</text:p>
          </table:table-cell>
          <table:table-cell table:number-columns-repeated="4"/>
          <table:table-cell office:value-type="string" calcext:value-type="string">
            <text:p>{40494:overgaan:VRB,M050342:ove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hou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houden:3</text:p>
          </table:table-cell>
          <table:table-cell table:number-columns-repeated="4"/>
          <table:table-cell office:value-type="string" calcext:value-type="string">
            <text:p>{M050544:over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krop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kroppen:3</text:p>
          </table:table-cell>
          <table:table-cell table:number-columns-repeated="4"/>
          <table:table-cell office:value-type="string" calcext:value-type="string">
            <text:p>{M050695:overkro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va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vaaren:3</text:p>
          </table:table-cell>
          <table:table-cell table:number-columns-repeated="4"/>
          <table:table-cell office:value-type="string" calcext:value-type="string">
            <text:p>{M051566:ov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vo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voeren:3</text:p>
          </table:table-cell>
          <table:table-cell table:number-columns-repeated="4"/>
          <table:table-cell office:value-type="string" calcext:value-type="string">
            <text:p>{M051636:overvoeren:VRB,M051637:overvoeren:VRB,41161:over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we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weegen:3</text:p>
          </table:table-cell>
          <table:table-cell table:number-columns-repeated="4"/>
          <table:table-cell office:value-type="string" calcext:value-type="string">
            <text:p>{M051710:overwegen:VRB,M051709:over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den:3</text:p>
          </table:table-cell>
          <table:table-cell table:number-columns-repeated="4"/>
          <table:table-cell office:value-type="string" calcext:value-type="string">
            <text:p>{M052769:peinden:VRB,41616:panden:VRB,M052136:pand:NOU-C,M052146:panden:VRB,41664:p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icip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eren:3</text:p>
          </table:table-cell>
          <table:table-cell table:number-columns-repeated="4"/>
          <table:table-cell office:value-type="string" calcext:value-type="string">
            <text:p>{M052410:partici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cken:3</text:p>
          </table:table-cell>
          <table:table-cell table:number-columns-repeated="4"/>
          <table:table-cell office:value-type="string" calcext:value-type="string">
            <text:p>{42953:planken:VRB,42952:plank:NOU-C,M054249:planken:ADJ,M054247:plank:NOU-C,M054250:pla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elen:3</text:p>
          </table:table-cell>
          <table:table-cell table:number-columns-repeated="4"/>
          <table:table-cell office:value-type="string" calcext:value-type="string">
            <text:p>{M054911:poelen:VRB,43264:poel:NOU-C,M054906:poel:NOU-C,M054910:poelen:VRB,M054905:poel:NOU-C,"43266:poel, peul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den:3</text:p>
          </table:table-cell>
          <table:table-cell table:number-columns-repeated="4"/>
          <table:table-cell office:value-type="string" calcext:value-type="string">
            <text:p>{M055250.re.2:ponden:VRB,M055250:pond:NOU-C,43498:pond:NOU-C,M055296:pont:NOU-C,43472:po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fer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fereren:3</text:p>
          </table:table-cell>
          <table:table-cell table:number-columns-repeated="4"/>
          <table:table-cell office:value-type="string" calcext:value-type="string">
            <text:p>{M055876:pr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b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eren:3</text:p>
          </table:table-cell>
          <table:table-cell table:number-columns-repeated="4"/>
          <table:table-cell office:value-type="string" calcext:value-type="string">
            <text:p>{44083:proberen:VRB,M056126:pro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st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steeren:3</text:p>
          </table:table-cell>
          <table:table-cell table:number-columns-repeated="4"/>
          <table:table-cell office:value-type="string" calcext:value-type="string">
            <text:p>{M056398:prot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bliceren:3</text:p>
          </table:table-cell>
          <table:table-cell table:number-columns-repeated="4"/>
          <table:table-cell office:value-type="string" calcext:value-type="string">
            <text:p>{M056576:pub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t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tsen:3</text:p>
          </table:table-cell>
          <table:table-cell table:number-columns-repeated="4"/>
          <table:table-cell office:value-type="string" calcext:value-type="string">
            <text:p>{M056899.re.1:putsen:,M056907:putsen:VRB,44535:puts:NOU-C,M056899:put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a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ackt:3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ck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eckten:3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ed:3</text:p>
          </table:table-cell>
          <table:table-cell table:number-columns-repeated="4"/>
          <table:table-cell office:value-type="string" calcext:value-type="string">
            <text:p>{45022:raden:VRB,45094:raad:NOU-C,M057144:raad:NOU-C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ipi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ieeren:3</text:p>
          </table:table-cell>
          <table:table-cell table:number-columns-repeated="4"/>
          <table:table-cell office:value-type="string" calcext:value-type="string">
            <text:p>{M057801:recip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lam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lameren:3</text:p>
          </table:table-cell>
          <table:table-cell table:number-columns-repeated="4"/>
          <table:table-cell office:value-type="string" calcext:value-type="string">
            <text:p>{M057819:recla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ren:3</text:p>
          </table:table-cell>
          <table:table-cell table:number-columns-repeated="4"/>
          <table:table-cell office:value-type="string" calcext:value-type="string">
            <text:p>{M058121:re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re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erenden:3</text:p>
          </table:table-cell>
          <table:table-cell table:number-columns-repeated="4"/>
          <table:table-cell office:value-type="string" calcext:value-type="string">
            <text:p>{M058203:r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ten:3</text:p>
          </table:table-cell>
          <table:table-cell table:number-columns-repeated="4"/>
          <table:table-cell office:value-type="string" calcext:value-type="string">
            <text:p>{M057706:rechte:NOU-C,"M057712:rechter, richter:",M057710:rechten:VRB,M057692:recht:NOU-C,M057691:rech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j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jsen:3</text:p>
          </table:table-cell>
          <table:table-cell table:number-columns-repeated="4"/>
          <table:table-cell office:value-type="string" calcext:value-type="string">
            <text:p>{45861:reis:NOU-C,M058512:reis:NOU-C,M058576:rei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ken:3</text:p>
          </table:table-cell>
          <table:table-cell table:number-columns-repeated="4"/>
          <table:table-cell office:value-type="string" calcext:value-type="string">
            <text:p>{M058648:rekken:VRB,M058646:rekken:VRB,M058647:rekken:VRB,45929:rekken:VRB,M058587: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len:3</text:p>
          </table:table-cell>
          <table:table-cell table:number-columns-repeated="4"/>
          <table:table-cell office:value-type="string" calcext:value-type="string">
            <text:p>{M058668:rel:NOU-C,M058736:rellen:VRB,M058735:rellen:VRB,M058667:rel:NOU-C|ADJ|ADV,M058737:rellen:VRB,M058669:rel:NOU-C,45967:rellen:VRB,M058734:r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edi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edieren:3</text:p>
          </table:table-cell>
          <table:table-cell table:number-columns-repeated="4"/>
          <table:table-cell office:value-type="string" calcext:value-type="string">
            <text:p>{M058764:rem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atri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atrieeren:3</text:p>
          </table:table-cell>
          <table:table-cell table:number-columns-repeated="4"/>
          <table:table-cell office:value-type="string" calcext:value-type="string">
            <text:p>{M059025:repatr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resent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resenteren:3</text:p>
          </table:table-cell>
          <table:table-cell table:number-columns-repeated="4"/>
          <table:table-cell office:value-type="string" calcext:value-type="string">
            <text:p>{M059108:repre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quir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ren:3</text:p>
          </table:table-cell>
          <table:table-cell table:number-columns-repeated="4"/>
          <table:table-cell office:value-type="string" calcext:value-type="string">
            <text:p>{M059168:rekw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en:3</text:p>
          </table:table-cell>
          <table:table-cell table:number-columns-repeated="4"/>
          <table:table-cell office:value-type="string" calcext:value-type="string">
            <text:p>{46067: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crib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criberen:3</text:p>
          </table:table-cell>
          <table:table-cell table:number-columns-repeated="4"/>
          <table:table-cell office:value-type="string" calcext:value-type="string">
            <text:p>{M059190:rescrib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nn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nneeren:3</text:p>
          </table:table-cell>
          <table:table-cell table:number-columns-repeated="4"/>
          <table:table-cell office:value-type="string" calcext:value-type="string">
            <text:p>{M059274:res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:3</text:p>
          </table:table-cell>
          <table:table-cell table:number-columns-repeated="4"/>
          <table:table-cell office:value-type="string" calcext:value-type="string">
            <text:p>{M059358:resten:VRB,M059341:rest:NOU-C,46107:resten:VRB,46106:rusten:VRB,M059339:re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jpe:3</text:p>
          </table:table-cell>
          <table:table-cell table:number-columns-repeated="4"/>
          <table:table-cell office:value-type="string" calcext:value-type="string">
            <text:p>{46580:rijp:NOU-C,46579:rijp:ADJ,M060065:rijpen:VRB,M060058:rijp:ADJ|ADV,M060055:rij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jsen:3</text:p>
          </table:table-cell>
          <table:table-cell table:number-columns-repeated="4"/>
          <table:table-cell office:value-type="string" calcext:value-type="string">
            <text:p>{M060129:rijzen:VRB,M060076:rijs:NOU-C,M059981:rijk:NOU-C,46595:rijzen:VRB,46439:rij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lle:3</text:p>
          </table:table-cell>
          <table:table-cell table:number-columns-repeated="4"/>
          <table:table-cell office:value-type="string" calcext:value-type="string">
            <text:p>{M060627:rollen:VRB,47016:rol:NOU-C,M060602:ro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:3</text:p>
          </table:table-cell>
          <table:table-cell table:number-columns-repeated="4"/>
          <table:table-cell office:value-type="string" calcext:value-type="string">
            <text:p>{47944:sage:NOU-C,47946:sage:ADJ,47942:sage:NOU-C,47947:sage:NOU-C,51815:zien:VRB,47941:sage:NOU-C,M087696:za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elen:3</text:p>
          </table:table-cell>
          <table:table-cell table:number-columns-repeated="4"/>
          <table:table-cell office:value-type="string" calcext:value-type="string">
            <text:p>{M062449:schelen:VRB,"M062441:schel, schil:NOU-C",M062369:scheel:NOU-C,M062370:scheel:ADJ|ADV,49180:schelen:VRB,49177:schelling:NOU-C,M062368:sch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ellen:3</text:p>
          </table:table-cell>
          <table:table-cell table:number-columns-repeated="4"/>
          <table:table-cell office:value-type="string" calcext:value-type="string">
            <text:p>{M062444:schel:ADJ|ADV,"49199:schellen, schillen:VRB",M062445:schelden:VRB,M062463:schellen:VRB,"49195:schel, schil:NOU-C",49197:schelling:NOU-C,"M062441:schel, schil:NOU-C",49196:schel:NOU-C,M062465:schelm:NOU-C,M062442:schel:NOU-C,"M062462:schellen, schillen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kken:3</text:p>
          </table:table-cell>
          <table:table-cell table:number-columns-repeated="4"/>
          <table:table-cell office:value-type="string" calcext:value-type="string">
            <text:p>{M062679: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n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nck:3</text:p>
          </table:table-cell>
          <table:table-cell table:number-columns-repeated="4"/>
          <table:table-cell office:value-type="string" calcext:value-type="string">
            <text:p>{M062855:schonk:NOU-C,M062506: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ten:3</text:p>
          </table:table-cell>
          <table:table-cell table:number-columns-repeated="4"/>
          <table:table-cell office:value-type="string" calcext:value-type="string">
            <text:p>{M062912:schoot:NOU-C,M062911:schoot:NOU-C,M062973:schot:VRB,M062910:schoot:NOU-C,M062637:schieten:VRB,50083:sch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uw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uwen:3</text:p>
          </table:table-cell>
          <table:table-cell table:number-columns-repeated="4"/>
          <table:table-cell office:value-type="string" calcext:value-type="string">
            <text:p>{M063000:schouden:VRB,50811:schuwen:VRB,M063007:schouw:NOU-C,M063009:schouw:NOU-C,50333:schouw:NOU-C,50267:schouden:VRB,"M063016:schouwen, schuwen:VRB",M063008:schouw:NOU-C,M063015:schouwen:VRB,50341:sch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a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rapen:3</text:p>
          </table:table-cell>
          <table:table-cell table:number-columns-repeated="4"/>
          <table:table-cell office:value-type="string" calcext:value-type="string">
            <text:p>{GH20191119.155018.306:schrapen:VRB,M063076:schra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eeuw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reeuwen:3</text:p>
          </table:table-cell>
          <table:table-cell table:number-columns-repeated="4"/>
          <table:table-cell office:value-type="string" calcext:value-type="string">
            <text:p>{M063091:schreeuw:NOU-C,M063092:schree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i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ricken:3</text:p>
          </table:table-cell>
          <table:table-cell table:number-columns-repeated="4"/>
          <table:table-cell office:value-type="string" calcext:value-type="string">
            <text:p>{M063167:schr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romen:3</text:p>
          </table:table-cell>
          <table:table-cell table:number-columns-repeated="4"/>
          <table:table-cell office:value-type="string" calcext:value-type="string">
            <text:p>{50560:schromen:VRB,M063229:schr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ij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uijlen:3</text:p>
          </table:table-cell>
          <table:table-cell table:number-columns-repeated="4"/>
          <table:table-cell office:value-type="string" calcext:value-type="string">
            <text:p>{M063294:schu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:3</text:p>
          </table:table-cell>
          <table:table-cell table:number-columns-repeated="4"/>
          <table:table-cell office:value-type="string" calcext:value-type="string">
            <text:p>{GH20220303.125450.454:zo:ADV,M089106:zijn:PRN,50857:zee:NOU-C,M088992:zij:PRN,50818:zij:PRN,M088954: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und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nderen:3</text:p>
          </table:table-cell>
          <table:table-cell table:number-columns-repeated="4"/>
          <table:table-cell office:value-type="string" calcext:value-type="string">
            <text:p>{A013769:sec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ht:3</text:p>
          </table:table-cell>
          <table:table-cell table:number-columns-repeated="4"/>
          <table:table-cell office:value-type="string" calcext:value-type="string">
            <text:p>{M088348: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j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jen:3</text:p>
          </table:table-cell>
          <table:table-cell table:number-columns-repeated="4"/>
          <table:table-cell office:value-type="string" calcext:value-type="string">
            <text:p>{"M089004:zijde, zij:NOU-C",M088994:zij:NOU-C,M088954:zien:VRB,M089064:zijen:VRB,M089023:zijd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en:3</text:p>
          </table:table-cell>
          <table:table-cell table:number-columns-repeated="4"/>
          <table:table-cell office:value-type="string" calcext:value-type="string">
            <text:p>{52022:zingen:VRB,M089270:z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st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eren:3</text:p>
          </table:table-cell>
          <table:table-cell table:number-columns-repeated="4"/>
          <table:table-cell office:value-type="string" calcext:value-type="string">
            <text:p>{A013964: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en:3</text:p>
          </table:table-cell>
          <table:table-cell table:number-columns-repeated="4"/>
          <table:table-cell office:value-type="string" calcext:value-type="string">
            <text:p>{52221:slaan:VRB,M063758: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eet:3</text:p>
          </table:table-cell>
          <table:table-cell table:number-columns-repeated="4"/>
          <table:table-cell office:value-type="string" calcext:value-type="string">
            <text:p>{M064079:slijten:VRB,M063955:sleet:NOU-C,52391:sleet:NOU-C,52221:slaan:VRB,52500:sl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o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oten:3</text:p>
          </table:table-cell>
          <table:table-cell table:number-columns-repeated="4"/>
          <table:table-cell office:value-type="string" calcext:value-type="string">
            <text:p>{52578:sloten:VRB,M064242:sloot:NOU-C,M064243:sloten:VRB,52577:sloten:VRB,M064262:slot:NOU-C,M064308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ij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jden:3</text:p>
          </table:table-cell>
          <table:table-cell table:number-columns-repeated="4"/>
          <table:table-cell office:value-type="string" calcext:value-type="string">
            <text:p>{52963:snijden:VRB,M064732:sn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:3</text:p>
          </table:table-cell>
          <table:table-cell table:number-columns-repeated="4"/>
          <table:table-cell office:value-type="string" calcext:value-type="string">
            <text:p>{M064943:sollen:VRB,M064922:sol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m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meeren:3</text:p>
          </table:table-cell>
          <table:table-cell table:number-columns-repeated="4"/>
          <table:table-cell office:value-type="string" calcext:value-type="string">
            <text:p>{M064963:so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m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meren:3</text:p>
          </table:table-cell>
          <table:table-cell table:number-columns-repeated="4"/>
          <table:table-cell office:value-type="string" calcext:value-type="string">
            <text:p>{53359:sommeren:VRB,M064963:sommeren:VRB,53307:zom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nderen:3</text:p>
          </table:table-cell>
          <table:table-cell table:number-columns-repeated="4"/>
          <table:table-cell office:value-type="string" calcext:value-type="string">
            <text:p>{53399:zonderen:VRB,53396:zondaar:NOU-C,M064982:sonderen:VRB,M089600:z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ren:3</text:p>
          </table:table-cell>
          <table:table-cell table:number-columns-repeated="4"/>
          <table:table-cell office:value-type="string" calcext:value-type="string">
            <text:p>{53747:sparen:VRB,GH20191119.172900.231:sparen:VRB,M065096:sparen:VRB,54270:spoo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eden:3</text:p>
          </table:table-cell>
          <table:table-cell table:number-columns-repeated="4"/>
          <table:table-cell office:value-type="string" calcext:value-type="string">
            <text:p>{54181:spoeden:VRB,M065421:spoed:NOU-C,M065423:spo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et:3</text:p>
          </table:table-cell>
          <table:table-cell table:number-columns-repeated="4"/>
          <table:table-cell office:value-type="string" calcext:value-type="string">
            <text:p>{54213:spoed:NOU-C,54181:spoeden:VRB,M065421:spoed:NOU-C,54214:spoe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o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oren:3</text:p>
          </table:table-cell>
          <table:table-cell table:number-columns-repeated="4"/>
          <table:table-cell office:value-type="string" calcext:value-type="string">
            <text:p>{M065466:spoor:NOU-C,M065463:spoor:NOU-C,54270:spoor:NOU-C,M065478:sp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aa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aken:3</text:p>
          </table:table-cell>
          <table:table-cell table:number-columns-repeated="4"/>
          <table:table-cell office:value-type="string" calcext:value-type="string">
            <text:p>{M065542:spreken:VRB,M065516:spra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ck:3</text:p>
          </table:table-cell>
          <table:table-cell table:number-columns-repeated="4"/>
          <table:table-cell office:value-type="string" calcext:value-type="string">
            <text:p>{54357:spreken:VRB,M065542: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e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enden:3</text:p>
          </table:table-cell>
          <table:table-cell table:number-columns-repeated="4"/>
          <table:table-cell office:value-type="string" calcext:value-type="string">
            <text:p>{54534:staand:VRB,M065677:staand:ADJ,54654:stande:NOU-C,54534:staand:ADJ,54532: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ken:3</text:p>
          </table:table-cell>
          <table:table-cell table:number-columns-repeated="4"/>
          <table:table-cell office:value-type="string" calcext:value-type="string">
            <text:p>{M065645:staak:NOU-C,54560:staak:NOU-C,54559:staak:NOU-C,55072:steken:VRB,54562:staken:VRB,M066386:steken:VRB,M065953:staken:VRB,54563:staken:VRB,54564:st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l:3</text:p>
          </table:table-cell>
          <table:table-cell table:number-columns-repeated="4"/>
          <table:table-cell office:value-type="string" calcext:value-type="string">
            <text:p>{M066399:stelen:VRB,54575:stal:NOU-C,55089:stelen:VRB,M065964:stal:NOU-C,M065967:st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cken:3</text:p>
          </table:table-cell>
          <table:table-cell table:number-columns-repeated="4"/>
          <table:table-cell office:value-type="string" calcext:value-type="string">
            <text:p>{55063:steek:NOU-C,55072:steken:VRB,M066257:steek:NOU-C,M066386: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len:3</text:p>
          </table:table-cell>
          <table:table-cell table:number-columns-repeated="4"/>
          <table:table-cell office:value-type="string" calcext:value-type="string">
            <text:p>{M066284:steel:NOU-C,55089:stelen:VRB,M066400:stelen:VRB,55088:steel:NOU-C,M066399:st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m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mmen:3</text:p>
          </table:table-cell>
          <table:table-cell table:number-columns-repeated="4"/>
          <table:table-cell office:value-type="string" calcext:value-type="string">
            <text:p>{M066445:stemmen:VRB,55121:stem:NOU-C,M066444:stemmen:VRB,M066426:stem:NOU-C,55120:ste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rt:3</text:p>
          </table:table-cell>
          <table:table-cell table:number-columns-repeated="4"/>
          <table:table-cell office:value-type="string" calcext:value-type="string">
            <text:p>{55199:staart:NOU-C,55623:storten:VRB,M066535:starren:VRB,M065694:staart:NOU-C,55194:star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u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unen:3</text:p>
          </table:table-cell>
          <table:table-cell table:number-columns-repeated="4"/>
          <table:table-cell office:value-type="string" calcext:value-type="string">
            <text:p>{M066546:steunen:VRB,M066544:steun:NOU-C,M066547:steu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cken:3</text:p>
          </table:table-cell>
          <table:table-cell table:number-columns-repeated="4"/>
          <table:table-cell office:value-type="string" calcext:value-type="string">
            <text:p>{55466:stokken:VRB,55451:stok:NOU-C,55465:stokken:VRB,M066762:stokken:VRB,M067228:stuk:NOU-C,M066760:stokken:VRB,55451:stok:VRB,M066761:stokken:VRB,M066748:sto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ff:3</text:p>
          </table:table-cell>
          <table:table-cell table:number-columns-repeated="4"/>
          <table:table-cell office:value-type="string" calcext:value-type="string">
            <text:p>{55436:stof:NOU-C,M066725:stof:NOU-C,M066724:stof:NOU-C,55437:stof:NOU-C,M066736:sto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:3</text:p>
          </table:table-cell>
          <table:table-cell table:number-columns-repeated="4"/>
          <table:table-cell office:value-type="string" calcext:value-type="string">
            <text:p>{M066934:stranden:VRB,M066932:str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ek:3</text:p>
          </table:table-cell>
          <table:table-cell table:number-columns-repeated="4"/>
          <table:table-cell office:value-type="string" calcext:value-type="string">
            <text:p>{M067033:strijken:VRB,M066952:streek:NOU-C,55767:streek:NOU-C,55866:str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ij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jen:3</text:p>
          </table:table-cell>
          <table:table-cell table:number-columns-repeated="4"/>
          <table:table-cell office:value-type="string" calcext:value-type="string">
            <text:p>{M067015:st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cced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cedeeren:3</text:p>
          </table:table-cell>
          <table:table-cell table:number-columns-repeated="4"/>
          <table:table-cell office:value-type="string" calcext:value-type="string">
            <text:p>{M067326:succ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in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tineert:3</text:p>
          </table:table-cell>
          <table:table-cell table:number-columns-repeated="4"/>
          <table:table-cell office:value-type="string" calcext:value-type="string">
            <text:p>{A014594:sus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ar:3</text:p>
          </table:table-cell>
          <table:table-cell table:number-columns-repeated="4"/>
          <table:table-cell office:value-type="string" calcext:value-type="string">
            <text:p>{M090340:zwaren:VRB,M090176:zwaar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l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lpen:3</text:p>
          </table:table-cell>
          <table:table-cell table:number-columns-repeated="4"/>
          <table:table-cell office:value-type="string" calcext:value-type="string">
            <text:p>{M090294:zwalpen:VRB,M090291:zwal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ren:3</text:p>
          </table:table-cell>
          <table:table-cell table:number-columns-repeated="4"/>
          <table:table-cell office:value-type="string" calcext:value-type="string">
            <text:p>{56475:zwaar:ADJ,M090340:zwaren:VRB,M090176:zwaar:ADJ|ADV,56549:zware:NOU-C,56553:zwaren:VRB,56552:z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rt:3</text:p>
          </table:table-cell>
          <table:table-cell table:number-columns-repeated="4"/>
          <table:table-cell office:value-type="string" calcext:value-type="string">
            <text:p>{M090346:zwart:NOU-C,M090351:zwarten:VRB,M090345:zwart:ADJ|ADV,56552:zwaren:VRB,56560:zwart:ADJ,M090347:zwa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x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xeren:3</text:p>
          </table:table-cell>
          <table:table-cell table:number-columns-repeated="4"/>
          <table:table-cell office:value-type="string" calcext:value-type="string">
            <text:p>{M067837:tax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ken:3</text:p>
          </table:table-cell>
          <table:table-cell table:number-columns-repeated="4"/>
          <table:table-cell office:value-type="string" calcext:value-type="string">
            <text:p>{M067863:teek:NOU-C,M067864:teken:NOU-C,M067867:tekenen:VRB,57470:teken:NOU-C,58440:te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ld:3</text:p>
          </table:table-cell>
          <table:table-cell table:number-columns-repeated="4"/>
          <table:table-cell office:value-type="string" calcext:value-type="string">
            <text:p>{M067881:teelt:NOU-C,M068013:t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spr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genspreecken:3</text:p>
          </table:table-cell>
          <table:table-cell table:number-columns-repeated="4"/>
          <table:table-cell office:value-type="string" calcext:value-type="string">
            <text:p>{M067951:tegen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st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genstaen:3</text:p>
          </table:table-cell>
          <table:table-cell table:number-columns-repeated="4"/>
          <table:table-cell office:value-type="string" calcext:value-type="string">
            <text:p>{M067952:tegen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nd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deren:3</text:p>
          </table:table-cell>
          <table:table-cell table:number-columns-repeated="4"/>
          <table:table-cell office:value-type="string" calcext:value-type="string">
            <text:p>{M068083:tenger:ADJ,M068070:t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t:3</text:p>
          </table:table-cell>
          <table:table-cell table:number-columns-repeated="4"/>
          <table:table-cell office:value-type="string" calcext:value-type="string">
            <text:p>{57678:tent:NOU-C,M068087:tent:NOU-C,57935:thent:ADP,M068088:tent:NOU-C,M068094:te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gen:3</text:p>
          </table:table-cell>
          <table:table-cell table:number-columns-repeated="4"/>
          <table:table-cell office:value-type="string" calcext:value-type="string">
            <text:p>{M068125:tergen:VRB,57743:terg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va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vallen:3</text:p>
          </table:table-cell>
          <table:table-cell table:number-columns-repeated="4"/>
          <table:table-cell office:value-type="string" calcext:value-type="string">
            <text:p>{57888:te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e:3</text:p>
          </table:table-cell>
          <table:table-cell table:number-columns-repeated="4"/>
          <table:table-cell office:value-type="string" calcext:value-type="string">
            <text:p>{58008: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eren:3</text:p>
          </table:table-cell>
          <table:table-cell table:number-columns-repeated="4"/>
          <table:table-cell office:value-type="string" calcext:value-type="string">
            <text:p>{58050:tieren:VRB,58048:tier:NOU-C,M068382:tieren:VRB,M068372:ti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gen:3</text:p>
          </table:table-cell>
          <table:table-cell table:number-columns-repeated="4"/>
          <table:table-cell office:value-type="string" calcext:value-type="string">
            <text:p>{58058: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jden:3</text:p>
          </table:table-cell>
          <table:table-cell table:number-columns-repeated="4"/>
          <table:table-cell office:value-type="string" calcext:value-type="string">
            <text:p>{M068403:tijd:NOU-C,M068407:tijden:VRB,58090:tijd:NOU-C,M068401:tij:NOU-C,57992:t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:3</text:p>
          </table:table-cell>
          <table:table-cell table:number-columns-repeated="4"/>
          <table:table-cell office:value-type="string" calcext:value-type="string">
            <text:p>{58280:toen:ADV,M068722:toe:ADV,58279:toe:ADV,M068725:toe:ADP,58393:toegespreken:VRB,06860:toen:ADV,M068724:toe:ADV,58278:toe:ADP,M068723:toe:ADV|INT,57243:te:ADP,M068913:toesluiten:,M068849:toen:ADV|CO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di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dienen:3</text:p>
          </table:table-cell>
          <table:table-cell table:number-columns-repeated="4"/>
          <table:table-cell office:value-type="string" calcext:value-type="string">
            <text:p>{M068750:toed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gaan:3</text:p>
          </table:table-cell>
          <table:table-cell table:number-columns-repeated="4"/>
          <table:table-cell office:value-type="string" calcext:value-type="string">
            <text:p>{M068773:toe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chi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geschickt:3</text:p>
          </table:table-cell>
          <table:table-cell table:number-columns-repeated="4"/>
          <table:table-cell office:value-type="string" calcext:value-type="string">
            <text:p>{M068903:toe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e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gesegt:3</text:p>
          </table:table-cell>
          <table:table-cell table:number-columns-repeated="4"/>
          <table:table-cell office:value-type="string" calcext:value-type="string">
            <text:p>{M069031:toe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te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gestemt:3</text:p>
          </table:table-cell>
          <table:table-cell table:number-columns-repeated="4"/>
          <table:table-cell office:value-type="string" calcext:value-type="string">
            <text:p>{M068936:toeste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k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kom:3</text:p>
          </table:table-cell>
          <table:table-cell table:number-columns-repeated="4"/>
          <table:table-cell office:value-type="string" calcext:value-type="string">
            <text:p>{M068821.re.1:toekom:NOU-C,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la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elaet:3</text:p>
          </table:table-cell>
          <table:table-cell table:number-columns-repeated="4"/>
          <table:table-cell office:value-type="string" calcext:value-type="string">
            <text:p>{M068832:toelaten:VRB,58462:toelaten:VRB,M068832.re.1:toela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llen:3</text:p>
          </table:table-cell>
          <table:table-cell table:number-columns-repeated="4"/>
          <table:table-cell office:value-type="string" calcext:value-type="string">
            <text:p>{58775:tol:NOU-C,M069111:tollen:VRB,M069112:tollen:VRB,M069086:tol:NOU-C,M069087:to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urn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rneeren:3</text:p>
          </table:table-cell>
          <table:table-cell table:number-columns-repeated="4"/>
          <table:table-cell office:value-type="string" calcext:value-type="string">
            <text:p>{M069557.re.1:tourneren:,M069558:tourneren:VRB,M069556.re.1:tourner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t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cteeren:3</text:p>
          </table:table-cell>
          <table:table-cell table:number-columns-repeated="4"/>
          <table:table-cell office:value-type="string" calcext:value-type="string">
            <text:p>{59149:trakteren:VRB,M069638:trak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ght:3</text:p>
          </table:table-cell>
          <table:table-cell table:number-columns-repeated="4"/>
          <table:table-cell office:value-type="string" calcext:value-type="string">
            <text:p>{M069631: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portere:3</text:p>
          </table:table-cell>
          <table:table-cell table:number-columns-repeated="4"/>
          <table:table-cell office:value-type="string" calcext:value-type="string">
            <text:p>{M069849:trans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ck:3</text:p>
          </table:table-cell>
          <table:table-cell table:number-columns-repeated="4"/>
          <table:table-cell office:value-type="string" calcext:value-type="string">
            <text:p>{NULL,59275:trekken:VRB,M070093:trekken:VRB,M070006:treek:NOU-C,59267:trek:NOU-C,M070067:t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gg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ggelen:3</text:p>
          </table:table-cell>
          <table:table-cell table:number-columns-repeated="4"/>
          <table:table-cell office:value-type="string" calcext:value-type="string">
            <text:p>{M070615:troggelen:VRB,M070616:troggelen:VRB,59405:trog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ssen:3</text:p>
          </table:table-cell>
          <table:table-cell table:number-columns-repeated="4"/>
          <table:table-cell office:value-type="string" calcext:value-type="string">
            <text:p>{59486:trossen:VRB,M070774:trossen:VRB,M070766:tro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sl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jtgeslagen:3</text:p>
          </table:table-cell>
          <table:table-cell table:number-columns-repeated="4"/>
          <table:table-cell office:value-type="string" calcext:value-type="string">
            <text:p>{M072260:uit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g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gaan:3</text:p>
          </table:table-cell>
          <table:table-cell table:number-columns-repeated="4"/>
          <table:table-cell office:value-type="string" calcext:value-type="string">
            <text:p>{M071868:uit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g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geven:3</text:p>
          </table:table-cell>
          <table:table-cell table:number-columns-repeated="4"/>
          <table:table-cell office:value-type="string" calcext:value-type="string">
            <text:p>{M071905:uitgeven:VRB,M071905:uitgeven:NOU-C,M071906:uitgev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k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keren:3</text:p>
          </table:table-cell>
          <table:table-cell table:number-columns-repeated="4"/>
          <table:table-cell office:value-type="string" calcext:value-type="string">
            <text:p>{M071985:uit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ma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maken:3</text:p>
          </table:table-cell>
          <table:table-cell table:number-columns-repeated="4"/>
          <table:table-cell office:value-type="string" calcext:value-type="string">
            <text:p>{M072087:uit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strek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strekken:3</text:p>
          </table:table-cell>
          <table:table-cell table:number-columns-repeated="4"/>
          <table:table-cell office:value-type="string" calcext:value-type="string">
            <text:p>{M072941:uit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ze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tzetten:3</text:p>
          </table:table-cell>
          <table:table-cell table:number-columns-repeated="4"/>
          <table:table-cell office:value-type="string" calcext:value-type="string">
            <text:p>{M072518:uit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urp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urperen:3</text:p>
          </table:table-cell>
          <table:table-cell table:number-columns-repeated="4"/>
          <table:table-cell office:value-type="string" calcext:value-type="string">
            <text:p>{M072844:usur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y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yt:3</text:p>
          </table:table-cell>
          <table:table-cell table:number-columns-repeated="4"/>
          <table:table-cell office:value-type="string" calcext:value-type="string">
            <text:p>{60207:uit:ADP,60604:uiten:VRB,M071626:uit:APD|ADV|ADJ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ar:3</text:p>
          </table:table-cell>
          <table:table-cell table:number-columns-repeated="4"/>
          <table:table-cell office:value-type="string" calcext:value-type="string">
            <text:p>{M072984:vaar:NOU-C,M072989:vaar:ADJ,"M072983:vaar, vader:NOU-C",M072985:vaar:NOU-C,M073352:var:NOU-C,M073361:varen:VRB,M073372:var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:3</text:p>
          </table:table-cell>
          <table:table-cell table:number-columns-repeated="4"/>
          <table:table-cell office:value-type="string" calcext:value-type="string">
            <text:p>{M073176:val:NOU-C,61217:val:NOU-C,M073172:val:NOU-C,M073173:val:NOU-C,M073170:val:NOU-C,M073228:vallen:VRB,61218:val:NOU-C,M073175:val:NOU-C,M073174:val:NOU-C,M073171:v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ele:3</text:p>
          </table:table-cell>
          <table:table-cell table:number-columns-repeated="4"/>
          <table:table-cell office:value-type="string" calcext:value-type="string">
            <text:p>{M073660:vedel:NOU-C,61811:veel:NUM,GH20220228.141753.330:veel:NOU-C|ADJ|NUM|PRN|ADV,GH20220228.133200.485:veel:NUM,M074092:velen:VRB,M073724:veel:NOU-C|ADJ|NUM|PRN|ADV,61812:v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n:3</text:p>
          </table:table-cell>
          <table:table-cell table:number-columns-repeated="4"/>
          <table:table-cell office:value-type="string" calcext:value-type="string">
            <text:p>{66219: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agt:3</text:p>
          </table:table-cell>
          <table:table-cell table:number-columns-repeated="4"/>
          <table:table-cell office:value-type="string" calcext:value-type="string">
            <text:p>{M074372:verachten:VRB,M074368:verach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an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annen:3</text:p>
          </table:table-cell>
          <table:table-cell table:number-columns-repeated="4"/>
          <table:table-cell office:value-type="string" calcext:value-type="string">
            <text:p>{M074564:verbannen:VRB,GH20211018.130801.758:verbannen:VRB,GH20211018.130110.134:verbannen:VRB,GH20191204.114227.203:verbannene:VRB,62073:verbannen:VRB,GH20200918.163547.394:verba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el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en:3</text:p>
          </table:table-cell>
          <table:table-cell table:number-columns-repeated="4"/>
          <table:table-cell office:value-type="string" calcext:value-type="string">
            <text:p>{M074600:verbeeld:ADJ,62095:verbeelden:VRB,M074601:verbeelden:VRB,M074601:verbeeld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et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tert:3</text:p>
          </table:table-cell>
          <table:table-cell table:number-columns-repeated="4"/>
          <table:table-cell office:value-type="string" calcext:value-type="string">
            <text:p>{M074647:verb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ij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lijd:3</text:p>
          </table:table-cell>
          <table:table-cell table:number-columns-repeated="4"/>
          <table:table-cell office:value-type="string" calcext:value-type="string">
            <text:p>{M074761:verblijden:VRB,M074760:verblijd:ADJ,62188:verblijden:VRB,62190:verblij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o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onden:3</text:p>
          </table:table-cell>
          <table:table-cell table:number-columns-repeated="4"/>
          <table:table-cell office:value-type="string" calcext:value-type="string">
            <text:p>{62169:verbinden:ADJ,M074854:verbonden:ADJ,62169:verbinden:VRB,62243:verbonden:VRB,M074854:verbonden:VRB,M074853:verbond:NOU-C,M074704:verb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i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ciert:3</text:p>
          </table:table-cell>
          <table:table-cell table:number-columns-repeated="4"/>
          <table:table-cell office:value-type="string" calcext:value-type="string">
            <text:p>{M078077:versierd:ADJ,64577:versierd:ADJ,M078076:versierd:ADJ,M078078:versieren:VRB,64570:versieren:VRB,64569:versieren:VRB,M078079:vers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loe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cloeken:3</text:p>
          </table:table-cell>
          <table:table-cell table:number-columns-repeated="4"/>
          <table:table-cell office:value-type="string" calcext:value-type="string">
            <text:p>{63280:verkloeken:VRB,M076326:verkl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moedi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demoedigen:3</text:p>
          </table:table-cell>
          <table:table-cell table:number-columns-repeated="4"/>
          <table:table-cell office:value-type="string" calcext:value-type="string">
            <text:p>{M075040:verdeemo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ro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drogen:3</text:p>
          </table:table-cell>
          <table:table-cell table:number-columns-repeated="4"/>
          <table:table-cell office:value-type="string" calcext:value-type="string">
            <text:p>{62533:verdragen:VRB,62566:verdrogen:VRB,M075282:verdrogen:VRB,M075282:verdro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v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evenen:3</text:p>
          </table:table-cell>
          <table:table-cell table:number-columns-repeated="4"/>
          <table:table-cell office:value-type="string" calcext:value-type="string">
            <text:p>{M075465:verev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xcus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excuseeren:3</text:p>
          </table:table-cell>
          <table:table-cell table:number-columns-repeated="4"/>
          <table:table-cell office:value-type="string" calcext:value-type="string">
            <text:p>{M075470:verexcu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aan:3</text:p>
          </table:table-cell>
          <table:table-cell table:number-columns-repeated="4"/>
          <table:table-cell office:value-type="string" calcext:value-type="string">
            <text:p>{M075535:ve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eet:3</text:p>
          </table:table-cell>
          <table:table-cell table:number-columns-repeated="4"/>
          <table:table-cell office:value-type="string" calcext:value-type="string">
            <text:p>{62756:vergaan:VRB,M075655:vergeten:VRB,62812:vergeten:VRB,M075591:verge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zelschap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ezelschappen:3</text:p>
          </table:table-cell>
          <table:table-cell table:number-columns-repeated="4"/>
          <table:table-cell office:value-type="string" calcext:value-type="string">
            <text:p>{M075679:vergezelsch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ul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ulden:3</text:p>
          </table:table-cell>
          <table:table-cell table:number-columns-repeated="4"/>
          <table:table-cell office:value-type="string" calcext:value-type="string">
            <text:p>{62918:verguld:VRB,62885:vergulden:VRB,M075816:vergulden:VRB,M075814:vergul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a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haelen:3</text:p>
          </table:table-cell>
          <table:table-cell table:number-columns-repeated="4"/>
          <table:table-cell office:value-type="string" calcext:value-type="string">
            <text:p>{M075859:verhalen:VRB,62940:verhalen:VRB,63098:verhol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uij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huijsen:3</text:p>
          </table:table-cell>
          <table:table-cell table:number-columns-repeated="4"/>
          <table:table-cell office:value-type="string" calcext:value-type="string">
            <text:p>{M076061:verhui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keren:3</text:p>
          </table:table-cell>
          <table:table-cell table:number-columns-repeated="4"/>
          <table:table-cell office:value-type="string" calcext:value-type="string">
            <text:p>{M076215:verkeren:VRB,M076216:verkeren:VRB,63237:ver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g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kogten:3</text:p>
          </table:table-cell>
          <table:table-cell table:number-columns-repeated="4"/>
          <table:table-cell office:value-type="string" calcext:value-type="string">
            <text:p>{M076433:verk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g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leggen:3</text:p>
          </table:table-cell>
          <table:table-cell table:number-columns-repeated="4"/>
          <table:table-cell office:value-type="string" calcext:value-type="string">
            <text:p>{M076665:verleggen:VRB,63548:verliggen:VRB,63472:ver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logt:3</text:p>
          </table:table-cell>
          <table:table-cell table:number-columns-repeated="4"/>
          <table:table-cell office:value-type="string" calcext:value-type="string">
            <text:p>{M076767:verloggen:VRB,M076812:verlu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aen:3</text:p>
          </table:table-cell>
          <table:table-cell table:number-columns-repeated="4"/>
          <table:table-cell office:value-type="string" calcext:value-type="string">
            <text:p>{M076898:vermanen:VRB,63647:vermaan:NOU-C,63674:vermanen:VRB,M076861:verma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eene:3</text:p>
          </table:table-cell>
          <table:table-cell table:number-columns-repeated="4"/>
          <table:table-cell office:value-type="string" calcext:value-type="string">
            <text:p>{M076943:ver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eeren:3</text:p>
          </table:table-cell>
          <table:table-cell table:number-columns-repeated="4"/>
          <table:table-cell office:value-type="string" calcext:value-type="string">
            <text:p>{63686:vermaren:VRB,63705:vermeren:VRB,M076947:vermeren:VRB,GH20191211.124501.861:ve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eten:3</text:p>
          </table:table-cell>
          <table:table-cell table:number-columns-repeated="4"/>
          <table:table-cell office:value-type="string" calcext:value-type="string">
            <text:p>{63760:vermeten:ADJ,M077009:vermeten:ADJ,63751:vermeet:NOU-C,M077007:vermeten:VRB,63759:vermeten:NOU-C,63758:vermeten:VRB,M077008:vermeten:VRB,M077008:vermet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ij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ijnen:3</text:p>
          </table:table-cell>
          <table:table-cell table:number-columns-repeated="4"/>
          <table:table-cell office:value-type="string" calcext:value-type="string">
            <text:p>{M076943:verm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mit:3</text:p>
          </table:table-cell>
          <table:table-cell table:number-columns-repeated="4"/>
          <table:table-cell office:value-type="string" calcext:value-type="string">
            <text:p>{63801:vermeet:NOU-C,63758:verm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i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nielen:3</text:p>
          </table:table-cell>
          <table:table-cell table:number-columns-repeated="4"/>
          <table:table-cell office:value-type="string" calcext:value-type="string">
            <text:p>{63940:vernielen:VRB,M077218:verni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o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noegen:3</text:p>
          </table:table-cell>
          <table:table-cell table:number-columns-repeated="4"/>
          <table:table-cell office:value-type="string" calcext:value-type="string">
            <text:p>{M077251:vernoegen:VRB,M077252:vernoegen:NOU-C,63972:vern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geluck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ongeluckt:3</text:p>
          </table:table-cell>
          <table:table-cell table:number-columns-repeated="4"/>
          <table:table-cell office:value-type="string" calcext:value-type="string">
            <text:p>{M077324:veronge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ntschuldi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ontschuldigen:3</text:p>
          </table:table-cell>
          <table:table-cell table:number-columns-repeated="4"/>
          <table:table-cell office:value-type="string" calcext:value-type="string">
            <text:p>{M077368:verontschu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pag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pagten:3</text:p>
          </table:table-cell>
          <table:table-cell table:number-columns-repeated="4"/>
          <table:table-cell office:value-type="string" calcext:value-type="string">
            <text:p>{M077435:verp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ren:3</text:p>
          </table:table-cell>
          <table:table-cell table:number-columns-repeated="4"/>
          <table:table-cell office:value-type="string" calcext:value-type="string">
            <text:p>{M074340:ver:ADJ|ADV,GH20210601.135037.34:verren:ADJ|ADV,GH20210601.134223.285:verren:ADV,61428:var:NOU-C,M074339.re.1:varren:,64193:ver:ADJ,64194:var:NOU-C,64211:verren:VRB,M077700:verren:VRB,M074339:v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cheelen:3</text:p>
          </table:table-cell>
          <table:table-cell table:number-columns-repeated="4"/>
          <table:table-cell office:value-type="string" calcext:value-type="string">
            <text:p>{M077871:versch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i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cheiden:3</text:p>
          </table:table-cell>
          <table:table-cell table:number-columns-repeated="4"/>
          <table:table-cell office:value-type="string" calcext:value-type="string">
            <text:p>{M077865:verscheiden:ADJ,64392:versheid:NOU-C,64364:verscheiden:VRB,M077863:verscheiden:NOU-C,M077862:verscheiden:VRB,GH20220304.102506.792:verscheiden:ADJ|ADV|NUM,M077864:verscheiden:ADJ|ADV|NUM,64365:verscheid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ui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chuilen:3</text:p>
          </table:table-cell>
          <table:table-cell table:number-columns-repeated="4"/>
          <table:table-cell office:value-type="string" calcext:value-type="string">
            <text:p>{M078022:verschu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uldi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chuldigt:3</text:p>
          </table:table-cell>
          <table:table-cell table:number-columns-repeated="4"/>
          <table:table-cell office:value-type="string" calcext:value-type="string">
            <text:p>{M078032:verschuldigen:VRB,M078031:verschuldig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eeren:3</text:p>
          </table:table-cell>
          <table:table-cell table:number-columns-repeated="4"/>
          <table:table-cell office:value-type="string" calcext:value-type="string">
            <text:p>{M079584:verzeren:VRB,64543:verzeren:VRB,M079585:verzeren:NOU-C,M078054:verseren:VRB,64544:verz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oeke:3</text:p>
          </table:table-cell>
          <table:table-cell table:number-columns-repeated="4"/>
          <table:table-cell office:value-type="string" calcext:value-type="string">
            <text:p>{64715:verzoeken:VRB,M079693:verzoek:NOU-C,64714:verzo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ij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trijken:3</text:p>
          </table:table-cell>
          <table:table-cell table:number-columns-repeated="4"/>
          <table:table-cell office:value-type="string" calcext:value-type="string">
            <text:p>{M078643:verstr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ur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sturven:3</text:p>
          </table:table-cell>
          <table:table-cell table:number-columns-repeated="4"/>
          <table:table-cell office:value-type="string" calcext:value-type="string">
            <text:p>{M078535:versterven:VRB,64883:versterven:VRB,M078614:verstorv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e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tierd:3</text:p>
          </table:table-cell>
          <table:table-cell table:number-columns-repeated="4"/>
          <table:table-cell office:value-type="string" calcext:value-type="string">
            <text:p>{M078782:vert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vaert:3</text:p>
          </table:table-cell>
          <table:table-cell table:number-columns-repeated="4"/>
          <table:table-cell office:value-type="string" calcext:value-type="string">
            <text:p>{65265:vervaren:VRB,65249:vervaard:ADJ,M078977:vervaard:ADJ|ADV,M079007:vervaren:VRB,M079006:vervaren:VRB,65264:v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e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veelen:3</text:p>
          </table:table-cell>
          <table:table-cell table:number-columns-repeated="4"/>
          <table:table-cell office:value-type="string" calcext:value-type="string">
            <text:p>{M079034:vervelen:NOU-C,M079032:ver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e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veert:3</text:p>
          </table:table-cell>
          <table:table-cell table:number-columns-repeated="4"/>
          <table:table-cell office:value-type="string" calcext:value-type="string">
            <text:p>{M079006:vervaren:VRB,M078977:vervaard:ADJ|ADV,65264:vervaren:VRB,65265:v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oes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woesten:3</text:p>
          </table:table-cell>
          <table:table-cell table:number-columns-repeated="4"/>
          <table:table-cell office:value-type="string" calcext:value-type="string">
            <text:p>{M079472:verwoesten:VRB,M079471:verwoest:ADJ|ADV,65707:verwoesten:VRB,65706:verwoes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eren:3</text:p>
          </table:table-cell>
          <table:table-cell table:number-columns-repeated="4"/>
          <table:table-cell office:value-type="string" calcext:value-type="string">
            <text:p>{M080461:viseren:VRB,66390:v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itee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iteeren:3</text:p>
          </table:table-cell>
          <table:table-cell table:number-columns-repeated="4"/>
          <table:table-cell office:value-type="string" calcext:value-type="string">
            <text:p>{M080485:vis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sen:3</text:p>
          </table:table-cell>
          <table:table-cell table:number-columns-repeated="4"/>
          <table:table-cell office:value-type="string" calcext:value-type="string">
            <text:p>{M080383.re.1:vissen:ADJ,M080391:vis:NOU-C,M080383:visse:NOU-C,M080384:fits:NOU-C,M080492:vi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ie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iegen:3</text:p>
          </table:table-cell>
          <table:table-cell table:number-columns-repeated="4"/>
          <table:table-cell office:value-type="string" calcext:value-type="string">
            <text:p>{M080901:vliegen:VRB,66704:vlieg:NOU-C,M080896:vlieg:NOU-C,66706:vliegen:VRB,GH20191127.135021.559:vli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ie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ieten:3</text:p>
          </table:table-cell>
          <table:table-cell table:number-columns-repeated="4"/>
          <table:table-cell office:value-type="string" calcext:value-type="string">
            <text:p>{66742:vlieten:VRB,M080958:sliet:NOU-C,66737:vliet:NOU-C,M080959:vlieten:NOU-C,M080959:vlieten:VRB,M080956:vliet:NOU-C,M080893:vlieden:VRB,M080955:vli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elen:3</text:p>
          </table:table-cell>
          <table:table-cell table:number-columns-repeated="4"/>
          <table:table-cell office:value-type="string" calcext:value-type="string">
            <text:p>{67336:vool:NOU-C,M083035:vuil:ADJ|ADV,M079913:veulen:NOU-C,67023:voelen:VRB,M081271:vo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bra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braght:3</text:p>
          </table:table-cell>
          <table:table-cell table:number-columns-repeated="4"/>
          <table:table-cell office:value-type="string" calcext:value-type="string">
            <text:p>{M081409:vol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d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daen:3</text:p>
          </table:table-cell>
          <table:table-cell table:number-columns-repeated="4"/>
          <table:table-cell office:value-type="string" calcext:value-type="string">
            <text:p>{M081412:voldaan:ADJ,67322:voldoen:VRB,M081417:vol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k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komen:3</text:p>
          </table:table-cell>
          <table:table-cell table:number-columns-repeated="4"/>
          <table:table-cell office:value-type="string" calcext:value-type="string">
            <text:p>{M081453:volkomen:ADJ|ADV,M081452:volkomen:VRB,67426:vol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afg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afgaan:3</text:p>
          </table:table-cell>
          <table:table-cell table:number-columns-repeated="4"/>
          <table:table-cell office:value-type="string" calcext:value-type="string">
            <text:p>{M081633:vooraf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a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gaen:3</text:p>
          </table:table-cell>
          <table:table-cell table:number-columns-repeated="4"/>
          <table:table-cell office:value-type="string" calcext:value-type="string">
            <text:p>{67933:voorgaan:VRB,M082202:voortgaan:VRB,M081793:voo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e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geef:3</text:p>
          </table:table-cell>
          <table:table-cell table:number-columns-repeated="4"/>
          <table:table-cell office:value-type="string" calcext:value-type="string">
            <text:p>{M081823:voor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ee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geeven:3</text:p>
          </table:table-cell>
          <table:table-cell table:number-columns-repeated="4"/>
          <table:table-cell office:value-type="string" calcext:value-type="string">
            <text:p>{M081824:voorgeven:NOU-C,M081823:voor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i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sienen:3</text:p>
          </table:table-cell>
          <table:table-cell table:number-columns-repeated="4"/>
          <table:table-cell office:value-type="string" calcext:value-type="string">
            <text:p>{64563:verzi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stel:3</text:p>
          </table:table-cell>
          <table:table-cell table:number-columns-repeated="4"/>
          <table:table-cell office:value-type="string" calcext:value-type="string">
            <text:p>{M082147:voorstellen:VRB,M082146:voorstel:NOU-C,M082145:voorstel:NOU-C,68446:voorst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l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tlopen:3</text:p>
          </table:table-cell>
          <table:table-cell table:number-columns-repeated="4"/>
          <table:table-cell office:value-type="string" calcext:value-type="string">
            <text:p>{M082237:voort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wen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orwenden:3</text:p>
          </table:table-cell>
          <table:table-cell table:number-columns-repeated="4"/>
          <table:table-cell office:value-type="string" calcext:value-type="string">
            <text:p>{M082378:voorwenden:VRB,M081830:voorgewen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der:3</text:p>
          </table:table-cell>
          <table:table-cell table:number-columns-repeated="4"/>
          <table:table-cell office:value-type="string" calcext:value-type="string">
            <text:p>{67724:voorder:ADJ,67725:voorder:ADV,64192:ver:ADV,M082476:voorder:ADV|ADJ,M082479:vorderen:VRB,GH20210618.105318.298:voordere:ADV|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a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aagd:3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gen:3</text:p>
          </table:table-cell>
          <table:table-cell table:number-columns-repeated="4"/>
          <table:table-cell office:value-type="string" calcext:value-type="string">
            <text:p>{70059:wagen:VRB,M083474:wagen:NOU-C,70047:waag:NOU-C,70060:wagen:VRB,71893:wegen:VRB,M083476:wagen:VRB,70055:wagen:NOU-C,M083169:waag:NOU-C,M083475:wagen:VRB,M083168:waag:NOU-C,70056:wagen:VRB,70057:wagen:VRB,70046:wa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hou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erhouden:3</text:p>
          </table:table-cell>
          <table:table-cell table:number-columns-repeated="4"/>
          <table:table-cell office:value-type="string" calcext:value-type="string">
            <text:p>{M084301:wederhouden:VRB,71247:wederhouden:VRB,GH20200917.135702.584:weder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k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erkomen:3</text:p>
          </table:table-cell>
          <table:table-cell table:number-columns-repeated="4"/>
          <table:table-cell office:value-type="string" calcext:value-type="string">
            <text:p>{71281:wede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st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erstaan:3</text:p>
          </table:table-cell>
          <table:table-cell table:number-columns-repeated="4"/>
          <table:table-cell office:value-type="string" calcext:value-type="string">
            <text:p>{M084366:wed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cken:3</text:p>
          </table:table-cell>
          <table:table-cell table:number-columns-repeated="4"/>
          <table:table-cell office:value-type="string" calcext:value-type="string">
            <text:p>{M085945:wiek:NOU-C,M086212:wijken:VRB,M084504:week:ADJ|ADV,72053:weken:VRB,GH20200609.120903.22:weke:ADJ|ADV,M084501:week:NOU-C,M084507:weken:VRB,71726:week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:3</text:p>
          </table:table-cell>
          <table:table-cell table:number-columns-repeated="4"/>
          <table:table-cell office:value-type="string" calcext:value-type="string">
            <text:p>{72477:waar:NOU-C,72427:wij:PRN,72475:weer:NOU-C,M084253:wedden:VRB,M083857:war:NOU-C,72424:weder:,72425:waar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ven:3</text:p>
          </table:table-cell>
          <table:table-cell table:number-columns-repeated="4"/>
          <table:table-cell office:value-type="string" calcext:value-type="string">
            <text:p>{72508:werf:NOU-C,72507:werf:NOU-C,M085507:werf:NOU-C,72509:werf:NOU-C,72713:werf:NOU-C,M085509:werf:NOU-C,M085506:werf:NOU-C,M085508.re.1:werven:,72728:werven:VRB,72727:werven:VRB,M085508:werf:NOU-C,M085507.re.1:werven:,M085667:werven:VRB,M085506.re.1:werv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:3</text:p>
          </table:table-cell>
          <table:table-cell table:number-columns-repeated="4"/>
          <table:table-cell office:value-type="string" calcext:value-type="string">
            <text:p>{M085697:West:NOU-C,51899:zijn:VRB,M089102:zijn:VRB,72799:west:ADV,GH20211203.122234.303:west:ADV,M085836:wezen:VRB,M085695:west:ADV|ADJ,M085696:we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ten:3</text:p>
          </table:table-cell>
          <table:table-cell table:number-columns-repeated="4"/>
          <table:table-cell office:value-type="string" calcext:value-type="string">
            <text:p>{M085784:wetten:VRB,M085734:weten:VRB,72851:wet:NOU-C,72863:weet:NOU-C,72877:weten:VRB,72927:wetten:VRB,72878:weten:NOU-C,M085723:wet:NOU-C,M084253:wed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l:3</text:p>
          </table:table-cell>
          <table:table-cell table:number-columns-repeated="4"/>
          <table:table-cell office:value-type="string" calcext:value-type="string">
            <text:p>{73101:wiel:NOU-C,70185:wallen:VRB,M085954:wiel:NOU-C,73102:wiel:NOU-C,73103:wiel:NOU-C,M085952:wiel:NOU-C,M085953:wi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len:3</text:p>
          </table:table-cell>
          <table:table-cell table:number-columns-repeated="4"/>
          <table:table-cell office:value-type="string" calcext:value-type="string">
            <text:p>{73102:wiel:NOU-C,73570:wijlen:ADV,M085954.re.1:wielen:,M085961:wielen:VRB,M085952:wiel:NOU-C,70185:wallen:VRB,M085954:wiel:NOU-C,73101:wiel:NOU-C,73103:wiel:NOU-C,73110:wielen:VRB,73111:wielen:VRB,M086059:wietel:NOU-C,M085953:wiel:NOU-C,M085962:wi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n:3</text:p>
          </table:table-cell>
          <table:table-cell table:number-columns-repeated="4"/>
          <table:table-cell office:value-type="string" calcext:value-type="string">
            <text:p>{M085909:wie:PRN,73048:wie:PRN,M086242:wijn:NOU-C,M086535:winde:NOU-C,73123:wijden:VRB,M085926:w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c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jcken:3</text:p>
          </table:table-cell>
          <table:table-cell table:number-columns-repeated="4"/>
          <table:table-cell office:value-type="string" calcext:value-type="string">
            <text:p>{M086208:wijk:NOU-C,M085945:wiek:NOU-C,73523:wijken:VRB,M086212:wijken:VRB,M086209:w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jse:3</text:p>
          </table:table-cell>
          <table:table-cell table:number-columns-repeated="4"/>
          <table:table-cell office:value-type="string" calcext:value-type="string">
            <text:p>{M086367:wijzen:VRB,73480:wijs:ADJ,GH20210706.092907.332:wijze:ADJ,M086361:wijze:NOU-C,M086362:wijze:NOU-C,":wij + zij:PRN",M086362:wijze:ADJ|ADV,M086315:wijs:ADJ|ADV,73952:wijzen:VRB,73941:wijz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ud:3</text:p>
          </table:table-cell>
          <table:table-cell table:number-columns-repeated="4"/>
          <table:table-cell office:value-type="string" calcext:value-type="string">
            <text:p>{74502:wouden:VRB,74509:woud:NOU-C,73633:willen:VRB,M087301:wout:NOU-C,M087276:wou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gt:3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r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rgen:3</text:p>
          </table:table-cell>
          <table:table-cell table:number-columns-repeated="4"/>
          <table:table-cell office:value-type="string" calcext:value-type="string">
            <text:p>{M089774:zorgen:VRB,M089767:zor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best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besteden:2</text:p>
          </table:table-cell>
          <table:table-cell table:number-columns-repeated="4"/>
          <table:table-cell office:value-type="string" calcext:value-type="string">
            <text:p>{M000143:aanbest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a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aande:2</text:p>
          </table:table-cell>
          <table:table-cell table:number-columns-repeated="4"/>
          <table:table-cell office:value-type="string" calcext:value-type="string">
            <text:p>{M000322:aangaan:VRB,M000323:aangaande: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houd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ehoudene:2</text:p>
          </table:table-cell>
          <table:table-cell table:number-columns-repeated="4"/>
          <table:table-cell office:value-type="string" calcext:value-type="string">
            <text:p>{M000422:aan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nom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enomene:2</text:p>
          </table:table-cell>
          <table:table-cell table:number-columns-repeated="4"/>
          <table:table-cell office:value-type="string" calcext:value-type="string">
            <text:p>{M000591:aan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t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eteld:2</text:p>
          </table:table-cell>
          <table:table-cell table:number-columns-repeated="4"/>
          <table:table-cell office:value-type="string" calcext:value-type="string">
            <text:p>{M000884:aan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geva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evaart:2</text:p>
          </table:table-cell>
          <table:table-cell table:number-columns-repeated="4"/>
          <table:table-cell office:value-type="string" calcext:value-type="string">
            <text:p>{M000921:aanvaa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mel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melden:2</text:p>
          </table:table-cell>
          <table:table-cell table:number-columns-repeated="4"/>
          <table:table-cell office:value-type="string" calcext:value-type="string">
            <text:p>{S000414:aanmelden:,M000563:aan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moe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moedigen:2</text:p>
          </table:table-cell>
          <table:table-cell table:number-columns-repeated="4"/>
          <table:table-cell office:value-type="string" calcext:value-type="string">
            <text:p>{M000576:aanmo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ne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neemen:2</text:p>
          </table:table-cell>
          <table:table-cell table:number-columns-repeated="4"/>
          <table:table-cell office:value-type="string" calcext:value-type="string">
            <text:p>{M000591:aan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plan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planten:2</text:p>
          </table:table-cell>
          <table:table-cell table:number-columns-repeated="4"/>
          <table:table-cell office:value-type="string" calcext:value-type="string">
            <text:p>{M000612:aanplan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roe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roepen:2</text:p>
          </table:table-cell>
          <table:table-cell table:number-columns-repeated="4"/>
          <table:table-cell office:value-type="string" calcext:value-type="string">
            <text:p>{M000676:aanro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a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tasten:2</text:p>
          </table:table-cell>
          <table:table-cell table:number-columns-repeated="4"/>
          <table:table-cell office:value-type="string" calcext:value-type="string">
            <text:p>{M000874:aant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imm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timmeren:2</text:p>
          </table:table-cell>
          <table:table-cell table:number-columns-repeated="4"/>
          <table:table-cell office:value-type="string" calcext:value-type="string">
            <text:p>{M000893:aanti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tr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trekken:2</text:p>
          </table:table-cell>
          <table:table-cell table:number-columns-repeated="4"/>
          <table:table-cell office:value-type="string" calcext:value-type="string">
            <text:p>{M000911:aantrekken:VRB,M000911:aan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va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vallen:2</text:p>
          </table:table-cell>
          <table:table-cell table:number-columns-repeated="4"/>
          <table:table-cell office:value-type="string" calcext:value-type="string">
            <text:p>{M000925:aanval:NOU-C,M000926:aan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vo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voeren:2</text:p>
          </table:table-cell>
          <table:table-cell table:number-columns-repeated="4"/>
          <table:table-cell office:value-type="string" calcext:value-type="string">
            <text:p>{M000980:aanvoer:NOU-C,M000984:aan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wa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wassen:2</text:p>
          </table:table-cell>
          <table:table-cell table:number-columns-repeated="4"/>
          <table:table-cell office:value-type="string" calcext:value-type="string">
            <text:p>{M001006:aanwas:NOU-C,M001007:aanwa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nz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zien:2</text:p>
          </table:table-cell>
          <table:table-cell table:number-columns-repeated="4"/>
          <table:table-cell office:value-type="string" calcext:value-type="string">
            <text:p>{M001084:aanzien:NOU-C,M001083:aan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ep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pteert:2</text:p>
          </table:table-cell>
          <table:table-cell table:number-columns-repeated="4"/>
          <table:table-cell office:value-type="string" calcext:value-type="string">
            <text:p>{S001034:accep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ht:2</text:p>
          </table:table-cell>
          <table:table-cell table:number-columns-repeated="4"/>
          <table:table-cell office:value-type="string" calcext:value-type="string">
            <text:p>{00063:achten:VRB,M001403:acht:NOU-C,M001417:achten:VRB,M001405:acht:NOU-C,M001406:acht:NUM,GH20200924.121230.908:acht:ADP,M001402:acht:NOU-C,00055:acht:NOU-C,M001404:acht:NOU-C,GH20191213.090546.246:acht: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htervol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htervolgen:2</text:p>
          </table:table-cell>
          <table:table-cell table:number-columns-repeated="4"/>
          <table:table-cell office:value-type="string" calcext:value-type="string">
            <text:p>{00185:achtervolgen:VRB,M001681:achter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op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opteeren:2</text:p>
          </table:table-cell>
          <table:table-cell table:number-columns-repeated="4"/>
          <table:table-cell office:value-type="string" calcext:value-type="string">
            <text:p>{S001344:adop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is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isteren:2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ert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rteerd:2</text:p>
          </table:table-cell>
          <table:table-cell table:number-columns-repeated="4"/>
          <table:table-cell office:value-type="string" calcext:value-type="string">
            <text:p>{M001830:ad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er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rteeren:2</text:p>
          </table:table-cell>
          <table:table-cell table:number-columns-repeated="4"/>
          <table:table-cell office:value-type="string" calcext:value-type="string">
            <text:p>{M001830:ad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ngaen:2</text:p>
          </table:table-cell>
          <table:table-cell table:number-columns-repeated="4"/>
          <table:table-cell office:value-type="string" calcext:value-type="string">
            <text:p>{00355:aangaan:VRB,M000322:aan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gera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ngeranst:2</text:p>
          </table:table-cell>
          <table:table-cell table:number-columns-repeated="4"/>
          <table:table-cell office:value-type="string" calcext:value-type="string">
            <text:p>{M000647:aanran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ro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nroeren:2</text:p>
          </table:table-cell>
          <table:table-cell table:number-columns-repeated="4"/>
          <table:table-cell office:value-type="string" calcext:value-type="string">
            <text:p>{M000677:aanr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spre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nspreecken:2</text:p>
          </table:table-cell>
          <table:table-cell table:number-columns-repeated="4"/>
          <table:table-cell office:value-type="string" calcext:value-type="string">
            <text:p>{M000801:aan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nst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nstoot:2</text:p>
          </table:table-cell>
          <table:table-cell table:number-columns-repeated="4"/>
          <table:table-cell office:value-type="string" calcext:value-type="string">
            <text:p>{00547:aanstoot:NOU-C,M000842:aanstoot:NOU-C,M000844:aanst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rt:2</text:p>
          </table:table-cell>
          <table:table-cell table:number-columns-repeated="4"/>
          <table:table-cell office:value-type="string" calcext:value-type="string">
            <text:p>{01835:art:NOU-C,S000843:aard:NOU-C,00683:aard:NOU-C,00682:aard:NOU-C,S000844:aard:NOU-C,M001163:aarden:VRB,S000842:aard:NOU-C,00681:aard:NOU-C,M001118: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fg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fgaen:2</text:p>
          </table:table-cell>
          <table:table-cell table:number-columns-repeated="4"/>
          <table:table-cell office:value-type="string" calcext:value-type="string">
            <text:p>{00777:afgaan:VRB,M002031:af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fk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fkeeren:2</text:p>
          </table:table-cell>
          <table:table-cell table:number-columns-repeated="4"/>
          <table:table-cell office:value-type="string" calcext:value-type="string">
            <text:p>{00835:afkeren:VRB,M002212:af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even:2</text:p>
          </table:table-cell>
          <table:table-cell table:number-columns-repeated="4"/>
          <table:table-cell office:value-type="string" calcext:value-type="string">
            <text:p>{M002078:af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schee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scheept:2</text:p>
          </table:table-cell>
          <table:table-cell table:number-columns-repeated="4"/>
          <table:table-cell office:value-type="string" calcext:value-type="string">
            <text:p>{M002609:afsch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sond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sondene:2</text:p>
          </table:table-cell>
          <table:table-cell table:number-columns-repeated="4"/>
          <table:table-cell office:value-type="string" calcext:value-type="string">
            <text:p>{S001699:afgezondene:NOU-C,M003094:af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tro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trocken:2</text:p>
          </table:table-cell>
          <table:table-cell table:number-columns-repeated="4"/>
          <table:table-cell office:value-type="string" calcext:value-type="string">
            <text:p>{M002074:afgetrokken:ADJ|ADV,M002894:af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vaerdi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vaerdigt:2</text:p>
          </table:table-cell>
          <table:table-cell table:number-columns-repeated="4"/>
          <table:table-cell office:value-type="string" calcext:value-type="string">
            <text:p>{M002927:af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evo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evoert:2</text:p>
          </table:table-cell>
          <table:table-cell table:number-columns-repeated="4"/>
          <table:table-cell office:value-type="string" calcext:value-type="string">
            <text:p>{M002983:af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hou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houden:2</text:p>
          </table:table-cell>
          <table:table-cell table:number-columns-repeated="4"/>
          <table:table-cell office:value-type="string" calcext:value-type="string">
            <text:p>{M002180:afhouden:VRB,00825:afhoud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keu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keuren:2</text:p>
          </table:table-cell>
          <table:table-cell table:number-columns-repeated="4"/>
          <table:table-cell office:value-type="string" calcext:value-type="string">
            <text:p>{M002223:afk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m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meten:2</text:p>
          </table:table-cell>
          <table:table-cell table:number-columns-repeated="4"/>
          <table:table-cell office:value-type="string" calcext:value-type="string">
            <text:p>{M002400:afm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chi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schillen:2</text:p>
          </table:table-cell>
          <table:table-cell table:number-columns-repeated="4"/>
          <table:table-cell office:value-type="string" calcext:value-type="string">
            <text:p>{M002629:afsch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sien:2</text:p>
          </table:table-cell>
          <table:table-cell table:number-columns-repeated="4"/>
          <table:table-cell office:value-type="string" calcext:value-type="string">
            <text:p>{00936:afzien:VRB,M003123:afzien:VRB,M003124:afzi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sm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smeken:2</text:p>
          </table:table-cell>
          <table:table-cell table:number-columns-repeated="4"/>
          <table:table-cell office:value-type="string" calcext:value-type="string">
            <text:p>{M002724:afsm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tr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recken:2</text:p>
          </table:table-cell>
          <table:table-cell table:number-columns-repeated="4"/>
          <table:table-cell office:value-type="string" calcext:value-type="string">
            <text:p>{01002:aftrekken:VRB,M002894:aftrekken:VRB,M002892:aftr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tre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reeden:2</text:p>
          </table:table-cell>
          <table:table-cell table:number-columns-repeated="4"/>
          <table:table-cell office:value-type="string" calcext:value-type="string">
            <text:p>{M002891:aftr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vo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voeren:2</text:p>
          </table:table-cell>
          <table:table-cell table:number-columns-repeated="4"/>
          <table:table-cell office:value-type="string" calcext:value-type="string">
            <text:p>{M002984:afvoeren:VRB,M002983:afvoeren:VRB,M002977:afvo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vor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vorderen:2</text:p>
          </table:table-cell>
          <table:table-cell table:number-columns-repeated="4"/>
          <table:table-cell office:value-type="string" calcext:value-type="string">
            <text:p>{M002991:afvor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wij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wijken:2</text:p>
          </table:table-cell>
          <table:table-cell table:number-columns-repeated="4"/>
          <table:table-cell office:value-type="string" calcext:value-type="string">
            <text:p>{M003047:afw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wij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wijsen:2</text:p>
          </table:table-cell>
          <table:table-cell table:number-columns-repeated="4"/>
          <table:table-cell office:value-type="string" calcext:value-type="string">
            <text:p>{M003049:af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ze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zetten:2</text:p>
          </table:table-cell>
          <table:table-cell table:number-columns-repeated="4"/>
          <table:table-cell office:value-type="string" calcext:value-type="string">
            <text:p>{M003104:af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zij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zijn:2</text:p>
          </table:table-cell>
          <table:table-cell table:number-columns-repeated="4"/>
          <table:table-cell office:value-type="string" calcext:value-type="string">
            <text:p>{M003132:afzijn:VRB,M003133:afzij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k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eren:2</text:p>
          </table:table-cell>
          <table:table-cell table:number-columns-repeated="4"/>
          <table:table-cell office:value-type="string" calcext:value-type="string">
            <text:p>{M003952:ankeren:VRB,M003942:anker:NOU-C,S003731:an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o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oteren:2</text:p>
          </table:table-cell>
          <table:table-cell table:number-columns-repeated="4"/>
          <table:table-cell office:value-type="string" calcext:value-type="string">
            <text:p>{S003758:anno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iceeren:2</text:p>
          </table:table-cell>
          <table:table-cell table:number-columns-repeated="4"/>
          <table:table-cell office:value-type="string" calcext:value-type="string">
            <text:p>{S004037:app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acqu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queeren:2</text:p>
          </table:table-cell>
          <table:table-cell table:number-columns-repeated="4"/>
          <table:table-cell office:value-type="string" calcext:value-type="string">
            <text:p>{S004792:attaq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rapp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rapperen:2</text:p>
          </table:table-cell>
          <table:table-cell table:number-columns-repeated="4"/>
          <table:table-cell office:value-type="string" calcext:value-type="string">
            <text:p>{S004819:attrap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ribu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ribueeren:2</text:p>
          </table:table-cell>
          <table:table-cell table:number-columns-repeated="4"/>
          <table:table-cell office:value-type="string" calcext:value-type="string">
            <text:p>{S004820:attrib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ken:2</text:p>
          </table:table-cell>
          <table:table-cell table:number-columns-repeated="4"/>
          <table:table-cell office:value-type="string" calcext:value-type="string">
            <text:p>{M005051:balk:NOU-C,M005055:balken:VRB,M005053:balken:VRB,02185:balken:VRB,02184:bal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n:2</text:p>
          </table:table-cell>
          <table:table-cell table:number-columns-repeated="4"/>
          <table:table-cell office:value-type="string" calcext:value-type="string">
            <text:p>{M005416:baten:VRB,02375:baat:NOU-C,02381:baten:VRB,M004823:ba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n:2</text:p>
          </table:table-cell>
          <table:table-cell table:number-columns-repeated="4"/>
          <table:table-cell office:value-type="string" calcext:value-type="string">
            <text:p>{02384:batten:VRB,A000513:batten:VRB,A000514:batten:VRB,02383:batten:VRB,02369:b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bou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bouwen:2</text:p>
          </table:table-cell>
          <table:table-cell table:number-columns-repeated="4"/>
          <table:table-cell office:value-type="string" calcext:value-type="string">
            <text:p>{M005528:beb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cle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leeden:2</text:p>
          </table:table-cell>
          <table:table-cell table:number-columns-repeated="4"/>
          <table:table-cell office:value-type="string" calcext:value-type="string">
            <text:p>{03001:be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aren:2</text:p>
          </table:table-cell>
          <table:table-cell table:number-columns-repeated="4"/>
          <table:table-cell office:value-type="string" calcext:value-type="string">
            <text:p>{M005561:bed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e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enk:2</text:p>
          </table:table-cell>
          <table:table-cell table:number-columns-repeated="4"/>
          <table:table-cell office:value-type="string" calcext:value-type="string">
            <text:p>{M005655:bedenk:NOU-C,M005659:be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re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reeven:2</text:p>
          </table:table-cell>
          <table:table-cell table:number-columns-repeated="4"/>
          <table:table-cell office:value-type="string" calcext:value-type="string">
            <text:p>{M005799:bedrijven:VRB,M005777:bedrev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ri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rijt:2</text:p>
          </table:table-cell>
          <table:table-cell table:number-columns-repeated="4"/>
          <table:table-cell office:value-type="string" calcext:value-type="string">
            <text:p>{M005796:bedr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ff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fen:2</text:p>
          </table:table-cell>
          <table:table-cell table:number-columns-repeated="4"/>
          <table:table-cell office:value-type="string" calcext:value-type="string">
            <text:p>{M006058:bef:NOU-C,M006057:bef:NOU-C,A000610:be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aen:2</text:p>
          </table:table-cell>
          <table:table-cell table:number-columns-repeated="4"/>
          <table:table-cell office:value-type="string" calcext:value-type="string">
            <text:p>{02715:begaan:VRB,02720:begangen:ADJ,M006084:be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na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enadigen:2</text:p>
          </table:table-cell>
          <table:table-cell table:number-columns-repeated="4"/>
          <table:table-cell office:value-type="string" calcext:value-type="string">
            <text:p>{M006117:begena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ift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ftigen:2</text:p>
          </table:table-cell>
          <table:table-cell table:number-columns-repeated="4"/>
          <table:table-cell office:value-type="string" calcext:value-type="string">
            <text:p>{M006128:begif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r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rooten:2</text:p>
          </table:table-cell>
          <table:table-cell table:number-columns-repeated="4"/>
          <table:table-cell office:value-type="string" calcext:value-type="string">
            <text:p>{M006221:be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aegen:2</text:p>
          </table:table-cell>
          <table:table-cell table:number-columns-repeated="4"/>
          <table:table-cell office:value-type="string" calcext:value-type="string">
            <text:p>{M006248:behagen:NOU-C,M006249:beh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oor:2</text:p>
          </table:table-cell>
          <table:table-cell table:number-columns-repeated="4"/>
          <table:table-cell office:value-type="string" calcext:value-type="string">
            <text:p>{M006344:behoren:VRB,M006343:behoor:NOU-C,02879:behoo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j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ijen:2</text:p>
          </table:table-cell>
          <table:table-cell table:number-columns-repeated="4"/>
          <table:table-cell office:value-type="string" calcext:value-type="string">
            <text:p>{M006389:beiden:VRB,M006380:bei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kenne:2</text:p>
          </table:table-cell>
          <table:table-cell table:number-columns-repeated="4"/>
          <table:table-cell office:value-type="string" calcext:value-type="string">
            <text:p>{02964:beken:NOU-C,M006481:bekennen:VRB,02965:be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le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kleeden:2</text:p>
          </table:table-cell>
          <table:table-cell table:number-columns-repeated="4"/>
          <table:table-cell office:value-type="string" calcext:value-type="string">
            <text:p>{M006538:bekl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no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knopt:2</text:p>
          </table:table-cell>
          <table:table-cell table:number-columns-repeated="4"/>
          <table:table-cell office:value-type="string" calcext:value-type="string">
            <text:p>{M006588:beknopt:ADJ|ADV,M034312.re.3:beknopt:,M006587:bekn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ro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kroopen:2</text:p>
          </table:table-cell>
          <table:table-cell table:number-columns-repeated="4"/>
          <table:table-cell office:value-type="string" calcext:value-type="string">
            <text:p>{M006671:bekrui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i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eiden:2</text:p>
          </table:table-cell>
          <table:table-cell table:number-columns-repeated="4"/>
          <table:table-cell office:value-type="string" calcext:value-type="string">
            <text:p>{03088:beleggen:VRB,03090:beleiden:NOU-C,M006786:beleiden:VRB,03090:be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en:2</text:p>
          </table:table-cell>
          <table:table-cell table:number-columns-repeated="4"/>
          <table:table-cell office:value-type="string" calcext:value-type="string">
            <text:p>{03101:b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ett:2</text:p>
          </table:table-cell>
          <table:table-cell table:number-columns-repeated="4"/>
          <table:table-cell office:value-type="string" calcext:value-type="string">
            <text:p>{M006802:belet:NOU-C,M006804:bel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e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oefd:2</text:p>
          </table:table-cell>
          <table:table-cell table:number-columns-repeated="4"/>
          <table:table-cell office:value-type="string" calcext:value-type="string">
            <text:p>{M006882:bel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agti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magtigt:2</text:p>
          </table:table-cell>
          <table:table-cell table:number-columns-repeated="4"/>
          <table:table-cell office:value-type="string" calcext:value-type="string">
            <text:p>{M006905:bemach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moe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moeien:2</text:p>
          </table:table-cell>
          <table:table-cell table:number-columns-repeated="4"/>
          <table:table-cell office:value-type="string" calcext:value-type="string">
            <text:p>{M006962:bemoe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ae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aemt:2</text:p>
          </table:table-cell>
          <table:table-cell table:number-columns-repeated="4"/>
          <table:table-cell office:value-type="string" calcext:value-type="string">
            <text:p>{M007191:ber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i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cht:2</text:p>
          </table:table-cell>
          <table:table-cell table:number-columns-repeated="4"/>
          <table:table-cell office:value-type="string" calcext:value-type="string">
            <text:p>{"M007324:berecht, bericht:NOU-C","M007325:berechten, berichten:VRB",03341:ber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o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oemen:2</text:p>
          </table:table-cell>
          <table:table-cell table:number-columns-repeated="4"/>
          <table:table-cell office:value-type="string" calcext:value-type="string">
            <text:p>{M007390:beroemen:VRB,03445:bero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o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oep:2</text:p>
          </table:table-cell>
          <table:table-cell table:number-columns-repeated="4"/>
          <table:table-cell office:value-type="string" calcext:value-type="string">
            <text:p>{03450:beroepen:VRB,M007392:beroepen:VRB,M007391:beroep:NOU-C,03449:beroe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ou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ouwen:2</text:p>
          </table:table-cell>
          <table:table-cell table:number-columns-repeated="4"/>
          <table:table-cell office:value-type="string" calcext:value-type="string">
            <text:p>{GH20200918.155201.787:berouwen:VRB,M007422:berouwen:VRB,03481:be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e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cheien:2</text:p>
          </table:table-cell>
          <table:table-cell table:number-columns-repeated="4"/>
          <table:table-cell office:value-type="string" calcext:value-type="string">
            <text:p>{M007474:be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on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choncken:2</text:p>
          </table:table-cell>
          <table:table-cell table:number-columns-repeated="4"/>
          <table:table-cell office:value-type="string" calcext:value-type="string">
            <text:p>{M007485:be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i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ielt:2</text:p>
          </table:table-cell>
          <table:table-cell table:number-columns-repeated="4"/>
          <table:table-cell office:value-type="string" calcext:value-type="string">
            <text:p>{M008479:bezield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l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leten:2</text:p>
          </table:table-cell>
          <table:table-cell table:number-columns-repeated="4"/>
          <table:table-cell office:value-type="string" calcext:value-type="string">
            <text:p>{A000916:besleten:ADJ,03771:besl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po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otten:2</text:p>
          </table:table-cell>
          <table:table-cell table:number-columns-repeated="4"/>
          <table:table-cell office:value-type="string" calcext:value-type="string">
            <text:p>{03853:bespotten:VRB,M007741:bespo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pri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ringen:2</text:p>
          </table:table-cell>
          <table:table-cell table:number-columns-repeated="4"/>
          <table:table-cell office:value-type="string" calcext:value-type="string">
            <text:p>{M007758:bespr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o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oken:2</text:p>
          </table:table-cell>
          <table:table-cell table:number-columns-repeated="4"/>
          <table:table-cell office:value-type="string" calcext:value-type="string">
            <text:p>{M007804:besteken:VRB,03931:bestoken:VRB,M007850:besto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wa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waert:2</text:p>
          </table:table-cell>
          <table:table-cell table:number-columns-repeated="4"/>
          <table:table-cell office:value-type="string" calcext:value-type="string">
            <text:p>{M008565:bezwaren:VRB,03971:bez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rac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achten:2</text:p>
          </table:table-cell>
          <table:table-cell table:number-columns-repeated="4"/>
          <table:table-cell office:value-type="string" calcext:value-type="string">
            <text:p>{M008003:betr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en:2</text:p>
          </table:table-cell>
          <table:table-cell table:number-columns-repeated="4"/>
          <table:table-cell office:value-type="string" calcext:value-type="string">
            <text:p>{04132:beven:VRB,M008162:b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lijt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lijtigen:2</text:p>
          </table:table-cell>
          <table:table-cell table:number-columns-repeated="4"/>
          <table:table-cell office:value-type="string" calcext:value-type="string">
            <text:p>{M008203:bevlij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onden:2</text:p>
          </table:table-cell>
          <table:table-cell table:number-columns-repeated="4"/>
          <table:table-cell office:value-type="string" calcext:value-type="string">
            <text:p>{04145:bevinden:VRB,M008184:be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ont:2</text:p>
          </table:table-cell>
          <table:table-cell table:number-columns-repeated="4"/>
          <table:table-cell office:value-type="string" calcext:value-type="string">
            <text:p>{M008184:be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aar:2</text:p>
          </table:table-cell>
          <table:table-cell table:number-columns-repeated="4"/>
          <table:table-cell office:value-type="string" calcext:value-type="string">
            <text:p>{M008264:bewaar:NOU-C,M008292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aer:2</text:p>
          </table:table-cell>
          <table:table-cell table:number-columns-repeated="4"/>
          <table:table-cell office:value-type="string" calcext:value-type="string">
            <text:p>{M008264:bewaar:NOU-C,04217:bewaren:VRB,M008292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aerd:2</text:p>
          </table:table-cell>
          <table:table-cell table:number-columns-repeated="4"/>
          <table:table-cell office:value-type="string" calcext:value-type="string">
            <text:p>{04217:bewaren:VRB,M008292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a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aeren:2</text:p>
          </table:table-cell>
          <table:table-cell table:number-columns-repeated="4"/>
          <table:table-cell office:value-type="string" calcext:value-type="string">
            <text:p>{04219:bewaren:VRB,04217:bewaren:VRB,M008292:be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z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ezen:2</text:p>
          </table:table-cell>
          <table:table-cell table:number-columns-repeated="4"/>
          <table:table-cell office:value-type="string" calcext:value-type="string">
            <text:p>{M008373:be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o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oonen:2</text:p>
          </table:table-cell>
          <table:table-cell table:number-columns-repeated="4"/>
          <table:table-cell office:value-type="string" calcext:value-type="string">
            <text:p>{M008396:be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o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oeken:2</text:p>
          </table:table-cell>
          <table:table-cell table:number-columns-repeated="4"/>
          <table:table-cell office:value-type="string" calcext:value-type="string">
            <text:p>{03807:bezoeken:VRB,M008511:bezoek:NOU-C,M008512:be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den:2</text:p>
          </table:table-cell>
          <table:table-cell table:number-columns-repeated="4"/>
          <table:table-cell office:value-type="string" calcext:value-type="string">
            <text:p>{M008618:bieden:VRB,":bij + het:ADP|ADV",":bij + dat:",04314:beiden:VRB,NULL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jw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wonen:2</text:p>
          </table:table-cell>
          <table:table-cell table:number-columns-repeated="4"/>
          <table:table-cell office:value-type="string" calcext:value-type="string">
            <text:p>{M009019:bij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jwo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woonen:2</text:p>
          </table:table-cell>
          <table:table-cell table:number-columns-repeated="4"/>
          <table:table-cell office:value-type="string" calcext:value-type="string">
            <text:p>{M009019:bij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ij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lijken:2</text:p>
          </table:table-cell>
          <table:table-cell table:number-columns-repeated="4"/>
          <table:table-cell office:value-type="string" calcext:value-type="string">
            <text:p>{M009088:bil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sen:2</text:p>
          </table:table-cell>
          <table:table-cell table:number-columns-repeated="4"/>
          <table:table-cell office:value-type="string" calcext:value-type="string">
            <text:p>{04571:blaas:NOU-C,M009332:blazen:VRB,M009257:blaas:NOU-C,04573:bla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e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ecken:2</text:p>
          </table:table-cell>
          <table:table-cell table:number-columns-repeated="4"/>
          <table:table-cell office:value-type="string" calcext:value-type="string">
            <text:p>{04607:bleken:VRB,GH20191202.120712.758:bleken:VRB,M009341:bl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en:2</text:p>
          </table:table-cell>
          <table:table-cell table:number-columns-repeated="4"/>
          <table:table-cell office:value-type="string" calcext:value-type="string">
            <text:p>{M009504:blok:NOU-C,04723:blok:NOU-C,04732:blo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ed:2</text:p>
          </table:table-cell>
          <table:table-cell table:number-columns-repeated="4"/>
          <table:table-cell office:value-type="string" calcext:value-type="string">
            <text:p>{M009445:bloed:NOU-C,M009444:bloed:NOU-C,04676:blode:ADJ,M009452:bloeden:VRB,M009444:bloed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et:2</text:p>
          </table:table-cell>
          <table:table-cell table:number-columns-repeated="4"/>
          <table:table-cell office:value-type="string" calcext:value-type="string">
            <text:p>{M009444:bloed:NOU-C,M009452:bloeden:VRB,M009445:bloed:NOU-C,04751:bloten:VRB,04742:bloot:ADJ,04696:bloed:NOU-C,04695:bloed:NOU-C,04682:bloeden:VRB,04676:blode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t:2</text:p>
          </table:table-cell>
          <table:table-cell table:number-columns-repeated="4"/>
          <table:table-cell office:value-type="string" calcext:value-type="string">
            <text:p>{M009528:bloot:ADJ|ADV,04676:blode:ADJ,M009521:blode:ADJ,M009530:bloten:VRB,04742:bloo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y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ycken:2</text:p>
          </table:table-cell>
          <table:table-cell table:number-columns-repeated="4"/>
          <table:table-cell office:value-type="string" calcext:value-type="string">
            <text:p>{M009341:bl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y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yft:2</text:p>
          </table:table-cell>
          <table:table-cell table:number-columns-repeated="4"/>
          <table:table-cell office:value-type="string" calcext:value-type="string">
            <text:p>{M009410: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ed:2</text:p>
          </table:table-cell>
          <table:table-cell table:number-columns-repeated="4"/>
          <table:table-cell office:value-type="string" calcext:value-type="string">
            <text:p>{04328:bie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ete:2</text:p>
          </table:table-cell>
          <table:table-cell table:number-columns-repeated="4"/>
          <table:table-cell office:value-type="string" calcext:value-type="string">
            <text:p>{04892:boeten:VRB,05203:bod:NOU-C,04893:boeten:VRB,05055:boot:NOU-C,M009832:boeten:VRB,M009827:boete:NOU-C,04888:boete:NOU-C,04887:boete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eten:2</text:p>
          </table:table-cell>
          <table:table-cell table:number-columns-repeated="4"/>
          <table:table-cell office:value-type="string" calcext:value-type="string">
            <text:p>{M009832:boeten:VRB,M009833:boeten:VRB,M009827:boete:NOU-C,04892:boeten:VRB,04893:boeten:VRB,05055:boot:NOU-C,05209:boot:NOU-C,04888:boe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gen:2</text:p>
          </table:table-cell>
          <table:table-cell table:number-columns-repeated="4"/>
          <table:table-cell office:value-type="string" calcext:value-type="string">
            <text:p>{M010138:bogen:VRB,M009892:bogen:VRB,M010134:boo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schen:2</text:p>
          </table:table-cell>
          <table:table-cell table:number-columns-repeated="4"/>
          <table:table-cell office:value-type="string" calcext:value-type="string">
            <text:p>{M010523:bos:NOU-C,M010524:bos:NOU-C,M010603:bossen:VRB,M012425:bus:,05195:bossen:VRB,M010530:bo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aken:2</text:p>
          </table:table-cell>
          <table:table-cell table:number-columns-repeated="4"/>
          <table:table-cell office:value-type="string" calcext:value-type="string">
            <text:p>{M011225:braken:VRB,M011156:braak:NOU-C,M011226:braken:VRB,M011227:braken:VRB,M011224:b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ght:2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:2</text:p>
          </table:table-cell>
          <table:table-cell table:number-columns-repeated="4"/>
          <table:table-cell office:value-type="string" calcext:value-type="string">
            <text:p>{M011249:brand:VRB,M011250:brand:NOU-C,05356:brand:NOU-C,M011267:branden:VRB,M011249:bran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g:2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n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gh:2</text:p>
          </table:table-cell>
          <table:table-cell table:number-columns-repeated="4"/>
          <table:table-cell office:value-type="string" calcext:value-type="string">
            <text:p>{M011506: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ken:2</text:p>
          </table:table-cell>
          <table:table-cell table:number-columns-repeated="4"/>
          <table:table-cell office:value-type="string" calcext:value-type="string">
            <text:p>{05521:brook:NOU-C,05520:breuk:NOU-C,M011482:breken:VRB,M011526:breuken:VRB,05498:broek:NOU-C,05522:brook:NOU-C,05524:bro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gen:2</text:p>
          </table:table-cell>
          <table:table-cell table:number-columns-repeated="4"/>
          <table:table-cell office:value-type="string" calcext:value-type="string">
            <text:p>{M012038:bu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ten:2</text:p>
          </table:table-cell>
          <table:table-cell table:number-columns-repeated="4"/>
          <table:table-cell office:value-type="string" calcext:value-type="string">
            <text:p>{M012110:buiten:ADP,M012108:buiten:VRB,M012107:buiten:NOU-C,M012102:buit:NOU-C,M012109:buiten:VRB,M012187:buitenop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:2</text:p>
          </table:table-cell>
          <table:table-cell table:number-columns-repeated="4"/>
          <table:table-cell office:value-type="string" calcext:value-type="string">
            <text:p>{M012322:bun:NOU-C,51899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:2</text:p>
          </table:table-cell>
          <table:table-cell table:number-columns-repeated="4"/>
          <table:table-cell office:value-type="string" calcext:value-type="string">
            <text:p>{M008968:bijten:VRB,M008963:bij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yvo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voegen:2</text:p>
          </table:table-cell>
          <table:table-cell table:number-columns-repeated="4"/>
          <table:table-cell office:value-type="string" calcext:value-type="string">
            <text:p>{M008994:bij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culeren:2</text:p>
          </table:table-cell>
          <table:table-cell table:number-columns-repeated="4"/>
          <table:table-cell office:value-type="string" calcext:value-type="string">
            <text:p>{A001771:calc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ss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seeren:2</text:p>
          </table:table-cell>
          <table:table-cell table:number-columns-repeated="4"/>
          <table:table-cell office:value-type="string" calcext:value-type="string">
            <text:p>{A002221:ce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eeren:2</text:p>
          </table:table-cell>
          <table:table-cell table:number-columns-repeated="4"/>
          <table:table-cell office:value-type="string" calcext:value-type="string">
            <text:p>{M012787:comm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rner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nerende:2</text:p>
          </table:table-cell>
          <table:table-cell table:number-columns-repeated="4"/>
          <table:table-cell office:value-type="string" calcext:value-type="string">
            <text:p>{A002939:conce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ron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ronteren:2</text:p>
          </table:table-cell>
          <table:table-cell table:number-columns-repeated="4"/>
          <table:table-cell office:value-type="string" calcext:value-type="string">
            <text:p>{A003055:confro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opmanschap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pmanschappen:2</text:p>
          </table:table-cell>
          <table:table-cell table:number-columns-repeated="4"/>
          <table:table-cell office:value-type="string" calcext:value-type="string">
            <text:p>{M034875.re.1:koopmansch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:2</text:p>
          </table:table-cell>
          <table:table-cell table:number-columns-repeated="4"/>
          <table:table-cell office:value-type="string" calcext:value-type="string">
            <text:p>{M035863:kussen:VRB,24481:kusten:VRB,24464:ku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erden:2</text:p>
          </table:table-cell>
          <table:table-cell table:number-columns-repeated="4"/>
          <table:table-cell office:value-type="string" calcext:value-type="string">
            <text:p>{06177:daren:VRB,06050:daart:NOU-C,06378:derde: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et:2</text:p>
          </table:table-cell>
          <table:table-cell table:number-columns-repeated="4"/>
          <table:table-cell office:value-type="string" calcext:value-type="string">
            <text:p>{06206:daat:NOU-C,06066:daad:NOU-C,M013023:daad:NOU-C,06901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i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teren:2</text:p>
          </table:table-cell>
          <table:table-cell table:number-columns-repeated="4"/>
          <table:table-cell office:value-type="string" calcext:value-type="string">
            <text:p>{M013204:deb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i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ineren:2</text:p>
          </table:table-cell>
          <table:table-cell table:number-columns-repeated="4"/>
          <table:table-cell office:value-type="string" calcext:value-type="string">
            <text:p>{A003854:decl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t:2</text:p>
          </table:table-cell>
          <table:table-cell table:number-columns-repeated="4"/>
          <table:table-cell office:value-type="string" calcext:value-type="string">
            <text:p>{M013823:doen:VRB,06901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ven:2</text:p>
          </table:table-cell>
          <table:table-cell table:number-columns-repeated="4"/>
          <table:table-cell office:value-type="string" calcext:value-type="string">
            <text:p>{M013315:delven:VRB,M013303:delf:NOU-C,06354:del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onstr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monstreren:2</text:p>
          </table:table-cell>
          <table:table-cell table:number-columns-repeated="4"/>
          <table:table-cell office:value-type="string" calcext:value-type="string">
            <text:p>{A004067:demonst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ckt:2</text:p>
          </table:table-cell>
          <table:table-cell table:number-columns-repeated="4"/>
          <table:table-cell office:value-type="string" calcext:value-type="string">
            <text:p>{M013332:denken:VRB,06368: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nd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ert:2</text:p>
          </table:table-cell>
          <table:table-cell table:number-columns-repeated="4"/>
          <table:table-cell office:value-type="string" calcext:value-type="string">
            <text:p>{A004126:dep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n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nderen:2</text:p>
          </table:table-cell>
          <table:table-cell table:number-columns-repeated="4"/>
          <table:table-cell office:value-type="string" calcext:value-type="string">
            <text:p>{A004126:dep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sch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escheren:2</text:p>
          </table:table-cell>
          <table:table-cell table:number-columns-repeated="4"/>
          <table:table-cell office:value-type="string" calcext:value-type="string">
            <text:p>{A004124:depê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ft:2</text:p>
          </table:table-cell>
          <table:table-cell table:number-columns-repeated="4"/>
          <table:table-cell office:value-type="string" calcext:value-type="string">
            <text:p>{M013377:derven:VRB,M015417:dur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s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steren:2</text:p>
          </table:table-cell>
          <table:table-cell table:number-columns-repeated="4"/>
          <table:table-cell office:value-type="string" calcext:value-type="string">
            <text:p>{A004233:de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ti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ineren:2</text:p>
          </table:table-cell>
          <table:table-cell table:number-columns-repeated="4"/>
          <table:table-cell office:value-type="string" calcext:value-type="string">
            <text:p>{A004300:de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ken:2</text:p>
          </table:table-cell>
          <table:table-cell table:number-columns-repeated="4"/>
          <table:table-cell office:value-type="string" calcext:value-type="string">
            <text:p>{M013636:dikken:VRB,06689:dik:ADJ,M013635:dik:ADJ|ADV,06699:d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e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ereert:2</text:p>
          </table:table-cell>
          <table:table-cell table:number-columns-repeated="4"/>
          <table:table-cell office:value-type="string" calcext:value-type="string">
            <text:p>{A004470:diff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en:2</text:p>
          </table:table-cell>
          <table:table-cell table:number-columns-repeated="4"/>
          <table:table-cell office:value-type="string" calcext:value-type="string">
            <text:p>{06548:dienen:VRB,06684:dijn:PR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tribu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ribueren:2</text:p>
          </table:table-cell>
          <table:table-cell table:number-columns-repeated="4"/>
          <table:table-cell office:value-type="string" calcext:value-type="string">
            <text:p>{A004725:distrib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er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teren:2</text:p>
          </table:table-cell>
          <table:table-cell table:number-columns-repeated="4"/>
          <table:table-cell office:value-type="string" calcext:value-type="string">
            <text:p>{A004749:di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pen:2</text:p>
          </table:table-cell>
          <table:table-cell table:number-columns-repeated="4"/>
          <table:table-cell office:value-type="string" calcext:value-type="string">
            <text:p>{M014041:dopen:VRB,M014037:d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br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breken:2</text:p>
          </table:table-cell>
          <table:table-cell table:number-columns-repeated="4"/>
          <table:table-cell office:value-type="string" calcext:value-type="string">
            <text:p>{M014104:doorbreken:VRB,M014103:door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bre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brengen:2</text:p>
          </table:table-cell>
          <table:table-cell table:number-columns-repeated="4"/>
          <table:table-cell office:value-type="string" calcext:value-type="string">
            <text:p>{M014105:door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g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gaan:2</text:p>
          </table:table-cell>
          <table:table-cell table:number-columns-repeated="4"/>
          <table:table-cell office:value-type="string" calcext:value-type="string">
            <text:p>{M014189:doo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zo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zogt:2</text:p>
          </table:table-cell>
          <table:table-cell table:number-columns-repeated="4"/>
          <table:table-cell office:value-type="string" calcext:value-type="string">
            <text:p>{M014783:doo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egt:2</text:p>
          </table:table-cell>
          <table:table-cell table:number-columns-repeated="4"/>
          <table:table-cell office:value-type="string" calcext:value-type="string">
            <text:p>{M014938:dragen:VRB,07560: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in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nken:2</text:p>
          </table:table-cell>
          <table:table-cell table:number-columns-repeated="4"/>
          <table:table-cell office:value-type="string" calcext:value-type="string">
            <text:p>{M015100:drinken:VRB,M015099:drinken:,07637:drenken:VRB,M015099:drinken:NOU-C,07731:dri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n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ncken:2</text:p>
          </table:table-cell>
          <table:table-cell table:number-columns-repeated="4"/>
          <table:table-cell office:value-type="string" calcext:value-type="string">
            <text:p>{M015167:dronken:ADJ,07819:dronken:NOU-C,07731:drinken:VRB,M015100:dri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n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nken:2</text:p>
          </table:table-cell>
          <table:table-cell table:number-columns-repeated="4"/>
          <table:table-cell office:value-type="string" calcext:value-type="string">
            <text:p>{M015163:dronk:NOU-C,M015167:dronken:ADJ,M015100:drinken:VRB,07818:dronk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og:2</text:p>
          </table:table-cell>
          <table:table-cell table:number-columns-repeated="4"/>
          <table:table-cell office:value-type="string" calcext:value-type="string">
            <text:p>{M015172:droog:VRB,M015133:drogen:VRB,M015172:droog:ADJ|ADV,M015172:droo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u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cken:2</text:p>
          </table:table-cell>
          <table:table-cell table:number-columns-repeated="4"/>
          <table:table-cell office:value-type="string" calcext:value-type="string">
            <text:p>{GH20210209.083212.492:drukken:,M015234:druk:NOU-C,M015239:drukken:VRB,07874:dr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uij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ijpen:2</text:p>
          </table:table-cell>
          <table:table-cell table:number-columns-repeated="4"/>
          <table:table-cell office:value-type="string" calcext:value-type="string">
            <text:p>{M015223:drui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bi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biteeren:2</text:p>
          </table:table-cell>
          <table:table-cell table:number-columns-repeated="4"/>
          <table:table-cell office:value-type="string" calcext:value-type="string">
            <text:p>{A005170:dub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chten:2</text:p>
          </table:table-cell>
          <table:table-cell table:number-columns-repeated="4"/>
          <table:table-cell office:value-type="string" calcext:value-type="string">
            <text:p>{07909:ducht:NOU-C,M015277:ducht:NOU-C,M015278:duchten:VRB,07910:d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eren:2</text:p>
          </table:table-cell>
          <table:table-cell table:number-columns-repeated="4"/>
          <table:table-cell office:value-type="string" calcext:value-type="string">
            <text:p>{07998:duren:NOU-C,GH20200922.110120.462:duren:NOU-C,M015412:duren:VRB,M015435:duur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y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yden:2</text:p>
          </table:table-cell>
          <table:table-cell table:number-columns-repeated="4"/>
          <table:table-cell office:value-type="string" calcext:value-type="string">
            <text:p>{M015289:du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re:2</text:p>
          </table:table-cell>
          <table:table-cell table:number-columns-repeated="4"/>
          <table:table-cell office:value-type="string" calcext:value-type="string">
            <text:p>{08973:eren:VRB,08962:eer:NOU-C,08398:eer:ADV,M024994:heer:NOU-C,M015651:eer:NOU-C,08438:eer:ADJ,08397:eer:NOU-C,M015650:e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g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n:2</text:p>
          </table:table-cell>
          <table:table-cell table:number-columns-repeated="4"/>
          <table:table-cell office:value-type="string" calcext:value-type="string">
            <text:p>{M015754:eigenen:VRB,M015743:eigen:ADJ|ADV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jn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jndigen:2</text:p>
          </table:table-cell>
          <table:table-cell table:number-columns-repeated="4"/>
          <table:table-cell office:value-type="string" calcext:value-type="string">
            <text:p>{M015800:ein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gag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ageren:2</text:p>
          </table:table-cell>
          <table:table-cell table:number-columns-repeated="4"/>
          <table:table-cell office:value-type="string" calcext:value-type="string">
            <text:p>{M015943:enga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:2</text:p>
          </table:table-cell>
          <table:table-cell table:number-columns-repeated="4"/>
          <table:table-cell office:value-type="string" calcext:value-type="string">
            <text:p>{M015979:enten:VRB,08808:einden:VRB,08880:enten:VRB,M015792:einde:NOU-C,":en + dat:",M015582:eend:NOU-C,M015975:ent:NOU-C,08795:ein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va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vaeren:2</text:p>
          </table:table-cell>
          <table:table-cell table:number-columns-repeated="4"/>
          <table:table-cell office:value-type="string" calcext:value-type="string">
            <text:p>{M016093:ervaren:VRB,M016094:ervaren:ADJ,09212: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e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ederen:2</text:p>
          </table:table-cell>
          <table:table-cell table:number-columns-repeated="4"/>
          <table:table-cell office:value-type="string" calcext:value-type="string">
            <text:p>{A006186:exc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lic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iceren:2</text:p>
          </table:table-cell>
          <table:table-cell table:number-columns-repeated="4"/>
          <table:table-cell office:value-type="string" calcext:value-type="string">
            <text:p>{A006329:exp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o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neeren:2</text:p>
          </table:table-cell>
          <table:table-cell table:number-columns-repeated="4"/>
          <table:table-cell office:value-type="string" calcext:value-type="string">
            <text:p>{09451:exponeren:VRB,A006346:ex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tirp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irperen:2</text:p>
          </table:table-cell>
          <table:table-cell table:number-columns-repeated="4"/>
          <table:table-cell office:value-type="string" calcext:value-type="string">
            <text:p>{A006398:extir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y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sch:2</text:p>
          </table:table-cell>
          <table:table-cell table:number-columns-repeated="4"/>
          <table:table-cell office:value-type="string" calcext:value-type="string">
            <text:p>{08607:eisen:VRB,M015806:eis:NOU-C,08605:ei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y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ste:2</text:p>
          </table:table-cell>
          <table:table-cell table:number-columns-repeated="4"/>
          <table:table-cell office:value-type="string" calcext:value-type="string">
            <text:p>{M015807: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voris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voriseren:2</text:p>
          </table:table-cell>
          <table:table-cell table:number-columns-repeated="4"/>
          <table:table-cell office:value-type="string" calcext:value-type="string">
            <text:p>{A006563:favori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eeren:2</text:p>
          </table:table-cell>
          <table:table-cell table:number-columns-repeated="4"/>
          <table:table-cell office:value-type="string" calcext:value-type="string">
            <text:p>{M016537:fineren:VRB,09665:f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urneren:2</text:p>
          </table:table-cell>
          <table:table-cell table:number-columns-repeated="4"/>
          <table:table-cell office:value-type="string" calcext:value-type="string">
            <text:p>{M016878:four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g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geren:2</text:p>
          </table:table-cell>
          <table:table-cell table:number-columns-repeated="4"/>
          <table:table-cell office:value-type="string" calcext:value-type="string">
            <text:p>{M017002:fun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eren:2</text:p>
          </table:table-cell>
          <table:table-cell table:number-columns-repeated="4"/>
          <table:table-cell office:value-type="string" calcext:value-type="string">
            <text:p>{M017296:garen:NOU-C,M017083:ga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:2</text:p>
          </table:table-cell>
          <table:table-cell table:number-columns-repeated="4"/>
          <table:table-cell office:value-type="string" calcext:value-type="string">
            <text:p>{M017361:gasten:VRB,10233:gast:NOU-C,M017355:gast:NOU-C,M017877:geest:NOU-C,10223:ga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cht:2</text:p>
          </table:table-cell>
          <table:table-cell table:number-columns-repeated="4"/>
          <table:table-cell office:value-type="string" calcext:value-type="string">
            <text:p>{M001417:achten:VRB,00063:achten:VRB,GH20190205.174452.486:geach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dver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dverteert:2</text:p>
          </table:table-cell>
          <table:table-cell table:number-columns-repeated="4"/>
          <table:table-cell office:value-type="string" calcext:value-type="string">
            <text:p>{M001830:adve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ssis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ssisteert:2</text:p>
          </table:table-cell>
          <table:table-cell table:number-columns-repeated="4"/>
          <table:table-cell office:value-type="string" calcext:value-type="string">
            <text:p>{M004534:ass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ufug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ufugeerd:2</text:p>
          </table:table-cell>
          <table:table-cell table:number-columns-repeated="4"/>
          <table:table-cell office:value-type="string" calcext:value-type="string">
            <text:p>{S004845:aufu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esogn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esogneert:2</text:p>
          </table:table-cell>
          <table:table-cell table:number-columns-repeated="4"/>
          <table:table-cell office:value-type="string" calcext:value-type="string">
            <text:p>{A000926:beso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esoign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esoigneert:2</text:p>
          </table:table-cell>
          <table:table-cell table:number-columns-repeated="4"/>
          <table:table-cell office:value-type="string" calcext:value-type="string">
            <text:p>{A000926:beso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ou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ouwt:2</text:p>
          </table:table-cell>
          <table:table-cell table:number-columns-repeated="4"/>
          <table:table-cell office:value-type="string" calcext:value-type="string">
            <text:p>{M010761:b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oo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rooken:2</text:p>
          </table:table-cell>
          <table:table-cell table:number-columns-repeated="4"/>
          <table:table-cell office:value-type="string" calcext:value-type="string">
            <text:p>{M017607:gebroken:ADJ,M011482: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uy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ruycken:2</text:p>
          </table:table-cell>
          <table:table-cell table:number-columns-repeated="4"/>
          <table:table-cell office:value-type="string" calcext:value-type="string">
            <text:p>{10538:gebruiken:VRB,M017620:gebr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couch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coucheert:2</text:p>
          </table:table-cell>
          <table:table-cell table:number-columns-repeated="4"/>
          <table:table-cell office:value-type="string" calcext:value-type="string">
            <text:p>{A003420:cou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aan:2</text:p>
          </table:table-cell>
          <table:table-cell table:number-columns-repeated="4"/>
          <table:table-cell office:value-type="string" calcext:value-type="string">
            <text:p>{M013823: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aelt:2</text:p>
          </table:table-cell>
          <table:table-cell table:number-columns-repeated="4"/>
          <table:table-cell office:value-type="string" calcext:value-type="string">
            <text:p>{M013128:d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agen:2</text:p>
          </table:table-cell>
          <table:table-cell table:number-columns-repeated="4"/>
          <table:table-cell office:value-type="string" calcext:value-type="string">
            <text:p>{10615:ged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g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agte:2</text:p>
          </table:table-cell>
          <table:table-cell table:number-columns-repeated="4"/>
          <table:table-cell office:value-type="string" calcext:value-type="string">
            <text:p>{M013332:denken:VRB,M017651:gedach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ane:2</text:p>
          </table:table-cell>
          <table:table-cell table:number-columns-repeated="4"/>
          <table:table-cell office:value-type="string" calcext:value-type="string">
            <text:p>{M013823:doen:VRB,10621:gedan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char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echargeert:2</text:p>
          </table:table-cell>
          <table:table-cell table:number-columns-repeated="4"/>
          <table:table-cell office:value-type="string" calcext:value-type="string">
            <text:p>{A003821:dechar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emoli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emolieerd:2</text:p>
          </table:table-cell>
          <table:table-cell table:number-columns-repeated="4"/>
          <table:table-cell office:value-type="string" calcext:value-type="string">
            <text:p>{A004055:demoli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iri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irigeert:2</text:p>
          </table:table-cell>
          <table:table-cell table:number-columns-repeated="4"/>
          <table:table-cell office:value-type="string" calcext:value-type="string">
            <text:p>{M013680:dir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oog:2</text:p>
          </table:table-cell>
          <table:table-cell table:number-columns-repeated="4"/>
          <table:table-cell office:value-type="string" calcext:value-type="string">
            <text:p>{M017725:ged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oot:2</text:p>
          </table:table-cell>
          <table:table-cell table:number-columns-repeated="4"/>
          <table:table-cell office:value-type="string" calcext:value-type="string">
            <text:p>{M013996:do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rage:2</text:p>
          </table:table-cell>
          <table:table-cell table:number-columns-repeated="4"/>
          <table:table-cell office:value-type="string" calcext:value-type="string">
            <text:p>{10746:gedrag:NOU-C,M017737:ge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roo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roogt:2</text:p>
          </table:table-cell>
          <table:table-cell table:number-columns-repeated="4"/>
          <table:table-cell office:value-type="string" calcext:value-type="string">
            <text:p>{M015133:dr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examin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examineert:2</text:p>
          </table:table-cell>
          <table:table-cell table:number-columns-repeated="4"/>
          <table:table-cell office:value-type="string" calcext:value-type="string">
            <text:p>{M016235:exam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expedi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expedieert:2</text:p>
          </table:table-cell>
          <table:table-cell table:number-columns-repeated="4"/>
          <table:table-cell office:value-type="string" calcext:value-type="string">
            <text:p>{A006307:exp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expi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expireert:2</text:p>
          </table:table-cell>
          <table:table-cell table:number-columns-repeated="4"/>
          <table:table-cell office:value-type="string" calcext:value-type="string">
            <text:p>{A006325:expi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elici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feliciteert:2</text:p>
          </table:table-cell>
          <table:table-cell table:number-columns-repeated="4"/>
          <table:table-cell office:value-type="string" calcext:value-type="string">
            <text:p>{M016417:felic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grav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raveert:2</text:p>
          </table:table-cell>
          <table:table-cell table:number-columns-repeated="4"/>
          <table:table-cell office:value-type="string" calcext:value-type="string">
            <text:p>{M021649:graveren:VRB,A007423:gegraveerd:ADJ,14773:gra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hoont:2</text:p>
          </table:table-cell>
          <table:table-cell table:number-columns-repeated="4"/>
          <table:table-cell office:value-type="string" calcext:value-type="string">
            <text:p>{M026545:honen:VRB,17827:h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orza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hoorzamen:2</text:p>
          </table:table-cell>
          <table:table-cell table:number-columns-repeated="4"/>
          <table:table-cell office:value-type="string" calcext:value-type="string">
            <text:p>{M018132:gehoorza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ou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houden:2</text:p>
          </table:table-cell>
          <table:table-cell table:number-columns-repeated="4"/>
          <table:table-cell office:value-type="string" calcext:value-type="string">
            <text:p>{18192:houden:VRB,M018141:gehouden:ADJ,11182:gehouden:ADJ,11181:gehouden:VRB,18293:houwen:VRB,11217:gehuwen:VRB,M026777:houwen:VRB,M026729: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inform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informeerd:2</text:p>
          </table:table-cell>
          <table:table-cell table:number-columns-repeated="4"/>
          <table:table-cell office:value-type="string" calcext:value-type="string">
            <text:p>{M027454:infor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jaa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gt:2</text:p>
          </table:table-cell>
          <table:table-cell table:number-columns-repeated="4"/>
          <table:table-cell office:value-type="string" calcext:value-type="string">
            <text:p>{M028580:j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kent:2</text:p>
          </table:table-cell>
          <table:table-cell table:number-columns-repeated="4"/>
          <table:table-cell office:value-type="string" calcext:value-type="string">
            <text:p>{21118:kennen:VRB,M031176:ke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la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klaegt:2</text:p>
          </table:table-cell>
          <table:table-cell table:number-columns-repeated="4"/>
          <table:table-cell office:value-type="string" calcext:value-type="string">
            <text:p>{M032813:k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ne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kneust:2</text:p>
          </table:table-cell>
          <table:table-cell table:number-columns-repeated="4"/>
          <table:table-cell office:value-type="string" calcext:value-type="string">
            <text:p>{M034141:kneu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komen:2</text:p>
          </table:table-cell>
          <table:table-cell table:number-columns-repeated="4"/>
          <table:table-cell office:value-type="string" calcext:value-type="string">
            <text:p>{A007468:gekomen:VRB,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aed:2</text:p>
          </table:table-cell>
          <table:table-cell table:number-columns-repeated="4"/>
          <table:table-cell office:value-type="string" calcext:value-type="string">
            <text:p>{24589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en:2</text:p>
          </table:table-cell>
          <table:table-cell table:number-columns-repeated="4"/>
          <table:table-cell office:value-type="string" calcext:value-type="string">
            <text:p>{A007479:gel:NOU-C,M018641: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ij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ijcken:2</text:p>
          </table:table-cell>
          <table:table-cell table:number-columns-repeated="4"/>
          <table:table-cell office:value-type="string" calcext:value-type="string">
            <text:p>{11598:gelijken:VRB,11569:gelijk:ADJ,M018677:gelijke:NOU-C,M018679:gelijken:VRB,M018665:gelijk:NOU-C,11595:gelijk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u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ukken:2</text:p>
          </table:table-cell>
          <table:table-cell table:number-columns-repeated="4"/>
          <table:table-cell office:value-type="string" calcext:value-type="string">
            <text:p>{M018843:geluk:NOU-C,M018845:ge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y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yken:2</text:p>
          </table:table-cell>
          <table:table-cell table:number-columns-repeated="4"/>
          <table:table-cell office:value-type="string" calcext:value-type="string">
            <text:p>{M018679:gelijken:VRB,M018677:gelijke:NOU-C,M018664:gelijk:ADJ|ADV,M018665:gel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ets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etselt:2</text:p>
          </table:table-cell>
          <table:table-cell table:number-columns-repeated="4"/>
          <table:table-cell office:value-type="string" calcext:value-type="string">
            <text:p>{M039166:mets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uni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unieerd:2</text:p>
          </table:table-cell>
          <table:table-cell table:number-columns-repeated="4"/>
          <table:table-cell office:value-type="string" calcext:value-type="string">
            <text:p>{M040316:mun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tific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otificeert:2</text:p>
          </table:table-cell>
          <table:table-cell table:number-columns-repeated="4"/>
          <table:table-cell office:value-type="string" calcext:value-type="string">
            <text:p>{M041422:not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bli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bligeert:2</text:p>
          </table:table-cell>
          <table:table-cell table:number-columns-repeated="4"/>
          <table:table-cell office:value-type="string" calcext:value-type="string">
            <text:p>{A011455:obl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ffe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ereert:2</text:p>
          </table:table-cell>
          <table:table-cell table:number-columns-repeated="4"/>
          <table:table-cell office:value-type="string" calcext:value-type="string">
            <text:p>{A011571:off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a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ackt:2</text:p>
          </table:table-cell>
          <table:table-cell table:number-columns-repeated="4"/>
          <table:table-cell office:value-type="string" calcext:value-type="string">
            <text:p>{M052013:p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aren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arenteert:2</text:p>
          </table:table-cell>
          <table:table-cell table:number-columns-repeated="4"/>
          <table:table-cell office:value-type="string" calcext:value-type="string">
            <text:p>{M052328:par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ecc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ecceerd:2</text:p>
          </table:table-cell>
          <table:table-cell table:number-columns-repeated="4"/>
          <table:table-cell office:value-type="string" calcext:value-type="string">
            <text:p>{M052656:pec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lee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leeght:2</text:p>
          </table:table-cell>
          <table:table-cell table:number-columns-repeated="4"/>
          <table:table-cell office:value-type="string" calcext:value-type="string">
            <text:p>{M054462:pl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onde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ondereert:2</text:p>
          </table:table-cell>
          <table:table-cell table:number-columns-repeated="4"/>
          <table:table-cell office:value-type="string" calcext:value-type="string">
            <text:p>{M055258:ponde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oo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oogt:2</text:p>
          </table:table-cell>
          <table:table-cell table:number-columns-repeated="4"/>
          <table:table-cell office:value-type="string" calcext:value-type="string">
            <text:p>{M055042:p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cur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rocureerd:2</text:p>
          </table:table-cell>
          <table:table-cell table:number-columns-repeated="4"/>
          <table:table-cell office:value-type="string" calcext:value-type="string">
            <text:p>{M056148:procu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cu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rocureert:2</text:p>
          </table:table-cell>
          <table:table-cell table:number-columns-repeated="4"/>
          <table:table-cell office:value-type="string" calcext:value-type="string">
            <text:p>{M056148:procu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fi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rofiteert:2</text:p>
          </table:table-cell>
          <table:table-cell table:number-columns-repeated="4"/>
          <table:table-cell office:value-type="string" calcext:value-type="string">
            <text:p>{44139:profiteren:VRB,M056218:profiteren:VRB,M056217:prof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oviand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roviandeert:2</text:p>
          </table:table-cell>
          <table:table-cell table:number-columns-repeated="4"/>
          <table:table-cell office:value-type="string" calcext:value-type="string">
            <text:p>{M056431:provia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ur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purgeert:2</text:p>
          </table:table-cell>
          <table:table-cell table:number-columns-repeated="4"/>
          <table:table-cell office:value-type="string" calcext:value-type="string">
            <text:p>{M056848:purgeren:VRB,44451:pur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aecken:2</text:p>
          </table:table-cell>
          <table:table-cell table:number-columns-repeated="4"/>
          <table:table-cell office:value-type="string" calcext:value-type="string">
            <text:p>{M019236:ge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n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angeert:2</text:p>
          </table:table-cell>
          <table:table-cell table:number-columns-repeated="4"/>
          <table:table-cell office:value-type="string" calcext:value-type="string">
            <text:p>{M057438:ran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eck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eckent:2</text:p>
          </table:table-cell>
          <table:table-cell table:number-columns-repeated="4"/>
          <table:table-cell office:value-type="string" calcext:value-type="string">
            <text:p>{M058617:rekenen:VRB,45906: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gal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galeert:2</text:p>
          </table:table-cell>
          <table:table-cell table:number-columns-repeated="4"/>
          <table:table-cell office:value-type="string" calcext:value-type="string">
            <text:p>{M058198:rega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nd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ndeert:2</text:p>
          </table:table-cell>
          <table:table-cell table:number-columns-repeated="4"/>
          <table:table-cell office:value-type="string" calcext:value-type="string">
            <text:p>{M058865:r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plic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pliceert:2</text:p>
          </table:table-cell>
          <table:table-cell table:number-columns-repeated="4"/>
          <table:table-cell office:value-type="string" calcext:value-type="string">
            <text:p>{M059061:rep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proch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procheert:2</text:p>
          </table:table-cell>
          <table:table-cell table:number-columns-repeated="4"/>
          <table:table-cell office:value-type="string" calcext:value-type="string">
            <text:p>{M059128:repro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sul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sulteert:2</text:p>
          </table:table-cell>
          <table:table-cell table:number-columns-repeated="4"/>
          <table:table-cell office:value-type="string" calcext:value-type="string">
            <text:p>{M059377:resul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euss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usseert:2</text:p>
          </table:table-cell>
          <table:table-cell table:number-columns-repeated="4"/>
          <table:table-cell office:value-type="string" calcext:value-type="string">
            <text:p>{M059581:reüs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ugt:2</text:p>
          </table:table-cell>
          <table:table-cell table:number-columns-repeated="4"/>
          <table:table-cell office:value-type="string" calcext:value-type="string">
            <text:p>{M019371:gerucht:NOU-C,M061319:ruchten:VRB,M019372:gerugd:ADJ,12598:gerug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i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uimt:2</text:p>
          </table:table-cell>
          <table:table-cell table:number-columns-repeated="4"/>
          <table:table-cell office:value-type="string" calcext:value-type="string">
            <text:p>{M061426:rui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uin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uineert:2</text:p>
          </table:table-cell>
          <table:table-cell table:number-columns-repeated="4"/>
          <table:table-cell office:value-type="string" calcext:value-type="string">
            <text:p>{M061444:ruï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alv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alveert:2</text:p>
          </table:table-cell>
          <table:table-cell table:number-columns-repeated="4"/>
          <table:table-cell office:value-type="string" calcext:value-type="string">
            <text:p>{A013515:sal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er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chermt:2</text:p>
          </table:table-cell>
          <table:table-cell table:number-columns-repeated="4"/>
          <table:table-cell office:value-type="string" calcext:value-type="string">
            <text:p>{M062545:scher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e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cheurt:2</text:p>
          </table:table-cell>
          <table:table-cell table:number-columns-repeated="4"/>
          <table:table-cell office:value-type="string" calcext:value-type="string">
            <text:p>{M062586:sche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ij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eijlt:2</text:p>
          </table:table-cell>
          <table:table-cell table:number-columns-repeated="4"/>
          <table:table-cell office:value-type="string" calcext:value-type="string">
            <text:p>{M088393:ze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lscha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elschapt:2</text:p>
          </table:table-cell>
          <table:table-cell table:number-columns-repeated="4"/>
          <table:table-cell office:value-type="string" calcext:value-type="string">
            <text:p>{M020180:gezelsch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aa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laagt:2</text:p>
          </table:table-cell>
          <table:table-cell table:number-columns-repeated="4"/>
          <table:table-cell office:value-type="string" calcext:value-type="string">
            <text:p>{M063832:sl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e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leeten:2</text:p>
          </table:table-cell>
          <table:table-cell table:number-columns-repeated="4"/>
          <table:table-cell office:value-type="string" calcext:value-type="string">
            <text:p>{M064079:sl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legt:2</text:p>
          </table:table-cell>
          <table:table-cell table:number-columns-repeated="4"/>
          <table:table-cell office:value-type="string" calcext:value-type="string">
            <text:p>{M063922:sl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o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loert:2</text:p>
          </table:table-cell>
          <table:table-cell table:number-columns-repeated="4"/>
          <table:table-cell office:value-type="string" calcext:value-type="string">
            <text:p>{M064184:sl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lot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lotene:2</text:p>
          </table:table-cell>
          <table:table-cell table:number-columns-repeated="4"/>
          <table:table-cell office:value-type="string" calcext:value-type="string">
            <text:p>{M064308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me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meeten:2</text:p>
          </table:table-cell>
          <table:table-cell table:number-columns-repeated="4"/>
          <table:table-cell office:value-type="string" calcext:value-type="string">
            <text:p>{M064488:sm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mo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moort:2</text:p>
          </table:table-cell>
          <table:table-cell table:number-columns-repeated="4"/>
          <table:table-cell office:value-type="string" calcext:value-type="string">
            <text:p>{52837:smoren:VRB,M064569:sm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el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telden:2</text:p>
          </table:table-cell>
          <table:table-cell table:number-columns-repeated="4"/>
          <table:table-cell office:value-type="string" calcext:value-type="string">
            <text:p>{M066405: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er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terckt:2</text:p>
          </table:table-cell>
          <table:table-cell table:number-columns-repeated="4"/>
          <table:table-cell office:value-type="string" calcext:value-type="string">
            <text:p>{M066526:st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r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treckt:2</text:p>
          </table:table-cell>
          <table:table-cell table:number-columns-repeated="4"/>
          <table:table-cell office:value-type="string" calcext:value-type="string">
            <text:p>{M066969:strekken:VRB,13198:gestrekken:VRB,M019685:gestrekt:ADJ,55776: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ppl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uppleert:2</text:p>
          </table:table-cell>
          <table:table-cell table:number-columns-repeated="4"/>
          <table:table-cell office:value-type="string" calcext:value-type="string">
            <text:p>{M067431:supp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stin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ustineert:2</text:p>
          </table:table-cell>
          <table:table-cell table:number-columns-repeated="4"/>
          <table:table-cell office:value-type="string" calcext:value-type="string">
            <text:p>{56383:sus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ek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ekend:2</text:p>
          </table:table-cell>
          <table:table-cell table:number-columns-repeated="4"/>
          <table:table-cell office:value-type="string" calcext:value-type="string">
            <text:p>{M067867: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anspor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ransporteert:2</text:p>
          </table:table-cell>
          <table:table-cell table:number-columns-repeated="4"/>
          <table:table-cell office:value-type="string" calcext:value-type="string">
            <text:p>{M069849:trans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rou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rouwen:2</text:p>
          </table:table-cell>
          <table:table-cell table:number-columns-repeated="4"/>
          <table:table-cell office:value-type="string" calcext:value-type="string">
            <text:p>{13401:getrouw:ADJ,M019791:getrouw:ADJ|ADV,13407:ge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urg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urgeert:2</text:p>
          </table:table-cell>
          <table:table-cell table:number-columns-repeated="4"/>
          <table:table-cell office:value-type="string" calcext:value-type="string">
            <text:p>{M072783:ur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elt:2</text:p>
          </table:table-cell>
          <table:table-cell table:number-columns-repeated="4"/>
          <table:table-cell office:value-type="string" calcext:value-type="string">
            <text:p>{61841:vellen:VRB,A007905:geveld:ADJ,M074114:v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ers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erseerd:2</text:p>
          </table:table-cell>
          <table:table-cell table:number-columns-repeated="4"/>
          <table:table-cell office:value-type="string" calcext:value-type="string">
            <text:p>{M078054:ver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ers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erseert:2</text:p>
          </table:table-cell>
          <table:table-cell table:number-columns-repeated="4"/>
          <table:table-cell office:value-type="string" calcext:value-type="string">
            <text:p>{M078054:ver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ictuali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ictualieert:2</text:p>
          </table:table-cell>
          <table:table-cell table:number-columns-repeated="4"/>
          <table:table-cell office:value-type="string" calcext:value-type="string">
            <text:p>{M079992:victual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e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oecht:2</text:p>
          </table:table-cell>
          <table:table-cell table:number-columns-repeated="4"/>
          <table:table-cell office:value-type="string" calcext:value-type="string">
            <text:p>{13619:gevoegd:ADJ,13628:gevoegen:VRB,67013:voegen:VRB,M081255:voegen:VRB,13621:gevoegte:NOU-C,13608:gevo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vol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volght:2</text:p>
          </table:table-cell>
          <table:table-cell table:number-columns-repeated="4"/>
          <table:table-cell office:value-type="string" calcext:value-type="string">
            <text:p>{M081435: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s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wasschen:2</text:p>
          </table:table-cell>
          <table:table-cell table:number-columns-repeated="4"/>
          <table:table-cell office:value-type="string" calcext:value-type="string">
            <text:p>{M084025:wassen:VRB,GH20191204.123846.45:gewassen:VRB,70726:wa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r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werckt:2</text:p>
          </table:table-cell>
          <table:table-cell table:number-columns-repeated="4"/>
          <table:table-cell office:value-type="string" calcext:value-type="string">
            <text:p>{M085534:w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wierd:2</text:p>
          </table:table-cell>
          <table:table-cell table:number-columns-repeated="4"/>
          <table:table-cell office:value-type="string" calcext:value-type="string">
            <text:p>{M020113:ge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win:2</text:p>
          </table:table-cell>
          <table:table-cell table:number-columns-repeated="4"/>
          <table:table-cell office:value-type="string" calcext:value-type="string">
            <text:p>{M020092:gewin:NOU-C,13963:gewinnen:VRB,13958:gew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o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woelt:2</text:p>
          </table:table-cell>
          <table:table-cell table:number-columns-repeated="4"/>
          <table:table-cell office:value-type="string" calcext:value-type="string">
            <text:p>{M086941:wo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zo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zogt:2</text:p>
          </table:table-cell>
          <table:table-cell table:number-columns-repeated="4"/>
          <table:table-cell office:value-type="string" calcext:value-type="string">
            <text:p>{M020226:gezocht:ADJ,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nen:2</text:p>
          </table:table-cell>
          <table:table-cell table:number-columns-repeated="4"/>
          <table:table-cell office:value-type="string" calcext:value-type="string">
            <text:p>{A008011:g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t:2</text:p>
          </table:table-cell>
          <table:table-cell table:number-columns-repeated="4"/>
          <table:table-cell office:value-type="string" calcext:value-type="string">
            <text:p>{14614:goud:NOU-C,A008187:goût:NOU-C,M021155:goud:NOU-C,11477:g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len:2</text:p>
          </table:table-cell>
          <table:table-cell table:number-columns-repeated="4"/>
          <table:table-cell office:value-type="string" calcext:value-type="string">
            <text:p>{15492:hellen:VRB,15491:halen:VRB,"15425:hal, hol:ADJ",15485:hal:NOU-C,M023192:h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p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peren:2</text:p>
          </table:table-cell>
          <table:table-cell table:number-columns-repeated="4"/>
          <table:table-cell office:value-type="string" calcext:value-type="string">
            <text:p>{M024172:ha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sp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pelen:2</text:p>
          </table:table-cell>
          <table:table-cell table:number-columns-repeated="4"/>
          <table:table-cell office:value-type="string" calcext:value-type="string">
            <text:p>{M024578:haspel:NOU-C,15943:haspel:NOU-C,M024584:has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n:2</text:p>
          </table:table-cell>
          <table:table-cell table:number-columns-repeated="4"/>
          <table:table-cell office:value-type="string" calcext:value-type="string">
            <text:p>{M024618:have:NOU-C,M024623:haven:NOU-C,M024628:havenen:VRB,18338:hoven:VRB,16000:haven:NOU-C,15995:haven:VRB,15981:hav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er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erschen:2</text:p>
          </table:table-cell>
          <table:table-cell table:number-columns-repeated="4"/>
          <table:table-cell office:value-type="string" calcext:value-type="string">
            <text:p>{M025051:heersen:VRB,M025043:heers:ADJ|ADV,M025057:heersziek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mmen:2</text:p>
          </table:table-cell>
          <table:table-cell table:number-columns-repeated="4"/>
          <table:table-cell office:value-type="string" calcext:value-type="string">
            <text:p>{M025383:hummen:VRB,M025346:hem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en:2</text:p>
          </table:table-cell>
          <table:table-cell table:number-columns-repeated="4"/>
          <table:table-cell office:value-type="string" calcext:value-type="string">
            <text:p>{16800:heer:NOU-C,08974:eren:VRB,16816:heren:VRB,16813:heren:VRB,16803:haar:NOU-C,16801:he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ven:2</text:p>
          </table:table-cell>
          <table:table-cell table:number-columns-repeated="4"/>
          <table:table-cell office:value-type="string" calcext:value-type="string">
            <text:p>{M025824:heven:VRB,M016191:even:ADJ|ADV,17170:heven:NOU-C,17167:heven:VRB,17165:heven:NOU-C,M025823:heven:VRB,17153:hev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el:2</text:p>
          </table:table-cell>
          <table:table-cell table:number-columns-repeated="4"/>
          <table:table-cell office:value-type="string" calcext:value-type="string">
            <text:p>{M025841:hiel:NOU-C,M024790:heel:ADJ|ADV,M023195:halen:,M026729: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or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oreren:2</text:p>
          </table:table-cell>
          <table:table-cell table:number-columns-repeated="4"/>
          <table:table-cell office:value-type="string" calcext:value-type="string">
            <text:p>{A008706:hono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nen:2</text:p>
          </table:table-cell>
          <table:table-cell table:number-columns-repeated="4"/>
          <table:table-cell office:value-type="string" calcext:value-type="string">
            <text:p>{M026545:honen:VRB,17827:h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i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iden:2</text:p>
          </table:table-cell>
          <table:table-cell table:number-columns-repeated="4"/>
          <table:table-cell office:value-type="string" calcext:value-type="string">
            <text:p>{M026828:huiden:ADV,M026827:huid:NOU-C,18501:huiden:VRB,18500:huiden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l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lde:2</text:p>
          </table:table-cell>
          <table:table-cell table:number-columns-repeated="4"/>
          <table:table-cell office:value-type="string" calcext:value-type="string">
            <text:p>{18219:houd:ADJ,18185:hulde:NOU-C,M026912:hulde:NOU-C,M026920:h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jz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zen:2</text:p>
          </table:table-cell>
          <table:table-cell table:number-columns-repeated="4"/>
          <table:table-cell office:value-type="string" calcext:value-type="string">
            <text:p>{M027149:ijzen:VRB,M027148: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esam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esamelt:2</text:p>
          </table:table-cell>
          <table:table-cell table:number-columns-repeated="4"/>
          <table:table-cell office:value-type="string" calcext:value-type="string">
            <text:p>{M028403:inzam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lev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everen:2</text:p>
          </table:table-cell>
          <table:table-cell table:number-columns-repeated="4"/>
          <table:table-cell office:value-type="string" calcext:value-type="string">
            <text:p>{M027755:in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lo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ossen:2</text:p>
          </table:table-cell>
          <table:table-cell table:number-columns-repeated="4"/>
          <table:table-cell office:value-type="string" calcext:value-type="string">
            <text:p>{M027776:inlo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chi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chieten:2</text:p>
          </table:table-cell>
          <table:table-cell table:number-columns-repeated="4"/>
          <table:table-cell office:value-type="string" calcext:value-type="string">
            <text:p>{19389:inschieten:VRB,M027930:in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lu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luiten:2</text:p>
          </table:table-cell>
          <table:table-cell table:number-columns-repeated="4"/>
          <table:table-cell office:value-type="string" calcext:value-type="string">
            <text:p>{M027990:in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pan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pannen:2</text:p>
          </table:table-cell>
          <table:table-cell table:number-columns-repeated="4"/>
          <table:table-cell office:value-type="string" calcext:value-type="string">
            <text:p>{M028018:inspa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e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llen:2</text:p>
          </table:table-cell>
          <table:table-cell table:number-columns-repeated="4"/>
          <table:table-cell office:value-type="string" calcext:value-type="string">
            <text:p>{M028077:in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ekken:2</text:p>
          </table:table-cell>
          <table:table-cell table:number-columns-repeated="4"/>
          <table:table-cell office:value-type="string" calcext:value-type="string">
            <text:p>{M028239:in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i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iteeren:2</text:p>
          </table:table-cell>
          <table:table-cell table:number-columns-repeated="4"/>
          <table:table-cell office:value-type="string" calcext:value-type="string">
            <text:p>{M028293:inv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g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ghten:2</text:p>
          </table:table-cell>
          <table:table-cell table:number-columns-repeated="4"/>
          <table:table-cell office:value-type="string" calcext:value-type="string">
            <text:p>{M028527:jacht:NOU-C,M028530:j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:2</text:p>
          </table:table-cell>
          <table:table-cell table:number-columns-repeated="4"/>
          <table:table-cell office:value-type="string" calcext:value-type="string">
            <text:p>{14516:gunnen:VRB,M028633:Jan:NOU-C,GH20220128.163303.704:ja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m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men:2</text:p>
          </table:table-cell>
          <table:table-cell table:number-columns-repeated="4"/>
          <table:table-cell office:value-type="string" calcext:value-type="string">
            <text:p>{M029857:kammen:VRB,M029856:kammen:,M029858:kammen:VRB,M029726:kam:NOU-C,M029856:ka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en:2</text:p>
          </table:table-cell>
          <table:table-cell table:number-columns-repeated="4"/>
          <table:table-cell office:value-type="string" calcext:value-type="string">
            <text:p>{20560:kanten:VRB,20552:kant:NOU-C,M030129:kanten:VRB,M030111:kant:NOU-C,M030130:kanten:VRB,M030112:kant:NOU-C,M030128:kanten:VRB,M030127:kant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men:2</text:p>
          </table:table-cell>
          <table:table-cell table:number-columns-repeated="4"/>
          <table:table-cell office:value-type="string" calcext:value-type="string">
            <text:p>{M031380:kermen:VRB,21274:ker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ten:2</text:p>
          </table:table-cell>
          <table:table-cell table:number-columns-repeated="4"/>
          <table:table-cell office:value-type="string" calcext:value-type="string">
            <text:p>{M030760:kat:NOU-C,M030849:katten:VRB,20866:kat:NOU-C,M030759:kat:NOU-C,M030848:katten:VRB,M030758:kat:NOU-C,M030852:katten:VRB,M030850:ka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en:2</text:p>
          </table:table-cell>
          <table:table-cell table:number-columns-repeated="4"/>
          <table:table-cell office:value-type="string" calcext:value-type="string">
            <text:p>{M030962:kedel:NOU-C,21036:keel:NOU-C,21037:kedel:NOU-C,21038:keel:NOU-C,M031125:kelen:VRB,M030963:keel:NOU-C,21035:keel:NOU-C,21041:kelen:VRB,M030968.re.1:kelen:,M030964:k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en:2</text:p>
          </table:table-cell>
          <table:table-cell table:number-columns-repeated="4"/>
          <table:table-cell office:value-type="string" calcext:value-type="string">
            <text:p>{M032221:k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t:2</text:p>
          </table:table-cell>
          <table:table-cell table:number-columns-repeated="4"/>
          <table:table-cell office:value-type="string" calcext:value-type="string">
            <text:p>{M032221:k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j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jken:2</text:p>
          </table:table-cell>
          <table:table-cell table:number-columns-repeated="4"/>
          <table:table-cell office:value-type="string" calcext:value-type="string">
            <text:p>{M032141:k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d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adden:2</text:p>
          </table:table-cell>
          <table:table-cell table:number-columns-repeated="4"/>
          <table:table-cell office:value-type="string" calcext:value-type="string">
            <text:p>{M032774:klad:NOU-C,M032784:kladden:VRB,M032773:klad:NOU-C,M032785:klad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inen:2</text:p>
          </table:table-cell>
          <table:table-cell table:number-columns-repeated="4"/>
          <table:table-cell office:value-type="string" calcext:value-type="string">
            <text:p>{GH20191205.142201.694:kleine:ADJ|ADV,M033389:kleinen:VRB,M033373:klei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open:2</text:p>
          </table:table-cell>
          <table:table-cell table:number-columns-repeated="4"/>
          <table:table-cell office:value-type="string" calcext:value-type="string">
            <text:p>{22315:knopen:VRB,M034302:knoop:NOU-C,M034303:kn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es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steren:2</text:p>
          </table:table-cell>
          <table:table-cell table:number-columns-repeated="4"/>
          <table:table-cell office:value-type="string" calcext:value-type="string">
            <text:p>{M034516:ko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men:2</text:p>
          </table:table-cell>
          <table:table-cell table:number-columns-repeated="4"/>
          <table:table-cell office:value-type="string" calcext:value-type="string">
            <text:p>{M034701:kom:NOU-C,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k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kelen:2</text:p>
          </table:table-cell>
          <table:table-cell table:number-columns-repeated="4"/>
          <table:table-cell office:value-type="string" calcext:value-type="string">
            <text:p>{M034798:konk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or:2</text:p>
          </table:table-cell>
          <table:table-cell table:number-columns-repeated="4"/>
          <table:table-cell office:value-type="string" calcext:value-type="string">
            <text:p>{M034891:koor:NOU-C,23278:keur:NOU-C,M031753:keur:NOU-C,M034990:koren:VRB,23120:koor:NOU-C,M034892:koord:NOU-C,21520:kiezen:VRB,M034888:koo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p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ppen:2</text:p>
          </table:table-cell>
          <table:table-cell table:number-columns-repeated="4"/>
          <table:table-cell office:value-type="string" calcext:value-type="string">
            <text:p>{M034920:kop:NOU-C,M034937:koppe:NOU-C,M034919.re.2:koppen:,M034946:koppen:VRB,M034921:kop:NOU-C,M034919:kop:NOU-C,M034938:kopp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cke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ckeelen:2</text:p>
          </table:table-cell>
          <table:table-cell table:number-columns-repeated="4"/>
          <table:table-cell office:value-type="string" calcext:value-type="string">
            <text:p>{M035298:krakelen:VRB,M035296:krake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e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egen:2</text:p>
          </table:table-cell>
          <table:table-cell table:number-columns-repeated="4"/>
          <table:table-cell office:value-type="string" calcext:value-type="string">
            <text:p>{M035503: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st:2</text:p>
          </table:table-cell>
          <table:table-cell table:number-columns-repeated="4"/>
          <table:table-cell office:value-type="string" calcext:value-type="string">
            <text:p>{M035863:kussen:VRB,24474:kust:NOU-C,M035865:kust:NOU-C,24464:kussen:VRB,M035869:kusten:VRB,M035866:ku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wam:2</text:p>
          </table:table-cell>
          <table:table-cell table:number-columns-repeated="4"/>
          <table:table-cell office:value-type="string" calcext:value-type="string">
            <text:p>{M034711: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a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aden:2</text:p>
          </table:table-cell>
          <table:table-cell table:number-columns-repeated="4"/>
          <table:table-cell office:value-type="string" calcext:value-type="string">
            <text:p>{M036183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eden:2</text:p>
          </table:table-cell>
          <table:table-cell table:number-columns-repeated="4"/>
          <table:table-cell office:value-type="string" calcext:value-type="string">
            <text:p>{M036183:l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ken:2</text:p>
          </table:table-cell>
          <table:table-cell table:number-columns-repeated="4"/>
          <table:table-cell office:value-type="string" calcext:value-type="string">
            <text:p>{24712:laken:VRB,"25608:leken, lekken:VRB",24714:laken:NOU-C,M036215:laken:VRB,M036214:laken:NOU-C,24723:lakenen:ADJ,"M036779:leiken, ladiken:VRB",24711:laken:VRB,M036174:laci:INT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en:2</text:p>
          </table:table-cell>
          <table:table-cell table:number-columns-repeated="4"/>
          <table:table-cell office:value-type="string" calcext:value-type="string">
            <text:p>{25103:last:NOU-C,25111:lasten:VRB,M036404:lasten:VRB,25110:lasten:NOU-C,M036401:las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ven:2</text:p>
          </table:table-cell>
          <table:table-cell table:number-columns-repeated="4"/>
          <table:table-cell office:value-type="string" calcext:value-type="string">
            <text:p>{M036460:laven:VRB,M036188:laf:NOU-C,25202:laven:VRB,M037854:loven:VRB,27072:loven:VRB,M036094:laa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erd:2</text:p>
          </table:table-cell>
          <table:table-cell table:number-columns-repeated="4"/>
          <table:table-cell office:value-type="string" calcext:value-type="string">
            <text:p>{M036593: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es:2</text:p>
          </table:table-cell>
          <table:table-cell table:number-columns-repeated="4"/>
          <table:table-cell office:value-type="string" calcext:value-type="string">
            <text:p>{M037033:lezen:VRB,M036636:l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k:2</text:p>
          </table:table-cell>
          <table:table-cell table:number-columns-repeated="4"/>
          <table:table-cell office:value-type="string" calcext:value-type="string">
            <text:p>{M036793:lek:NOU-C,M036795:lek:NOU-C,M036792:lek:NOU-C,M037332:likken:VRB,M036794:lik:NOU-C,M036789:lek:ADJ,M036790:lek:NOU-C,M036791:l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:2</text:p>
          </table:table-cell>
          <table:table-cell table:number-columns-repeated="4"/>
          <table:table-cell office:value-type="string" calcext:value-type="string">
            <text:p>{M037112:lid:NOU-C,M036910:letten:VRB,25837:let:NOU-C,M037427:lid:NOU-C,26519:lid:NOU-C,M036903:let:NOU-C,25840:letten:VRB,25824:l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f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efde:2</text:p>
          </table:table-cell>
          <table:table-cell table:number-columns-repeated="4"/>
          <table:table-cell office:value-type="string" calcext:value-type="string">
            <text:p>{M037130:liefde:NOU-C,26188:lieven:VRB,26100:liefde:NOU-C,M037188:li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i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eren:2</text:p>
          </table:table-cell>
          <table:table-cell table:number-columns-repeated="4"/>
          <table:table-cell office:value-type="string" calcext:value-type="string">
            <text:p>{26838:logeren:VRB,M037577:lo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p:2</text:p>
          </table:table-cell>
          <table:table-cell table:number-columns-repeated="4"/>
          <table:table-cell office:value-type="string" calcext:value-type="string">
            <text:p>{26891:loop:NOU-C,"26952:lopen, loop:NOU-C",M037715:loop:NOU-C,"M037720:lopen, loop:NOU-C",M037719: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t:2</text:p>
          </table:table-cell>
          <table:table-cell table:number-columns-repeated="4"/>
          <table:table-cell office:value-type="string" calcext:value-type="string">
            <text:p>{M037822:loten:VRB,M037659:lood:NOU-C,26665:loet:NOU-C,M037742:loot:NOU-C,26921:lood:NOU-C,27026:loten:VRB,27020:l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:2</text:p>
          </table:table-cell>
          <table:table-cell table:number-columns-repeated="4"/>
          <table:table-cell office:value-type="string" calcext:value-type="string">
            <text:p>{M037787:los:ADJ|ADV,M037779:los:NOU-C,M037778:los:NOU-C,26978:los:ADJ,26981:los:NOU-C,26979:los:ADV,M037776:los:ADJ|ADV,27010:los:NOU-C,M037808:lossen:VRB,27225:lust:NOU-C,M037777:lo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ken:2</text:p>
          </table:table-cell>
          <table:table-cell table:number-columns-repeated="4"/>
          <table:table-cell office:value-type="string" calcext:value-type="string">
            <text:p>{M038001:lukken:VRB,27189:luiken:VRB,M037950:luiken:VRB,27194: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y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yden:2</text:p>
          </table:table-cell>
          <table:table-cell table:number-columns-repeated="4"/>
          <table:table-cell office:value-type="string" calcext:value-type="string">
            <text:p>{M037932:luiden:VRB,27143:luiden:VRB,M037123:lied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ys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ysteren:2</text:p>
          </table:table-cell>
          <table:table-cell table:number-columns-repeated="4"/>
          <table:table-cell office:value-type="string" calcext:value-type="string">
            <text:p>{GH20191219.151044.425:luisteren:VRB,M037974:luisteren:VRB,M038042:lusteren:VRB,27293:luisteren:VRB,M037973:luisteren:VRB,M037975:lui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d:2</text:p>
          </table:table-cell>
          <table:table-cell table:number-columns-repeated="4"/>
          <table:table-cell office:value-type="string" calcext:value-type="string">
            <text:p>{M037216:lijden:VRB,M037215: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ken:2</text:p>
          </table:table-cell>
          <table:table-cell table:number-columns-repeated="4"/>
          <table:table-cell office:value-type="string" calcext:value-type="string">
            <text:p>{M037258:lijken:VRB,M037251:lijk:CON|ADJ|ADV,M037247:lijk:NOU-C,26338:lijk:ADV,M037256: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ak:2</text:p>
          </table:table-cell>
          <table:table-cell table:number-columns-repeated="4"/>
          <table:table-cell office:value-type="string" calcext:value-type="string">
            <text:p>{M038266:maken:VRB,M038110:maa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ht:2</text:p>
          </table:table-cell>
          <table:table-cell table:number-columns-repeated="4"/>
          <table:table-cell office:value-type="string" calcext:value-type="string">
            <text:p>{M038185:macht:NOU-C,27336:macht:NOU-C,30475:mogen:VRB,27331:ma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nen:2</text:p>
          </table:table-cell>
          <table:table-cell table:number-columns-repeated="4"/>
          <table:table-cell office:value-type="string" calcext:value-type="string">
            <text:p>{M038129:maan:NOU-C,M038362:manen:VRB,27891:ma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h:2</text:p>
          </table:table-cell>
          <table:table-cell table:number-columns-repeated="4"/>
          <table:table-cell office:value-type="string" calcext:value-type="string">
            <text:p>{M039937:mogen:VRB,27377:maa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ti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ineeren:2</text:p>
          </table:table-cell>
          <table:table-cell table:number-columns-repeated="4"/>
          <table:table-cell office:value-type="string" calcext:value-type="string">
            <text:p>{M038246:mainte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n:2</text:p>
          </table:table-cell>
          <table:table-cell table:number-columns-repeated="4"/>
          <table:table-cell office:value-type="string" calcext:value-type="string">
            <text:p>{M038598:matigen:VRB,28321:matigen:VRB,M038596:mati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g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gaan:2</text:p>
          </table:table-cell>
          <table:table-cell table:number-columns-repeated="4"/>
          <table:table-cell office:value-type="string" calcext:value-type="string">
            <text:p>{M038654:mede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g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geven:2</text:p>
          </table:table-cell>
          <table:table-cell table:number-columns-repeated="4"/>
          <table:table-cell office:value-type="string" calcext:value-type="string">
            <text:p>{M038656:medegeven:VRB,GH20220107.140157.849:medeg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d:2</text:p>
          </table:table-cell>
          <table:table-cell table:number-columns-repeated="4"/>
          <table:table-cell office:value-type="string" calcext:value-type="string">
            <text:p>{M038914:mel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kt:2</text:p>
          </table:table-cell>
          <table:table-cell table:number-columns-repeated="4"/>
          <table:table-cell office:value-type="string" calcext:value-type="string">
            <text:p>{M039095:merken:VRB,M038484:markt:NOU-C,28113:markt:NOU-C,M039096:m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t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iteert:2</text:p>
          </table:table-cell>
          <table:table-cell table:number-columns-repeated="4"/>
          <table:table-cell office:value-type="string" calcext:value-type="string">
            <text:p>{A010687:mer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k:2</text:p>
          </table:table-cell>
          <table:table-cell table:number-columns-repeated="4"/>
          <table:table-cell office:value-type="string" calcext:value-type="string">
            <text:p>{M039090:merk:NOU-C,M039096:merken:VRB,M039087:merk:NOU-C,M039088:mer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ten:2</text:p>
          </table:table-cell>
          <table:table-cell table:number-columns-repeated="4"/>
          <table:table-cell office:value-type="string" calcext:value-type="string">
            <text:p>{29390:mesten:VRB,M039133:mesten:VRB,M039131:mest:NOU-C,30142:missen:VRB,M039132:me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do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doen:2</text:p>
          </table:table-cell>
          <table:table-cell table:number-columns-repeated="4"/>
          <table:table-cell office:value-type="string" calcext:value-type="string">
            <text:p>{29956:misdoen:VRB,M039507:misdo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gr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greep:2</text:p>
          </table:table-cell>
          <table:table-cell table:number-columns-repeated="4"/>
          <table:table-cell office:value-type="string" calcext:value-type="string">
            <text:p>{M039537:misgreep:NOU-C,M039541:misgr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lei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leiden:2</text:p>
          </table:table-cell>
          <table:table-cell table:number-columns-repeated="4"/>
          <table:table-cell office:value-type="string" calcext:value-type="string">
            <text:p>{M039588:misl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lu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lukken:2</text:p>
          </table:table-cell>
          <table:table-cell table:number-columns-repeated="4"/>
          <table:table-cell office:value-type="string" calcext:value-type="string">
            <text:p>{M039602:mis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gend:2</text:p>
          </table:table-cell>
          <table:table-cell table:number-columns-repeated="4"/>
          <table:table-cell office:value-type="string" calcext:value-type="string">
            <text:p>{M039937:mo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v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eren:2</text:p>
          </table:table-cell>
          <table:table-cell table:number-columns-repeated="4"/>
          <table:table-cell office:value-type="string" calcext:value-type="string">
            <text:p>{A011093:mo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iten:2</text:p>
          </table:table-cell>
          <table:table-cell table:number-columns-repeated="4"/>
          <table:table-cell office:value-type="string" calcext:value-type="string">
            <text:p>{31294:muit:NOU-C,M040264:muit:NOU-C,M040268:muiten:VRB,M040269:m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ark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arkomen:2</text:p>
          </table:table-cell>
          <table:table-cell table:number-columns-repeated="4"/>
          <table:table-cell office:value-type="string" calcext:value-type="string">
            <text:p>{GH20210902.085236.657:naa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den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dencken:2</text:p>
          </table:table-cell>
          <table:table-cell table:number-columns-repeated="4"/>
          <table:table-cell office:value-type="string" calcext:value-type="string">
            <text:p>{31477:nadenken:VRB,M040533:nadenken:VRB,M040534:na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ert:2</text:p>
          </table:table-cell>
          <table:table-cell table:number-columns-repeated="4"/>
          <table:table-cell office:value-type="string" calcext:value-type="string">
            <text:p>{GH20211209.122439.245:n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es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gesien:2</text:p>
          </table:table-cell>
          <table:table-cell table:number-columns-repeated="4"/>
          <table:table-cell office:value-type="string" calcext:value-type="string">
            <text:p>{M040883:na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e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md:2</text:p>
          </table:table-cell>
          <table:table-cell table:number-columns-repeated="4"/>
          <table:table-cell office:value-type="string" calcext:value-type="string">
            <text:p>{M041080:ne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g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eren:2</text:p>
          </table:table-cell>
          <table:table-cell table:number-columns-repeated="4"/>
          <table:table-cell office:value-type="string" calcext:value-type="string">
            <text:p>{M041054:n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goti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otieren:2</text:p>
          </table:table-cell>
          <table:table-cell table:number-columns-repeated="4"/>
          <table:table-cell office:value-type="string" calcext:value-type="string">
            <text:p>{M041068.re.9:negot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:2</text:p>
          </table:table-cell>
          <table:table-cell table:number-columns-repeated="4"/>
          <table:table-cell office:value-type="string" calcext:value-type="string">
            <text:p>{M041123:netten:VRB,M041115:net:NOU-C,32410:net:ADJ,32409:net:NOU-C,32431:netten:VRB,M041116:net:ADJ|ADV,M041124:netten:VRB,GH20220125.094308.736:ne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j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jpen:2</text:p>
          </table:table-cell>
          <table:table-cell table:number-columns-repeated="4"/>
          <table:table-cell office:value-type="string" calcext:value-type="string">
            <text:p>{M041233:n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den:2</text:p>
          </table:table-cell>
          <table:table-cell table:number-columns-repeated="4"/>
          <table:table-cell office:value-type="string" calcext:value-type="string">
            <text:p>{32729:node:ADV,M041321:nood:NOU-C,32734:noden:VRB,32831:noo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odsa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odsaaken:2</text:p>
          </table:table-cell>
          <table:table-cell table:number-columns-repeated="4"/>
          <table:table-cell office:value-type="string" calcext:value-type="string">
            <text:p>{M041344:nood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di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edieren:2</text:p>
          </table:table-cell>
          <table:table-cell table:number-columns-repeated="4"/>
          <table:table-cell office:value-type="string" calcext:value-type="string">
            <text:p>{A011431:ob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ti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tineren:2</text:p>
          </table:table-cell>
          <table:table-cell table:number-columns-repeated="4"/>
          <table:table-cell office:value-type="string" calcext:value-type="string">
            <text:p>{A011487:obt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cup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cupeeren:2</text:p>
          </table:table-cell>
          <table:table-cell table:number-columns-repeated="4"/>
          <table:table-cell office:value-type="string" calcext:value-type="string">
            <text:p>{A011500:occu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ereert:2</text:p>
          </table:table-cell>
          <table:table-cell table:number-columns-repeated="4"/>
          <table:table-cell office:value-type="string" calcext:value-type="string">
            <text:p>{A011571:off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bre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brengen:2</text:p>
          </table:table-cell>
          <table:table-cell table:number-columns-repeated="4"/>
          <table:table-cell office:value-type="string" calcext:value-type="string">
            <text:p>{M041655:ombrengen:VRB,M041656:om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gest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gestooten:2</text:p>
          </table:table-cell>
          <table:table-cell table:number-columns-repeated="4"/>
          <table:table-cell office:value-type="string" calcext:value-type="string">
            <text:p>{M042378:omst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k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komen:2</text:p>
          </table:table-cell>
          <table:table-cell table:number-columns-repeated="4"/>
          <table:table-cell office:value-type="string" calcext:value-type="string">
            <text:p>{M041933:omkomen:VRB,M041932:om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leg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leggen:2</text:p>
          </table:table-cell>
          <table:table-cell table:number-columns-repeated="4"/>
          <table:table-cell office:value-type="string" calcext:value-type="string">
            <text:p>{M042016:omleggen:VRB,M042028:omliggen:VRB,33675:omleggen:VRB,M042015:omleggen:VRB,33676:om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rij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rijden:2</text:p>
          </table:table-cell>
          <table:table-cell table:number-columns-repeated="4"/>
          <table:table-cell office:value-type="string" calcext:value-type="string">
            <text:p>{M042174:om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sl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slaan:2</text:p>
          </table:table-cell>
          <table:table-cell table:number-columns-repeated="4"/>
          <table:table-cell office:value-type="string" calcext:value-type="string">
            <text:p>{M042275:omslaan:VRB,M042276:omsl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sta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standen:2</text:p>
          </table:table-cell>
          <table:table-cell table:number-columns-repeated="4"/>
          <table:table-cell office:value-type="string" calcext:value-type="string">
            <text:p>{33784:om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tr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trekken:2</text:p>
          </table:table-cell>
          <table:table-cell table:number-columns-repeated="4"/>
          <table:table-cell office:value-type="string" calcext:value-type="string">
            <text:p>{M042448:omtrekken:VRB,M042446:omtrek:NOU-C,M042447:om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h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rhoud:2</text:p>
          </table:table-cell>
          <table:table-cell table:number-columns-repeated="4"/>
          <table:table-cell office:value-type="string" calcext:value-type="string">
            <text:p>{M043404:onderhoud:NOU-C,M043407:onderhouden:VRB,M043406:onderhouden:VRB,M043403:onderhou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ri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rrigten:2</text:p>
          </table:table-cell>
          <table:table-cell table:number-columns-repeated="4"/>
          <table:table-cell office:value-type="string" calcext:value-type="string">
            <text:p>{M043608:onder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schr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rschragen:2</text:p>
          </table:table-cell>
          <table:table-cell table:number-columns-repeated="4"/>
          <table:table-cell office:value-type="string" calcext:value-type="string">
            <text:p>{M043644:ondersch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te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rteeken:2</text:p>
          </table:table-cell>
          <table:table-cell table:number-columns-repeated="4"/>
          <table:table-cell office:value-type="string" calcext:value-type="string">
            <text:p>{M043720:ondert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derwij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rwijsen:2</text:p>
          </table:table-cell>
          <table:table-cell table:number-columns-repeated="4"/>
          <table:table-cell office:value-type="string" calcext:value-type="string">
            <text:p>{34942:onderwijzen:VRB,M043783:onderw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d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deckt:2</text:p>
          </table:table-cell>
          <table:table-cell table:number-columns-repeated="4"/>
          <table:table-cell office:value-type="string" calcext:value-type="string">
            <text:p>{M045502:ontd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ha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haelt:2</text:p>
          </table:table-cell>
          <table:table-cell table:number-columns-repeated="4"/>
          <table:table-cell office:value-type="string" calcext:value-type="string">
            <text:p>{M045641:onthalen:VRB,37349:ont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hi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hielt:2</text:p>
          </table:table-cell>
          <table:table-cell table:number-columns-repeated="4"/>
          <table:table-cell office:value-type="string" calcext:value-type="string">
            <text:p>{M045689:onthouden:VRB,37417:ont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ro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rocken:2</text:p>
          </table:table-cell>
          <table:table-cell table:number-columns-repeated="4"/>
          <table:table-cell office:value-type="string" calcext:value-type="string">
            <text:p>{38074:onttrekken:VRB,M046274:ont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ro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roven:2</text:p>
          </table:table-cell>
          <table:table-cell table:number-columns-repeated="4"/>
          <table:table-cell office:value-type="string" calcext:value-type="string">
            <text:p>{37765:ontro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che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schepen:2</text:p>
          </table:table-cell>
          <table:table-cell table:number-columns-repeated="4"/>
          <table:table-cell office:value-type="string" calcext:value-type="string">
            <text:p>{M046092:ontsch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ch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schooten:2</text:p>
          </table:table-cell>
          <table:table-cell table:number-columns-repeated="4"/>
          <table:table-cell office:value-type="string" calcext:value-type="string">
            <text:p>{M046101:ont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chul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schuldigen:2</text:p>
          </table:table-cell>
          <table:table-cell table:number-columns-repeated="4"/>
          <table:table-cell office:value-type="string" calcext:value-type="string">
            <text:p>{M046127:ontschuldigen:VRB,37850:ontschu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segt:2</text:p>
          </table:table-cell>
          <table:table-cell table:number-columns-repeated="4"/>
          <table:table-cell office:value-type="string" calcext:value-type="string">
            <text:p>{37869:ont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set:2</text:p>
          </table:table-cell>
          <table:table-cell table:number-columns-repeated="4"/>
          <table:table-cell office:value-type="string" calcext:value-type="string">
            <text:p>{M046492:ontzet:NOU-C,37885:ontzetten:VRB,37882:ontzet:NOU-C,37883:ontzet:ADJ,M046496:ont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tr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trekken:2</text:p>
          </table:table-cell>
          <table:table-cell table:number-columns-repeated="4"/>
          <table:table-cell office:value-type="string" calcext:value-type="string">
            <text:p>{38074:onttrekken:VRB,M046274:ont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vreem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vreemden:2</text:p>
          </table:table-cell>
          <table:table-cell table:number-columns-repeated="4"/>
          <table:table-cell office:value-type="string" calcext:value-type="string">
            <text:p>{38203:ontvreemden:VRB,M046363:ontvreem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wij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wijken:2</text:p>
          </table:table-cell>
          <table:table-cell table:number-columns-repeated="4"/>
          <table:table-cell office:value-type="string" calcext:value-type="string">
            <text:p>{M046430:ontw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zi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tzielen:2</text:p>
          </table:table-cell>
          <table:table-cell table:number-columns-repeated="4"/>
          <table:table-cell office:value-type="string" calcext:value-type="string">
            <text:p>{M046501:ontzi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g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gsten:2</text:p>
          </table:table-cell>
          <table:table-cell table:number-columns-repeated="4"/>
          <table:table-cell office:value-type="string" calcext:value-type="string">
            <text:p>{M047625:oogst:NOU-C,M047629:oog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s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rsaken:2</text:p>
          </table:table-cell>
          <table:table-cell table:number-columns-repeated="4"/>
          <table:table-cell office:value-type="string" calcext:value-type="string">
            <text:p>{40065:oorzaak:NOU-C,M047972:oorzaak:NOU-C,M047975: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rzae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rzaekt:2</text:p>
          </table:table-cell>
          <table:table-cell table:number-columns-repeated="4"/>
          <table:table-cell office:value-type="string" calcext:value-type="string">
            <text:p>{M047975: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hou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houden:2</text:p>
          </table:table-cell>
          <table:table-cell table:number-columns-repeated="4"/>
          <table:table-cell office:value-type="string" calcext:value-type="string">
            <text:p>{M048372:open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dr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gedragen:2</text:p>
          </table:table-cell>
          <table:table-cell table:number-columns-repeated="4"/>
          <table:table-cell office:value-type="string" calcext:value-type="string">
            <text:p>{M048260:opdragen:VRB,39246:op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ha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gehaelt:2</text:p>
          </table:table-cell>
          <table:table-cell table:number-columns-repeated="4"/>
          <table:table-cell office:value-type="string" calcext:value-type="string">
            <text:p>{39387:ophalen:VRB,M048658:oph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mets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gemetselt:2</text:p>
          </table:table-cell>
          <table:table-cell table:number-columns-repeated="4"/>
          <table:table-cell office:value-type="string" calcext:value-type="string">
            <text:p>{M048998:opmets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no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genoomen:2</text:p>
          </table:table-cell>
          <table:table-cell table:number-columns-repeated="4"/>
          <table:table-cell office:value-type="string" calcext:value-type="string">
            <text:p>{M049019:opnemen:VRB,M048565:opgenom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getro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getrocken:2</text:p>
          </table:table-cell>
          <table:table-cell table:number-columns-repeated="4"/>
          <table:table-cell office:value-type="string" calcext:value-type="string">
            <text:p>{M049557:optrekken:VRB,M048593:opgetrokk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hit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hitsen:2</text:p>
          </table:table-cell>
          <table:table-cell table:number-columns-repeated="4"/>
          <table:table-cell office:value-type="string" calcext:value-type="string">
            <text:p>{M048702:ophi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klim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klimmen:2</text:p>
          </table:table-cell>
          <table:table-cell table:number-columns-repeated="4"/>
          <table:table-cell office:value-type="string" calcext:value-type="string">
            <text:p>{M048782:opklim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li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ligten:2</text:p>
          </table:table-cell>
          <table:table-cell table:number-columns-repeated="4"/>
          <table:table-cell office:value-type="string" calcext:value-type="string">
            <text:p>{M048934:oplichten:VRB,M048933:op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ma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maaken:2</text:p>
          </table:table-cell>
          <table:table-cell table:number-columns-repeated="4"/>
          <table:table-cell office:value-type="string" calcext:value-type="string">
            <text:p>{M048973:op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pa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pakken:2</text:p>
          </table:table-cell>
          <table:table-cell table:number-columns-repeated="4"/>
          <table:table-cell office:value-type="string" calcext:value-type="string">
            <text:p>{M049041:opp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per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persen:2</text:p>
          </table:table-cell>
          <table:table-cell table:number-columns-repeated="4"/>
          <table:table-cell office:value-type="string" calcext:value-type="string">
            <text:p>{M049089:opper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pos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poseeren:2</text:p>
          </table:table-cell>
          <table:table-cell table:number-columns-repeated="4"/>
          <table:table-cell office:value-type="string" calcext:value-type="string">
            <text:p>{M049130:oppo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pos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poseren:2</text:p>
          </table:table-cell>
          <table:table-cell table:number-columns-repeated="4"/>
          <table:table-cell office:value-type="string" calcext:value-type="string">
            <text:p>{M049130:oppo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sto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stoken:2</text:p>
          </table:table-cell>
          <table:table-cell table:number-columns-repeated="4"/>
          <table:table-cell office:value-type="string" calcext:value-type="string">
            <text:p>{M049469:opsto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m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mmeren:2</text:p>
          </table:table-cell>
          <table:table-cell table:number-columns-repeated="4"/>
          <table:table-cell office:value-type="string" calcext:value-type="string">
            <text:p>{M049533:opti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va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vangen:2</text:p>
          </table:table-cell>
          <table:table-cell table:number-columns-repeated="4"/>
          <table:table-cell office:value-type="string" calcext:value-type="string">
            <text:p>{M049579:opva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va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varen:2</text:p>
          </table:table-cell>
          <table:table-cell table:number-columns-repeated="4"/>
          <table:table-cell office:value-type="string" calcext:value-type="string">
            <text:p>{M049580:opvaren:VRB,39763:op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w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wekken:2</text:p>
          </table:table-cell>
          <table:table-cell table:number-columns-repeated="4"/>
          <table:table-cell office:value-type="string" calcext:value-type="string">
            <text:p>{M049672:opw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elt:2</text:p>
          </table:table-cell>
          <table:table-cell table:number-columns-repeated="4"/>
          <table:table-cell office:value-type="string" calcext:value-type="string">
            <text:p>{39879:oord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i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ineeren:2</text:p>
          </table:table-cell>
          <table:table-cell table:number-columns-repeated="4"/>
          <table:table-cell office:value-type="string" calcext:value-type="string">
            <text:p>{M049830:ordineren:VRB,39916:ord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dr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dragen:2</text:p>
          </table:table-cell>
          <table:table-cell table:number-columns-repeated="4"/>
          <table:table-cell office:value-type="string" calcext:value-type="string">
            <text:p>{M050237:overdragen:VRB,40422:overdragen:VRB,M050236:over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gevo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gevoert:2</text:p>
          </table:table-cell>
          <table:table-cell table:number-columns-repeated="4"/>
          <table:table-cell office:value-type="string" calcext:value-type="string">
            <text:p>{M051636:over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ha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halen:2</text:p>
          </table:table-cell>
          <table:table-cell table:number-columns-repeated="4"/>
          <table:table-cell office:value-type="string" calcext:value-type="string">
            <text:p>{40554:overhalen:VRB,M050459:overhalen:VRB,M050452:overha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last:2</text:p>
          </table:table-cell>
          <table:table-cell table:number-columns-repeated="4"/>
          <table:table-cell office:value-type="string" calcext:value-type="string">
            <text:p>{M050750:overlasten:VRB,M050749:overlast:NOU-C,40685:overlast:NOU-C,40686:over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lasten:2</text:p>
          </table:table-cell>
          <table:table-cell table:number-columns-repeated="4"/>
          <table:table-cell office:value-type="string" calcext:value-type="string">
            <text:p>{M050749:overlast:NOU-C,M050750:overlasten:VRB,40686:overla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ed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ledene:2</text:p>
          </table:table-cell>
          <table:table-cell table:number-columns-repeated="4"/>
          <table:table-cell office:value-type="string" calcext:value-type="string">
            <text:p>{M050755:overledene:NOU-C,40707:overlijden:VRB,M050792:ove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leed:2</text:p>
          </table:table-cell>
          <table:table-cell table:number-columns-repeated="4"/>
          <table:table-cell office:value-type="string" calcext:value-type="string">
            <text:p>{M050792:overl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o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loopen:2</text:p>
          </table:table-cell>
          <table:table-cell table:number-columns-repeated="4"/>
          <table:table-cell office:value-type="string" calcext:value-type="string">
            <text:p>{40725:overloop:NOU-C,M050814:overloop:NOU-C,40728:overlopen:VRB,M050815:over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m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maken:2</text:p>
          </table:table-cell>
          <table:table-cell table:number-columns-repeated="4"/>
          <table:table-cell office:value-type="string" calcext:value-type="string">
            <text:p>{M050846:over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mees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meesteren:2</text:p>
          </table:table-cell>
          <table:table-cell table:number-columns-repeated="4"/>
          <table:table-cell office:value-type="string" calcext:value-type="string">
            <text:p>{M050871:overme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qua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quamen:2</text:p>
          </table:table-cell>
          <table:table-cell table:number-columns-repeated="4"/>
          <table:table-cell office:value-type="string" calcext:value-type="string">
            <text:p>{M050661:overkomen:VRB,40648:over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r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reden:2</text:p>
          </table:table-cell>
          <table:table-cell table:number-columns-repeated="4"/>
          <table:table-cell office:value-type="string" calcext:value-type="string">
            <text:p>{M051076:overreden:VRB,40858:overrijden:VRB,M051096:over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sien:2</text:p>
          </table:table-cell>
          <table:table-cell table:number-columns-repeated="4"/>
          <table:table-cell office:value-type="string" calcext:value-type="string">
            <text:p>{M051816:overzien:VRB,40922:over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tro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trocken:2</text:p>
          </table:table-cell>
          <table:table-cell table:number-columns-repeated="4"/>
          <table:table-cell office:value-type="string" calcext:value-type="string">
            <text:p>{41090:overtrekken:VRB,M051519:over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vlo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vloet:2</text:p>
          </table:table-cell>
          <table:table-cell table:number-columns-repeated="4"/>
          <table:table-cell office:value-type="string" calcext:value-type="string">
            <text:p>{M051616:overvloeien:VRB,41153:overvloed:NOU-C,M051614:overvloed:NOU-C,41157:overvloo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wel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weldigen:2</text:p>
          </table:table-cell>
          <table:table-cell table:number-columns-repeated="4"/>
          <table:table-cell office:value-type="string" calcext:value-type="string">
            <text:p>{M051719:overwel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ard:2</text:p>
          </table:table-cell>
          <table:table-cell table:number-columns-repeated="4"/>
          <table:table-cell office:value-type="string" calcext:value-type="string">
            <text:p>{M052325:paren:VRB,M051907:paar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elt:2</text:p>
          </table:table-cell>
          <table:table-cell table:number-columns-repeated="4"/>
          <table:table-cell office:value-type="string" calcext:value-type="string">
            <text:p>{41524:palen:VRB,M052050:p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ert:2</text:p>
          </table:table-cell>
          <table:table-cell table:number-columns-repeated="4"/>
          <table:table-cell office:value-type="string" calcext:value-type="string">
            <text:p>{M052397:part:NOU-C,M052325:paren:VRB,M051907:paard:NOU-C,M051920:part:NOU-C,42472:paard:NOU-C,41839:par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en:2</text:p>
          </table:table-cell>
          <table:table-cell table:number-columns-repeated="4"/>
          <table:table-cell office:value-type="string" calcext:value-type="string">
            <text:p>{M051886:paal:NOU-C,41524:palen:VRB,41344:paal:VRB,M052050:palen:VRB,41344:paal:NOU-C,GH20200915.164823.469:paal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don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donneren:2</text:p>
          </table:table-cell>
          <table:table-cell table:number-columns-repeated="4"/>
          <table:table-cell office:value-type="string" calcext:value-type="string">
            <text:p>{M052309:pardon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en:2</text:p>
          </table:table-cell>
          <table:table-cell table:number-columns-repeated="4"/>
          <table:table-cell office:value-type="string" calcext:value-type="string">
            <text:p>{42345:peer:NOU-C,M052325:paren:VRB,M052325:paren:NOU-C,M051903:pa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eren:2</text:p>
          </table:table-cell>
          <table:table-cell table:number-columns-repeated="4"/>
          <table:table-cell office:value-type="string" calcext:value-type="string">
            <text:p>{41794:pareren:VRB,M052315:pareren:VRB,M052313:pareren:VRB,M052314: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en:2</text:p>
          </table:table-cell>
          <table:table-cell table:number-columns-repeated="4"/>
          <table:table-cell office:value-type="string" calcext:value-type="string">
            <text:p>{M052396:part:NOU-C,41839:part:NOU-C,41841:parten:VRB,M052397:part:NOU-C,M052402:pa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:2</text:p>
          </table:table-cell>
          <table:table-cell table:number-columns-repeated="4"/>
          <table:table-cell office:value-type="string" calcext:value-type="string">
            <text:p>{M052452:pas:ADV,M052515:passen:VRB,M052453:pas:INT,41875:pas:NOU-C,M052451:pas:ADJ,M052450:pa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:2</text:p>
          </table:table-cell>
          <table:table-cell table:number-columns-repeated="4"/>
          <table:table-cell office:value-type="string" calcext:value-type="string">
            <text:p>{M052451:pas:ADJ,41891:passen:VRB,M052450:pas:NOU-C,41875:pas:NOU-C,M052515:passen:VRB,M052453:pas:INT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en:2</text:p>
          </table:table-cell>
          <table:table-cell table:number-columns-repeated="4"/>
          <table:table-cell office:value-type="string" calcext:value-type="string">
            <text:p>{43735:p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en:2</text:p>
          </table:table-cell>
          <table:table-cell table:number-columns-repeated="4"/>
          <table:table-cell office:value-type="string" calcext:value-type="string">
            <text:p>{42345:peer:NOU-C,M052704:peer:NOU-C,M053020:p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ken:2</text:p>
          </table:table-cell>
          <table:table-cell table:number-columns-repeated="4"/>
          <table:table-cell office:value-type="string" calcext:value-type="string">
            <text:p>{M053049:perken:VRB,M053041:per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atz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atzen:2</text:p>
          </table:table-cell>
          <table:table-cell table:number-columns-repeated="4"/>
          <table:table-cell office:value-type="string" calcext:value-type="string">
            <text:p>{M054136:plaatsen:VRB,M054134:plaat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g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gen:2</text:p>
          </table:table-cell>
          <table:table-cell table:number-columns-repeated="4"/>
          <table:table-cell office:value-type="string" calcext:value-type="string">
            <text:p>{42904:plag:NOU-C,M054166:plag:NOU-C,M054174:pla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egt:2</text:p>
          </table:table-cell>
          <table:table-cell table:number-columns-repeated="4"/>
          <table:table-cell office:value-type="string" calcext:value-type="string">
            <text:p>{M054421:plecht:NOU-C,M054462:plegen:VRB,"M054422:plecht, plicht:NOU-C",43116:plicht:NOU-C,M054423:ple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oten:2</text:p>
          </table:table-cell>
          <table:table-cell table:number-columns-repeated="4"/>
          <table:table-cell office:value-type="string" calcext:value-type="string">
            <text:p>{M055396:poten:VRB,M055389:poot:NOU-C,43732:poot:NOU-C,M055388:poot:NOU-C,M055395:poten:VRB,M055634:poten:VRB,43735:p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eren:2</text:p>
          </table:table-cell>
          <table:table-cell table:number-columns-repeated="4"/>
          <table:table-cell office:value-type="string" calcext:value-type="string">
            <text:p>{M055545:po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kken:2</text:p>
          </table:table-cell>
          <table:table-cell table:number-columns-repeated="4"/>
          <table:table-cell office:value-type="string" calcext:value-type="string">
            <text:p>{M055784:pr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ek:2</text:p>
          </table:table-cell>
          <table:table-cell table:number-columns-repeated="4"/>
          <table:table-cell office:value-type="string" calcext:value-type="string">
            <text:p>{M055864:preken:VRB,M055861:pre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ken:2</text:p>
          </table:table-cell>
          <table:table-cell table:number-columns-repeated="4"/>
          <table:table-cell office:value-type="string" calcext:value-type="string">
            <text:p>{M055856:prediken:VRB,M055864:preken:VRB,M055861:preek:NOU-C,43866:prediken:VRB,43892:prek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en:2</text:p>
          </table:table-cell>
          <table:table-cell table:number-columns-repeated="4"/>
          <table:table-cell office:value-type="string" calcext:value-type="string">
            <text:p>{M055943:pressen:VRB,M055942:pre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teeren:2</text:p>
          </table:table-cell>
          <table:table-cell table:number-columns-repeated="4"/>
          <table:table-cell office:value-type="string" calcext:value-type="string">
            <text:p>{M055949:pres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a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leren:2</text:p>
          </table:table-cell>
          <table:table-cell table:number-columns-repeated="4"/>
          <table:table-cell office:value-type="string" calcext:value-type="string">
            <text:p>{M055986:preva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eni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enieeren:2</text:p>
          </table:table-cell>
          <table:table-cell table:number-columns-repeated="4"/>
          <table:table-cell office:value-type="string" calcext:value-type="string">
            <text:p>{M055989:preven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emen:2</text:p>
          </table:table-cell>
          <table:table-cell table:number-columns-repeated="4"/>
          <table:table-cell office:value-type="string" calcext:value-type="string">
            <text:p>{M056003:priem:NOU-C,43974:priem:NOU-C,M056008:priemen:VRB,M056002:priem:NOU-C,44019:priem:NOU-C,M056003.re.3:priemen:,M056006:priemen:VRB,M056001:prie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cur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cureren:2</text:p>
          </table:table-cell>
          <table:table-cell table:number-columns-repeated="4"/>
          <table:table-cell office:value-type="string" calcext:value-type="string">
            <text:p>{M056148:procureren:VRB,44165:procu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ef:2</text:p>
          </table:table-cell>
          <table:table-cell table:number-columns-repeated="4"/>
          <table:table-cell office:value-type="string" calcext:value-type="string">
            <text:p>{M056419:prove:NOU-C,44113:proeven:VRB,"44109:proef, proeve:NOU-C","M056156:proef, proeve:NOU-C",M056173:pro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even:2</text:p>
          </table:table-cell>
          <table:table-cell table:number-columns-repeated="4"/>
          <table:table-cell office:value-type="string" calcext:value-type="string">
            <text:p>{"M056156:proef, proeve:NOU-C",M056173:proeven:VRB,"44109:proef, proeve:NOU-C",44113:proeven:VRB,M056419:prove:NOU-C,44247:prov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o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neeren:2</text:p>
          </table:table-cell>
          <table:table-cell table:number-columns-repeated="4"/>
          <table:table-cell office:value-type="string" calcext:value-type="string">
            <text:p>{M056326:prop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ortio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tioneren:2</text:p>
          </table:table-cell>
          <table:table-cell table:number-columns-repeated="4"/>
          <table:table-cell office:value-type="string" calcext:value-type="string">
            <text:p>{M056333:proportio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pen:2</text:p>
          </table:table-cell>
          <table:table-cell table:number-columns-repeated="4"/>
          <table:table-cell office:value-type="string" calcext:value-type="string">
            <text:p>{M056308:prop:NOU-C,M056338:proppen:VRB,44219:prop:NOU-C,44220:pro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g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geeren:2</text:p>
          </table:table-cell>
          <table:table-cell table:number-columns-repeated="4"/>
          <table:table-cell office:value-type="string" calcext:value-type="string">
            <text:p>{M056387:prote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y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ysen:2</text:p>
          </table:table-cell>
          <table:table-cell table:number-columns-repeated="4"/>
          <table:table-cell office:value-type="string" calcext:value-type="string">
            <text:p>{M056035:prijs:NOU-C,44059:prijzen:VRB,M056034:prijs:NOU-C,GH20191219.115703.104:prijzen:VRB,M056043:prij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bliceeren:2</text:p>
          </table:table-cell>
          <table:table-cell table:number-columns-repeated="4"/>
          <table:table-cell office:value-type="string" calcext:value-type="string">
            <text:p>{M056576:publ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ten:2</text:p>
          </table:table-cell>
          <table:table-cell table:number-columns-repeated="4"/>
          <table:table-cell office:value-type="string" calcext:value-type="string">
            <text:p>{M056910:putten:VRB,M055626:pot:NOU-C,M056911:putten:VRB,M056884:put:NOU-C,M056912:putten:VRB,44542:putten:VRB,44494:pu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lific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lificeren:2</text:p>
          </table:table-cell>
          <table:table-cell table:number-columns-repeated="4"/>
          <table:table-cell office:value-type="string" calcext:value-type="string">
            <text:p>{M056990:kwalific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eren:2</text:p>
          </table:table-cell>
          <table:table-cell table:number-columns-repeated="4"/>
          <table:table-cell office:value-type="string" calcext:value-type="string">
            <text:p>{M036021:kweern:NOU-C,44854:kw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:2</text:p>
          </table:table-cell>
          <table:table-cell table:number-columns-repeated="4"/>
          <table:table-cell office:value-type="string" calcext:value-type="string">
            <text:p>{44882:kwetsen:VRB,M057062:queste:NOU-C,M036033:kwet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eckt:2</text:p>
          </table:table-cell>
          <table:table-cell table:number-columns-repeated="4"/>
          <table:table-cell office:value-type="string" calcext:value-type="string">
            <text:p>{M057348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ekt:2</text:p>
          </table:table-cell>
          <table:table-cell table:number-columns-repeated="4"/>
          <table:table-cell office:value-type="string" calcext:value-type="string">
            <text:p>{M057348:raken:VRB,M057185:raak:NOU-C,M057349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et:2</text:p>
          </table:table-cell>
          <table:table-cell table:number-columns-repeated="4"/>
          <table:table-cell office:value-type="string" calcext:value-type="string">
            <text:p>{45022:raden:VRB,45094:raad:VRB,M057144:raad:NOU-C|ADJ,45094:raad:NOU-C,45371:ra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ffi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ffineren:2</text:p>
          </table:table-cell>
          <table:table-cell table:number-columns-repeated="4"/>
          <table:table-cell office:value-type="string" calcext:value-type="string">
            <text:p>{M057319:raffi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gen:2</text:p>
          </table:table-cell>
          <table:table-cell table:number-columns-repeated="4"/>
          <table:table-cell office:value-type="string" calcext:value-type="string">
            <text:p>{M057328: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kende:2</text:p>
          </table:table-cell>
          <table:table-cell table:number-columns-repeated="4"/>
          <table:table-cell office:value-type="string" calcext:value-type="string">
            <text:p>{M057348:raken:VRB,45185: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kken:2</text:p>
          </table:table-cell>
          <table:table-cell table:number-columns-repeated="4"/>
          <table:table-cell office:value-type="string" calcext:value-type="string">
            <text:p>{M057338:rak:NOU-C,M057356:rakken:VRB,M057357:ra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men:2</text:p>
          </table:table-cell>
          <table:table-cell table:number-columns-repeated="4"/>
          <table:table-cell office:value-type="string" calcext:value-type="string">
            <text:p>{45200:ram:NOU-C,M057365:ram:NOU-C,M057397:rammen:VRB,M057395:rammen:VRB,GH20191101.110902.193:ramm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en:2</text:p>
          </table:table-cell>
          <table:table-cell table:number-columns-repeated="4"/>
          <table:table-cell office:value-type="string" calcext:value-type="string">
            <text:p>{M057429:randen:VRB,M057427:rand:NOU-C,M057428.re.2:rande:NOU-C,"M057428:ranten, randen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en:2</text:p>
          </table:table-cell>
          <table:table-cell table:number-columns-repeated="4"/>
          <table:table-cell office:value-type="string" calcext:value-type="string">
            <text:p>{M057543:rat:NOU-C,M057580:ratten:VRB,45385:rat:NOU-C,45371:rad:NOU-C,M057543.re.1:ratte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eren:2</text:p>
          </table:table-cell>
          <table:table-cell table:number-columns-repeated="4"/>
          <table:table-cell office:value-type="string" calcext:value-type="string">
            <text:p>{A013203:r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ck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ckenen:2</text:p>
          </table:table-cell>
          <table:table-cell table:number-columns-repeated="4"/>
          <table:table-cell office:value-type="string" calcext:value-type="string">
            <text:p>{M058617:rek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kt:2</text:p>
          </table:table-cell>
          <table:table-cell table:number-columns-repeated="4"/>
          <table:table-cell office:value-type="string" calcext:value-type="string">
            <text:p>{M058609:reken:VRB,M058608:reken:VRB,M058647: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lec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lecteren:2</text:p>
          </table:table-cell>
          <table:table-cell table:number-columns-repeated="4"/>
          <table:table-cell office:value-type="string" calcext:value-type="string">
            <text:p>{M058131:reflec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l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aleeren:2</text:p>
          </table:table-cell>
          <table:table-cell table:number-columns-repeated="4"/>
          <table:table-cell office:value-type="string" calcext:value-type="string">
            <text:p>{M058198:rega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el:2</text:p>
          </table:table-cell>
          <table:table-cell table:number-columns-repeated="4"/>
          <table:table-cell office:value-type="string" calcext:value-type="string">
            <text:p>{M058235:regelen:VRB,45701:regel:NOU-C,M058225:reg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elen:2</text:p>
          </table:table-cell>
          <table:table-cell table:number-columns-repeated="4"/>
          <table:table-cell office:value-type="string" calcext:value-type="string">
            <text:p>{45701:regel:NOU-C,M058225:regel:NOU-C,M058235:reg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hen:2</text:p>
          </table:table-cell>
          <table:table-cell table:number-columns-repeated="4"/>
          <table:table-cell office:value-type="string" calcext:value-type="string">
            <text:p>{45711:regen:NOU-C,46376:rij:NOU-C,45712:regen:VRB,M058253:reg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edi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edieeren:2</text:p>
          </table:table-cell>
          <table:table-cell table:number-columns-repeated="4"/>
          <table:table-cell office:value-type="string" calcext:value-type="string">
            <text:p>{M058764:remedië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ar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reeren:2</text:p>
          </table:table-cell>
          <table:table-cell table:number-columns-repeated="4"/>
          <table:table-cell office:value-type="string" calcext:value-type="string">
            <text:p>{M059014:re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e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eteeren:2</text:p>
          </table:table-cell>
          <table:table-cell table:number-columns-repeated="4"/>
          <table:table-cell office:value-type="string" calcext:value-type="string">
            <text:p>{M059046:repeteren:ADJ|ADV,M059046:rep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en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enteren:2</text:p>
          </table:table-cell>
          <table:table-cell table:number-columns-repeated="4"/>
          <table:table-cell office:value-type="string" calcext:value-type="string">
            <text:p>{M059203:resen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d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deerd:2</text:p>
          </table:table-cell>
          <table:table-cell table:number-columns-repeated="4"/>
          <table:table-cell office:value-type="string" calcext:value-type="string">
            <text:p>{M059222:resi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pec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ecteeren:2</text:p>
          </table:table-cell>
          <table:table-cell table:number-columns-repeated="4"/>
          <table:table-cell office:value-type="string" calcext:value-type="string">
            <text:p>{M059289:respec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ng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ngeeren:2</text:p>
          </table:table-cell>
          <table:table-cell table:number-columns-repeated="4"/>
          <table:table-cell office:value-type="string" calcext:value-type="string">
            <text:p>{M059639:revan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ngi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ngieeren:2</text:p>
          </table:table-cell>
          <table:table-cell table:number-columns-repeated="4"/>
          <table:table-cell office:value-type="string" calcext:value-type="string">
            <text:p>{M059639:revan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ten:2</text:p>
          </table:table-cell>
          <table:table-cell table:number-columns-repeated="4"/>
          <table:table-cell office:value-type="string" calcext:value-type="string">
            <text:p>{45459:rechten:VRB,M059827:r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eden:2</text:p>
          </table:table-cell>
          <table:table-cell table:number-columns-repeated="4"/>
          <table:table-cell office:value-type="string" calcext:value-type="string">
            <text:p>{M060416:roeien:VRB,46131:reu:NOU-C,M060516:roeten:VRB,"M060405:roede, roe:NOU-C",46726:roeden:,46724:roeien:VRB,"46718:roede, roe:NOU-C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emen:2</text:p>
          </table:table-cell>
          <table:table-cell table:number-columns-repeated="4"/>
          <table:table-cell office:value-type="string" calcext:value-type="string">
            <text:p>{M060434:roemen:VRB,GH20210303.100527.124:roemen:VRB,46793:roemen:VRB,M060672:Rom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f:2</text:p>
          </table:table-cell>
          <table:table-cell table:number-columns-repeated="4"/>
          <table:table-cell office:value-type="string" calcext:value-type="string">
            <text:p>{M061114:roven:VRB,47118:roof:NOU-C,M061030:roof:NOU-C,M061029:roof:NOU-C,M061031:roo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t:2</text:p>
          </table:table-cell>
          <table:table-cell table:number-columns-repeated="4"/>
          <table:table-cell office:value-type="string" calcext:value-type="string">
            <text:p>{M061319:r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in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ineeren:2</text:p>
          </table:table-cell>
          <table:table-cell table:number-columns-repeated="4"/>
          <table:table-cell office:value-type="string" calcext:value-type="string">
            <text:p>{M061444:ruï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kken:2</text:p>
          </table:table-cell>
          <table:table-cell table:number-columns-repeated="4"/>
          <table:table-cell office:value-type="string" calcext:value-type="string">
            <text:p>{M061528:ruk:NOU-C,M061529:r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:2</text:p>
          </table:table-cell>
          <table:table-cell table:number-columns-repeated="4"/>
          <table:table-cell office:value-type="string" calcext:value-type="string">
            <text:p>{M088954: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h:2</text:p>
          </table:table-cell>
          <table:table-cell table:number-columns-repeated="4"/>
          <table:table-cell office:value-type="string" calcext:value-type="string">
            <text:p>{M088954: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:2</text:p>
          </table:table-cell>
          <table:table-cell table:number-columns-repeated="4"/>
          <table:table-cell office:value-type="string" calcext:value-type="string">
            <text:p>{M061999:sant:NOU-C,M087891:zand:NOU-C,48301:zand:NOU-C,48302:sant:NOU-C,M088570:zenden:VRB,51375:ze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ff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ffen:2</text:p>
          </table:table-cell>
          <table:table-cell table:number-columns-repeated="4"/>
          <table:table-cell office:value-type="string" calcext:value-type="string">
            <text:p>{48678:schaffen:VRB,M062192:schaff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eden:2</text:p>
          </table:table-cell>
          <table:table-cell table:number-columns-repeated="4"/>
          <table:table-cell office:value-type="string" calcext:value-type="string">
            <text:p>{M062424:scheiden:VRB,M062359:schede:NOU-C,M062418:schei:NOU-C,49021:scheden:VRB,49125: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en:2</text:p>
          </table:table-cell>
          <table:table-cell table:number-columns-repeated="4"/>
          <table:table-cell office:value-type="string" calcext:value-type="string">
            <text:p>{49521:schieden:VRB,M062375:scheen:NOU-C,M062665:schijnen:VRB,M062424:scheiden:VRB,49719:schijnen:VRB,49275:scheen:NOU-C,49125:sch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eren:2</text:p>
          </table:table-cell>
          <table:table-cell table:number-columns-repeated="4"/>
          <table:table-cell office:value-type="string" calcext:value-type="string">
            <text:p>{M062536:scheren:VRB,49411:scheren:VRB,49413:scheren:NOU-C,49412:scheren:VRB,M062112:schaar:NOU-C,M062535:scheren:VRB,M062394:scheer:NOU-C,M062537:sch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nden:2</text:p>
          </table:table-cell>
          <table:table-cell table:number-columns-repeated="4"/>
          <table:table-cell office:value-type="string" calcext:value-type="string">
            <text:p>{49273:schenden:VRB,M062498:schenden:VRB,49280:sch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nen:2</text:p>
          </table:table-cell>
          <table:table-cell table:number-columns-repeated="4"/>
          <table:table-cell office:value-type="string" calcext:value-type="string">
            <text:p>{49275:scheen:NOU-C,M062665:schijnen:VRB,M062375:sche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j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ijn:2</text:p>
          </table:table-cell>
          <table:table-cell table:number-columns-repeated="4"/>
          <table:table-cell office:value-type="string" calcext:value-type="string">
            <text:p>{49573:schijn:NOU-C,M062665:schijnen:VRB,M062659:schijn:NOU-C,49575:schijnen:,49574:schij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inen:2</text:p>
          </table:table-cell>
          <table:table-cell table:number-columns-repeated="4"/>
          <table:table-cell office:value-type="string" calcext:value-type="string">
            <text:p>{49719:schij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reed:2</text:p>
          </table:table-cell>
          <table:table-cell table:number-columns-repeated="4"/>
          <table:table-cell office:value-type="string" calcext:value-type="string">
            <text:p>{M063131:schr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i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rikken:2</text:p>
          </table:table-cell>
          <table:table-cell table:number-columns-repeated="4"/>
          <table:table-cell office:value-type="string" calcext:value-type="string">
            <text:p>{M063153:schrik:NOU-C,M063152:schrik:NOU-C,M063167:schr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g:2</text:p>
          </table:table-cell>
          <table:table-cell table:number-columns-repeated="4"/>
          <table:table-cell office:value-type="string" calcext:value-type="string">
            <text:p>{M063448:zeeg:NOU-C,M088089:zeeg:NOU-C,M088048:zedig:ADJ|ADV,51873:zijgen:VRB,M088088:ze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en:2</text:p>
          </table:table-cell>
          <table:table-cell table:number-columns-repeated="4"/>
          <table:table-cell office:value-type="string" calcext:value-type="string">
            <text:p>{M088321:zegen:NOU-C,57375:tegen:ADP,M088325:zegenen:VRB,M088322:zegen:NOU-C,51090:tegen:ADV,M089070:zijgen:VRB,51053:sege:NOU-C,M088088:ze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jt:2</text:p>
          </table:table-cell>
          <table:table-cell table:number-columns-repeated="4"/>
          <table:table-cell office:value-type="string" calcext:value-type="string">
            <text:p>{M088348:zeggen:VRB,51122:z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t:2</text:p>
          </table:table-cell>
          <table:table-cell table:number-columns-repeated="4"/>
          <table:table-cell office:value-type="string" calcext:value-type="string">
            <text:p>{M090043:zullen:VRB,56274:z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par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areren:2</text:p>
          </table:table-cell>
          <table:table-cell table:number-columns-repeated="4"/>
          <table:table-cell office:value-type="string" calcext:value-type="string">
            <text:p>{A013849:separ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ren:2</text:p>
          </table:table-cell>
          <table:table-cell table:number-columns-repeated="4"/>
          <table:table-cell office:value-type="string" calcext:value-type="string">
            <text:p>{A013928:sign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j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jden:2</text:p>
          </table:table-cell>
          <table:table-cell table:number-columns-repeated="4"/>
          <table:table-cell office:value-type="string" calcext:value-type="string">
            <text:p>{M089026:zijden:VRB,"51686:zijde, zij:NOU-C",M089023:zijden:ADJ,"M089004:zijde, zij:NOU-C",51721:zijden:VRB,M089024:zij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j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jne:2</text:p>
          </table:table-cell>
          <table:table-cell table:number-columns-repeated="4"/>
          <table:table-cell office:value-type="string" calcext:value-type="string">
            <text:p>{M089102:zijn:VRB,M089112:zijne:NOU-C,M089104:zijn:PRN,M089113:zijn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:2</text:p>
          </table:table-cell>
          <table:table-cell table:number-columns-repeated="4"/>
          <table:table-cell office:value-type="string" calcext:value-type="string">
            <text:p>{M089270:z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c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chten:2</text:p>
          </table:table-cell>
          <table:table-cell table:number-columns-repeated="4"/>
          <table:table-cell office:value-type="string" calcext:value-type="string">
            <text:p>{M063808:slachten:VRB,52204:slachten:VRB,M063803:slacht:NOU-C,M063809:sl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:2</text:p>
          </table:table-cell>
          <table:table-cell table:number-columns-repeated="4"/>
          <table:table-cell office:value-type="string" calcext:value-type="string">
            <text:p>{M064073:slijpen:VRB,52279:slapen:,52346:sleep:ADJ,M063945:slepen:VRB,M063941:sleep:ADJ,M063939:slee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j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jpen:2</text:p>
          </table:table-cell>
          <table:table-cell table:number-columns-repeated="4"/>
          <table:table-cell office:value-type="string" calcext:value-type="string">
            <text:p>{M064073:slijpen:VRB,52491:slij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uy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uyt:2</text:p>
          </table:table-cell>
          <table:table-cell table:number-columns-repeated="4"/>
          <table:table-cell office:value-type="string" calcext:value-type="string">
            <text:p>{M064308:sluiten:VRB,52619:slui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eden:2</text:p>
          </table:table-cell>
          <table:table-cell table:number-columns-repeated="4"/>
          <table:table-cell office:value-type="string" calcext:value-type="string">
            <text:p>{M064390:smeden:VRB,52733:smeden:VRB,M064471:smid:NOU-C,52818:smi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ert:2</text:p>
          </table:table-cell>
          <table:table-cell table:number-columns-repeated="4"/>
          <table:table-cell office:value-type="string" calcext:value-type="string">
            <text:p>{M064381:smart:NOU-C,M064387:smarten:VRB,52711:smart:NOU-C,M064385:smar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ij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jten:2</text:p>
          </table:table-cell>
          <table:table-cell table:number-columns-repeated="4"/>
          <table:table-cell office:value-type="string" calcext:value-type="string">
            <text:p>{M064418:smeet:NOU-C,52821:smijten:VRB,M064488:smijten:VRB,M064487:smij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p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ppen:2</text:p>
          </table:table-cell>
          <table:table-cell table:number-columns-repeated="4"/>
          <table:table-cell office:value-type="string" calcext:value-type="string">
            <text:p>{M064650:sna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i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j:2</text:p>
          </table:table-cell>
          <table:table-cell table:number-columns-repeated="4"/>
          <table:table-cell office:value-type="string" calcext:value-type="string">
            <text:p>{M064732:snijden:VRB,A014066:snij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eckt:2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et:2</text:p>
          </table:table-cell>
          <table:table-cell table:number-columns-repeated="4"/>
          <table:table-cell office:value-type="string" calcext:value-type="string">
            <text:p>{M089450:zoet:NOU-C,53153:zoet:ADJ,53161:zoeten:VRB,M089454:zoete:NOU-C,M089463:zoeten:VRB,53154:zoet:ADV,M089449:zoet:ADJ|ADV,M089451:zoe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gten:2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me:2</text:p>
          </table:table-cell>
          <table:table-cell table:number-columns-repeated="4"/>
          <table:table-cell office:value-type="string" calcext:value-type="string">
            <text:p>{53352:som:PRN,53346:sommig:PRN,M064956:som:NOU-C,53350:som:NOU-C,M064966:sommen:VRB,53297:som:PRN,53351:zoo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w:2</text:p>
          </table:table-cell>
          <table:table-cell table:number-columns-repeated="4"/>
          <table:table-cell office:value-type="string" calcext:value-type="string">
            <text:p>{M090043:zullen:VRB,M088993:zij:NOU-C,M089422:zoei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wen:2</text:p>
          </table:table-cell>
          <table:table-cell table:number-columns-repeated="4"/>
          <table:table-cell office:value-type="string" calcext:value-type="string">
            <text:p>{M088993:zij:NOU-C,56274:zullen:VRB,M090043:zu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n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nderen:2</text:p>
          </table:table-cell>
          <table:table-cell table:number-columns-repeated="4"/>
          <table:table-cell office:value-type="string" calcext:value-type="string">
            <text:p>{M065206:spe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tten:2</text:p>
          </table:table-cell>
          <table:table-cell table:number-columns-repeated="4"/>
          <table:table-cell office:value-type="string" calcext:value-type="string">
            <text:p>{M065503:spotten:VRB,M065500:spot:NOU-C,M065504:spotten:VRB,54296:spo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ek:2</text:p>
          </table:table-cell>
          <table:table-cell table:number-columns-repeated="4"/>
          <table:table-cell office:value-type="string" calcext:value-type="string">
            <text:p>{M065542: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art:2</text:p>
          </table:table-cell>
          <table:table-cell table:number-columns-repeated="4"/>
          <table:table-cell office:value-type="string" calcext:value-type="string">
            <text:p>{M065694:staart:NOU-C,M066141:st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i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bileren:2</text:p>
          </table:table-cell>
          <table:table-cell table:number-columns-repeated="4"/>
          <table:table-cell office:value-type="string" calcext:value-type="string">
            <text:p>{M065835:stabi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m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mpen:2</text:p>
          </table:table-cell>
          <table:table-cell table:number-columns-repeated="4"/>
          <table:table-cell office:value-type="string" calcext:value-type="string">
            <text:p>{M066045:stampen:VRB,54640:stampen:VRB,M066038:stam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cken:2</text:p>
          </table:table-cell>
          <table:table-cell table:number-columns-repeated="4"/>
          <table:table-cell office:value-type="string" calcext:value-type="string">
            <text:p>{55062:stuk:NOU-C,55060:stek:NOU-C,M066391:stekken:VRB,M066374:stek:NOU-C,55082:st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ckt:2</text:p>
          </table:table-cell>
          <table:table-cell table:number-columns-repeated="4"/>
          <table:table-cell office:value-type="string" calcext:value-type="string">
            <text:p>{M066386:st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den:2</text:p>
          </table:table-cell>
          <table:table-cell table:number-columns-repeated="4"/>
          <table:table-cell office:value-type="string" calcext:value-type="string">
            <text:p>{54842:steden:VRB,M065838:sta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ts:2</text:p>
          </table:table-cell>
          <table:table-cell table:number-columns-repeated="4"/>
          <table:table-cell office:value-type="string" calcext:value-type="string">
            <text:p>{M066240:steeds:ADJ|ADV,":staan + dat:VRB",M066238:steeds:ADV,54850:steeds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kken:2</text:p>
          </table:table-cell>
          <table:table-cell table:number-columns-repeated="4"/>
          <table:table-cell office:value-type="string" calcext:value-type="string">
            <text:p>{M066391:stekken:VRB,M066392:stekken:VRB,M066374:st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mp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mpelen:2</text:p>
          </table:table-cell>
          <table:table-cell table:number-columns-repeated="4"/>
          <table:table-cell office:value-type="string" calcext:value-type="string">
            <text:p>{M066454:stempelen:VRB,M066455:stemp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j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jgen:2</text:p>
          </table:table-cell>
          <table:table-cell table:number-columns-repeated="4"/>
          <table:table-cell office:value-type="string" calcext:value-type="string">
            <text:p>{M066619:stijgen:VRB,M066617:stij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en:2</text:p>
          </table:table-cell>
          <table:table-cell table:number-columns-repeated="4"/>
          <table:table-cell office:value-type="string" calcext:value-type="string">
            <text:p>{55319:stil:ADJ,55099:stellen:VRB,M066650:stil:ADJ|ADV,GH20200107.122505.476:stille:ADJ|ADV,55331:stillen:VRB,M066659:stillen:VRB,55330:stellen:,55321:stille:NOU-C,55322:sti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p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ppen:2</text:p>
          </table:table-cell>
          <table:table-cell table:number-columns-repeated="4"/>
          <table:table-cell office:value-type="string" calcext:value-type="string">
            <text:p>{M066679:stip:NOU-C,M066685:stippen:VRB,M066686:stippen:VRB,55378:stip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pu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puleren:2</text:p>
          </table:table-cell>
          <table:table-cell table:number-columns-repeated="4"/>
          <table:table-cell office:value-type="string" calcext:value-type="string">
            <text:p>{M066691:stipu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ken:2</text:p>
          </table:table-cell>
          <table:table-cell table:number-columns-repeated="4"/>
          <table:table-cell office:value-type="string" calcext:value-type="string">
            <text:p>{M066761:stokken:VRB,M066748:stok:NOU-C,M066762:stokken:VRB,M066760:sto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nen:2</text:p>
          </table:table-cell>
          <table:table-cell table:number-columns-repeated="4"/>
          <table:table-cell office:value-type="string" calcext:value-type="string">
            <text:p>{55516:steu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en:2</text:p>
          </table:table-cell>
          <table:table-cell table:number-columns-repeated="4"/>
          <table:table-cell office:value-type="string" calcext:value-type="string">
            <text:p>{GH20191118.152106.348:storen:VRB,55583:storen:VRB,50118:scheuren:VRB,M066848:storen:VRB,55581:steu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2</text:p>
          </table:table-cell>
          <table:table-cell table:number-columns-repeated="4"/>
          <table:table-cell office:value-type="string" calcext:value-type="string">
            <text:p>{55597:storm:NOU-C,M066859:stormen:VRB,M066856:storm:NOU-C,M066857:storm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en:2</text:p>
          </table:table-cell>
          <table:table-cell table:number-columns-repeated="4"/>
          <table:table-cell office:value-type="string" calcext:value-type="string">
            <text:p>{55597:storm:NOU-C,55602:stormen:VRB,M066859:stormen:VRB,M066856:stor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ut:2</text:p>
          </table:table-cell>
          <table:table-cell table:number-columns-repeated="4"/>
          <table:table-cell office:value-type="string" calcext:value-type="string">
            <text:p>{M066874:stout:NOU-C,M066875:stout:ADJ|ADV,M066882:stouwen:VRB,55644:stouten:VRB,55641:stout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i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jt:2</text:p>
          </table:table-cell>
          <table:table-cell table:number-columns-repeated="4"/>
          <table:table-cell office:value-type="string" calcext:value-type="string">
            <text:p>{M067015:strijden:VRB,M067013:strijd:NOU-C,55822:strijden:VRB,55848:strij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i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kt:2</text:p>
          </table:table-cell>
          <table:table-cell table:number-columns-repeated="4"/>
          <table:table-cell office:value-type="string" calcext:value-type="string">
            <text:p>{M067051:strikken:VRB,M067053:strik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kken:2</text:p>
          </table:table-cell>
          <table:table-cell table:number-columns-repeated="4"/>
          <table:table-cell office:value-type="string" calcext:value-type="string">
            <text:p>{M067236:stukken:ADJ,M067237:stukken:VRB,M067228:stu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mit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mitteren:2</text:p>
          </table:table-cell>
          <table:table-cell table:number-columns-repeated="4"/>
          <table:table-cell office:value-type="string" calcext:value-type="string">
            <text:p>{A014485:submit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cce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cederen:2</text:p>
          </table:table-cell>
          <table:table-cell table:number-columns-repeated="4"/>
          <table:table-cell office:value-type="string" calcext:value-type="string">
            <text:p>{M067326:succederen:VRB,56225:succe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pedit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editeren:2</text:p>
          </table:table-cell>
          <table:table-cell table:number-columns-repeated="4"/>
          <table:table-cell office:value-type="string" calcext:value-type="string">
            <text:p>{A014561:suppedi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p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leren:2</text:p>
          </table:table-cell>
          <table:table-cell table:number-columns-repeated="4"/>
          <table:table-cell office:value-type="string" calcext:value-type="string">
            <text:p>{M067431:supp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en:2</text:p>
          </table:table-cell>
          <table:table-cell table:number-columns-repeated="4"/>
          <table:table-cell office:value-type="string" calcext:value-type="string">
            <text:p>{56395:zuur:NOU-C,M090075:zuren:VRB,M090110:zuur:ADJ|ADV,56394:zuu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l:2</text:p>
          </table:table-cell>
          <table:table-cell table:number-columns-repeated="4"/>
          <table:table-cell office:value-type="string" calcext:value-type="string">
            <text:p>{M067650:talen:VRB,57010:taal:NOU-C,M067528:taa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ck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eckenen:2</text:p>
          </table:table-cell>
          <table:table-cell table:number-columns-repeated="4"/>
          <table:table-cell office:value-type="string" calcext:value-type="string">
            <text:p>{57470:teken:NOU-C,M067867:tekenen:VRB,57476:tekenen:NOU-C,57476:tekenen:VRB,M067864:tek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er:2</text:p>
          </table:table-cell>
          <table:table-cell table:number-columns-repeated="4"/>
          <table:table-cell office:value-type="string" calcext:value-type="string">
            <text:p>{57271:teder:ADJ,57726:teer:NOU-C,M067858:teder:ADJ|ADV,NULL,M068123:teren:VRB,57272:teder:ADV,M067897:teer:NOU-C,M067895:te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spr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genspreken:2</text:p>
          </table:table-cell>
          <table:table-cell table:number-columns-repeated="4"/>
          <table:table-cell office:value-type="string" calcext:value-type="string">
            <text:p>{M067951:tegen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genva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genvallen:2</text:p>
          </table:table-cell>
          <table:table-cell table:number-columns-repeated="4"/>
          <table:table-cell office:value-type="string" calcext:value-type="string">
            <text:p>{M067966:tegen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en:2</text:p>
          </table:table-cell>
          <table:table-cell table:number-columns-repeated="4"/>
          <table:table-cell office:value-type="string" calcext:value-type="string">
            <text:p>{57829:tezen:VRB,M067913:tezen:VRB,57828:tees:NOU-C,NULL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en:2</text:p>
          </table:table-cell>
          <table:table-cell table:number-columns-repeated="4"/>
          <table:table-cell office:value-type="string" calcext:value-type="string">
            <text:p>{M068239:tessen:VRB,M068240:test:NOU-C,57849:test:NOU-C,"57858:testen, tellen:",A014827:te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nen:2</text:p>
          </table:table-cell>
          <table:table-cell table:number-columns-repeated="4"/>
          <table:table-cell office:value-type="string" calcext:value-type="string">
            <text:p>{58823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ont:2</text:p>
          </table:table-cell>
          <table:table-cell table:number-columns-repeated="4"/>
          <table:table-cell office:value-type="string" calcext:value-type="string">
            <text:p>{M069260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jgen:2</text:p>
          </table:table-cell>
          <table:table-cell table:number-columns-repeated="4"/>
          <table:table-cell office:value-type="string" calcext:value-type="string">
            <text:p>{M068424:t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c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chten:2</text:p>
          </table:table-cell>
          <table:table-cell table:number-columns-repeated="4"/>
          <table:table-cell office:value-type="string" calcext:value-type="string">
            <text:p>{M068703:tocht:NOU-C,M068704:tochten:VRB,58262:toch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bra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gebraght:2</text:p>
          </table:table-cell>
          <table:table-cell table:number-columns-repeated="4"/>
          <table:table-cell office:value-type="string" calcext:value-type="string">
            <text:p>{M068744:toebre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c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gecomen:2</text:p>
          </table:table-cell>
          <table:table-cell table:number-columns-repeated="4"/>
          <table:table-cell office:value-type="string" calcext:value-type="string">
            <text:p>{58449:toekomen:VRB,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eij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geeijgent:2</text:p>
          </table:table-cell>
          <table:table-cell table:number-columns-repeated="4"/>
          <table:table-cell office:value-type="string" calcext:value-type="string">
            <text:p>{M068763:toe-eig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schi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geschikt:2</text:p>
          </table:table-cell>
          <table:table-cell table:number-columns-repeated="4"/>
          <table:table-cell office:value-type="string" calcext:value-type="string">
            <text:p>{M068903:toeschi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gevoe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gevoeght:2</text:p>
          </table:table-cell>
          <table:table-cell table:number-columns-repeated="4"/>
          <table:table-cell office:value-type="string" calcext:value-type="string">
            <text:p>{M069005:toe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ken:2</text:p>
          </table:table-cell>
          <table:table-cell table:number-columns-repeated="4"/>
          <table:table-cell office:value-type="string" calcext:value-type="string">
            <text:p>{M068822:toekomend:ADJ|ADV,M069080:tokken:VRB,M071171:tu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laa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laaten:2</text:p>
          </table:table-cell>
          <table:table-cell table:number-columns-repeated="4"/>
          <table:table-cell office:value-type="string" calcext:value-type="string">
            <text:p>{M068832:toe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n:2</text:p>
          </table:table-cell>
          <table:table-cell table:number-columns-repeated="4"/>
          <table:table-cell office:value-type="string" calcext:value-type="string">
            <text:p>{M071102:tuin:NOU-C,M069062:togen:VRB,M069231:toon:NOU-C,58496:toen:ADV,M069230:toon:NOU-C,M068849:toen:ADV|CON,M071102:tuin: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qu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quam:2</text:p>
          </table:table-cell>
          <table:table-cell table:number-columns-repeated="4"/>
          <table:table-cell office:value-type="string" calcext:value-type="string">
            <text:p>{58449:toekomen:VRB,M068821:toe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roe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roepen:2</text:p>
          </table:table-cell>
          <table:table-cell table:number-columns-repeated="4"/>
          <table:table-cell office:value-type="string" calcext:value-type="string">
            <text:p>{M068892:toero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chi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schieten:2</text:p>
          </table:table-cell>
          <table:table-cell table:number-columns-repeated="4"/>
          <table:table-cell office:value-type="string" calcext:value-type="string">
            <text:p>{M068901:toe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eg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seggen:2</text:p>
          </table:table-cell>
          <table:table-cell table:number-columns-repeated="4"/>
          <table:table-cell office:value-type="string" calcext:value-type="string">
            <text:p>{GH20200921.150403.114:toezeggen:VRB,M069032:toezeggen:NOU-C,58575:toezeggen:VRB,M069031:toezeggen:VRB,M069030:toeze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st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staen:2</text:p>
          </table:table-cell>
          <table:table-cell table:number-columns-repeated="4"/>
          <table:table-cell office:value-type="string" calcext:value-type="string">
            <text:p>{M068927:toe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te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tellen:2</text:p>
          </table:table-cell>
          <table:table-cell table:number-columns-repeated="4"/>
          <table:table-cell office:value-type="string" calcext:value-type="string">
            <text:p>{M068955:toe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even:2</text:p>
          </table:table-cell>
          <table:table-cell table:number-columns-repeated="4"/>
          <table:table-cell office:value-type="string" calcext:value-type="string">
            <text:p>{M068988:toeven:VRB,58675:toeven:VRB,M068766:toef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ff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ffelen:2</text:p>
          </table:table-cell>
          <table:table-cell table:number-columns-repeated="4"/>
          <table:table-cell office:value-type="string" calcext:value-type="string">
            <text:p>{58732:toffel:NOU-C,M069048:toffel:NOU-C,M069053:toffelen:VRB,M069047:toffe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g:2</text:p>
          </table:table-cell>
          <table:table-cell table:number-columns-repeated="4"/>
          <table:table-cell office:value-type="string" calcext:value-type="string">
            <text:p>{M068702:toch:NOU-C,M069062:togen:VRB,M068701:toch: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l:2</text:p>
          </table:table-cell>
          <table:table-cell table:number-columns-repeated="4"/>
          <table:table-cell office:value-type="string" calcext:value-type="string">
            <text:p>{M069111:tollen:VRB,M069088:tol:NOU-C,M069223:tool:NOU-C,M069087:tol:NOU-C,M069086:tol:NOU-C,58775:tol:NOU-C,58774:tol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nd:2</text:p>
          </table:table-cell>
          <table:table-cell table:number-columns-repeated="4"/>
          <table:table-cell office:value-type="string" calcext:value-type="string">
            <text:p>{M069260: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:2</text:p>
          </table:table-cell>
          <table:table-cell table:number-columns-repeated="4"/>
          <table:table-cell office:value-type="string" calcext:value-type="string">
            <text:p>{M069497:tot:ADP,M069498:tot:CON,58278:toe:ADP,M069539:totten:VRB,59043:tot:ADP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tee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cteerd:2</text:p>
          </table:table-cell>
          <table:table-cell table:number-columns-repeated="4"/>
          <table:table-cell office:value-type="string" calcext:value-type="string">
            <text:p>{M069638:trak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en:2</text:p>
          </table:table-cell>
          <table:table-cell table:number-columns-repeated="4"/>
          <table:table-cell office:value-type="string" calcext:value-type="string">
            <text:p>{59163:tranen:VRB,M069604:traan:NOU-C,59113:traan:NOU-C,M069745:tra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eeren:2</text:p>
          </table:table-cell>
          <table:table-cell table:number-columns-repeated="4"/>
          <table:table-cell office:value-type="string" calcext:value-type="string">
            <text:p>{M069849:transpor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ssen:2</text:p>
          </table:table-cell>
          <table:table-cell table:number-columns-repeated="4"/>
          <table:table-cell office:value-type="string" calcext:value-type="string">
            <text:p>{M070207:tres:NOU-C,M070207.re.1:tres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cqu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cqueren:2</text:p>
          </table:table-cell>
          <table:table-cell table:number-columns-repeated="4"/>
          <table:table-cell office:value-type="string" calcext:value-type="string">
            <text:p>{M070765:troqu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ts:2</text:p>
          </table:table-cell>
          <table:table-cell table:number-columns-repeated="4"/>
          <table:table-cell office:value-type="string" calcext:value-type="string">
            <text:p>{M070766:tros:NOU-C,M070799:trotsen:VRB,M070786:trots:NOU-C,M070788:trots:ADP|CON,M070792:trots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w:2</text:p>
          </table:table-cell>
          <table:table-cell table:number-columns-repeated="4"/>
          <table:table-cell office:value-type="string" calcext:value-type="string">
            <text:p>{M070832:trouw:NOU-C,59508:trouw:ADJ,M070835:trouw:ADJ|ADV,M070834:trouw:NOU-C,M070849:trouwen:VRB,M070833:trouw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een:2</text:p>
          </table:table-cell>
          <table:table-cell table:number-columns-repeated="4"/>
          <table:table-cell office:value-type="string" calcext:value-type="string">
            <text:p>{M071514:twieën:VRB,M071452:twee:NUM,59898:twee: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gaen:2</text:p>
          </table:table-cell>
          <table:table-cell table:number-columns-repeated="4"/>
          <table:table-cell office:value-type="string" calcext:value-type="string">
            <text:p>{M071868:uit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gesch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geschooten:2</text:p>
          </table:table-cell>
          <table:table-cell table:number-columns-repeated="4"/>
          <table:table-cell office:value-type="string" calcext:value-type="string">
            <text:p>{M072227:uit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k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komen:2</text:p>
          </table:table-cell>
          <table:table-cell table:number-columns-repeated="4"/>
          <table:table-cell office:value-type="string" calcext:value-type="string">
            <text:p>{M072003:uitkomen:NOU-C,M072002:uitkomen:VRB,60502:uit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schi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schieten:2</text:p>
          </table:table-cell>
          <table:table-cell table:number-columns-repeated="4"/>
          <table:table-cell office:value-type="string" calcext:value-type="string">
            <text:p>{M072227:uitsch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s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sien:2</text:p>
          </table:table-cell>
          <table:table-cell table:number-columns-repeated="4"/>
          <table:table-cell office:value-type="string" calcext:value-type="string">
            <text:p>{M072523:uit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jtv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tviel:2</text:p>
          </table:table-cell>
          <table:table-cell table:number-columns-repeated="4"/>
          <table:table-cell office:value-type="string" calcext:value-type="string">
            <text:p>{M072368:uitva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geda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gedagt:2</text:p>
          </table:table-cell>
          <table:table-cell table:number-columns-repeated="4"/>
          <table:table-cell office:value-type="string" calcext:value-type="string">
            <text:p>{M071782:uitd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geke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gekeert:2</text:p>
          </table:table-cell>
          <table:table-cell table:number-columns-repeated="4"/>
          <table:table-cell office:value-type="string" calcext:value-type="string">
            <text:p>{M071983:uit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la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laten:2</text:p>
          </table:table-cell>
          <table:table-cell table:number-columns-repeated="4"/>
          <table:table-cell office:value-type="string" calcext:value-type="string">
            <text:p>{M072034:uit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l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lopen:2</text:p>
          </table:table-cell>
          <table:table-cell table:number-columns-repeated="4"/>
          <table:table-cell office:value-type="string" calcext:value-type="string">
            <text:p>{M072070:uitloop:NOU-C,M072071:uit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ste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stellen:2</text:p>
          </table:table-cell>
          <table:table-cell table:number-columns-repeated="4"/>
          <table:table-cell office:value-type="string" calcext:value-type="string">
            <text:p>{M072314:uitstel:NOU-C,M072315:ui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tr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trekken:2</text:p>
          </table:table-cell>
          <table:table-cell table:number-columns-repeated="4"/>
          <table:table-cell office:value-type="string" calcext:value-type="string">
            <text:p>{GH20191126.125906.515:uittrekken:VRB,M072348:uit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vi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vinden:2</text:p>
          </table:table-cell>
          <table:table-cell table:number-columns-repeated="4"/>
          <table:table-cell office:value-type="string" calcext:value-type="string">
            <text:p>{M072395:uitvi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vo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voeren:2</text:p>
          </table:table-cell>
          <table:table-cell table:number-columns-repeated="4"/>
          <table:table-cell office:value-type="string" calcext:value-type="string">
            <text:p>{M072421:uitvoeren:VRB,M072417:uitvo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twer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twerken:2</text:p>
          </table:table-cell>
          <table:table-cell table:number-columns-repeated="4"/>
          <table:table-cell office:value-type="string" calcext:value-type="string">
            <text:p>{M072478:uitwer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ytgele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tgelevert:2</text:p>
          </table:table-cell>
          <table:table-cell table:number-columns-repeated="4"/>
          <table:table-cell office:value-type="string" calcext:value-type="string">
            <text:p>{M072057:uitlev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ytm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tmaken:2</text:p>
          </table:table-cell>
          <table:table-cell table:number-columns-repeated="4"/>
          <table:table-cell office:value-type="string" calcext:value-type="string">
            <text:p>{M072087:uit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ytste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tstellen:2</text:p>
          </table:table-cell>
          <table:table-cell table:number-columns-repeated="4"/>
          <table:table-cell office:value-type="string" calcext:value-type="string">
            <text:p>{M072314:uitstel:NOU-C,60871:uitstellen:VRB,M072315:uitste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ard:2</text:p>
          </table:table-cell>
          <table:table-cell table:number-columns-repeated="4"/>
          <table:table-cell office:value-type="string" calcext:value-type="string">
            <text:p>{M073013:vaart:NOU-C,M073361: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rd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ardig:2</text:p>
          </table:table-cell>
          <table:table-cell table:number-columns-repeated="4"/>
          <table:table-cell office:value-type="string" calcext:value-type="string">
            <text:p>{M072996:vaardigen:VRB,M072995:vaardi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a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aten:2</text:p>
          </table:table-cell>
          <table:table-cell table:number-columns-repeated="4"/>
          <table:table-cell office:value-type="string" calcext:value-type="string">
            <text:p>{M073595:vatten:VRB,M073571:v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g:2</text:p>
          </table:table-cell>
          <table:table-cell table:number-columns-repeated="4"/>
          <table:table-cell office:value-type="string" calcext:value-type="string">
            <text:p>{M073302:vang:NOU-C,M073311:vangen:VRB,M073303:vang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sten:2</text:p>
          </table:table-cell>
          <table:table-cell table:number-columns-repeated="4"/>
          <table:table-cell office:value-type="string" calcext:value-type="string">
            <text:p>{M073481:vasten:NOU-C,61501:vasten:NOU-C,M073456:vast:ADJ|ADV,M073480:vasten:VRB,M073472:vaste:NOU-C,61480:vast:ADJ,61495:vasten:VRB,61486:vast:ADV,M073482:vasten:VRB,M073471:vast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gten:2</text:p>
          </table:table-cell>
          <table:table-cell table:number-columns-repeated="4"/>
          <table:table-cell office:value-type="string" calcext:value-type="string">
            <text:p>{M073636:ve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ij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jlen:2</text:p>
          </table:table-cell>
          <table:table-cell table:number-columns-repeated="4"/>
          <table:table-cell office:value-type="string" calcext:value-type="string">
            <text:p>{M073978:ve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ijl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jligen:2</text:p>
          </table:table-cell>
          <table:table-cell table:number-columns-repeated="4"/>
          <table:table-cell office:value-type="string" calcext:value-type="string">
            <text:p>{M073987:veil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til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eren:2</text:p>
          </table:table-cell>
          <table:table-cell table:number-columns-repeated="4"/>
          <table:table-cell office:value-type="string" calcext:value-type="string">
            <text:p>{M074310:ventil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gt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agtert:2</text:p>
          </table:table-cell>
          <table:table-cell table:number-columns-repeated="4"/>
          <table:table-cell office:value-type="string" calcext:value-type="string">
            <text:p>{M074378:verach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erg:2</text:p>
          </table:table-cell>
          <table:table-cell table:number-columns-repeated="4"/>
          <table:table-cell office:value-type="string" calcext:value-type="string">
            <text:p>{M074633:verbe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li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liven:2</text:p>
          </table:table-cell>
          <table:table-cell table:number-columns-repeated="4"/>
          <table:table-cell office:value-type="string" calcext:value-type="string">
            <text:p>{62203:verbl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re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reecken:2</text:p>
          </table:table-cell>
          <table:table-cell table:number-columns-repeated="4"/>
          <table:table-cell office:value-type="string" calcext:value-type="string">
            <text:p>{M074930:verb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coop:2</text:p>
          </table:table-cell>
          <table:table-cell table:number-columns-repeated="4"/>
          <table:table-cell office:value-type="string" calcext:value-type="string">
            <text:p>{M076431:verkoop:NOU-C,63320:verkopen:VRB,M076433:verkopen:VRB,M091136:verk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cregen:2</text:p>
          </table:table-cell>
          <table:table-cell table:number-columns-repeated="4"/>
          <table:table-cell office:value-type="string" calcext:value-type="string">
            <text:p>{63360:verkrijgen:ADJ,M076490:ver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crij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crijgen:2</text:p>
          </table:table-cell>
          <table:table-cell table:number-columns-repeated="4"/>
          <table:table-cell office:value-type="string" calcext:value-type="string">
            <text:p>{M076490:ver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e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edigen:2</text:p>
          </table:table-cell>
          <table:table-cell table:number-columns-repeated="4"/>
          <table:table-cell office:value-type="string" calcext:value-type="string">
            <text:p>{M075032:verde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ubb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ubbelen:2</text:p>
          </table:table-cell>
          <table:table-cell table:number-columns-repeated="4"/>
          <table:table-cell office:value-type="string" calcext:value-type="string">
            <text:p>{M075300:verdubb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u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uren:2</text:p>
          </table:table-cell>
          <table:table-cell table:number-columns-repeated="4"/>
          <table:table-cell office:value-type="string" calcext:value-type="string">
            <text:p>{M075352:verduren:VRB,M075350:verdure:NOU-C,62610:verduren:VRB,62438:verdieren:VRB,62611:verdu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i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eischen:2</text:p>
          </table:table-cell>
          <table:table-cell table:number-columns-repeated="4"/>
          <table:table-cell office:value-type="string" calcext:value-type="string">
            <text:p>{M075442:vereisen:VRB,62684:ver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is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eisschen:2</text:p>
          </table:table-cell>
          <table:table-cell table:number-columns-repeated="4"/>
          <table:table-cell office:value-type="string" calcext:value-type="string">
            <text:p>{M075442:ver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xcuse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excuseerden:2</text:p>
          </table:table-cell>
          <table:table-cell table:number-columns-repeated="4"/>
          <table:table-cell office:value-type="string" calcext:value-type="string">
            <text:p>{M075470:verexcus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eys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eyschen:2</text:p>
          </table:table-cell>
          <table:table-cell table:number-columns-repeated="4"/>
          <table:table-cell office:value-type="string" calcext:value-type="string">
            <text:p>{M075442:vereisen:VRB,62684:vereis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aen:2</text:p>
          </table:table-cell>
          <table:table-cell table:number-columns-repeated="4"/>
          <table:table-cell office:value-type="string" calcext:value-type="string">
            <text:p>{62756:vergaan:VRB,M075535:verg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lij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elijcken:2</text:p>
          </table:table-cell>
          <table:table-cell table:number-columns-repeated="4"/>
          <table:table-cell office:value-type="string" calcext:value-type="string">
            <text:p>{62790:vergelijken:VRB,M075615:vergelij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lu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elukt:2</text:p>
          </table:table-cell>
          <table:table-cell table:number-columns-repeated="4"/>
          <table:table-cell office:value-type="string" calcext:value-type="string">
            <text:p>{M075623:vergelu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i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ieten:2</text:p>
          </table:table-cell>
          <table:table-cell table:number-columns-repeated="4"/>
          <table:table-cell office:value-type="string" calcext:value-type="string">
            <text:p>{M075694:vergi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root:2</text:p>
          </table:table-cell>
          <table:table-cell table:number-columns-repeated="4"/>
          <table:table-cell office:value-type="string" calcext:value-type="string">
            <text:p>{62905:vergroten:VRB,M075791:vergro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aa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haasten:2</text:p>
          </table:table-cell>
          <table:table-cell table:number-columns-repeated="4"/>
          <table:table-cell office:value-type="string" calcext:value-type="string">
            <text:p>{M075840:verhaasten:VRB,M075839:verhaas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eu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heugen:2</text:p>
          </table:table-cell>
          <table:table-cell table:number-columns-repeated="4"/>
          <table:table-cell office:value-type="string" calcext:value-type="string">
            <text:p>{M075977:verheu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heven:2</text:p>
          </table:table-cell>
          <table:table-cell table:number-columns-repeated="4"/>
          <table:table-cell office:value-type="string" calcext:value-type="string">
            <text:p>{M075984:verheven:VRB,M075982:verheven:ADJ,M075982:verheven:ADJ|ADV,63056:verheven:ADJ,63057:verheven:VRB,M075983:verheven:VRB,63004:verheffen:VRB,63058:verheven:ADV,M075936:verheffen:VRB,M075982:verh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o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horen:2</text:p>
          </table:table-cell>
          <table:table-cell table:number-columns-repeated="4"/>
          <table:table-cell office:value-type="string" calcext:value-type="string">
            <text:p>{63130:verhoren:ADJ,63130:verh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uiz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huizen:2</text:p>
          </table:table-cell>
          <table:table-cell table:number-columns-repeated="4"/>
          <table:table-cell office:value-type="string" calcext:value-type="string">
            <text:p>{M076058:verhuis:NOU-C,M076061:verhui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in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kinderen:2</text:p>
          </table:table-cell>
          <table:table-cell table:number-columns-repeated="4"/>
          <table:table-cell office:value-type="string" calcext:value-type="string">
            <text:p>{M076267:verkinderen:VRB,M076266:verki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no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knogt:2</text:p>
          </table:table-cell>
          <table:table-cell table:number-columns-repeated="4"/>
          <table:table-cell office:value-type="string" calcext:value-type="string">
            <text:p>{M076371:verknocht:,M076372:verknochten:VRB,M076388:verkn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koop:2</text:p>
          </table:table-cell>
          <table:table-cell table:number-columns-repeated="4"/>
          <table:table-cell office:value-type="string" calcext:value-type="string">
            <text:p>{M076433:verkopen:VRB,M076431:verkoop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kre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kreegen:2</text:p>
          </table:table-cell>
          <table:table-cell table:number-columns-repeated="4"/>
          <table:table-cell office:value-type="string" calcext:value-type="string">
            <text:p>{M076490:verkr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a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aeten:2</text:p>
          </table:table-cell>
          <table:table-cell table:number-columns-repeated="4"/>
          <table:table-cell office:value-type="string" calcext:value-type="string">
            <text:p>{M076624:verlaten:VRB,M076626:verlaten:ADJ|ADV,M076627:verlatene:NOU-C,M076577:verlaat:NOU-C,63431:verla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eden:2</text:p>
          </table:table-cell>
          <table:table-cell table:number-columns-repeated="4"/>
          <table:table-cell office:value-type="string" calcext:value-type="string">
            <text:p>{63447:verleden:ADJ,63523:verlijden:VRB,M076644:verleden:NOU-C,63446:verleden:VRB,M076733:verlijden:VRB,"68105:verleden, verhoeden:VRB",63524:verlijden:VRB,63522:verlijden:VRB,M076732:verlijden:VRB,M076647:verleden:VRB,63473:verleiden:VRB,M076643:verlede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e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eent:2</text:p>
          </table:table-cell>
          <table:table-cell table:number-columns-repeated="4"/>
          <table:table-cell office:value-type="string" calcext:value-type="string">
            <text:p>{M076656:verlenen:VRB,M076652:verleemd:ADJ,63485:ver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ienen:2</text:p>
          </table:table-cell>
          <table:table-cell table:number-columns-repeated="4"/>
          <table:table-cell office:value-type="string" calcext:value-type="string">
            <text:p>{63485:verlenen:VRB,M076656:verl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ij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ijden:2</text:p>
          </table:table-cell>
          <table:table-cell table:number-columns-repeated="4"/>
          <table:table-cell office:value-type="string" calcext:value-type="string">
            <text:p>{M076732:verlijden:VRB,M076731:verlijden:VRB,63557:verlij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oor:2</text:p>
          </table:table-cell>
          <table:table-cell table:number-columns-repeated="4"/>
          <table:table-cell office:value-type="string" calcext:value-type="string">
            <text:p>{M076727:verliezen:VRB,63542:verli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u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ugten:2</text:p>
          </table:table-cell>
          <table:table-cell table:number-columns-repeated="4"/>
          <table:table-cell office:value-type="string" calcext:value-type="string">
            <text:p>{M076813:verl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lust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lustigen:2</text:p>
          </table:table-cell>
          <table:table-cell table:number-columns-repeated="4"/>
          <table:table-cell office:value-type="string" calcext:value-type="string">
            <text:p>{M076845:verlus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a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maart:2</text:p>
          </table:table-cell>
          <table:table-cell table:number-columns-repeated="4"/>
          <table:table-cell office:value-type="string" calcext:value-type="string">
            <text:p>{M076864:vermaard:ADJ,M076909:verm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a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maerden:2</text:p>
          </table:table-cell>
          <table:table-cell table:number-columns-repeated="4"/>
          <table:table-cell office:value-type="string" calcext:value-type="string">
            <text:p>{63651:vermaard:ADJ,M076864:vermaard:ADJ,M076864.re.1:vermaarden:VRB,M076909:verm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maken:2</text:p>
          </table:table-cell>
          <table:table-cell table:number-columns-repeated="4"/>
          <table:table-cell office:value-type="string" calcext:value-type="string">
            <text:p>{M076859:vermaak:NOU-C,63659:vermaken:VRB,M076880:verm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o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noegt:2</text:p>
          </table:table-cell>
          <table:table-cell table:number-columns-repeated="4"/>
          <table:table-cell office:value-type="string" calcext:value-type="string">
            <text:p>{M077250:vernoegd:ADJ,M077251:vern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orsa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oorsaecken:2</text:p>
          </table:table-cell>
          <table:table-cell table:number-columns-repeated="4"/>
          <table:table-cell office:value-type="string" calcext:value-type="string">
            <text:p>{M077401:ver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orsaec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oorsaeckt:2</text:p>
          </table:table-cell>
          <table:table-cell table:number-columns-repeated="4"/>
          <table:table-cell office:value-type="string" calcext:value-type="string">
            <text:p>{M077401:ver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oorzae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oorzaekt:2</text:p>
          </table:table-cell>
          <table:table-cell table:number-columns-repeated="4"/>
          <table:table-cell office:value-type="string" calcext:value-type="string">
            <text:p>{M077401:veroor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pa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panden:2</text:p>
          </table:table-cell>
          <table:table-cell table:number-columns-repeated="4"/>
          <table:table-cell office:value-type="string" calcext:value-type="string">
            <text:p>{M077446:verpanden:VRB,M077445:verpa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pli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pligten:2</text:p>
          </table:table-cell>
          <table:table-cell table:number-columns-repeated="4"/>
          <table:table-cell office:value-type="string" calcext:value-type="string">
            <text:p>{M077563:verpli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re:2</text:p>
          </table:table-cell>
          <table:table-cell table:number-columns-repeated="4"/>
          <table:table-cell office:value-type="string" calcext:value-type="string">
            <text:p>{GH20210618.111724.708:verre:ADJ|ADV,64192:ver:ADV,63906:verne:ADJ,M073352:var:NOU-C,M074340:ver:ADJ|ADV,61428:var:NOU-C,64211:verren:VRB,M074339:ver:NOU-C,64193:ver:ADJ,64194:v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eij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cheijden:2</text:p>
          </table:table-cell>
          <table:table-cell table:number-columns-repeated="4"/>
          <table:table-cell office:value-type="string" calcext:value-type="string">
            <text:p>{M077863:verscheiden:NOU-C,M077862:verscheiden:VRB,M077865:verscheiden:ADJ,M077864:verscheiden:ADJ|ADV|NUM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on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choncken:2</text:p>
          </table:table-cell>
          <table:table-cell table:number-columns-repeated="4"/>
          <table:table-cell office:value-type="string" calcext:value-type="string">
            <text:p>{M077881:verschen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chonen:2</text:p>
          </table:table-cell>
          <table:table-cell table:number-columns-repeated="4"/>
          <table:table-cell office:value-type="string" calcext:value-type="string">
            <text:p>{64428:verschonen:VRB,M077941:versch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o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choonen:2</text:p>
          </table:table-cell>
          <table:table-cell table:number-columns-repeated="4"/>
          <table:table-cell office:value-type="string" calcext:value-type="string">
            <text:p>{M077941:verschonen:VRB,64428:versch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ui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chuiven:2</text:p>
          </table:table-cell>
          <table:table-cell table:number-columns-repeated="4"/>
          <table:table-cell office:value-type="string" calcext:value-type="string">
            <text:p>{M078026:verschui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eck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eeckerden:2</text:p>
          </table:table-cell>
          <table:table-cell table:number-columns-repeated="4"/>
          <table:table-cell office:value-type="string" calcext:value-type="string">
            <text:p>{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ek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ekerden:2</text:p>
          </table:table-cell>
          <table:table-cell table:number-columns-repeated="4"/>
          <table:table-cell office:value-type="string" calcext:value-type="string">
            <text:p>{64519:verzekerd:ADJ,M079607:verzek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lee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leeten:2</text:p>
          </table:table-cell>
          <table:table-cell table:number-columns-repeated="4"/>
          <table:table-cell office:value-type="string" calcext:value-type="string">
            <text:p>{64648:verslijten:VRB,M078158:versleten:ADJ,M078171:verslij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limm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limmert:2</text:p>
          </table:table-cell>
          <table:table-cell table:number-columns-repeated="4"/>
          <table:table-cell office:value-type="string" calcext:value-type="string">
            <text:p>{M078176:verslimm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mo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moren:2</text:p>
          </table:table-cell>
          <table:table-cell table:number-columns-repeated="4"/>
          <table:table-cell office:value-type="string" calcext:value-type="string">
            <text:p>{64700:versmoren:VRB,M078270:versmo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c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oecke:2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oend:2</text:p>
          </table:table-cell>
          <table:table-cell table:number-columns-repeated="4"/>
          <table:table-cell office:value-type="string" calcext:value-type="string">
            <text:p>{M079702:verzo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e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oenen:2</text:p>
          </table:table-cell>
          <table:table-cell table:number-columns-repeated="4"/>
          <table:table-cell office:value-type="string" calcext:value-type="string">
            <text:p>{64722:verzoenen:VRB,M079702:verzo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onen:2</text:p>
          </table:table-cell>
          <table:table-cell table:number-columns-repeated="4"/>
          <table:table-cell office:value-type="string" calcext:value-type="string">
            <text:p>{64722:verzo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r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orgen:2</text:p>
          </table:table-cell>
          <table:table-cell table:number-columns-repeated="4"/>
          <table:table-cell office:value-type="string" calcext:value-type="string">
            <text:p>{64748:verzorgen:VRB,M079730:ver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p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preet:2</text:p>
          </table:table-cell>
          <table:table-cell table:number-columns-repeated="4"/>
          <table:table-cell office:value-type="string" calcext:value-type="string">
            <text:p>{M078436:versprei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tan:2</text:p>
          </table:table-cell>
          <table:table-cell table:number-columns-repeated="4"/>
          <table:table-cell office:value-type="string" calcext:value-type="string">
            <text:p>{M078452:ve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o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toort:2</text:p>
          </table:table-cell>
          <table:table-cell table:number-columns-repeated="4"/>
          <table:table-cell office:value-type="string" calcext:value-type="string">
            <text:p>{64924:verstoren:VRB,M078606:verstoren:VRB,M078589:verstoord:ADJ|ADV,64925:verstoren:VRB,64915:verstoord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oo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tooten:2</text:p>
          </table:table-cell>
          <table:table-cell table:number-columns-repeated="4"/>
          <table:table-cell office:value-type="string" calcext:value-type="string">
            <text:p>{M078593:verstoten:VRB,64941:verstoten:VRB,M078594:verstot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trect:2</text:p>
          </table:table-cell>
          <table:table-cell table:number-columns-repeated="4"/>
          <table:table-cell office:value-type="string" calcext:value-type="string">
            <text:p>{M078632:vers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roi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troijt:2</text:p>
          </table:table-cell>
          <table:table-cell table:number-columns-repeated="4"/>
          <table:table-cell office:value-type="string" calcext:value-type="string">
            <text:p>{M078651:verstrooien:VRB,M078649:verstrooid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w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wegen:2</text:p>
          </table:table-cell>
          <table:table-cell table:number-columns-repeated="4"/>
          <table:table-cell office:value-type="string" calcext:value-type="string">
            <text:p>{M079787:verzwijgen:VRB,65037:verzw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aa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aalen:2</text:p>
          </table:table-cell>
          <table:table-cell table:number-columns-repeated="4"/>
          <table:table-cell office:value-type="string" calcext:value-type="string">
            <text:p>{M078698:verta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ho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honen:2</text:p>
          </table:table-cell>
          <table:table-cell table:number-columns-repeated="4"/>
          <table:table-cell office:value-type="string" calcext:value-type="string">
            <text:p>{M078844:vert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o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roken:2</text:p>
          </table:table-cell>
          <table:table-cell table:number-columns-repeated="4"/>
          <table:table-cell office:value-type="string" calcext:value-type="string">
            <text:p>{65199:vertr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ou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rouw:2</text:p>
          </table:table-cell>
          <table:table-cell table:number-columns-repeated="4"/>
          <table:table-cell office:value-type="string" calcext:value-type="string">
            <text:p>{M078928.re.1:vertrouw:NOU-C,M078928:vertro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erd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vaerdigen:2</text:p>
          </table:table-cell>
          <table:table-cell table:number-columns-repeated="4"/>
          <table:table-cell office:value-type="string" calcext:value-type="string">
            <text:p>{M078979:vervaard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a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varen:2</text:p>
          </table:table-cell>
          <table:table-cell table:number-columns-repeated="4"/>
          <table:table-cell office:value-type="string" calcext:value-type="string">
            <text:p>{65265:vervaren:VRB,M079006:vervaren:VRB,65264:vervaren:VRB,M079008:vervaren:ADJ,M079007:vervaren:VRB,65266:vervaren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velen:2</text:p>
          </table:table-cell>
          <table:table-cell table:number-columns-repeated="4"/>
          <table:table-cell office:value-type="string" calcext:value-type="string">
            <text:p>{M079034:vervelen:NOU-C,65284:vervelen:VRB,M079032:vervelen:VRB,M079033:verv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vo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voer:2</text:p>
          </table:table-cell>
          <table:table-cell table:number-columns-repeated="4"/>
          <table:table-cell office:value-type="string" calcext:value-type="string">
            <text:p>{M079007:vervaren:VRB,M079126:vervoer:NOU-C,65265:verv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ant:2</text:p>
          </table:table-cell>
          <table:table-cell table:number-columns-repeated="4"/>
          <table:table-cell office:value-type="string" calcext:value-type="string">
            <text:p>{M079445:verwinnen:VRB,M079248:verwannen:VRB,M079356:verwenden:VRB,M079244:verwanden:VRB,M079249.re.2:verwanten:VRB,M079249:verwant:ADJ,M079249:verwant:,M079250:verwa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eck:2</text:p>
          </table:table-cell>
          <table:table-cell table:number-columns-repeated="4"/>
          <table:table-cell office:value-type="string" calcext:value-type="string">
            <text:p>{M079328:verwekken:VRB,M079325:verwe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l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elken:2</text:p>
          </table:table-cell>
          <table:table-cell table:number-columns-repeated="4"/>
          <table:table-cell office:value-type="string" calcext:value-type="string">
            <text:p>{M079342:verwel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ellek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ellekomen:2</text:p>
          </table:table-cell>
          <table:table-cell table:number-columns-repeated="4"/>
          <table:table-cell office:value-type="string" calcext:value-type="string">
            <text:p>{M079344:verwel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n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innen:2</text:p>
          </table:table-cell>
          <table:table-cell table:number-columns-repeated="4"/>
          <table:table-cell office:value-type="string" calcext:value-type="string">
            <text:p>{M079446:verwinnen:VRB,65672:verwinnen:VRB,M079445:verwinnen:VRB,M079437:verwi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o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wonder:2</text:p>
          </table:table-cell>
          <table:table-cell table:number-columns-repeated="4"/>
          <table:table-cell office:value-type="string" calcext:value-type="string">
            <text:p>{65719:verwonderen:VRB,M079482:verwonde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a:2</text:p>
          </table:table-cell>
          <table:table-cell table:number-columns-repeated="4"/>
          <table:table-cell office:value-type="string" calcext:value-type="string">
            <text:p>{M079549:verza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or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orgen:2</text:p>
          </table:table-cell>
          <table:table-cell table:number-columns-repeated="4"/>
          <table:table-cell office:value-type="string" calcext:value-type="string">
            <text:p>{M079730:verzor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ui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uimen:2</text:p>
          </table:table-cell>
          <table:table-cell table:number-columns-repeated="4"/>
          <table:table-cell office:value-type="string" calcext:value-type="string">
            <text:p>{M079743:verzuim:NOU-C,M079746:verzui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ten:2</text:p>
          </table:table-cell>
          <table:table-cell table:number-columns-repeated="4"/>
          <table:table-cell office:value-type="string" calcext:value-type="string">
            <text:p>{65796:vest:NOU-C,M079818:vest:NOU-C,M079817:vest:NOU-C,65807:vesten:VRB,M073482:vasten:VRB,M079827:ves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am:2</text:p>
          </table:table-cell>
          <table:table-cell table:number-columns-repeated="4"/>
          <table:table-cell office:value-type="string" calcext:value-type="string">
            <text:p>{M080682:vlam:NOU-C,M080696:vlammen:VRB,M080684:vlam:NOU-C,M080681:vlam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egd:2</text:p>
          </table:table-cell>
          <table:table-cell table:number-columns-repeated="4"/>
          <table:table-cell office:value-type="string" calcext:value-type="string">
            <text:p>{M081255:vo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ete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eteeren:2</text:p>
          </table:table-cell>
          <table:table-cell table:number-columns-repeated="4"/>
          <table:table-cell office:value-type="string" calcext:value-type="string">
            <text:p>{M081311:voet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c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omen:2</text:p>
          </table:table-cell>
          <table:table-cell table:number-columns-repeated="4"/>
          <table:table-cell office:value-type="string" calcext:value-type="string">
            <text:p>{M081453:volkomen:ADJ|ADV,67426:volkomen:VRB,67428:volkomen:ADV,67427:volkomen:ADJ,M081453:volkomen:NOU-C,M081452:vol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do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dongen:2</text:p>
          </table:table-cell>
          <table:table-cell table:number-columns-repeated="4"/>
          <table:table-cell office:value-type="string" calcext:value-type="string">
            <text:p>{M081416:voldin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en:2</text:p>
          </table:table-cell>
          <table:table-cell table:number-columns-repeated="4"/>
          <table:table-cell office:value-type="string" calcext:value-type="string">
            <text:p>{67336:vool:NOU-C,67023:voelen:VRB,M081621:vool:NOU-C,M079913:veulen:NOU-C,M081622:vool:NOU-C,67344:velen:ADJ,67343:veul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gd:2</text:p>
          </table:table-cell>
          <table:table-cell table:number-columns-repeated="4"/>
          <table:table-cell office:value-type="string" calcext:value-type="string">
            <text:p>{M081435:vol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h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herden:2</text:p>
          </table:table-cell>
          <table:table-cell table:number-columns-repeated="4"/>
          <table:table-cell office:value-type="string" calcext:value-type="string">
            <text:p>{M081445:volharden:VRB,67394:volha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ko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oomen:2</text:p>
          </table:table-cell>
          <table:table-cell table:number-columns-repeated="4"/>
          <table:table-cell office:value-type="string" calcext:value-type="string">
            <text:p>{M081452:volkomen:VRB,M081453:volkomen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len:2</text:p>
          </table:table-cell>
          <table:table-cell table:number-columns-repeated="4"/>
          <table:table-cell office:value-type="string" calcext:value-type="string">
            <text:p>{M081473:vollen:VRB,M081464:volle:NOU-C,M083093:vullen:VRB,M082598:vouw:NOU-C,M081396:vol:ADJ|ADV,69546:vullen:VRB,67343:veulen:NOU-C,67441:volle:NOU-C,67261:vol:ADJ,67467:vo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st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staan:2</text:p>
          </table:table-cell>
          <table:table-cell table:number-columns-repeated="4"/>
          <table:table-cell office:value-type="string" calcext:value-type="string">
            <text:p>{M081502:volstaan:VRB,NULL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geval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gevallene:2</text:p>
          </table:table-cell>
          <table:table-cell table:number-columns-repeated="4"/>
          <table:table-cell office:value-type="string" calcext:value-type="string">
            <text:p>{GH20210527.134908.37:voorgevallene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le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leesen:2</text:p>
          </table:table-cell>
          <table:table-cell table:number-columns-repeated="4"/>
          <table:table-cell office:value-type="string" calcext:value-type="string">
            <text:p>{M081941:voorlez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po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spoet:2</text:p>
          </table:table-cell>
          <table:table-cell table:number-columns-repeated="4"/>
          <table:table-cell office:value-type="string" calcext:value-type="string">
            <text:p>{M082107:voorspoed:NOU-C,M082107.re.1:voorspoeden:VRB,68411:voorspoed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pr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spreken:2</text:p>
          </table:table-cell>
          <table:table-cell table:number-columns-repeated="4"/>
          <table:table-cell office:value-type="string" calcext:value-type="string">
            <text:p>{68426:voorspreken:VRB,GH20191128.140809.288:voorspreken:NOU-C,68418:voorspraak:NOU-C,64804:verspreken:VRB,M082121:voorsp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st:2</text:p>
          </table:table-cell>
          <table:table-cell table:number-columns-repeated="4"/>
          <table:table-cell office:value-type="string" calcext:value-type="string">
            <text:p>{GH20210618.120526.506:voorste:ADJ,68674:vorst:NOU-C,M082141:voorste:NOU-C,M081625.re.10:voorzen:VRB,68672:voorst:ADJ,M082141:voorste:ADJ|ADV,M082126:voorst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sta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staen:2</text:p>
          </table:table-cell>
          <table:table-cell table:number-columns-repeated="4"/>
          <table:table-cell office:value-type="string" calcext:value-type="string">
            <text:p>{68438:voorstaan:VRB,M082129:voorstaa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c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tcomen:2</text:p>
          </table:table-cell>
          <table:table-cell table:number-columns-repeated="4"/>
          <table:table-cell office:value-type="string" calcext:value-type="string">
            <text:p>{68769:voortkomen:VRB,M082227:voortkom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ehou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tehouden:2</text:p>
          </table:table-cell>
          <table:table-cell table:number-columns-repeated="4"/>
          <table:table-cell office:value-type="string" calcext:value-type="string">
            <text:p>{":voorhouden + te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esta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testaan:2</text:p>
          </table:table-cell>
          <table:table-cell table:number-columns-repeated="4"/>
          <table:table-cell office:value-type="string" calcext:value-type="string">
            <text:p>{":voorstaan + te:VRB"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gelo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tgeloopen:2</text:p>
          </table:table-cell>
          <table:table-cell table:number-columns-repeated="4"/>
          <table:table-cell office:value-type="string" calcext:value-type="string">
            <text:p>{M082237:voortl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tze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tzetten:2</text:p>
          </table:table-cell>
          <table:table-cell table:number-columns-repeated="4"/>
          <table:table-cell office:value-type="string" calcext:value-type="string">
            <text:p>{M082331:voortzet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orw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orweet:2</text:p>
          </table:table-cell>
          <table:table-cell table:number-columns-repeated="4"/>
          <table:table-cell office:value-type="string" calcext:value-type="string">
            <text:p>{68601:voorweten:VRB,M082390:voorwe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n:2</text:p>
          </table:table-cell>
          <table:table-cell table:number-columns-repeated="4"/>
          <table:table-cell office:value-type="string" calcext:value-type="string">
            <text:p>{68176:voren:NOU-C,61368:varen:VRB,M082496:vorens:ADV,67751:voor:ADP,M081987:voorn:NOU-C,67752:voor:NOU-C,68174:voren:ADV,67753:vrouw:,M081624:voor:NOU-C,M082492:voren:ADV|ADP|CON,61993:vrouw:NOU-C,M082492:voren:ADP|ADV|CON|NOU-C,M082491:voren:VRB,67042: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agh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aaghde:2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a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aegt:2</text:p>
          </table:table-cell>
          <table:table-cell table:number-columns-repeated="4"/>
          <table:table-cell office:value-type="string" calcext:value-type="string">
            <text:p>{M082645:v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se:2</text:p>
          </table:table-cell>
          <table:table-cell table:number-columns-repeated="4"/>
          <table:table-cell office:value-type="string" calcext:value-type="string">
            <text:p>{M082724:vrees:NOU-C,M082736:vrezen:VRB,69066:vrees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o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oeg:2</text:p>
          </table:table-cell>
          <table:table-cell table:number-columns-repeated="4"/>
          <table:table-cell office:value-type="string" calcext:value-type="string">
            <text:p>{M082645:vragen:VRB,M082927:vroeg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rugh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ughten:2</text:p>
          </table:table-cell>
          <table:table-cell table:number-columns-repeated="4"/>
          <table:table-cell office:value-type="string" calcext:value-type="string">
            <text:p>{M083017:vru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arde:2</text:p>
          </table:table-cell>
          <table:table-cell table:number-columns-repeated="4"/>
          <table:table-cell office:value-type="string" calcext:value-type="string">
            <text:p>{M083898:waren:VRB,M083268:waard:ADJ,M083267:waarde:NOU-C,M083274:waarde:NOU-C,M083899:wa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arschou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arschouwen:2</text:p>
          </table:table-cell>
          <table:table-cell table:number-columns-repeated="4"/>
          <table:table-cell office:value-type="string" calcext:value-type="string">
            <text:p>{M083378:waarschuw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at:2</text:p>
          </table:table-cell>
          <table:table-cell table:number-columns-repeated="4"/>
          <table:table-cell office:value-type="string" calcext:value-type="string">
            <text:p>{M083410:waat:NOU-C,M084034:wat:PRN|ADV|NUM|CON|NOU-C,M083187:waaien:VRB,GH20220304.123621.722:wat:PRN|ADV|NUM|CON|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en:2</text:p>
          </table:table-cell>
          <table:table-cell table:number-columns-repeated="4"/>
          <table:table-cell office:value-type="string" calcext:value-type="string">
            <text:p>{M083445.re.1:waden:,M083445:wade:NOU-C,69756:wade:NOU-C,M083446:wade:NOU-C,M083449:waden:VRB,M083447:wade:NOU-C,69760:waden:VRB,69757:wade:NOU-C,M083444:wade:NOU-C,69755:wad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eken:2</text:p>
          </table:table-cell>
          <table:table-cell table:number-columns-repeated="4"/>
          <table:table-cell office:value-type="string" calcext:value-type="string">
            <text:p>{M083524:w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g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te:2</text:p>
          </table:table-cell>
          <table:table-cell table:number-columns-repeated="4"/>
          <table:table-cell office:value-type="string" calcext:value-type="string">
            <text:p>{M083428:wachten:VRB,69735:wacht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ir:2</text:p>
          </table:table-cell>
          <table:table-cell table:number-columns-repeated="4"/>
          <table:table-cell office:value-type="string" calcext:value-type="string">
            <text:p>{69845:waar:NOU-C,70577:waar:NOU-C,70578:waar:NOU-C,M083237:waar:ADJ|ADV,69847:waar:ADV,70576:waar:NOU-C,70596:waren:VRB,"69854:waar, weder:CON",69844:waar:ADJ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en:2</text:p>
          </table:table-cell>
          <table:table-cell table:number-columns-repeated="4"/>
          <table:table-cell office:value-type="string" calcext:value-type="string">
            <text:p>{70156:wal:NOU-C,70185:wallen:VRB,M083584:wallen:VRB,M083586:wallen:VRB,M083539:wal:NOU-C,M083537:wal:NOU-C,M083585:wallen:VRB,M083561:walen:VRB,M083538:wal:NOU-C,70186:wallen:VRB,70185:wallen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nh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hopen:2</text:p>
          </table:table-cell>
          <table:table-cell table:number-columns-repeated="4"/>
          <table:table-cell office:value-type="string" calcext:value-type="string">
            <text:p>{70331:wanhoop:NOU-C,M083723:wanhopen:VRB,M083721:wanhoop:NOU-C,70332:wanho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pen:2</text:p>
          </table:table-cell>
          <table:table-cell table:number-columns-repeated="4"/>
          <table:table-cell office:value-type="string" calcext:value-type="string">
            <text:p>{M083822:wapen:NOU-C,70494:wapen:NOU-C,GH20200204.135839.656:wapen:VRB,70501:wapen:INT,M083813:wap:NOU-C,M083826:wape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ren:2</text:p>
          </table:table-cell>
          <table:table-cell table:number-columns-repeated="4"/>
          <table:table-cell office:value-type="string" calcext:value-type="string">
            <text:p>{70658:war:NOU-C,70576:waar:NOU-C,M083857:war:NOU-C,M083982:warren:VRB,M083858:war:NOU-C,70659:war:NOU-C,72656:warren:VRB,M083859:war:NOU-C,M083860:war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leg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erleggen:2</text:p>
          </table:table-cell>
          <table:table-cell table:number-columns-repeated="4"/>
          <table:table-cell office:value-type="string" calcext:value-type="string">
            <text:p>{71304:wederleggen:VRB,M084318:wederleggen:VRB,GH20220107.163613.178:weder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erle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erlegt:2</text:p>
          </table:table-cell>
          <table:table-cell table:number-columns-repeated="4"/>
          <table:table-cell office:value-type="string" calcext:value-type="string">
            <text:p>{M084318:wederle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r:2</text:p>
          </table:table-cell>
          <table:table-cell table:number-columns-repeated="4"/>
          <table:table-cell office:value-type="string" calcext:value-type="string">
            <text:p>{M084559:Weer:NOU-C,M084271:weder:PRN|CON,M084556:weer:NOU-C,71081:weder:ADP,M084554:weer:NOU-C,M084553:weer:NOU-C,M084552:weer:NOU-C,M083238:waar:NOU-C,M084551:weder:NOU-C,M084270:weder:ADP|ADV,M084557:weer:NOU-C,71086:weder:NOU-C,M084460:wee:ADV|ADJ,72498:weren:VRB,72478:Weer:NOU-C,M084268:weder:ADP|ADV,M085496:weren:VRB,72476:waar:NOU-C,71087:weder:NOU-C,71788:weder:ADV,71786:weder:NOU-C,71787:weder:,72477:waar:NOU-C,M084555:weer:NOU-C,M084268:weder:NOU-C,M084558:weer:NOU-C,M084817:weg:ADV|INT,72475:weer:NOU-C,71085:weder:CON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rhou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rhouden:2</text:p>
          </table:table-cell>
          <table:table-cell table:number-columns-repeated="4"/>
          <table:table-cell office:value-type="string" calcext:value-type="string">
            <text:p>{M084301:wederhouden:VRB,GH20220107.160859.989:wederhou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ven:2</text:p>
          </table:table-cell>
          <table:table-cell table:number-columns-repeated="4"/>
          <table:table-cell office:value-type="string" calcext:value-type="string">
            <text:p>{M085819:w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dra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draagen:2</text:p>
          </table:table-cell>
          <table:table-cell table:number-columns-repeated="4"/>
          <table:table-cell office:value-type="string" calcext:value-type="string">
            <text:p>{M084854:wegdra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hvo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hvoeren:2</text:p>
          </table:table-cell>
          <table:table-cell table:number-columns-repeated="4"/>
          <table:table-cell office:value-type="string" calcext:value-type="string">
            <text:p>{M085027:wegvo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r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raken:2</text:p>
          </table:table-cell>
          <table:table-cell table:number-columns-repeated="4"/>
          <table:table-cell office:value-type="string" calcext:value-type="string">
            <text:p>{M084949:wegr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sle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slepen:2</text:p>
          </table:table-cell>
          <table:table-cell table:number-columns-repeated="4"/>
          <table:table-cell office:value-type="string" calcext:value-type="string">
            <text:p>{M084974:wegslep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jge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jgerden:2</text:p>
          </table:table-cell>
          <table:table-cell table:number-columns-repeated="4"/>
          <table:table-cell office:value-type="string" calcext:value-type="string">
            <text:p>{M085106:weig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k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ken:2</text:p>
          </table:table-cell>
          <table:table-cell table:number-columns-repeated="4"/>
          <table:table-cell office:value-type="string" calcext:value-type="string">
            <text:p>{M085143:wek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n:2</text:p>
          </table:table-cell>
          <table:table-cell table:number-columns-repeated="4"/>
          <table:table-cell office:value-type="string" calcext:value-type="string">
            <text:p>{M084253:wedden:VRB,M085388:wenden:VRB,73789:winne:NOU-C,M085369:wen:NOU-C,M085406.re.2:wen:,M086499:winne:NOU-C,72317:wen:,M085376:wende:NOU-C,70297:waan:ADV,M085406:wennen:VRB,M085370:wen:CON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ende:2</text:p>
          </table:table-cell>
          <table:table-cell table:number-columns-repeated="4"/>
          <table:table-cell office:value-type="string" calcext:value-type="string">
            <text:p>{M085836:wezen:VRB,72774:wezen:VRB,72780:wisen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:2</text:p>
          </table:table-cell>
          <table:table-cell table:number-columns-repeated="4"/>
          <table:table-cell office:value-type="string" calcext:value-type="string">
            <text:p>{M085723:wet:NOU-C,M085734:weten:VRB,M085784:wetten:VRB,M085724:wet:NOU-C,GH20220304.123554.26:wat:PRN|ADV|NUM|CON|NOU-C,74029:wit:NOU-C,72877:weten:VRB,M084242:wed:NOU-C,M084034:wat:PRN|ADV|NUM|CON|NOU-C,72851:wet:NOU-C,72852:wet:ADJ,GH20220304.123621.722:wat:PRN|ADV|NUM|CON|NOU-C,71045:wed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ti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tigen:2</text:p>
          </table:table-cell>
          <table:table-cell table:number-columns-repeated="4"/>
          <table:table-cell office:value-type="string" calcext:value-type="string">
            <text:p>{M085788:wettig:ADJ|ADV,72935:wettig:ADJ,M085790:wetti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et:2</text:p>
          </table:table-cell>
          <table:table-cell table:number-columns-repeated="4"/>
          <table:table-cell office:value-type="string" calcext:value-type="string">
            <text:p>{M086121:wijd:ADJ|ADV,":wie + het:PRN",72877:weten:VRB,":wie + dat:ADV",M085910:wie:ADV|CON,M085124:weit:NOU-C,73159:wied:NOU-C,M085734:weten:VRB,M085919:wied:NOU-C,M084471:wede:NOU-C,73496:wijd:ADJ,":wie + dat:PRN",M086346:wij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g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ggen:2</text:p>
          </table:table-cell>
          <table:table-cell table:number-columns-repeated="4"/>
          <table:table-cell office:value-type="string" calcext:value-type="string">
            <text:p>{M086087:wig:NOU-C,M086097:wiggen:VRB,M086098:wig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j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jze:2</text:p>
          </table:table-cell>
          <table:table-cell table:number-columns-repeated="4"/>
          <table:table-cell office:value-type="string" calcext:value-type="string">
            <text:p>{M086362:wijze:NOU-C,M086361:wijze:NOU-C,M086367:wijzen:VRB,M086315:wijs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ken:2</text:p>
          </table:table-cell>
          <table:table-cell table:number-columns-repeated="4"/>
          <table:table-cell office:value-type="string" calcext:value-type="string">
            <text:p>{73523:wijken:VRB,M086212:wijken:VRB,73232:wijk:NOU-C,73233:wijk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en:2</text:p>
          </table:table-cell>
          <table:table-cell table:number-columns-repeated="4"/>
          <table:table-cell office:value-type="string" calcext:value-type="string">
            <text:p>{M086397:wild:NOU-C,66189:villen:VRB,M086398:wild:ADJ|ADV,73659:wild:NOU-C,73657:wild:ADJ,M086398.re.7:wilden:VRB,73657:wild:VRB,M086402:wilde:NOU-C,M084519:weelde:NOU-C,73633:willen:VRB,M086402:wilde:ADJ|ADV,M086459:wil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e:2</text:p>
          </table:table-cell>
          <table:table-cell table:number-columns-repeated="4"/>
          <table:table-cell office:value-type="string" calcext:value-type="string">
            <text:p>{M086395:wil:,73633:willen:VRB,M086395:wil:NOU-C,73601:wil:NOU-C,M086219:wijl:NOU-C,73565:wijl:NOU-C,M086396:wil:NOU-C,M086398:wild:ADJ|ADV,M086459:willen:VRB,66185:ville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:2</text:p>
          </table:table-cell>
          <table:table-cell table:number-columns-repeated="4"/>
          <table:table-cell office:value-type="string" calcext:value-type="string">
            <text:p>{M086500:win:NOU-C,M086535:winde:NOU-C,M086501:wen:NOU-C,M086499:winne:NOU-C,73702:win:NOU-C,73684:wie:,73260:wijn:NOU-C,M086677:win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rt:2</text:p>
          </table:table-cell>
          <table:table-cell table:number-columns-repeated="4"/>
          <table:table-cell office:value-type="string" calcext:value-type="string">
            <text:p>{M08719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elen:2</text:p>
          </table:table-cell>
          <table:table-cell table:number-columns-repeated="4"/>
          <table:table-cell office:value-type="string" calcext:value-type="string">
            <text:p>{74169:woelen:VRB,M086934:woel:NOU-C,M086941:woe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t:2</text:p>
          </table:table-cell>
          <table:table-cell table:number-columns-repeated="4"/>
          <table:table-cell office:value-type="string" calcext:value-type="string">
            <text:p>{M087088:wonden:VRB,74371:wond:ADJ,M087085:wond:NOU-C,74321:won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g:2</text:p>
          </table:table-cell>
          <table:table-cell table:number-columns-repeated="4"/>
          <table:table-cell office:value-type="string" calcext:value-type="string">
            <text:p>{M084885:we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nd:2</text:p>
          </table:table-cell>
          <table:table-cell table:number-columns-repeated="4"/>
          <table:table-cell office:value-type="string" calcext:value-type="string">
            <text:p>{M087133: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n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nden:2</text:p>
          </table:table-cell>
          <table:table-cell table:number-columns-repeated="4"/>
          <table:table-cell office:value-type="string" calcext:value-type="string">
            <text:p>{M087133:wonen:VRB,74350:won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t:2</text:p>
          </table:table-cell>
          <table:table-cell table:number-columns-repeated="4"/>
          <table:table-cell office:value-type="string" calcext:value-type="string">
            <text:p>{M087251:wort:NOU-C,74481:wort:NOU-C,M087190:worden:VRB,"M083999:wrat, wart:NOU-C",M087160:woord:NOU-C,M086972:woerd:NOU-C,74478:woord:NOU-C,74479:wort:NOU-C,72450:word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re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eecken:2</text:p>
          </table:table-cell>
          <table:table-cell table:number-columns-repeated="4"/>
          <table:table-cell office:value-type="string" calcext:value-type="string">
            <text:p>{M087425:wreken:VRB,M087424:w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re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eken:2</text:p>
          </table:table-cell>
          <table:table-cell table:number-columns-repeated="4"/>
          <table:table-cell office:value-type="string" calcext:value-type="string">
            <text:p>{74627:werk:NOU-C,74630:wreken:VRB,M087425:wreken:VRB,M087426:wreken:VRB,M087424:wr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rij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jven:2</text:p>
          </table:table-cell>
          <table:table-cell table:number-columns-repeated="4"/>
          <table:table-cell office:value-type="string" calcext:value-type="string">
            <text:p>{M087484:wrijven:VRB,74678:wrij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y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sen:2</text:p>
          </table:table-cell>
          <table:table-cell table:number-columns-repeated="4"/>
          <table:table-cell office:value-type="string" calcext:value-type="string">
            <text:p>{M086367:wijzen:VRB,73941:wijze:NOU-C,GH20210706.092907.332:wijze:ADJ,73952:wijzen:VRB,M086361:wijze:NOU-C,M086315:wijs:ADJ|ADV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at:2</text:p>
          </table:table-cell>
          <table:table-cell table:number-columns-repeated="4"/>
          <table:table-cell office:value-type="string" calcext:value-type="string">
            <text:p>{M089374:zitten:VRB,M087670:zaad:NOU-C,M087982:zaat:NOU-C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gen:2</text:p>
          </table:table-cell>
          <table:table-cell table:number-columns-repeated="4"/>
          <table:table-cell office:value-type="string" calcext:value-type="string">
            <text:p>{M087696:zaag:NOU-C,M087802:zagen:VRB,51815:zien:VRB,47942:sage:NOU-C,M088954: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n:2</text:p>
          </table:table-cell>
          <table:table-cell table:number-columns-repeated="4"/>
          <table:table-cell office:value-type="string" calcext:value-type="string">
            <text:p>{M087807:zak:,M089430:zoeken:,M087733:zaak:NOU-C,47976:zaak:NOU-C,47984:za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e:2</text:p>
          </table:table-cell>
          <table:table-cell table:number-columns-repeated="4"/>
          <table:table-cell office:value-type="string" calcext:value-type="string">
            <text:p>{M088022:zede:NOU-C,M088348:zeggen:VRB,50857:zee:NOU-C,50831:zede:NOU-C,M088055:zee:NOU-C,M088954:z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e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even:2</text:p>
          </table:table-cell>
          <table:table-cell table:number-columns-repeated="4"/>
          <table:table-cell office:value-type="string" calcext:value-type="string">
            <text:p>{M088085:zeef:NOU-C,M088740:zeven:NOU-C,M088741:zev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ilen:2</text:p>
          </table:table-cell>
          <table:table-cell table:number-columns-repeated="4"/>
          <table:table-cell office:value-type="string" calcext:value-type="string">
            <text:p>{M088386.re.6:zeilen:,51173:zeilen:VRB,51169:zeil:NOU-C,M088386:zeil:,M088393:zeil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j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de:2</text:p>
          </table:table-cell>
          <table:table-cell table:number-columns-repeated="4"/>
          <table:table-cell office:value-type="string" calcext:value-type="string">
            <text:p>{M089102:zijn:VRB,M089108:zijnde:NOU-C,51899:zij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e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ecken:2</text:p>
          </table:table-cell>
          <table:table-cell table:number-columns-repeated="4"/>
          <table:table-cell office:value-type="string" calcext:value-type="string">
            <text:p>{53092:zoeken:VRB,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ek:2</text:p>
          </table:table-cell>
          <table:table-cell table:number-columns-repeated="4"/>
          <table:table-cell office:value-type="string" calcext:value-type="string">
            <text:p>{M089430:zoeken:VRB,M089428:zoek:ADV,M089427:zoek:NOU-C,M089969:zui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ght:2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g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gten:2</text:p>
          </table:table-cell>
          <table:table-cell table:number-columns-repeated="4"/>
          <table:table-cell office:value-type="string" calcext:value-type="string">
            <text:p>{M089430:zoek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ien:2</text:p>
          </table:table-cell>
          <table:table-cell table:number-columns-repeated="4"/>
          <table:table-cell office:value-type="string" calcext:value-type="string">
            <text:p>{M089942:zuien:VRB,M089724:zooi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nde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deren:2</text:p>
          </table:table-cell>
          <table:table-cell table:number-columns-repeated="4"/>
          <table:table-cell office:value-type="string" calcext:value-type="string">
            <text:p>{M089600:zonder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j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wijgen:2</text:p>
          </table:table-cell>
          <table:table-cell table:number-columns-repeated="4"/>
          <table:table-cell office:value-type="string" calcext:value-type="string">
            <text:p>{M090602:zwijgen:VRB}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date-style style:name="N113">
      <number:day/>
      <number:text>-</number:text>
      <number:month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number number:decimal-places="0" number:min-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number number:decimal-places="2" number:min-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-00-0000</text:date>, <text:time style:data-style-name="N2" text:time-value="09:48:13.36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2:02:46.238000000</meta:creation-date>
    <meta:editing-duration>PT21H51M38S</meta:editing-duration>
    <meta:editing-cycles>8</meta:editing-cycles>
    <meta:generator>LibreOffice/7.2.5.2$Windows_X86_64 LibreOffice_project/499f9727c189e6ef3471021d6132d4c694f357e5</meta:generator>
    <dc:date>2022-05-23T09:48:30.062000000</dc:date>
    <meta:document-statistic meta:table-count="1" meta:cell-count="17180" meta:object-count="0"/>
  </office:meta>
</office:document-meta>
</file>